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2429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866in"/>
    </style:style>
    <style:style style:name="co7" style:family="table-column">
      <style:table-column-properties fo:break-before="auto" style:column-width="0.7783in"/>
    </style:style>
    <style:style style:name="co8" style:family="table-column">
      <style:table-column-properties fo:break-before="auto" style:column-width="1.3437in"/>
    </style:style>
    <style:style style:name="co9" style:family="table-column">
      <style:table-column-properties fo:break-before="auto" style:column-width="0.8862in"/>
    </style:style>
    <style:style style:name="co10" style:family="table-column">
      <style:table-column-properties fo:break-before="auto" style:column-width="1.2654in"/>
    </style:style>
    <style:style style:name="co11" style:family="table-column">
      <style:table-column-properties fo:break-before="auto" style:column-width="1.651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Accent_20_2" office:value-type="string" calcext:value-type="string">
            <text:p>Input</text:p>
          </table:table-cell>
          <table:table-cell table:style-name="Accent_20_2"/>
          <table:table-cell table:style-name="Accent_20_2" office:value-type="string" calcext:value-type="string">
            <text:p>Left List</text:p>
          </table:table-cell>
          <table:table-cell table:style-name="Accent_20_2" office:value-type="string" calcext:value-type="string">
            <text:p>Right List</text:p>
          </table:table-cell>
          <table:table-cell table:style-name="Accent_20_2" office:value-type="string" calcext:value-type="string">
            <text:p>Left List – Sorted</text:p>
          </table:table-cell>
          <table:table-cell table:style-name="Accent_20_2" office:value-type="string" calcext:value-type="string">
            <text:p>Right List – Sorted</text:p>
          </table:table-cell>
          <table:table-cell table:style-name="Accent_20_2" office:value-type="string" calcext:value-type="string">
            <text:p>Distances</text:p>
          </table:table-cell>
          <table:table-cell table:style-name="Accent_20_1" office:value-type="string" calcext:value-type="string">
            <text:p>Total of Distances</text:p>
          </table:table-cell>
          <table:table-cell/>
          <table:table-cell table:style-name="Accent_20_2" office:value-type="string" calcext:value-type="string">
            <text:p>Similarities</text:p>
          </table:table-cell>
          <table:table-cell table:style-name="Accent_20_2" office:value-type="string" calcext:value-type="string">
            <text:p>Similarity Values</text:p>
          </table:table-cell>
          <table:table-cell table:style-name="Accent_20_1" office:value-type="string" calcext:value-type="string">
            <text:p>Total Similarity Values</text:p>
          </table:table-cell>
        </table:table-row>
        <table:table-row table:style-name="ro2">
          <table:table-cell office:value-type="string" calcext:value-type="string">
            <text:p>82728 <text:s text:c="2"/>61150</text:p>
          </table:table-cell>
          <table:table-cell/>
          <table:table-cell table:formula="of:=LEFT([.A2];5)" office:value-type="string" office:string-value="82728" calcext:value-type="string">
            <text:p>82728</text:p>
          </table:table-cell>
          <table:table-cell table:formula="of:=RIGHT([.A2];5)" office:value-type="string" office:string-value="61150" calcext:value-type="string">
            <text:p>61150</text:p>
          </table:table-cell>
          <table:table-cell table:number-matrix-columns-spanned="1" table:number-matrix-rows-spanned="1000" table:formula="of:=COM.MICROSOFT.SORT([.C2:.C1001])" office:value-type="string" office:string-value="10002" calcext:value-type="string">
            <text:p>10002</text:p>
          </table:table-cell>
          <table:table-cell table:number-matrix-columns-spanned="1" table:number-matrix-rows-spanned="1000" table:formula="of:=COM.MICROSOFT.SORT([.D2:.D1001])" office:value-type="string" office:string-value="10528" calcext:value-type="string">
            <text:p>10528</text:p>
          </table:table-cell>
          <table:table-cell table:formula="of:=ABS([.E2]-[.F2])" office:value-type="float" office:value="526" calcext:value-type="float">
            <text:p>526</text:p>
          </table:table-cell>
          <table:table-cell table:style-name="Good" table:formula="of:=SUM([.G2:.G1001])" office:value-type="float" office:value="2066446" calcext:value-type="float">
            <text:p>2066446</text:p>
          </table:table-cell>
          <table:table-cell/>
          <table:table-cell table:formula="of:=COUNTIF([.D$2:.D$1001];[.C2])" office:value-type="float" office:value="0" calcext:value-type="float">
            <text:p>0</text:p>
          </table:table-cell>
          <table:table-cell table:formula="of:=[.C2]*[.J2]" office:value-type="float" office:value="0" calcext:value-type="float">
            <text:p>0</text:p>
          </table:table-cell>
          <table:table-cell table:style-name="Good" table:formula="of:=SUM([.K2:.K1001])" office:value-type="float" office:value="24931009" calcext:value-type="float">
            <text:p>24931009</text:p>
          </table:table-cell>
        </table:table-row>
        <table:table-row table:style-name="ro1">
          <table:table-cell office:value-type="string" calcext:value-type="string">
            <text:p>39850 <text:s text:c="2"/>94024</text:p>
          </table:table-cell>
          <table:table-cell/>
          <table:table-cell table:formula="of:=LEFT([.A3];5)" office:value-type="string" office:string-value="39850" calcext:value-type="string">
            <text:p>39850</text:p>
          </table:table-cell>
          <table:table-cell table:formula="of:=RIGHT([.A3];5)" office:value-type="string" office:string-value="94024" calcext:value-type="string">
            <text:p>94024</text:p>
          </table:table-cell>
          <table:table-cell office:value-type="string" office:string-value="10006" calcext:value-type="string">
            <text:p>10006</text:p>
          </table:table-cell>
          <table:table-cell office:value-type="string" office:string-value="10686" calcext:value-type="string">
            <text:p>10686</text:p>
          </table:table-cell>
          <table:table-cell table:formula="of:=ABS([.E3]-[.F3])" office:value-type="float" office:value="680" calcext:value-type="float">
            <text:p>680</text:p>
          </table:table-cell>
          <table:table-cell table:number-columns-repeated="2"/>
          <table:table-cell table:formula="of:=COUNTIF([.D$2:.D$1001];[.C3])" office:value-type="float" office:value="0" calcext:value-type="float">
            <text:p>0</text:p>
          </table:table-cell>
          <table:table-cell table:formula="of:=[.C3]*[.J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609 <text:s text:c="2"/>43406</text:p>
          </table:table-cell>
          <table:table-cell/>
          <table:table-cell table:formula="of:=LEFT([.A4];5)" office:value-type="string" office:string-value="24609" calcext:value-type="string">
            <text:p>24609</text:p>
          </table:table-cell>
          <table:table-cell table:formula="of:=RIGHT([.A4];5)" office:value-type="string" office:string-value="43406" calcext:value-type="string">
            <text:p>43406</text:p>
          </table:table-cell>
          <table:table-cell office:value-type="string" office:string-value="10246" calcext:value-type="string">
            <text:p>10246</text:p>
          </table:table-cell>
          <table:table-cell office:value-type="string" office:string-value="10753" calcext:value-type="string">
            <text:p>10753</text:p>
          </table:table-cell>
          <table:table-cell table:formula="of:=ABS([.E4]-[.F4])" office:value-type="float" office:value="507" calcext:value-type="float">
            <text:p>507</text:p>
          </table:table-cell>
          <table:table-cell table:number-columns-repeated="2"/>
          <table:table-cell table:formula="of:=COUNTIF([.D$2:.D$1001];[.C4])" office:value-type="float" office:value="0" calcext:value-type="float">
            <text:p>0</text:p>
          </table:table-cell>
          <table:table-cell table:formula="of:=[.C4]*[.J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964 <text:s text:c="2"/>98661</text:p>
          </table:table-cell>
          <table:table-cell/>
          <table:table-cell table:formula="of:=LEFT([.A5];5)" office:value-type="string" office:string-value="24964" calcext:value-type="string">
            <text:p>24964</text:p>
          </table:table-cell>
          <table:table-cell table:formula="of:=RIGHT([.A5];5)" office:value-type="string" office:string-value="98661" calcext:value-type="string">
            <text:p>98661</text:p>
          </table:table-cell>
          <table:table-cell office:value-type="string" office:string-value="10254" calcext:value-type="string">
            <text:p>10254</text:p>
          </table:table-cell>
          <table:table-cell office:value-type="string" office:string-value="10836" calcext:value-type="string">
            <text:p>10836</text:p>
          </table:table-cell>
          <table:table-cell table:formula="of:=ABS([.E5]-[.F5])" office:value-type="float" office:value="582" calcext:value-type="float">
            <text:p>582</text:p>
          </table:table-cell>
          <table:table-cell table:number-columns-repeated="2"/>
          <table:table-cell table:formula="of:=COUNTIF([.D$2:.D$1001];[.C5])" office:value-type="float" office:value="0" calcext:value-type="float">
            <text:p>0</text:p>
          </table:table-cell>
          <table:table-cell table:formula="of:=[.C5]*[.J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230 <text:s text:c="2"/>17299</text:p>
          </table:table-cell>
          <table:table-cell/>
          <table:table-cell table:formula="of:=LEFT([.A6];5)" office:value-type="string" office:string-value="16230" calcext:value-type="string">
            <text:p>16230</text:p>
          </table:table-cell>
          <table:table-cell table:formula="of:=RIGHT([.A6];5)" office:value-type="string" office:string-value="17299" calcext:value-type="string">
            <text:p>17299</text:p>
          </table:table-cell>
          <table:table-cell office:value-type="string" office:string-value="10272" calcext:value-type="string">
            <text:p>10272</text:p>
          </table:table-cell>
          <table:table-cell office:value-type="string" office:string-value="11156" calcext:value-type="string">
            <text:p>11156</text:p>
          </table:table-cell>
          <table:table-cell table:formula="of:=ABS([.E6]-[.F6])" office:value-type="float" office:value="884" calcext:value-type="float">
            <text:p>884</text:p>
          </table:table-cell>
          <table:table-cell table:number-columns-repeated="2"/>
          <table:table-cell table:formula="of:=COUNTIF([.D$2:.D$1001];[.C6])" office:value-type="float" office:value="0" calcext:value-type="float">
            <text:p>0</text:p>
          </table:table-cell>
          <table:table-cell table:formula="of:=[.C6]*[.J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827 <text:s text:c="2"/>43603</text:p>
          </table:table-cell>
          <table:table-cell/>
          <table:table-cell table:formula="of:=LEFT([.A7];5)" office:value-type="string" office:string-value="29827" calcext:value-type="string">
            <text:p>29827</text:p>
          </table:table-cell>
          <table:table-cell table:formula="of:=RIGHT([.A7];5)" office:value-type="string" office:string-value="43603" calcext:value-type="string">
            <text:p>43603</text:p>
          </table:table-cell>
          <table:table-cell office:value-type="string" office:string-value="10335" calcext:value-type="string">
            <text:p>10335</text:p>
          </table:table-cell>
          <table:table-cell office:value-type="string" office:string-value="11497" calcext:value-type="string">
            <text:p>11497</text:p>
          </table:table-cell>
          <table:table-cell table:formula="of:=ABS([.E7]-[.F7])" office:value-type="float" office:value="1162" calcext:value-type="float">
            <text:p>1162</text:p>
          </table:table-cell>
          <table:table-cell table:number-columns-repeated="2"/>
          <table:table-cell table:formula="of:=COUNTIF([.D$2:.D$1001];[.C7])" office:value-type="float" office:value="0" calcext:value-type="float">
            <text:p>0</text:p>
          </table:table-cell>
          <table:table-cell table:formula="of:=[.C7]*[.J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378 <text:s text:c="2"/>90132</text:p>
          </table:table-cell>
          <table:table-cell/>
          <table:table-cell table:formula="of:=LEFT([.A8];5)" office:value-type="string" office:string-value="52378" calcext:value-type="string">
            <text:p>52378</text:p>
          </table:table-cell>
          <table:table-cell table:formula="of:=RIGHT([.A8];5)" office:value-type="string" office:string-value="90132" calcext:value-type="string">
            <text:p>90132</text:p>
          </table:table-cell>
          <table:table-cell office:value-type="string" office:string-value="10405" calcext:value-type="string">
            <text:p>10405</text:p>
          </table:table-cell>
          <table:table-cell office:value-type="string" office:string-value="11603" calcext:value-type="string">
            <text:p>11603</text:p>
          </table:table-cell>
          <table:table-cell table:formula="of:=ABS([.E8]-[.F8])" office:value-type="float" office:value="1198" calcext:value-type="float">
            <text:p>1198</text:p>
          </table:table-cell>
          <table:table-cell table:number-columns-repeated="2"/>
          <table:table-cell table:formula="of:=COUNTIF([.D$2:.D$1001];[.C8])" office:value-type="float" office:value="0" calcext:value-type="float">
            <text:p>0</text:p>
          </table:table-cell>
          <table:table-cell table:formula="of:=[.C8]*[.J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961 <text:s text:c="2"/>90132</text:p>
          </table:table-cell>
          <table:table-cell/>
          <table:table-cell table:formula="of:=LEFT([.A9];5)" office:value-type="string" office:string-value="15961" calcext:value-type="string">
            <text:p>15961</text:p>
          </table:table-cell>
          <table:table-cell table:formula="of:=RIGHT([.A9];5)" office:value-type="string" office:string-value="90132" calcext:value-type="string">
            <text:p>90132</text:p>
          </table:table-cell>
          <table:table-cell office:value-type="string" office:string-value="10622" calcext:value-type="string">
            <text:p>10622</text:p>
          </table:table-cell>
          <table:table-cell office:value-type="string" office:string-value="11765" calcext:value-type="string">
            <text:p>11765</text:p>
          </table:table-cell>
          <table:table-cell table:formula="of:=ABS([.E9]-[.F9])" office:value-type="float" office:value="1143" calcext:value-type="float">
            <text:p>1143</text:p>
          </table:table-cell>
          <table:table-cell table:number-columns-repeated="2"/>
          <table:table-cell table:formula="of:=COUNTIF([.D$2:.D$1001];[.C9])" office:value-type="float" office:value="0" calcext:value-type="float">
            <text:p>0</text:p>
          </table:table-cell>
          <table:table-cell table:formula="of:=[.C9]*[.J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209 <text:s text:c="2"/>97422</text:p>
          </table:table-cell>
          <table:table-cell/>
          <table:table-cell table:formula="of:=LEFT([.A10];5)" office:value-type="string" office:string-value="48209" calcext:value-type="string">
            <text:p>48209</text:p>
          </table:table-cell>
          <table:table-cell table:formula="of:=RIGHT([.A10];5)" office:value-type="string" office:string-value="97422" calcext:value-type="string">
            <text:p>97422</text:p>
          </table:table-cell>
          <table:table-cell office:value-type="string" office:string-value="10703" calcext:value-type="string">
            <text:p>10703</text:p>
          </table:table-cell>
          <table:table-cell office:value-type="string" office:string-value="12273" calcext:value-type="string">
            <text:p>12273</text:p>
          </table:table-cell>
          <table:table-cell table:formula="of:=ABS([.E10]-[.F10])" office:value-type="float" office:value="1570" calcext:value-type="float">
            <text:p>1570</text:p>
          </table:table-cell>
          <table:table-cell table:number-columns-repeated="2"/>
          <table:table-cell table:formula="of:=COUNTIF([.D$2:.D$1001];[.C10])" office:value-type="float" office:value="0" calcext:value-type="float">
            <text:p>0</text:p>
          </table:table-cell>
          <table:table-cell table:formula="of:=[.C10]*[.J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738 <text:s text:c="2"/>75302</text:p>
          </table:table-cell>
          <table:table-cell/>
          <table:table-cell table:formula="of:=LEFT([.A11];5)" office:value-type="string" office:string-value="90738" calcext:value-type="string">
            <text:p>90738</text:p>
          </table:table-cell>
          <table:table-cell table:formula="of:=RIGHT([.A11];5)" office:value-type="string" office:string-value="75302" calcext:value-type="string">
            <text:p>75302</text:p>
          </table:table-cell>
          <table:table-cell office:value-type="string" office:string-value="10739" calcext:value-type="string">
            <text:p>10739</text:p>
          </table:table-cell>
          <table:table-cell office:value-type="string" office:string-value="12534" calcext:value-type="string">
            <text:p>12534</text:p>
          </table:table-cell>
          <table:table-cell table:formula="of:=ABS([.E11]-[.F11])" office:value-type="float" office:value="1795" calcext:value-type="float">
            <text:p>1795</text:p>
          </table:table-cell>
          <table:table-cell table:number-columns-repeated="2"/>
          <table:table-cell table:formula="of:=COUNTIF([.D$2:.D$1001];[.C11])" office:value-type="float" office:value="0" calcext:value-type="float">
            <text:p>0</text:p>
          </table:table-cell>
          <table:table-cell table:formula="of:=[.C11]*[.J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850 <text:s text:c="2"/>18024</text:p>
          </table:table-cell>
          <table:table-cell/>
          <table:table-cell table:formula="of:=LEFT([.A12];5)" office:value-type="string" office:string-value="50850" calcext:value-type="string">
            <text:p>50850</text:p>
          </table:table-cell>
          <table:table-cell table:formula="of:=RIGHT([.A12];5)" office:value-type="string" office:string-value="18024" calcext:value-type="string">
            <text:p>18024</text:p>
          </table:table-cell>
          <table:table-cell office:value-type="string" office:string-value="10776" calcext:value-type="string">
            <text:p>10776</text:p>
          </table:table-cell>
          <table:table-cell office:value-type="string" office:string-value="12805" calcext:value-type="string">
            <text:p>12805</text:p>
          </table:table-cell>
          <table:table-cell table:formula="of:=ABS([.E12]-[.F12])" office:value-type="float" office:value="2029" calcext:value-type="float">
            <text:p>2029</text:p>
          </table:table-cell>
          <table:table-cell table:number-columns-repeated="2"/>
          <table:table-cell table:formula="of:=COUNTIF([.D$2:.D$1001];[.C12])" office:value-type="float" office:value="0" calcext:value-type="float">
            <text:p>0</text:p>
          </table:table-cell>
          <table:table-cell table:formula="of:=[.C12]*[.J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479 <text:s text:c="2"/>94024</text:p>
          </table:table-cell>
          <table:table-cell/>
          <table:table-cell table:formula="of:=LEFT([.A13];5)" office:value-type="string" office:string-value="83479" calcext:value-type="string">
            <text:p>83479</text:p>
          </table:table-cell>
          <table:table-cell table:formula="of:=RIGHT([.A13];5)" office:value-type="string" office:string-value="94024" calcext:value-type="string">
            <text:p>94024</text:p>
          </table:table-cell>
          <table:table-cell office:value-type="string" office:string-value="10787" calcext:value-type="string">
            <text:p>10787</text:p>
          </table:table-cell>
          <table:table-cell office:value-type="string" office:string-value="12887" calcext:value-type="string">
            <text:p>12887</text:p>
          </table:table-cell>
          <table:table-cell table:formula="of:=ABS([.E13]-[.F13])" office:value-type="float" office:value="2100" calcext:value-type="float">
            <text:p>2100</text:p>
          </table:table-cell>
          <table:table-cell table:number-columns-repeated="2"/>
          <table:table-cell table:formula="of:=COUNTIF([.D$2:.D$1001];[.C13])" office:value-type="float" office:value="0" calcext:value-type="float">
            <text:p>0</text:p>
          </table:table-cell>
          <table:table-cell table:formula="of:=[.C13]*[.J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264 <text:s text:c="2"/>72109</text:p>
          </table:table-cell>
          <table:table-cell/>
          <table:table-cell table:formula="of:=LEFT([.A14];5)" office:value-type="string" office:string-value="91264" calcext:value-type="string">
            <text:p>91264</text:p>
          </table:table-cell>
          <table:table-cell table:formula="of:=RIGHT([.A14];5)" office:value-type="string" office:string-value="72109" calcext:value-type="string">
            <text:p>72109</text:p>
          </table:table-cell>
          <table:table-cell office:value-type="string" office:string-value="10894" calcext:value-type="string">
            <text:p>10894</text:p>
          </table:table-cell>
          <table:table-cell office:value-type="string" office:string-value="13084" calcext:value-type="string">
            <text:p>13084</text:p>
          </table:table-cell>
          <table:table-cell table:formula="of:=ABS([.E14]-[.F14])" office:value-type="float" office:value="2190" calcext:value-type="float">
            <text:p>2190</text:p>
          </table:table-cell>
          <table:table-cell table:number-columns-repeated="2"/>
          <table:table-cell table:formula="of:=COUNTIF([.D$2:.D$1001];[.C14])" office:value-type="float" office:value="0" calcext:value-type="float">
            <text:p>0</text:p>
          </table:table-cell>
          <table:table-cell table:formula="of:=[.C14]*[.J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553 <text:s text:c="2"/>64129</text:p>
          </table:table-cell>
          <table:table-cell/>
          <table:table-cell table:formula="of:=LEFT([.A15];5)" office:value-type="string" office:string-value="66553" calcext:value-type="string">
            <text:p>66553</text:p>
          </table:table-cell>
          <table:table-cell table:formula="of:=RIGHT([.A15];5)" office:value-type="string" office:string-value="64129" calcext:value-type="string">
            <text:p>64129</text:p>
          </table:table-cell>
          <table:table-cell office:value-type="string" office:string-value="10925" calcext:value-type="string">
            <text:p>10925</text:p>
          </table:table-cell>
          <table:table-cell office:value-type="string" office:string-value="13137" calcext:value-type="string">
            <text:p>13137</text:p>
          </table:table-cell>
          <table:table-cell table:formula="of:=ABS([.E15]-[.F15])" office:value-type="float" office:value="2212" calcext:value-type="float">
            <text:p>2212</text:p>
          </table:table-cell>
          <table:table-cell table:number-columns-repeated="2"/>
          <table:table-cell table:formula="of:=COUNTIF([.D$2:.D$1001];[.C15])" office:value-type="float" office:value="0" calcext:value-type="float">
            <text:p>0</text:p>
          </table:table-cell>
          <table:table-cell table:formula="of:=[.C15]*[.J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685 <text:s text:c="2"/>55155</text:p>
          </table:table-cell>
          <table:table-cell/>
          <table:table-cell table:formula="of:=LEFT([.A16];5)" office:value-type="string" office:string-value="39685" calcext:value-type="string">
            <text:p>39685</text:p>
          </table:table-cell>
          <table:table-cell table:formula="of:=RIGHT([.A16];5)" office:value-type="string" office:string-value="55155" calcext:value-type="string">
            <text:p>55155</text:p>
          </table:table-cell>
          <table:table-cell office:value-type="string" office:string-value="11126" calcext:value-type="string">
            <text:p>11126</text:p>
          </table:table-cell>
          <table:table-cell office:value-type="string" office:string-value="13159" calcext:value-type="string">
            <text:p>13159</text:p>
          </table:table-cell>
          <table:table-cell table:formula="of:=ABS([.E16]-[.F16])" office:value-type="float" office:value="2033" calcext:value-type="float">
            <text:p>2033</text:p>
          </table:table-cell>
          <table:table-cell table:number-columns-repeated="2"/>
          <table:table-cell table:formula="of:=COUNTIF([.D$2:.D$1001];[.C16])" office:value-type="float" office:value="0" calcext:value-type="float">
            <text:p>0</text:p>
          </table:table-cell>
          <table:table-cell table:formula="of:=[.C16]*[.J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946 <text:s text:c="2"/>67583</text:p>
          </table:table-cell>
          <table:table-cell/>
          <table:table-cell table:formula="of:=LEFT([.A17];5)" office:value-type="string" office:string-value="31946" calcext:value-type="string">
            <text:p>31946</text:p>
          </table:table-cell>
          <table:table-cell table:formula="of:=RIGHT([.A17];5)" office:value-type="string" office:string-value="67583" calcext:value-type="string">
            <text:p>67583</text:p>
          </table:table-cell>
          <table:table-cell office:value-type="string" office:string-value="11146" calcext:value-type="string">
            <text:p>11146</text:p>
          </table:table-cell>
          <table:table-cell office:value-type="string" office:string-value="13284" calcext:value-type="string">
            <text:p>13284</text:p>
          </table:table-cell>
          <table:table-cell table:formula="of:=ABS([.E17]-[.F17])" office:value-type="float" office:value="2138" calcext:value-type="float">
            <text:p>2138</text:p>
          </table:table-cell>
          <table:table-cell table:number-columns-repeated="2"/>
          <table:table-cell table:formula="of:=COUNTIF([.D$2:.D$1001];[.C17])" office:value-type="float" office:value="0" calcext:value-type="float">
            <text:p>0</text:p>
          </table:table-cell>
          <table:table-cell table:formula="of:=[.C17]*[.J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808 <text:s text:c="2"/>34091</text:p>
          </table:table-cell>
          <table:table-cell/>
          <table:table-cell table:formula="of:=LEFT([.A18];5)" office:value-type="string" office:string-value="39808" calcext:value-type="string">
            <text:p>39808</text:p>
          </table:table-cell>
          <table:table-cell table:formula="of:=RIGHT([.A18];5)" office:value-type="string" office:string-value="34091" calcext:value-type="string">
            <text:p>34091</text:p>
          </table:table-cell>
          <table:table-cell office:value-type="string" office:string-value="11274" calcext:value-type="string">
            <text:p>11274</text:p>
          </table:table-cell>
          <table:table-cell office:value-type="string" office:string-value="13284" calcext:value-type="string">
            <text:p>13284</text:p>
          </table:table-cell>
          <table:table-cell table:formula="of:=ABS([.E18]-[.F18])" office:value-type="float" office:value="2010" calcext:value-type="float">
            <text:p>2010</text:p>
          </table:table-cell>
          <table:table-cell table:number-columns-repeated="2"/>
          <table:table-cell table:formula="of:=COUNTIF([.D$2:.D$1001];[.C18])" office:value-type="float" office:value="0" calcext:value-type="float">
            <text:p>0</text:p>
          </table:table-cell>
          <table:table-cell table:formula="of:=[.C18]*[.J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133 <text:s text:c="2"/>43008</text:p>
          </table:table-cell>
          <table:table-cell/>
          <table:table-cell table:formula="of:=LEFT([.A19];5)" office:value-type="string" office:string-value="45133" calcext:value-type="string">
            <text:p>45133</text:p>
          </table:table-cell>
          <table:table-cell table:formula="of:=RIGHT([.A19];5)" office:value-type="string" office:string-value="43008" calcext:value-type="string">
            <text:p>43008</text:p>
          </table:table-cell>
          <table:table-cell office:value-type="string" office:string-value="11290" calcext:value-type="string">
            <text:p>11290</text:p>
          </table:table-cell>
          <table:table-cell office:value-type="string" office:string-value="13284" calcext:value-type="string">
            <text:p>13284</text:p>
          </table:table-cell>
          <table:table-cell table:formula="of:=ABS([.E19]-[.F19])" office:value-type="float" office:value="1994" calcext:value-type="float">
            <text:p>1994</text:p>
          </table:table-cell>
          <table:table-cell table:number-columns-repeated="2"/>
          <table:table-cell table:formula="of:=COUNTIF([.D$2:.D$1001];[.C19])" office:value-type="float" office:value="0" calcext:value-type="float">
            <text:p>0</text:p>
          </table:table-cell>
          <table:table-cell table:formula="of:=[.C19]*[.J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938 <text:s text:c="2"/>97422</text:p>
          </table:table-cell>
          <table:table-cell/>
          <table:table-cell table:formula="of:=LEFT([.A20];5)" office:value-type="string" office:string-value="57938" calcext:value-type="string">
            <text:p>57938</text:p>
          </table:table-cell>
          <table:table-cell table:formula="of:=RIGHT([.A20];5)" office:value-type="string" office:string-value="97422" calcext:value-type="string">
            <text:p>97422</text:p>
          </table:table-cell>
          <table:table-cell office:value-type="string" office:string-value="11378" calcext:value-type="string">
            <text:p>11378</text:p>
          </table:table-cell>
          <table:table-cell office:value-type="string" office:string-value="13284" calcext:value-type="string">
            <text:p>13284</text:p>
          </table:table-cell>
          <table:table-cell table:formula="of:=ABS([.E20]-[.F20])" office:value-type="float" office:value="1906" calcext:value-type="float">
            <text:p>1906</text:p>
          </table:table-cell>
          <table:table-cell table:number-columns-repeated="2"/>
          <table:table-cell table:formula="of:=COUNTIF([.D$2:.D$1001];[.C20])" office:value-type="float" office:value="0" calcext:value-type="float">
            <text:p>0</text:p>
          </table:table-cell>
          <table:table-cell table:formula="of:=[.C20]*[.J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650 <text:s text:c="2"/>78635</text:p>
          </table:table-cell>
          <table:table-cell/>
          <table:table-cell table:formula="of:=LEFT([.A21];5)" office:value-type="string" office:string-value="70650" calcext:value-type="string">
            <text:p>70650</text:p>
          </table:table-cell>
          <table:table-cell table:formula="of:=RIGHT([.A21];5)" office:value-type="string" office:string-value="78635" calcext:value-type="string">
            <text:p>78635</text:p>
          </table:table-cell>
          <table:table-cell office:value-type="string" office:string-value="11530" calcext:value-type="string">
            <text:p>11530</text:p>
          </table:table-cell>
          <table:table-cell office:value-type="string" office:string-value="13284" calcext:value-type="string">
            <text:p>13284</text:p>
          </table:table-cell>
          <table:table-cell table:formula="of:=ABS([.E21]-[.F21])" office:value-type="float" office:value="1754" calcext:value-type="float">
            <text:p>1754</text:p>
          </table:table-cell>
          <table:table-cell table:number-columns-repeated="2"/>
          <table:table-cell table:formula="of:=COUNTIF([.D$2:.D$1001];[.C21])" office:value-type="float" office:value="0" calcext:value-type="float">
            <text:p>0</text:p>
          </table:table-cell>
          <table:table-cell table:formula="of:=[.C21]*[.J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085 <text:s text:c="2"/>43526</text:p>
          </table:table-cell>
          <table:table-cell/>
          <table:table-cell table:formula="of:=LEFT([.A22];5)" office:value-type="string" office:string-value="40085" calcext:value-type="string">
            <text:p>40085</text:p>
          </table:table-cell>
          <table:table-cell table:formula="of:=RIGHT([.A22];5)" office:value-type="string" office:string-value="43526" calcext:value-type="string">
            <text:p>43526</text:p>
          </table:table-cell>
          <table:table-cell office:value-type="string" office:string-value="11615" calcext:value-type="string">
            <text:p>11615</text:p>
          </table:table-cell>
          <table:table-cell office:value-type="string" office:string-value="13284" calcext:value-type="string">
            <text:p>13284</text:p>
          </table:table-cell>
          <table:table-cell table:formula="of:=ABS([.E22]-[.F22])" office:value-type="float" office:value="1669" calcext:value-type="float">
            <text:p>1669</text:p>
          </table:table-cell>
          <table:table-cell table:number-columns-repeated="2"/>
          <table:table-cell table:formula="of:=COUNTIF([.D$2:.D$1001];[.C22])" office:value-type="float" office:value="0" calcext:value-type="float">
            <text:p>0</text:p>
          </table:table-cell>
          <table:table-cell table:formula="of:=[.C22]*[.J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147 <text:s text:c="2"/>44804</text:p>
          </table:table-cell>
          <table:table-cell/>
          <table:table-cell table:formula="of:=LEFT([.A23];5)" office:value-type="string" office:string-value="82147" calcext:value-type="string">
            <text:p>82147</text:p>
          </table:table-cell>
          <table:table-cell table:formula="of:=RIGHT([.A23];5)" office:value-type="string" office:string-value="44804" calcext:value-type="string">
            <text:p>44804</text:p>
          </table:table-cell>
          <table:table-cell office:value-type="string" office:string-value="11632" calcext:value-type="string">
            <text:p>11632</text:p>
          </table:table-cell>
          <table:table-cell office:value-type="string" office:string-value="13284" calcext:value-type="string">
            <text:p>13284</text:p>
          </table:table-cell>
          <table:table-cell table:formula="of:=ABS([.E23]-[.F23])" office:value-type="float" office:value="1652" calcext:value-type="float">
            <text:p>1652</text:p>
          </table:table-cell>
          <table:table-cell table:number-columns-repeated="2"/>
          <table:table-cell table:formula="of:=COUNTIF([.D$2:.D$1001];[.C23])" office:value-type="float" office:value="0" calcext:value-type="float">
            <text:p>0</text:p>
          </table:table-cell>
          <table:table-cell table:formula="of:=[.C23]*[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132 <text:s text:c="2"/>11603</text:p>
          </table:table-cell>
          <table:table-cell/>
          <table:table-cell table:formula="of:=LEFT([.A24];5)" office:value-type="string" office:string-value="48132" calcext:value-type="string">
            <text:p>48132</text:p>
          </table:table-cell>
          <table:table-cell table:formula="of:=RIGHT([.A24];5)" office:value-type="string" office:string-value="11603" calcext:value-type="string">
            <text:p>11603</text:p>
          </table:table-cell>
          <table:table-cell office:value-type="string" office:string-value="11803" calcext:value-type="string">
            <text:p>11803</text:p>
          </table:table-cell>
          <table:table-cell office:value-type="string" office:string-value="13284" calcext:value-type="string">
            <text:p>13284</text:p>
          </table:table-cell>
          <table:table-cell table:formula="of:=ABS([.E24]-[.F24])" office:value-type="float" office:value="1481" calcext:value-type="float">
            <text:p>1481</text:p>
          </table:table-cell>
          <table:table-cell table:number-columns-repeated="2"/>
          <table:table-cell table:formula="of:=COUNTIF([.D$2:.D$1001];[.C24])" office:value-type="float" office:value="0" calcext:value-type="float">
            <text:p>0</text:p>
          </table:table-cell>
          <table:table-cell table:formula="of:=[.C24]*[.J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805 <text:s text:c="2"/>26938</text:p>
          </table:table-cell>
          <table:table-cell/>
          <table:table-cell table:formula="of:=LEFT([.A25];5)" office:value-type="string" office:string-value="36805" calcext:value-type="string">
            <text:p>36805</text:p>
          </table:table-cell>
          <table:table-cell table:formula="of:=RIGHT([.A25];5)" office:value-type="string" office:string-value="26938" calcext:value-type="string">
            <text:p>26938</text:p>
          </table:table-cell>
          <table:table-cell office:value-type="string" office:string-value="11939" calcext:value-type="string">
            <text:p>11939</text:p>
          </table:table-cell>
          <table:table-cell office:value-type="string" office:string-value="13284" calcext:value-type="string">
            <text:p>13284</text:p>
          </table:table-cell>
          <table:table-cell table:formula="of:=ABS([.E25]-[.F25])" office:value-type="float" office:value="1345" calcext:value-type="float">
            <text:p>1345</text:p>
          </table:table-cell>
          <table:table-cell table:number-columns-repeated="2"/>
          <table:table-cell table:formula="of:=COUNTIF([.D$2:.D$1001];[.C25])" office:value-type="float" office:value="0" calcext:value-type="float">
            <text:p>0</text:p>
          </table:table-cell>
          <table:table-cell table:formula="of:=[.C25]*[.J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935 <text:s text:c="2"/>52745</text:p>
          </table:table-cell>
          <table:table-cell/>
          <table:table-cell table:formula="of:=LEFT([.A26];5)" office:value-type="string" office:string-value="95935" calcext:value-type="string">
            <text:p>95935</text:p>
          </table:table-cell>
          <table:table-cell table:formula="of:=RIGHT([.A26];5)" office:value-type="string" office:string-value="52745" calcext:value-type="string">
            <text:p>52745</text:p>
          </table:table-cell>
          <table:table-cell office:value-type="string" office:string-value="12016" calcext:value-type="string">
            <text:p>12016</text:p>
          </table:table-cell>
          <table:table-cell office:value-type="string" office:string-value="13284" calcext:value-type="string">
            <text:p>13284</text:p>
          </table:table-cell>
          <table:table-cell table:formula="of:=ABS([.E26]-[.F26])" office:value-type="float" office:value="1268" calcext:value-type="float">
            <text:p>1268</text:p>
          </table:table-cell>
          <table:table-cell table:number-columns-repeated="2"/>
          <table:table-cell table:formula="of:=COUNTIF([.D$2:.D$1001];[.C26])" office:value-type="float" office:value="0" calcext:value-type="float">
            <text:p>0</text:p>
          </table:table-cell>
          <table:table-cell table:formula="of:=[.C26]*[.J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007 <text:s text:c="2"/>59992</text:p>
          </table:table-cell>
          <table:table-cell/>
          <table:table-cell table:formula="of:=LEFT([.A27];5)" office:value-type="string" office:string-value="43007" calcext:value-type="string">
            <text:p>43007</text:p>
          </table:table-cell>
          <table:table-cell table:formula="of:=RIGHT([.A27];5)" office:value-type="string" office:string-value="59992" calcext:value-type="string">
            <text:p>59992</text:p>
          </table:table-cell>
          <table:table-cell office:value-type="string" office:string-value="12025" calcext:value-type="string">
            <text:p>12025</text:p>
          </table:table-cell>
          <table:table-cell office:value-type="string" office:string-value="13284" calcext:value-type="string">
            <text:p>13284</text:p>
          </table:table-cell>
          <table:table-cell table:formula="of:=ABS([.E27]-[.F27])" office:value-type="float" office:value="1259" calcext:value-type="float">
            <text:p>1259</text:p>
          </table:table-cell>
          <table:table-cell table:number-columns-repeated="2"/>
          <table:table-cell table:formula="of:=COUNTIF([.D$2:.D$1001];[.C27])" office:value-type="float" office:value="0" calcext:value-type="float">
            <text:p>0</text:p>
          </table:table-cell>
          <table:table-cell table:formula="of:=[.C27]*[.J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997 <text:s text:c="2"/>70247</text:p>
          </table:table-cell>
          <table:table-cell/>
          <table:table-cell table:formula="of:=LEFT([.A28];5)" office:value-type="string" office:string-value="64997" calcext:value-type="string">
            <text:p>64997</text:p>
          </table:table-cell>
          <table:table-cell table:formula="of:=RIGHT([.A28];5)" office:value-type="string" office:string-value="70247" calcext:value-type="string">
            <text:p>70247</text:p>
          </table:table-cell>
          <table:table-cell office:value-type="string" office:string-value="12263" calcext:value-type="string">
            <text:p>12263</text:p>
          </table:table-cell>
          <table:table-cell office:value-type="string" office:string-value="13284" calcext:value-type="string">
            <text:p>13284</text:p>
          </table:table-cell>
          <table:table-cell table:formula="of:=ABS([.E28]-[.F28])" office:value-type="float" office:value="1021" calcext:value-type="float">
            <text:p>1021</text:p>
          </table:table-cell>
          <table:table-cell table:number-columns-repeated="2"/>
          <table:table-cell table:formula="of:=COUNTIF([.D$2:.D$1001];[.C28])" office:value-type="float" office:value="0" calcext:value-type="float">
            <text:p>0</text:p>
          </table:table-cell>
          <table:table-cell table:formula="of:=[.C28]*[.J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361 <text:s text:c="2"/>24737</text:p>
          </table:table-cell>
          <table:table-cell/>
          <table:table-cell table:formula="of:=LEFT([.A29];5)" office:value-type="string" office:string-value="16361" calcext:value-type="string">
            <text:p>16361</text:p>
          </table:table-cell>
          <table:table-cell table:formula="of:=RIGHT([.A29];5)" office:value-type="string" office:string-value="24737" calcext:value-type="string">
            <text:p>24737</text:p>
          </table:table-cell>
          <table:table-cell office:value-type="string" office:string-value="12281" calcext:value-type="string">
            <text:p>12281</text:p>
          </table:table-cell>
          <table:table-cell office:value-type="string" office:string-value="13284" calcext:value-type="string">
            <text:p>13284</text:p>
          </table:table-cell>
          <table:table-cell table:formula="of:=ABS([.E29]-[.F29])" office:value-type="float" office:value="1003" calcext:value-type="float">
            <text:p>1003</text:p>
          </table:table-cell>
          <table:table-cell table:number-columns-repeated="2"/>
          <table:table-cell table:formula="of:=COUNTIF([.D$2:.D$1001];[.C29])" office:value-type="float" office:value="0" calcext:value-type="float">
            <text:p>0</text:p>
          </table:table-cell>
          <table:table-cell table:formula="of:=[.C29]*[.J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467 <text:s text:c="2"/>35575</text:p>
          </table:table-cell>
          <table:table-cell/>
          <table:table-cell table:formula="of:=LEFT([.A30];5)" office:value-type="string" office:string-value="77467" calcext:value-type="string">
            <text:p>77467</text:p>
          </table:table-cell>
          <table:table-cell table:formula="of:=RIGHT([.A30];5)" office:value-type="string" office:string-value="35575" calcext:value-type="string">
            <text:p>35575</text:p>
          </table:table-cell>
          <table:table-cell office:value-type="string" office:string-value="12297" calcext:value-type="string">
            <text:p>12297</text:p>
          </table:table-cell>
          <table:table-cell office:value-type="string" office:string-value="13284" calcext:value-type="string">
            <text:p>13284</text:p>
          </table:table-cell>
          <table:table-cell table:formula="of:=ABS([.E30]-[.F30])" office:value-type="float" office:value="987" calcext:value-type="float">
            <text:p>987</text:p>
          </table:table-cell>
          <table:table-cell table:number-columns-repeated="2"/>
          <table:table-cell table:formula="of:=COUNTIF([.D$2:.D$1001];[.C30])" office:value-type="float" office:value="0" calcext:value-type="float">
            <text:p>0</text:p>
          </table:table-cell>
          <table:table-cell table:formula="of:=[.C30]*[.J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430 <text:s text:c="2"/>84124</text:p>
          </table:table-cell>
          <table:table-cell/>
          <table:table-cell table:formula="of:=LEFT([.A31];5)" office:value-type="string" office:string-value="88430" calcext:value-type="string">
            <text:p>88430</text:p>
          </table:table-cell>
          <table:table-cell table:formula="of:=RIGHT([.A31];5)" office:value-type="string" office:string-value="84124" calcext:value-type="string">
            <text:p>84124</text:p>
          </table:table-cell>
          <table:table-cell office:value-type="string" office:string-value="12305" calcext:value-type="string">
            <text:p>12305</text:p>
          </table:table-cell>
          <table:table-cell office:value-type="string" office:string-value="13284" calcext:value-type="string">
            <text:p>13284</text:p>
          </table:table-cell>
          <table:table-cell table:formula="of:=ABS([.E31]-[.F31])" office:value-type="float" office:value="979" calcext:value-type="float">
            <text:p>979</text:p>
          </table:table-cell>
          <table:table-cell table:number-columns-repeated="2"/>
          <table:table-cell table:formula="of:=COUNTIF([.D$2:.D$1001];[.C31])" office:value-type="float" office:value="0" calcext:value-type="float">
            <text:p>0</text:p>
          </table:table-cell>
          <table:table-cell table:formula="of:=[.C31]*[.J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863 <text:s text:c="2"/>81976</text:p>
          </table:table-cell>
          <table:table-cell/>
          <table:table-cell table:formula="of:=LEFT([.A32];5)" office:value-type="string" office:string-value="40863" calcext:value-type="string">
            <text:p>40863</text:p>
          </table:table-cell>
          <table:table-cell table:formula="of:=RIGHT([.A32];5)" office:value-type="string" office:string-value="81976" calcext:value-type="string">
            <text:p>81976</text:p>
          </table:table-cell>
          <table:table-cell office:value-type="string" office:string-value="12361" calcext:value-type="string">
            <text:p>12361</text:p>
          </table:table-cell>
          <table:table-cell office:value-type="string" office:string-value="13284" calcext:value-type="string">
            <text:p>13284</text:p>
          </table:table-cell>
          <table:table-cell table:formula="of:=ABS([.E32]-[.F32])" office:value-type="float" office:value="923" calcext:value-type="float">
            <text:p>923</text:p>
          </table:table-cell>
          <table:table-cell table:number-columns-repeated="2"/>
          <table:table-cell table:formula="of:=COUNTIF([.D$2:.D$1001];[.C32])" office:value-type="float" office:value="0" calcext:value-type="float">
            <text:p>0</text:p>
          </table:table-cell>
          <table:table-cell table:formula="of:=[.C32]*[.J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989 <text:s text:c="2"/>33349</text:p>
          </table:table-cell>
          <table:table-cell/>
          <table:table-cell table:formula="of:=LEFT([.A33];5)" office:value-type="string" office:string-value="85989" calcext:value-type="string">
            <text:p>85989</text:p>
          </table:table-cell>
          <table:table-cell table:formula="of:=RIGHT([.A33];5)" office:value-type="string" office:string-value="33349" calcext:value-type="string">
            <text:p>33349</text:p>
          </table:table-cell>
          <table:table-cell office:value-type="string" office:string-value="12507" calcext:value-type="string">
            <text:p>12507</text:p>
          </table:table-cell>
          <table:table-cell office:value-type="string" office:string-value="13284" calcext:value-type="string">
            <text:p>13284</text:p>
          </table:table-cell>
          <table:table-cell table:formula="of:=ABS([.E33]-[.F33])" office:value-type="float" office:value="777" calcext:value-type="float">
            <text:p>777</text:p>
          </table:table-cell>
          <table:table-cell table:number-columns-repeated="2"/>
          <table:table-cell table:formula="of:=COUNTIF([.D$2:.D$1001];[.C33])" office:value-type="float" office:value="0" calcext:value-type="float">
            <text:p>0</text:p>
          </table:table-cell>
          <table:table-cell table:formula="of:=[.C33]*[.J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698 <text:s text:c="2"/>77416</text:p>
          </table:table-cell>
          <table:table-cell/>
          <table:table-cell table:formula="of:=LEFT([.A34];5)" office:value-type="string" office:string-value="64698" calcext:value-type="string">
            <text:p>64698</text:p>
          </table:table-cell>
          <table:table-cell table:formula="of:=RIGHT([.A34];5)" office:value-type="string" office:string-value="77416" calcext:value-type="string">
            <text:p>77416</text:p>
          </table:table-cell>
          <table:table-cell office:value-type="string" office:string-value="12545" calcext:value-type="string">
            <text:p>12545</text:p>
          </table:table-cell>
          <table:table-cell office:value-type="string" office:string-value="13284" calcext:value-type="string">
            <text:p>13284</text:p>
          </table:table-cell>
          <table:table-cell table:formula="of:=ABS([.E34]-[.F34])" office:value-type="float" office:value="739" calcext:value-type="float">
            <text:p>739</text:p>
          </table:table-cell>
          <table:table-cell table:number-columns-repeated="2"/>
          <table:table-cell table:formula="of:=COUNTIF([.D$2:.D$1001];[.C34])" office:value-type="float" office:value="0" calcext:value-type="float">
            <text:p>0</text:p>
          </table:table-cell>
          <table:table-cell table:formula="of:=[.C34]*[.J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392 <text:s text:c="2"/>63630</text:p>
          </table:table-cell>
          <table:table-cell/>
          <table:table-cell table:formula="of:=LEFT([.A35];5)" office:value-type="string" office:string-value="63392" calcext:value-type="string">
            <text:p>63392</text:p>
          </table:table-cell>
          <table:table-cell table:formula="of:=RIGHT([.A35];5)" office:value-type="string" office:string-value="63630" calcext:value-type="string">
            <text:p>63630</text:p>
          </table:table-cell>
          <table:table-cell office:value-type="string" office:string-value="12569" calcext:value-type="string">
            <text:p>12569</text:p>
          </table:table-cell>
          <table:table-cell office:value-type="string" office:string-value="13284" calcext:value-type="string">
            <text:p>13284</text:p>
          </table:table-cell>
          <table:table-cell table:formula="of:=ABS([.E35]-[.F35])" office:value-type="float" office:value="715" calcext:value-type="float">
            <text:p>715</text:p>
          </table:table-cell>
          <table:table-cell table:number-columns-repeated="2"/>
          <table:table-cell table:formula="of:=COUNTIF([.D$2:.D$1001];[.C35])" office:value-type="float" office:value="0" calcext:value-type="float">
            <text:p>0</text:p>
          </table:table-cell>
          <table:table-cell table:formula="of:=[.C35]*[.J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665 <text:s text:c="2"/>89542</text:p>
          </table:table-cell>
          <table:table-cell/>
          <table:table-cell table:formula="of:=LEFT([.A36];5)" office:value-type="string" office:string-value="32665" calcext:value-type="string">
            <text:p>32665</text:p>
          </table:table-cell>
          <table:table-cell table:formula="of:=RIGHT([.A36];5)" office:value-type="string" office:string-value="89542" calcext:value-type="string">
            <text:p>89542</text:p>
          </table:table-cell>
          <table:table-cell office:value-type="string" office:string-value="12662" calcext:value-type="string">
            <text:p>12662</text:p>
          </table:table-cell>
          <table:table-cell office:value-type="string" office:string-value="13325" calcext:value-type="string">
            <text:p>13325</text:p>
          </table:table-cell>
          <table:table-cell table:formula="of:=ABS([.E36]-[.F36])" office:value-type="float" office:value="663" calcext:value-type="float">
            <text:p>663</text:p>
          </table:table-cell>
          <table:table-cell table:number-columns-repeated="2"/>
          <table:table-cell table:formula="of:=COUNTIF([.D$2:.D$1001];[.C36])" office:value-type="float" office:value="0" calcext:value-type="float">
            <text:p>0</text:p>
          </table:table-cell>
          <table:table-cell table:formula="of:=[.C36]*[.J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943 <text:s text:c="2"/>39849</text:p>
          </table:table-cell>
          <table:table-cell/>
          <table:table-cell table:formula="of:=LEFT([.A37];5)" office:value-type="string" office:string-value="82943" calcext:value-type="string">
            <text:p>82943</text:p>
          </table:table-cell>
          <table:table-cell table:formula="of:=RIGHT([.A37];5)" office:value-type="string" office:string-value="39849" calcext:value-type="string">
            <text:p>39849</text:p>
          </table:table-cell>
          <table:table-cell office:value-type="string" office:string-value="12882" calcext:value-type="string">
            <text:p>12882</text:p>
          </table:table-cell>
          <table:table-cell office:value-type="string" office:string-value="13431" calcext:value-type="string">
            <text:p>13431</text:p>
          </table:table-cell>
          <table:table-cell table:formula="of:=ABS([.E37]-[.F37])" office:value-type="float" office:value="549" calcext:value-type="float">
            <text:p>549</text:p>
          </table:table-cell>
          <table:table-cell table:number-columns-repeated="2"/>
          <table:table-cell table:formula="of:=COUNTIF([.D$2:.D$1001];[.C37])" office:value-type="float" office:value="0" calcext:value-type="float">
            <text:p>0</text:p>
          </table:table-cell>
          <table:table-cell table:formula="of:=[.C37]*[.J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491 <text:s text:c="2"/>97422</text:p>
          </table:table-cell>
          <table:table-cell/>
          <table:table-cell table:formula="of:=LEFT([.A38];5)" office:value-type="string" office:string-value="91491" calcext:value-type="string">
            <text:p>91491</text:p>
          </table:table-cell>
          <table:table-cell table:formula="of:=RIGHT([.A38];5)" office:value-type="string" office:string-value="97422" calcext:value-type="string">
            <text:p>97422</text:p>
          </table:table-cell>
          <table:table-cell office:value-type="string" office:string-value="12950" calcext:value-type="string">
            <text:p>12950</text:p>
          </table:table-cell>
          <table:table-cell office:value-type="string" office:string-value="13431" calcext:value-type="string">
            <text:p>13431</text:p>
          </table:table-cell>
          <table:table-cell table:formula="of:=ABS([.E38]-[.F38])" office:value-type="float" office:value="481" calcext:value-type="float">
            <text:p>481</text:p>
          </table:table-cell>
          <table:table-cell table:number-columns-repeated="2"/>
          <table:table-cell table:formula="of:=COUNTIF([.D$2:.D$1001];[.C38])" office:value-type="float" office:value="0" calcext:value-type="float">
            <text:p>0</text:p>
          </table:table-cell>
          <table:table-cell table:formula="of:=[.C38]*[.J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858 <text:s text:c="2"/>17299</text:p>
          </table:table-cell>
          <table:table-cell/>
          <table:table-cell table:formula="of:=LEFT([.A39];5)" office:value-type="string" office:string-value="96858" calcext:value-type="string">
            <text:p>96858</text:p>
          </table:table-cell>
          <table:table-cell table:formula="of:=RIGHT([.A39];5)" office:value-type="string" office:string-value="17299" calcext:value-type="string">
            <text:p>17299</text:p>
          </table:table-cell>
          <table:table-cell office:value-type="string" office:string-value="13044" calcext:value-type="string">
            <text:p>13044</text:p>
          </table:table-cell>
          <table:table-cell office:value-type="string" office:string-value="13431" calcext:value-type="string">
            <text:p>13431</text:p>
          </table:table-cell>
          <table:table-cell table:formula="of:=ABS([.E39]-[.F39])" office:value-type="float" office:value="387" calcext:value-type="float">
            <text:p>387</text:p>
          </table:table-cell>
          <table:table-cell table:number-columns-repeated="2"/>
          <table:table-cell table:formula="of:=COUNTIF([.D$2:.D$1001];[.C39])" office:value-type="float" office:value="0" calcext:value-type="float">
            <text:p>0</text:p>
          </table:table-cell>
          <table:table-cell table:formula="of:=[.C39]*[.J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128 <text:s text:c="2"/>75447</text:p>
          </table:table-cell>
          <table:table-cell/>
          <table:table-cell table:formula="of:=LEFT([.A40];5)" office:value-type="string" office:string-value="88128" calcext:value-type="string">
            <text:p>88128</text:p>
          </table:table-cell>
          <table:table-cell table:formula="of:=RIGHT([.A40];5)" office:value-type="string" office:string-value="75447" calcext:value-type="string">
            <text:p>75447</text:p>
          </table:table-cell>
          <table:table-cell office:value-type="string" office:string-value="13180" calcext:value-type="string">
            <text:p>13180</text:p>
          </table:table-cell>
          <table:table-cell office:value-type="string" office:string-value="13431" calcext:value-type="string">
            <text:p>13431</text:p>
          </table:table-cell>
          <table:table-cell table:formula="of:=ABS([.E40]-[.F40])" office:value-type="float" office:value="251" calcext:value-type="float">
            <text:p>251</text:p>
          </table:table-cell>
          <table:table-cell table:number-columns-repeated="2"/>
          <table:table-cell table:formula="of:=COUNTIF([.D$2:.D$1001];[.C40])" office:value-type="float" office:value="0" calcext:value-type="float">
            <text:p>0</text:p>
          </table:table-cell>
          <table:table-cell table:formula="of:=[.C40]*[.J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315 <text:s text:c="2"/>83417</text:p>
          </table:table-cell>
          <table:table-cell/>
          <table:table-cell table:formula="of:=LEFT([.A41];5)" office:value-type="string" office:string-value="82315" calcext:value-type="string">
            <text:p>82315</text:p>
          </table:table-cell>
          <table:table-cell table:formula="of:=RIGHT([.A41];5)" office:value-type="string" office:string-value="83417" calcext:value-type="string">
            <text:p>83417</text:p>
          </table:table-cell>
          <table:table-cell office:value-type="string" office:string-value="13284" calcext:value-type="string">
            <text:p>13284</text:p>
          </table:table-cell>
          <table:table-cell office:value-type="string" office:string-value="13431" calcext:value-type="string">
            <text:p>13431</text:p>
          </table:table-cell>
          <table:table-cell table:formula="of:=ABS([.E41]-[.F41])" office:value-type="float" office:value="147" calcext:value-type="float">
            <text:p>147</text:p>
          </table:table-cell>
          <table:table-cell table:number-columns-repeated="2"/>
          <table:table-cell table:formula="of:=COUNTIF([.D$2:.D$1001];[.C41])" office:value-type="float" office:value="0" calcext:value-type="float">
            <text:p>0</text:p>
          </table:table-cell>
          <table:table-cell table:formula="of:=[.C41]*[.J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263 <text:s text:c="2"/>29681</text:p>
          </table:table-cell>
          <table:table-cell/>
          <table:table-cell table:formula="of:=LEFT([.A42];5)" office:value-type="string" office:string-value="12263" calcext:value-type="string">
            <text:p>12263</text:p>
          </table:table-cell>
          <table:table-cell table:formula="of:=RIGHT([.A42];5)" office:value-type="string" office:string-value="29681" calcext:value-type="string">
            <text:p>29681</text:p>
          </table:table-cell>
          <table:table-cell office:value-type="string" office:string-value="13302" calcext:value-type="string">
            <text:p>13302</text:p>
          </table:table-cell>
          <table:table-cell office:value-type="string" office:string-value="13431" calcext:value-type="string">
            <text:p>13431</text:p>
          </table:table-cell>
          <table:table-cell table:formula="of:=ABS([.E42]-[.F42])" office:value-type="float" office:value="129" calcext:value-type="float">
            <text:p>129</text:p>
          </table:table-cell>
          <table:table-cell table:number-columns-repeated="2"/>
          <table:table-cell table:formula="of:=COUNTIF([.D$2:.D$1001];[.C42])" office:value-type="float" office:value="0" calcext:value-type="float">
            <text:p>0</text:p>
          </table:table-cell>
          <table:table-cell table:formula="of:=[.C42]*[.J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902 <text:s text:c="2"/>35541</text:p>
          </table:table-cell>
          <table:table-cell/>
          <table:table-cell table:formula="of:=LEFT([.A43];5)" office:value-type="string" office:string-value="56902" calcext:value-type="string">
            <text:p>56902</text:p>
          </table:table-cell>
          <table:table-cell table:formula="of:=RIGHT([.A43];5)" office:value-type="string" office:string-value="35541" calcext:value-type="string">
            <text:p>35541</text:p>
          </table:table-cell>
          <table:table-cell office:value-type="string" office:string-value="13431" calcext:value-type="string">
            <text:p>13431</text:p>
          </table:table-cell>
          <table:table-cell office:value-type="string" office:string-value="13431" calcext:value-type="string">
            <text:p>13431</text:p>
          </table:table-cell>
          <table:table-cell table:formula="of:=ABS([.E43]-[.F43])" office:value-type="float" office:value="0" calcext:value-type="float">
            <text:p>0</text:p>
          </table:table-cell>
          <table:table-cell table:number-columns-repeated="2"/>
          <table:table-cell table:formula="of:=COUNTIF([.D$2:.D$1001];[.C43])" office:value-type="float" office:value="0" calcext:value-type="float">
            <text:p>0</text:p>
          </table:table-cell>
          <table:table-cell table:formula="of:=[.C43]*[.J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051 <text:s text:c="2"/>55031</text:p>
          </table:table-cell>
          <table:table-cell/>
          <table:table-cell table:formula="of:=LEFT([.A44];5)" office:value-type="string" office:string-value="16051" calcext:value-type="string">
            <text:p>16051</text:p>
          </table:table-cell>
          <table:table-cell table:formula="of:=RIGHT([.A44];5)" office:value-type="string" office:string-value="55031" calcext:value-type="string">
            <text:p>55031</text:p>
          </table:table-cell>
          <table:table-cell office:value-type="string" office:string-value="13474" calcext:value-type="string">
            <text:p>13474</text:p>
          </table:table-cell>
          <table:table-cell office:value-type="string" office:string-value="13431" calcext:value-type="string">
            <text:p>13431</text:p>
          </table:table-cell>
          <table:table-cell table:formula="of:=ABS([.E44]-[.F44])" office:value-type="float" office:value="43" calcext:value-type="float">
            <text:p>43</text:p>
          </table:table-cell>
          <table:table-cell table:number-columns-repeated="2"/>
          <table:table-cell table:formula="of:=COUNTIF([.D$2:.D$1001];[.C44])" office:value-type="float" office:value="0" calcext:value-type="float">
            <text:p>0</text:p>
          </table:table-cell>
          <table:table-cell table:formula="of:=[.C44]*[.J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613 <text:s text:c="2"/>70247</text:p>
          </table:table-cell>
          <table:table-cell/>
          <table:table-cell table:formula="of:=LEFT([.A45];5)" office:value-type="string" office:string-value="41613" calcext:value-type="string">
            <text:p>41613</text:p>
          </table:table-cell>
          <table:table-cell table:formula="of:=RIGHT([.A45];5)" office:value-type="string" office:string-value="70247" calcext:value-type="string">
            <text:p>70247</text:p>
          </table:table-cell>
          <table:table-cell office:value-type="string" office:string-value="13543" calcext:value-type="string">
            <text:p>13543</text:p>
          </table:table-cell>
          <table:table-cell office:value-type="string" office:string-value="13431" calcext:value-type="string">
            <text:p>13431</text:p>
          </table:table-cell>
          <table:table-cell table:formula="of:=ABS([.E45]-[.F45])" office:value-type="float" office:value="112" calcext:value-type="float">
            <text:p>112</text:p>
          </table:table-cell>
          <table:table-cell table:number-columns-repeated="2"/>
          <table:table-cell table:formula="of:=COUNTIF([.D$2:.D$1001];[.C45])" office:value-type="float" office:value="0" calcext:value-type="float">
            <text:p>0</text:p>
          </table:table-cell>
          <table:table-cell table:formula="of:=[.C45]*[.J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481 <text:s text:c="2"/>82123</text:p>
          </table:table-cell>
          <table:table-cell/>
          <table:table-cell table:formula="of:=LEFT([.A46];5)" office:value-type="string" office:string-value="48481" calcext:value-type="string">
            <text:p>48481</text:p>
          </table:table-cell>
          <table:table-cell table:formula="of:=RIGHT([.A46];5)" office:value-type="string" office:string-value="82123" calcext:value-type="string">
            <text:p>82123</text:p>
          </table:table-cell>
          <table:table-cell office:value-type="string" office:string-value="13575" calcext:value-type="string">
            <text:p>13575</text:p>
          </table:table-cell>
          <table:table-cell office:value-type="string" office:string-value="13431" calcext:value-type="string">
            <text:p>13431</text:p>
          </table:table-cell>
          <table:table-cell table:formula="of:=ABS([.E46]-[.F46])" office:value-type="float" office:value="144" calcext:value-type="float">
            <text:p>144</text:p>
          </table:table-cell>
          <table:table-cell table:number-columns-repeated="2"/>
          <table:table-cell table:formula="of:=COUNTIF([.D$2:.D$1001];[.C46])" office:value-type="float" office:value="0" calcext:value-type="float">
            <text:p>0</text:p>
          </table:table-cell>
          <table:table-cell table:formula="of:=[.C46]*[.J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670 <text:s text:c="2"/>89542</text:p>
          </table:table-cell>
          <table:table-cell/>
          <table:table-cell table:formula="of:=LEFT([.A47];5)" office:value-type="string" office:string-value="39670" calcext:value-type="string">
            <text:p>39670</text:p>
          </table:table-cell>
          <table:table-cell table:formula="of:=RIGHT([.A47];5)" office:value-type="string" office:string-value="89542" calcext:value-type="string">
            <text:p>89542</text:p>
          </table:table-cell>
          <table:table-cell office:value-type="string" office:string-value="13663" calcext:value-type="string">
            <text:p>13663</text:p>
          </table:table-cell>
          <table:table-cell office:value-type="string" office:string-value="13431" calcext:value-type="string">
            <text:p>13431</text:p>
          </table:table-cell>
          <table:table-cell table:formula="of:=ABS([.E47]-[.F47])" office:value-type="float" office:value="232" calcext:value-type="float">
            <text:p>232</text:p>
          </table:table-cell>
          <table:table-cell table:number-columns-repeated="2"/>
          <table:table-cell table:formula="of:=COUNTIF([.D$2:.D$1001];[.C47])" office:value-type="float" office:value="0" calcext:value-type="float">
            <text:p>0</text:p>
          </table:table-cell>
          <table:table-cell table:formula="of:=[.C47]*[.J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830 <text:s text:c="2"/>94024</text:p>
          </table:table-cell>
          <table:table-cell/>
          <table:table-cell table:formula="of:=LEFT([.A48];5)" office:value-type="string" office:string-value="31830" calcext:value-type="string">
            <text:p>31830</text:p>
          </table:table-cell>
          <table:table-cell table:formula="of:=RIGHT([.A48];5)" office:value-type="string" office:string-value="94024" calcext:value-type="string">
            <text:p>94024</text:p>
          </table:table-cell>
          <table:table-cell office:value-type="string" office:string-value="13731" calcext:value-type="string">
            <text:p>13731</text:p>
          </table:table-cell>
          <table:table-cell office:value-type="string" office:string-value="13431" calcext:value-type="string">
            <text:p>13431</text:p>
          </table:table-cell>
          <table:table-cell table:formula="of:=ABS([.E48]-[.F48])" office:value-type="float" office:value="300" calcext:value-type="float">
            <text:p>300</text:p>
          </table:table-cell>
          <table:table-cell table:number-columns-repeated="2"/>
          <table:table-cell table:formula="of:=COUNTIF([.D$2:.D$1001];[.C48])" office:value-type="float" office:value="0" calcext:value-type="float">
            <text:p>0</text:p>
          </table:table-cell>
          <table:table-cell table:formula="of:=[.C48]*[.J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702 <text:s text:c="2"/>46875</text:p>
          </table:table-cell>
          <table:table-cell/>
          <table:table-cell table:formula="of:=LEFT([.A49];5)" office:value-type="string" office:string-value="93702" calcext:value-type="string">
            <text:p>93702</text:p>
          </table:table-cell>
          <table:table-cell table:formula="of:=RIGHT([.A49];5)" office:value-type="string" office:string-value="46875" calcext:value-type="string">
            <text:p>46875</text:p>
          </table:table-cell>
          <table:table-cell office:value-type="string" office:string-value="13910" calcext:value-type="string">
            <text:p>13910</text:p>
          </table:table-cell>
          <table:table-cell office:value-type="string" office:string-value="13431" calcext:value-type="string">
            <text:p>13431</text:p>
          </table:table-cell>
          <table:table-cell table:formula="of:=ABS([.E49]-[.F49])" office:value-type="float" office:value="479" calcext:value-type="float">
            <text:p>479</text:p>
          </table:table-cell>
          <table:table-cell table:number-columns-repeated="2"/>
          <table:table-cell table:formula="of:=COUNTIF([.D$2:.D$1001];[.C49])" office:value-type="float" office:value="0" calcext:value-type="float">
            <text:p>0</text:p>
          </table:table-cell>
          <table:table-cell table:formula="of:=[.C49]*[.J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322 <text:s text:c="2"/>97674</text:p>
          </table:table-cell>
          <table:table-cell/>
          <table:table-cell table:formula="of:=LEFT([.A50];5)" office:value-type="string" office:string-value="27322" calcext:value-type="string">
            <text:p>27322</text:p>
          </table:table-cell>
          <table:table-cell table:formula="of:=RIGHT([.A50];5)" office:value-type="string" office:string-value="97674" calcext:value-type="string">
            <text:p>97674</text:p>
          </table:table-cell>
          <table:table-cell office:value-type="string" office:string-value="13925" calcext:value-type="string">
            <text:p>13925</text:p>
          </table:table-cell>
          <table:table-cell office:value-type="string" office:string-value="13431" calcext:value-type="string">
            <text:p>13431</text:p>
          </table:table-cell>
          <table:table-cell table:formula="of:=ABS([.E50]-[.F50])" office:value-type="float" office:value="494" calcext:value-type="float">
            <text:p>494</text:p>
          </table:table-cell>
          <table:table-cell table:number-columns-repeated="2"/>
          <table:table-cell table:formula="of:=COUNTIF([.D$2:.D$1001];[.C50])" office:value-type="float" office:value="0" calcext:value-type="float">
            <text:p>0</text:p>
          </table:table-cell>
          <table:table-cell table:formula="of:=[.C50]*[.J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697 <text:s text:c="2"/>38394</text:p>
          </table:table-cell>
          <table:table-cell/>
          <table:table-cell table:formula="of:=LEFT([.A51];5)" office:value-type="string" office:string-value="77697" calcext:value-type="string">
            <text:p>77697</text:p>
          </table:table-cell>
          <table:table-cell table:formula="of:=RIGHT([.A51];5)" office:value-type="string" office:string-value="38394" calcext:value-type="string">
            <text:p>38394</text:p>
          </table:table-cell>
          <table:table-cell office:value-type="string" office:string-value="13953" calcext:value-type="string">
            <text:p>13953</text:p>
          </table:table-cell>
          <table:table-cell office:value-type="string" office:string-value="13575" calcext:value-type="string">
            <text:p>13575</text:p>
          </table:table-cell>
          <table:table-cell table:formula="of:=ABS([.E51]-[.F51])" office:value-type="float" office:value="378" calcext:value-type="float">
            <text:p>378</text:p>
          </table:table-cell>
          <table:table-cell table:number-columns-repeated="2"/>
          <table:table-cell table:formula="of:=COUNTIF([.D$2:.D$1001];[.C51])" office:value-type="float" office:value="0" calcext:value-type="float">
            <text:p>0</text:p>
          </table:table-cell>
          <table:table-cell table:formula="of:=[.C51]*[.J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569 <text:s text:c="2"/>43603</text:p>
          </table:table-cell>
          <table:table-cell/>
          <table:table-cell table:formula="of:=LEFT([.A52];5)" office:value-type="string" office:string-value="12569" calcext:value-type="string">
            <text:p>12569</text:p>
          </table:table-cell>
          <table:table-cell table:formula="of:=RIGHT([.A52];5)" office:value-type="string" office:string-value="43603" calcext:value-type="string">
            <text:p>43603</text:p>
          </table:table-cell>
          <table:table-cell office:value-type="string" office:string-value="13968" calcext:value-type="string">
            <text:p>13968</text:p>
          </table:table-cell>
          <table:table-cell office:value-type="string" office:string-value="13575" calcext:value-type="string">
            <text:p>13575</text:p>
          </table:table-cell>
          <table:table-cell table:formula="of:=ABS([.E52]-[.F52])" office:value-type="float" office:value="393" calcext:value-type="float">
            <text:p>393</text:p>
          </table:table-cell>
          <table:table-cell table:number-columns-repeated="2"/>
          <table:table-cell table:formula="of:=COUNTIF([.D$2:.D$1001];[.C52])" office:value-type="float" office:value="0" calcext:value-type="float">
            <text:p>0</text:p>
          </table:table-cell>
          <table:table-cell table:formula="of:=[.C52]*[.J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225 <text:s text:c="2"/>13575</text:p>
          </table:table-cell>
          <table:table-cell/>
          <table:table-cell table:formula="of:=LEFT([.A53];5)" office:value-type="string" office:string-value="35225" calcext:value-type="string">
            <text:p>35225</text:p>
          </table:table-cell>
          <table:table-cell table:formula="of:=RIGHT([.A53];5)" office:value-type="string" office:string-value="13575" calcext:value-type="string">
            <text:p>13575</text:p>
          </table:table-cell>
          <table:table-cell office:value-type="string" office:string-value="14035" calcext:value-type="string">
            <text:p>14035</text:p>
          </table:table-cell>
          <table:table-cell office:value-type="string" office:string-value="13575" calcext:value-type="string">
            <text:p>13575</text:p>
          </table:table-cell>
          <table:table-cell table:formula="of:=ABS([.E53]-[.F53])" office:value-type="float" office:value="460" calcext:value-type="float">
            <text:p>460</text:p>
          </table:table-cell>
          <table:table-cell table:number-columns-repeated="2"/>
          <table:table-cell table:formula="of:=COUNTIF([.D$2:.D$1001];[.C53])" office:value-type="float" office:value="0" calcext:value-type="float">
            <text:p>0</text:p>
          </table:table-cell>
          <table:table-cell table:formula="of:=[.C53]*[.J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674 <text:s text:c="2"/>47405</text:p>
          </table:table-cell>
          <table:table-cell/>
          <table:table-cell table:formula="of:=LEFT([.A54];5)" office:value-type="string" office:string-value="59674" calcext:value-type="string">
            <text:p>59674</text:p>
          </table:table-cell>
          <table:table-cell table:formula="of:=RIGHT([.A54];5)" office:value-type="string" office:string-value="47405" calcext:value-type="string">
            <text:p>47405</text:p>
          </table:table-cell>
          <table:table-cell office:value-type="string" office:string-value="14066" calcext:value-type="string">
            <text:p>14066</text:p>
          </table:table-cell>
          <table:table-cell office:value-type="string" office:string-value="13575" calcext:value-type="string">
            <text:p>13575</text:p>
          </table:table-cell>
          <table:table-cell table:formula="of:=ABS([.E54]-[.F54])" office:value-type="float" office:value="491" calcext:value-type="float">
            <text:p>491</text:p>
          </table:table-cell>
          <table:table-cell table:number-columns-repeated="2"/>
          <table:table-cell table:formula="of:=COUNTIF([.D$2:.D$1001];[.C54])" office:value-type="float" office:value="0" calcext:value-type="float">
            <text:p>0</text:p>
          </table:table-cell>
          <table:table-cell table:formula="of:=[.C54]*[.J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319 <text:s text:c="2"/>89542</text:p>
          </table:table-cell>
          <table:table-cell/>
          <table:table-cell table:formula="of:=LEFT([.A55];5)" office:value-type="string" office:string-value="18319" calcext:value-type="string">
            <text:p>18319</text:p>
          </table:table-cell>
          <table:table-cell table:formula="of:=RIGHT([.A55];5)" office:value-type="string" office:string-value="89542" calcext:value-type="string">
            <text:p>89542</text:p>
          </table:table-cell>
          <table:table-cell office:value-type="string" office:string-value="14158" calcext:value-type="string">
            <text:p>14158</text:p>
          </table:table-cell>
          <table:table-cell office:value-type="string" office:string-value="13575" calcext:value-type="string">
            <text:p>13575</text:p>
          </table:table-cell>
          <table:table-cell table:formula="of:=ABS([.E55]-[.F55])" office:value-type="float" office:value="583" calcext:value-type="float">
            <text:p>583</text:p>
          </table:table-cell>
          <table:table-cell table:number-columns-repeated="2"/>
          <table:table-cell table:formula="of:=COUNTIF([.D$2:.D$1001];[.C55])" office:value-type="float" office:value="0" calcext:value-type="float">
            <text:p>0</text:p>
          </table:table-cell>
          <table:table-cell table:formula="of:=[.C55]*[.J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626 <text:s text:c="2"/>68373</text:p>
          </table:table-cell>
          <table:table-cell/>
          <table:table-cell table:formula="of:=LEFT([.A56];5)" office:value-type="string" office:string-value="88626" calcext:value-type="string">
            <text:p>88626</text:p>
          </table:table-cell>
          <table:table-cell table:formula="of:=RIGHT([.A56];5)" office:value-type="string" office:string-value="68373" calcext:value-type="string">
            <text:p>68373</text:p>
          </table:table-cell>
          <table:table-cell office:value-type="string" office:string-value="14367" calcext:value-type="string">
            <text:p>14367</text:p>
          </table:table-cell>
          <table:table-cell office:value-type="string" office:string-value="13575" calcext:value-type="string">
            <text:p>13575</text:p>
          </table:table-cell>
          <table:table-cell table:formula="of:=ABS([.E56]-[.F56])" office:value-type="float" office:value="792" calcext:value-type="float">
            <text:p>792</text:p>
          </table:table-cell>
          <table:table-cell table:number-columns-repeated="2"/>
          <table:table-cell table:formula="of:=COUNTIF([.D$2:.D$1001];[.C56])" office:value-type="float" office:value="0" calcext:value-type="float">
            <text:p>0</text:p>
          </table:table-cell>
          <table:table-cell table:formula="of:=[.C56]*[.J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170 <text:s text:c="2"/>74493</text:p>
          </table:table-cell>
          <table:table-cell/>
          <table:table-cell table:formula="of:=LEFT([.A57];5)" office:value-type="string" office:string-value="26170" calcext:value-type="string">
            <text:p>26170</text:p>
          </table:table-cell>
          <table:table-cell table:formula="of:=RIGHT([.A57];5)" office:value-type="string" office:string-value="74493" calcext:value-type="string">
            <text:p>74493</text:p>
          </table:table-cell>
          <table:table-cell office:value-type="string" office:string-value="14385" calcext:value-type="string">
            <text:p>14385</text:p>
          </table:table-cell>
          <table:table-cell office:value-type="string" office:string-value="13575" calcext:value-type="string">
            <text:p>13575</text:p>
          </table:table-cell>
          <table:table-cell table:formula="of:=ABS([.E57]-[.F57])" office:value-type="float" office:value="810" calcext:value-type="float">
            <text:p>810</text:p>
          </table:table-cell>
          <table:table-cell table:number-columns-repeated="2"/>
          <table:table-cell table:formula="of:=COUNTIF([.D$2:.D$1001];[.C57])" office:value-type="float" office:value="0" calcext:value-type="float">
            <text:p>0</text:p>
          </table:table-cell>
          <table:table-cell table:formula="of:=[.C57]*[.J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247 <text:s text:c="2"/>91908</text:p>
          </table:table-cell>
          <table:table-cell/>
          <table:table-cell table:formula="of:=LEFT([.A58];5)" office:value-type="string" office:string-value="70247" calcext:value-type="string">
            <text:p>70247</text:p>
          </table:table-cell>
          <table:table-cell table:formula="of:=RIGHT([.A58];5)" office:value-type="string" office:string-value="91908" calcext:value-type="string">
            <text:p>91908</text:p>
          </table:table-cell>
          <table:table-cell office:value-type="string" office:string-value="14687" calcext:value-type="string">
            <text:p>14687</text:p>
          </table:table-cell>
          <table:table-cell office:value-type="string" office:string-value="13575" calcext:value-type="string">
            <text:p>13575</text:p>
          </table:table-cell>
          <table:table-cell table:formula="of:=ABS([.E58]-[.F58])" office:value-type="float" office:value="1112" calcext:value-type="float">
            <text:p>1112</text:p>
          </table:table-cell>
          <table:table-cell table:number-columns-repeated="2"/>
          <table:table-cell table:formula="of:=COUNTIF([.D$2:.D$1001];[.C58])" office:value-type="float" office:value="19" calcext:value-type="float">
            <text:p>19</text:p>
          </table:table-cell>
          <table:table-cell table:formula="of:=[.C58]*[.J58]" office:value-type="float" office:value="1334693" calcext:value-type="float">
            <text:p>1334693</text:p>
          </table:table-cell>
          <table:table-cell/>
        </table:table-row>
        <table:table-row table:style-name="ro1">
          <table:table-cell office:value-type="string" calcext:value-type="string">
            <text:p>38965 <text:s text:c="2"/>28783</text:p>
          </table:table-cell>
          <table:table-cell/>
          <table:table-cell table:formula="of:=LEFT([.A59];5)" office:value-type="string" office:string-value="38965" calcext:value-type="string">
            <text:p>38965</text:p>
          </table:table-cell>
          <table:table-cell table:formula="of:=RIGHT([.A59];5)" office:value-type="string" office:string-value="28783" calcext:value-type="string">
            <text:p>28783</text:p>
          </table:table-cell>
          <table:table-cell office:value-type="string" office:string-value="14898" calcext:value-type="string">
            <text:p>14898</text:p>
          </table:table-cell>
          <table:table-cell office:value-type="string" office:string-value="13575" calcext:value-type="string">
            <text:p>13575</text:p>
          </table:table-cell>
          <table:table-cell table:formula="of:=ABS([.E59]-[.F59])" office:value-type="float" office:value="1323" calcext:value-type="float">
            <text:p>1323</text:p>
          </table:table-cell>
          <table:table-cell table:number-columns-repeated="2"/>
          <table:table-cell table:formula="of:=COUNTIF([.D$2:.D$1001];[.C59])" office:value-type="float" office:value="0" calcext:value-type="float">
            <text:p>0</text:p>
          </table:table-cell>
          <table:table-cell table:formula="of:=[.C59]*[.J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976 <text:s text:c="2"/>51470</text:p>
          </table:table-cell>
          <table:table-cell/>
          <table:table-cell table:formula="of:=LEFT([.A60];5)" office:value-type="string" office:string-value="52976" calcext:value-type="string">
            <text:p>52976</text:p>
          </table:table-cell>
          <table:table-cell table:formula="of:=RIGHT([.A60];5)" office:value-type="string" office:string-value="51470" calcext:value-type="string">
            <text:p>51470</text:p>
          </table:table-cell>
          <table:table-cell office:value-type="string" office:string-value="14916" calcext:value-type="string">
            <text:p>14916</text:p>
          </table:table-cell>
          <table:table-cell office:value-type="string" office:string-value="13575" calcext:value-type="string">
            <text:p>13575</text:p>
          </table:table-cell>
          <table:table-cell table:formula="of:=ABS([.E60]-[.F60])" office:value-type="float" office:value="1341" calcext:value-type="float">
            <text:p>1341</text:p>
          </table:table-cell>
          <table:table-cell table:number-columns-repeated="2"/>
          <table:table-cell table:formula="of:=COUNTIF([.D$2:.D$1001];[.C60])" office:value-type="float" office:value="0" calcext:value-type="float">
            <text:p>0</text:p>
          </table:table-cell>
          <table:table-cell table:formula="of:=[.C60]*[.J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339 <text:s text:c="2"/>80450</text:p>
          </table:table-cell>
          <table:table-cell/>
          <table:table-cell table:formula="of:=LEFT([.A61];5)" office:value-type="string" office:string-value="15339" calcext:value-type="string">
            <text:p>15339</text:p>
          </table:table-cell>
          <table:table-cell table:formula="of:=RIGHT([.A61];5)" office:value-type="string" office:string-value="80450" calcext:value-type="string">
            <text:p>80450</text:p>
          </table:table-cell>
          <table:table-cell office:value-type="string" office:string-value="15202" calcext:value-type="string">
            <text:p>15202</text:p>
          </table:table-cell>
          <table:table-cell office:value-type="string" office:string-value="13575" calcext:value-type="string">
            <text:p>13575</text:p>
          </table:table-cell>
          <table:table-cell table:formula="of:=ABS([.E61]-[.F61])" office:value-type="float" office:value="1627" calcext:value-type="float">
            <text:p>1627</text:p>
          </table:table-cell>
          <table:table-cell table:number-columns-repeated="2"/>
          <table:table-cell table:formula="of:=COUNTIF([.D$2:.D$1001];[.C61])" office:value-type="float" office:value="0" calcext:value-type="float">
            <text:p>0</text:p>
          </table:table-cell>
          <table:table-cell table:formula="of:=[.C61]*[.J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244 <text:s text:c="2"/>13084</text:p>
          </table:table-cell>
          <table:table-cell/>
          <table:table-cell table:formula="of:=LEFT([.A62];5)" office:value-type="string" office:string-value="72244" calcext:value-type="string">
            <text:p>72244</text:p>
          </table:table-cell>
          <table:table-cell table:formula="of:=RIGHT([.A62];5)" office:value-type="string" office:string-value="13084" calcext:value-type="string">
            <text:p>13084</text:p>
          </table:table-cell>
          <table:table-cell office:value-type="string" office:string-value="15222" calcext:value-type="string">
            <text:p>15222</text:p>
          </table:table-cell>
          <table:table-cell office:value-type="string" office:string-value="13575" calcext:value-type="string">
            <text:p>13575</text:p>
          </table:table-cell>
          <table:table-cell table:formula="of:=ABS([.E62]-[.F62])" office:value-type="float" office:value="1647" calcext:value-type="float">
            <text:p>1647</text:p>
          </table:table-cell>
          <table:table-cell table:number-columns-repeated="2"/>
          <table:table-cell table:formula="of:=COUNTIF([.D$2:.D$1001];[.C62])" office:value-type="float" office:value="0" calcext:value-type="float">
            <text:p>0</text:p>
          </table:table-cell>
          <table:table-cell table:formula="of:=[.C62]*[.J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476 <text:s text:c="2"/>91257</text:p>
          </table:table-cell>
          <table:table-cell/>
          <table:table-cell table:formula="of:=LEFT([.A63];5)" office:value-type="string" office:string-value="46476" calcext:value-type="string">
            <text:p>46476</text:p>
          </table:table-cell>
          <table:table-cell table:formula="of:=RIGHT([.A63];5)" office:value-type="string" office:string-value="91257" calcext:value-type="string">
            <text:p>91257</text:p>
          </table:table-cell>
          <table:table-cell office:value-type="string" office:string-value="15262" calcext:value-type="string">
            <text:p>15262</text:p>
          </table:table-cell>
          <table:table-cell office:value-type="string" office:string-value="13575" calcext:value-type="string">
            <text:p>13575</text:p>
          </table:table-cell>
          <table:table-cell table:formula="of:=ABS([.E63]-[.F63])" office:value-type="float" office:value="1687" calcext:value-type="float">
            <text:p>1687</text:p>
          </table:table-cell>
          <table:table-cell table:number-columns-repeated="2"/>
          <table:table-cell table:formula="of:=COUNTIF([.D$2:.D$1001];[.C63])" office:value-type="float" office:value="0" calcext:value-type="float">
            <text:p>0</text:p>
          </table:table-cell>
          <table:table-cell table:formula="of:=[.C63]*[.J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615 <text:s text:c="2"/>43109</text:p>
          </table:table-cell>
          <table:table-cell/>
          <table:table-cell table:formula="of:=LEFT([.A64];5)" office:value-type="string" office:string-value="11615" calcext:value-type="string">
            <text:p>11615</text:p>
          </table:table-cell>
          <table:table-cell table:formula="of:=RIGHT([.A64];5)" office:value-type="string" office:string-value="43109" calcext:value-type="string">
            <text:p>43109</text:p>
          </table:table-cell>
          <table:table-cell office:value-type="string" office:string-value="15283" calcext:value-type="string">
            <text:p>15283</text:p>
          </table:table-cell>
          <table:table-cell office:value-type="string" office:string-value="13575" calcext:value-type="string">
            <text:p>13575</text:p>
          </table:table-cell>
          <table:table-cell table:formula="of:=ABS([.E64]-[.F64])" office:value-type="float" office:value="1708" calcext:value-type="float">
            <text:p>1708</text:p>
          </table:table-cell>
          <table:table-cell table:number-columns-repeated="2"/>
          <table:table-cell table:formula="of:=COUNTIF([.D$2:.D$1001];[.C64])" office:value-type="float" office:value="0" calcext:value-type="float">
            <text:p>0</text:p>
          </table:table-cell>
          <table:table-cell table:formula="of:=[.C64]*[.J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556 <text:s text:c="2"/>35200</text:p>
          </table:table-cell>
          <table:table-cell/>
          <table:table-cell table:formula="of:=LEFT([.A65];5)" office:value-type="string" office:string-value="92556" calcext:value-type="string">
            <text:p>92556</text:p>
          </table:table-cell>
          <table:table-cell table:formula="of:=RIGHT([.A65];5)" office:value-type="string" office:string-value="35200" calcext:value-type="string">
            <text:p>35200</text:p>
          </table:table-cell>
          <table:table-cell office:value-type="string" office:string-value="15339" calcext:value-type="string">
            <text:p>15339</text:p>
          </table:table-cell>
          <table:table-cell office:value-type="string" office:string-value="13575" calcext:value-type="string">
            <text:p>13575</text:p>
          </table:table-cell>
          <table:table-cell table:formula="of:=ABS([.E65]-[.F65])" office:value-type="float" office:value="1764" calcext:value-type="float">
            <text:p>1764</text:p>
          </table:table-cell>
          <table:table-cell table:number-columns-repeated="2"/>
          <table:table-cell table:formula="of:=COUNTIF([.D$2:.D$1001];[.C65])" office:value-type="float" office:value="0" calcext:value-type="float">
            <text:p>0</text:p>
          </table:table-cell>
          <table:table-cell table:formula="of:=[.C65]*[.J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522 <text:s text:c="2"/>17599</text:p>
          </table:table-cell>
          <table:table-cell/>
          <table:table-cell table:formula="of:=LEFT([.A66];5)" office:value-type="string" office:string-value="30522" calcext:value-type="string">
            <text:p>30522</text:p>
          </table:table-cell>
          <table:table-cell table:formula="of:=RIGHT([.A66];5)" office:value-type="string" office:string-value="17599" calcext:value-type="string">
            <text:p>17599</text:p>
          </table:table-cell>
          <table:table-cell office:value-type="string" office:string-value="15438" calcext:value-type="string">
            <text:p>15438</text:p>
          </table:table-cell>
          <table:table-cell office:value-type="string" office:string-value="13575" calcext:value-type="string">
            <text:p>13575</text:p>
          </table:table-cell>
          <table:table-cell table:formula="of:=ABS([.E66]-[.F66])" office:value-type="float" office:value="1863" calcext:value-type="float">
            <text:p>1863</text:p>
          </table:table-cell>
          <table:table-cell table:number-columns-repeated="2"/>
          <table:table-cell table:formula="of:=COUNTIF([.D$2:.D$1001];[.C66])" office:value-type="float" office:value="0" calcext:value-type="float">
            <text:p>0</text:p>
          </table:table-cell>
          <table:table-cell table:formula="of:=[.C66]*[.J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667 <text:s text:c="2"/>55031</text:p>
          </table:table-cell>
          <table:table-cell/>
          <table:table-cell table:formula="of:=LEFT([.A67];5)" office:value-type="string" office:string-value="52667" calcext:value-type="string">
            <text:p>52667</text:p>
          </table:table-cell>
          <table:table-cell table:formula="of:=RIGHT([.A67];5)" office:value-type="string" office:string-value="55031" calcext:value-type="string">
            <text:p>55031</text:p>
          </table:table-cell>
          <table:table-cell office:value-type="string" office:string-value="15572" calcext:value-type="string">
            <text:p>15572</text:p>
          </table:table-cell>
          <table:table-cell office:value-type="string" office:string-value="13575" calcext:value-type="string">
            <text:p>13575</text:p>
          </table:table-cell>
          <table:table-cell table:formula="of:=ABS([.E67]-[.F67])" office:value-type="float" office:value="1997" calcext:value-type="float">
            <text:p>1997</text:p>
          </table:table-cell>
          <table:table-cell table:number-columns-repeated="2"/>
          <table:table-cell table:formula="of:=COUNTIF([.D$2:.D$1001];[.C67])" office:value-type="float" office:value="0" calcext:value-type="float">
            <text:p>0</text:p>
          </table:table-cell>
          <table:table-cell table:formula="of:=[.C67]*[.J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811 <text:s text:c="2"/>24081</text:p>
          </table:table-cell>
          <table:table-cell/>
          <table:table-cell table:formula="of:=LEFT([.A68];5)" office:value-type="string" office:string-value="61811" calcext:value-type="string">
            <text:p>61811</text:p>
          </table:table-cell>
          <table:table-cell table:formula="of:=RIGHT([.A68];5)" office:value-type="string" office:string-value="24081" calcext:value-type="string">
            <text:p>24081</text:p>
          </table:table-cell>
          <table:table-cell office:value-type="string" office:string-value="15593" calcext:value-type="string">
            <text:p>15593</text:p>
          </table:table-cell>
          <table:table-cell office:value-type="string" office:string-value="13575" calcext:value-type="string">
            <text:p>13575</text:p>
          </table:table-cell>
          <table:table-cell table:formula="of:=ABS([.E68]-[.F68])" office:value-type="float" office:value="2018" calcext:value-type="float">
            <text:p>2018</text:p>
          </table:table-cell>
          <table:table-cell table:number-columns-repeated="2"/>
          <table:table-cell table:formula="of:=COUNTIF([.D$2:.D$1001];[.C68])" office:value-type="float" office:value="0" calcext:value-type="float">
            <text:p>0</text:p>
          </table:table-cell>
          <table:table-cell table:formula="of:=[.C68]*[.J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611 <text:s text:c="2"/>55031</text:p>
          </table:table-cell>
          <table:table-cell/>
          <table:table-cell table:formula="of:=LEFT([.A69];5)" office:value-type="string" office:string-value="15611" calcext:value-type="string">
            <text:p>15611</text:p>
          </table:table-cell>
          <table:table-cell table:formula="of:=RIGHT([.A69];5)" office:value-type="string" office:string-value="55031" calcext:value-type="string">
            <text:p>55031</text:p>
          </table:table-cell>
          <table:table-cell office:value-type="string" office:string-value="15611" calcext:value-type="string">
            <text:p>15611</text:p>
          </table:table-cell>
          <table:table-cell office:value-type="string" office:string-value="13575" calcext:value-type="string">
            <text:p>13575</text:p>
          </table:table-cell>
          <table:table-cell table:formula="of:=ABS([.E69]-[.F69])" office:value-type="float" office:value="2036" calcext:value-type="float">
            <text:p>2036</text:p>
          </table:table-cell>
          <table:table-cell table:number-columns-repeated="2"/>
          <table:table-cell table:formula="of:=COUNTIF([.D$2:.D$1001];[.C69])" office:value-type="float" office:value="0" calcext:value-type="float">
            <text:p>0</text:p>
          </table:table-cell>
          <table:table-cell table:formula="of:=[.C69]*[.J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461 <text:s text:c="2"/>62239</text:p>
          </table:table-cell>
          <table:table-cell/>
          <table:table-cell table:formula="of:=LEFT([.A70];5)" office:value-type="string" office:string-value="31461" calcext:value-type="string">
            <text:p>31461</text:p>
          </table:table-cell>
          <table:table-cell table:formula="of:=RIGHT([.A70];5)" office:value-type="string" office:string-value="62239" calcext:value-type="string">
            <text:p>62239</text:p>
          </table:table-cell>
          <table:table-cell office:value-type="string" office:string-value="15712" calcext:value-type="string">
            <text:p>15712</text:p>
          </table:table-cell>
          <table:table-cell office:value-type="string" office:string-value="13864" calcext:value-type="string">
            <text:p>13864</text:p>
          </table:table-cell>
          <table:table-cell table:formula="of:=ABS([.E70]-[.F70])" office:value-type="float" office:value="1848" calcext:value-type="float">
            <text:p>1848</text:p>
          </table:table-cell>
          <table:table-cell table:number-columns-repeated="2"/>
          <table:table-cell table:formula="of:=COUNTIF([.D$2:.D$1001];[.C70])" office:value-type="float" office:value="0" calcext:value-type="float">
            <text:p>0</text:p>
          </table:table-cell>
          <table:table-cell table:formula="of:=[.C70]*[.J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424 <text:s text:c="2"/>16768</text:p>
          </table:table-cell>
          <table:table-cell/>
          <table:table-cell table:formula="of:=LEFT([.A71];5)" office:value-type="string" office:string-value="36424" calcext:value-type="string">
            <text:p>36424</text:p>
          </table:table-cell>
          <table:table-cell table:formula="of:=RIGHT([.A71];5)" office:value-type="string" office:string-value="16768" calcext:value-type="string">
            <text:p>16768</text:p>
          </table:table-cell>
          <table:table-cell office:value-type="string" office:string-value="15753" calcext:value-type="string">
            <text:p>15753</text:p>
          </table:table-cell>
          <table:table-cell office:value-type="string" office:string-value="13897" calcext:value-type="string">
            <text:p>13897</text:p>
          </table:table-cell>
          <table:table-cell table:formula="of:=ABS([.E71]-[.F71])" office:value-type="float" office:value="1856" calcext:value-type="float">
            <text:p>1856</text:p>
          </table:table-cell>
          <table:table-cell table:number-columns-repeated="2"/>
          <table:table-cell table:formula="of:=COUNTIF([.D$2:.D$1001];[.C71])" office:value-type="float" office:value="0" calcext:value-type="float">
            <text:p>0</text:p>
          </table:table-cell>
          <table:table-cell table:formula="of:=[.C71]*[.J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745 <text:s text:c="2"/>44773</text:p>
          </table:table-cell>
          <table:table-cell/>
          <table:table-cell table:formula="of:=LEFT([.A72];5)" office:value-type="string" office:string-value="92745" calcext:value-type="string">
            <text:p>92745</text:p>
          </table:table-cell>
          <table:table-cell table:formula="of:=RIGHT([.A72];5)" office:value-type="string" office:string-value="44773" calcext:value-type="string">
            <text:p>44773</text:p>
          </table:table-cell>
          <table:table-cell office:value-type="string" office:string-value="15808" calcext:value-type="string">
            <text:p>15808</text:p>
          </table:table-cell>
          <table:table-cell office:value-type="string" office:string-value="13961" calcext:value-type="string">
            <text:p>13961</text:p>
          </table:table-cell>
          <table:table-cell table:formula="of:=ABS([.E72]-[.F72])" office:value-type="float" office:value="1847" calcext:value-type="float">
            <text:p>1847</text:p>
          </table:table-cell>
          <table:table-cell table:number-columns-repeated="2"/>
          <table:table-cell table:formula="of:=COUNTIF([.D$2:.D$1001];[.C72])" office:value-type="float" office:value="0" calcext:value-type="float">
            <text:p>0</text:p>
          </table:table-cell>
          <table:table-cell table:formula="of:=[.C72]*[.J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246 <text:s text:c="2"/>50548</text:p>
          </table:table-cell>
          <table:table-cell/>
          <table:table-cell table:formula="of:=LEFT([.A73];5)" office:value-type="string" office:string-value="10246" calcext:value-type="string">
            <text:p>10246</text:p>
          </table:table-cell>
          <table:table-cell table:formula="of:=RIGHT([.A73];5)" office:value-type="string" office:string-value="50548" calcext:value-type="string">
            <text:p>50548</text:p>
          </table:table-cell>
          <table:table-cell office:value-type="string" office:string-value="15814" calcext:value-type="string">
            <text:p>15814</text:p>
          </table:table-cell>
          <table:table-cell office:value-type="string" office:string-value="14094" calcext:value-type="string">
            <text:p>14094</text:p>
          </table:table-cell>
          <table:table-cell table:formula="of:=ABS([.E73]-[.F73])" office:value-type="float" office:value="1720" calcext:value-type="float">
            <text:p>1720</text:p>
          </table:table-cell>
          <table:table-cell table:number-columns-repeated="2"/>
          <table:table-cell table:formula="of:=COUNTIF([.D$2:.D$1001];[.C73])" office:value-type="float" office:value="0" calcext:value-type="float">
            <text:p>0</text:p>
          </table:table-cell>
          <table:table-cell table:formula="of:=[.C73]*[.J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509 <text:s text:c="2"/>28934</text:p>
          </table:table-cell>
          <table:table-cell/>
          <table:table-cell table:formula="of:=LEFT([.A74];5)" office:value-type="string" office:string-value="86509" calcext:value-type="string">
            <text:p>86509</text:p>
          </table:table-cell>
          <table:table-cell table:formula="of:=RIGHT([.A74];5)" office:value-type="string" office:string-value="28934" calcext:value-type="string">
            <text:p>28934</text:p>
          </table:table-cell>
          <table:table-cell office:value-type="string" office:string-value="15843" calcext:value-type="string">
            <text:p>15843</text:p>
          </table:table-cell>
          <table:table-cell office:value-type="string" office:string-value="14222" calcext:value-type="string">
            <text:p>14222</text:p>
          </table:table-cell>
          <table:table-cell table:formula="of:=ABS([.E74]-[.F74])" office:value-type="float" office:value="1621" calcext:value-type="float">
            <text:p>1621</text:p>
          </table:table-cell>
          <table:table-cell table:number-columns-repeated="2"/>
          <table:table-cell table:formula="of:=COUNTIF([.D$2:.D$1001];[.C74])" office:value-type="float" office:value="0" calcext:value-type="float">
            <text:p>0</text:p>
          </table:table-cell>
          <table:table-cell table:formula="of:=[.C74]*[.J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418 <text:s text:c="2"/>78893</text:p>
          </table:table-cell>
          <table:table-cell/>
          <table:table-cell table:formula="of:=LEFT([.A75];5)" office:value-type="string" office:string-value="45418" calcext:value-type="string">
            <text:p>45418</text:p>
          </table:table-cell>
          <table:table-cell table:formula="of:=RIGHT([.A75];5)" office:value-type="string" office:string-value="78893" calcext:value-type="string">
            <text:p>78893</text:p>
          </table:table-cell>
          <table:table-cell office:value-type="string" office:string-value="15961" calcext:value-type="string">
            <text:p>15961</text:p>
          </table:table-cell>
          <table:table-cell office:value-type="string" office:string-value="14241" calcext:value-type="string">
            <text:p>14241</text:p>
          </table:table-cell>
          <table:table-cell table:formula="of:=ABS([.E75]-[.F75])" office:value-type="float" office:value="1720" calcext:value-type="float">
            <text:p>1720</text:p>
          </table:table-cell>
          <table:table-cell table:number-columns-repeated="2"/>
          <table:table-cell table:formula="of:=COUNTIF([.D$2:.D$1001];[.C75])" office:value-type="float" office:value="0" calcext:value-type="float">
            <text:p>0</text:p>
          </table:table-cell>
          <table:table-cell table:formula="of:=[.C75]*[.J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156 <text:s text:c="2"/>63696</text:p>
          </table:table-cell>
          <table:table-cell/>
          <table:table-cell table:formula="of:=LEFT([.A76];5)" office:value-type="string" office:string-value="45156" calcext:value-type="string">
            <text:p>45156</text:p>
          </table:table-cell>
          <table:table-cell table:formula="of:=RIGHT([.A76];5)" office:value-type="string" office:string-value="63696" calcext:value-type="string">
            <text:p>63696</text:p>
          </table:table-cell>
          <table:table-cell office:value-type="string" office:string-value="16051" calcext:value-type="string">
            <text:p>16051</text:p>
          </table:table-cell>
          <table:table-cell office:value-type="string" office:string-value="14331" calcext:value-type="string">
            <text:p>14331</text:p>
          </table:table-cell>
          <table:table-cell table:formula="of:=ABS([.E76]-[.F76])" office:value-type="float" office:value="1720" calcext:value-type="float">
            <text:p>1720</text:p>
          </table:table-cell>
          <table:table-cell table:number-columns-repeated="2"/>
          <table:table-cell table:formula="of:=COUNTIF([.D$2:.D$1001];[.C76])" office:value-type="float" office:value="6" calcext:value-type="float">
            <text:p>6</text:p>
          </table:table-cell>
          <table:table-cell table:formula="of:=[.C76]*[.J76]" office:value-type="float" office:value="270936" calcext:value-type="float">
            <text:p>270936</text:p>
          </table:table-cell>
          <table:table-cell/>
        </table:table-row>
        <table:table-row table:style-name="ro1">
          <table:table-cell office:value-type="string" calcext:value-type="string">
            <text:p>95535 <text:s text:c="2"/>55031</text:p>
          </table:table-cell>
          <table:table-cell/>
          <table:table-cell table:formula="of:=LEFT([.A77];5)" office:value-type="string" office:string-value="95535" calcext:value-type="string">
            <text:p>95535</text:p>
          </table:table-cell>
          <table:table-cell table:formula="of:=RIGHT([.A77];5)" office:value-type="string" office:string-value="55031" calcext:value-type="string">
            <text:p>55031</text:p>
          </table:table-cell>
          <table:table-cell office:value-type="string" office:string-value="16058" calcext:value-type="string">
            <text:p>16058</text:p>
          </table:table-cell>
          <table:table-cell office:value-type="string" office:string-value="14382" calcext:value-type="string">
            <text:p>14382</text:p>
          </table:table-cell>
          <table:table-cell table:formula="of:=ABS([.E77]-[.F77])" office:value-type="float" office:value="1676" calcext:value-type="float">
            <text:p>1676</text:p>
          </table:table-cell>
          <table:table-cell table:number-columns-repeated="2"/>
          <table:table-cell table:formula="of:=COUNTIF([.D$2:.D$1001];[.C77])" office:value-type="float" office:value="0" calcext:value-type="float">
            <text:p>0</text:p>
          </table:table-cell>
          <table:table-cell table:formula="of:=[.C77]*[.J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691 <text:s text:c="2"/>96423</text:p>
          </table:table-cell>
          <table:table-cell/>
          <table:table-cell table:formula="of:=LEFT([.A78];5)" office:value-type="string" office:string-value="16691" calcext:value-type="string">
            <text:p>16691</text:p>
          </table:table-cell>
          <table:table-cell table:formula="of:=RIGHT([.A78];5)" office:value-type="string" office:string-value="96423" calcext:value-type="string">
            <text:p>96423</text:p>
          </table:table-cell>
          <table:table-cell office:value-type="string" office:string-value="16078" calcext:value-type="string">
            <text:p>16078</text:p>
          </table:table-cell>
          <table:table-cell office:value-type="string" office:string-value="14556" calcext:value-type="string">
            <text:p>14556</text:p>
          </table:table-cell>
          <table:table-cell table:formula="of:=ABS([.E78]-[.F78])" office:value-type="float" office:value="1522" calcext:value-type="float">
            <text:p>1522</text:p>
          </table:table-cell>
          <table:table-cell table:number-columns-repeated="2"/>
          <table:table-cell table:formula="of:=COUNTIF([.D$2:.D$1001];[.C78])" office:value-type="float" office:value="0" calcext:value-type="float">
            <text:p>0</text:p>
          </table:table-cell>
          <table:table-cell table:formula="of:=[.C78]*[.J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778 <text:s text:c="2"/>43603</text:p>
          </table:table-cell>
          <table:table-cell/>
          <table:table-cell table:formula="of:=LEFT([.A79];5)" office:value-type="string" office:string-value="43778" calcext:value-type="string">
            <text:p>43778</text:p>
          </table:table-cell>
          <table:table-cell table:formula="of:=RIGHT([.A79];5)" office:value-type="string" office:string-value="43603" calcext:value-type="string">
            <text:p>43603</text:p>
          </table:table-cell>
          <table:table-cell office:value-type="string" office:string-value="16085" calcext:value-type="string">
            <text:p>16085</text:p>
          </table:table-cell>
          <table:table-cell office:value-type="string" office:string-value="14916" calcext:value-type="string">
            <text:p>14916</text:p>
          </table:table-cell>
          <table:table-cell table:formula="of:=ABS([.E79]-[.F79])" office:value-type="float" office:value="1169" calcext:value-type="float">
            <text:p>1169</text:p>
          </table:table-cell>
          <table:table-cell table:number-columns-repeated="2"/>
          <table:table-cell table:formula="of:=COUNTIF([.D$2:.D$1001];[.C79])" office:value-type="float" office:value="1" calcext:value-type="float">
            <text:p>1</text:p>
          </table:table-cell>
          <table:table-cell table:formula="of:=[.C79]*[.J79]" office:value-type="float" office:value="43778" calcext:value-type="float">
            <text:p>43778</text:p>
          </table:table-cell>
          <table:table-cell/>
        </table:table-row>
        <table:table-row table:style-name="ro1">
          <table:table-cell office:value-type="string" calcext:value-type="string">
            <text:p>71564 <text:s text:c="2"/>52518</text:p>
          </table:table-cell>
          <table:table-cell/>
          <table:table-cell table:formula="of:=LEFT([.A80];5)" office:value-type="string" office:string-value="71564" calcext:value-type="string">
            <text:p>71564</text:p>
          </table:table-cell>
          <table:table-cell table:formula="of:=RIGHT([.A80];5)" office:value-type="string" office:string-value="52518" calcext:value-type="string">
            <text:p>52518</text:p>
          </table:table-cell>
          <table:table-cell office:value-type="string" office:string-value="16128" calcext:value-type="string">
            <text:p>16128</text:p>
          </table:table-cell>
          <table:table-cell office:value-type="string" office:string-value="14916" calcext:value-type="string">
            <text:p>14916</text:p>
          </table:table-cell>
          <table:table-cell table:formula="of:=ABS([.E80]-[.F80])" office:value-type="float" office:value="1212" calcext:value-type="float">
            <text:p>1212</text:p>
          </table:table-cell>
          <table:table-cell table:number-columns-repeated="2"/>
          <table:table-cell table:formula="of:=COUNTIF([.D$2:.D$1001];[.C80])" office:value-type="float" office:value="0" calcext:value-type="float">
            <text:p>0</text:p>
          </table:table-cell>
          <table:table-cell table:formula="of:=[.C80]*[.J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002 <text:s text:c="2"/>81976</text:p>
          </table:table-cell>
          <table:table-cell/>
          <table:table-cell table:formula="of:=LEFT([.A81];5)" office:value-type="string" office:string-value="87002" calcext:value-type="string">
            <text:p>87002</text:p>
          </table:table-cell>
          <table:table-cell table:formula="of:=RIGHT([.A81];5)" office:value-type="string" office:string-value="81976" calcext:value-type="string">
            <text:p>81976</text:p>
          </table:table-cell>
          <table:table-cell office:value-type="string" office:string-value="16220" calcext:value-type="string">
            <text:p>16220</text:p>
          </table:table-cell>
          <table:table-cell office:value-type="string" office:string-value="14916" calcext:value-type="string">
            <text:p>14916</text:p>
          </table:table-cell>
          <table:table-cell table:formula="of:=ABS([.E81]-[.F81])" office:value-type="float" office:value="1304" calcext:value-type="float">
            <text:p>1304</text:p>
          </table:table-cell>
          <table:table-cell table:number-columns-repeated="2"/>
          <table:table-cell table:formula="of:=COUNTIF([.D$2:.D$1001];[.C81])" office:value-type="float" office:value="0" calcext:value-type="float">
            <text:p>0</text:p>
          </table:table-cell>
          <table:table-cell table:formula="of:=[.C81]*[.J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024 <text:s text:c="2"/>83359</text:p>
          </table:table-cell>
          <table:table-cell/>
          <table:table-cell table:formula="of:=LEFT([.A82];5)" office:value-type="string" office:string-value="94024" calcext:value-type="string">
            <text:p>94024</text:p>
          </table:table-cell>
          <table:table-cell table:formula="of:=RIGHT([.A82];5)" office:value-type="string" office:string-value="83359" calcext:value-type="string">
            <text:p>83359</text:p>
          </table:table-cell>
          <table:table-cell office:value-type="string" office:string-value="16230" calcext:value-type="string">
            <text:p>16230</text:p>
          </table:table-cell>
          <table:table-cell office:value-type="string" office:string-value="14916" calcext:value-type="string">
            <text:p>14916</text:p>
          </table:table-cell>
          <table:table-cell table:formula="of:=ABS([.E82]-[.F82])" office:value-type="float" office:value="1314" calcext:value-type="float">
            <text:p>1314</text:p>
          </table:table-cell>
          <table:table-cell table:number-columns-repeated="2"/>
          <table:table-cell table:formula="of:=COUNTIF([.D$2:.D$1001];[.C82])" office:value-type="float" office:value="15" calcext:value-type="float">
            <text:p>15</text:p>
          </table:table-cell>
          <table:table-cell table:formula="of:=[.C82]*[.J82]" office:value-type="float" office:value="1410360" calcext:value-type="float">
            <text:p>1410360</text:p>
          </table:table-cell>
          <table:table-cell/>
        </table:table-row>
        <table:table-row table:style-name="ro1">
          <table:table-cell office:value-type="string" calcext:value-type="string">
            <text:p>20893 <text:s text:c="2"/>60991</text:p>
          </table:table-cell>
          <table:table-cell/>
          <table:table-cell table:formula="of:=LEFT([.A83];5)" office:value-type="string" office:string-value="20893" calcext:value-type="string">
            <text:p>20893</text:p>
          </table:table-cell>
          <table:table-cell table:formula="of:=RIGHT([.A83];5)" office:value-type="string" office:string-value="60991" calcext:value-type="string">
            <text:p>60991</text:p>
          </table:table-cell>
          <table:table-cell office:value-type="string" office:string-value="16265" calcext:value-type="string">
            <text:p>16265</text:p>
          </table:table-cell>
          <table:table-cell office:value-type="string" office:string-value="14916" calcext:value-type="string">
            <text:p>14916</text:p>
          </table:table-cell>
          <table:table-cell table:formula="of:=ABS([.E83]-[.F83])" office:value-type="float" office:value="1349" calcext:value-type="float">
            <text:p>1349</text:p>
          </table:table-cell>
          <table:table-cell table:number-columns-repeated="2"/>
          <table:table-cell table:formula="of:=COUNTIF([.D$2:.D$1001];[.C83])" office:value-type="float" office:value="0" calcext:value-type="float">
            <text:p>0</text:p>
          </table:table-cell>
          <table:table-cell table:formula="of:=[.C83]*[.J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456 <text:s text:c="2"/>35753</text:p>
          </table:table-cell>
          <table:table-cell/>
          <table:table-cell table:formula="of:=LEFT([.A84];5)" office:value-type="string" office:string-value="62456" calcext:value-type="string">
            <text:p>62456</text:p>
          </table:table-cell>
          <table:table-cell table:formula="of:=RIGHT([.A84];5)" office:value-type="string" office:string-value="35753" calcext:value-type="string">
            <text:p>35753</text:p>
          </table:table-cell>
          <table:table-cell office:value-type="string" office:string-value="16316" calcext:value-type="string">
            <text:p>16316</text:p>
          </table:table-cell>
          <table:table-cell office:value-type="string" office:string-value="14916" calcext:value-type="string">
            <text:p>14916</text:p>
          </table:table-cell>
          <table:table-cell table:formula="of:=ABS([.E84]-[.F84])" office:value-type="float" office:value="1400" calcext:value-type="float">
            <text:p>1400</text:p>
          </table:table-cell>
          <table:table-cell table:number-columns-repeated="2"/>
          <table:table-cell table:formula="of:=COUNTIF([.D$2:.D$1001];[.C84])" office:value-type="float" office:value="0" calcext:value-type="float">
            <text:p>0</text:p>
          </table:table-cell>
          <table:table-cell table:formula="of:=[.C84]*[.J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024 <text:s text:c="2"/>85311</text:p>
          </table:table-cell>
          <table:table-cell/>
          <table:table-cell table:formula="of:=LEFT([.A85];5)" office:value-type="string" office:string-value="33024" calcext:value-type="string">
            <text:p>33024</text:p>
          </table:table-cell>
          <table:table-cell table:formula="of:=RIGHT([.A85];5)" office:value-type="string" office:string-value="85311" calcext:value-type="string">
            <text:p>85311</text:p>
          </table:table-cell>
          <table:table-cell office:value-type="string" office:string-value="16359" calcext:value-type="string">
            <text:p>16359</text:p>
          </table:table-cell>
          <table:table-cell office:value-type="string" office:string-value="14916" calcext:value-type="string">
            <text:p>14916</text:p>
          </table:table-cell>
          <table:table-cell table:formula="of:=ABS([.E85]-[.F85])" office:value-type="float" office:value="1443" calcext:value-type="float">
            <text:p>1443</text:p>
          </table:table-cell>
          <table:table-cell table:number-columns-repeated="2"/>
          <table:table-cell table:formula="of:=COUNTIF([.D$2:.D$1001];[.C85])" office:value-type="float" office:value="0" calcext:value-type="float">
            <text:p>0</text:p>
          </table:table-cell>
          <table:table-cell table:formula="of:=[.C85]*[.J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867 <text:s text:c="2"/>44981</text:p>
          </table:table-cell>
          <table:table-cell/>
          <table:table-cell table:formula="of:=LEFT([.A86];5)" office:value-type="string" office:string-value="66867" calcext:value-type="string">
            <text:p>66867</text:p>
          </table:table-cell>
          <table:table-cell table:formula="of:=RIGHT([.A86];5)" office:value-type="string" office:string-value="44981" calcext:value-type="string">
            <text:p>44981</text:p>
          </table:table-cell>
          <table:table-cell office:value-type="string" office:string-value="16361" calcext:value-type="string">
            <text:p>16361</text:p>
          </table:table-cell>
          <table:table-cell office:value-type="string" office:string-value="14916" calcext:value-type="string">
            <text:p>14916</text:p>
          </table:table-cell>
          <table:table-cell table:formula="of:=ABS([.E86]-[.F86])" office:value-type="float" office:value="1445" calcext:value-type="float">
            <text:p>1445</text:p>
          </table:table-cell>
          <table:table-cell table:number-columns-repeated="2"/>
          <table:table-cell table:formula="of:=COUNTIF([.D$2:.D$1001];[.C86])" office:value-type="float" office:value="0" calcext:value-type="float">
            <text:p>0</text:p>
          </table:table-cell>
          <table:table-cell table:formula="of:=[.C86]*[.J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522 <text:s text:c="2"/>43603</text:p>
          </table:table-cell>
          <table:table-cell/>
          <table:table-cell table:formula="of:=LEFT([.A87];5)" office:value-type="string" office:string-value="61522" calcext:value-type="string">
            <text:p>61522</text:p>
          </table:table-cell>
          <table:table-cell table:formula="of:=RIGHT([.A87];5)" office:value-type="string" office:string-value="43603" calcext:value-type="string">
            <text:p>43603</text:p>
          </table:table-cell>
          <table:table-cell office:value-type="string" office:string-value="16447" calcext:value-type="string">
            <text:p>16447</text:p>
          </table:table-cell>
          <table:table-cell office:value-type="string" office:string-value="14916" calcext:value-type="string">
            <text:p>14916</text:p>
          </table:table-cell>
          <table:table-cell table:formula="of:=ABS([.E87]-[.F87])" office:value-type="float" office:value="1531" calcext:value-type="float">
            <text:p>1531</text:p>
          </table:table-cell>
          <table:table-cell table:number-columns-repeated="2"/>
          <table:table-cell table:formula="of:=COUNTIF([.D$2:.D$1001];[.C87])" office:value-type="float" office:value="0" calcext:value-type="float">
            <text:p>0</text:p>
          </table:table-cell>
          <table:table-cell table:formula="of:=[.C87]*[.J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128 <text:s text:c="2"/>43603</text:p>
          </table:table-cell>
          <table:table-cell/>
          <table:table-cell table:formula="of:=LEFT([.A88];5)" office:value-type="string" office:string-value="16128" calcext:value-type="string">
            <text:p>16128</text:p>
          </table:table-cell>
          <table:table-cell table:formula="of:=RIGHT([.A88];5)" office:value-type="string" office:string-value="43603" calcext:value-type="string">
            <text:p>43603</text:p>
          </table:table-cell>
          <table:table-cell office:value-type="string" office:string-value="16449" calcext:value-type="string">
            <text:p>16449</text:p>
          </table:table-cell>
          <table:table-cell office:value-type="string" office:string-value="14916" calcext:value-type="string">
            <text:p>14916</text:p>
          </table:table-cell>
          <table:table-cell table:formula="of:=ABS([.E88]-[.F88])" office:value-type="float" office:value="1533" calcext:value-type="float">
            <text:p>1533</text:p>
          </table:table-cell>
          <table:table-cell table:number-columns-repeated="2"/>
          <table:table-cell table:formula="of:=COUNTIF([.D$2:.D$1001];[.C88])" office:value-type="float" office:value="0" calcext:value-type="float">
            <text:p>0</text:p>
          </table:table-cell>
          <table:table-cell table:formula="of:=[.C88]*[.J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863 <text:s text:c="2"/>94024</text:p>
          </table:table-cell>
          <table:table-cell/>
          <table:table-cell table:formula="of:=LEFT([.A89];5)" office:value-type="string" office:string-value="41863" calcext:value-type="string">
            <text:p>41863</text:p>
          </table:table-cell>
          <table:table-cell table:formula="of:=RIGHT([.A89];5)" office:value-type="string" office:string-value="94024" calcext:value-type="string">
            <text:p>94024</text:p>
          </table:table-cell>
          <table:table-cell office:value-type="string" office:string-value="16484" calcext:value-type="string">
            <text:p>16484</text:p>
          </table:table-cell>
          <table:table-cell office:value-type="string" office:string-value="14916" calcext:value-type="string">
            <text:p>14916</text:p>
          </table:table-cell>
          <table:table-cell table:formula="of:=ABS([.E89]-[.F89])" office:value-type="float" office:value="1568" calcext:value-type="float">
            <text:p>1568</text:p>
          </table:table-cell>
          <table:table-cell table:number-columns-repeated="2"/>
          <table:table-cell table:formula="of:=COUNTIF([.D$2:.D$1001];[.C89])" office:value-type="float" office:value="0" calcext:value-type="float">
            <text:p>0</text:p>
          </table:table-cell>
          <table:table-cell table:formula="of:=[.C89]*[.J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684 <text:s text:c="2"/>33301</text:p>
          </table:table-cell>
          <table:table-cell/>
          <table:table-cell table:formula="of:=LEFT([.A90];5)" office:value-type="string" office:string-value="88684" calcext:value-type="string">
            <text:p>88684</text:p>
          </table:table-cell>
          <table:table-cell table:formula="of:=RIGHT([.A90];5)" office:value-type="string" office:string-value="33301" calcext:value-type="string">
            <text:p>33301</text:p>
          </table:table-cell>
          <table:table-cell office:value-type="string" office:string-value="16566" calcext:value-type="string">
            <text:p>16566</text:p>
          </table:table-cell>
          <table:table-cell office:value-type="string" office:string-value="14916" calcext:value-type="string">
            <text:p>14916</text:p>
          </table:table-cell>
          <table:table-cell table:formula="of:=ABS([.E90]-[.F90])" office:value-type="float" office:value="1650" calcext:value-type="float">
            <text:p>1650</text:p>
          </table:table-cell>
          <table:table-cell table:number-columns-repeated="2"/>
          <table:table-cell table:formula="of:=COUNTIF([.D$2:.D$1001];[.C90])" office:value-type="float" office:value="0" calcext:value-type="float">
            <text:p>0</text:p>
          </table:table-cell>
          <table:table-cell table:formula="of:=[.C90]*[.J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882 <text:s text:c="2"/>95399</text:p>
          </table:table-cell>
          <table:table-cell/>
          <table:table-cell table:formula="of:=LEFT([.A91];5)" office:value-type="string" office:string-value="59882" calcext:value-type="string">
            <text:p>59882</text:p>
          </table:table-cell>
          <table:table-cell table:formula="of:=RIGHT([.A91];5)" office:value-type="string" office:string-value="95399" calcext:value-type="string">
            <text:p>95399</text:p>
          </table:table-cell>
          <table:table-cell office:value-type="string" office:string-value="16691" calcext:value-type="string">
            <text:p>16691</text:p>
          </table:table-cell>
          <table:table-cell office:value-type="string" office:string-value="14916" calcext:value-type="string">
            <text:p>14916</text:p>
          </table:table-cell>
          <table:table-cell table:formula="of:=ABS([.E91]-[.F91])" office:value-type="float" office:value="1775" calcext:value-type="float">
            <text:p>1775</text:p>
          </table:table-cell>
          <table:table-cell table:number-columns-repeated="2"/>
          <table:table-cell table:formula="of:=COUNTIF([.D$2:.D$1001];[.C91])" office:value-type="float" office:value="0" calcext:value-type="float">
            <text:p>0</text:p>
          </table:table-cell>
          <table:table-cell table:formula="of:=[.C91]*[.J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842 <text:s text:c="2"/>13159</text:p>
          </table:table-cell>
          <table:table-cell/>
          <table:table-cell table:formula="of:=LEFT([.A92];5)" office:value-type="string" office:string-value="70842" calcext:value-type="string">
            <text:p>70842</text:p>
          </table:table-cell>
          <table:table-cell table:formula="of:=RIGHT([.A92];5)" office:value-type="string" office:string-value="13159" calcext:value-type="string">
            <text:p>13159</text:p>
          </table:table-cell>
          <table:table-cell office:value-type="string" office:string-value="16756" calcext:value-type="string">
            <text:p>16756</text:p>
          </table:table-cell>
          <table:table-cell office:value-type="string" office:string-value="14916" calcext:value-type="string">
            <text:p>14916</text:p>
          </table:table-cell>
          <table:table-cell table:formula="of:=ABS([.E92]-[.F92])" office:value-type="float" office:value="1840" calcext:value-type="float">
            <text:p>1840</text:p>
          </table:table-cell>
          <table:table-cell table:number-columns-repeated="2"/>
          <table:table-cell table:formula="of:=COUNTIF([.D$2:.D$1001];[.C92])" office:value-type="float" office:value="0" calcext:value-type="float">
            <text:p>0</text:p>
          </table:table-cell>
          <table:table-cell table:formula="of:=[.C92]*[.J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709 <text:s text:c="2"/>16215</text:p>
          </table:table-cell>
          <table:table-cell/>
          <table:table-cell table:formula="of:=LEFT([.A93];5)" office:value-type="string" office:string-value="62709" calcext:value-type="string">
            <text:p>62709</text:p>
          </table:table-cell>
          <table:table-cell table:formula="of:=RIGHT([.A93];5)" office:value-type="string" office:string-value="16215" calcext:value-type="string">
            <text:p>16215</text:p>
          </table:table-cell>
          <table:table-cell office:value-type="string" office:string-value="16768" calcext:value-type="string">
            <text:p>16768</text:p>
          </table:table-cell>
          <table:table-cell office:value-type="string" office:string-value="14916" calcext:value-type="string">
            <text:p>14916</text:p>
          </table:table-cell>
          <table:table-cell table:formula="of:=ABS([.E93]-[.F93])" office:value-type="float" office:value="1852" calcext:value-type="float">
            <text:p>1852</text:p>
          </table:table-cell>
          <table:table-cell table:number-columns-repeated="2"/>
          <table:table-cell table:formula="of:=COUNTIF([.D$2:.D$1001];[.C93])" office:value-type="float" office:value="0" calcext:value-type="float">
            <text:p>0</text:p>
          </table:table-cell>
          <table:table-cell table:formula="of:=[.C93]*[.J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058 <text:s text:c="2"/>48454</text:p>
          </table:table-cell>
          <table:table-cell/>
          <table:table-cell table:formula="of:=LEFT([.A94];5)" office:value-type="string" office:string-value="16058" calcext:value-type="string">
            <text:p>16058</text:p>
          </table:table-cell>
          <table:table-cell table:formula="of:=RIGHT([.A94];5)" office:value-type="string" office:string-value="48454" calcext:value-type="string">
            <text:p>48454</text:p>
          </table:table-cell>
          <table:table-cell office:value-type="string" office:string-value="16921" calcext:value-type="string">
            <text:p>16921</text:p>
          </table:table-cell>
          <table:table-cell office:value-type="string" office:string-value="14916" calcext:value-type="string">
            <text:p>14916</text:p>
          </table:table-cell>
          <table:table-cell table:formula="of:=ABS([.E94]-[.F94])" office:value-type="float" office:value="2005" calcext:value-type="float">
            <text:p>2005</text:p>
          </table:table-cell>
          <table:table-cell table:number-columns-repeated="2"/>
          <table:table-cell table:formula="of:=COUNTIF([.D$2:.D$1001];[.C94])" office:value-type="float" office:value="0" calcext:value-type="float">
            <text:p>0</text:p>
          </table:table-cell>
          <table:table-cell table:formula="of:=[.C94]*[.J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232 <text:s text:c="2"/>35375</text:p>
          </table:table-cell>
          <table:table-cell/>
          <table:table-cell table:formula="of:=LEFT([.A95];5)" office:value-type="string" office:string-value="67232" calcext:value-type="string">
            <text:p>67232</text:p>
          </table:table-cell>
          <table:table-cell table:formula="of:=RIGHT([.A95];5)" office:value-type="string" office:string-value="35375" calcext:value-type="string">
            <text:p>35375</text:p>
          </table:table-cell>
          <table:table-cell office:value-type="string" office:string-value="16957" calcext:value-type="string">
            <text:p>16957</text:p>
          </table:table-cell>
          <table:table-cell office:value-type="string" office:string-value="14916" calcext:value-type="string">
            <text:p>14916</text:p>
          </table:table-cell>
          <table:table-cell table:formula="of:=ABS([.E95]-[.F95])" office:value-type="float" office:value="2041" calcext:value-type="float">
            <text:p>2041</text:p>
          </table:table-cell>
          <table:table-cell table:number-columns-repeated="2"/>
          <table:table-cell table:formula="of:=COUNTIF([.D$2:.D$1001];[.C95])" office:value-type="float" office:value="0" calcext:value-type="float">
            <text:p>0</text:p>
          </table:table-cell>
          <table:table-cell table:formula="of:=[.C95]*[.J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624 <text:s text:c="2"/>16768</text:p>
          </table:table-cell>
          <table:table-cell/>
          <table:table-cell table:formula="of:=LEFT([.A96];5)" office:value-type="string" office:string-value="62624" calcext:value-type="string">
            <text:p>62624</text:p>
          </table:table-cell>
          <table:table-cell table:formula="of:=RIGHT([.A96];5)" office:value-type="string" office:string-value="16768" calcext:value-type="string">
            <text:p>16768</text:p>
          </table:table-cell>
          <table:table-cell office:value-type="string" office:string-value="16984" calcext:value-type="string">
            <text:p>16984</text:p>
          </table:table-cell>
          <table:table-cell office:value-type="string" office:string-value="15134" calcext:value-type="string">
            <text:p>15134</text:p>
          </table:table-cell>
          <table:table-cell table:formula="of:=ABS([.E96]-[.F96])" office:value-type="float" office:value="1850" calcext:value-type="float">
            <text:p>1850</text:p>
          </table:table-cell>
          <table:table-cell table:number-columns-repeated="2"/>
          <table:table-cell table:formula="of:=COUNTIF([.D$2:.D$1001];[.C96])" office:value-type="float" office:value="0" calcext:value-type="float">
            <text:p>0</text:p>
          </table:table-cell>
          <table:table-cell table:formula="of:=[.C96]*[.J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204 <text:s text:c="2"/>53486</text:p>
          </table:table-cell>
          <table:table-cell/>
          <table:table-cell table:formula="of:=LEFT([.A97];5)" office:value-type="string" office:string-value="47204" calcext:value-type="string">
            <text:p>47204</text:p>
          </table:table-cell>
          <table:table-cell table:formula="of:=RIGHT([.A97];5)" office:value-type="string" office:string-value="53486" calcext:value-type="string">
            <text:p>53486</text:p>
          </table:table-cell>
          <table:table-cell office:value-type="string" office:string-value="17261" calcext:value-type="string">
            <text:p>17261</text:p>
          </table:table-cell>
          <table:table-cell office:value-type="string" office:string-value="15153" calcext:value-type="string">
            <text:p>15153</text:p>
          </table:table-cell>
          <table:table-cell table:formula="of:=ABS([.E97]-[.F97])" office:value-type="float" office:value="2108" calcext:value-type="float">
            <text:p>2108</text:p>
          </table:table-cell>
          <table:table-cell table:number-columns-repeated="2"/>
          <table:table-cell table:formula="of:=COUNTIF([.D$2:.D$1001];[.C97])" office:value-type="float" office:value="0" calcext:value-type="float">
            <text:p>0</text:p>
          </table:table-cell>
          <table:table-cell table:formula="of:=[.C97]*[.J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027 <text:s text:c="2"/>66508</text:p>
          </table:table-cell>
          <table:table-cell/>
          <table:table-cell table:formula="of:=LEFT([.A98];5)" office:value-type="string" office:string-value="81027" calcext:value-type="string">
            <text:p>81027</text:p>
          </table:table-cell>
          <table:table-cell table:formula="of:=RIGHT([.A98];5)" office:value-type="string" office:string-value="66508" calcext:value-type="string">
            <text:p>66508</text:p>
          </table:table-cell>
          <table:table-cell office:value-type="string" office:string-value="17299" calcext:value-type="string">
            <text:p>17299</text:p>
          </table:table-cell>
          <table:table-cell office:value-type="string" office:string-value="15198" calcext:value-type="string">
            <text:p>15198</text:p>
          </table:table-cell>
          <table:table-cell table:formula="of:=ABS([.E98]-[.F98])" office:value-type="float" office:value="2101" calcext:value-type="float">
            <text:p>2101</text:p>
          </table:table-cell>
          <table:table-cell table:number-columns-repeated="2"/>
          <table:table-cell table:formula="of:=COUNTIF([.D$2:.D$1001];[.C98])" office:value-type="float" office:value="0" calcext:value-type="float">
            <text:p>0</text:p>
          </table:table-cell>
          <table:table-cell table:formula="of:=[.C98]*[.J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530 <text:s text:c="2"/>49287</text:p>
          </table:table-cell>
          <table:table-cell/>
          <table:table-cell table:formula="of:=LEFT([.A99];5)" office:value-type="string" office:string-value="76530" calcext:value-type="string">
            <text:p>76530</text:p>
          </table:table-cell>
          <table:table-cell table:formula="of:=RIGHT([.A99];5)" office:value-type="string" office:string-value="49287" calcext:value-type="string">
            <text:p>49287</text:p>
          </table:table-cell>
          <table:table-cell office:value-type="string" office:string-value="17302" calcext:value-type="string">
            <text:p>17302</text:p>
          </table:table-cell>
          <table:table-cell office:value-type="string" office:string-value="15228" calcext:value-type="string">
            <text:p>15228</text:p>
          </table:table-cell>
          <table:table-cell table:formula="of:=ABS([.E99]-[.F99])" office:value-type="float" office:value="2074" calcext:value-type="float">
            <text:p>2074</text:p>
          </table:table-cell>
          <table:table-cell table:number-columns-repeated="2"/>
          <table:table-cell table:formula="of:=COUNTIF([.D$2:.D$1001];[.C99])" office:value-type="float" office:value="0" calcext:value-type="float">
            <text:p>0</text:p>
          </table:table-cell>
          <table:table-cell table:formula="of:=[.C99]*[.J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749 <text:s text:c="2"/>46116</text:p>
          </table:table-cell>
          <table:table-cell/>
          <table:table-cell table:formula="of:=LEFT([.A100];5)" office:value-type="string" office:string-value="25749" calcext:value-type="string">
            <text:p>25749</text:p>
          </table:table-cell>
          <table:table-cell table:formula="of:=RIGHT([.A100];5)" office:value-type="string" office:string-value="46116" calcext:value-type="string">
            <text:p>46116</text:p>
          </table:table-cell>
          <table:table-cell office:value-type="string" office:string-value="17327" calcext:value-type="string">
            <text:p>17327</text:p>
          </table:table-cell>
          <table:table-cell office:value-type="string" office:string-value="15262" calcext:value-type="string">
            <text:p>15262</text:p>
          </table:table-cell>
          <table:table-cell table:formula="of:=ABS([.E100]-[.F100])" office:value-type="float" office:value="2065" calcext:value-type="float">
            <text:p>2065</text:p>
          </table:table-cell>
          <table:table-cell table:number-columns-repeated="2"/>
          <table:table-cell table:formula="of:=COUNTIF([.D$2:.D$1001];[.C100])" office:value-type="float" office:value="0" calcext:value-type="float">
            <text:p>0</text:p>
          </table:table-cell>
          <table:table-cell table:formula="of:=[.C100]*[.J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620 <text:s text:c="2"/>45156</text:p>
          </table:table-cell>
          <table:table-cell/>
          <table:table-cell table:formula="of:=LEFT([.A101];5)" office:value-type="string" office:string-value="81620" calcext:value-type="string">
            <text:p>81620</text:p>
          </table:table-cell>
          <table:table-cell table:formula="of:=RIGHT([.A101];5)" office:value-type="string" office:string-value="45156" calcext:value-type="string">
            <text:p>45156</text:p>
          </table:table-cell>
          <table:table-cell office:value-type="string" office:string-value="17467" calcext:value-type="string">
            <text:p>17467</text:p>
          </table:table-cell>
          <table:table-cell office:value-type="string" office:string-value="15262" calcext:value-type="string">
            <text:p>15262</text:p>
          </table:table-cell>
          <table:table-cell table:formula="of:=ABS([.E101]-[.F101])" office:value-type="float" office:value="2205" calcext:value-type="float">
            <text:p>2205</text:p>
          </table:table-cell>
          <table:table-cell table:number-columns-repeated="2"/>
          <table:table-cell table:formula="of:=COUNTIF([.D$2:.D$1001];[.C101])" office:value-type="float" office:value="0" calcext:value-type="float">
            <text:p>0</text:p>
          </table:table-cell>
          <table:table-cell table:formula="of:=[.C101]*[.J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662 <text:s text:c="2"/>77019</text:p>
          </table:table-cell>
          <table:table-cell/>
          <table:table-cell table:formula="of:=LEFT([.A102];5)" office:value-type="string" office:string-value="71662" calcext:value-type="string">
            <text:p>71662</text:p>
          </table:table-cell>
          <table:table-cell table:formula="of:=RIGHT([.A102];5)" office:value-type="string" office:string-value="77019" calcext:value-type="string">
            <text:p>77019</text:p>
          </table:table-cell>
          <table:table-cell office:value-type="string" office:string-value="17470" calcext:value-type="string">
            <text:p>17470</text:p>
          </table:table-cell>
          <table:table-cell office:value-type="string" office:string-value="15511" calcext:value-type="string">
            <text:p>15511</text:p>
          </table:table-cell>
          <table:table-cell table:formula="of:=ABS([.E102]-[.F102])" office:value-type="float" office:value="1959" calcext:value-type="float">
            <text:p>1959</text:p>
          </table:table-cell>
          <table:table-cell table:number-columns-repeated="2"/>
          <table:table-cell table:formula="of:=COUNTIF([.D$2:.D$1001];[.C102])" office:value-type="float" office:value="0" calcext:value-type="float">
            <text:p>0</text:p>
          </table:table-cell>
          <table:table-cell table:formula="of:=[.C102]*[.J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092 <text:s text:c="2"/>68967</text:p>
          </table:table-cell>
          <table:table-cell/>
          <table:table-cell table:formula="of:=LEFT([.A103];5)" office:value-type="string" office:string-value="80092" calcext:value-type="string">
            <text:p>80092</text:p>
          </table:table-cell>
          <table:table-cell table:formula="of:=RIGHT([.A103];5)" office:value-type="string" office:string-value="68967" calcext:value-type="string">
            <text:p>68967</text:p>
          </table:table-cell>
          <table:table-cell office:value-type="string" office:string-value="17520" calcext:value-type="string">
            <text:p>17520</text:p>
          </table:table-cell>
          <table:table-cell office:value-type="string" office:string-value="15981" calcext:value-type="string">
            <text:p>15981</text:p>
          </table:table-cell>
          <table:table-cell table:formula="of:=ABS([.E103]-[.F103])" office:value-type="float" office:value="1539" calcext:value-type="float">
            <text:p>1539</text:p>
          </table:table-cell>
          <table:table-cell table:number-columns-repeated="2"/>
          <table:table-cell table:formula="of:=COUNTIF([.D$2:.D$1001];[.C103])" office:value-type="float" office:value="0" calcext:value-type="float">
            <text:p>0</text:p>
          </table:table-cell>
          <table:table-cell table:formula="of:=[.C103]*[.J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088 <text:s text:c="2"/>31955</text:p>
          </table:table-cell>
          <table:table-cell/>
          <table:table-cell table:formula="of:=LEFT([.A104];5)" office:value-type="string" office:string-value="19088" calcext:value-type="string">
            <text:p>19088</text:p>
          </table:table-cell>
          <table:table-cell table:formula="of:=RIGHT([.A104];5)" office:value-type="string" office:string-value="31955" calcext:value-type="string">
            <text:p>31955</text:p>
          </table:table-cell>
          <table:table-cell office:value-type="string" office:string-value="17571" calcext:value-type="string">
            <text:p>17571</text:p>
          </table:table-cell>
          <table:table-cell office:value-type="string" office:string-value="16049" calcext:value-type="string">
            <text:p>16049</text:p>
          </table:table-cell>
          <table:table-cell table:formula="of:=ABS([.E104]-[.F104])" office:value-type="float" office:value="1522" calcext:value-type="float">
            <text:p>1522</text:p>
          </table:table-cell>
          <table:table-cell table:number-columns-repeated="2"/>
          <table:table-cell table:formula="of:=COUNTIF([.D$2:.D$1001];[.C104])" office:value-type="float" office:value="0" calcext:value-type="float">
            <text:p>0</text:p>
          </table:table-cell>
          <table:table-cell table:formula="of:=[.C104]*[.J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308 <text:s text:c="2"/>81976</text:p>
          </table:table-cell>
          <table:table-cell/>
          <table:table-cell table:formula="of:=LEFT([.A105];5)" office:value-type="string" office:string-value="40308" calcext:value-type="string">
            <text:p>40308</text:p>
          </table:table-cell>
          <table:table-cell table:formula="of:=RIGHT([.A105];5)" office:value-type="string" office:string-value="81976" calcext:value-type="string">
            <text:p>81976</text:p>
          </table:table-cell>
          <table:table-cell office:value-type="string" office:string-value="17684" calcext:value-type="string">
            <text:p>17684</text:p>
          </table:table-cell>
          <table:table-cell office:value-type="string" office:string-value="16187" calcext:value-type="string">
            <text:p>16187</text:p>
          </table:table-cell>
          <table:table-cell table:formula="of:=ABS([.E105]-[.F105])" office:value-type="float" office:value="1497" calcext:value-type="float">
            <text:p>1497</text:p>
          </table:table-cell>
          <table:table-cell table:number-columns-repeated="2"/>
          <table:table-cell table:formula="of:=COUNTIF([.D$2:.D$1001];[.C105])" office:value-type="float" office:value="0" calcext:value-type="float">
            <text:p>0</text:p>
          </table:table-cell>
          <table:table-cell table:formula="of:=[.C105]*[.J1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855 <text:s text:c="2"/>90825</text:p>
          </table:table-cell>
          <table:table-cell/>
          <table:table-cell table:formula="of:=LEFT([.A106];5)" office:value-type="string" office:string-value="39855" calcext:value-type="string">
            <text:p>39855</text:p>
          </table:table-cell>
          <table:table-cell table:formula="of:=RIGHT([.A106];5)" office:value-type="string" office:string-value="90825" calcext:value-type="string">
            <text:p>90825</text:p>
          </table:table-cell>
          <table:table-cell office:value-type="string" office:string-value="17767" calcext:value-type="string">
            <text:p>17767</text:p>
          </table:table-cell>
          <table:table-cell office:value-type="string" office:string-value="16215" calcext:value-type="string">
            <text:p>16215</text:p>
          </table:table-cell>
          <table:table-cell table:formula="of:=ABS([.E106]-[.F106])" office:value-type="float" office:value="1552" calcext:value-type="float">
            <text:p>1552</text:p>
          </table:table-cell>
          <table:table-cell table:number-columns-repeated="2"/>
          <table:table-cell table:formula="of:=COUNTIF([.D$2:.D$1001];[.C106])" office:value-type="float" office:value="0" calcext:value-type="float">
            <text:p>0</text:p>
          </table:table-cell>
          <table:table-cell table:formula="of:=[.C106]*[.J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549 <text:s text:c="2"/>88660</text:p>
          </table:table-cell>
          <table:table-cell/>
          <table:table-cell table:formula="of:=LEFT([.A107];5)" office:value-type="string" office:string-value="93549" calcext:value-type="string">
            <text:p>93549</text:p>
          </table:table-cell>
          <table:table-cell table:formula="of:=RIGHT([.A107];5)" office:value-type="string" office:string-value="88660" calcext:value-type="string">
            <text:p>88660</text:p>
          </table:table-cell>
          <table:table-cell office:value-type="string" office:string-value="17881" calcext:value-type="string">
            <text:p>17881</text:p>
          </table:table-cell>
          <table:table-cell office:value-type="string" office:string-value="16633" calcext:value-type="string">
            <text:p>16633</text:p>
          </table:table-cell>
          <table:table-cell table:formula="of:=ABS([.E107]-[.F107])" office:value-type="float" office:value="1248" calcext:value-type="float">
            <text:p>1248</text:p>
          </table:table-cell>
          <table:table-cell table:number-columns-repeated="2"/>
          <table:table-cell table:formula="of:=COUNTIF([.D$2:.D$1001];[.C107])" office:value-type="float" office:value="0" calcext:value-type="float">
            <text:p>0</text:p>
          </table:table-cell>
          <table:table-cell table:formula="of:=[.C107]*[.J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622 <text:s text:c="2"/>81450</text:p>
          </table:table-cell>
          <table:table-cell/>
          <table:table-cell table:formula="of:=LEFT([.A108];5)" office:value-type="string" office:string-value="71622" calcext:value-type="string">
            <text:p>71622</text:p>
          </table:table-cell>
          <table:table-cell table:formula="of:=RIGHT([.A108];5)" office:value-type="string" office:string-value="81450" calcext:value-type="string">
            <text:p>81450</text:p>
          </table:table-cell>
          <table:table-cell office:value-type="string" office:string-value="17886" calcext:value-type="string">
            <text:p>17886</text:p>
          </table:table-cell>
          <table:table-cell office:value-type="string" office:string-value="16639" calcext:value-type="string">
            <text:p>16639</text:p>
          </table:table-cell>
          <table:table-cell table:formula="of:=ABS([.E108]-[.F108])" office:value-type="float" office:value="1247" calcext:value-type="float">
            <text:p>1247</text:p>
          </table:table-cell>
          <table:table-cell table:number-columns-repeated="2"/>
          <table:table-cell table:formula="of:=COUNTIF([.D$2:.D$1001];[.C108])" office:value-type="float" office:value="0" calcext:value-type="float">
            <text:p>0</text:p>
          </table:table-cell>
          <table:table-cell table:formula="of:=[.C108]*[.J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422 <text:s text:c="2"/>30851</text:p>
          </table:table-cell>
          <table:table-cell/>
          <table:table-cell table:formula="of:=LEFT([.A109];5)" office:value-type="string" office:string-value="64422" calcext:value-type="string">
            <text:p>64422</text:p>
          </table:table-cell>
          <table:table-cell table:formula="of:=RIGHT([.A109];5)" office:value-type="string" office:string-value="30851" calcext:value-type="string">
            <text:p>30851</text:p>
          </table:table-cell>
          <table:table-cell office:value-type="string" office:string-value="17916" calcext:value-type="string">
            <text:p>17916</text:p>
          </table:table-cell>
          <table:table-cell office:value-type="string" office:string-value="16768" calcext:value-type="string">
            <text:p>16768</text:p>
          </table:table-cell>
          <table:table-cell table:formula="of:=ABS([.E109]-[.F109])" office:value-type="float" office:value="1148" calcext:value-type="float">
            <text:p>1148</text:p>
          </table:table-cell>
          <table:table-cell table:number-columns-repeated="2"/>
          <table:table-cell table:formula="of:=COUNTIF([.D$2:.D$1001];[.C109])" office:value-type="float" office:value="0" calcext:value-type="float">
            <text:p>0</text:p>
          </table:table-cell>
          <table:table-cell table:formula="of:=[.C109]*[.J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828 <text:s text:c="2"/>60702</text:p>
          </table:table-cell>
          <table:table-cell/>
          <table:table-cell table:formula="of:=LEFT([.A110];5)" office:value-type="string" office:string-value="43828" calcext:value-type="string">
            <text:p>43828</text:p>
          </table:table-cell>
          <table:table-cell table:formula="of:=RIGHT([.A110];5)" office:value-type="string" office:string-value="60702" calcext:value-type="string">
            <text:p>60702</text:p>
          </table:table-cell>
          <table:table-cell office:value-type="string" office:string-value="18017" calcext:value-type="string">
            <text:p>18017</text:p>
          </table:table-cell>
          <table:table-cell office:value-type="string" office:string-value="16768" calcext:value-type="string">
            <text:p>16768</text:p>
          </table:table-cell>
          <table:table-cell table:formula="of:=ABS([.E110]-[.F110])" office:value-type="float" office:value="1249" calcext:value-type="float">
            <text:p>1249</text:p>
          </table:table-cell>
          <table:table-cell table:number-columns-repeated="2"/>
          <table:table-cell table:formula="of:=COUNTIF([.D$2:.D$1001];[.C110])" office:value-type="float" office:value="0" calcext:value-type="float">
            <text:p>0</text:p>
          </table:table-cell>
          <table:table-cell table:formula="of:=[.C110]*[.J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801 <text:s text:c="2"/>90810</text:p>
          </table:table-cell>
          <table:table-cell/>
          <table:table-cell table:formula="of:=LEFT([.A111];5)" office:value-type="string" office:string-value="77801" calcext:value-type="string">
            <text:p>77801</text:p>
          </table:table-cell>
          <table:table-cell table:formula="of:=RIGHT([.A111];5)" office:value-type="string" office:string-value="90810" calcext:value-type="string">
            <text:p>90810</text:p>
          </table:table-cell>
          <table:table-cell office:value-type="string" office:string-value="18272" calcext:value-type="string">
            <text:p>18272</text:p>
          </table:table-cell>
          <table:table-cell office:value-type="string" office:string-value="16768" calcext:value-type="string">
            <text:p>16768</text:p>
          </table:table-cell>
          <table:table-cell table:formula="of:=ABS([.E111]-[.F111])" office:value-type="float" office:value="1504" calcext:value-type="float">
            <text:p>1504</text:p>
          </table:table-cell>
          <table:table-cell table:number-columns-repeated="2"/>
          <table:table-cell table:formula="of:=COUNTIF([.D$2:.D$1001];[.C111])" office:value-type="float" office:value="0" calcext:value-type="float">
            <text:p>0</text:p>
          </table:table-cell>
          <table:table-cell table:formula="of:=[.C111]*[.J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925 <text:s text:c="2"/>91184</text:p>
          </table:table-cell>
          <table:table-cell/>
          <table:table-cell table:formula="of:=LEFT([.A112];5)" office:value-type="string" office:string-value="13925" calcext:value-type="string">
            <text:p>13925</text:p>
          </table:table-cell>
          <table:table-cell table:formula="of:=RIGHT([.A112];5)" office:value-type="string" office:string-value="91184" calcext:value-type="string">
            <text:p>91184</text:p>
          </table:table-cell>
          <table:table-cell office:value-type="string" office:string-value="18319" calcext:value-type="string">
            <text:p>18319</text:p>
          </table:table-cell>
          <table:table-cell office:value-type="string" office:string-value="16768" calcext:value-type="string">
            <text:p>16768</text:p>
          </table:table-cell>
          <table:table-cell table:formula="of:=ABS([.E112]-[.F112])" office:value-type="float" office:value="1551" calcext:value-type="float">
            <text:p>1551</text:p>
          </table:table-cell>
          <table:table-cell table:number-columns-repeated="2"/>
          <table:table-cell table:formula="of:=COUNTIF([.D$2:.D$1001];[.C112])" office:value-type="float" office:value="0" calcext:value-type="float">
            <text:p>0</text:p>
          </table:table-cell>
          <table:table-cell table:formula="of:=[.C112]*[.J1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830 <text:s text:c="2"/>83830</text:p>
          </table:table-cell>
          <table:table-cell/>
          <table:table-cell table:formula="of:=LEFT([.A113];5)" office:value-type="string" office:string-value="51830" calcext:value-type="string">
            <text:p>51830</text:p>
          </table:table-cell>
          <table:table-cell table:formula="of:=RIGHT([.A113];5)" office:value-type="string" office:string-value="83830" calcext:value-type="string">
            <text:p>83830</text:p>
          </table:table-cell>
          <table:table-cell office:value-type="string" office:string-value="18669" calcext:value-type="string">
            <text:p>18669</text:p>
          </table:table-cell>
          <table:table-cell office:value-type="string" office:string-value="16768" calcext:value-type="string">
            <text:p>16768</text:p>
          </table:table-cell>
          <table:table-cell table:formula="of:=ABS([.E113]-[.F113])" office:value-type="float" office:value="1901" calcext:value-type="float">
            <text:p>1901</text:p>
          </table:table-cell>
          <table:table-cell table:number-columns-repeated="2"/>
          <table:table-cell table:formula="of:=COUNTIF([.D$2:.D$1001];[.C113])" office:value-type="float" office:value="0" calcext:value-type="float">
            <text:p>0</text:p>
          </table:table-cell>
          <table:table-cell table:formula="of:=[.C113]*[.J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507 <text:s text:c="2"/>26391</text:p>
          </table:table-cell>
          <table:table-cell/>
          <table:table-cell table:formula="of:=LEFT([.A114];5)" office:value-type="string" office:string-value="12507" calcext:value-type="string">
            <text:p>12507</text:p>
          </table:table-cell>
          <table:table-cell table:formula="of:=RIGHT([.A114];5)" office:value-type="string" office:string-value="26391" calcext:value-type="string">
            <text:p>26391</text:p>
          </table:table-cell>
          <table:table-cell office:value-type="string" office:string-value="19007" calcext:value-type="string">
            <text:p>19007</text:p>
          </table:table-cell>
          <table:table-cell office:value-type="string" office:string-value="16768" calcext:value-type="string">
            <text:p>16768</text:p>
          </table:table-cell>
          <table:table-cell table:formula="of:=ABS([.E114]-[.F114])" office:value-type="float" office:value="2239" calcext:value-type="float">
            <text:p>2239</text:p>
          </table:table-cell>
          <table:table-cell table:number-columns-repeated="2"/>
          <table:table-cell table:formula="of:=COUNTIF([.D$2:.D$1001];[.C114])" office:value-type="float" office:value="0" calcext:value-type="float">
            <text:p>0</text:p>
          </table:table-cell>
          <table:table-cell table:formula="of:=[.C114]*[.J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014 <text:s text:c="2"/>45156</text:p>
          </table:table-cell>
          <table:table-cell/>
          <table:table-cell table:formula="of:=LEFT([.A115];5)" office:value-type="string" office:string-value="50014" calcext:value-type="string">
            <text:p>50014</text:p>
          </table:table-cell>
          <table:table-cell table:formula="of:=RIGHT([.A115];5)" office:value-type="string" office:string-value="45156" calcext:value-type="string">
            <text:p>45156</text:p>
          </table:table-cell>
          <table:table-cell office:value-type="string" office:string-value="19088" calcext:value-type="string">
            <text:p>19088</text:p>
          </table:table-cell>
          <table:table-cell office:value-type="string" office:string-value="16768" calcext:value-type="string">
            <text:p>16768</text:p>
          </table:table-cell>
          <table:table-cell table:formula="of:=ABS([.E115]-[.F115])" office:value-type="float" office:value="2320" calcext:value-type="float">
            <text:p>2320</text:p>
          </table:table-cell>
          <table:table-cell table:number-columns-repeated="2"/>
          <table:table-cell table:formula="of:=COUNTIF([.D$2:.D$1001];[.C115])" office:value-type="float" office:value="0" calcext:value-type="float">
            <text:p>0</text:p>
          </table:table-cell>
          <table:table-cell table:formula="of:=[.C115]*[.J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843 <text:s text:c="2"/>97422</text:p>
          </table:table-cell>
          <table:table-cell/>
          <table:table-cell table:formula="of:=LEFT([.A116];5)" office:value-type="string" office:string-value="56843" calcext:value-type="string">
            <text:p>56843</text:p>
          </table:table-cell>
          <table:table-cell table:formula="of:=RIGHT([.A116];5)" office:value-type="string" office:string-value="97422" calcext:value-type="string">
            <text:p>97422</text:p>
          </table:table-cell>
          <table:table-cell office:value-type="string" office:string-value="19110" calcext:value-type="string">
            <text:p>19110</text:p>
          </table:table-cell>
          <table:table-cell office:value-type="string" office:string-value="16768" calcext:value-type="string">
            <text:p>16768</text:p>
          </table:table-cell>
          <table:table-cell table:formula="of:=ABS([.E116]-[.F116])" office:value-type="float" office:value="2342" calcext:value-type="float">
            <text:p>2342</text:p>
          </table:table-cell>
          <table:table-cell table:number-columns-repeated="2"/>
          <table:table-cell table:formula="of:=COUNTIF([.D$2:.D$1001];[.C116])" office:value-type="float" office:value="0" calcext:value-type="float">
            <text:p>0</text:p>
          </table:table-cell>
          <table:table-cell table:formula="of:=[.C116]*[.J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063 <text:s text:c="2"/>17118</text:p>
          </table:table-cell>
          <table:table-cell/>
          <table:table-cell table:formula="of:=LEFT([.A117];5)" office:value-type="string" office:string-value="57063" calcext:value-type="string">
            <text:p>57063</text:p>
          </table:table-cell>
          <table:table-cell table:formula="of:=RIGHT([.A117];5)" office:value-type="string" office:string-value="17118" calcext:value-type="string">
            <text:p>17118</text:p>
          </table:table-cell>
          <table:table-cell office:value-type="string" office:string-value="19146" calcext:value-type="string">
            <text:p>19146</text:p>
          </table:table-cell>
          <table:table-cell office:value-type="string" office:string-value="16768" calcext:value-type="string">
            <text:p>16768</text:p>
          </table:table-cell>
          <table:table-cell table:formula="of:=ABS([.E117]-[.F117])" office:value-type="float" office:value="2378" calcext:value-type="float">
            <text:p>2378</text:p>
          </table:table-cell>
          <table:table-cell table:number-columns-repeated="2"/>
          <table:table-cell table:formula="of:=COUNTIF([.D$2:.D$1001];[.C117])" office:value-type="float" office:value="0" calcext:value-type="float">
            <text:p>0</text:p>
          </table:table-cell>
          <table:table-cell table:formula="of:=[.C117]*[.J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260 <text:s text:c="2"/>38582</text:p>
          </table:table-cell>
          <table:table-cell/>
          <table:table-cell table:formula="of:=LEFT([.A118];5)" office:value-type="string" office:string-value="37260" calcext:value-type="string">
            <text:p>37260</text:p>
          </table:table-cell>
          <table:table-cell table:formula="of:=RIGHT([.A118];5)" office:value-type="string" office:string-value="38582" calcext:value-type="string">
            <text:p>38582</text:p>
          </table:table-cell>
          <table:table-cell office:value-type="string" office:string-value="19403" calcext:value-type="string">
            <text:p>19403</text:p>
          </table:table-cell>
          <table:table-cell office:value-type="string" office:string-value="16768" calcext:value-type="string">
            <text:p>16768</text:p>
          </table:table-cell>
          <table:table-cell table:formula="of:=ABS([.E118]-[.F118])" office:value-type="float" office:value="2635" calcext:value-type="float">
            <text:p>2635</text:p>
          </table:table-cell>
          <table:table-cell table:number-columns-repeated="2"/>
          <table:table-cell table:formula="of:=COUNTIF([.D$2:.D$1001];[.C118])" office:value-type="float" office:value="0" calcext:value-type="float">
            <text:p>0</text:p>
          </table:table-cell>
          <table:table-cell table:formula="of:=[.C118]*[.J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363 <text:s text:c="2"/>18325</text:p>
          </table:table-cell>
          <table:table-cell/>
          <table:table-cell table:formula="of:=LEFT([.A119];5)" office:value-type="string" office:string-value="94363" calcext:value-type="string">
            <text:p>94363</text:p>
          </table:table-cell>
          <table:table-cell table:formula="of:=RIGHT([.A119];5)" office:value-type="string" office:string-value="18325" calcext:value-type="string">
            <text:p>18325</text:p>
          </table:table-cell>
          <table:table-cell office:value-type="string" office:string-value="19466" calcext:value-type="string">
            <text:p>19466</text:p>
          </table:table-cell>
          <table:table-cell office:value-type="string" office:string-value="16768" calcext:value-type="string">
            <text:p>16768</text:p>
          </table:table-cell>
          <table:table-cell table:formula="of:=ABS([.E119]-[.F119])" office:value-type="float" office:value="2698" calcext:value-type="float">
            <text:p>2698</text:p>
          </table:table-cell>
          <table:table-cell table:number-columns-repeated="2"/>
          <table:table-cell table:formula="of:=COUNTIF([.D$2:.D$1001];[.C119])" office:value-type="float" office:value="0" calcext:value-type="float">
            <text:p>0</text:p>
          </table:table-cell>
          <table:table-cell table:formula="of:=[.C119]*[.J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862 <text:s text:c="2"/>23200</text:p>
          </table:table-cell>
          <table:table-cell/>
          <table:table-cell table:formula="of:=LEFT([.A120];5)" office:value-type="string" office:string-value="58862" calcext:value-type="string">
            <text:p>58862</text:p>
          </table:table-cell>
          <table:table-cell table:formula="of:=RIGHT([.A120];5)" office:value-type="string" office:string-value="23200" calcext:value-type="string">
            <text:p>23200</text:p>
          </table:table-cell>
          <table:table-cell office:value-type="string" office:string-value="19492" calcext:value-type="string">
            <text:p>19492</text:p>
          </table:table-cell>
          <table:table-cell office:value-type="string" office:string-value="16768" calcext:value-type="string">
            <text:p>16768</text:p>
          </table:table-cell>
          <table:table-cell table:formula="of:=ABS([.E120]-[.F120])" office:value-type="float" office:value="2724" calcext:value-type="float">
            <text:p>2724</text:p>
          </table:table-cell>
          <table:table-cell table:number-columns-repeated="2"/>
          <table:table-cell table:formula="of:=COUNTIF([.D$2:.D$1001];[.C120])" office:value-type="float" office:value="0" calcext:value-type="float">
            <text:p>0</text:p>
          </table:table-cell>
          <table:table-cell table:formula="of:=[.C120]*[.J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703 <text:s text:c="2"/>82014</text:p>
          </table:table-cell>
          <table:table-cell/>
          <table:table-cell table:formula="of:=LEFT([.A121];5)" office:value-type="string" office:string-value="57703" calcext:value-type="string">
            <text:p>57703</text:p>
          </table:table-cell>
          <table:table-cell table:formula="of:=RIGHT([.A121];5)" office:value-type="string" office:string-value="82014" calcext:value-type="string">
            <text:p>82014</text:p>
          </table:table-cell>
          <table:table-cell office:value-type="string" office:string-value="19602" calcext:value-type="string">
            <text:p>19602</text:p>
          </table:table-cell>
          <table:table-cell office:value-type="string" office:string-value="16885" calcext:value-type="string">
            <text:p>16885</text:p>
          </table:table-cell>
          <table:table-cell table:formula="of:=ABS([.E121]-[.F121])" office:value-type="float" office:value="2717" calcext:value-type="float">
            <text:p>2717</text:p>
          </table:table-cell>
          <table:table-cell table:number-columns-repeated="2"/>
          <table:table-cell table:formula="of:=COUNTIF([.D$2:.D$1001];[.C121])" office:value-type="float" office:value="0" calcext:value-type="float">
            <text:p>0</text:p>
          </table:table-cell>
          <table:table-cell table:formula="of:=[.C121]*[.J1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084 <text:s text:c="2"/>64836</text:p>
          </table:table-cell>
          <table:table-cell/>
          <table:table-cell table:formula="of:=LEFT([.A122];5)" office:value-type="string" office:string-value="33084" calcext:value-type="string">
            <text:p>33084</text:p>
          </table:table-cell>
          <table:table-cell table:formula="of:=RIGHT([.A122];5)" office:value-type="string" office:string-value="64836" calcext:value-type="string">
            <text:p>64836</text:p>
          </table:table-cell>
          <table:table-cell office:value-type="string" office:string-value="19612" calcext:value-type="string">
            <text:p>19612</text:p>
          </table:table-cell>
          <table:table-cell office:value-type="string" office:string-value="16890" calcext:value-type="string">
            <text:p>16890</text:p>
          </table:table-cell>
          <table:table-cell table:formula="of:=ABS([.E122]-[.F122])" office:value-type="float" office:value="2722" calcext:value-type="float">
            <text:p>2722</text:p>
          </table:table-cell>
          <table:table-cell table:number-columns-repeated="2"/>
          <table:table-cell table:formula="of:=COUNTIF([.D$2:.D$1001];[.C122])" office:value-type="float" office:value="0" calcext:value-type="float">
            <text:p>0</text:p>
          </table:table-cell>
          <table:table-cell table:formula="of:=[.C122]*[.J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041 <text:s text:c="2"/>69435</text:p>
          </table:table-cell>
          <table:table-cell/>
          <table:table-cell table:formula="of:=LEFT([.A123];5)" office:value-type="string" office:string-value="51041" calcext:value-type="string">
            <text:p>51041</text:p>
          </table:table-cell>
          <table:table-cell table:formula="of:=RIGHT([.A123];5)" office:value-type="string" office:string-value="69435" calcext:value-type="string">
            <text:p>69435</text:p>
          </table:table-cell>
          <table:table-cell office:value-type="string" office:string-value="19636" calcext:value-type="string">
            <text:p>19636</text:p>
          </table:table-cell>
          <table:table-cell office:value-type="string" office:string-value="17088" calcext:value-type="string">
            <text:p>17088</text:p>
          </table:table-cell>
          <table:table-cell table:formula="of:=ABS([.E123]-[.F123])" office:value-type="float" office:value="2548" calcext:value-type="float">
            <text:p>2548</text:p>
          </table:table-cell>
          <table:table-cell table:number-columns-repeated="2"/>
          <table:table-cell table:formula="of:=COUNTIF([.D$2:.D$1001];[.C123])" office:value-type="float" office:value="0" calcext:value-type="float">
            <text:p>0</text:p>
          </table:table-cell>
          <table:table-cell table:formula="of:=[.C123]*[.J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254 <text:s text:c="2"/>51941</text:p>
          </table:table-cell>
          <table:table-cell/>
          <table:table-cell table:formula="of:=LEFT([.A124];5)" office:value-type="string" office:string-value="97254" calcext:value-type="string">
            <text:p>97254</text:p>
          </table:table-cell>
          <table:table-cell table:formula="of:=RIGHT([.A124];5)" office:value-type="string" office:string-value="51941" calcext:value-type="string">
            <text:p>51941</text:p>
          </table:table-cell>
          <table:table-cell office:value-type="string" office:string-value="19772" calcext:value-type="string">
            <text:p>19772</text:p>
          </table:table-cell>
          <table:table-cell office:value-type="string" office:string-value="17118" calcext:value-type="string">
            <text:p>17118</text:p>
          </table:table-cell>
          <table:table-cell table:formula="of:=ABS([.E124]-[.F124])" office:value-type="float" office:value="2654" calcext:value-type="float">
            <text:p>2654</text:p>
          </table:table-cell>
          <table:table-cell table:number-columns-repeated="2"/>
          <table:table-cell table:formula="of:=COUNTIF([.D$2:.D$1001];[.C124])" office:value-type="float" office:value="0" calcext:value-type="float">
            <text:p>0</text:p>
          </table:table-cell>
          <table:table-cell table:formula="of:=[.C124]*[.J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644 <text:s text:c="2"/>43603</text:p>
          </table:table-cell>
          <table:table-cell/>
          <table:table-cell table:formula="of:=LEFT([.A125];5)" office:value-type="string" office:string-value="35644" calcext:value-type="string">
            <text:p>35644</text:p>
          </table:table-cell>
          <table:table-cell table:formula="of:=RIGHT([.A125];5)" office:value-type="string" office:string-value="43603" calcext:value-type="string">
            <text:p>43603</text:p>
          </table:table-cell>
          <table:table-cell office:value-type="string" office:string-value="20137" calcext:value-type="string">
            <text:p>20137</text:p>
          </table:table-cell>
          <table:table-cell office:value-type="string" office:string-value="17299" calcext:value-type="string">
            <text:p>17299</text:p>
          </table:table-cell>
          <table:table-cell table:formula="of:=ABS([.E125]-[.F125])" office:value-type="float" office:value="2838" calcext:value-type="float">
            <text:p>2838</text:p>
          </table:table-cell>
          <table:table-cell table:number-columns-repeated="2"/>
          <table:table-cell table:formula="of:=COUNTIF([.D$2:.D$1001];[.C125])" office:value-type="float" office:value="0" calcext:value-type="float">
            <text:p>0</text:p>
          </table:table-cell>
          <table:table-cell table:formula="of:=[.C125]*[.J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669 <text:s text:c="2"/>57530</text:p>
          </table:table-cell>
          <table:table-cell/>
          <table:table-cell table:formula="of:=LEFT([.A126];5)" office:value-type="string" office:string-value="18669" calcext:value-type="string">
            <text:p>18669</text:p>
          </table:table-cell>
          <table:table-cell table:formula="of:=RIGHT([.A126];5)" office:value-type="string" office:string-value="57530" calcext:value-type="string">
            <text:p>57530</text:p>
          </table:table-cell>
          <table:table-cell office:value-type="string" office:string-value="20141" calcext:value-type="string">
            <text:p>20141</text:p>
          </table:table-cell>
          <table:table-cell office:value-type="string" office:string-value="17299" calcext:value-type="string">
            <text:p>17299</text:p>
          </table:table-cell>
          <table:table-cell table:formula="of:=ABS([.E126]-[.F126])" office:value-type="float" office:value="2842" calcext:value-type="float">
            <text:p>2842</text:p>
          </table:table-cell>
          <table:table-cell table:number-columns-repeated="2"/>
          <table:table-cell table:formula="of:=COUNTIF([.D$2:.D$1001];[.C126])" office:value-type="float" office:value="0" calcext:value-type="float">
            <text:p>0</text:p>
          </table:table-cell>
          <table:table-cell table:formula="of:=[.C126]*[.J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890 <text:s text:c="2"/>23054</text:p>
          </table:table-cell>
          <table:table-cell/>
          <table:table-cell table:formula="of:=LEFT([.A127];5)" office:value-type="string" office:string-value="56890" calcext:value-type="string">
            <text:p>56890</text:p>
          </table:table-cell>
          <table:table-cell table:formula="of:=RIGHT([.A127];5)" office:value-type="string" office:string-value="23054" calcext:value-type="string">
            <text:p>23054</text:p>
          </table:table-cell>
          <table:table-cell office:value-type="string" office:string-value="20542" calcext:value-type="string">
            <text:p>20542</text:p>
          </table:table-cell>
          <table:table-cell office:value-type="string" office:string-value="17299" calcext:value-type="string">
            <text:p>17299</text:p>
          </table:table-cell>
          <table:table-cell table:formula="of:=ABS([.E127]-[.F127])" office:value-type="float" office:value="3243" calcext:value-type="float">
            <text:p>3243</text:p>
          </table:table-cell>
          <table:table-cell table:number-columns-repeated="2"/>
          <table:table-cell table:formula="of:=COUNTIF([.D$2:.D$1001];[.C127])" office:value-type="float" office:value="0" calcext:value-type="float">
            <text:p>0</text:p>
          </table:table-cell>
          <table:table-cell table:formula="of:=[.C127]*[.J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788 <text:s text:c="2"/>80735</text:p>
          </table:table-cell>
          <table:table-cell/>
          <table:table-cell table:formula="of:=LEFT([.A128];5)" office:value-type="string" office:string-value="31788" calcext:value-type="string">
            <text:p>31788</text:p>
          </table:table-cell>
          <table:table-cell table:formula="of:=RIGHT([.A128];5)" office:value-type="string" office:string-value="80735" calcext:value-type="string">
            <text:p>80735</text:p>
          </table:table-cell>
          <table:table-cell office:value-type="string" office:string-value="20614" calcext:value-type="string">
            <text:p>20614</text:p>
          </table:table-cell>
          <table:table-cell office:value-type="string" office:string-value="17299" calcext:value-type="string">
            <text:p>17299</text:p>
          </table:table-cell>
          <table:table-cell table:formula="of:=ABS([.E128]-[.F128])" office:value-type="float" office:value="3315" calcext:value-type="float">
            <text:p>3315</text:p>
          </table:table-cell>
          <table:table-cell table:number-columns-repeated="2"/>
          <table:table-cell table:formula="of:=COUNTIF([.D$2:.D$1001];[.C128])" office:value-type="float" office:value="0" calcext:value-type="float">
            <text:p>0</text:p>
          </table:table-cell>
          <table:table-cell table:formula="of:=[.C128]*[.J1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517 <text:s text:c="2"/>89542</text:p>
          </table:table-cell>
          <table:table-cell/>
          <table:table-cell table:formula="of:=LEFT([.A129];5)" office:value-type="string" office:string-value="54517" calcext:value-type="string">
            <text:p>54517</text:p>
          </table:table-cell>
          <table:table-cell table:formula="of:=RIGHT([.A129];5)" office:value-type="string" office:string-value="89542" calcext:value-type="string">
            <text:p>89542</text:p>
          </table:table-cell>
          <table:table-cell office:value-type="string" office:string-value="20805" calcext:value-type="string">
            <text:p>20805</text:p>
          </table:table-cell>
          <table:table-cell office:value-type="string" office:string-value="17299" calcext:value-type="string">
            <text:p>17299</text:p>
          </table:table-cell>
          <table:table-cell table:formula="of:=ABS([.E129]-[.F129])" office:value-type="float" office:value="3506" calcext:value-type="float">
            <text:p>3506</text:p>
          </table:table-cell>
          <table:table-cell table:number-columns-repeated="2"/>
          <table:table-cell table:formula="of:=COUNTIF([.D$2:.D$1001];[.C129])" office:value-type="float" office:value="0" calcext:value-type="float">
            <text:p>0</text:p>
          </table:table-cell>
          <table:table-cell table:formula="of:=[.C129]*[.J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172 <text:s text:c="2"/>29681</text:p>
          </table:table-cell>
          <table:table-cell/>
          <table:table-cell table:formula="of:=LEFT([.A130];5)" office:value-type="string" office:string-value="52172" calcext:value-type="string">
            <text:p>52172</text:p>
          </table:table-cell>
          <table:table-cell table:formula="of:=RIGHT([.A130];5)" office:value-type="string" office:string-value="29681" calcext:value-type="string">
            <text:p>29681</text:p>
          </table:table-cell>
          <table:table-cell office:value-type="string" office:string-value="20893" calcext:value-type="string">
            <text:p>20893</text:p>
          </table:table-cell>
          <table:table-cell office:value-type="string" office:string-value="17299" calcext:value-type="string">
            <text:p>17299</text:p>
          </table:table-cell>
          <table:table-cell table:formula="of:=ABS([.E130]-[.F130])" office:value-type="float" office:value="3594" calcext:value-type="float">
            <text:p>3594</text:p>
          </table:table-cell>
          <table:table-cell table:number-columns-repeated="2"/>
          <table:table-cell table:formula="of:=COUNTIF([.D$2:.D$1001];[.C130])" office:value-type="float" office:value="0" calcext:value-type="float">
            <text:p>0</text:p>
          </table:table-cell>
          <table:table-cell table:formula="of:=[.C130]*[.J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286 <text:s text:c="2"/>17299</text:p>
          </table:table-cell>
          <table:table-cell/>
          <table:table-cell table:formula="of:=LEFT([.A131];5)" office:value-type="string" office:string-value="50286" calcext:value-type="string">
            <text:p>50286</text:p>
          </table:table-cell>
          <table:table-cell table:formula="of:=RIGHT([.A131];5)" office:value-type="string" office:string-value="17299" calcext:value-type="string">
            <text:p>17299</text:p>
          </table:table-cell>
          <table:table-cell office:value-type="string" office:string-value="21127" calcext:value-type="string">
            <text:p>21127</text:p>
          </table:table-cell>
          <table:table-cell office:value-type="string" office:string-value="17299" calcext:value-type="string">
            <text:p>17299</text:p>
          </table:table-cell>
          <table:table-cell table:formula="of:=ABS([.E131]-[.F131])" office:value-type="float" office:value="3828" calcext:value-type="float">
            <text:p>3828</text:p>
          </table:table-cell>
          <table:table-cell table:number-columns-repeated="2"/>
          <table:table-cell table:formula="of:=COUNTIF([.D$2:.D$1001];[.C131])" office:value-type="float" office:value="0" calcext:value-type="float">
            <text:p>0</text:p>
          </table:table-cell>
          <table:table-cell table:formula="of:=[.C131]*[.J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866 <text:s text:c="2"/>94024</text:p>
          </table:table-cell>
          <table:table-cell/>
          <table:table-cell table:formula="of:=LEFT([.A132];5)" office:value-type="string" office:string-value="96866" calcext:value-type="string">
            <text:p>96866</text:p>
          </table:table-cell>
          <table:table-cell table:formula="of:=RIGHT([.A132];5)" office:value-type="string" office:string-value="94024" calcext:value-type="string">
            <text:p>94024</text:p>
          </table:table-cell>
          <table:table-cell office:value-type="string" office:string-value="21135" calcext:value-type="string">
            <text:p>21135</text:p>
          </table:table-cell>
          <table:table-cell office:value-type="string" office:string-value="17299" calcext:value-type="string">
            <text:p>17299</text:p>
          </table:table-cell>
          <table:table-cell table:formula="of:=ABS([.E132]-[.F132])" office:value-type="float" office:value="3836" calcext:value-type="float">
            <text:p>3836</text:p>
          </table:table-cell>
          <table:table-cell table:number-columns-repeated="2"/>
          <table:table-cell table:formula="of:=COUNTIF([.D$2:.D$1001];[.C132])" office:value-type="float" office:value="0" calcext:value-type="float">
            <text:p>0</text:p>
          </table:table-cell>
          <table:table-cell table:formula="of:=[.C132]*[.J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782 <text:s text:c="2"/>91820</text:p>
          </table:table-cell>
          <table:table-cell/>
          <table:table-cell table:formula="of:=LEFT([.A133];5)" office:value-type="string" office:string-value="56782" calcext:value-type="string">
            <text:p>56782</text:p>
          </table:table-cell>
          <table:table-cell table:formula="of:=RIGHT([.A133];5)" office:value-type="string" office:string-value="91820" calcext:value-type="string">
            <text:p>91820</text:p>
          </table:table-cell>
          <table:table-cell office:value-type="string" office:string-value="21150" calcext:value-type="string">
            <text:p>21150</text:p>
          </table:table-cell>
          <table:table-cell office:value-type="string" office:string-value="17299" calcext:value-type="string">
            <text:p>17299</text:p>
          </table:table-cell>
          <table:table-cell table:formula="of:=ABS([.E133]-[.F133])" office:value-type="float" office:value="3851" calcext:value-type="float">
            <text:p>3851</text:p>
          </table:table-cell>
          <table:table-cell table:number-columns-repeated="2"/>
          <table:table-cell table:formula="of:=COUNTIF([.D$2:.D$1001];[.C133])" office:value-type="float" office:value="0" calcext:value-type="float">
            <text:p>0</text:p>
          </table:table-cell>
          <table:table-cell table:formula="of:=[.C133]*[.J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469 <text:s text:c="2"/>18254</text:p>
          </table:table-cell>
          <table:table-cell/>
          <table:table-cell table:formula="of:=LEFT([.A134];5)" office:value-type="string" office:string-value="25469" calcext:value-type="string">
            <text:p>25469</text:p>
          </table:table-cell>
          <table:table-cell table:formula="of:=RIGHT([.A134];5)" office:value-type="string" office:string-value="18254" calcext:value-type="string">
            <text:p>18254</text:p>
          </table:table-cell>
          <table:table-cell office:value-type="string" office:string-value="21290" calcext:value-type="string">
            <text:p>21290</text:p>
          </table:table-cell>
          <table:table-cell office:value-type="string" office:string-value="17299" calcext:value-type="string">
            <text:p>17299</text:p>
          </table:table-cell>
          <table:table-cell table:formula="of:=ABS([.E134]-[.F134])" office:value-type="float" office:value="3991" calcext:value-type="float">
            <text:p>3991</text:p>
          </table:table-cell>
          <table:table-cell table:number-columns-repeated="2"/>
          <table:table-cell table:formula="of:=COUNTIF([.D$2:.D$1001];[.C134])" office:value-type="float" office:value="0" calcext:value-type="float">
            <text:p>0</text:p>
          </table:table-cell>
          <table:table-cell table:formula="of:=[.C134]*[.J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882 <text:s text:c="2"/>20182</text:p>
          </table:table-cell>
          <table:table-cell/>
          <table:table-cell table:formula="of:=LEFT([.A135];5)" office:value-type="string" office:string-value="33882" calcext:value-type="string">
            <text:p>33882</text:p>
          </table:table-cell>
          <table:table-cell table:formula="of:=RIGHT([.A135];5)" office:value-type="string" office:string-value="20182" calcext:value-type="string">
            <text:p>20182</text:p>
          </table:table-cell>
          <table:table-cell office:value-type="string" office:string-value="21313" calcext:value-type="string">
            <text:p>21313</text:p>
          </table:table-cell>
          <table:table-cell office:value-type="string" office:string-value="17299" calcext:value-type="string">
            <text:p>17299</text:p>
          </table:table-cell>
          <table:table-cell table:formula="of:=ABS([.E135]-[.F135])" office:value-type="float" office:value="4014" calcext:value-type="float">
            <text:p>4014</text:p>
          </table:table-cell>
          <table:table-cell table:number-columns-repeated="2"/>
          <table:table-cell table:formula="of:=COUNTIF([.D$2:.D$1001];[.C135])" office:value-type="float" office:value="0" calcext:value-type="float">
            <text:p>0</text:p>
          </table:table-cell>
          <table:table-cell table:formula="of:=[.C135]*[.J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421 <text:s text:c="2"/>31746</text:p>
          </table:table-cell>
          <table:table-cell/>
          <table:table-cell table:formula="of:=LEFT([.A136];5)" office:value-type="string" office:string-value="56421" calcext:value-type="string">
            <text:p>56421</text:p>
          </table:table-cell>
          <table:table-cell table:formula="of:=RIGHT([.A136];5)" office:value-type="string" office:string-value="31746" calcext:value-type="string">
            <text:p>31746</text:p>
          </table:table-cell>
          <table:table-cell office:value-type="string" office:string-value="21325" calcext:value-type="string">
            <text:p>21325</text:p>
          </table:table-cell>
          <table:table-cell office:value-type="string" office:string-value="17299" calcext:value-type="string">
            <text:p>17299</text:p>
          </table:table-cell>
          <table:table-cell table:formula="of:=ABS([.E136]-[.F136])" office:value-type="float" office:value="4026" calcext:value-type="float">
            <text:p>4026</text:p>
          </table:table-cell>
          <table:table-cell table:number-columns-repeated="2"/>
          <table:table-cell table:formula="of:=COUNTIF([.D$2:.D$1001];[.C136])" office:value-type="float" office:value="0" calcext:value-type="float">
            <text:p>0</text:p>
          </table:table-cell>
          <table:table-cell table:formula="of:=[.C136]*[.J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215 <text:s text:c="2"/>40070</text:p>
          </table:table-cell>
          <table:table-cell/>
          <table:table-cell table:formula="of:=LEFT([.A137];5)" office:value-type="string" office:string-value="91215" calcext:value-type="string">
            <text:p>91215</text:p>
          </table:table-cell>
          <table:table-cell table:formula="of:=RIGHT([.A137];5)" office:value-type="string" office:string-value="40070" calcext:value-type="string">
            <text:p>40070</text:p>
          </table:table-cell>
          <table:table-cell office:value-type="string" office:string-value="21486" calcext:value-type="string">
            <text:p>21486</text:p>
          </table:table-cell>
          <table:table-cell office:value-type="string" office:string-value="17299" calcext:value-type="string">
            <text:p>17299</text:p>
          </table:table-cell>
          <table:table-cell table:formula="of:=ABS([.E137]-[.F137])" office:value-type="float" office:value="4187" calcext:value-type="float">
            <text:p>4187</text:p>
          </table:table-cell>
          <table:table-cell table:number-columns-repeated="2"/>
          <table:table-cell table:formula="of:=COUNTIF([.D$2:.D$1001];[.C137])" office:value-type="float" office:value="0" calcext:value-type="float">
            <text:p>0</text:p>
          </table:table-cell>
          <table:table-cell table:formula="of:=[.C137]*[.J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847 <text:s text:c="2"/>64836</text:p>
          </table:table-cell>
          <table:table-cell/>
          <table:table-cell table:formula="of:=LEFT([.A138];5)" office:value-type="string" office:string-value="83847" calcext:value-type="string">
            <text:p>83847</text:p>
          </table:table-cell>
          <table:table-cell table:formula="of:=RIGHT([.A138];5)" office:value-type="string" office:string-value="64836" calcext:value-type="string">
            <text:p>64836</text:p>
          </table:table-cell>
          <table:table-cell office:value-type="string" office:string-value="21511" calcext:value-type="string">
            <text:p>21511</text:p>
          </table:table-cell>
          <table:table-cell office:value-type="string" office:string-value="17299" calcext:value-type="string">
            <text:p>17299</text:p>
          </table:table-cell>
          <table:table-cell table:formula="of:=ABS([.E138]-[.F138])" office:value-type="float" office:value="4212" calcext:value-type="float">
            <text:p>4212</text:p>
          </table:table-cell>
          <table:table-cell table:number-columns-repeated="2"/>
          <table:table-cell table:formula="of:=COUNTIF([.D$2:.D$1001];[.C138])" office:value-type="float" office:value="0" calcext:value-type="float">
            <text:p>0</text:p>
          </table:table-cell>
          <table:table-cell table:formula="of:=[.C138]*[.J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253 <text:s text:c="2"/>94024</text:p>
          </table:table-cell>
          <table:table-cell/>
          <table:table-cell table:formula="of:=LEFT([.A139];5)" office:value-type="string" office:string-value="62253" calcext:value-type="string">
            <text:p>62253</text:p>
          </table:table-cell>
          <table:table-cell table:formula="of:=RIGHT([.A139];5)" office:value-type="string" office:string-value="94024" calcext:value-type="string">
            <text:p>94024</text:p>
          </table:table-cell>
          <table:table-cell office:value-type="string" office:string-value="21643" calcext:value-type="string">
            <text:p>21643</text:p>
          </table:table-cell>
          <table:table-cell office:value-type="string" office:string-value="17299" calcext:value-type="string">
            <text:p>17299</text:p>
          </table:table-cell>
          <table:table-cell table:formula="of:=ABS([.E139]-[.F139])" office:value-type="float" office:value="4344" calcext:value-type="float">
            <text:p>4344</text:p>
          </table:table-cell>
          <table:table-cell table:number-columns-repeated="2"/>
          <table:table-cell table:formula="of:=COUNTIF([.D$2:.D$1001];[.C139])" office:value-type="float" office:value="0" calcext:value-type="float">
            <text:p>0</text:p>
          </table:table-cell>
          <table:table-cell table:formula="of:=[.C139]*[.J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121 <text:s text:c="2"/>60848</text:p>
          </table:table-cell>
          <table:table-cell/>
          <table:table-cell table:formula="of:=LEFT([.A140];5)" office:value-type="string" office:string-value="94121" calcext:value-type="string">
            <text:p>94121</text:p>
          </table:table-cell>
          <table:table-cell table:formula="of:=RIGHT([.A140];5)" office:value-type="string" office:string-value="60848" calcext:value-type="string">
            <text:p>60848</text:p>
          </table:table-cell>
          <table:table-cell office:value-type="string" office:string-value="21780" calcext:value-type="string">
            <text:p>21780</text:p>
          </table:table-cell>
          <table:table-cell office:value-type="string" office:string-value="17299" calcext:value-type="string">
            <text:p>17299</text:p>
          </table:table-cell>
          <table:table-cell table:formula="of:=ABS([.E140]-[.F140])" office:value-type="float" office:value="4481" calcext:value-type="float">
            <text:p>4481</text:p>
          </table:table-cell>
          <table:table-cell table:number-columns-repeated="2"/>
          <table:table-cell table:formula="of:=COUNTIF([.D$2:.D$1001];[.C140])" office:value-type="float" office:value="0" calcext:value-type="float">
            <text:p>0</text:p>
          </table:table-cell>
          <table:table-cell table:formula="of:=[.C140]*[.J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477 <text:s text:c="2"/>21613</text:p>
          </table:table-cell>
          <table:table-cell/>
          <table:table-cell table:formula="of:=LEFT([.A141];5)" office:value-type="string" office:string-value="98477" calcext:value-type="string">
            <text:p>98477</text:p>
          </table:table-cell>
          <table:table-cell table:formula="of:=RIGHT([.A141];5)" office:value-type="string" office:string-value="21613" calcext:value-type="string">
            <text:p>21613</text:p>
          </table:table-cell>
          <table:table-cell office:value-type="string" office:string-value="21811" calcext:value-type="string">
            <text:p>21811</text:p>
          </table:table-cell>
          <table:table-cell office:value-type="string" office:string-value="17309" calcext:value-type="string">
            <text:p>17309</text:p>
          </table:table-cell>
          <table:table-cell table:formula="of:=ABS([.E141]-[.F141])" office:value-type="float" office:value="4502" calcext:value-type="float">
            <text:p>4502</text:p>
          </table:table-cell>
          <table:table-cell table:number-columns-repeated="2"/>
          <table:table-cell table:formula="of:=COUNTIF([.D$2:.D$1001];[.C141])" office:value-type="float" office:value="0" calcext:value-type="float">
            <text:p>0</text:p>
          </table:table-cell>
          <table:table-cell table:formula="of:=[.C141]*[.J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590 <text:s text:c="2"/>85421</text:p>
          </table:table-cell>
          <table:table-cell/>
          <table:table-cell table:formula="of:=LEFT([.A142];5)" office:value-type="string" office:string-value="37590" calcext:value-type="string">
            <text:p>37590</text:p>
          </table:table-cell>
          <table:table-cell table:formula="of:=RIGHT([.A142];5)" office:value-type="string" office:string-value="85421" calcext:value-type="string">
            <text:p>85421</text:p>
          </table:table-cell>
          <table:table-cell office:value-type="string" office:string-value="21812" calcext:value-type="string">
            <text:p>21812</text:p>
          </table:table-cell>
          <table:table-cell office:value-type="string" office:string-value="17599" calcext:value-type="string">
            <text:p>17599</text:p>
          </table:table-cell>
          <table:table-cell table:formula="of:=ABS([.E142]-[.F142])" office:value-type="float" office:value="4213" calcext:value-type="float">
            <text:p>4213</text:p>
          </table:table-cell>
          <table:table-cell table:number-columns-repeated="2"/>
          <table:table-cell table:formula="of:=COUNTIF([.D$2:.D$1001];[.C142])" office:value-type="float" office:value="0" calcext:value-type="float">
            <text:p>0</text:p>
          </table:table-cell>
          <table:table-cell table:formula="of:=[.C142]*[.J1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770 <text:s text:c="2"/>14916</text:p>
          </table:table-cell>
          <table:table-cell/>
          <table:table-cell table:formula="of:=LEFT([.A143];5)" office:value-type="string" office:string-value="25770" calcext:value-type="string">
            <text:p>25770</text:p>
          </table:table-cell>
          <table:table-cell table:formula="of:=RIGHT([.A143];5)" office:value-type="string" office:string-value="14916" calcext:value-type="string">
            <text:p>14916</text:p>
          </table:table-cell>
          <table:table-cell office:value-type="string" office:string-value="21930" calcext:value-type="string">
            <text:p>21930</text:p>
          </table:table-cell>
          <table:table-cell office:value-type="string" office:string-value="17849" calcext:value-type="string">
            <text:p>17849</text:p>
          </table:table-cell>
          <table:table-cell table:formula="of:=ABS([.E143]-[.F143])" office:value-type="float" office:value="4081" calcext:value-type="float">
            <text:p>4081</text:p>
          </table:table-cell>
          <table:table-cell table:number-columns-repeated="2"/>
          <table:table-cell table:formula="of:=COUNTIF([.D$2:.D$1001];[.C143])" office:value-type="float" office:value="0" calcext:value-type="float">
            <text:p>0</text:p>
          </table:table-cell>
          <table:table-cell table:formula="of:=[.C143]*[.J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401 <text:s text:c="2"/>59921</text:p>
          </table:table-cell>
          <table:table-cell/>
          <table:table-cell table:formula="of:=LEFT([.A144];5)" office:value-type="string" office:string-value="59401" calcext:value-type="string">
            <text:p>59401</text:p>
          </table:table-cell>
          <table:table-cell table:formula="of:=RIGHT([.A144];5)" office:value-type="string" office:string-value="59921" calcext:value-type="string">
            <text:p>59921</text:p>
          </table:table-cell>
          <table:table-cell office:value-type="string" office:string-value="22055" calcext:value-type="string">
            <text:p>22055</text:p>
          </table:table-cell>
          <table:table-cell office:value-type="string" office:string-value="17880" calcext:value-type="string">
            <text:p>17880</text:p>
          </table:table-cell>
          <table:table-cell table:formula="of:=ABS([.E144]-[.F144])" office:value-type="float" office:value="4175" calcext:value-type="float">
            <text:p>4175</text:p>
          </table:table-cell>
          <table:table-cell table:number-columns-repeated="2"/>
          <table:table-cell table:formula="of:=COUNTIF([.D$2:.D$1001];[.C144])" office:value-type="float" office:value="0" calcext:value-type="float">
            <text:p>0</text:p>
          </table:table-cell>
          <table:table-cell table:formula="of:=[.C144]*[.J1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382 <text:s text:c="2"/>51470</text:p>
          </table:table-cell>
          <table:table-cell/>
          <table:table-cell table:formula="of:=LEFT([.A145];5)" office:value-type="string" office:string-value="73382" calcext:value-type="string">
            <text:p>73382</text:p>
          </table:table-cell>
          <table:table-cell table:formula="of:=RIGHT([.A145];5)" office:value-type="string" office:string-value="51470" calcext:value-type="string">
            <text:p>51470</text:p>
          </table:table-cell>
          <table:table-cell office:value-type="string" office:string-value="22143" calcext:value-type="string">
            <text:p>22143</text:p>
          </table:table-cell>
          <table:table-cell office:value-type="string" office:string-value="18000" calcext:value-type="string">
            <text:p>18000</text:p>
          </table:table-cell>
          <table:table-cell table:formula="of:=ABS([.E145]-[.F145])" office:value-type="float" office:value="4143" calcext:value-type="float">
            <text:p>4143</text:p>
          </table:table-cell>
          <table:table-cell table:number-columns-repeated="2"/>
          <table:table-cell table:formula="of:=COUNTIF([.D$2:.D$1001];[.C145])" office:value-type="float" office:value="0" calcext:value-type="float">
            <text:p>0</text:p>
          </table:table-cell>
          <table:table-cell table:formula="of:=[.C145]*[.J1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149 <text:s text:c="2"/>62768</text:p>
          </table:table-cell>
          <table:table-cell/>
          <table:table-cell table:formula="of:=LEFT([.A146];5)" office:value-type="string" office:string-value="58149" calcext:value-type="string">
            <text:p>58149</text:p>
          </table:table-cell>
          <table:table-cell table:formula="of:=RIGHT([.A146];5)" office:value-type="string" office:string-value="62768" calcext:value-type="string">
            <text:p>62768</text:p>
          </table:table-cell>
          <table:table-cell office:value-type="string" office:string-value="22260" calcext:value-type="string">
            <text:p>22260</text:p>
          </table:table-cell>
          <table:table-cell office:value-type="string" office:string-value="18024" calcext:value-type="string">
            <text:p>18024</text:p>
          </table:table-cell>
          <table:table-cell table:formula="of:=ABS([.E146]-[.F146])" office:value-type="float" office:value="4236" calcext:value-type="float">
            <text:p>4236</text:p>
          </table:table-cell>
          <table:table-cell table:number-columns-repeated="2"/>
          <table:table-cell table:formula="of:=COUNTIF([.D$2:.D$1001];[.C146])" office:value-type="float" office:value="0" calcext:value-type="float">
            <text:p>0</text:p>
          </table:table-cell>
          <table:table-cell table:formula="of:=[.C146]*[.J1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118 <text:s text:c="2"/>22482</text:p>
          </table:table-cell>
          <table:table-cell/>
          <table:table-cell table:formula="of:=LEFT([.A147];5)" office:value-type="string" office:string-value="54118" calcext:value-type="string">
            <text:p>54118</text:p>
          </table:table-cell>
          <table:table-cell table:formula="of:=RIGHT([.A147];5)" office:value-type="string" office:string-value="22482" calcext:value-type="string">
            <text:p>22482</text:p>
          </table:table-cell>
          <table:table-cell office:value-type="string" office:string-value="22440" calcext:value-type="string">
            <text:p>22440</text:p>
          </table:table-cell>
          <table:table-cell office:value-type="string" office:string-value="18156" calcext:value-type="string">
            <text:p>18156</text:p>
          </table:table-cell>
          <table:table-cell table:formula="of:=ABS([.E147]-[.F147])" office:value-type="float" office:value="4284" calcext:value-type="float">
            <text:p>4284</text:p>
          </table:table-cell>
          <table:table-cell table:number-columns-repeated="2"/>
          <table:table-cell table:formula="of:=COUNTIF([.D$2:.D$1001];[.C147])" office:value-type="float" office:value="0" calcext:value-type="float">
            <text:p>0</text:p>
          </table:table-cell>
          <table:table-cell table:formula="of:=[.C147]*[.J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395 <text:s text:c="2"/>59921</text:p>
          </table:table-cell>
          <table:table-cell/>
          <table:table-cell table:formula="of:=LEFT([.A148];5)" office:value-type="string" office:string-value="59395" calcext:value-type="string">
            <text:p>59395</text:p>
          </table:table-cell>
          <table:table-cell table:formula="of:=RIGHT([.A148];5)" office:value-type="string" office:string-value="59921" calcext:value-type="string">
            <text:p>59921</text:p>
          </table:table-cell>
          <table:table-cell office:value-type="string" office:string-value="22764" calcext:value-type="string">
            <text:p>22764</text:p>
          </table:table-cell>
          <table:table-cell office:value-type="string" office:string-value="18205" calcext:value-type="string">
            <text:p>18205</text:p>
          </table:table-cell>
          <table:table-cell table:formula="of:=ABS([.E148]-[.F148])" office:value-type="float" office:value="4559" calcext:value-type="float">
            <text:p>4559</text:p>
          </table:table-cell>
          <table:table-cell table:number-columns-repeated="2"/>
          <table:table-cell table:formula="of:=COUNTIF([.D$2:.D$1001];[.C148])" office:value-type="float" office:value="0" calcext:value-type="float">
            <text:p>0</text:p>
          </table:table-cell>
          <table:table-cell table:formula="of:=[.C148]*[.J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746 <text:s text:c="2"/>81450</text:p>
          </table:table-cell>
          <table:table-cell/>
          <table:table-cell table:formula="of:=LEFT([.A149];5)" office:value-type="string" office:string-value="63746" calcext:value-type="string">
            <text:p>63746</text:p>
          </table:table-cell>
          <table:table-cell table:formula="of:=RIGHT([.A149];5)" office:value-type="string" office:string-value="81450" calcext:value-type="string">
            <text:p>81450</text:p>
          </table:table-cell>
          <table:table-cell office:value-type="string" office:string-value="22828" calcext:value-type="string">
            <text:p>22828</text:p>
          </table:table-cell>
          <table:table-cell office:value-type="string" office:string-value="18254" calcext:value-type="string">
            <text:p>18254</text:p>
          </table:table-cell>
          <table:table-cell table:formula="of:=ABS([.E149]-[.F149])" office:value-type="float" office:value="4574" calcext:value-type="float">
            <text:p>4574</text:p>
          </table:table-cell>
          <table:table-cell table:number-columns-repeated="2"/>
          <table:table-cell table:formula="of:=COUNTIF([.D$2:.D$1001];[.C149])" office:value-type="float" office:value="0" calcext:value-type="float">
            <text:p>0</text:p>
          </table:table-cell>
          <table:table-cell table:formula="of:=[.C149]*[.J1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883 <text:s text:c="2"/>13575</text:p>
          </table:table-cell>
          <table:table-cell/>
          <table:table-cell table:formula="of:=LEFT([.A150];5)" office:value-type="string" office:string-value="94883" calcext:value-type="string">
            <text:p>94883</text:p>
          </table:table-cell>
          <table:table-cell table:formula="of:=RIGHT([.A150];5)" office:value-type="string" office:string-value="13575" calcext:value-type="string">
            <text:p>13575</text:p>
          </table:table-cell>
          <table:table-cell office:value-type="string" office:string-value="22891" calcext:value-type="string">
            <text:p>22891</text:p>
          </table:table-cell>
          <table:table-cell office:value-type="string" office:string-value="18317" calcext:value-type="string">
            <text:p>18317</text:p>
          </table:table-cell>
          <table:table-cell table:formula="of:=ABS([.E150]-[.F150])" office:value-type="float" office:value="4574" calcext:value-type="float">
            <text:p>4574</text:p>
          </table:table-cell>
          <table:table-cell table:number-columns-repeated="2"/>
          <table:table-cell table:formula="of:=COUNTIF([.D$2:.D$1001];[.C150])" office:value-type="float" office:value="0" calcext:value-type="float">
            <text:p>0</text:p>
          </table:table-cell>
          <table:table-cell table:formula="of:=[.C150]*[.J1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314 <text:s text:c="2"/>29681</text:p>
          </table:table-cell>
          <table:table-cell/>
          <table:table-cell table:formula="of:=LEFT([.A151];5)" office:value-type="string" office:string-value="50314" calcext:value-type="string">
            <text:p>50314</text:p>
          </table:table-cell>
          <table:table-cell table:formula="of:=RIGHT([.A151];5)" office:value-type="string" office:string-value="29681" calcext:value-type="string">
            <text:p>29681</text:p>
          </table:table-cell>
          <table:table-cell office:value-type="string" office:string-value="22958" calcext:value-type="string">
            <text:p>22958</text:p>
          </table:table-cell>
          <table:table-cell office:value-type="string" office:string-value="18325" calcext:value-type="string">
            <text:p>18325</text:p>
          </table:table-cell>
          <table:table-cell table:formula="of:=ABS([.E151]-[.F151])" office:value-type="float" office:value="4633" calcext:value-type="float">
            <text:p>4633</text:p>
          </table:table-cell>
          <table:table-cell table:number-columns-repeated="2"/>
          <table:table-cell table:formula="of:=COUNTIF([.D$2:.D$1001];[.C151])" office:value-type="float" office:value="0" calcext:value-type="float">
            <text:p>0</text:p>
          </table:table-cell>
          <table:table-cell table:formula="of:=[.C151]*[.J1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858 <text:s text:c="2"/>82015</text:p>
          </table:table-cell>
          <table:table-cell/>
          <table:table-cell table:formula="of:=LEFT([.A152];5)" office:value-type="string" office:string-value="93858" calcext:value-type="string">
            <text:p>93858</text:p>
          </table:table-cell>
          <table:table-cell table:formula="of:=RIGHT([.A152];5)" office:value-type="string" office:string-value="82015" calcext:value-type="string">
            <text:p>82015</text:p>
          </table:table-cell>
          <table:table-cell office:value-type="string" office:string-value="23004" calcext:value-type="string">
            <text:p>23004</text:p>
          </table:table-cell>
          <table:table-cell office:value-type="string" office:string-value="18973" calcext:value-type="string">
            <text:p>18973</text:p>
          </table:table-cell>
          <table:table-cell table:formula="of:=ABS([.E152]-[.F152])" office:value-type="float" office:value="4031" calcext:value-type="float">
            <text:p>4031</text:p>
          </table:table-cell>
          <table:table-cell table:number-columns-repeated="2"/>
          <table:table-cell table:formula="of:=COUNTIF([.D$2:.D$1001];[.C152])" office:value-type="float" office:value="0" calcext:value-type="float">
            <text:p>0</text:p>
          </table:table-cell>
          <table:table-cell table:formula="of:=[.C152]*[.J1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751 <text:s text:c="2"/>54143</text:p>
          </table:table-cell>
          <table:table-cell/>
          <table:table-cell table:formula="of:=LEFT([.A153];5)" office:value-type="string" office:string-value="27751" calcext:value-type="string">
            <text:p>27751</text:p>
          </table:table-cell>
          <table:table-cell table:formula="of:=RIGHT([.A153];5)" office:value-type="string" office:string-value="54143" calcext:value-type="string">
            <text:p>54143</text:p>
          </table:table-cell>
          <table:table-cell office:value-type="string" office:string-value="23054" calcext:value-type="string">
            <text:p>23054</text:p>
          </table:table-cell>
          <table:table-cell office:value-type="string" office:string-value="19012" calcext:value-type="string">
            <text:p>19012</text:p>
          </table:table-cell>
          <table:table-cell table:formula="of:=ABS([.E153]-[.F153])" office:value-type="float" office:value="4042" calcext:value-type="float">
            <text:p>4042</text:p>
          </table:table-cell>
          <table:table-cell table:number-columns-repeated="2"/>
          <table:table-cell table:formula="of:=COUNTIF([.D$2:.D$1001];[.C153])" office:value-type="float" office:value="0" calcext:value-type="float">
            <text:p>0</text:p>
          </table:table-cell>
          <table:table-cell table:formula="of:=[.C153]*[.J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917 <text:s text:c="2"/>35753</text:p>
          </table:table-cell>
          <table:table-cell/>
          <table:table-cell table:formula="of:=LEFT([.A154];5)" office:value-type="string" office:string-value="26917" calcext:value-type="string">
            <text:p>26917</text:p>
          </table:table-cell>
          <table:table-cell table:formula="of:=RIGHT([.A154];5)" office:value-type="string" office:string-value="35753" calcext:value-type="string">
            <text:p>35753</text:p>
          </table:table-cell>
          <table:table-cell office:value-type="string" office:string-value="23136" calcext:value-type="string">
            <text:p>23136</text:p>
          </table:table-cell>
          <table:table-cell office:value-type="string" office:string-value="19111" calcext:value-type="string">
            <text:p>19111</text:p>
          </table:table-cell>
          <table:table-cell table:formula="of:=ABS([.E154]-[.F154])" office:value-type="float" office:value="4025" calcext:value-type="float">
            <text:p>4025</text:p>
          </table:table-cell>
          <table:table-cell table:number-columns-repeated="2"/>
          <table:table-cell table:formula="of:=COUNTIF([.D$2:.D$1001];[.C154])" office:value-type="float" office:value="0" calcext:value-type="float">
            <text:p>0</text:p>
          </table:table-cell>
          <table:table-cell table:formula="of:=[.C154]*[.J1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996 <text:s text:c="2"/>23054</text:p>
          </table:table-cell>
          <table:table-cell/>
          <table:table-cell table:formula="of:=LEFT([.A155];5)" office:value-type="string" office:string-value="81996" calcext:value-type="string">
            <text:p>81996</text:p>
          </table:table-cell>
          <table:table-cell table:formula="of:=RIGHT([.A155];5)" office:value-type="string" office:string-value="23054" calcext:value-type="string">
            <text:p>23054</text:p>
          </table:table-cell>
          <table:table-cell office:value-type="string" office:string-value="23379" calcext:value-type="string">
            <text:p>23379</text:p>
          </table:table-cell>
          <table:table-cell office:value-type="string" office:string-value="19388" calcext:value-type="string">
            <text:p>19388</text:p>
          </table:table-cell>
          <table:table-cell table:formula="of:=ABS([.E155]-[.F155])" office:value-type="float" office:value="3991" calcext:value-type="float">
            <text:p>3991</text:p>
          </table:table-cell>
          <table:table-cell table:number-columns-repeated="2"/>
          <table:table-cell table:formula="of:=COUNTIF([.D$2:.D$1001];[.C155])" office:value-type="float" office:value="0" calcext:value-type="float">
            <text:p>0</text:p>
          </table:table-cell>
          <table:table-cell table:formula="of:=[.C155]*[.J1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969 <text:s text:c="2"/>93265</text:p>
          </table:table-cell>
          <table:table-cell/>
          <table:table-cell table:formula="of:=LEFT([.A156];5)" office:value-type="string" office:string-value="71969" calcext:value-type="string">
            <text:p>71969</text:p>
          </table:table-cell>
          <table:table-cell table:formula="of:=RIGHT([.A156];5)" office:value-type="string" office:string-value="93265" calcext:value-type="string">
            <text:p>93265</text:p>
          </table:table-cell>
          <table:table-cell office:value-type="string" office:string-value="23466" calcext:value-type="string">
            <text:p>23466</text:p>
          </table:table-cell>
          <table:table-cell office:value-type="string" office:string-value="19650" calcext:value-type="string">
            <text:p>19650</text:p>
          </table:table-cell>
          <table:table-cell table:formula="of:=ABS([.E156]-[.F156])" office:value-type="float" office:value="3816" calcext:value-type="float">
            <text:p>3816</text:p>
          </table:table-cell>
          <table:table-cell table:number-columns-repeated="2"/>
          <table:table-cell table:formula="of:=COUNTIF([.D$2:.D$1001];[.C156])" office:value-type="float" office:value="0" calcext:value-type="float">
            <text:p>0</text:p>
          </table:table-cell>
          <table:table-cell table:formula="of:=[.C156]*[.J1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553 <text:s text:c="2"/>20135</text:p>
          </table:table-cell>
          <table:table-cell/>
          <table:table-cell table:formula="of:=LEFT([.A157];5)" office:value-type="string" office:string-value="30553" calcext:value-type="string">
            <text:p>30553</text:p>
          </table:table-cell>
          <table:table-cell table:formula="of:=RIGHT([.A157];5)" office:value-type="string" office:string-value="20135" calcext:value-type="string">
            <text:p>20135</text:p>
          </table:table-cell>
          <table:table-cell office:value-type="string" office:string-value="23519" calcext:value-type="string">
            <text:p>23519</text:p>
          </table:table-cell>
          <table:table-cell office:value-type="string" office:string-value="19687" calcext:value-type="string">
            <text:p>19687</text:p>
          </table:table-cell>
          <table:table-cell table:formula="of:=ABS([.E157]-[.F157])" office:value-type="float" office:value="3832" calcext:value-type="float">
            <text:p>3832</text:p>
          </table:table-cell>
          <table:table-cell table:number-columns-repeated="2"/>
          <table:table-cell table:formula="of:=COUNTIF([.D$2:.D$1001];[.C157])" office:value-type="float" office:value="0" calcext:value-type="float">
            <text:p>0</text:p>
          </table:table-cell>
          <table:table-cell table:formula="of:=[.C157]*[.J1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288 <text:s text:c="2"/>83737</text:p>
          </table:table-cell>
          <table:table-cell/>
          <table:table-cell table:formula="of:=LEFT([.A158];5)" office:value-type="string" office:string-value="77288" calcext:value-type="string">
            <text:p>77288</text:p>
          </table:table-cell>
          <table:table-cell table:formula="of:=RIGHT([.A158];5)" office:value-type="string" office:string-value="83737" calcext:value-type="string">
            <text:p>83737</text:p>
          </table:table-cell>
          <table:table-cell office:value-type="string" office:string-value="23852" calcext:value-type="string">
            <text:p>23852</text:p>
          </table:table-cell>
          <table:table-cell office:value-type="string" office:string-value="19758" calcext:value-type="string">
            <text:p>19758</text:p>
          </table:table-cell>
          <table:table-cell table:formula="of:=ABS([.E158]-[.F158])" office:value-type="float" office:value="4094" calcext:value-type="float">
            <text:p>4094</text:p>
          </table:table-cell>
          <table:table-cell table:number-columns-repeated="2"/>
          <table:table-cell table:formula="of:=COUNTIF([.D$2:.D$1001];[.C158])" office:value-type="float" office:value="0" calcext:value-type="float">
            <text:p>0</text:p>
          </table:table-cell>
          <table:table-cell table:formula="of:=[.C158]*[.J1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468 <text:s text:c="2"/>95847</text:p>
          </table:table-cell>
          <table:table-cell/>
          <table:table-cell table:formula="of:=LEFT([.A159];5)" office:value-type="string" office:string-value="79468" calcext:value-type="string">
            <text:p>79468</text:p>
          </table:table-cell>
          <table:table-cell table:formula="of:=RIGHT([.A159];5)" office:value-type="string" office:string-value="95847" calcext:value-type="string">
            <text:p>95847</text:p>
          </table:table-cell>
          <table:table-cell office:value-type="string" office:string-value="23875" calcext:value-type="string">
            <text:p>23875</text:p>
          </table:table-cell>
          <table:table-cell office:value-type="string" office:string-value="20135" calcext:value-type="string">
            <text:p>20135</text:p>
          </table:table-cell>
          <table:table-cell table:formula="of:=ABS([.E159]-[.F159])" office:value-type="float" office:value="3740" calcext:value-type="float">
            <text:p>3740</text:p>
          </table:table-cell>
          <table:table-cell table:number-columns-repeated="2"/>
          <table:table-cell table:formula="of:=COUNTIF([.D$2:.D$1001];[.C159])" office:value-type="float" office:value="0" calcext:value-type="float">
            <text:p>0</text:p>
          </table:table-cell>
          <table:table-cell table:formula="of:=[.C159]*[.J1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637 <text:s text:c="2"/>31173</text:p>
          </table:table-cell>
          <table:table-cell/>
          <table:table-cell table:formula="of:=LEFT([.A160];5)" office:value-type="string" office:string-value="30637" calcext:value-type="string">
            <text:p>30637</text:p>
          </table:table-cell>
          <table:table-cell table:formula="of:=RIGHT([.A160];5)" office:value-type="string" office:string-value="31173" calcext:value-type="string">
            <text:p>31173</text:p>
          </table:table-cell>
          <table:table-cell office:value-type="string" office:string-value="23880" calcext:value-type="string">
            <text:p>23880</text:p>
          </table:table-cell>
          <table:table-cell office:value-type="string" office:string-value="20182" calcext:value-type="string">
            <text:p>20182</text:p>
          </table:table-cell>
          <table:table-cell table:formula="of:=ABS([.E160]-[.F160])" office:value-type="float" office:value="3698" calcext:value-type="float">
            <text:p>3698</text:p>
          </table:table-cell>
          <table:table-cell table:number-columns-repeated="2"/>
          <table:table-cell table:formula="of:=COUNTIF([.D$2:.D$1001];[.C160])" office:value-type="float" office:value="0" calcext:value-type="float">
            <text:p>0</text:p>
          </table:table-cell>
          <table:table-cell table:formula="of:=[.C160]*[.J1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832 <text:s text:c="2"/>95779</text:p>
          </table:table-cell>
          <table:table-cell/>
          <table:table-cell table:formula="of:=LEFT([.A161];5)" office:value-type="string" office:string-value="57832" calcext:value-type="string">
            <text:p>57832</text:p>
          </table:table-cell>
          <table:table-cell table:formula="of:=RIGHT([.A161];5)" office:value-type="string" office:string-value="95779" calcext:value-type="string">
            <text:p>95779</text:p>
          </table:table-cell>
          <table:table-cell office:value-type="string" office:string-value="23903" calcext:value-type="string">
            <text:p>23903</text:p>
          </table:table-cell>
          <table:table-cell office:value-type="string" office:string-value="20261" calcext:value-type="string">
            <text:p>20261</text:p>
          </table:table-cell>
          <table:table-cell table:formula="of:=ABS([.E161]-[.F161])" office:value-type="float" office:value="3642" calcext:value-type="float">
            <text:p>3642</text:p>
          </table:table-cell>
          <table:table-cell table:number-columns-repeated="2"/>
          <table:table-cell table:formula="of:=COUNTIF([.D$2:.D$1001];[.C161])" office:value-type="float" office:value="0" calcext:value-type="float">
            <text:p>0</text:p>
          </table:table-cell>
          <table:table-cell table:formula="of:=[.C161]*[.J1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795 <text:s text:c="2"/>13575</text:p>
          </table:table-cell>
          <table:table-cell/>
          <table:table-cell table:formula="of:=LEFT([.A162];5)" office:value-type="string" office:string-value="29795" calcext:value-type="string">
            <text:p>29795</text:p>
          </table:table-cell>
          <table:table-cell table:formula="of:=RIGHT([.A162];5)" office:value-type="string" office:string-value="13575" calcext:value-type="string">
            <text:p>13575</text:p>
          </table:table-cell>
          <table:table-cell office:value-type="string" office:string-value="24206" calcext:value-type="string">
            <text:p>24206</text:p>
          </table:table-cell>
          <table:table-cell office:value-type="string" office:string-value="20405" calcext:value-type="string">
            <text:p>20405</text:p>
          </table:table-cell>
          <table:table-cell table:formula="of:=ABS([.E162]-[.F162])" office:value-type="float" office:value="3801" calcext:value-type="float">
            <text:p>3801</text:p>
          </table:table-cell>
          <table:table-cell table:number-columns-repeated="2"/>
          <table:table-cell table:formula="of:=COUNTIF([.D$2:.D$1001];[.C162])" office:value-type="float" office:value="0" calcext:value-type="float">
            <text:p>0</text:p>
          </table:table-cell>
          <table:table-cell table:formula="of:=[.C162]*[.J1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371 <text:s text:c="2"/>94024</text:p>
          </table:table-cell>
          <table:table-cell/>
          <table:table-cell table:formula="of:=LEFT([.A163];5)" office:value-type="string" office:string-value="71371" calcext:value-type="string">
            <text:p>71371</text:p>
          </table:table-cell>
          <table:table-cell table:formula="of:=RIGHT([.A163];5)" office:value-type="string" office:string-value="94024" calcext:value-type="string">
            <text:p>94024</text:p>
          </table:table-cell>
          <table:table-cell office:value-type="string" office:string-value="24372" calcext:value-type="string">
            <text:p>24372</text:p>
          </table:table-cell>
          <table:table-cell office:value-type="string" office:string-value="20462" calcext:value-type="string">
            <text:p>20462</text:p>
          </table:table-cell>
          <table:table-cell table:formula="of:=ABS([.E163]-[.F163])" office:value-type="float" office:value="3910" calcext:value-type="float">
            <text:p>3910</text:p>
          </table:table-cell>
          <table:table-cell table:number-columns-repeated="2"/>
          <table:table-cell table:formula="of:=COUNTIF([.D$2:.D$1001];[.C163])" office:value-type="float" office:value="0" calcext:value-type="float">
            <text:p>0</text:p>
          </table:table-cell>
          <table:table-cell table:formula="of:=[.C163]*[.J1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972 <text:s text:c="2"/>69030</text:p>
          </table:table-cell>
          <table:table-cell/>
          <table:table-cell table:formula="of:=LEFT([.A164];5)" office:value-type="string" office:string-value="27972" calcext:value-type="string">
            <text:p>27972</text:p>
          </table:table-cell>
          <table:table-cell table:formula="of:=RIGHT([.A164];5)" office:value-type="string" office:string-value="69030" calcext:value-type="string">
            <text:p>69030</text:p>
          </table:table-cell>
          <table:table-cell office:value-type="string" office:string-value="24435" calcext:value-type="string">
            <text:p>24435</text:p>
          </table:table-cell>
          <table:table-cell office:value-type="string" office:string-value="20557" calcext:value-type="string">
            <text:p>20557</text:p>
          </table:table-cell>
          <table:table-cell table:formula="of:=ABS([.E164]-[.F164])" office:value-type="float" office:value="3878" calcext:value-type="float">
            <text:p>3878</text:p>
          </table:table-cell>
          <table:table-cell table:number-columns-repeated="2"/>
          <table:table-cell table:formula="of:=COUNTIF([.D$2:.D$1001];[.C164])" office:value-type="float" office:value="0" calcext:value-type="float">
            <text:p>0</text:p>
          </table:table-cell>
          <table:table-cell table:formula="of:=[.C164]*[.J1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433 <text:s text:c="2"/>55031</text:p>
          </table:table-cell>
          <table:table-cell/>
          <table:table-cell table:formula="of:=LEFT([.A165];5)" office:value-type="string" office:string-value="43433" calcext:value-type="string">
            <text:p>43433</text:p>
          </table:table-cell>
          <table:table-cell table:formula="of:=RIGHT([.A165];5)" office:value-type="string" office:string-value="55031" calcext:value-type="string">
            <text:p>55031</text:p>
          </table:table-cell>
          <table:table-cell office:value-type="string" office:string-value="24554" calcext:value-type="string">
            <text:p>24554</text:p>
          </table:table-cell>
          <table:table-cell office:value-type="string" office:string-value="20574" calcext:value-type="string">
            <text:p>20574</text:p>
          </table:table-cell>
          <table:table-cell table:formula="of:=ABS([.E165]-[.F165])" office:value-type="float" office:value="3980" calcext:value-type="float">
            <text:p>3980</text:p>
          </table:table-cell>
          <table:table-cell table:number-columns-repeated="2"/>
          <table:table-cell table:formula="of:=COUNTIF([.D$2:.D$1001];[.C165])" office:value-type="float" office:value="0" calcext:value-type="float">
            <text:p>0</text:p>
          </table:table-cell>
          <table:table-cell table:formula="of:=[.C165]*[.J1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878 <text:s text:c="2"/>97422</text:p>
          </table:table-cell>
          <table:table-cell/>
          <table:table-cell table:formula="of:=LEFT([.A166];5)" office:value-type="string" office:string-value="45878" calcext:value-type="string">
            <text:p>45878</text:p>
          </table:table-cell>
          <table:table-cell table:formula="of:=RIGHT([.A166];5)" office:value-type="string" office:string-value="97422" calcext:value-type="string">
            <text:p>97422</text:p>
          </table:table-cell>
          <table:table-cell office:value-type="string" office:string-value="24609" calcext:value-type="string">
            <text:p>24609</text:p>
          </table:table-cell>
          <table:table-cell office:value-type="string" office:string-value="20848" calcext:value-type="string">
            <text:p>20848</text:p>
          </table:table-cell>
          <table:table-cell table:formula="of:=ABS([.E166]-[.F166])" office:value-type="float" office:value="3761" calcext:value-type="float">
            <text:p>3761</text:p>
          </table:table-cell>
          <table:table-cell table:number-columns-repeated="2"/>
          <table:table-cell table:formula="of:=COUNTIF([.D$2:.D$1001];[.C166])" office:value-type="float" office:value="0" calcext:value-type="float">
            <text:p>0</text:p>
          </table:table-cell>
          <table:table-cell table:formula="of:=[.C166]*[.J1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042 <text:s text:c="2"/>95825</text:p>
          </table:table-cell>
          <table:table-cell/>
          <table:table-cell table:formula="of:=LEFT([.A167];5)" office:value-type="string" office:string-value="74042" calcext:value-type="string">
            <text:p>74042</text:p>
          </table:table-cell>
          <table:table-cell table:formula="of:=RIGHT([.A167];5)" office:value-type="string" office:string-value="95825" calcext:value-type="string">
            <text:p>95825</text:p>
          </table:table-cell>
          <table:table-cell office:value-type="string" office:string-value="24824" calcext:value-type="string">
            <text:p>24824</text:p>
          </table:table-cell>
          <table:table-cell office:value-type="string" office:string-value="21026" calcext:value-type="string">
            <text:p>21026</text:p>
          </table:table-cell>
          <table:table-cell table:formula="of:=ABS([.E167]-[.F167])" office:value-type="float" office:value="3798" calcext:value-type="float">
            <text:p>3798</text:p>
          </table:table-cell>
          <table:table-cell table:number-columns-repeated="2"/>
          <table:table-cell table:formula="of:=COUNTIF([.D$2:.D$1001];[.C167])" office:value-type="float" office:value="0" calcext:value-type="float">
            <text:p>0</text:p>
          </table:table-cell>
          <table:table-cell table:formula="of:=[.C167]*[.J1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197 <text:s text:c="2"/>69071</text:p>
          </table:table-cell>
          <table:table-cell/>
          <table:table-cell table:formula="of:=LEFT([.A168];5)" office:value-type="string" office:string-value="38197" calcext:value-type="string">
            <text:p>38197</text:p>
          </table:table-cell>
          <table:table-cell table:formula="of:=RIGHT([.A168];5)" office:value-type="string" office:string-value="69071" calcext:value-type="string">
            <text:p>69071</text:p>
          </table:table-cell>
          <table:table-cell office:value-type="string" office:string-value="24842" calcext:value-type="string">
            <text:p>24842</text:p>
          </table:table-cell>
          <table:table-cell office:value-type="string" office:string-value="21234" calcext:value-type="string">
            <text:p>21234</text:p>
          </table:table-cell>
          <table:table-cell table:formula="of:=ABS([.E168]-[.F168])" office:value-type="float" office:value="3608" calcext:value-type="float">
            <text:p>3608</text:p>
          </table:table-cell>
          <table:table-cell table:number-columns-repeated="2"/>
          <table:table-cell table:formula="of:=COUNTIF([.D$2:.D$1001];[.C168])" office:value-type="float" office:value="0" calcext:value-type="float">
            <text:p>0</text:p>
          </table:table-cell>
          <table:table-cell table:formula="of:=[.C168]*[.J1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067 <text:s text:c="2"/>45758</text:p>
          </table:table-cell>
          <table:table-cell/>
          <table:table-cell table:formula="of:=LEFT([.A169];5)" office:value-type="string" office:string-value="63067" calcext:value-type="string">
            <text:p>63067</text:p>
          </table:table-cell>
          <table:table-cell table:formula="of:=RIGHT([.A169];5)" office:value-type="string" office:string-value="45758" calcext:value-type="string">
            <text:p>45758</text:p>
          </table:table-cell>
          <table:table-cell office:value-type="string" office:string-value="24923" calcext:value-type="string">
            <text:p>24923</text:p>
          </table:table-cell>
          <table:table-cell office:value-type="string" office:string-value="21613" calcext:value-type="string">
            <text:p>21613</text:p>
          </table:table-cell>
          <table:table-cell table:formula="of:=ABS([.E169]-[.F169])" office:value-type="float" office:value="3310" calcext:value-type="float">
            <text:p>3310</text:p>
          </table:table-cell>
          <table:table-cell table:number-columns-repeated="2"/>
          <table:table-cell table:formula="of:=COUNTIF([.D$2:.D$1001];[.C169])" office:value-type="float" office:value="0" calcext:value-type="float">
            <text:p>0</text:p>
          </table:table-cell>
          <table:table-cell table:formula="of:=[.C169]*[.J1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552 <text:s text:c="2"/>65255</text:p>
          </table:table-cell>
          <table:table-cell/>
          <table:table-cell table:formula="of:=LEFT([.A170];5)" office:value-type="string" office:string-value="76552" calcext:value-type="string">
            <text:p>76552</text:p>
          </table:table-cell>
          <table:table-cell table:formula="of:=RIGHT([.A170];5)" office:value-type="string" office:string-value="65255" calcext:value-type="string">
            <text:p>65255</text:p>
          </table:table-cell>
          <table:table-cell office:value-type="string" office:string-value="24953" calcext:value-type="string">
            <text:p>24953</text:p>
          </table:table-cell>
          <table:table-cell office:value-type="string" office:string-value="21632" calcext:value-type="string">
            <text:p>21632</text:p>
          </table:table-cell>
          <table:table-cell table:formula="of:=ABS([.E170]-[.F170])" office:value-type="float" office:value="3321" calcext:value-type="float">
            <text:p>3321</text:p>
          </table:table-cell>
          <table:table-cell table:number-columns-repeated="2"/>
          <table:table-cell table:formula="of:=COUNTIF([.D$2:.D$1001];[.C170])" office:value-type="float" office:value="0" calcext:value-type="float">
            <text:p>0</text:p>
          </table:table-cell>
          <table:table-cell table:formula="of:=[.C170]*[.J1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156 <text:s text:c="2"/>64724</text:p>
          </table:table-cell>
          <table:table-cell/>
          <table:table-cell table:formula="of:=LEFT([.A171];5)" office:value-type="string" office:string-value="86156" calcext:value-type="string">
            <text:p>86156</text:p>
          </table:table-cell>
          <table:table-cell table:formula="of:=RIGHT([.A171];5)" office:value-type="string" office:string-value="64724" calcext:value-type="string">
            <text:p>64724</text:p>
          </table:table-cell>
          <table:table-cell office:value-type="string" office:string-value="24964" calcext:value-type="string">
            <text:p>24964</text:p>
          </table:table-cell>
          <table:table-cell office:value-type="string" office:string-value="21723" calcext:value-type="string">
            <text:p>21723</text:p>
          </table:table-cell>
          <table:table-cell table:formula="of:=ABS([.E171]-[.F171])" office:value-type="float" office:value="3241" calcext:value-type="float">
            <text:p>3241</text:p>
          </table:table-cell>
          <table:table-cell table:number-columns-repeated="2"/>
          <table:table-cell table:formula="of:=COUNTIF([.D$2:.D$1001];[.C171])" office:value-type="float" office:value="0" calcext:value-type="float">
            <text:p>0</text:p>
          </table:table-cell>
          <table:table-cell table:formula="of:=[.C171]*[.J1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492 <text:s text:c="2"/>46293</text:p>
          </table:table-cell>
          <table:table-cell/>
          <table:table-cell table:formula="of:=LEFT([.A172];5)" office:value-type="string" office:string-value="19492" calcext:value-type="string">
            <text:p>19492</text:p>
          </table:table-cell>
          <table:table-cell table:formula="of:=RIGHT([.A172];5)" office:value-type="string" office:string-value="46293" calcext:value-type="string">
            <text:p>46293</text:p>
          </table:table-cell>
          <table:table-cell office:value-type="string" office:string-value="25173" calcext:value-type="string">
            <text:p>25173</text:p>
          </table:table-cell>
          <table:table-cell office:value-type="string" office:string-value="21967" calcext:value-type="string">
            <text:p>21967</text:p>
          </table:table-cell>
          <table:table-cell table:formula="of:=ABS([.E172]-[.F172])" office:value-type="float" office:value="3206" calcext:value-type="float">
            <text:p>3206</text:p>
          </table:table-cell>
          <table:table-cell table:number-columns-repeated="2"/>
          <table:table-cell table:formula="of:=COUNTIF([.D$2:.D$1001];[.C172])" office:value-type="float" office:value="0" calcext:value-type="float">
            <text:p>0</text:p>
          </table:table-cell>
          <table:table-cell table:formula="of:=[.C172]*[.J1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089 <text:s text:c="2"/>69521</text:p>
          </table:table-cell>
          <table:table-cell/>
          <table:table-cell table:formula="of:=LEFT([.A173];5)" office:value-type="string" office:string-value="52089" calcext:value-type="string">
            <text:p>52089</text:p>
          </table:table-cell>
          <table:table-cell table:formula="of:=RIGHT([.A173];5)" office:value-type="string" office:string-value="69521" calcext:value-type="string">
            <text:p>69521</text:p>
          </table:table-cell>
          <table:table-cell office:value-type="string" office:string-value="25191" calcext:value-type="string">
            <text:p>25191</text:p>
          </table:table-cell>
          <table:table-cell office:value-type="string" office:string-value="22228" calcext:value-type="string">
            <text:p>22228</text:p>
          </table:table-cell>
          <table:table-cell table:formula="of:=ABS([.E173]-[.F173])" office:value-type="float" office:value="2963" calcext:value-type="float">
            <text:p>2963</text:p>
          </table:table-cell>
          <table:table-cell table:number-columns-repeated="2"/>
          <table:table-cell table:formula="of:=COUNTIF([.D$2:.D$1001];[.C173])" office:value-type="float" office:value="0" calcext:value-type="float">
            <text:p>0</text:p>
          </table:table-cell>
          <table:table-cell table:formula="of:=[.C173]*[.J1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789 <text:s text:c="2"/>34079</text:p>
          </table:table-cell>
          <table:table-cell/>
          <table:table-cell table:formula="of:=LEFT([.A174];5)" office:value-type="string" office:string-value="66789" calcext:value-type="string">
            <text:p>66789</text:p>
          </table:table-cell>
          <table:table-cell table:formula="of:=RIGHT([.A174];5)" office:value-type="string" office:string-value="34079" calcext:value-type="string">
            <text:p>34079</text:p>
          </table:table-cell>
          <table:table-cell office:value-type="string" office:string-value="25469" calcext:value-type="string">
            <text:p>25469</text:p>
          </table:table-cell>
          <table:table-cell office:value-type="string" office:string-value="22280" calcext:value-type="string">
            <text:p>22280</text:p>
          </table:table-cell>
          <table:table-cell table:formula="of:=ABS([.E174]-[.F174])" office:value-type="float" office:value="3189" calcext:value-type="float">
            <text:p>3189</text:p>
          </table:table-cell>
          <table:table-cell table:number-columns-repeated="2"/>
          <table:table-cell table:formula="of:=COUNTIF([.D$2:.D$1001];[.C174])" office:value-type="float" office:value="0" calcext:value-type="float">
            <text:p>0</text:p>
          </table:table-cell>
          <table:table-cell table:formula="of:=[.C174]*[.J1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613 <text:s text:c="2"/>42340</text:p>
          </table:table-cell>
          <table:table-cell/>
          <table:table-cell table:formula="of:=LEFT([.A175];5)" office:value-type="string" office:string-value="82613" calcext:value-type="string">
            <text:p>82613</text:p>
          </table:table-cell>
          <table:table-cell table:formula="of:=RIGHT([.A175];5)" office:value-type="string" office:string-value="42340" calcext:value-type="string">
            <text:p>42340</text:p>
          </table:table-cell>
          <table:table-cell office:value-type="string" office:string-value="25531" calcext:value-type="string">
            <text:p>25531</text:p>
          </table:table-cell>
          <table:table-cell office:value-type="string" office:string-value="22369" calcext:value-type="string">
            <text:p>22369</text:p>
          </table:table-cell>
          <table:table-cell table:formula="of:=ABS([.E175]-[.F175])" office:value-type="float" office:value="3162" calcext:value-type="float">
            <text:p>3162</text:p>
          </table:table-cell>
          <table:table-cell table:number-columns-repeated="2"/>
          <table:table-cell table:formula="of:=COUNTIF([.D$2:.D$1001];[.C175])" office:value-type="float" office:value="0" calcext:value-type="float">
            <text:p>0</text:p>
          </table:table-cell>
          <table:table-cell table:formula="of:=[.C175]*[.J1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542 <text:s text:c="2"/>18205</text:p>
          </table:table-cell>
          <table:table-cell/>
          <table:table-cell table:formula="of:=LEFT([.A176];5)" office:value-type="string" office:string-value="20542" calcext:value-type="string">
            <text:p>20542</text:p>
          </table:table-cell>
          <table:table-cell table:formula="of:=RIGHT([.A176];5)" office:value-type="string" office:string-value="18205" calcext:value-type="string">
            <text:p>18205</text:p>
          </table:table-cell>
          <table:table-cell office:value-type="string" office:string-value="25532" calcext:value-type="string">
            <text:p>25532</text:p>
          </table:table-cell>
          <table:table-cell office:value-type="string" office:string-value="22482" calcext:value-type="string">
            <text:p>22482</text:p>
          </table:table-cell>
          <table:table-cell table:formula="of:=ABS([.E176]-[.F176])" office:value-type="float" office:value="3050" calcext:value-type="float">
            <text:p>3050</text:p>
          </table:table-cell>
          <table:table-cell table:number-columns-repeated="2"/>
          <table:table-cell table:formula="of:=COUNTIF([.D$2:.D$1001];[.C176])" office:value-type="float" office:value="0" calcext:value-type="float">
            <text:p>0</text:p>
          </table:table-cell>
          <table:table-cell table:formula="of:=[.C176]*[.J1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143 <text:s text:c="2"/>14916</text:p>
          </table:table-cell>
          <table:table-cell/>
          <table:table-cell table:formula="of:=LEFT([.A177];5)" office:value-type="string" office:string-value="22143" calcext:value-type="string">
            <text:p>22143</text:p>
          </table:table-cell>
          <table:table-cell table:formula="of:=RIGHT([.A177];5)" office:value-type="string" office:string-value="14916" calcext:value-type="string">
            <text:p>14916</text:p>
          </table:table-cell>
          <table:table-cell office:value-type="string" office:string-value="25558" calcext:value-type="string">
            <text:p>25558</text:p>
          </table:table-cell>
          <table:table-cell office:value-type="string" office:string-value="22568" calcext:value-type="string">
            <text:p>22568</text:p>
          </table:table-cell>
          <table:table-cell table:formula="of:=ABS([.E177]-[.F177])" office:value-type="float" office:value="2990" calcext:value-type="float">
            <text:p>2990</text:p>
          </table:table-cell>
          <table:table-cell table:number-columns-repeated="2"/>
          <table:table-cell table:formula="of:=COUNTIF([.D$2:.D$1001];[.C177])" office:value-type="float" office:value="0" calcext:value-type="float">
            <text:p>0</text:p>
          </table:table-cell>
          <table:table-cell table:formula="of:=[.C177]*[.J1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968 <text:s text:c="2"/>89542</text:p>
          </table:table-cell>
          <table:table-cell/>
          <table:table-cell table:formula="of:=LEFT([.A178];5)" office:value-type="string" office:string-value="73968" calcext:value-type="string">
            <text:p>73968</text:p>
          </table:table-cell>
          <table:table-cell table:formula="of:=RIGHT([.A178];5)" office:value-type="string" office:string-value="89542" calcext:value-type="string">
            <text:p>89542</text:p>
          </table:table-cell>
          <table:table-cell office:value-type="string" office:string-value="25618" calcext:value-type="string">
            <text:p>25618</text:p>
          </table:table-cell>
          <table:table-cell office:value-type="string" office:string-value="23054" calcext:value-type="string">
            <text:p>23054</text:p>
          </table:table-cell>
          <table:table-cell table:formula="of:=ABS([.E178]-[.F178])" office:value-type="float" office:value="2564" calcext:value-type="float">
            <text:p>2564</text:p>
          </table:table-cell>
          <table:table-cell table:number-columns-repeated="2"/>
          <table:table-cell table:formula="of:=COUNTIF([.D$2:.D$1001];[.C178])" office:value-type="float" office:value="0" calcext:value-type="float">
            <text:p>0</text:p>
          </table:table-cell>
          <table:table-cell table:formula="of:=[.C178]*[.J1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335 <text:s text:c="2"/>45290</text:p>
          </table:table-cell>
          <table:table-cell/>
          <table:table-cell table:formula="of:=LEFT([.A179];5)" office:value-type="string" office:string-value="40335" calcext:value-type="string">
            <text:p>40335</text:p>
          </table:table-cell>
          <table:table-cell table:formula="of:=RIGHT([.A179];5)" office:value-type="string" office:string-value="45290" calcext:value-type="string">
            <text:p>45290</text:p>
          </table:table-cell>
          <table:table-cell office:value-type="string" office:string-value="25749" calcext:value-type="string">
            <text:p>25749</text:p>
          </table:table-cell>
          <table:table-cell office:value-type="string" office:string-value="23054" calcext:value-type="string">
            <text:p>23054</text:p>
          </table:table-cell>
          <table:table-cell table:formula="of:=ABS([.E179]-[.F179])" office:value-type="float" office:value="2695" calcext:value-type="float">
            <text:p>2695</text:p>
          </table:table-cell>
          <table:table-cell table:number-columns-repeated="2"/>
          <table:table-cell table:formula="of:=COUNTIF([.D$2:.D$1001];[.C179])" office:value-type="float" office:value="0" calcext:value-type="float">
            <text:p>0</text:p>
          </table:table-cell>
          <table:table-cell table:formula="of:=[.C179]*[.J1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711 <text:s text:c="2"/>51470</text:p>
          </table:table-cell>
          <table:table-cell/>
          <table:table-cell table:formula="of:=LEFT([.A180];5)" office:value-type="string" office:string-value="92711" calcext:value-type="string">
            <text:p>92711</text:p>
          </table:table-cell>
          <table:table-cell table:formula="of:=RIGHT([.A180];5)" office:value-type="string" office:string-value="51470" calcext:value-type="string">
            <text:p>51470</text:p>
          </table:table-cell>
          <table:table-cell office:value-type="string" office:string-value="25770" calcext:value-type="string">
            <text:p>25770</text:p>
          </table:table-cell>
          <table:table-cell office:value-type="string" office:string-value="23054" calcext:value-type="string">
            <text:p>23054</text:p>
          </table:table-cell>
          <table:table-cell table:formula="of:=ABS([.E180]-[.F180])" office:value-type="float" office:value="2716" calcext:value-type="float">
            <text:p>2716</text:p>
          </table:table-cell>
          <table:table-cell table:number-columns-repeated="2"/>
          <table:table-cell table:formula="of:=COUNTIF([.D$2:.D$1001];[.C180])" office:value-type="float" office:value="0" calcext:value-type="float">
            <text:p>0</text:p>
          </table:table-cell>
          <table:table-cell table:formula="of:=[.C180]*[.J1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146 <text:s text:c="2"/>94024</text:p>
          </table:table-cell>
          <table:table-cell/>
          <table:table-cell table:formula="of:=LEFT([.A181];5)" office:value-type="string" office:string-value="19146" calcext:value-type="string">
            <text:p>19146</text:p>
          </table:table-cell>
          <table:table-cell table:formula="of:=RIGHT([.A181];5)" office:value-type="string" office:string-value="94024" calcext:value-type="string">
            <text:p>94024</text:p>
          </table:table-cell>
          <table:table-cell office:value-type="string" office:string-value="25898" calcext:value-type="string">
            <text:p>25898</text:p>
          </table:table-cell>
          <table:table-cell office:value-type="string" office:string-value="23054" calcext:value-type="string">
            <text:p>23054</text:p>
          </table:table-cell>
          <table:table-cell table:formula="of:=ABS([.E181]-[.F181])" office:value-type="float" office:value="2844" calcext:value-type="float">
            <text:p>2844</text:p>
          </table:table-cell>
          <table:table-cell table:number-columns-repeated="2"/>
          <table:table-cell table:formula="of:=COUNTIF([.D$2:.D$1001];[.C181])" office:value-type="float" office:value="0" calcext:value-type="float">
            <text:p>0</text:p>
          </table:table-cell>
          <table:table-cell table:formula="of:=[.C181]*[.J1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047 <text:s text:c="2"/>13284</text:p>
          </table:table-cell>
          <table:table-cell/>
          <table:table-cell table:formula="of:=LEFT([.A182];5)" office:value-type="string" office:string-value="53047" calcext:value-type="string">
            <text:p>53047</text:p>
          </table:table-cell>
          <table:table-cell table:formula="of:=RIGHT([.A182];5)" office:value-type="string" office:string-value="13284" calcext:value-type="string">
            <text:p>13284</text:p>
          </table:table-cell>
          <table:table-cell office:value-type="string" office:string-value="25961" calcext:value-type="string">
            <text:p>25961</text:p>
          </table:table-cell>
          <table:table-cell office:value-type="string" office:string-value="23054" calcext:value-type="string">
            <text:p>23054</text:p>
          </table:table-cell>
          <table:table-cell table:formula="of:=ABS([.E182]-[.F182])" office:value-type="float" office:value="2907" calcext:value-type="float">
            <text:p>2907</text:p>
          </table:table-cell>
          <table:table-cell table:number-columns-repeated="2"/>
          <table:table-cell table:formula="of:=COUNTIF([.D$2:.D$1001];[.C182])" office:value-type="float" office:value="0" calcext:value-type="float">
            <text:p>0</text:p>
          </table:table-cell>
          <table:table-cell table:formula="of:=[.C182]*[.J1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843 <text:s text:c="2"/>25804</text:p>
          </table:table-cell>
          <table:table-cell/>
          <table:table-cell table:formula="of:=LEFT([.A183];5)" office:value-type="string" office:string-value="49843" calcext:value-type="string">
            <text:p>49843</text:p>
          </table:table-cell>
          <table:table-cell table:formula="of:=RIGHT([.A183];5)" office:value-type="string" office:string-value="25804" calcext:value-type="string">
            <text:p>25804</text:p>
          </table:table-cell>
          <table:table-cell office:value-type="string" office:string-value="25967" calcext:value-type="string">
            <text:p>25967</text:p>
          </table:table-cell>
          <table:table-cell office:value-type="string" office:string-value="23054" calcext:value-type="string">
            <text:p>23054</text:p>
          </table:table-cell>
          <table:table-cell table:formula="of:=ABS([.E183]-[.F183])" office:value-type="float" office:value="2913" calcext:value-type="float">
            <text:p>2913</text:p>
          </table:table-cell>
          <table:table-cell table:number-columns-repeated="2"/>
          <table:table-cell table:formula="of:=COUNTIF([.D$2:.D$1001];[.C183])" office:value-type="float" office:value="2" calcext:value-type="float">
            <text:p>2</text:p>
          </table:table-cell>
          <table:table-cell table:formula="of:=[.C183]*[.J183]" office:value-type="float" office:value="99686" calcext:value-type="float">
            <text:p>99686</text:p>
          </table:table-cell>
          <table:table-cell/>
        </table:table-row>
        <table:table-row table:style-name="ro1">
          <table:table-cell office:value-type="string" calcext:value-type="string">
            <text:p>96430 <text:s text:c="2"/>95399</text:p>
          </table:table-cell>
          <table:table-cell/>
          <table:table-cell table:formula="of:=LEFT([.A184];5)" office:value-type="string" office:string-value="96430" calcext:value-type="string">
            <text:p>96430</text:p>
          </table:table-cell>
          <table:table-cell table:formula="of:=RIGHT([.A184];5)" office:value-type="string" office:string-value="95399" calcext:value-type="string">
            <text:p>95399</text:p>
          </table:table-cell>
          <table:table-cell office:value-type="string" office:string-value="26128" calcext:value-type="string">
            <text:p>26128</text:p>
          </table:table-cell>
          <table:table-cell office:value-type="string" office:string-value="23054" calcext:value-type="string">
            <text:p>23054</text:p>
          </table:table-cell>
          <table:table-cell table:formula="of:=ABS([.E184]-[.F184])" office:value-type="float" office:value="3074" calcext:value-type="float">
            <text:p>3074</text:p>
          </table:table-cell>
          <table:table-cell table:number-columns-repeated="2"/>
          <table:table-cell table:formula="of:=COUNTIF([.D$2:.D$1001];[.C184])" office:value-type="float" office:value="0" calcext:value-type="float">
            <text:p>0</text:p>
          </table:table-cell>
          <table:table-cell table:formula="of:=[.C184]*[.J1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633 <text:s text:c="2"/>90132</text:p>
          </table:table-cell>
          <table:table-cell/>
          <table:table-cell table:formula="of:=LEFT([.A185];5)" office:value-type="string" office:string-value="98633" calcext:value-type="string">
            <text:p>98633</text:p>
          </table:table-cell>
          <table:table-cell table:formula="of:=RIGHT([.A185];5)" office:value-type="string" office:string-value="90132" calcext:value-type="string">
            <text:p>90132</text:p>
          </table:table-cell>
          <table:table-cell office:value-type="string" office:string-value="26170" calcext:value-type="string">
            <text:p>26170</text:p>
          </table:table-cell>
          <table:table-cell office:value-type="string" office:string-value="23054" calcext:value-type="string">
            <text:p>23054</text:p>
          </table:table-cell>
          <table:table-cell table:formula="of:=ABS([.E185]-[.F185])" office:value-type="float" office:value="3116" calcext:value-type="float">
            <text:p>3116</text:p>
          </table:table-cell>
          <table:table-cell table:number-columns-repeated="2"/>
          <table:table-cell table:formula="of:=COUNTIF([.D$2:.D$1001];[.C185])" office:value-type="float" office:value="0" calcext:value-type="float">
            <text:p>0</text:p>
          </table:table-cell>
          <table:table-cell table:formula="of:=[.C185]*[.J1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516 <text:s text:c="2"/>43603</text:p>
          </table:table-cell>
          <table:table-cell/>
          <table:table-cell table:formula="of:=LEFT([.A186];5)" office:value-type="string" office:string-value="50516" calcext:value-type="string">
            <text:p>50516</text:p>
          </table:table-cell>
          <table:table-cell table:formula="of:=RIGHT([.A186];5)" office:value-type="string" office:string-value="43603" calcext:value-type="string">
            <text:p>43603</text:p>
          </table:table-cell>
          <table:table-cell office:value-type="string" office:string-value="26287" calcext:value-type="string">
            <text:p>26287</text:p>
          </table:table-cell>
          <table:table-cell office:value-type="string" office:string-value="23054" calcext:value-type="string">
            <text:p>23054</text:p>
          </table:table-cell>
          <table:table-cell table:formula="of:=ABS([.E186]-[.F186])" office:value-type="float" office:value="3233" calcext:value-type="float">
            <text:p>3233</text:p>
          </table:table-cell>
          <table:table-cell table:number-columns-repeated="2"/>
          <table:table-cell table:formula="of:=COUNTIF([.D$2:.D$1001];[.C186])" office:value-type="float" office:value="0" calcext:value-type="float">
            <text:p>0</text:p>
          </table:table-cell>
          <table:table-cell table:formula="of:=[.C186]*[.J1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379 <text:s text:c="2"/>25467</text:p>
          </table:table-cell>
          <table:table-cell/>
          <table:table-cell table:formula="of:=LEFT([.A187];5)" office:value-type="string" office:string-value="23379" calcext:value-type="string">
            <text:p>23379</text:p>
          </table:table-cell>
          <table:table-cell table:formula="of:=RIGHT([.A187];5)" office:value-type="string" office:string-value="25467" calcext:value-type="string">
            <text:p>25467</text:p>
          </table:table-cell>
          <table:table-cell office:value-type="string" office:string-value="26294" calcext:value-type="string">
            <text:p>26294</text:p>
          </table:table-cell>
          <table:table-cell office:value-type="string" office:string-value="23054" calcext:value-type="string">
            <text:p>23054</text:p>
          </table:table-cell>
          <table:table-cell table:formula="of:=ABS([.E187]-[.F187])" office:value-type="float" office:value="3240" calcext:value-type="float">
            <text:p>3240</text:p>
          </table:table-cell>
          <table:table-cell table:number-columns-repeated="2"/>
          <table:table-cell table:formula="of:=COUNTIF([.D$2:.D$1001];[.C187])" office:value-type="float" office:value="0" calcext:value-type="float">
            <text:p>0</text:p>
          </table:table-cell>
          <table:table-cell table:formula="of:=[.C187]*[.J1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212 <text:s text:c="2"/>73008</text:p>
          </table:table-cell>
          <table:table-cell/>
          <table:table-cell table:formula="of:=LEFT([.A188];5)" office:value-type="string" office:string-value="35212" calcext:value-type="string">
            <text:p>35212</text:p>
          </table:table-cell>
          <table:table-cell table:formula="of:=RIGHT([.A188];5)" office:value-type="string" office:string-value="73008" calcext:value-type="string">
            <text:p>73008</text:p>
          </table:table-cell>
          <table:table-cell office:value-type="string" office:string-value="26345" calcext:value-type="string">
            <text:p>26345</text:p>
          </table:table-cell>
          <table:table-cell office:value-type="string" office:string-value="23054" calcext:value-type="string">
            <text:p>23054</text:p>
          </table:table-cell>
          <table:table-cell table:formula="of:=ABS([.E188]-[.F188])" office:value-type="float" office:value="3291" calcext:value-type="float">
            <text:p>3291</text:p>
          </table:table-cell>
          <table:table-cell table:number-columns-repeated="2"/>
          <table:table-cell table:formula="of:=COUNTIF([.D$2:.D$1001];[.C188])" office:value-type="float" office:value="0" calcext:value-type="float">
            <text:p>0</text:p>
          </table:table-cell>
          <table:table-cell table:formula="of:=[.C188]*[.J1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440 <text:s text:c="2"/>61796</text:p>
          </table:table-cell>
          <table:table-cell/>
          <table:table-cell table:formula="of:=LEFT([.A189];5)" office:value-type="string" office:string-value="22440" calcext:value-type="string">
            <text:p>22440</text:p>
          </table:table-cell>
          <table:table-cell table:formula="of:=RIGHT([.A189];5)" office:value-type="string" office:string-value="61796" calcext:value-type="string">
            <text:p>61796</text:p>
          </table:table-cell>
          <table:table-cell office:value-type="string" office:string-value="26500" calcext:value-type="string">
            <text:p>26500</text:p>
          </table:table-cell>
          <table:table-cell office:value-type="string" office:string-value="23054" calcext:value-type="string">
            <text:p>23054</text:p>
          </table:table-cell>
          <table:table-cell table:formula="of:=ABS([.E189]-[.F189])" office:value-type="float" office:value="3446" calcext:value-type="float">
            <text:p>3446</text:p>
          </table:table-cell>
          <table:table-cell table:number-columns-repeated="2"/>
          <table:table-cell table:formula="of:=COUNTIF([.D$2:.D$1001];[.C189])" office:value-type="float" office:value="0" calcext:value-type="float">
            <text:p>0</text:p>
          </table:table-cell>
          <table:table-cell table:formula="of:=[.C189]*[.J1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478 <text:s text:c="2"/>40724</text:p>
          </table:table-cell>
          <table:table-cell/>
          <table:table-cell table:formula="of:=LEFT([.A190];5)" office:value-type="string" office:string-value="51478" calcext:value-type="string">
            <text:p>51478</text:p>
          </table:table-cell>
          <table:table-cell table:formula="of:=RIGHT([.A190];5)" office:value-type="string" office:string-value="40724" calcext:value-type="string">
            <text:p>40724</text:p>
          </table:table-cell>
          <table:table-cell office:value-type="string" office:string-value="26612" calcext:value-type="string">
            <text:p>26612</text:p>
          </table:table-cell>
          <table:table-cell office:value-type="string" office:string-value="23054" calcext:value-type="string">
            <text:p>23054</text:p>
          </table:table-cell>
          <table:table-cell table:formula="of:=ABS([.E190]-[.F190])" office:value-type="float" office:value="3558" calcext:value-type="float">
            <text:p>3558</text:p>
          </table:table-cell>
          <table:table-cell table:number-columns-repeated="2"/>
          <table:table-cell table:formula="of:=COUNTIF([.D$2:.D$1001];[.C190])" office:value-type="float" office:value="0" calcext:value-type="float">
            <text:p>0</text:p>
          </table:table-cell>
          <table:table-cell table:formula="of:=[.C190]*[.J1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249 <text:s text:c="2"/>43603</text:p>
          </table:table-cell>
          <table:table-cell/>
          <table:table-cell table:formula="of:=LEFT([.A191];5)" office:value-type="string" office:string-value="81249" calcext:value-type="string">
            <text:p>81249</text:p>
          </table:table-cell>
          <table:table-cell table:formula="of:=RIGHT([.A191];5)" office:value-type="string" office:string-value="43603" calcext:value-type="string">
            <text:p>43603</text:p>
          </table:table-cell>
          <table:table-cell office:value-type="string" office:string-value="26755" calcext:value-type="string">
            <text:p>26755</text:p>
          </table:table-cell>
          <table:table-cell office:value-type="string" office:string-value="23054" calcext:value-type="string">
            <text:p>23054</text:p>
          </table:table-cell>
          <table:table-cell table:formula="of:=ABS([.E191]-[.F191])" office:value-type="float" office:value="3701" calcext:value-type="float">
            <text:p>3701</text:p>
          </table:table-cell>
          <table:table-cell table:number-columns-repeated="2"/>
          <table:table-cell table:formula="of:=COUNTIF([.D$2:.D$1001];[.C191])" office:value-type="float" office:value="0" calcext:value-type="float">
            <text:p>0</text:p>
          </table:table-cell>
          <table:table-cell table:formula="of:=[.C191]*[.J1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260 <text:s text:c="2"/>51470</text:p>
          </table:table-cell>
          <table:table-cell/>
          <table:table-cell table:formula="of:=LEFT([.A192];5)" office:value-type="string" office:string-value="53260" calcext:value-type="string">
            <text:p>53260</text:p>
          </table:table-cell>
          <table:table-cell table:formula="of:=RIGHT([.A192];5)" office:value-type="string" office:string-value="51470" calcext:value-type="string">
            <text:p>51470</text:p>
          </table:table-cell>
          <table:table-cell office:value-type="string" office:string-value="26777" calcext:value-type="string">
            <text:p>26777</text:p>
          </table:table-cell>
          <table:table-cell office:value-type="string" office:string-value="23054" calcext:value-type="string">
            <text:p>23054</text:p>
          </table:table-cell>
          <table:table-cell table:formula="of:=ABS([.E192]-[.F192])" office:value-type="float" office:value="3723" calcext:value-type="float">
            <text:p>3723</text:p>
          </table:table-cell>
          <table:table-cell table:number-columns-repeated="2"/>
          <table:table-cell table:formula="of:=COUNTIF([.D$2:.D$1001];[.C192])" office:value-type="float" office:value="0" calcext:value-type="float">
            <text:p>0</text:p>
          </table:table-cell>
          <table:table-cell table:formula="of:=[.C192]*[.J1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243 <text:s text:c="2"/>59921</text:p>
          </table:table-cell>
          <table:table-cell/>
          <table:table-cell table:formula="of:=LEFT([.A193];5)" office:value-type="string" office:string-value="83243" calcext:value-type="string">
            <text:p>83243</text:p>
          </table:table-cell>
          <table:table-cell table:formula="of:=RIGHT([.A193];5)" office:value-type="string" office:string-value="59921" calcext:value-type="string">
            <text:p>59921</text:p>
          </table:table-cell>
          <table:table-cell office:value-type="string" office:string-value="26862" calcext:value-type="string">
            <text:p>26862</text:p>
          </table:table-cell>
          <table:table-cell office:value-type="string" office:string-value="23054" calcext:value-type="string">
            <text:p>23054</text:p>
          </table:table-cell>
          <table:table-cell table:formula="of:=ABS([.E193]-[.F193])" office:value-type="float" office:value="3808" calcext:value-type="float">
            <text:p>3808</text:p>
          </table:table-cell>
          <table:table-cell table:number-columns-repeated="2"/>
          <table:table-cell table:formula="of:=COUNTIF([.D$2:.D$1001];[.C193])" office:value-type="float" office:value="0" calcext:value-type="float">
            <text:p>0</text:p>
          </table:table-cell>
          <table:table-cell table:formula="of:=[.C193]*[.J1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917 <text:s text:c="2"/>90132</text:p>
          </table:table-cell>
          <table:table-cell/>
          <table:table-cell table:formula="of:=LEFT([.A194];5)" office:value-type="string" office:string-value="92917" calcext:value-type="string">
            <text:p>92917</text:p>
          </table:table-cell>
          <table:table-cell table:formula="of:=RIGHT([.A194];5)" office:value-type="string" office:string-value="90132" calcext:value-type="string">
            <text:p>90132</text:p>
          </table:table-cell>
          <table:table-cell office:value-type="string" office:string-value="26871" calcext:value-type="string">
            <text:p>26871</text:p>
          </table:table-cell>
          <table:table-cell office:value-type="string" office:string-value="23200" calcext:value-type="string">
            <text:p>23200</text:p>
          </table:table-cell>
          <table:table-cell table:formula="of:=ABS([.E194]-[.F194])" office:value-type="float" office:value="3671" calcext:value-type="float">
            <text:p>3671</text:p>
          </table:table-cell>
          <table:table-cell table:number-columns-repeated="2"/>
          <table:table-cell table:formula="of:=COUNTIF([.D$2:.D$1001];[.C194])" office:value-type="float" office:value="0" calcext:value-type="float">
            <text:p>0</text:p>
          </table:table-cell>
          <table:table-cell table:formula="of:=[.C194]*[.J1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224 <text:s text:c="2"/>95399</text:p>
          </table:table-cell>
          <table:table-cell/>
          <table:table-cell table:formula="of:=LEFT([.A195];5)" office:value-type="string" office:string-value="53224" calcext:value-type="string">
            <text:p>53224</text:p>
          </table:table-cell>
          <table:table-cell table:formula="of:=RIGHT([.A195];5)" office:value-type="string" office:string-value="95399" calcext:value-type="string">
            <text:p>95399</text:p>
          </table:table-cell>
          <table:table-cell office:value-type="string" office:string-value="26917" calcext:value-type="string">
            <text:p>26917</text:p>
          </table:table-cell>
          <table:table-cell office:value-type="string" office:string-value="23383" calcext:value-type="string">
            <text:p>23383</text:p>
          </table:table-cell>
          <table:table-cell table:formula="of:=ABS([.E195]-[.F195])" office:value-type="float" office:value="3534" calcext:value-type="float">
            <text:p>3534</text:p>
          </table:table-cell>
          <table:table-cell table:number-columns-repeated="2"/>
          <table:table-cell table:formula="of:=COUNTIF([.D$2:.D$1001];[.C195])" office:value-type="float" office:value="0" calcext:value-type="float">
            <text:p>0</text:p>
          </table:table-cell>
          <table:table-cell table:formula="of:=[.C195]*[.J1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043 <text:s text:c="2"/>51275</text:p>
          </table:table-cell>
          <table:table-cell/>
          <table:table-cell table:formula="of:=LEFT([.A196];5)" office:value-type="string" office:string-value="83043" calcext:value-type="string">
            <text:p>83043</text:p>
          </table:table-cell>
          <table:table-cell table:formula="of:=RIGHT([.A196];5)" office:value-type="string" office:string-value="51275" calcext:value-type="string">
            <text:p>51275</text:p>
          </table:table-cell>
          <table:table-cell office:value-type="string" office:string-value="27063" calcext:value-type="string">
            <text:p>27063</text:p>
          </table:table-cell>
          <table:table-cell office:value-type="string" office:string-value="23651" calcext:value-type="string">
            <text:p>23651</text:p>
          </table:table-cell>
          <table:table-cell table:formula="of:=ABS([.E196]-[.F196])" office:value-type="float" office:value="3412" calcext:value-type="float">
            <text:p>3412</text:p>
          </table:table-cell>
          <table:table-cell table:number-columns-repeated="2"/>
          <table:table-cell table:formula="of:=COUNTIF([.D$2:.D$1001];[.C196])" office:value-type="float" office:value="0" calcext:value-type="float">
            <text:p>0</text:p>
          </table:table-cell>
          <table:table-cell table:formula="of:=[.C196]*[.J1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555 <text:s text:c="2"/>63244</text:p>
          </table:table-cell>
          <table:table-cell/>
          <table:table-cell table:formula="of:=LEFT([.A197];5)" office:value-type="string" office:string-value="79555" calcext:value-type="string">
            <text:p>79555</text:p>
          </table:table-cell>
          <table:table-cell table:formula="of:=RIGHT([.A197];5)" office:value-type="string" office:string-value="63244" calcext:value-type="string">
            <text:p>63244</text:p>
          </table:table-cell>
          <table:table-cell office:value-type="string" office:string-value="27073" calcext:value-type="string">
            <text:p>27073</text:p>
          </table:table-cell>
          <table:table-cell office:value-type="string" office:string-value="23720" calcext:value-type="string">
            <text:p>23720</text:p>
          </table:table-cell>
          <table:table-cell table:formula="of:=ABS([.E197]-[.F197])" office:value-type="float" office:value="3353" calcext:value-type="float">
            <text:p>3353</text:p>
          </table:table-cell>
          <table:table-cell table:number-columns-repeated="2"/>
          <table:table-cell table:formula="of:=COUNTIF([.D$2:.D$1001];[.C197])" office:value-type="float" office:value="0" calcext:value-type="float">
            <text:p>0</text:p>
          </table:table-cell>
          <table:table-cell table:formula="of:=[.C197]*[.J1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751 <text:s text:c="2"/>64836</text:p>
          </table:table-cell>
          <table:table-cell/>
          <table:table-cell table:formula="of:=LEFT([.A198];5)" office:value-type="string" office:string-value="70751" calcext:value-type="string">
            <text:p>70751</text:p>
          </table:table-cell>
          <table:table-cell table:formula="of:=RIGHT([.A198];5)" office:value-type="string" office:string-value="64836" calcext:value-type="string">
            <text:p>64836</text:p>
          </table:table-cell>
          <table:table-cell office:value-type="string" office:string-value="27322" calcext:value-type="string">
            <text:p>27322</text:p>
          </table:table-cell>
          <table:table-cell office:value-type="string" office:string-value="23798" calcext:value-type="string">
            <text:p>23798</text:p>
          </table:table-cell>
          <table:table-cell table:formula="of:=ABS([.E198]-[.F198])" office:value-type="float" office:value="3524" calcext:value-type="float">
            <text:p>3524</text:p>
          </table:table-cell>
          <table:table-cell table:number-columns-repeated="2"/>
          <table:table-cell table:formula="of:=COUNTIF([.D$2:.D$1001];[.C198])" office:value-type="float" office:value="0" calcext:value-type="float">
            <text:p>0</text:p>
          </table:table-cell>
          <table:table-cell table:formula="of:=[.C198]*[.J1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246 <text:s text:c="2"/>97100</text:p>
          </table:table-cell>
          <table:table-cell/>
          <table:table-cell table:formula="of:=LEFT([.A199];5)" office:value-type="string" office:string-value="84246" calcext:value-type="string">
            <text:p>84246</text:p>
          </table:table-cell>
          <table:table-cell table:formula="of:=RIGHT([.A199];5)" office:value-type="string" office:string-value="97100" calcext:value-type="string">
            <text:p>97100</text:p>
          </table:table-cell>
          <table:table-cell office:value-type="string" office:string-value="27751" calcext:value-type="string">
            <text:p>27751</text:p>
          </table:table-cell>
          <table:table-cell office:value-type="string" office:string-value="23902" calcext:value-type="string">
            <text:p>23902</text:p>
          </table:table-cell>
          <table:table-cell table:formula="of:=ABS([.E199]-[.F199])" office:value-type="float" office:value="3849" calcext:value-type="float">
            <text:p>3849</text:p>
          </table:table-cell>
          <table:table-cell table:number-columns-repeated="2"/>
          <table:table-cell table:formula="of:=COUNTIF([.D$2:.D$1001];[.C199])" office:value-type="float" office:value="0" calcext:value-type="float">
            <text:p>0</text:p>
          </table:table-cell>
          <table:table-cell table:formula="of:=[.C199]*[.J1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769 <text:s text:c="2"/>16885</text:p>
          </table:table-cell>
          <table:table-cell/>
          <table:table-cell table:formula="of:=LEFT([.A200];5)" office:value-type="string" office:string-value="46769" calcext:value-type="string">
            <text:p>46769</text:p>
          </table:table-cell>
          <table:table-cell table:formula="of:=RIGHT([.A200];5)" office:value-type="string" office:string-value="16885" calcext:value-type="string">
            <text:p>16885</text:p>
          </table:table-cell>
          <table:table-cell office:value-type="string" office:string-value="27828" calcext:value-type="string">
            <text:p>27828</text:p>
          </table:table-cell>
          <table:table-cell office:value-type="string" office:string-value="23975" calcext:value-type="string">
            <text:p>23975</text:p>
          </table:table-cell>
          <table:table-cell table:formula="of:=ABS([.E200]-[.F200])" office:value-type="float" office:value="3853" calcext:value-type="float">
            <text:p>3853</text:p>
          </table:table-cell>
          <table:table-cell table:number-columns-repeated="2"/>
          <table:table-cell table:formula="of:=COUNTIF([.D$2:.D$1001];[.C200])" office:value-type="float" office:value="0" calcext:value-type="float">
            <text:p>0</text:p>
          </table:table-cell>
          <table:table-cell table:formula="of:=[.C200]*[.J2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806 <text:s text:c="2"/>13284</text:p>
          </table:table-cell>
          <table:table-cell/>
          <table:table-cell table:formula="of:=LEFT([.A201];5)" office:value-type="string" office:string-value="59806" calcext:value-type="string">
            <text:p>59806</text:p>
          </table:table-cell>
          <table:table-cell table:formula="of:=RIGHT([.A201];5)" office:value-type="string" office:string-value="13284" calcext:value-type="string">
            <text:p>13284</text:p>
          </table:table-cell>
          <table:table-cell office:value-type="string" office:string-value="27845" calcext:value-type="string">
            <text:p>27845</text:p>
          </table:table-cell>
          <table:table-cell office:value-type="string" office:string-value="24081" calcext:value-type="string">
            <text:p>24081</text:p>
          </table:table-cell>
          <table:table-cell table:formula="of:=ABS([.E201]-[.F201])" office:value-type="float" office:value="3764" calcext:value-type="float">
            <text:p>3764</text:p>
          </table:table-cell>
          <table:table-cell table:number-columns-repeated="2"/>
          <table:table-cell table:formula="of:=COUNTIF([.D$2:.D$1001];[.C201])" office:value-type="float" office:value="0" calcext:value-type="float">
            <text:p>0</text:p>
          </table:table-cell>
          <table:table-cell table:formula="of:=[.C201]*[.J2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614 <text:s text:c="2"/>60848</text:p>
          </table:table-cell>
          <table:table-cell/>
          <table:table-cell table:formula="of:=LEFT([.A202];5)" office:value-type="string" office:string-value="20614" calcext:value-type="string">
            <text:p>20614</text:p>
          </table:table-cell>
          <table:table-cell table:formula="of:=RIGHT([.A202];5)" office:value-type="string" office:string-value="60848" calcext:value-type="string">
            <text:p>60848</text:p>
          </table:table-cell>
          <table:table-cell office:value-type="string" office:string-value="27889" calcext:value-type="string">
            <text:p>27889</text:p>
          </table:table-cell>
          <table:table-cell office:value-type="string" office:string-value="24189" calcext:value-type="string">
            <text:p>24189</text:p>
          </table:table-cell>
          <table:table-cell table:formula="of:=ABS([.E202]-[.F202])" office:value-type="float" office:value="3700" calcext:value-type="float">
            <text:p>3700</text:p>
          </table:table-cell>
          <table:table-cell table:number-columns-repeated="2"/>
          <table:table-cell table:formula="of:=COUNTIF([.D$2:.D$1001];[.C202])" office:value-type="float" office:value="0" calcext:value-type="float">
            <text:p>0</text:p>
          </table:table-cell>
          <table:table-cell table:formula="of:=[.C202]*[.J2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232 <text:s text:c="2"/>23902</text:p>
          </table:table-cell>
          <table:table-cell/>
          <table:table-cell table:formula="of:=LEFT([.A203];5)" office:value-type="string" office:string-value="81232" calcext:value-type="string">
            <text:p>81232</text:p>
          </table:table-cell>
          <table:table-cell table:formula="of:=RIGHT([.A203];5)" office:value-type="string" office:string-value="23902" calcext:value-type="string">
            <text:p>23902</text:p>
          </table:table-cell>
          <table:table-cell office:value-type="string" office:string-value="27931" calcext:value-type="string">
            <text:p>27931</text:p>
          </table:table-cell>
          <table:table-cell office:value-type="string" office:string-value="24241" calcext:value-type="string">
            <text:p>24241</text:p>
          </table:table-cell>
          <table:table-cell table:formula="of:=ABS([.E203]-[.F203])" office:value-type="float" office:value="3690" calcext:value-type="float">
            <text:p>3690</text:p>
          </table:table-cell>
          <table:table-cell table:number-columns-repeated="2"/>
          <table:table-cell table:formula="of:=COUNTIF([.D$2:.D$1001];[.C203])" office:value-type="float" office:value="0" calcext:value-type="float">
            <text:p>0</text:p>
          </table:table-cell>
          <table:table-cell table:formula="of:=[.C203]*[.J2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959 <text:s text:c="2"/>16768</text:p>
          </table:table-cell>
          <table:table-cell/>
          <table:table-cell table:formula="of:=LEFT([.A204];5)" office:value-type="string" office:string-value="59959" calcext:value-type="string">
            <text:p>59959</text:p>
          </table:table-cell>
          <table:table-cell table:formula="of:=RIGHT([.A204];5)" office:value-type="string" office:string-value="16768" calcext:value-type="string">
            <text:p>16768</text:p>
          </table:table-cell>
          <table:table-cell office:value-type="string" office:string-value="27935" calcext:value-type="string">
            <text:p>27935</text:p>
          </table:table-cell>
          <table:table-cell office:value-type="string" office:string-value="24365" calcext:value-type="string">
            <text:p>24365</text:p>
          </table:table-cell>
          <table:table-cell table:formula="of:=ABS([.E204]-[.F204])" office:value-type="float" office:value="3570" calcext:value-type="float">
            <text:p>3570</text:p>
          </table:table-cell>
          <table:table-cell table:number-columns-repeated="2"/>
          <table:table-cell table:formula="of:=COUNTIF([.D$2:.D$1001];[.C204])" office:value-type="float" office:value="0" calcext:value-type="float">
            <text:p>0</text:p>
          </table:table-cell>
          <table:table-cell table:formula="of:=[.C204]*[.J2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902 <text:s text:c="2"/>14331</text:p>
          </table:table-cell>
          <table:table-cell/>
          <table:table-cell table:formula="of:=LEFT([.A205];5)" office:value-type="string" office:string-value="37902" calcext:value-type="string">
            <text:p>37902</text:p>
          </table:table-cell>
          <table:table-cell table:formula="of:=RIGHT([.A205];5)" office:value-type="string" office:string-value="14331" calcext:value-type="string">
            <text:p>14331</text:p>
          </table:table-cell>
          <table:table-cell office:value-type="string" office:string-value="27972" calcext:value-type="string">
            <text:p>27972</text:p>
          </table:table-cell>
          <table:table-cell office:value-type="string" office:string-value="24451" calcext:value-type="string">
            <text:p>24451</text:p>
          </table:table-cell>
          <table:table-cell table:formula="of:=ABS([.E205]-[.F205])" office:value-type="float" office:value="3521" calcext:value-type="float">
            <text:p>3521</text:p>
          </table:table-cell>
          <table:table-cell table:number-columns-repeated="2"/>
          <table:table-cell table:formula="of:=COUNTIF([.D$2:.D$1001];[.C205])" office:value-type="float" office:value="0" calcext:value-type="float">
            <text:p>0</text:p>
          </table:table-cell>
          <table:table-cell table:formula="of:=[.C205]*[.J2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562 <text:s text:c="2"/>55031</text:p>
          </table:table-cell>
          <table:table-cell/>
          <table:table-cell table:formula="of:=LEFT([.A206];5)" office:value-type="string" office:string-value="29562" calcext:value-type="string">
            <text:p>29562</text:p>
          </table:table-cell>
          <table:table-cell table:formula="of:=RIGHT([.A206];5)" office:value-type="string" office:string-value="55031" calcext:value-type="string">
            <text:p>55031</text:p>
          </table:table-cell>
          <table:table-cell office:value-type="string" office:string-value="28003" calcext:value-type="string">
            <text:p>28003</text:p>
          </table:table-cell>
          <table:table-cell office:value-type="string" office:string-value="24595" calcext:value-type="string">
            <text:p>24595</text:p>
          </table:table-cell>
          <table:table-cell table:formula="of:=ABS([.E206]-[.F206])" office:value-type="float" office:value="3408" calcext:value-type="float">
            <text:p>3408</text:p>
          </table:table-cell>
          <table:table-cell table:number-columns-repeated="2"/>
          <table:table-cell table:formula="of:=COUNTIF([.D$2:.D$1001];[.C206])" office:value-type="float" office:value="0" calcext:value-type="float">
            <text:p>0</text:p>
          </table:table-cell>
          <table:table-cell table:formula="of:=[.C206]*[.J2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097 <text:s text:c="2"/>81976</text:p>
          </table:table-cell>
          <table:table-cell/>
          <table:table-cell table:formula="of:=LEFT([.A207];5)" office:value-type="string" office:string-value="52097" calcext:value-type="string">
            <text:p>52097</text:p>
          </table:table-cell>
          <table:table-cell table:formula="of:=RIGHT([.A207];5)" office:value-type="string" office:string-value="81976" calcext:value-type="string">
            <text:p>81976</text:p>
          </table:table-cell>
          <table:table-cell office:value-type="string" office:string-value="28019" calcext:value-type="string">
            <text:p>28019</text:p>
          </table:table-cell>
          <table:table-cell office:value-type="string" office:string-value="24649" calcext:value-type="string">
            <text:p>24649</text:p>
          </table:table-cell>
          <table:table-cell table:formula="of:=ABS([.E207]-[.F207])" office:value-type="float" office:value="3370" calcext:value-type="float">
            <text:p>3370</text:p>
          </table:table-cell>
          <table:table-cell table:number-columns-repeated="2"/>
          <table:table-cell table:formula="of:=COUNTIF([.D$2:.D$1001];[.C207])" office:value-type="float" office:value="0" calcext:value-type="float">
            <text:p>0</text:p>
          </table:table-cell>
          <table:table-cell table:formula="of:=[.C207]*[.J2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953 <text:s text:c="2"/>58343</text:p>
          </table:table-cell>
          <table:table-cell/>
          <table:table-cell table:formula="of:=LEFT([.A208];5)" office:value-type="string" office:string-value="24953" calcext:value-type="string">
            <text:p>24953</text:p>
          </table:table-cell>
          <table:table-cell table:formula="of:=RIGHT([.A208];5)" office:value-type="string" office:string-value="58343" calcext:value-type="string">
            <text:p>58343</text:p>
          </table:table-cell>
          <table:table-cell office:value-type="string" office:string-value="28125" calcext:value-type="string">
            <text:p>28125</text:p>
          </table:table-cell>
          <table:table-cell office:value-type="string" office:string-value="24737" calcext:value-type="string">
            <text:p>24737</text:p>
          </table:table-cell>
          <table:table-cell table:formula="of:=ABS([.E208]-[.F208])" office:value-type="float" office:value="3388" calcext:value-type="float">
            <text:p>3388</text:p>
          </table:table-cell>
          <table:table-cell table:number-columns-repeated="2"/>
          <table:table-cell table:formula="of:=COUNTIF([.D$2:.D$1001];[.C208])" office:value-type="float" office:value="0" calcext:value-type="float">
            <text:p>0</text:p>
          </table:table-cell>
          <table:table-cell table:formula="of:=[.C208]*[.J2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261 <text:s text:c="2"/>55031</text:p>
          </table:table-cell>
          <table:table-cell/>
          <table:table-cell table:formula="of:=LEFT([.A209];5)" office:value-type="string" office:string-value="17261" calcext:value-type="string">
            <text:p>17261</text:p>
          </table:table-cell>
          <table:table-cell table:formula="of:=RIGHT([.A209];5)" office:value-type="string" office:string-value="55031" calcext:value-type="string">
            <text:p>55031</text:p>
          </table:table-cell>
          <table:table-cell office:value-type="string" office:string-value="28545" calcext:value-type="string">
            <text:p>28545</text:p>
          </table:table-cell>
          <table:table-cell office:value-type="string" office:string-value="25112" calcext:value-type="string">
            <text:p>25112</text:p>
          </table:table-cell>
          <table:table-cell table:formula="of:=ABS([.E209]-[.F209])" office:value-type="float" office:value="3433" calcext:value-type="float">
            <text:p>3433</text:p>
          </table:table-cell>
          <table:table-cell table:number-columns-repeated="2"/>
          <table:table-cell table:formula="of:=COUNTIF([.D$2:.D$1001];[.C209])" office:value-type="float" office:value="0" calcext:value-type="float">
            <text:p>0</text:p>
          </table:table-cell>
          <table:table-cell table:formula="of:=[.C209]*[.J2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502 <text:s text:c="2"/>99896</text:p>
          </table:table-cell>
          <table:table-cell/>
          <table:table-cell table:formula="of:=LEFT([.A210];5)" office:value-type="string" office:string-value="54502" calcext:value-type="string">
            <text:p>54502</text:p>
          </table:table-cell>
          <table:table-cell table:formula="of:=RIGHT([.A210];5)" office:value-type="string" office:string-value="99896" calcext:value-type="string">
            <text:p>99896</text:p>
          </table:table-cell>
          <table:table-cell office:value-type="string" office:string-value="28560" calcext:value-type="string">
            <text:p>28560</text:p>
          </table:table-cell>
          <table:table-cell office:value-type="string" office:string-value="25114" calcext:value-type="string">
            <text:p>25114</text:p>
          </table:table-cell>
          <table:table-cell table:formula="of:=ABS([.E210]-[.F210])" office:value-type="float" office:value="3446" calcext:value-type="float">
            <text:p>3446</text:p>
          </table:table-cell>
          <table:table-cell table:number-columns-repeated="2"/>
          <table:table-cell table:formula="of:=COUNTIF([.D$2:.D$1001];[.C210])" office:value-type="float" office:value="0" calcext:value-type="float">
            <text:p>0</text:p>
          </table:table-cell>
          <table:table-cell table:formula="of:=[.C210]*[.J2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242 <text:s text:c="2"/>48343</text:p>
          </table:table-cell>
          <table:table-cell/>
          <table:table-cell table:formula="of:=LEFT([.A211];5)" office:value-type="string" office:string-value="96242" calcext:value-type="string">
            <text:p>96242</text:p>
          </table:table-cell>
          <table:table-cell table:formula="of:=RIGHT([.A211];5)" office:value-type="string" office:string-value="48343" calcext:value-type="string">
            <text:p>48343</text:p>
          </table:table-cell>
          <table:table-cell office:value-type="string" office:string-value="28720" calcext:value-type="string">
            <text:p>28720</text:p>
          </table:table-cell>
          <table:table-cell office:value-type="string" office:string-value="25456" calcext:value-type="string">
            <text:p>25456</text:p>
          </table:table-cell>
          <table:table-cell table:formula="of:=ABS([.E211]-[.F211])" office:value-type="float" office:value="3264" calcext:value-type="float">
            <text:p>3264</text:p>
          </table:table-cell>
          <table:table-cell table:number-columns-repeated="2"/>
          <table:table-cell table:formula="of:=COUNTIF([.D$2:.D$1001];[.C211])" office:value-type="float" office:value="0" calcext:value-type="float">
            <text:p>0</text:p>
          </table:table-cell>
          <table:table-cell table:formula="of:=[.C211]*[.J2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556 <text:s text:c="2"/>81450</text:p>
          </table:table-cell>
          <table:table-cell/>
          <table:table-cell table:formula="of:=LEFT([.A212];5)" office:value-type="string" office:string-value="37556" calcext:value-type="string">
            <text:p>37556</text:p>
          </table:table-cell>
          <table:table-cell table:formula="of:=RIGHT([.A212];5)" office:value-type="string" office:string-value="81450" calcext:value-type="string">
            <text:p>81450</text:p>
          </table:table-cell>
          <table:table-cell office:value-type="string" office:string-value="28799" calcext:value-type="string">
            <text:p>28799</text:p>
          </table:table-cell>
          <table:table-cell office:value-type="string" office:string-value="25467" calcext:value-type="string">
            <text:p>25467</text:p>
          </table:table-cell>
          <table:table-cell table:formula="of:=ABS([.E212]-[.F212])" office:value-type="float" office:value="3332" calcext:value-type="float">
            <text:p>3332</text:p>
          </table:table-cell>
          <table:table-cell table:number-columns-repeated="2"/>
          <table:table-cell table:formula="of:=COUNTIF([.D$2:.D$1001];[.C212])" office:value-type="float" office:value="0" calcext:value-type="float">
            <text:p>0</text:p>
          </table:table-cell>
          <table:table-cell table:formula="of:=[.C212]*[.J2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272 <text:s text:c="2"/>60848</text:p>
          </table:table-cell>
          <table:table-cell/>
          <table:table-cell table:formula="of:=LEFT([.A213];5)" office:value-type="string" office:string-value="18272" calcext:value-type="string">
            <text:p>18272</text:p>
          </table:table-cell>
          <table:table-cell table:formula="of:=RIGHT([.A213];5)" office:value-type="string" office:string-value="60848" calcext:value-type="string">
            <text:p>60848</text:p>
          </table:table-cell>
          <table:table-cell office:value-type="string" office:string-value="28936" calcext:value-type="string">
            <text:p>28936</text:p>
          </table:table-cell>
          <table:table-cell office:value-type="string" office:string-value="25772" calcext:value-type="string">
            <text:p>25772</text:p>
          </table:table-cell>
          <table:table-cell table:formula="of:=ABS([.E213]-[.F213])" office:value-type="float" office:value="3164" calcext:value-type="float">
            <text:p>3164</text:p>
          </table:table-cell>
          <table:table-cell table:number-columns-repeated="2"/>
          <table:table-cell table:formula="of:=COUNTIF([.D$2:.D$1001];[.C213])" office:value-type="float" office:value="0" calcext:value-type="float">
            <text:p>0</text:p>
          </table:table-cell>
          <table:table-cell table:formula="of:=[.C213]*[.J2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670 <text:s text:c="2"/>19012</text:p>
          </table:table-cell>
          <table:table-cell/>
          <table:table-cell table:formula="of:=LEFT([.A214];5)" office:value-type="string" office:string-value="66670" calcext:value-type="string">
            <text:p>66670</text:p>
          </table:table-cell>
          <table:table-cell table:formula="of:=RIGHT([.A214];5)" office:value-type="string" office:string-value="19012" calcext:value-type="string">
            <text:p>19012</text:p>
          </table:table-cell>
          <table:table-cell office:value-type="string" office:string-value="29040" calcext:value-type="string">
            <text:p>29040</text:p>
          </table:table-cell>
          <table:table-cell office:value-type="string" office:string-value="25804" calcext:value-type="string">
            <text:p>25804</text:p>
          </table:table-cell>
          <table:table-cell table:formula="of:=ABS([.E214]-[.F214])" office:value-type="float" office:value="3236" calcext:value-type="float">
            <text:p>3236</text:p>
          </table:table-cell>
          <table:table-cell table:number-columns-repeated="2"/>
          <table:table-cell table:formula="of:=COUNTIF([.D$2:.D$1001];[.C214])" office:value-type="float" office:value="0" calcext:value-type="float">
            <text:p>0</text:p>
          </table:table-cell>
          <table:table-cell table:formula="of:=[.C214]*[.J2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198 <text:s text:c="2"/>80333</text:p>
          </table:table-cell>
          <table:table-cell/>
          <table:table-cell table:formula="of:=LEFT([.A215];5)" office:value-type="string" office:string-value="83198" calcext:value-type="string">
            <text:p>83198</text:p>
          </table:table-cell>
          <table:table-cell table:formula="of:=RIGHT([.A215];5)" office:value-type="string" office:string-value="80333" calcext:value-type="string">
            <text:p>80333</text:p>
          </table:table-cell>
          <table:table-cell office:value-type="string" office:string-value="29214" calcext:value-type="string">
            <text:p>29214</text:p>
          </table:table-cell>
          <table:table-cell office:value-type="string" office:string-value="26112" calcext:value-type="string">
            <text:p>26112</text:p>
          </table:table-cell>
          <table:table-cell table:formula="of:=ABS([.E215]-[.F215])" office:value-type="float" office:value="3102" calcext:value-type="float">
            <text:p>3102</text:p>
          </table:table-cell>
          <table:table-cell table:number-columns-repeated="2"/>
          <table:table-cell table:formula="of:=COUNTIF([.D$2:.D$1001];[.C215])" office:value-type="float" office:value="0" calcext:value-type="float">
            <text:p>0</text:p>
          </table:table-cell>
          <table:table-cell table:formula="of:=[.C215]*[.J2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519 <text:s text:c="2"/>95399</text:p>
          </table:table-cell>
          <table:table-cell/>
          <table:table-cell table:formula="of:=LEFT([.A216];5)" office:value-type="string" office:string-value="23519" calcext:value-type="string">
            <text:p>23519</text:p>
          </table:table-cell>
          <table:table-cell table:formula="of:=RIGHT([.A216];5)" office:value-type="string" office:string-value="95399" calcext:value-type="string">
            <text:p>95399</text:p>
          </table:table-cell>
          <table:table-cell office:value-type="string" office:string-value="29227" calcext:value-type="string">
            <text:p>29227</text:p>
          </table:table-cell>
          <table:table-cell office:value-type="string" office:string-value="26225" calcext:value-type="string">
            <text:p>26225</text:p>
          </table:table-cell>
          <table:table-cell table:formula="of:=ABS([.E216]-[.F216])" office:value-type="float" office:value="3002" calcext:value-type="float">
            <text:p>3002</text:p>
          </table:table-cell>
          <table:table-cell table:number-columns-repeated="2"/>
          <table:table-cell table:formula="of:=COUNTIF([.D$2:.D$1001];[.C216])" office:value-type="float" office:value="0" calcext:value-type="float">
            <text:p>0</text:p>
          </table:table-cell>
          <table:table-cell table:formula="of:=[.C216]*[.J2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886 <text:s text:c="2"/>38271</text:p>
          </table:table-cell>
          <table:table-cell/>
          <table:table-cell table:formula="of:=LEFT([.A217];5)" office:value-type="string" office:string-value="17886" calcext:value-type="string">
            <text:p>17886</text:p>
          </table:table-cell>
          <table:table-cell table:formula="of:=RIGHT([.A217];5)" office:value-type="string" office:string-value="38271" calcext:value-type="string">
            <text:p>38271</text:p>
          </table:table-cell>
          <table:table-cell office:value-type="string" office:string-value="29411" calcext:value-type="string">
            <text:p>29411</text:p>
          </table:table-cell>
          <table:table-cell office:value-type="string" office:string-value="26272" calcext:value-type="string">
            <text:p>26272</text:p>
          </table:table-cell>
          <table:table-cell table:formula="of:=ABS([.E217]-[.F217])" office:value-type="float" office:value="3139" calcext:value-type="float">
            <text:p>3139</text:p>
          </table:table-cell>
          <table:table-cell table:number-columns-repeated="2"/>
          <table:table-cell table:formula="of:=COUNTIF([.D$2:.D$1001];[.C217])" office:value-type="float" office:value="0" calcext:value-type="float">
            <text:p>0</text:p>
          </table:table-cell>
          <table:table-cell table:formula="of:=[.C217]*[.J2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359 <text:s text:c="2"/>99341</text:p>
          </table:table-cell>
          <table:table-cell/>
          <table:table-cell table:formula="of:=LEFT([.A218];5)" office:value-type="string" office:string-value="16359" calcext:value-type="string">
            <text:p>16359</text:p>
          </table:table-cell>
          <table:table-cell table:formula="of:=RIGHT([.A218];5)" office:value-type="string" office:string-value="99341" calcext:value-type="string">
            <text:p>99341</text:p>
          </table:table-cell>
          <table:table-cell office:value-type="string" office:string-value="29441" calcext:value-type="string">
            <text:p>29441</text:p>
          </table:table-cell>
          <table:table-cell office:value-type="string" office:string-value="26288" calcext:value-type="string">
            <text:p>26288</text:p>
          </table:table-cell>
          <table:table-cell table:formula="of:=ABS([.E218]-[.F218])" office:value-type="float" office:value="3153" calcext:value-type="float">
            <text:p>3153</text:p>
          </table:table-cell>
          <table:table-cell table:number-columns-repeated="2"/>
          <table:table-cell table:formula="of:=COUNTIF([.D$2:.D$1001];[.C218])" office:value-type="float" office:value="0" calcext:value-type="float">
            <text:p>0</text:p>
          </table:table-cell>
          <table:table-cell table:formula="of:=[.C218]*[.J2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648 <text:s text:c="2"/>33892</text:p>
          </table:table-cell>
          <table:table-cell/>
          <table:table-cell table:formula="of:=LEFT([.A219];5)" office:value-type="string" office:string-value="40648" calcext:value-type="string">
            <text:p>40648</text:p>
          </table:table-cell>
          <table:table-cell table:formula="of:=RIGHT([.A219];5)" office:value-type="string" office:string-value="33892" calcext:value-type="string">
            <text:p>33892</text:p>
          </table:table-cell>
          <table:table-cell office:value-type="string" office:string-value="29550" calcext:value-type="string">
            <text:p>29550</text:p>
          </table:table-cell>
          <table:table-cell office:value-type="string" office:string-value="26391" calcext:value-type="string">
            <text:p>26391</text:p>
          </table:table-cell>
          <table:table-cell table:formula="of:=ABS([.E219]-[.F219])" office:value-type="float" office:value="3159" calcext:value-type="float">
            <text:p>3159</text:p>
          </table:table-cell>
          <table:table-cell table:number-columns-repeated="2"/>
          <table:table-cell table:formula="of:=COUNTIF([.D$2:.D$1001];[.C219])" office:value-type="float" office:value="0" calcext:value-type="float">
            <text:p>0</text:p>
          </table:table-cell>
          <table:table-cell table:formula="of:=[.C219]*[.J2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114 <text:s text:c="2"/>77385</text:p>
          </table:table-cell>
          <table:table-cell/>
          <table:table-cell table:formula="of:=LEFT([.A220];5)" office:value-type="string" office:string-value="77114" calcext:value-type="string">
            <text:p>77114</text:p>
          </table:table-cell>
          <table:table-cell table:formula="of:=RIGHT([.A220];5)" office:value-type="string" office:string-value="77385" calcext:value-type="string">
            <text:p>77385</text:p>
          </table:table-cell>
          <table:table-cell office:value-type="string" office:string-value="29562" calcext:value-type="string">
            <text:p>29562</text:p>
          </table:table-cell>
          <table:table-cell office:value-type="string" office:string-value="26436" calcext:value-type="string">
            <text:p>26436</text:p>
          </table:table-cell>
          <table:table-cell table:formula="of:=ABS([.E220]-[.F220])" office:value-type="float" office:value="3126" calcext:value-type="float">
            <text:p>3126</text:p>
          </table:table-cell>
          <table:table-cell table:number-columns-repeated="2"/>
          <table:table-cell table:formula="of:=COUNTIF([.D$2:.D$1001];[.C220])" office:value-type="float" office:value="0" calcext:value-type="float">
            <text:p>0</text:p>
          </table:table-cell>
          <table:table-cell table:formula="of:=[.C220]*[.J2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008 <text:s text:c="2"/>71553</text:p>
          </table:table-cell>
          <table:table-cell/>
          <table:table-cell table:formula="of:=LEFT([.A221];5)" office:value-type="string" office:string-value="36008" calcext:value-type="string">
            <text:p>36008</text:p>
          </table:table-cell>
          <table:table-cell table:formula="of:=RIGHT([.A221];5)" office:value-type="string" office:string-value="71553" calcext:value-type="string">
            <text:p>71553</text:p>
          </table:table-cell>
          <table:table-cell office:value-type="string" office:string-value="29611" calcext:value-type="string">
            <text:p>29611</text:p>
          </table:table-cell>
          <table:table-cell office:value-type="string" office:string-value="26634" calcext:value-type="string">
            <text:p>26634</text:p>
          </table:table-cell>
          <table:table-cell table:formula="of:=ABS([.E221]-[.F221])" office:value-type="float" office:value="2977" calcext:value-type="float">
            <text:p>2977</text:p>
          </table:table-cell>
          <table:table-cell table:number-columns-repeated="2"/>
          <table:table-cell table:formula="of:=COUNTIF([.D$2:.D$1001];[.C221])" office:value-type="float" office:value="0" calcext:value-type="float">
            <text:p>0</text:p>
          </table:table-cell>
          <table:table-cell table:formula="of:=[.C221]*[.J2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769 <text:s text:c="2"/>60848</text:p>
          </table:table-cell>
          <table:table-cell/>
          <table:table-cell table:formula="of:=LEFT([.A222];5)" office:value-type="string" office:string-value="79769" calcext:value-type="string">
            <text:p>79769</text:p>
          </table:table-cell>
          <table:table-cell table:formula="of:=RIGHT([.A222];5)" office:value-type="string" office:string-value="60848" calcext:value-type="string">
            <text:p>60848</text:p>
          </table:table-cell>
          <table:table-cell office:value-type="string" office:string-value="29665" calcext:value-type="string">
            <text:p>29665</text:p>
          </table:table-cell>
          <table:table-cell office:value-type="string" office:string-value="26716" calcext:value-type="string">
            <text:p>26716</text:p>
          </table:table-cell>
          <table:table-cell table:formula="of:=ABS([.E222]-[.F222])" office:value-type="float" office:value="2949" calcext:value-type="float">
            <text:p>2949</text:p>
          </table:table-cell>
          <table:table-cell table:number-columns-repeated="2"/>
          <table:table-cell table:formula="of:=COUNTIF([.D$2:.D$1001];[.C222])" office:value-type="float" office:value="0" calcext:value-type="float">
            <text:p>0</text:p>
          </table:table-cell>
          <table:table-cell table:formula="of:=[.C222]*[.J2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199 <text:s text:c="2"/>13575</text:p>
          </table:table-cell>
          <table:table-cell/>
          <table:table-cell table:formula="of:=LEFT([.A223];5)" office:value-type="string" office:string-value="47199" calcext:value-type="string">
            <text:p>47199</text:p>
          </table:table-cell>
          <table:table-cell table:formula="of:=RIGHT([.A223];5)" office:value-type="string" office:string-value="13575" calcext:value-type="string">
            <text:p>13575</text:p>
          </table:table-cell>
          <table:table-cell office:value-type="string" office:string-value="29681" calcext:value-type="string">
            <text:p>29681</text:p>
          </table:table-cell>
          <table:table-cell office:value-type="string" office:string-value="26938" calcext:value-type="string">
            <text:p>26938</text:p>
          </table:table-cell>
          <table:table-cell table:formula="of:=ABS([.E223]-[.F223])" office:value-type="float" office:value="2743" calcext:value-type="float">
            <text:p>2743</text:p>
          </table:table-cell>
          <table:table-cell table:number-columns-repeated="2"/>
          <table:table-cell table:formula="of:=COUNTIF([.D$2:.D$1001];[.C223])" office:value-type="float" office:value="0" calcext:value-type="float">
            <text:p>0</text:p>
          </table:table-cell>
          <table:table-cell table:formula="of:=[.C223]*[.J2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285 <text:s text:c="2"/>88410</text:p>
          </table:table-cell>
          <table:table-cell/>
          <table:table-cell table:formula="of:=LEFT([.A224];5)" office:value-type="string" office:string-value="46285" calcext:value-type="string">
            <text:p>46285</text:p>
          </table:table-cell>
          <table:table-cell table:formula="of:=RIGHT([.A224];5)" office:value-type="string" office:string-value="88410" calcext:value-type="string">
            <text:p>88410</text:p>
          </table:table-cell>
          <table:table-cell office:value-type="string" office:string-value="29714" calcext:value-type="string">
            <text:p>29714</text:p>
          </table:table-cell>
          <table:table-cell office:value-type="string" office:string-value="27220" calcext:value-type="string">
            <text:p>27220</text:p>
          </table:table-cell>
          <table:table-cell table:formula="of:=ABS([.E224]-[.F224])" office:value-type="float" office:value="2494" calcext:value-type="float">
            <text:p>2494</text:p>
          </table:table-cell>
          <table:table-cell table:number-columns-repeated="2"/>
          <table:table-cell table:formula="of:=COUNTIF([.D$2:.D$1001];[.C224])" office:value-type="float" office:value="0" calcext:value-type="float">
            <text:p>0</text:p>
          </table:table-cell>
          <table:table-cell table:formula="of:=[.C224]*[.J2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880 <text:s text:c="2"/>81943</text:p>
          </table:table-cell>
          <table:table-cell/>
          <table:table-cell table:formula="of:=LEFT([.A225];5)" office:value-type="string" office:string-value="23880" calcext:value-type="string">
            <text:p>23880</text:p>
          </table:table-cell>
          <table:table-cell table:formula="of:=RIGHT([.A225];5)" office:value-type="string" office:string-value="81943" calcext:value-type="string">
            <text:p>81943</text:p>
          </table:table-cell>
          <table:table-cell office:value-type="string" office:string-value="29795" calcext:value-type="string">
            <text:p>29795</text:p>
          </table:table-cell>
          <table:table-cell office:value-type="string" office:string-value="27431" calcext:value-type="string">
            <text:p>27431</text:p>
          </table:table-cell>
          <table:table-cell table:formula="of:=ABS([.E225]-[.F225])" office:value-type="float" office:value="2364" calcext:value-type="float">
            <text:p>2364</text:p>
          </table:table-cell>
          <table:table-cell table:number-columns-repeated="2"/>
          <table:table-cell table:formula="of:=COUNTIF([.D$2:.D$1001];[.C225])" office:value-type="float" office:value="0" calcext:value-type="float">
            <text:p>0</text:p>
          </table:table-cell>
          <table:table-cell table:formula="of:=[.C225]*[.J2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491 <text:s text:c="2"/>98108</text:p>
          </table:table-cell>
          <table:table-cell/>
          <table:table-cell table:formula="of:=LEFT([.A226];5)" office:value-type="string" office:string-value="57491" calcext:value-type="string">
            <text:p>57491</text:p>
          </table:table-cell>
          <table:table-cell table:formula="of:=RIGHT([.A226];5)" office:value-type="string" office:string-value="98108" calcext:value-type="string">
            <text:p>98108</text:p>
          </table:table-cell>
          <table:table-cell office:value-type="string" office:string-value="29825" calcext:value-type="string">
            <text:p>29825</text:p>
          </table:table-cell>
          <table:table-cell office:value-type="string" office:string-value="27568" calcext:value-type="string">
            <text:p>27568</text:p>
          </table:table-cell>
          <table:table-cell table:formula="of:=ABS([.E226]-[.F226])" office:value-type="float" office:value="2257" calcext:value-type="float">
            <text:p>2257</text:p>
          </table:table-cell>
          <table:table-cell table:number-columns-repeated="2"/>
          <table:table-cell table:formula="of:=COUNTIF([.D$2:.D$1001];[.C226])" office:value-type="float" office:value="0" calcext:value-type="float">
            <text:p>0</text:p>
          </table:table-cell>
          <table:table-cell table:formula="of:=[.C226]*[.J2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778 <text:s text:c="2"/>27568</text:p>
          </table:table-cell>
          <table:table-cell/>
          <table:table-cell table:formula="of:=LEFT([.A227];5)" office:value-type="string" office:string-value="98778" calcext:value-type="string">
            <text:p>98778</text:p>
          </table:table-cell>
          <table:table-cell table:formula="of:=RIGHT([.A227];5)" office:value-type="string" office:string-value="27568" calcext:value-type="string">
            <text:p>27568</text:p>
          </table:table-cell>
          <table:table-cell office:value-type="string" office:string-value="29827" calcext:value-type="string">
            <text:p>29827</text:p>
          </table:table-cell>
          <table:table-cell office:value-type="string" office:string-value="27599" calcext:value-type="string">
            <text:p>27599</text:p>
          </table:table-cell>
          <table:table-cell table:formula="of:=ABS([.E227]-[.F227])" office:value-type="float" office:value="2228" calcext:value-type="float">
            <text:p>2228</text:p>
          </table:table-cell>
          <table:table-cell table:number-columns-repeated="2"/>
          <table:table-cell table:formula="of:=COUNTIF([.D$2:.D$1001];[.C227])" office:value-type="float" office:value="0" calcext:value-type="float">
            <text:p>0</text:p>
          </table:table-cell>
          <table:table-cell table:formula="of:=[.C227]*[.J2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135 <text:s text:c="2"/>25456</text:p>
          </table:table-cell>
          <table:table-cell/>
          <table:table-cell table:formula="of:=LEFT([.A228];5)" office:value-type="string" office:string-value="21135" calcext:value-type="string">
            <text:p>21135</text:p>
          </table:table-cell>
          <table:table-cell table:formula="of:=RIGHT([.A228];5)" office:value-type="string" office:string-value="25456" calcext:value-type="string">
            <text:p>25456</text:p>
          </table:table-cell>
          <table:table-cell office:value-type="string" office:string-value="29889" calcext:value-type="string">
            <text:p>29889</text:p>
          </table:table-cell>
          <table:table-cell office:value-type="string" office:string-value="27716" calcext:value-type="string">
            <text:p>27716</text:p>
          </table:table-cell>
          <table:table-cell table:formula="of:=ABS([.E228]-[.F228])" office:value-type="float" office:value="2173" calcext:value-type="float">
            <text:p>2173</text:p>
          </table:table-cell>
          <table:table-cell table:number-columns-repeated="2"/>
          <table:table-cell table:formula="of:=COUNTIF([.D$2:.D$1001];[.C228])" office:value-type="float" office:value="0" calcext:value-type="float">
            <text:p>0</text:p>
          </table:table-cell>
          <table:table-cell table:formula="of:=[.C228]*[.J2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914 <text:s text:c="2"/>81450</text:p>
          </table:table-cell>
          <table:table-cell/>
          <table:table-cell table:formula="of:=LEFT([.A229];5)" office:value-type="string" office:string-value="96914" calcext:value-type="string">
            <text:p>96914</text:p>
          </table:table-cell>
          <table:table-cell table:formula="of:=RIGHT([.A229];5)" office:value-type="string" office:string-value="81450" calcext:value-type="string">
            <text:p>81450</text:p>
          </table:table-cell>
          <table:table-cell office:value-type="string" office:string-value="30499" calcext:value-type="string">
            <text:p>30499</text:p>
          </table:table-cell>
          <table:table-cell office:value-type="string" office:string-value="27791" calcext:value-type="string">
            <text:p>27791</text:p>
          </table:table-cell>
          <table:table-cell table:formula="of:=ABS([.E229]-[.F229])" office:value-type="float" office:value="2708" calcext:value-type="float">
            <text:p>2708</text:p>
          </table:table-cell>
          <table:table-cell table:number-columns-repeated="2"/>
          <table:table-cell table:formula="of:=COUNTIF([.D$2:.D$1001];[.C229])" office:value-type="float" office:value="0" calcext:value-type="float">
            <text:p>0</text:p>
          </table:table-cell>
          <table:table-cell table:formula="of:=[.C229]*[.J2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774 <text:s text:c="2"/>13575</text:p>
          </table:table-cell>
          <table:table-cell/>
          <table:table-cell table:formula="of:=LEFT([.A230];5)" office:value-type="string" office:string-value="78774" calcext:value-type="string">
            <text:p>78774</text:p>
          </table:table-cell>
          <table:table-cell table:formula="of:=RIGHT([.A230];5)" office:value-type="string" office:string-value="13575" calcext:value-type="string">
            <text:p>13575</text:p>
          </table:table-cell>
          <table:table-cell office:value-type="string" office:string-value="30522" calcext:value-type="string">
            <text:p>30522</text:p>
          </table:table-cell>
          <table:table-cell office:value-type="string" office:string-value="27805" calcext:value-type="string">
            <text:p>27805</text:p>
          </table:table-cell>
          <table:table-cell table:formula="of:=ABS([.E230]-[.F230])" office:value-type="float" office:value="2717" calcext:value-type="float">
            <text:p>2717</text:p>
          </table:table-cell>
          <table:table-cell table:number-columns-repeated="2"/>
          <table:table-cell table:formula="of:=COUNTIF([.D$2:.D$1001];[.C230])" office:value-type="float" office:value="0" calcext:value-type="float">
            <text:p>0</text:p>
          </table:table-cell>
          <table:table-cell table:formula="of:=[.C230]*[.J2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430 <text:s text:c="2"/>45001</text:p>
          </table:table-cell>
          <table:table-cell/>
          <table:table-cell table:formula="of:=LEFT([.A231];5)" office:value-type="string" office:string-value="63430" calcext:value-type="string">
            <text:p>63430</text:p>
          </table:table-cell>
          <table:table-cell table:formula="of:=RIGHT([.A231];5)" office:value-type="string" office:string-value="45001" calcext:value-type="string">
            <text:p>45001</text:p>
          </table:table-cell>
          <table:table-cell office:value-type="string" office:string-value="30553" calcext:value-type="string">
            <text:p>30553</text:p>
          </table:table-cell>
          <table:table-cell office:value-type="string" office:string-value="27907" calcext:value-type="string">
            <text:p>27907</text:p>
          </table:table-cell>
          <table:table-cell table:formula="of:=ABS([.E231]-[.F231])" office:value-type="float" office:value="2646" calcext:value-type="float">
            <text:p>2646</text:p>
          </table:table-cell>
          <table:table-cell table:number-columns-repeated="2"/>
          <table:table-cell table:formula="of:=COUNTIF([.D$2:.D$1001];[.C231])" office:value-type="float" office:value="0" calcext:value-type="float">
            <text:p>0</text:p>
          </table:table-cell>
          <table:table-cell table:formula="of:=[.C231]*[.J2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607 <text:s text:c="2"/>65255</text:p>
          </table:table-cell>
          <table:table-cell/>
          <table:table-cell table:formula="of:=LEFT([.A232];5)" office:value-type="string" office:string-value="87607" calcext:value-type="string">
            <text:p>87607</text:p>
          </table:table-cell>
          <table:table-cell table:formula="of:=RIGHT([.A232];5)" office:value-type="string" office:string-value="65255" calcext:value-type="string">
            <text:p>65255</text:p>
          </table:table-cell>
          <table:table-cell office:value-type="string" office:string-value="30569" calcext:value-type="string">
            <text:p>30569</text:p>
          </table:table-cell>
          <table:table-cell office:value-type="string" office:string-value="27946" calcext:value-type="string">
            <text:p>27946</text:p>
          </table:table-cell>
          <table:table-cell table:formula="of:=ABS([.E232]-[.F232])" office:value-type="float" office:value="2623" calcext:value-type="float">
            <text:p>2623</text:p>
          </table:table-cell>
          <table:table-cell table:number-columns-repeated="2"/>
          <table:table-cell table:formula="of:=COUNTIF([.D$2:.D$1001];[.C232])" office:value-type="float" office:value="0" calcext:value-type="float">
            <text:p>0</text:p>
          </table:table-cell>
          <table:table-cell table:formula="of:=[.C232]*[.J2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550 <text:s text:c="2"/>16633</text:p>
          </table:table-cell>
          <table:table-cell/>
          <table:table-cell table:formula="of:=LEFT([.A233];5)" office:value-type="string" office:string-value="29550" calcext:value-type="string">
            <text:p>29550</text:p>
          </table:table-cell>
          <table:table-cell table:formula="of:=RIGHT([.A233];5)" office:value-type="string" office:string-value="16633" calcext:value-type="string">
            <text:p>16633</text:p>
          </table:table-cell>
          <table:table-cell office:value-type="string" office:string-value="30637" calcext:value-type="string">
            <text:p>30637</text:p>
          </table:table-cell>
          <table:table-cell office:value-type="string" office:string-value="28505" calcext:value-type="string">
            <text:p>28505</text:p>
          </table:table-cell>
          <table:table-cell table:formula="of:=ABS([.E233]-[.F233])" office:value-type="float" office:value="2132" calcext:value-type="float">
            <text:p>2132</text:p>
          </table:table-cell>
          <table:table-cell table:number-columns-repeated="2"/>
          <table:table-cell table:formula="of:=COUNTIF([.D$2:.D$1001];[.C233])" office:value-type="float" office:value="0" calcext:value-type="float">
            <text:p>0</text:p>
          </table:table-cell>
          <table:table-cell table:formula="of:=[.C233]*[.J2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138 <text:s text:c="2"/>95399</text:p>
          </table:table-cell>
          <table:table-cell/>
          <table:table-cell table:formula="of:=LEFT([.A234];5)" office:value-type="string" office:string-value="93138" calcext:value-type="string">
            <text:p>93138</text:p>
          </table:table-cell>
          <table:table-cell table:formula="of:=RIGHT([.A234];5)" office:value-type="string" office:string-value="95399" calcext:value-type="string">
            <text:p>95399</text:p>
          </table:table-cell>
          <table:table-cell office:value-type="string" office:string-value="31014" calcext:value-type="string">
            <text:p>31014</text:p>
          </table:table-cell>
          <table:table-cell office:value-type="string" office:string-value="28673" calcext:value-type="string">
            <text:p>28673</text:p>
          </table:table-cell>
          <table:table-cell table:formula="of:=ABS([.E234]-[.F234])" office:value-type="float" office:value="2341" calcext:value-type="float">
            <text:p>2341</text:p>
          </table:table-cell>
          <table:table-cell table:number-columns-repeated="2"/>
          <table:table-cell table:formula="of:=COUNTIF([.D$2:.D$1001];[.C234])" office:value-type="float" office:value="0" calcext:value-type="float">
            <text:p>0</text:p>
          </table:table-cell>
          <table:table-cell table:formula="of:=[.C234]*[.J2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884 <text:s text:c="2"/>94498</text:p>
          </table:table-cell>
          <table:table-cell/>
          <table:table-cell table:formula="of:=LEFT([.A235];5)" office:value-type="string" office:string-value="53884" calcext:value-type="string">
            <text:p>53884</text:p>
          </table:table-cell>
          <table:table-cell table:formula="of:=RIGHT([.A235];5)" office:value-type="string" office:string-value="94498" calcext:value-type="string">
            <text:p>94498</text:p>
          </table:table-cell>
          <table:table-cell office:value-type="string" office:string-value="31022" calcext:value-type="string">
            <text:p>31022</text:p>
          </table:table-cell>
          <table:table-cell office:value-type="string" office:string-value="28732" calcext:value-type="string">
            <text:p>28732</text:p>
          </table:table-cell>
          <table:table-cell table:formula="of:=ABS([.E235]-[.F235])" office:value-type="float" office:value="2290" calcext:value-type="float">
            <text:p>2290</text:p>
          </table:table-cell>
          <table:table-cell table:number-columns-repeated="2"/>
          <table:table-cell table:formula="of:=COUNTIF([.D$2:.D$1001];[.C235])" office:value-type="float" office:value="0" calcext:value-type="float">
            <text:p>0</text:p>
          </table:table-cell>
          <table:table-cell table:formula="of:=[.C235]*[.J2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227 <text:s text:c="2"/>55031</text:p>
          </table:table-cell>
          <table:table-cell/>
          <table:table-cell table:formula="of:=LEFT([.A236];5)" office:value-type="string" office:string-value="29227" calcext:value-type="string">
            <text:p>29227</text:p>
          </table:table-cell>
          <table:table-cell table:formula="of:=RIGHT([.A236];5)" office:value-type="string" office:string-value="55031" calcext:value-type="string">
            <text:p>55031</text:p>
          </table:table-cell>
          <table:table-cell office:value-type="string" office:string-value="31417" calcext:value-type="string">
            <text:p>31417</text:p>
          </table:table-cell>
          <table:table-cell office:value-type="string" office:string-value="28783" calcext:value-type="string">
            <text:p>28783</text:p>
          </table:table-cell>
          <table:table-cell table:formula="of:=ABS([.E236]-[.F236])" office:value-type="float" office:value="2634" calcext:value-type="float">
            <text:p>2634</text:p>
          </table:table-cell>
          <table:table-cell table:number-columns-repeated="2"/>
          <table:table-cell table:formula="of:=COUNTIF([.D$2:.D$1001];[.C236])" office:value-type="float" office:value="0" calcext:value-type="float">
            <text:p>0</text:p>
          </table:table-cell>
          <table:table-cell table:formula="of:=[.C236]*[.J2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378 <text:s text:c="2"/>97422</text:p>
          </table:table-cell>
          <table:table-cell/>
          <table:table-cell table:formula="of:=LEFT([.A237];5)" office:value-type="string" office:string-value="11378" calcext:value-type="string">
            <text:p>11378</text:p>
          </table:table-cell>
          <table:table-cell table:formula="of:=RIGHT([.A237];5)" office:value-type="string" office:string-value="97422" calcext:value-type="string">
            <text:p>97422</text:p>
          </table:table-cell>
          <table:table-cell office:value-type="string" office:string-value="31461" calcext:value-type="string">
            <text:p>31461</text:p>
          </table:table-cell>
          <table:table-cell office:value-type="string" office:string-value="28900" calcext:value-type="string">
            <text:p>28900</text:p>
          </table:table-cell>
          <table:table-cell table:formula="of:=ABS([.E237]-[.F237])" office:value-type="float" office:value="2561" calcext:value-type="float">
            <text:p>2561</text:p>
          </table:table-cell>
          <table:table-cell table:number-columns-repeated="2"/>
          <table:table-cell table:formula="of:=COUNTIF([.D$2:.D$1001];[.C237])" office:value-type="float" office:value="0" calcext:value-type="float">
            <text:p>0</text:p>
          </table:table-cell>
          <table:table-cell table:formula="of:=[.C237]*[.J2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168 <text:s text:c="2"/>92972</text:p>
          </table:table-cell>
          <table:table-cell/>
          <table:table-cell table:formula="of:=LEFT([.A238];5)" office:value-type="string" office:string-value="73168" calcext:value-type="string">
            <text:p>73168</text:p>
          </table:table-cell>
          <table:table-cell table:formula="of:=RIGHT([.A238];5)" office:value-type="string" office:string-value="92972" calcext:value-type="string">
            <text:p>92972</text:p>
          </table:table-cell>
          <table:table-cell office:value-type="string" office:string-value="31524" calcext:value-type="string">
            <text:p>31524</text:p>
          </table:table-cell>
          <table:table-cell office:value-type="string" office:string-value="28934" calcext:value-type="string">
            <text:p>28934</text:p>
          </table:table-cell>
          <table:table-cell table:formula="of:=ABS([.E238]-[.F238])" office:value-type="float" office:value="2590" calcext:value-type="float">
            <text:p>2590</text:p>
          </table:table-cell>
          <table:table-cell table:number-columns-repeated="2"/>
          <table:table-cell table:formula="of:=COUNTIF([.D$2:.D$1001];[.C238])" office:value-type="float" office:value="0" calcext:value-type="float">
            <text:p>0</text:p>
          </table:table-cell>
          <table:table-cell table:formula="of:=[.C238]*[.J2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560 <text:s text:c="2"/>40280</text:p>
          </table:table-cell>
          <table:table-cell/>
          <table:table-cell table:formula="of:=LEFT([.A239];5)" office:value-type="string" office:string-value="28560" calcext:value-type="string">
            <text:p>28560</text:p>
          </table:table-cell>
          <table:table-cell table:formula="of:=RIGHT([.A239];5)" office:value-type="string" office:string-value="40280" calcext:value-type="string">
            <text:p>40280</text:p>
          </table:table-cell>
          <table:table-cell office:value-type="string" office:string-value="31788" calcext:value-type="string">
            <text:p>31788</text:p>
          </table:table-cell>
          <table:table-cell office:value-type="string" office:string-value="29541" calcext:value-type="string">
            <text:p>29541</text:p>
          </table:table-cell>
          <table:table-cell table:formula="of:=ABS([.E239]-[.F239])" office:value-type="float" office:value="2247" calcext:value-type="float">
            <text:p>2247</text:p>
          </table:table-cell>
          <table:table-cell table:number-columns-repeated="2"/>
          <table:table-cell table:formula="of:=COUNTIF([.D$2:.D$1001];[.C239])" office:value-type="float" office:value="0" calcext:value-type="float">
            <text:p>0</text:p>
          </table:table-cell>
          <table:table-cell table:formula="of:=[.C239]*[.J2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428 <text:s text:c="2"/>30760</text:p>
          </table:table-cell>
          <table:table-cell/>
          <table:table-cell table:formula="of:=LEFT([.A240];5)" office:value-type="string" office:string-value="58428" calcext:value-type="string">
            <text:p>58428</text:p>
          </table:table-cell>
          <table:table-cell table:formula="of:=RIGHT([.A240];5)" office:value-type="string" office:string-value="30760" calcext:value-type="string">
            <text:p>30760</text:p>
          </table:table-cell>
          <table:table-cell office:value-type="string" office:string-value="31830" calcext:value-type="string">
            <text:p>31830</text:p>
          </table:table-cell>
          <table:table-cell office:value-type="string" office:string-value="29670" calcext:value-type="string">
            <text:p>29670</text:p>
          </table:table-cell>
          <table:table-cell table:formula="of:=ABS([.E240]-[.F240])" office:value-type="float" office:value="2160" calcext:value-type="float">
            <text:p>2160</text:p>
          </table:table-cell>
          <table:table-cell table:number-columns-repeated="2"/>
          <table:table-cell table:formula="of:=COUNTIF([.D$2:.D$1001];[.C240])" office:value-type="float" office:value="0" calcext:value-type="float">
            <text:p>0</text:p>
          </table:table-cell>
          <table:table-cell table:formula="of:=[.C240]*[.J2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756 <text:s text:c="2"/>94197</text:p>
          </table:table-cell>
          <table:table-cell/>
          <table:table-cell table:formula="of:=LEFT([.A241];5)" office:value-type="string" office:string-value="85756" calcext:value-type="string">
            <text:p>85756</text:p>
          </table:table-cell>
          <table:table-cell table:formula="of:=RIGHT([.A241];5)" office:value-type="string" office:string-value="94197" calcext:value-type="string">
            <text:p>94197</text:p>
          </table:table-cell>
          <table:table-cell office:value-type="string" office:string-value="31946" calcext:value-type="string">
            <text:p>31946</text:p>
          </table:table-cell>
          <table:table-cell office:value-type="string" office:string-value="29681" calcext:value-type="string">
            <text:p>29681</text:p>
          </table:table-cell>
          <table:table-cell table:formula="of:=ABS([.E241]-[.F241])" office:value-type="float" office:value="2265" calcext:value-type="float">
            <text:p>2265</text:p>
          </table:table-cell>
          <table:table-cell table:number-columns-repeated="2"/>
          <table:table-cell table:formula="of:=COUNTIF([.D$2:.D$1001];[.C241])" office:value-type="float" office:value="0" calcext:value-type="float">
            <text:p>0</text:p>
          </table:table-cell>
          <table:table-cell table:formula="of:=[.C241]*[.J2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545 <text:s text:c="2"/>77019</text:p>
          </table:table-cell>
          <table:table-cell/>
          <table:table-cell table:formula="of:=LEFT([.A242];5)" office:value-type="string" office:string-value="51545" calcext:value-type="string">
            <text:p>51545</text:p>
          </table:table-cell>
          <table:table-cell table:formula="of:=RIGHT([.A242];5)" office:value-type="string" office:string-value="77019" calcext:value-type="string">
            <text:p>77019</text:p>
          </table:table-cell>
          <table:table-cell office:value-type="string" office:string-value="32017" calcext:value-type="string">
            <text:p>32017</text:p>
          </table:table-cell>
          <table:table-cell office:value-type="string" office:string-value="29681" calcext:value-type="string">
            <text:p>29681</text:p>
          </table:table-cell>
          <table:table-cell table:formula="of:=ABS([.E242]-[.F242])" office:value-type="float" office:value="2336" calcext:value-type="float">
            <text:p>2336</text:p>
          </table:table-cell>
          <table:table-cell table:number-columns-repeated="2"/>
          <table:table-cell table:formula="of:=COUNTIF([.D$2:.D$1001];[.C242])" office:value-type="float" office:value="0" calcext:value-type="float">
            <text:p>0</text:p>
          </table:table-cell>
          <table:table-cell table:formula="of:=[.C242]*[.J2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374 <text:s text:c="2"/>13431</text:p>
          </table:table-cell>
          <table:table-cell/>
          <table:table-cell table:formula="of:=LEFT([.A243];5)" office:value-type="string" office:string-value="40374" calcext:value-type="string">
            <text:p>40374</text:p>
          </table:table-cell>
          <table:table-cell table:formula="of:=RIGHT([.A243];5)" office:value-type="string" office:string-value="13431" calcext:value-type="string">
            <text:p>13431</text:p>
          </table:table-cell>
          <table:table-cell office:value-type="string" office:string-value="32065" calcext:value-type="string">
            <text:p>32065</text:p>
          </table:table-cell>
          <table:table-cell office:value-type="string" office:string-value="29681" calcext:value-type="string">
            <text:p>29681</text:p>
          </table:table-cell>
          <table:table-cell table:formula="of:=ABS([.E243]-[.F243])" office:value-type="float" office:value="2384" calcext:value-type="float">
            <text:p>2384</text:p>
          </table:table-cell>
          <table:table-cell table:number-columns-repeated="2"/>
          <table:table-cell table:formula="of:=COUNTIF([.D$2:.D$1001];[.C243])" office:value-type="float" office:value="0" calcext:value-type="float">
            <text:p>0</text:p>
          </table:table-cell>
          <table:table-cell table:formula="of:=[.C243]*[.J2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538 <text:s text:c="2"/>64836</text:p>
          </table:table-cell>
          <table:table-cell/>
          <table:table-cell table:formula="of:=LEFT([.A244];5)" office:value-type="string" office:string-value="96538" calcext:value-type="string">
            <text:p>96538</text:p>
          </table:table-cell>
          <table:table-cell table:formula="of:=RIGHT([.A244];5)" office:value-type="string" office:string-value="64836" calcext:value-type="string">
            <text:p>64836</text:p>
          </table:table-cell>
          <table:table-cell office:value-type="string" office:string-value="32081" calcext:value-type="string">
            <text:p>32081</text:p>
          </table:table-cell>
          <table:table-cell office:value-type="string" office:string-value="29681" calcext:value-type="string">
            <text:p>29681</text:p>
          </table:table-cell>
          <table:table-cell table:formula="of:=ABS([.E244]-[.F244])" office:value-type="float" office:value="2400" calcext:value-type="float">
            <text:p>2400</text:p>
          </table:table-cell>
          <table:table-cell table:number-columns-repeated="2"/>
          <table:table-cell table:formula="of:=COUNTIF([.D$2:.D$1001];[.C244])" office:value-type="float" office:value="0" calcext:value-type="float">
            <text:p>0</text:p>
          </table:table-cell>
          <table:table-cell table:formula="of:=[.C244]*[.J2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888 <text:s text:c="2"/>85369</text:p>
          </table:table-cell>
          <table:table-cell/>
          <table:table-cell table:formula="of:=LEFT([.A245];5)" office:value-type="string" office:string-value="70888" calcext:value-type="string">
            <text:p>70888</text:p>
          </table:table-cell>
          <table:table-cell table:formula="of:=RIGHT([.A245];5)" office:value-type="string" office:string-value="85369" calcext:value-type="string">
            <text:p>85369</text:p>
          </table:table-cell>
          <table:table-cell office:value-type="string" office:string-value="32091" calcext:value-type="string">
            <text:p>32091</text:p>
          </table:table-cell>
          <table:table-cell office:value-type="string" office:string-value="29681" calcext:value-type="string">
            <text:p>29681</text:p>
          </table:table-cell>
          <table:table-cell table:formula="of:=ABS([.E245]-[.F245])" office:value-type="float" office:value="2410" calcext:value-type="float">
            <text:p>2410</text:p>
          </table:table-cell>
          <table:table-cell table:number-columns-repeated="2"/>
          <table:table-cell table:formula="of:=COUNTIF([.D$2:.D$1001];[.C245])" office:value-type="float" office:value="0" calcext:value-type="float">
            <text:p>0</text:p>
          </table:table-cell>
          <table:table-cell table:formula="of:=[.C245]*[.J2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291 <text:s text:c="2"/>70247</text:p>
          </table:table-cell>
          <table:table-cell/>
          <table:table-cell table:formula="of:=LEFT([.A246];5)" office:value-type="string" office:string-value="96291" calcext:value-type="string">
            <text:p>96291</text:p>
          </table:table-cell>
          <table:table-cell table:formula="of:=RIGHT([.A246];5)" office:value-type="string" office:string-value="70247" calcext:value-type="string">
            <text:p>70247</text:p>
          </table:table-cell>
          <table:table-cell office:value-type="string" office:string-value="32193" calcext:value-type="string">
            <text:p>32193</text:p>
          </table:table-cell>
          <table:table-cell office:value-type="string" office:string-value="29681" calcext:value-type="string">
            <text:p>29681</text:p>
          </table:table-cell>
          <table:table-cell table:formula="of:=ABS([.E246]-[.F246])" office:value-type="float" office:value="2512" calcext:value-type="float">
            <text:p>2512</text:p>
          </table:table-cell>
          <table:table-cell table:number-columns-repeated="2"/>
          <table:table-cell table:formula="of:=COUNTIF([.D$2:.D$1001];[.C246])" office:value-type="float" office:value="0" calcext:value-type="float">
            <text:p>0</text:p>
          </table:table-cell>
          <table:table-cell table:formula="of:=[.C246]*[.J2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918 <text:s text:c="2"/>64137</text:p>
          </table:table-cell>
          <table:table-cell/>
          <table:table-cell table:formula="of:=LEFT([.A247];5)" office:value-type="string" office:string-value="87918" calcext:value-type="string">
            <text:p>87918</text:p>
          </table:table-cell>
          <table:table-cell table:formula="of:=RIGHT([.A247];5)" office:value-type="string" office:string-value="64137" calcext:value-type="string">
            <text:p>64137</text:p>
          </table:table-cell>
          <table:table-cell office:value-type="string" office:string-value="32251" calcext:value-type="string">
            <text:p>32251</text:p>
          </table:table-cell>
          <table:table-cell office:value-type="string" office:string-value="29681" calcext:value-type="string">
            <text:p>29681</text:p>
          </table:table-cell>
          <table:table-cell table:formula="of:=ABS([.E247]-[.F247])" office:value-type="float" office:value="2570" calcext:value-type="float">
            <text:p>2570</text:p>
          </table:table-cell>
          <table:table-cell table:number-columns-repeated="2"/>
          <table:table-cell table:formula="of:=COUNTIF([.D$2:.D$1001];[.C247])" office:value-type="float" office:value="0" calcext:value-type="float">
            <text:p>0</text:p>
          </table:table-cell>
          <table:table-cell table:formula="of:=[.C247]*[.J2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493 <text:s text:c="2"/>52966</text:p>
          </table:table-cell>
          <table:table-cell/>
          <table:table-cell table:formula="of:=LEFT([.A248];5)" office:value-type="string" office:string-value="76493" calcext:value-type="string">
            <text:p>76493</text:p>
          </table:table-cell>
          <table:table-cell table:formula="of:=RIGHT([.A248];5)" office:value-type="string" office:string-value="52966" calcext:value-type="string">
            <text:p>52966</text:p>
          </table:table-cell>
          <table:table-cell office:value-type="string" office:string-value="32335" calcext:value-type="string">
            <text:p>32335</text:p>
          </table:table-cell>
          <table:table-cell office:value-type="string" office:string-value="29681" calcext:value-type="string">
            <text:p>29681</text:p>
          </table:table-cell>
          <table:table-cell table:formula="of:=ABS([.E248]-[.F248])" office:value-type="float" office:value="2654" calcext:value-type="float">
            <text:p>2654</text:p>
          </table:table-cell>
          <table:table-cell table:number-columns-repeated="2"/>
          <table:table-cell table:formula="of:=COUNTIF([.D$2:.D$1001];[.C248])" office:value-type="float" office:value="0" calcext:value-type="float">
            <text:p>0</text:p>
          </table:table-cell>
          <table:table-cell table:formula="of:=[.C248]*[.J2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843 <text:s text:c="2"/>60854</text:p>
          </table:table-cell>
          <table:table-cell/>
          <table:table-cell table:formula="of:=LEFT([.A249];5)" office:value-type="string" office:string-value="88843" calcext:value-type="string">
            <text:p>88843</text:p>
          </table:table-cell>
          <table:table-cell table:formula="of:=RIGHT([.A249];5)" office:value-type="string" office:string-value="60854" calcext:value-type="string">
            <text:p>60854</text:p>
          </table:table-cell>
          <table:table-cell office:value-type="string" office:string-value="32440" calcext:value-type="string">
            <text:p>32440</text:p>
          </table:table-cell>
          <table:table-cell office:value-type="string" office:string-value="29681" calcext:value-type="string">
            <text:p>29681</text:p>
          </table:table-cell>
          <table:table-cell table:formula="of:=ABS([.E249]-[.F249])" office:value-type="float" office:value="2759" calcext:value-type="float">
            <text:p>2759</text:p>
          </table:table-cell>
          <table:table-cell table:number-columns-repeated="2"/>
          <table:table-cell table:formula="of:=COUNTIF([.D$2:.D$1001];[.C249])" office:value-type="float" office:value="0" calcext:value-type="float">
            <text:p>0</text:p>
          </table:table-cell>
          <table:table-cell table:formula="of:=[.C249]*[.J2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908 <text:s text:c="2"/>65255</text:p>
          </table:table-cell>
          <table:table-cell/>
          <table:table-cell table:formula="of:=LEFT([.A250];5)" office:value-type="string" office:string-value="92908" calcext:value-type="string">
            <text:p>92908</text:p>
          </table:table-cell>
          <table:table-cell table:formula="of:=RIGHT([.A250];5)" office:value-type="string" office:string-value="65255" calcext:value-type="string">
            <text:p>65255</text:p>
          </table:table-cell>
          <table:table-cell office:value-type="string" office:string-value="32611" calcext:value-type="string">
            <text:p>32611</text:p>
          </table:table-cell>
          <table:table-cell office:value-type="string" office:string-value="29681" calcext:value-type="string">
            <text:p>29681</text:p>
          </table:table-cell>
          <table:table-cell table:formula="of:=ABS([.E250]-[.F250])" office:value-type="float" office:value="2930" calcext:value-type="float">
            <text:p>2930</text:p>
          </table:table-cell>
          <table:table-cell table:number-columns-repeated="2"/>
          <table:table-cell table:formula="of:=COUNTIF([.D$2:.D$1001];[.C250])" office:value-type="float" office:value="0" calcext:value-type="float">
            <text:p>0</text:p>
          </table:table-cell>
          <table:table-cell table:formula="of:=[.C250]*[.J2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225 <text:s text:c="2"/>81310</text:p>
          </table:table-cell>
          <table:table-cell/>
          <table:table-cell table:formula="of:=LEFT([.A251];5)" office:value-type="string" office:string-value="39225" calcext:value-type="string">
            <text:p>39225</text:p>
          </table:table-cell>
          <table:table-cell table:formula="of:=RIGHT([.A251];5)" office:value-type="string" office:string-value="81310" calcext:value-type="string">
            <text:p>81310</text:p>
          </table:table-cell>
          <table:table-cell office:value-type="string" office:string-value="32665" calcext:value-type="string">
            <text:p>32665</text:p>
          </table:table-cell>
          <table:table-cell office:value-type="string" office:string-value="29681" calcext:value-type="string">
            <text:p>29681</text:p>
          </table:table-cell>
          <table:table-cell table:formula="of:=ABS([.E251]-[.F251])" office:value-type="float" office:value="2984" calcext:value-type="float">
            <text:p>2984</text:p>
          </table:table-cell>
          <table:table-cell table:number-columns-repeated="2"/>
          <table:table-cell table:formula="of:=COUNTIF([.D$2:.D$1001];[.C251])" office:value-type="float" office:value="0" calcext:value-type="float">
            <text:p>0</text:p>
          </table:table-cell>
          <table:table-cell table:formula="of:=[.C251]*[.J2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001 <text:s text:c="2"/>56892</text:p>
          </table:table-cell>
          <table:table-cell/>
          <table:table-cell table:formula="of:=LEFT([.A252];5)" office:value-type="string" office:string-value="70001" calcext:value-type="string">
            <text:p>70001</text:p>
          </table:table-cell>
          <table:table-cell table:formula="of:=RIGHT([.A252];5)" office:value-type="string" office:string-value="56892" calcext:value-type="string">
            <text:p>56892</text:p>
          </table:table-cell>
          <table:table-cell office:value-type="string" office:string-value="32708" calcext:value-type="string">
            <text:p>32708</text:p>
          </table:table-cell>
          <table:table-cell office:value-type="string" office:string-value="29681" calcext:value-type="string">
            <text:p>29681</text:p>
          </table:table-cell>
          <table:table-cell table:formula="of:=ABS([.E252]-[.F252])" office:value-type="float" office:value="3027" calcext:value-type="float">
            <text:p>3027</text:p>
          </table:table-cell>
          <table:table-cell table:number-columns-repeated="2"/>
          <table:table-cell table:formula="of:=COUNTIF([.D$2:.D$1001];[.C252])" office:value-type="float" office:value="0" calcext:value-type="float">
            <text:p>0</text:p>
          </table:table-cell>
          <table:table-cell table:formula="of:=[.C252]*[.J2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446 <text:s text:c="2"/>24595</text:p>
          </table:table-cell>
          <table:table-cell/>
          <table:table-cell table:formula="of:=LEFT([.A253];5)" office:value-type="string" office:string-value="76446" calcext:value-type="string">
            <text:p>76446</text:p>
          </table:table-cell>
          <table:table-cell table:formula="of:=RIGHT([.A253];5)" office:value-type="string" office:string-value="24595" calcext:value-type="string">
            <text:p>24595</text:p>
          </table:table-cell>
          <table:table-cell office:value-type="string" office:string-value="32713" calcext:value-type="string">
            <text:p>32713</text:p>
          </table:table-cell>
          <table:table-cell office:value-type="string" office:string-value="29681" calcext:value-type="string">
            <text:p>29681</text:p>
          </table:table-cell>
          <table:table-cell table:formula="of:=ABS([.E253]-[.F253])" office:value-type="float" office:value="3032" calcext:value-type="float">
            <text:p>3032</text:p>
          </table:table-cell>
          <table:table-cell table:number-columns-repeated="2"/>
          <table:table-cell table:formula="of:=COUNTIF([.D$2:.D$1001];[.C253])" office:value-type="float" office:value="0" calcext:value-type="float">
            <text:p>0</text:p>
          </table:table-cell>
          <table:table-cell table:formula="of:=[.C253]*[.J2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220 <text:s text:c="2"/>81450</text:p>
          </table:table-cell>
          <table:table-cell/>
          <table:table-cell table:formula="of:=LEFT([.A254];5)" office:value-type="string" office:string-value="85220" calcext:value-type="string">
            <text:p>85220</text:p>
          </table:table-cell>
          <table:table-cell table:formula="of:=RIGHT([.A254];5)" office:value-type="string" office:string-value="81450" calcext:value-type="string">
            <text:p>81450</text:p>
          </table:table-cell>
          <table:table-cell office:value-type="string" office:string-value="32772" calcext:value-type="string">
            <text:p>32772</text:p>
          </table:table-cell>
          <table:table-cell office:value-type="string" office:string-value="29904" calcext:value-type="string">
            <text:p>29904</text:p>
          </table:table-cell>
          <table:table-cell table:formula="of:=ABS([.E254]-[.F254])" office:value-type="float" office:value="2868" calcext:value-type="float">
            <text:p>2868</text:p>
          </table:table-cell>
          <table:table-cell table:number-columns-repeated="2"/>
          <table:table-cell table:formula="of:=COUNTIF([.D$2:.D$1001];[.C254])" office:value-type="float" office:value="0" calcext:value-type="float">
            <text:p>0</text:p>
          </table:table-cell>
          <table:table-cell table:formula="of:=[.C254]*[.J2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580 <text:s text:c="2"/>43167</text:p>
          </table:table-cell>
          <table:table-cell/>
          <table:table-cell table:formula="of:=LEFT([.A255];5)" office:value-type="string" office:string-value="58580" calcext:value-type="string">
            <text:p>58580</text:p>
          </table:table-cell>
          <table:table-cell table:formula="of:=RIGHT([.A255];5)" office:value-type="string" office:string-value="43167" calcext:value-type="string">
            <text:p>43167</text:p>
          </table:table-cell>
          <table:table-cell office:value-type="string" office:string-value="32782" calcext:value-type="string">
            <text:p>32782</text:p>
          </table:table-cell>
          <table:table-cell office:value-type="string" office:string-value="30227" calcext:value-type="string">
            <text:p>30227</text:p>
          </table:table-cell>
          <table:table-cell table:formula="of:=ABS([.E255]-[.F255])" office:value-type="float" office:value="2555" calcext:value-type="float">
            <text:p>2555</text:p>
          </table:table-cell>
          <table:table-cell table:number-columns-repeated="2"/>
          <table:table-cell table:formula="of:=COUNTIF([.D$2:.D$1001];[.C255])" office:value-type="float" office:value="0" calcext:value-type="float">
            <text:p>0</text:p>
          </table:table-cell>
          <table:table-cell table:formula="of:=[.C255]*[.J2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422 <text:s text:c="2"/>29681</text:p>
          </table:table-cell>
          <table:table-cell/>
          <table:table-cell table:formula="of:=LEFT([.A256];5)" office:value-type="string" office:string-value="97422" calcext:value-type="string">
            <text:p>97422</text:p>
          </table:table-cell>
          <table:table-cell table:formula="of:=RIGHT([.A256];5)" office:value-type="string" office:string-value="29681" calcext:value-type="string">
            <text:p>29681</text:p>
          </table:table-cell>
          <table:table-cell office:value-type="string" office:string-value="32859" calcext:value-type="string">
            <text:p>32859</text:p>
          </table:table-cell>
          <table:table-cell office:value-type="string" office:string-value="30760" calcext:value-type="string">
            <text:p>30760</text:p>
          </table:table-cell>
          <table:table-cell table:formula="of:=ABS([.E256]-[.F256])" office:value-type="float" office:value="2099" calcext:value-type="float">
            <text:p>2099</text:p>
          </table:table-cell>
          <table:table-cell table:number-columns-repeated="2"/>
          <table:table-cell table:formula="of:=COUNTIF([.D$2:.D$1001];[.C256])" office:value-type="float" office:value="15" calcext:value-type="float">
            <text:p>15</text:p>
          </table:table-cell>
          <table:table-cell table:formula="of:=[.C256]*[.J256]" office:value-type="float" office:value="1461330" calcext:value-type="float">
            <text:p>1461330</text:p>
          </table:table-cell>
          <table:table-cell/>
        </table:table-row>
        <table:table-row table:style-name="ro1">
          <table:table-cell office:value-type="string" calcext:value-type="string">
            <text:p>61228 <text:s text:c="2"/>64836</text:p>
          </table:table-cell>
          <table:table-cell/>
          <table:table-cell table:formula="of:=LEFT([.A257];5)" office:value-type="string" office:string-value="61228" calcext:value-type="string">
            <text:p>61228</text:p>
          </table:table-cell>
          <table:table-cell table:formula="of:=RIGHT([.A257];5)" office:value-type="string" office:string-value="64836" calcext:value-type="string">
            <text:p>64836</text:p>
          </table:table-cell>
          <table:table-cell office:value-type="string" office:string-value="32979" calcext:value-type="string">
            <text:p>32979</text:p>
          </table:table-cell>
          <table:table-cell office:value-type="string" office:string-value="30815" calcext:value-type="string">
            <text:p>30815</text:p>
          </table:table-cell>
          <table:table-cell table:formula="of:=ABS([.E257]-[.F257])" office:value-type="float" office:value="2164" calcext:value-type="float">
            <text:p>2164</text:p>
          </table:table-cell>
          <table:table-cell table:number-columns-repeated="2"/>
          <table:table-cell table:formula="of:=COUNTIF([.D$2:.D$1001];[.C257])" office:value-type="float" office:value="0" calcext:value-type="float">
            <text:p>0</text:p>
          </table:table-cell>
          <table:table-cell table:formula="of:=[.C257]*[.J2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019 <text:s text:c="2"/>70247</text:p>
          </table:table-cell>
          <table:table-cell/>
          <table:table-cell table:formula="of:=LEFT([.A258];5)" office:value-type="string" office:string-value="28019" calcext:value-type="string">
            <text:p>28019</text:p>
          </table:table-cell>
          <table:table-cell table:formula="of:=RIGHT([.A258];5)" office:value-type="string" office:string-value="70247" calcext:value-type="string">
            <text:p>70247</text:p>
          </table:table-cell>
          <table:table-cell office:value-type="string" office:string-value="33019" calcext:value-type="string">
            <text:p>33019</text:p>
          </table:table-cell>
          <table:table-cell office:value-type="string" office:string-value="30851" calcext:value-type="string">
            <text:p>30851</text:p>
          </table:table-cell>
          <table:table-cell table:formula="of:=ABS([.E258]-[.F258])" office:value-type="float" office:value="2168" calcext:value-type="float">
            <text:p>2168</text:p>
          </table:table-cell>
          <table:table-cell table:number-columns-repeated="2"/>
          <table:table-cell table:formula="of:=COUNTIF([.D$2:.D$1001];[.C258])" office:value-type="float" office:value="0" calcext:value-type="float">
            <text:p>0</text:p>
          </table:table-cell>
          <table:table-cell table:formula="of:=[.C258]*[.J2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150 <text:s text:c="2"/>43603</text:p>
          </table:table-cell>
          <table:table-cell/>
          <table:table-cell table:formula="of:=LEFT([.A259];5)" office:value-type="string" office:string-value="90150" calcext:value-type="string">
            <text:p>90150</text:p>
          </table:table-cell>
          <table:table-cell table:formula="of:=RIGHT([.A259];5)" office:value-type="string" office:string-value="43603" calcext:value-type="string">
            <text:p>43603</text:p>
          </table:table-cell>
          <table:table-cell office:value-type="string" office:string-value="33024" calcext:value-type="string">
            <text:p>33024</text:p>
          </table:table-cell>
          <table:table-cell office:value-type="string" office:string-value="30968" calcext:value-type="string">
            <text:p>30968</text:p>
          </table:table-cell>
          <table:table-cell table:formula="of:=ABS([.E259]-[.F259])" office:value-type="float" office:value="2056" calcext:value-type="float">
            <text:p>2056</text:p>
          </table:table-cell>
          <table:table-cell table:number-columns-repeated="2"/>
          <table:table-cell table:formula="of:=COUNTIF([.D$2:.D$1001];[.C259])" office:value-type="float" office:value="0" calcext:value-type="float">
            <text:p>0</text:p>
          </table:table-cell>
          <table:table-cell table:formula="of:=[.C259]*[.J2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935 <text:s text:c="2"/>95924</text:p>
          </table:table-cell>
          <table:table-cell/>
          <table:table-cell table:formula="of:=LEFT([.A260];5)" office:value-type="string" office:string-value="51935" calcext:value-type="string">
            <text:p>51935</text:p>
          </table:table-cell>
          <table:table-cell table:formula="of:=RIGHT([.A260];5)" office:value-type="string" office:string-value="95924" calcext:value-type="string">
            <text:p>95924</text:p>
          </table:table-cell>
          <table:table-cell office:value-type="string" office:string-value="33084" calcext:value-type="string">
            <text:p>33084</text:p>
          </table:table-cell>
          <table:table-cell office:value-type="string" office:string-value="31125" calcext:value-type="string">
            <text:p>31125</text:p>
          </table:table-cell>
          <table:table-cell table:formula="of:=ABS([.E260]-[.F260])" office:value-type="float" office:value="1959" calcext:value-type="float">
            <text:p>1959</text:p>
          </table:table-cell>
          <table:table-cell table:number-columns-repeated="2"/>
          <table:table-cell table:formula="of:=COUNTIF([.D$2:.D$1001];[.C260])" office:value-type="float" office:value="0" calcext:value-type="float">
            <text:p>0</text:p>
          </table:table-cell>
          <table:table-cell table:formula="of:=[.C260]*[.J2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430 <text:s text:c="2"/>86513</text:p>
          </table:table-cell>
          <table:table-cell/>
          <table:table-cell table:formula="of:=LEFT([.A261];5)" office:value-type="string" office:string-value="90430" calcext:value-type="string">
            <text:p>90430</text:p>
          </table:table-cell>
          <table:table-cell table:formula="of:=RIGHT([.A261];5)" office:value-type="string" office:string-value="86513" calcext:value-type="string">
            <text:p>86513</text:p>
          </table:table-cell>
          <table:table-cell office:value-type="string" office:string-value="33135" calcext:value-type="string">
            <text:p>33135</text:p>
          </table:table-cell>
          <table:table-cell office:value-type="string" office:string-value="31173" calcext:value-type="string">
            <text:p>31173</text:p>
          </table:table-cell>
          <table:table-cell table:formula="of:=ABS([.E261]-[.F261])" office:value-type="float" office:value="1962" calcext:value-type="float">
            <text:p>1962</text:p>
          </table:table-cell>
          <table:table-cell table:number-columns-repeated="2"/>
          <table:table-cell table:formula="of:=COUNTIF([.D$2:.D$1001];[.C261])" office:value-type="float" office:value="0" calcext:value-type="float">
            <text:p>0</text:p>
          </table:table-cell>
          <table:table-cell table:formula="of:=[.C261]*[.J2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890 <text:s text:c="2"/>89326</text:p>
          </table:table-cell>
          <table:table-cell/>
          <table:table-cell table:formula="of:=LEFT([.A262];5)" office:value-type="string" office:string-value="84890" calcext:value-type="string">
            <text:p>84890</text:p>
          </table:table-cell>
          <table:table-cell table:formula="of:=RIGHT([.A262];5)" office:value-type="string" office:string-value="89326" calcext:value-type="string">
            <text:p>89326</text:p>
          </table:table-cell>
          <table:table-cell office:value-type="string" office:string-value="33183" calcext:value-type="string">
            <text:p>33183</text:p>
          </table:table-cell>
          <table:table-cell office:value-type="string" office:string-value="31653" calcext:value-type="string">
            <text:p>31653</text:p>
          </table:table-cell>
          <table:table-cell table:formula="of:=ABS([.E262]-[.F262])" office:value-type="float" office:value="1530" calcext:value-type="float">
            <text:p>1530</text:p>
          </table:table-cell>
          <table:table-cell table:number-columns-repeated="2"/>
          <table:table-cell table:formula="of:=COUNTIF([.D$2:.D$1001];[.C262])" office:value-type="float" office:value="0" calcext:value-type="float">
            <text:p>0</text:p>
          </table:table-cell>
          <table:table-cell table:formula="of:=[.C262]*[.J2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758 <text:s text:c="2"/>74544</text:p>
          </table:table-cell>
          <table:table-cell/>
          <table:table-cell table:formula="of:=LEFT([.A263];5)" office:value-type="string" office:string-value="45758" calcext:value-type="string">
            <text:p>45758</text:p>
          </table:table-cell>
          <table:table-cell table:formula="of:=RIGHT([.A263];5)" office:value-type="string" office:string-value="74544" calcext:value-type="string">
            <text:p>74544</text:p>
          </table:table-cell>
          <table:table-cell office:value-type="string" office:string-value="33282" calcext:value-type="string">
            <text:p>33282</text:p>
          </table:table-cell>
          <table:table-cell office:value-type="string" office:string-value="31672" calcext:value-type="string">
            <text:p>31672</text:p>
          </table:table-cell>
          <table:table-cell table:formula="of:=ABS([.E263]-[.F263])" office:value-type="float" office:value="1610" calcext:value-type="float">
            <text:p>1610</text:p>
          </table:table-cell>
          <table:table-cell table:number-columns-repeated="2"/>
          <table:table-cell table:formula="of:=COUNTIF([.D$2:.D$1001];[.C263])" office:value-type="float" office:value="11" calcext:value-type="float">
            <text:p>11</text:p>
          </table:table-cell>
          <table:table-cell table:formula="of:=[.C263]*[.J263]" office:value-type="float" office:value="503338" calcext:value-type="float">
            <text:p>503338</text:p>
          </table:table-cell>
          <table:table-cell/>
        </table:table-row>
        <table:table-row table:style-name="ro1">
          <table:table-cell office:value-type="string" calcext:value-type="string">
            <text:p>33282 <text:s text:c="2"/>70247</text:p>
          </table:table-cell>
          <table:table-cell/>
          <table:table-cell table:formula="of:=LEFT([.A264];5)" office:value-type="string" office:string-value="33282" calcext:value-type="string">
            <text:p>33282</text:p>
          </table:table-cell>
          <table:table-cell table:formula="of:=RIGHT([.A264];5)" office:value-type="string" office:string-value="70247" calcext:value-type="string">
            <text:p>70247</text:p>
          </table:table-cell>
          <table:table-cell office:value-type="string" office:string-value="33283" calcext:value-type="string">
            <text:p>33283</text:p>
          </table:table-cell>
          <table:table-cell office:value-type="string" office:string-value="31727" calcext:value-type="string">
            <text:p>31727</text:p>
          </table:table-cell>
          <table:table-cell table:formula="of:=ABS([.E264]-[.F264])" office:value-type="float" office:value="1556" calcext:value-type="float">
            <text:p>1556</text:p>
          </table:table-cell>
          <table:table-cell table:number-columns-repeated="2"/>
          <table:table-cell table:formula="of:=COUNTIF([.D$2:.D$1001];[.C264])" office:value-type="float" office:value="0" calcext:value-type="float">
            <text:p>0</text:p>
          </table:table-cell>
          <table:table-cell table:formula="of:=[.C264]*[.J2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203 <text:s text:c="2"/>36593</text:p>
          </table:table-cell>
          <table:table-cell/>
          <table:table-cell table:formula="of:=LEFT([.A265];5)" office:value-type="string" office:string-value="35203" calcext:value-type="string">
            <text:p>35203</text:p>
          </table:table-cell>
          <table:table-cell table:formula="of:=RIGHT([.A265];5)" office:value-type="string" office:string-value="36593" calcext:value-type="string">
            <text:p>36593</text:p>
          </table:table-cell>
          <table:table-cell office:value-type="string" office:string-value="33406" calcext:value-type="string">
            <text:p>33406</text:p>
          </table:table-cell>
          <table:table-cell office:value-type="string" office:string-value="31746" calcext:value-type="string">
            <text:p>31746</text:p>
          </table:table-cell>
          <table:table-cell table:formula="of:=ABS([.E265]-[.F265])" office:value-type="float" office:value="1660" calcext:value-type="float">
            <text:p>1660</text:p>
          </table:table-cell>
          <table:table-cell table:number-columns-repeated="2"/>
          <table:table-cell table:formula="of:=COUNTIF([.D$2:.D$1001];[.C265])" office:value-type="float" office:value="0" calcext:value-type="float">
            <text:p>0</text:p>
          </table:table-cell>
          <table:table-cell table:formula="of:=[.C265]*[.J2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450 <text:s text:c="2"/>12273</text:p>
          </table:table-cell>
          <table:table-cell/>
          <table:table-cell table:formula="of:=LEFT([.A266];5)" office:value-type="string" office:string-value="81450" calcext:value-type="string">
            <text:p>81450</text:p>
          </table:table-cell>
          <table:table-cell table:formula="of:=RIGHT([.A266];5)" office:value-type="string" office:string-value="12273" calcext:value-type="string">
            <text:p>12273</text:p>
          </table:table-cell>
          <table:table-cell office:value-type="string" office:string-value="33524" calcext:value-type="string">
            <text:p>33524</text:p>
          </table:table-cell>
          <table:table-cell office:value-type="string" office:string-value="31819" calcext:value-type="string">
            <text:p>31819</text:p>
          </table:table-cell>
          <table:table-cell table:formula="of:=ABS([.E266]-[.F266])" office:value-type="float" office:value="1705" calcext:value-type="float">
            <text:p>1705</text:p>
          </table:table-cell>
          <table:table-cell table:number-columns-repeated="2"/>
          <table:table-cell table:formula="of:=COUNTIF([.D$2:.D$1001];[.C266])" office:value-type="float" office:value="17" calcext:value-type="float">
            <text:p>17</text:p>
          </table:table-cell>
          <table:table-cell table:formula="of:=[.C266]*[.J266]" office:value-type="float" office:value="1384650" calcext:value-type="float">
            <text:p>1384650</text:p>
          </table:table-cell>
          <table:table-cell/>
        </table:table-row>
        <table:table-row table:style-name="ro1">
          <table:table-cell office:value-type="string" calcext:value-type="string">
            <text:p>99714 <text:s text:c="2"/>31653</text:p>
          </table:table-cell>
          <table:table-cell/>
          <table:table-cell table:formula="of:=LEFT([.A267];5)" office:value-type="string" office:string-value="99714" calcext:value-type="string">
            <text:p>99714</text:p>
          </table:table-cell>
          <table:table-cell table:formula="of:=RIGHT([.A267];5)" office:value-type="string" office:string-value="31653" calcext:value-type="string">
            <text:p>31653</text:p>
          </table:table-cell>
          <table:table-cell office:value-type="string" office:string-value="33578" calcext:value-type="string">
            <text:p>33578</text:p>
          </table:table-cell>
          <table:table-cell office:value-type="string" office:string-value="31955" calcext:value-type="string">
            <text:p>31955</text:p>
          </table:table-cell>
          <table:table-cell table:formula="of:=ABS([.E267]-[.F267])" office:value-type="float" office:value="1623" calcext:value-type="float">
            <text:p>1623</text:p>
          </table:table-cell>
          <table:table-cell table:number-columns-repeated="2"/>
          <table:table-cell table:formula="of:=COUNTIF([.D$2:.D$1001];[.C267])" office:value-type="float" office:value="0" calcext:value-type="float">
            <text:p>0</text:p>
          </table:table-cell>
          <table:table-cell table:formula="of:=[.C267]*[.J2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192 <text:s text:c="2"/>43603</text:p>
          </table:table-cell>
          <table:table-cell/>
          <table:table-cell table:formula="of:=LEFT([.A268];5)" office:value-type="string" office:string-value="62192" calcext:value-type="string">
            <text:p>62192</text:p>
          </table:table-cell>
          <table:table-cell table:formula="of:=RIGHT([.A268];5)" office:value-type="string" office:string-value="43603" calcext:value-type="string">
            <text:p>43603</text:p>
          </table:table-cell>
          <table:table-cell office:value-type="string" office:string-value="33882" calcext:value-type="string">
            <text:p>33882</text:p>
          </table:table-cell>
          <table:table-cell office:value-type="string" office:string-value="31988" calcext:value-type="string">
            <text:p>31988</text:p>
          </table:table-cell>
          <table:table-cell table:formula="of:=ABS([.E268]-[.F268])" office:value-type="float" office:value="1894" calcext:value-type="float">
            <text:p>1894</text:p>
          </table:table-cell>
          <table:table-cell table:number-columns-repeated="2"/>
          <table:table-cell table:formula="of:=COUNTIF([.D$2:.D$1001];[.C268])" office:value-type="float" office:value="0" calcext:value-type="float">
            <text:p>0</text:p>
          </table:table-cell>
          <table:table-cell table:formula="of:=[.C268]*[.J2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547 <text:s text:c="2"/>64836</text:p>
          </table:table-cell>
          <table:table-cell/>
          <table:table-cell table:formula="of:=LEFT([.A269];5)" office:value-type="string" office:string-value="48547" calcext:value-type="string">
            <text:p>48547</text:p>
          </table:table-cell>
          <table:table-cell table:formula="of:=RIGHT([.A269];5)" office:value-type="string" office:string-value="64836" calcext:value-type="string">
            <text:p>64836</text:p>
          </table:table-cell>
          <table:table-cell office:value-type="string" office:string-value="34136" calcext:value-type="string">
            <text:p>34136</text:p>
          </table:table-cell>
          <table:table-cell office:value-type="string" office:string-value="32436" calcext:value-type="string">
            <text:p>32436</text:p>
          </table:table-cell>
          <table:table-cell table:formula="of:=ABS([.E269]-[.F269])" office:value-type="float" office:value="1700" calcext:value-type="float">
            <text:p>1700</text:p>
          </table:table-cell>
          <table:table-cell table:number-columns-repeated="2"/>
          <table:table-cell table:formula="of:=COUNTIF([.D$2:.D$1001];[.C269])" office:value-type="float" office:value="0" calcext:value-type="float">
            <text:p>0</text:p>
          </table:table-cell>
          <table:table-cell table:formula="of:=[.C269]*[.J2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976 <text:s text:c="2"/>13575</text:p>
          </table:table-cell>
          <table:table-cell/>
          <table:table-cell table:formula="of:=LEFT([.A270];5)" office:value-type="string" office:string-value="81976" calcext:value-type="string">
            <text:p>81976</text:p>
          </table:table-cell>
          <table:table-cell table:formula="of:=RIGHT([.A270];5)" office:value-type="string" office:string-value="13575" calcext:value-type="string">
            <text:p>13575</text:p>
          </table:table-cell>
          <table:table-cell office:value-type="string" office:string-value="34169" calcext:value-type="string">
            <text:p>34169</text:p>
          </table:table-cell>
          <table:table-cell office:value-type="string" office:string-value="32846" calcext:value-type="string">
            <text:p>32846</text:p>
          </table:table-cell>
          <table:table-cell table:formula="of:=ABS([.E270]-[.F270])" office:value-type="float" office:value="1323" calcext:value-type="float">
            <text:p>1323</text:p>
          </table:table-cell>
          <table:table-cell table:number-columns-repeated="2"/>
          <table:table-cell table:formula="of:=COUNTIF([.D$2:.D$1001];[.C270])" office:value-type="float" office:value="17" calcext:value-type="float">
            <text:p>17</text:p>
          </table:table-cell>
          <table:table-cell table:formula="of:=[.C270]*[.J270]" office:value-type="float" office:value="1393592" calcext:value-type="float">
            <text:p>1393592</text:p>
          </table:table-cell>
          <table:table-cell/>
        </table:table-row>
        <table:table-row table:style-name="ro1">
          <table:table-cell office:value-type="string" calcext:value-type="string">
            <text:p>58583 <text:s text:c="2"/>13431</text:p>
          </table:table-cell>
          <table:table-cell/>
          <table:table-cell table:formula="of:=LEFT([.A271];5)" office:value-type="string" office:string-value="58583" calcext:value-type="string">
            <text:p>58583</text:p>
          </table:table-cell>
          <table:table-cell table:formula="of:=RIGHT([.A271];5)" office:value-type="string" office:string-value="13431" calcext:value-type="string">
            <text:p>13431</text:p>
          </table:table-cell>
          <table:table-cell office:value-type="string" office:string-value="34229" calcext:value-type="string">
            <text:p>34229</text:p>
          </table:table-cell>
          <table:table-cell office:value-type="string" office:string-value="32959" calcext:value-type="string">
            <text:p>32959</text:p>
          </table:table-cell>
          <table:table-cell table:formula="of:=ABS([.E271]-[.F271])" office:value-type="float" office:value="1270" calcext:value-type="float">
            <text:p>1270</text:p>
          </table:table-cell>
          <table:table-cell table:number-columns-repeated="2"/>
          <table:table-cell table:formula="of:=COUNTIF([.D$2:.D$1001];[.C271])" office:value-type="float" office:value="0" calcext:value-type="float">
            <text:p>0</text:p>
          </table:table-cell>
          <table:table-cell table:formula="of:=[.C271]*[.J2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066 <text:s text:c="2"/>12887</text:p>
          </table:table-cell>
          <table:table-cell/>
          <table:table-cell table:formula="of:=LEFT([.A272];5)" office:value-type="string" office:string-value="14066" calcext:value-type="string">
            <text:p>14066</text:p>
          </table:table-cell>
          <table:table-cell table:formula="of:=RIGHT([.A272];5)" office:value-type="string" office:string-value="12887" calcext:value-type="string">
            <text:p>12887</text:p>
          </table:table-cell>
          <table:table-cell office:value-type="string" office:string-value="34338" calcext:value-type="string">
            <text:p>34338</text:p>
          </table:table-cell>
          <table:table-cell office:value-type="string" office:string-value="33301" calcext:value-type="string">
            <text:p>33301</text:p>
          </table:table-cell>
          <table:table-cell table:formula="of:=ABS([.E272]-[.F272])" office:value-type="float" office:value="1037" calcext:value-type="float">
            <text:p>1037</text:p>
          </table:table-cell>
          <table:table-cell table:number-columns-repeated="2"/>
          <table:table-cell table:formula="of:=COUNTIF([.D$2:.D$1001];[.C272])" office:value-type="float" office:value="0" calcext:value-type="float">
            <text:p>0</text:p>
          </table:table-cell>
          <table:table-cell table:formula="of:=[.C272]*[.J2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207 <text:s text:c="2"/>42508</text:p>
          </table:table-cell>
          <table:table-cell/>
          <table:table-cell table:formula="of:=LEFT([.A273];5)" office:value-type="string" office:string-value="62207" calcext:value-type="string">
            <text:p>62207</text:p>
          </table:table-cell>
          <table:table-cell table:formula="of:=RIGHT([.A273];5)" office:value-type="string" office:string-value="42508" calcext:value-type="string">
            <text:p>42508</text:p>
          </table:table-cell>
          <table:table-cell office:value-type="string" office:string-value="34625" calcext:value-type="string">
            <text:p>34625</text:p>
          </table:table-cell>
          <table:table-cell office:value-type="string" office:string-value="33349" calcext:value-type="string">
            <text:p>33349</text:p>
          </table:table-cell>
          <table:table-cell table:formula="of:=ABS([.E273]-[.F273])" office:value-type="float" office:value="1276" calcext:value-type="float">
            <text:p>1276</text:p>
          </table:table-cell>
          <table:table-cell table:number-columns-repeated="2"/>
          <table:table-cell table:formula="of:=COUNTIF([.D$2:.D$1001];[.C273])" office:value-type="float" office:value="0" calcext:value-type="float">
            <text:p>0</text:p>
          </table:table-cell>
          <table:table-cell table:formula="of:=[.C273]*[.J2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711 <text:s text:c="2"/>13431</text:p>
          </table:table-cell>
          <table:table-cell/>
          <table:table-cell table:formula="of:=LEFT([.A274];5)" office:value-type="string" office:string-value="86711" calcext:value-type="string">
            <text:p>86711</text:p>
          </table:table-cell>
          <table:table-cell table:formula="of:=RIGHT([.A274];5)" office:value-type="string" office:string-value="13431" calcext:value-type="string">
            <text:p>13431</text:p>
          </table:table-cell>
          <table:table-cell office:value-type="string" office:string-value="34841" calcext:value-type="string">
            <text:p>34841</text:p>
          </table:table-cell>
          <table:table-cell office:value-type="string" office:string-value="33683" calcext:value-type="string">
            <text:p>33683</text:p>
          </table:table-cell>
          <table:table-cell table:formula="of:=ABS([.E274]-[.F274])" office:value-type="float" office:value="1158" calcext:value-type="float">
            <text:p>1158</text:p>
          </table:table-cell>
          <table:table-cell table:number-columns-repeated="2"/>
          <table:table-cell table:formula="of:=COUNTIF([.D$2:.D$1001];[.C274])" office:value-type="float" office:value="0" calcext:value-type="float">
            <text:p>0</text:p>
          </table:table-cell>
          <table:table-cell table:formula="of:=[.C274]*[.J2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650 <text:s text:c="2"/>44019</text:p>
          </table:table-cell>
          <table:table-cell/>
          <table:table-cell table:formula="of:=LEFT([.A275];5)" office:value-type="string" office:string-value="36650" calcext:value-type="string">
            <text:p>36650</text:p>
          </table:table-cell>
          <table:table-cell table:formula="of:=RIGHT([.A275];5)" office:value-type="string" office:string-value="44019" calcext:value-type="string">
            <text:p>44019</text:p>
          </table:table-cell>
          <table:table-cell office:value-type="string" office:string-value="34855" calcext:value-type="string">
            <text:p>34855</text:p>
          </table:table-cell>
          <table:table-cell office:value-type="string" office:string-value="33892" calcext:value-type="string">
            <text:p>33892</text:p>
          </table:table-cell>
          <table:table-cell table:formula="of:=ABS([.E275]-[.F275])" office:value-type="float" office:value="963" calcext:value-type="float">
            <text:p>963</text:p>
          </table:table-cell>
          <table:table-cell table:number-columns-repeated="2"/>
          <table:table-cell table:formula="of:=COUNTIF([.D$2:.D$1001];[.C275])" office:value-type="float" office:value="0" calcext:value-type="float">
            <text:p>0</text:p>
          </table:table-cell>
          <table:table-cell table:formula="of:=[.C275]*[.J2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249 <text:s text:c="2"/>40786</text:p>
          </table:table-cell>
          <table:table-cell/>
          <table:table-cell table:formula="of:=LEFT([.A276];5)" office:value-type="string" office:string-value="57249" calcext:value-type="string">
            <text:p>57249</text:p>
          </table:table-cell>
          <table:table-cell table:formula="of:=RIGHT([.A276];5)" office:value-type="string" office:string-value="40786" calcext:value-type="string">
            <text:p>40786</text:p>
          </table:table-cell>
          <table:table-cell office:value-type="string" office:string-value="34898" calcext:value-type="string">
            <text:p>34898</text:p>
          </table:table-cell>
          <table:table-cell office:value-type="string" office:string-value="34079" calcext:value-type="string">
            <text:p>34079</text:p>
          </table:table-cell>
          <table:table-cell table:formula="of:=ABS([.E276]-[.F276])" office:value-type="float" office:value="819" calcext:value-type="float">
            <text:p>819</text:p>
          </table:table-cell>
          <table:table-cell table:number-columns-repeated="2"/>
          <table:table-cell table:formula="of:=COUNTIF([.D$2:.D$1001];[.C276])" office:value-type="float" office:value="0" calcext:value-type="float">
            <text:p>0</text:p>
          </table:table-cell>
          <table:table-cell table:formula="of:=[.C276]*[.J2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718 <text:s text:c="2"/>64836</text:p>
          </table:table-cell>
          <table:table-cell/>
          <table:table-cell table:formula="of:=LEFT([.A277];5)" office:value-type="string" office:string-value="80718" calcext:value-type="string">
            <text:p>80718</text:p>
          </table:table-cell>
          <table:table-cell table:formula="of:=RIGHT([.A277];5)" office:value-type="string" office:string-value="64836" calcext:value-type="string">
            <text:p>64836</text:p>
          </table:table-cell>
          <table:table-cell office:value-type="string" office:string-value="34979" calcext:value-type="string">
            <text:p>34979</text:p>
          </table:table-cell>
          <table:table-cell office:value-type="string" office:string-value="34091" calcext:value-type="string">
            <text:p>34091</text:p>
          </table:table-cell>
          <table:table-cell table:formula="of:=ABS([.E277]-[.F277])" office:value-type="float" office:value="888" calcext:value-type="float">
            <text:p>888</text:p>
          </table:table-cell>
          <table:table-cell table:number-columns-repeated="2"/>
          <table:table-cell table:formula="of:=COUNTIF([.D$2:.D$1001];[.C277])" office:value-type="float" office:value="0" calcext:value-type="float">
            <text:p>0</text:p>
          </table:table-cell>
          <table:table-cell table:formula="of:=[.C277]*[.J2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471 <text:s text:c="2"/>14916</text:p>
          </table:table-cell>
          <table:table-cell/>
          <table:table-cell table:formula="of:=LEFT([.A278];5)" office:value-type="string" office:string-value="63471" calcext:value-type="string">
            <text:p>63471</text:p>
          </table:table-cell>
          <table:table-cell table:formula="of:=RIGHT([.A278];5)" office:value-type="string" office:string-value="14916" calcext:value-type="string">
            <text:p>14916</text:p>
          </table:table-cell>
          <table:table-cell office:value-type="string" office:string-value="35113" calcext:value-type="string">
            <text:p>35113</text:p>
          </table:table-cell>
          <table:table-cell office:value-type="string" office:string-value="34203" calcext:value-type="string">
            <text:p>34203</text:p>
          </table:table-cell>
          <table:table-cell table:formula="of:=ABS([.E278]-[.F278])" office:value-type="float" office:value="910" calcext:value-type="float">
            <text:p>910</text:p>
          </table:table-cell>
          <table:table-cell table:number-columns-repeated="2"/>
          <table:table-cell table:formula="of:=COUNTIF([.D$2:.D$1001];[.C278])" office:value-type="float" office:value="0" calcext:value-type="float">
            <text:p>0</text:p>
          </table:table-cell>
          <table:table-cell table:formula="of:=[.C278]*[.J2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861 <text:s text:c="2"/>55031</text:p>
          </table:table-cell>
          <table:table-cell/>
          <table:table-cell table:formula="of:=LEFT([.A279];5)" office:value-type="string" office:string-value="71861" calcext:value-type="string">
            <text:p>71861</text:p>
          </table:table-cell>
          <table:table-cell table:formula="of:=RIGHT([.A279];5)" office:value-type="string" office:string-value="55031" calcext:value-type="string">
            <text:p>55031</text:p>
          </table:table-cell>
          <table:table-cell office:value-type="string" office:string-value="35158" calcext:value-type="string">
            <text:p>35158</text:p>
          </table:table-cell>
          <table:table-cell office:value-type="string" office:string-value="34340" calcext:value-type="string">
            <text:p>34340</text:p>
          </table:table-cell>
          <table:table-cell table:formula="of:=ABS([.E279]-[.F279])" office:value-type="float" office:value="818" calcext:value-type="float">
            <text:p>818</text:p>
          </table:table-cell>
          <table:table-cell table:number-columns-repeated="2"/>
          <table:table-cell table:formula="of:=COUNTIF([.D$2:.D$1001];[.C279])" office:value-type="float" office:value="0" calcext:value-type="float">
            <text:p>0</text:p>
          </table:table-cell>
          <table:table-cell table:formula="of:=[.C279]*[.J2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757 <text:s text:c="2"/>14916</text:p>
          </table:table-cell>
          <table:table-cell/>
          <table:table-cell table:formula="of:=LEFT([.A280];5)" office:value-type="string" office:string-value="68757" calcext:value-type="string">
            <text:p>68757</text:p>
          </table:table-cell>
          <table:table-cell table:formula="of:=RIGHT([.A280];5)" office:value-type="string" office:string-value="14916" calcext:value-type="string">
            <text:p>14916</text:p>
          </table:table-cell>
          <table:table-cell office:value-type="string" office:string-value="35203" calcext:value-type="string">
            <text:p>35203</text:p>
          </table:table-cell>
          <table:table-cell office:value-type="string" office:string-value="34371" calcext:value-type="string">
            <text:p>34371</text:p>
          </table:table-cell>
          <table:table-cell table:formula="of:=ABS([.E280]-[.F280])" office:value-type="float" office:value="832" calcext:value-type="float">
            <text:p>832</text:p>
          </table:table-cell>
          <table:table-cell table:number-columns-repeated="2"/>
          <table:table-cell table:formula="of:=COUNTIF([.D$2:.D$1001];[.C280])" office:value-type="float" office:value="0" calcext:value-type="float">
            <text:p>0</text:p>
          </table:table-cell>
          <table:table-cell table:formula="of:=[.C280]*[.J2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204 <text:s text:c="2"/>17299</text:p>
          </table:table-cell>
          <table:table-cell/>
          <table:table-cell table:formula="of:=LEFT([.A281];5)" office:value-type="string" office:string-value="41204" calcext:value-type="string">
            <text:p>41204</text:p>
          </table:table-cell>
          <table:table-cell table:formula="of:=RIGHT([.A281];5)" office:value-type="string" office:string-value="17299" calcext:value-type="string">
            <text:p>17299</text:p>
          </table:table-cell>
          <table:table-cell office:value-type="string" office:string-value="35209" calcext:value-type="string">
            <text:p>35209</text:p>
          </table:table-cell>
          <table:table-cell office:value-type="string" office:string-value="34585" calcext:value-type="string">
            <text:p>34585</text:p>
          </table:table-cell>
          <table:table-cell table:formula="of:=ABS([.E281]-[.F281])" office:value-type="float" office:value="624" calcext:value-type="float">
            <text:p>624</text:p>
          </table:table-cell>
          <table:table-cell table:number-columns-repeated="2"/>
          <table:table-cell table:formula="of:=COUNTIF([.D$2:.D$1001];[.C281])" office:value-type="float" office:value="0" calcext:value-type="float">
            <text:p>0</text:p>
          </table:table-cell>
          <table:table-cell table:formula="of:=[.C281]*[.J2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794 <text:s text:c="2"/>98207</text:p>
          </table:table-cell>
          <table:table-cell/>
          <table:table-cell table:formula="of:=LEFT([.A282];5)" office:value-type="string" office:string-value="66794" calcext:value-type="string">
            <text:p>66794</text:p>
          </table:table-cell>
          <table:table-cell table:formula="of:=RIGHT([.A282];5)" office:value-type="string" office:string-value="98207" calcext:value-type="string">
            <text:p>98207</text:p>
          </table:table-cell>
          <table:table-cell office:value-type="string" office:string-value="35212" calcext:value-type="string">
            <text:p>35212</text:p>
          </table:table-cell>
          <table:table-cell office:value-type="string" office:string-value="34764" calcext:value-type="string">
            <text:p>34764</text:p>
          </table:table-cell>
          <table:table-cell table:formula="of:=ABS([.E282]-[.F282])" office:value-type="float" office:value="448" calcext:value-type="float">
            <text:p>448</text:p>
          </table:table-cell>
          <table:table-cell table:number-columns-repeated="2"/>
          <table:table-cell table:formula="of:=COUNTIF([.D$2:.D$1001];[.C282])" office:value-type="float" office:value="0" calcext:value-type="float">
            <text:p>0</text:p>
          </table:table-cell>
          <table:table-cell table:formula="of:=[.C282]*[.J2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829 <text:s text:c="2"/>45758</text:p>
          </table:table-cell>
          <table:table-cell/>
          <table:table-cell table:formula="of:=LEFT([.A283];5)" office:value-type="string" office:string-value="95829" calcext:value-type="string">
            <text:p>95829</text:p>
          </table:table-cell>
          <table:table-cell table:formula="of:=RIGHT([.A283];5)" office:value-type="string" office:string-value="45758" calcext:value-type="string">
            <text:p>45758</text:p>
          </table:table-cell>
          <table:table-cell office:value-type="string" office:string-value="35225" calcext:value-type="string">
            <text:p>35225</text:p>
          </table:table-cell>
          <table:table-cell office:value-type="string" office:string-value="34897" calcext:value-type="string">
            <text:p>34897</text:p>
          </table:table-cell>
          <table:table-cell table:formula="of:=ABS([.E283]-[.F283])" office:value-type="float" office:value="328" calcext:value-type="float">
            <text:p>328</text:p>
          </table:table-cell>
          <table:table-cell table:number-columns-repeated="2"/>
          <table:table-cell table:formula="of:=COUNTIF([.D$2:.D$1001];[.C283])" office:value-type="float" office:value="0" calcext:value-type="float">
            <text:p>0</text:p>
          </table:table-cell>
          <table:table-cell table:formula="of:=[.C283]*[.J2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965 <text:s text:c="2"/>43978</text:p>
          </table:table-cell>
          <table:table-cell/>
          <table:table-cell table:formula="of:=LEFT([.A284];5)" office:value-type="string" office:string-value="83965" calcext:value-type="string">
            <text:p>83965</text:p>
          </table:table-cell>
          <table:table-cell table:formula="of:=RIGHT([.A284];5)" office:value-type="string" office:string-value="43978" calcext:value-type="string">
            <text:p>43978</text:p>
          </table:table-cell>
          <table:table-cell office:value-type="string" office:string-value="35321" calcext:value-type="string">
            <text:p>35321</text:p>
          </table:table-cell>
          <table:table-cell office:value-type="string" office:string-value="35200" calcext:value-type="string">
            <text:p>35200</text:p>
          </table:table-cell>
          <table:table-cell table:formula="of:=ABS([.E284]-[.F284])" office:value-type="float" office:value="121" calcext:value-type="float">
            <text:p>121</text:p>
          </table:table-cell>
          <table:table-cell table:number-columns-repeated="2"/>
          <table:table-cell table:formula="of:=COUNTIF([.D$2:.D$1001];[.C284])" office:value-type="float" office:value="0" calcext:value-type="float">
            <text:p>0</text:p>
          </table:table-cell>
          <table:table-cell table:formula="of:=[.C284]*[.J2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160 <text:s text:c="2"/>29681</text:p>
          </table:table-cell>
          <table:table-cell/>
          <table:table-cell table:formula="of:=LEFT([.A285];5)" office:value-type="string" office:string-value="87160" calcext:value-type="string">
            <text:p>87160</text:p>
          </table:table-cell>
          <table:table-cell table:formula="of:=RIGHT([.A285];5)" office:value-type="string" office:string-value="29681" calcext:value-type="string">
            <text:p>29681</text:p>
          </table:table-cell>
          <table:table-cell office:value-type="string" office:string-value="35390" calcext:value-type="string">
            <text:p>35390</text:p>
          </table:table-cell>
          <table:table-cell office:value-type="string" office:string-value="35375" calcext:value-type="string">
            <text:p>35375</text:p>
          </table:table-cell>
          <table:table-cell table:formula="of:=ABS([.E285]-[.F285])" office:value-type="float" office:value="15" calcext:value-type="float">
            <text:p>15</text:p>
          </table:table-cell>
          <table:table-cell table:number-columns-repeated="2"/>
          <table:table-cell table:formula="of:=COUNTIF([.D$2:.D$1001];[.C285])" office:value-type="float" office:value="0" calcext:value-type="float">
            <text:p>0</text:p>
          </table:table-cell>
          <table:table-cell table:formula="of:=[.C285]*[.J2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557 <text:s text:c="2"/>81901</text:p>
          </table:table-cell>
          <table:table-cell/>
          <table:table-cell table:formula="of:=LEFT([.A286];5)" office:value-type="string" office:string-value="49557" calcext:value-type="string">
            <text:p>49557</text:p>
          </table:table-cell>
          <table:table-cell table:formula="of:=RIGHT([.A286];5)" office:value-type="string" office:string-value="81901" calcext:value-type="string">
            <text:p>81901</text:p>
          </table:table-cell>
          <table:table-cell office:value-type="string" office:string-value="35532" calcext:value-type="string">
            <text:p>35532</text:p>
          </table:table-cell>
          <table:table-cell office:value-type="string" office:string-value="35488" calcext:value-type="string">
            <text:p>35488</text:p>
          </table:table-cell>
          <table:table-cell table:formula="of:=ABS([.E286]-[.F286])" office:value-type="float" office:value="44" calcext:value-type="float">
            <text:p>44</text:p>
          </table:table-cell>
          <table:table-cell table:number-columns-repeated="2"/>
          <table:table-cell table:formula="of:=COUNTIF([.D$2:.D$1001];[.C286])" office:value-type="float" office:value="0" calcext:value-type="float">
            <text:p>0</text:p>
          </table:table-cell>
          <table:table-cell table:formula="of:=[.C286]*[.J2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775 <text:s text:c="2"/>92631</text:p>
          </table:table-cell>
          <table:table-cell/>
          <table:table-cell table:formula="of:=LEFT([.A287];5)" office:value-type="string" office:string-value="61775" calcext:value-type="string">
            <text:p>61775</text:p>
          </table:table-cell>
          <table:table-cell table:formula="of:=RIGHT([.A287];5)" office:value-type="string" office:string-value="92631" calcext:value-type="string">
            <text:p>92631</text:p>
          </table:table-cell>
          <table:table-cell office:value-type="string" office:string-value="35640" calcext:value-type="string">
            <text:p>35640</text:p>
          </table:table-cell>
          <table:table-cell office:value-type="string" office:string-value="35541" calcext:value-type="string">
            <text:p>35541</text:p>
          </table:table-cell>
          <table:table-cell table:formula="of:=ABS([.E287]-[.F287])" office:value-type="float" office:value="99" calcext:value-type="float">
            <text:p>99</text:p>
          </table:table-cell>
          <table:table-cell table:number-columns-repeated="2"/>
          <table:table-cell table:formula="of:=COUNTIF([.D$2:.D$1001];[.C287])" office:value-type="float" office:value="0" calcext:value-type="float">
            <text:p>0</text:p>
          </table:table-cell>
          <table:table-cell table:formula="of:=[.C287]*[.J2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971 <text:s text:c="2"/>24451</text:p>
          </table:table-cell>
          <table:table-cell/>
          <table:table-cell table:formula="of:=LEFT([.A288];5)" office:value-type="string" office:string-value="43971" calcext:value-type="string">
            <text:p>43971</text:p>
          </table:table-cell>
          <table:table-cell table:formula="of:=RIGHT([.A288];5)" office:value-type="string" office:string-value="24451" calcext:value-type="string">
            <text:p>24451</text:p>
          </table:table-cell>
          <table:table-cell office:value-type="string" office:string-value="35644" calcext:value-type="string">
            <text:p>35644</text:p>
          </table:table-cell>
          <table:table-cell office:value-type="string" office:string-value="35575" calcext:value-type="string">
            <text:p>35575</text:p>
          </table:table-cell>
          <table:table-cell table:formula="of:=ABS([.E288]-[.F288])" office:value-type="float" office:value="69" calcext:value-type="float">
            <text:p>69</text:p>
          </table:table-cell>
          <table:table-cell table:number-columns-repeated="2"/>
          <table:table-cell table:formula="of:=COUNTIF([.D$2:.D$1001];[.C288])" office:value-type="float" office:value="0" calcext:value-type="float">
            <text:p>0</text:p>
          </table:table-cell>
          <table:table-cell table:formula="of:=[.C288]*[.J2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603 <text:s text:c="2"/>70593</text:p>
          </table:table-cell>
          <table:table-cell/>
          <table:table-cell table:formula="of:=LEFT([.A289];5)" office:value-type="string" office:string-value="95603" calcext:value-type="string">
            <text:p>95603</text:p>
          </table:table-cell>
          <table:table-cell table:formula="of:=RIGHT([.A289];5)" office:value-type="string" office:string-value="70593" calcext:value-type="string">
            <text:p>70593</text:p>
          </table:table-cell>
          <table:table-cell office:value-type="string" office:string-value="35657" calcext:value-type="string">
            <text:p>35657</text:p>
          </table:table-cell>
          <table:table-cell office:value-type="string" office:string-value="35639" calcext:value-type="string">
            <text:p>35639</text:p>
          </table:table-cell>
          <table:table-cell table:formula="of:=ABS([.E289]-[.F289])" office:value-type="float" office:value="18" calcext:value-type="float">
            <text:p>18</text:p>
          </table:table-cell>
          <table:table-cell table:number-columns-repeated="2"/>
          <table:table-cell table:formula="of:=COUNTIF([.D$2:.D$1001];[.C289])" office:value-type="float" office:value="0" calcext:value-type="float">
            <text:p>0</text:p>
          </table:table-cell>
          <table:table-cell table:formula="of:=[.C289]*[.J2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672 <text:s text:c="2"/>97422</text:p>
          </table:table-cell>
          <table:table-cell/>
          <table:table-cell table:formula="of:=LEFT([.A290];5)" office:value-type="string" office:string-value="68672" calcext:value-type="string">
            <text:p>68672</text:p>
          </table:table-cell>
          <table:table-cell table:formula="of:=RIGHT([.A290];5)" office:value-type="string" office:string-value="97422" calcext:value-type="string">
            <text:p>97422</text:p>
          </table:table-cell>
          <table:table-cell office:value-type="string" office:string-value="35695" calcext:value-type="string">
            <text:p>35695</text:p>
          </table:table-cell>
          <table:table-cell office:value-type="string" office:string-value="35658" calcext:value-type="string">
            <text:p>35658</text:p>
          </table:table-cell>
          <table:table-cell table:formula="of:=ABS([.E290]-[.F290])" office:value-type="float" office:value="37" calcext:value-type="float">
            <text:p>37</text:p>
          </table:table-cell>
          <table:table-cell table:number-columns-repeated="2"/>
          <table:table-cell table:formula="of:=COUNTIF([.D$2:.D$1001];[.C290])" office:value-type="float" office:value="0" calcext:value-type="float">
            <text:p>0</text:p>
          </table:table-cell>
          <table:table-cell table:formula="of:=[.C290]*[.J2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669 <text:s text:c="2"/>13325</text:p>
          </table:table-cell>
          <table:table-cell/>
          <table:table-cell table:formula="of:=LEFT([.A291];5)" office:value-type="string" office:string-value="99669" calcext:value-type="string">
            <text:p>99669</text:p>
          </table:table-cell>
          <table:table-cell table:formula="of:=RIGHT([.A291];5)" office:value-type="string" office:string-value="13325" calcext:value-type="string">
            <text:p>13325</text:p>
          </table:table-cell>
          <table:table-cell office:value-type="string" office:string-value="35753" calcext:value-type="string">
            <text:p>35753</text:p>
          </table:table-cell>
          <table:table-cell office:value-type="string" office:string-value="35694" calcext:value-type="string">
            <text:p>35694</text:p>
          </table:table-cell>
          <table:table-cell table:formula="of:=ABS([.E291]-[.F291])" office:value-type="float" office:value="59" calcext:value-type="float">
            <text:p>59</text:p>
          </table:table-cell>
          <table:table-cell table:number-columns-repeated="2"/>
          <table:table-cell table:formula="of:=COUNTIF([.D$2:.D$1001];[.C291])" office:value-type="float" office:value="0" calcext:value-type="float">
            <text:p>0</text:p>
          </table:table-cell>
          <table:table-cell table:formula="of:=[.C291]*[.J2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435 <text:s text:c="2"/>61844</text:p>
          </table:table-cell>
          <table:table-cell/>
          <table:table-cell table:formula="of:=LEFT([.A292];5)" office:value-type="string" office:string-value="24435" calcext:value-type="string">
            <text:p>24435</text:p>
          </table:table-cell>
          <table:table-cell table:formula="of:=RIGHT([.A292];5)" office:value-type="string" office:string-value="61844" calcext:value-type="string">
            <text:p>61844</text:p>
          </table:table-cell>
          <table:table-cell office:value-type="string" office:string-value="35921" calcext:value-type="string">
            <text:p>35921</text:p>
          </table:table-cell>
          <table:table-cell office:value-type="string" office:string-value="35753" calcext:value-type="string">
            <text:p>35753</text:p>
          </table:table-cell>
          <table:table-cell table:formula="of:=ABS([.E292]-[.F292])" office:value-type="float" office:value="168" calcext:value-type="float">
            <text:p>168</text:p>
          </table:table-cell>
          <table:table-cell table:number-columns-repeated="2"/>
          <table:table-cell table:formula="of:=COUNTIF([.D$2:.D$1001];[.C292])" office:value-type="float" office:value="0" calcext:value-type="float">
            <text:p>0</text:p>
          </table:table-cell>
          <table:table-cell table:formula="of:=[.C292]*[.J2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318 <text:s text:c="2"/>89542</text:p>
          </table:table-cell>
          <table:table-cell/>
          <table:table-cell table:formula="of:=LEFT([.A293];5)" office:value-type="string" office:string-value="73318" calcext:value-type="string">
            <text:p>73318</text:p>
          </table:table-cell>
          <table:table-cell table:formula="of:=RIGHT([.A293];5)" office:value-type="string" office:string-value="89542" calcext:value-type="string">
            <text:p>89542</text:p>
          </table:table-cell>
          <table:table-cell office:value-type="string" office:string-value="35954" calcext:value-type="string">
            <text:p>35954</text:p>
          </table:table-cell>
          <table:table-cell office:value-type="string" office:string-value="35753" calcext:value-type="string">
            <text:p>35753</text:p>
          </table:table-cell>
          <table:table-cell table:formula="of:=ABS([.E293]-[.F293])" office:value-type="float" office:value="201" calcext:value-type="float">
            <text:p>201</text:p>
          </table:table-cell>
          <table:table-cell table:number-columns-repeated="2"/>
          <table:table-cell table:formula="of:=COUNTIF([.D$2:.D$1001];[.C293])" office:value-type="float" office:value="0" calcext:value-type="float">
            <text:p>0</text:p>
          </table:table-cell>
          <table:table-cell table:formula="of:=[.C293]*[.J2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617 <text:s text:c="2"/>69071</text:p>
          </table:table-cell>
          <table:table-cell/>
          <table:table-cell table:formula="of:=LEFT([.A294];5)" office:value-type="string" office:string-value="54617" calcext:value-type="string">
            <text:p>54617</text:p>
          </table:table-cell>
          <table:table-cell table:formula="of:=RIGHT([.A294];5)" office:value-type="string" office:string-value="69071" calcext:value-type="string">
            <text:p>69071</text:p>
          </table:table-cell>
          <table:table-cell office:value-type="string" office:string-value="35995" calcext:value-type="string">
            <text:p>35995</text:p>
          </table:table-cell>
          <table:table-cell office:value-type="string" office:string-value="35753" calcext:value-type="string">
            <text:p>35753</text:p>
          </table:table-cell>
          <table:table-cell table:formula="of:=ABS([.E294]-[.F294])" office:value-type="float" office:value="242" calcext:value-type="float">
            <text:p>242</text:p>
          </table:table-cell>
          <table:table-cell table:number-columns-repeated="2"/>
          <table:table-cell table:formula="of:=COUNTIF([.D$2:.D$1001];[.C294])" office:value-type="float" office:value="0" calcext:value-type="float">
            <text:p>0</text:p>
          </table:table-cell>
          <table:table-cell table:formula="of:=[.C294]*[.J2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223 <text:s text:c="2"/>17299</text:p>
          </table:table-cell>
          <table:table-cell/>
          <table:table-cell table:formula="of:=LEFT([.A295];5)" office:value-type="string" office:string-value="71223" calcext:value-type="string">
            <text:p>71223</text:p>
          </table:table-cell>
          <table:table-cell table:formula="of:=RIGHT([.A295];5)" office:value-type="string" office:string-value="17299" calcext:value-type="string">
            <text:p>17299</text:p>
          </table:table-cell>
          <table:table-cell office:value-type="string" office:string-value="36008" calcext:value-type="string">
            <text:p>36008</text:p>
          </table:table-cell>
          <table:table-cell office:value-type="string" office:string-value="35753" calcext:value-type="string">
            <text:p>35753</text:p>
          </table:table-cell>
          <table:table-cell table:formula="of:=ABS([.E295]-[.F295])" office:value-type="float" office:value="255" calcext:value-type="float">
            <text:p>255</text:p>
          </table:table-cell>
          <table:table-cell table:number-columns-repeated="2"/>
          <table:table-cell table:formula="of:=COUNTIF([.D$2:.D$1001];[.C295])" office:value-type="float" office:value="0" calcext:value-type="float">
            <text:p>0</text:p>
          </table:table-cell>
          <table:table-cell table:formula="of:=[.C295]*[.J2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314 <text:s text:c="2"/>97422</text:p>
          </table:table-cell>
          <table:table-cell/>
          <table:table-cell table:formula="of:=LEFT([.A296];5)" office:value-type="string" office:string-value="55314" calcext:value-type="string">
            <text:p>55314</text:p>
          </table:table-cell>
          <table:table-cell table:formula="of:=RIGHT([.A296];5)" office:value-type="string" office:string-value="97422" calcext:value-type="string">
            <text:p>97422</text:p>
          </table:table-cell>
          <table:table-cell office:value-type="string" office:string-value="36171" calcext:value-type="string">
            <text:p>36171</text:p>
          </table:table-cell>
          <table:table-cell office:value-type="string" office:string-value="35753" calcext:value-type="string">
            <text:p>35753</text:p>
          </table:table-cell>
          <table:table-cell table:formula="of:=ABS([.E296]-[.F296])" office:value-type="float" office:value="418" calcext:value-type="float">
            <text:p>418</text:p>
          </table:table-cell>
          <table:table-cell table:number-columns-repeated="2"/>
          <table:table-cell table:formula="of:=COUNTIF([.D$2:.D$1001];[.C296])" office:value-type="float" office:value="0" calcext:value-type="float">
            <text:p>0</text:p>
          </table:table-cell>
          <table:table-cell table:formula="of:=[.C296]*[.J2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737 <text:s text:c="2"/>46194</text:p>
          </table:table-cell>
          <table:table-cell/>
          <table:table-cell table:formula="of:=LEFT([.A297];5)" office:value-type="string" office:string-value="93737" calcext:value-type="string">
            <text:p>93737</text:p>
          </table:table-cell>
          <table:table-cell table:formula="of:=RIGHT([.A297];5)" office:value-type="string" office:string-value="46194" calcext:value-type="string">
            <text:p>46194</text:p>
          </table:table-cell>
          <table:table-cell office:value-type="string" office:string-value="36271" calcext:value-type="string">
            <text:p>36271</text:p>
          </table:table-cell>
          <table:table-cell office:value-type="string" office:string-value="35753" calcext:value-type="string">
            <text:p>35753</text:p>
          </table:table-cell>
          <table:table-cell table:formula="of:=ABS([.E297]-[.F297])" office:value-type="float" office:value="518" calcext:value-type="float">
            <text:p>518</text:p>
          </table:table-cell>
          <table:table-cell table:number-columns-repeated="2"/>
          <table:table-cell table:formula="of:=COUNTIF([.D$2:.D$1001];[.C297])" office:value-type="float" office:value="0" calcext:value-type="float">
            <text:p>0</text:p>
          </table:table-cell>
          <table:table-cell table:formula="of:=[.C297]*[.J2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491 <text:s text:c="2"/>93916</text:p>
          </table:table-cell>
          <table:table-cell/>
          <table:table-cell table:formula="of:=LEFT([.A298];5)" office:value-type="string" office:string-value="47491" calcext:value-type="string">
            <text:p>47491</text:p>
          </table:table-cell>
          <table:table-cell table:formula="of:=RIGHT([.A298];5)" office:value-type="string" office:string-value="93916" calcext:value-type="string">
            <text:p>93916</text:p>
          </table:table-cell>
          <table:table-cell office:value-type="string" office:string-value="36280" calcext:value-type="string">
            <text:p>36280</text:p>
          </table:table-cell>
          <table:table-cell office:value-type="string" office:string-value="36014" calcext:value-type="string">
            <text:p>36014</text:p>
          </table:table-cell>
          <table:table-cell table:formula="of:=ABS([.E298]-[.F298])" office:value-type="float" office:value="266" calcext:value-type="float">
            <text:p>266</text:p>
          </table:table-cell>
          <table:table-cell table:number-columns-repeated="2"/>
          <table:table-cell table:formula="of:=COUNTIF([.D$2:.D$1001];[.C298])" office:value-type="float" office:value="0" calcext:value-type="float">
            <text:p>0</text:p>
          </table:table-cell>
          <table:table-cell table:formula="of:=[.C298]*[.J2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979 <text:s text:c="2"/>79658</text:p>
          </table:table-cell>
          <table:table-cell/>
          <table:table-cell table:formula="of:=LEFT([.A299];5)" office:value-type="string" office:string-value="34979" calcext:value-type="string">
            <text:p>34979</text:p>
          </table:table-cell>
          <table:table-cell table:formula="of:=RIGHT([.A299];5)" office:value-type="string" office:string-value="79658" calcext:value-type="string">
            <text:p>79658</text:p>
          </table:table-cell>
          <table:table-cell office:value-type="string" office:string-value="36392" calcext:value-type="string">
            <text:p>36392</text:p>
          </table:table-cell>
          <table:table-cell office:value-type="string" office:string-value="36357" calcext:value-type="string">
            <text:p>36357</text:p>
          </table:table-cell>
          <table:table-cell table:formula="of:=ABS([.E299]-[.F299])" office:value-type="float" office:value="35" calcext:value-type="float">
            <text:p>35</text:p>
          </table:table-cell>
          <table:table-cell table:number-columns-repeated="2"/>
          <table:table-cell table:formula="of:=COUNTIF([.D$2:.D$1001];[.C299])" office:value-type="float" office:value="0" calcext:value-type="float">
            <text:p>0</text:p>
          </table:table-cell>
          <table:table-cell table:formula="of:=[.C299]*[.J2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019 <text:s text:c="2"/>81976</text:p>
          </table:table-cell>
          <table:table-cell/>
          <table:table-cell table:formula="of:=LEFT([.A300];5)" office:value-type="string" office:string-value="77019" calcext:value-type="string">
            <text:p>77019</text:p>
          </table:table-cell>
          <table:table-cell table:formula="of:=RIGHT([.A300];5)" office:value-type="string" office:string-value="81976" calcext:value-type="string">
            <text:p>81976</text:p>
          </table:table-cell>
          <table:table-cell office:value-type="string" office:string-value="36424" calcext:value-type="string">
            <text:p>36424</text:p>
          </table:table-cell>
          <table:table-cell office:value-type="string" office:string-value="36593" calcext:value-type="string">
            <text:p>36593</text:p>
          </table:table-cell>
          <table:table-cell table:formula="of:=ABS([.E300]-[.F300])" office:value-type="float" office:value="169" calcext:value-type="float">
            <text:p>169</text:p>
          </table:table-cell>
          <table:table-cell table:number-columns-repeated="2"/>
          <table:table-cell table:formula="of:=COUNTIF([.D$2:.D$1001];[.C300])" office:value-type="float" office:value="16" calcext:value-type="float">
            <text:p>16</text:p>
          </table:table-cell>
          <table:table-cell table:formula="of:=[.C300]*[.J300]" office:value-type="float" office:value="1232304" calcext:value-type="float">
            <text:p>1232304</text:p>
          </table:table-cell>
          <table:table-cell/>
        </table:table-row>
        <table:table-row table:style-name="ro1">
          <table:table-cell office:value-type="string" calcext:value-type="string">
            <text:p>61998 <text:s text:c="2"/>77019</text:p>
          </table:table-cell>
          <table:table-cell/>
          <table:table-cell table:formula="of:=LEFT([.A301];5)" office:value-type="string" office:string-value="61998" calcext:value-type="string">
            <text:p>61998</text:p>
          </table:table-cell>
          <table:table-cell table:formula="of:=RIGHT([.A301];5)" office:value-type="string" office:string-value="77019" calcext:value-type="string">
            <text:p>77019</text:p>
          </table:table-cell>
          <table:table-cell office:value-type="string" office:string-value="36650" calcext:value-type="string">
            <text:p>36650</text:p>
          </table:table-cell>
          <table:table-cell office:value-type="string" office:string-value="36666" calcext:value-type="string">
            <text:p>36666</text:p>
          </table:table-cell>
          <table:table-cell table:formula="of:=ABS([.E301]-[.F301])" office:value-type="float" office:value="16" calcext:value-type="float">
            <text:p>16</text:p>
          </table:table-cell>
          <table:table-cell table:number-columns-repeated="2"/>
          <table:table-cell table:formula="of:=COUNTIF([.D$2:.D$1001];[.C301])" office:value-type="float" office:value="0" calcext:value-type="float">
            <text:p>0</text:p>
          </table:table-cell>
          <table:table-cell table:formula="of:=[.C301]*[.J3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142 <text:s text:c="2"/>79564</text:p>
          </table:table-cell>
          <table:table-cell/>
          <table:table-cell table:formula="of:=LEFT([.A302];5)" office:value-type="string" office:string-value="45142" calcext:value-type="string">
            <text:p>45142</text:p>
          </table:table-cell>
          <table:table-cell table:formula="of:=RIGHT([.A302];5)" office:value-type="string" office:string-value="79564" calcext:value-type="string">
            <text:p>79564</text:p>
          </table:table-cell>
          <table:table-cell office:value-type="string" office:string-value="36653" calcext:value-type="string">
            <text:p>36653</text:p>
          </table:table-cell>
          <table:table-cell office:value-type="string" office:string-value="36671" calcext:value-type="string">
            <text:p>36671</text:p>
          </table:table-cell>
          <table:table-cell table:formula="of:=ABS([.E302]-[.F302])" office:value-type="float" office:value="18" calcext:value-type="float">
            <text:p>18</text:p>
          </table:table-cell>
          <table:table-cell table:number-columns-repeated="2"/>
          <table:table-cell table:formula="of:=COUNTIF([.D$2:.D$1001];[.C302])" office:value-type="float" office:value="0" calcext:value-type="float">
            <text:p>0</text:p>
          </table:table-cell>
          <table:table-cell table:formula="of:=[.C302]*[.J3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057 <text:s text:c="2"/>77878</text:p>
          </table:table-cell>
          <table:table-cell/>
          <table:table-cell table:formula="of:=LEFT([.A303];5)" office:value-type="string" office:string-value="58057" calcext:value-type="string">
            <text:p>58057</text:p>
          </table:table-cell>
          <table:table-cell table:formula="of:=RIGHT([.A303];5)" office:value-type="string" office:string-value="77878" calcext:value-type="string">
            <text:p>77878</text:p>
          </table:table-cell>
          <table:table-cell office:value-type="string" office:string-value="36766" calcext:value-type="string">
            <text:p>36766</text:p>
          </table:table-cell>
          <table:table-cell office:value-type="string" office:string-value="36987" calcext:value-type="string">
            <text:p>36987</text:p>
          </table:table-cell>
          <table:table-cell table:formula="of:=ABS([.E303]-[.F303])" office:value-type="float" office:value="221" calcext:value-type="float">
            <text:p>221</text:p>
          </table:table-cell>
          <table:table-cell table:number-columns-repeated="2"/>
          <table:table-cell table:formula="of:=COUNTIF([.D$2:.D$1001];[.C303])" office:value-type="float" office:value="0" calcext:value-type="float">
            <text:p>0</text:p>
          </table:table-cell>
          <table:table-cell table:formula="of:=[.C303]*[.J3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811 <text:s text:c="2"/>68285</text:p>
          </table:table-cell>
          <table:table-cell/>
          <table:table-cell table:formula="of:=LEFT([.A304];5)" office:value-type="string" office:string-value="77811" calcext:value-type="string">
            <text:p>77811</text:p>
          </table:table-cell>
          <table:table-cell table:formula="of:=RIGHT([.A304];5)" office:value-type="string" office:string-value="68285" calcext:value-type="string">
            <text:p>68285</text:p>
          </table:table-cell>
          <table:table-cell office:value-type="string" office:string-value="36780" calcext:value-type="string">
            <text:p>36780</text:p>
          </table:table-cell>
          <table:table-cell office:value-type="string" office:string-value="37716" calcext:value-type="string">
            <text:p>37716</text:p>
          </table:table-cell>
          <table:table-cell table:formula="of:=ABS([.E304]-[.F304])" office:value-type="float" office:value="936" calcext:value-type="float">
            <text:p>936</text:p>
          </table:table-cell>
          <table:table-cell table:number-columns-repeated="2"/>
          <table:table-cell table:formula="of:=COUNTIF([.D$2:.D$1001];[.C304])" office:value-type="float" office:value="0" calcext:value-type="float">
            <text:p>0</text:p>
          </table:table-cell>
          <table:table-cell table:formula="of:=[.C304]*[.J3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567 <text:s text:c="2"/>46867</text:p>
          </table:table-cell>
          <table:table-cell/>
          <table:table-cell table:formula="of:=LEFT([.A305];5)" office:value-type="string" office:string-value="67567" calcext:value-type="string">
            <text:p>67567</text:p>
          </table:table-cell>
          <table:table-cell table:formula="of:=RIGHT([.A305];5)" office:value-type="string" office:string-value="46867" calcext:value-type="string">
            <text:p>46867</text:p>
          </table:table-cell>
          <table:table-cell office:value-type="string" office:string-value="36805" calcext:value-type="string">
            <text:p>36805</text:p>
          </table:table-cell>
          <table:table-cell office:value-type="string" office:string-value="38271" calcext:value-type="string">
            <text:p>38271</text:p>
          </table:table-cell>
          <table:table-cell table:formula="of:=ABS([.E305]-[.F305])" office:value-type="float" office:value="1466" calcext:value-type="float">
            <text:p>1466</text:p>
          </table:table-cell>
          <table:table-cell table:number-columns-repeated="2"/>
          <table:table-cell table:formula="of:=COUNTIF([.D$2:.D$1001];[.C305])" office:value-type="float" office:value="0" calcext:value-type="float">
            <text:p>0</text:p>
          </table:table-cell>
          <table:table-cell table:formula="of:=[.C305]*[.J3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736 <text:s text:c="2"/>90132</text:p>
          </table:table-cell>
          <table:table-cell/>
          <table:table-cell table:formula="of:=LEFT([.A306];5)" office:value-type="string" office:string-value="75736" calcext:value-type="string">
            <text:p>75736</text:p>
          </table:table-cell>
          <table:table-cell table:formula="of:=RIGHT([.A306];5)" office:value-type="string" office:string-value="90132" calcext:value-type="string">
            <text:p>90132</text:p>
          </table:table-cell>
          <table:table-cell office:value-type="string" office:string-value="37260" calcext:value-type="string">
            <text:p>37260</text:p>
          </table:table-cell>
          <table:table-cell office:value-type="string" office:string-value="38394" calcext:value-type="string">
            <text:p>38394</text:p>
          </table:table-cell>
          <table:table-cell table:formula="of:=ABS([.E306]-[.F306])" office:value-type="float" office:value="1134" calcext:value-type="float">
            <text:p>1134</text:p>
          </table:table-cell>
          <table:table-cell table:number-columns-repeated="2"/>
          <table:table-cell table:formula="of:=COUNTIF([.D$2:.D$1001];[.C306])" office:value-type="float" office:value="0" calcext:value-type="float">
            <text:p>0</text:p>
          </table:table-cell>
          <table:table-cell table:formula="of:=[.C306]*[.J3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995 <text:s text:c="2"/>64599</text:p>
          </table:table-cell>
          <table:table-cell/>
          <table:table-cell table:formula="of:=LEFT([.A307];5)" office:value-type="string" office:string-value="35995" calcext:value-type="string">
            <text:p>35995</text:p>
          </table:table-cell>
          <table:table-cell table:formula="of:=RIGHT([.A307];5)" office:value-type="string" office:string-value="64599" calcext:value-type="string">
            <text:p>64599</text:p>
          </table:table-cell>
          <table:table-cell office:value-type="string" office:string-value="37349" calcext:value-type="string">
            <text:p>37349</text:p>
          </table:table-cell>
          <table:table-cell office:value-type="string" office:string-value="38582" calcext:value-type="string">
            <text:p>38582</text:p>
          </table:table-cell>
          <table:table-cell table:formula="of:=ABS([.E307]-[.F307])" office:value-type="float" office:value="1233" calcext:value-type="float">
            <text:p>1233</text:p>
          </table:table-cell>
          <table:table-cell table:number-columns-repeated="2"/>
          <table:table-cell table:formula="of:=COUNTIF([.D$2:.D$1001];[.C307])" office:value-type="float" office:value="0" calcext:value-type="float">
            <text:p>0</text:p>
          </table:table-cell>
          <table:table-cell table:formula="of:=[.C307]*[.J3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522 <text:s text:c="2"/>24241</text:p>
          </table:table-cell>
          <table:table-cell/>
          <table:table-cell table:formula="of:=LEFT([.A308];5)" office:value-type="string" office:string-value="69522" calcext:value-type="string">
            <text:p>69522</text:p>
          </table:table-cell>
          <table:table-cell table:formula="of:=RIGHT([.A308];5)" office:value-type="string" office:string-value="24241" calcext:value-type="string">
            <text:p>24241</text:p>
          </table:table-cell>
          <table:table-cell office:value-type="string" office:string-value="37481" calcext:value-type="string">
            <text:p>37481</text:p>
          </table:table-cell>
          <table:table-cell office:value-type="string" office:string-value="38747" calcext:value-type="string">
            <text:p>38747</text:p>
          </table:table-cell>
          <table:table-cell table:formula="of:=ABS([.E308]-[.F308])" office:value-type="float" office:value="1266" calcext:value-type="float">
            <text:p>1266</text:p>
          </table:table-cell>
          <table:table-cell table:number-columns-repeated="2"/>
          <table:table-cell table:formula="of:=COUNTIF([.D$2:.D$1001];[.C308])" office:value-type="float" office:value="0" calcext:value-type="float">
            <text:p>0</text:p>
          </table:table-cell>
          <table:table-cell table:formula="of:=[.C308]*[.J3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746 <text:s text:c="2"/>91359</text:p>
          </table:table-cell>
          <table:table-cell/>
          <table:table-cell table:formula="of:=LEFT([.A309];5)" office:value-type="string" office:string-value="74746" calcext:value-type="string">
            <text:p>74746</text:p>
          </table:table-cell>
          <table:table-cell table:formula="of:=RIGHT([.A309];5)" office:value-type="string" office:string-value="91359" calcext:value-type="string">
            <text:p>91359</text:p>
          </table:table-cell>
          <table:table-cell office:value-type="string" office:string-value="37556" calcext:value-type="string">
            <text:p>37556</text:p>
          </table:table-cell>
          <table:table-cell office:value-type="string" office:string-value="38935" calcext:value-type="string">
            <text:p>38935</text:p>
          </table:table-cell>
          <table:table-cell table:formula="of:=ABS([.E309]-[.F309])" office:value-type="float" office:value="1379" calcext:value-type="float">
            <text:p>1379</text:p>
          </table:table-cell>
          <table:table-cell table:number-columns-repeated="2"/>
          <table:table-cell table:formula="of:=COUNTIF([.D$2:.D$1001];[.C309])" office:value-type="float" office:value="0" calcext:value-type="float">
            <text:p>0</text:p>
          </table:table-cell>
          <table:table-cell table:formula="of:=[.C309]*[.J3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546 <text:s text:c="2"/>13431</text:p>
          </table:table-cell>
          <table:table-cell/>
          <table:table-cell table:formula="of:=LEFT([.A310];5)" office:value-type="string" office:string-value="76546" calcext:value-type="string">
            <text:p>76546</text:p>
          </table:table-cell>
          <table:table-cell table:formula="of:=RIGHT([.A310];5)" office:value-type="string" office:string-value="13431" calcext:value-type="string">
            <text:p>13431</text:p>
          </table:table-cell>
          <table:table-cell office:value-type="string" office:string-value="37567" calcext:value-type="string">
            <text:p>37567</text:p>
          </table:table-cell>
          <table:table-cell office:value-type="string" office:string-value="39849" calcext:value-type="string">
            <text:p>39849</text:p>
          </table:table-cell>
          <table:table-cell table:formula="of:=ABS([.E310]-[.F310])" office:value-type="float" office:value="2282" calcext:value-type="float">
            <text:p>2282</text:p>
          </table:table-cell>
          <table:table-cell table:number-columns-repeated="2"/>
          <table:table-cell table:formula="of:=COUNTIF([.D$2:.D$1001];[.C310])" office:value-type="float" office:value="0" calcext:value-type="float">
            <text:p>0</text:p>
          </table:table-cell>
          <table:table-cell table:formula="of:=[.C310]*[.J3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686 <text:s text:c="2"/>60848</text:p>
          </table:table-cell>
          <table:table-cell/>
          <table:table-cell table:formula="of:=LEFT([.A311];5)" office:value-type="string" office:string-value="61686" calcext:value-type="string">
            <text:p>61686</text:p>
          </table:table-cell>
          <table:table-cell table:formula="of:=RIGHT([.A311];5)" office:value-type="string" office:string-value="60848" calcext:value-type="string">
            <text:p>60848</text:p>
          </table:table-cell>
          <table:table-cell office:value-type="string" office:string-value="37590" calcext:value-type="string">
            <text:p>37590</text:p>
          </table:table-cell>
          <table:table-cell office:value-type="string" office:string-value="40070" calcext:value-type="string">
            <text:p>40070</text:p>
          </table:table-cell>
          <table:table-cell table:formula="of:=ABS([.E311]-[.F311])" office:value-type="float" office:value="2480" calcext:value-type="float">
            <text:p>2480</text:p>
          </table:table-cell>
          <table:table-cell table:number-columns-repeated="2"/>
          <table:table-cell table:formula="of:=COUNTIF([.D$2:.D$1001];[.C311])" office:value-type="float" office:value="0" calcext:value-type="float">
            <text:p>0</text:p>
          </table:table-cell>
          <table:table-cell table:formula="of:=[.C311]*[.J3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479 <text:s text:c="2"/>56819</text:p>
          </table:table-cell>
          <table:table-cell/>
          <table:table-cell table:formula="of:=LEFT([.A312];5)" office:value-type="string" office:string-value="81479" calcext:value-type="string">
            <text:p>81479</text:p>
          </table:table-cell>
          <table:table-cell table:formula="of:=RIGHT([.A312];5)" office:value-type="string" office:string-value="56819" calcext:value-type="string">
            <text:p>56819</text:p>
          </table:table-cell>
          <table:table-cell office:value-type="string" office:string-value="37671" calcext:value-type="string">
            <text:p>37671</text:p>
          </table:table-cell>
          <table:table-cell office:value-type="string" office:string-value="40105" calcext:value-type="string">
            <text:p>40105</text:p>
          </table:table-cell>
          <table:table-cell table:formula="of:=ABS([.E312]-[.F312])" office:value-type="float" office:value="2434" calcext:value-type="float">
            <text:p>2434</text:p>
          </table:table-cell>
          <table:table-cell table:number-columns-repeated="2"/>
          <table:table-cell table:formula="of:=COUNTIF([.D$2:.D$1001];[.C312])" office:value-type="float" office:value="0" calcext:value-type="float">
            <text:p>0</text:p>
          </table:table-cell>
          <table:table-cell table:formula="of:=[.C312]*[.J3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234 <text:s text:c="2"/>46898</text:p>
          </table:table-cell>
          <table:table-cell/>
          <table:table-cell table:formula="of:=LEFT([.A313];5)" office:value-type="string" office:string-value="86234" calcext:value-type="string">
            <text:p>86234</text:p>
          </table:table-cell>
          <table:table-cell table:formula="of:=RIGHT([.A313];5)" office:value-type="string" office:string-value="46898" calcext:value-type="string">
            <text:p>46898</text:p>
          </table:table-cell>
          <table:table-cell office:value-type="string" office:string-value="37712" calcext:value-type="string">
            <text:p>37712</text:p>
          </table:table-cell>
          <table:table-cell office:value-type="string" office:string-value="40280" calcext:value-type="string">
            <text:p>40280</text:p>
          </table:table-cell>
          <table:table-cell table:formula="of:=ABS([.E313]-[.F313])" office:value-type="float" office:value="2568" calcext:value-type="float">
            <text:p>2568</text:p>
          </table:table-cell>
          <table:table-cell table:number-columns-repeated="2"/>
          <table:table-cell table:formula="of:=COUNTIF([.D$2:.D$1001];[.C313])" office:value-type="float" office:value="0" calcext:value-type="float">
            <text:p>0</text:p>
          </table:table-cell>
          <table:table-cell table:formula="of:=[.C313]*[.J3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684 <text:s text:c="2"/>14916</text:p>
          </table:table-cell>
          <table:table-cell/>
          <table:table-cell table:formula="of:=LEFT([.A314];5)" office:value-type="string" office:string-value="17684" calcext:value-type="string">
            <text:p>17684</text:p>
          </table:table-cell>
          <table:table-cell table:formula="of:=RIGHT([.A314];5)" office:value-type="string" office:string-value="14916" calcext:value-type="string">
            <text:p>14916</text:p>
          </table:table-cell>
          <table:table-cell office:value-type="string" office:string-value="37768" calcext:value-type="string">
            <text:p>37768</text:p>
          </table:table-cell>
          <table:table-cell office:value-type="string" office:string-value="40408" calcext:value-type="string">
            <text:p>40408</text:p>
          </table:table-cell>
          <table:table-cell table:formula="of:=ABS([.E314]-[.F314])" office:value-type="float" office:value="2640" calcext:value-type="float">
            <text:p>2640</text:p>
          </table:table-cell>
          <table:table-cell table:number-columns-repeated="2"/>
          <table:table-cell table:formula="of:=COUNTIF([.D$2:.D$1001];[.C314])" office:value-type="float" office:value="0" calcext:value-type="float">
            <text:p>0</text:p>
          </table:table-cell>
          <table:table-cell table:formula="of:=[.C314]*[.J3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606 <text:s text:c="2"/>36671</text:p>
          </table:table-cell>
          <table:table-cell/>
          <table:table-cell table:formula="of:=LEFT([.A315];5)" office:value-type="string" office:string-value="54606" calcext:value-type="string">
            <text:p>54606</text:p>
          </table:table-cell>
          <table:table-cell table:formula="of:=RIGHT([.A315];5)" office:value-type="string" office:string-value="36671" calcext:value-type="string">
            <text:p>36671</text:p>
          </table:table-cell>
          <table:table-cell office:value-type="string" office:string-value="37801" calcext:value-type="string">
            <text:p>37801</text:p>
          </table:table-cell>
          <table:table-cell office:value-type="string" office:string-value="40467" calcext:value-type="string">
            <text:p>40467</text:p>
          </table:table-cell>
          <table:table-cell table:formula="of:=ABS([.E315]-[.F315])" office:value-type="float" office:value="2666" calcext:value-type="float">
            <text:p>2666</text:p>
          </table:table-cell>
          <table:table-cell table:number-columns-repeated="2"/>
          <table:table-cell table:formula="of:=COUNTIF([.D$2:.D$1001];[.C315])" office:value-type="float" office:value="0" calcext:value-type="float">
            <text:p>0</text:p>
          </table:table-cell>
          <table:table-cell table:formula="of:=[.C315]*[.J3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078 <text:s text:c="2"/>14916</text:p>
          </table:table-cell>
          <table:table-cell/>
          <table:table-cell table:formula="of:=LEFT([.A316];5)" office:value-type="string" office:string-value="91078" calcext:value-type="string">
            <text:p>91078</text:p>
          </table:table-cell>
          <table:table-cell table:formula="of:=RIGHT([.A316];5)" office:value-type="string" office:string-value="14916" calcext:value-type="string">
            <text:p>14916</text:p>
          </table:table-cell>
          <table:table-cell office:value-type="string" office:string-value="37827" calcext:value-type="string">
            <text:p>37827</text:p>
          </table:table-cell>
          <table:table-cell office:value-type="string" office:string-value="40724" calcext:value-type="string">
            <text:p>40724</text:p>
          </table:table-cell>
          <table:table-cell table:formula="of:=ABS([.E316]-[.F316])" office:value-type="float" office:value="2897" calcext:value-type="float">
            <text:p>2897</text:p>
          </table:table-cell>
          <table:table-cell table:number-columns-repeated="2"/>
          <table:table-cell table:formula="of:=COUNTIF([.D$2:.D$1001];[.C316])" office:value-type="float" office:value="0" calcext:value-type="float">
            <text:p>0</text:p>
          </table:table-cell>
          <table:table-cell table:formula="of:=[.C316]*[.J3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613 <text:s text:c="2"/>81450</text:p>
          </table:table-cell>
          <table:table-cell/>
          <table:table-cell table:formula="of:=LEFT([.A317];5)" office:value-type="string" office:string-value="87613" calcext:value-type="string">
            <text:p>87613</text:p>
          </table:table-cell>
          <table:table-cell table:formula="of:=RIGHT([.A317];5)" office:value-type="string" office:string-value="81450" calcext:value-type="string">
            <text:p>81450</text:p>
          </table:table-cell>
          <table:table-cell office:value-type="string" office:string-value="37902" calcext:value-type="string">
            <text:p>37902</text:p>
          </table:table-cell>
          <table:table-cell office:value-type="string" office:string-value="40786" calcext:value-type="string">
            <text:p>40786</text:p>
          </table:table-cell>
          <table:table-cell table:formula="of:=ABS([.E317]-[.F317])" office:value-type="float" office:value="2884" calcext:value-type="float">
            <text:p>2884</text:p>
          </table:table-cell>
          <table:table-cell table:number-columns-repeated="2"/>
          <table:table-cell table:formula="of:=COUNTIF([.D$2:.D$1001];[.C317])" office:value-type="float" office:value="0" calcext:value-type="float">
            <text:p>0</text:p>
          </table:table-cell>
          <table:table-cell table:formula="of:=[.C317]*[.J3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950 <text:s text:c="2"/>29904</text:p>
          </table:table-cell>
          <table:table-cell/>
          <table:table-cell table:formula="of:=LEFT([.A318];5)" office:value-type="string" office:string-value="68950" calcext:value-type="string">
            <text:p>68950</text:p>
          </table:table-cell>
          <table:table-cell table:formula="of:=RIGHT([.A318];5)" office:value-type="string" office:string-value="29904" calcext:value-type="string">
            <text:p>29904</text:p>
          </table:table-cell>
          <table:table-cell office:value-type="string" office:string-value="38197" calcext:value-type="string">
            <text:p>38197</text:p>
          </table:table-cell>
          <table:table-cell office:value-type="string" office:string-value="40822" calcext:value-type="string">
            <text:p>40822</text:p>
          </table:table-cell>
          <table:table-cell table:formula="of:=ABS([.E318]-[.F318])" office:value-type="float" office:value="2625" calcext:value-type="float">
            <text:p>2625</text:p>
          </table:table-cell>
          <table:table-cell table:number-columns-repeated="2"/>
          <table:table-cell table:formula="of:=COUNTIF([.D$2:.D$1001];[.C318])" office:value-type="float" office:value="0" calcext:value-type="float">
            <text:p>0</text:p>
          </table:table-cell>
          <table:table-cell table:formula="of:=[.C318]*[.J3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860 <text:s text:c="2"/>29681</text:p>
          </table:table-cell>
          <table:table-cell/>
          <table:table-cell table:formula="of:=LEFT([.A319];5)" office:value-type="string" office:string-value="92860" calcext:value-type="string">
            <text:p>92860</text:p>
          </table:table-cell>
          <table:table-cell table:formula="of:=RIGHT([.A319];5)" office:value-type="string" office:string-value="29681" calcext:value-type="string">
            <text:p>29681</text:p>
          </table:table-cell>
          <table:table-cell office:value-type="string" office:string-value="38668" calcext:value-type="string">
            <text:p>38668</text:p>
          </table:table-cell>
          <table:table-cell office:value-type="string" office:string-value="40921" calcext:value-type="string">
            <text:p>40921</text:p>
          </table:table-cell>
          <table:table-cell table:formula="of:=ABS([.E319]-[.F319])" office:value-type="float" office:value="2253" calcext:value-type="float">
            <text:p>2253</text:p>
          </table:table-cell>
          <table:table-cell table:number-columns-repeated="2"/>
          <table:table-cell table:formula="of:=COUNTIF([.D$2:.D$1001];[.C319])" office:value-type="float" office:value="0" calcext:value-type="float">
            <text:p>0</text:p>
          </table:table-cell>
          <table:table-cell table:formula="of:=[.C319]*[.J3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548 <text:s text:c="2"/>26634</text:p>
          </table:table-cell>
          <table:table-cell/>
          <table:table-cell table:formula="of:=LEFT([.A320];5)" office:value-type="string" office:string-value="97548" calcext:value-type="string">
            <text:p>97548</text:p>
          </table:table-cell>
          <table:table-cell table:formula="of:=RIGHT([.A320];5)" office:value-type="string" office:string-value="26634" calcext:value-type="string">
            <text:p>26634</text:p>
          </table:table-cell>
          <table:table-cell office:value-type="string" office:string-value="38965" calcext:value-type="string">
            <text:p>38965</text:p>
          </table:table-cell>
          <table:table-cell office:value-type="string" office:string-value="40953" calcext:value-type="string">
            <text:p>40953</text:p>
          </table:table-cell>
          <table:table-cell table:formula="of:=ABS([.E320]-[.F320])" office:value-type="float" office:value="1988" calcext:value-type="float">
            <text:p>1988</text:p>
          </table:table-cell>
          <table:table-cell table:number-columns-repeated="2"/>
          <table:table-cell table:formula="of:=COUNTIF([.D$2:.D$1001];[.C320])" office:value-type="float" office:value="0" calcext:value-type="float">
            <text:p>0</text:p>
          </table:table-cell>
          <table:table-cell table:formula="of:=[.C320]*[.J3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120 <text:s text:c="2"/>46867</text:p>
          </table:table-cell>
          <table:table-cell/>
          <table:table-cell table:formula="of:=LEFT([.A321];5)" office:value-type="string" office:string-value="94120" calcext:value-type="string">
            <text:p>94120</text:p>
          </table:table-cell>
          <table:table-cell table:formula="of:=RIGHT([.A321];5)" office:value-type="string" office:string-value="46867" calcext:value-type="string">
            <text:p>46867</text:p>
          </table:table-cell>
          <table:table-cell office:value-type="string" office:string-value="39225" calcext:value-type="string">
            <text:p>39225</text:p>
          </table:table-cell>
          <table:table-cell office:value-type="string" office:string-value="41337" calcext:value-type="string">
            <text:p>41337</text:p>
          </table:table-cell>
          <table:table-cell table:formula="of:=ABS([.E321]-[.F321])" office:value-type="float" office:value="2112" calcext:value-type="float">
            <text:p>2112</text:p>
          </table:table-cell>
          <table:table-cell table:number-columns-repeated="2"/>
          <table:table-cell table:formula="of:=COUNTIF([.D$2:.D$1001];[.C321])" office:value-type="float" office:value="0" calcext:value-type="float">
            <text:p>0</text:p>
          </table:table-cell>
          <table:table-cell table:formula="of:=[.C321]*[.J3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885 <text:s text:c="2"/>51516</text:p>
          </table:table-cell>
          <table:table-cell/>
          <table:table-cell table:formula="of:=LEFT([.A322];5)" office:value-type="string" office:string-value="65885" calcext:value-type="string">
            <text:p>65885</text:p>
          </table:table-cell>
          <table:table-cell table:formula="of:=RIGHT([.A322];5)" office:value-type="string" office:string-value="51516" calcext:value-type="string">
            <text:p>51516</text:p>
          </table:table-cell>
          <table:table-cell office:value-type="string" office:string-value="39258" calcext:value-type="string">
            <text:p>39258</text:p>
          </table:table-cell>
          <table:table-cell office:value-type="string" office:string-value="41799" calcext:value-type="string">
            <text:p>41799</text:p>
          </table:table-cell>
          <table:table-cell table:formula="of:=ABS([.E322]-[.F322])" office:value-type="float" office:value="2541" calcext:value-type="float">
            <text:p>2541</text:p>
          </table:table-cell>
          <table:table-cell table:number-columns-repeated="2"/>
          <table:table-cell table:formula="of:=COUNTIF([.D$2:.D$1001];[.C322])" office:value-type="float" office:value="0" calcext:value-type="float">
            <text:p>0</text:p>
          </table:table-cell>
          <table:table-cell table:formula="of:=[.C322]*[.J3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925 <text:s text:c="2"/>71162</text:p>
          </table:table-cell>
          <table:table-cell/>
          <table:table-cell table:formula="of:=LEFT([.A323];5)" office:value-type="string" office:string-value="93925" calcext:value-type="string">
            <text:p>93925</text:p>
          </table:table-cell>
          <table:table-cell table:formula="of:=RIGHT([.A323];5)" office:value-type="string" office:string-value="71162" calcext:value-type="string">
            <text:p>71162</text:p>
          </table:table-cell>
          <table:table-cell office:value-type="string" office:string-value="39295" calcext:value-type="string">
            <text:p>39295</text:p>
          </table:table-cell>
          <table:table-cell office:value-type="string" office:string-value="42340" calcext:value-type="string">
            <text:p>42340</text:p>
          </table:table-cell>
          <table:table-cell table:formula="of:=ABS([.E323]-[.F323])" office:value-type="float" office:value="3045" calcext:value-type="float">
            <text:p>3045</text:p>
          </table:table-cell>
          <table:table-cell table:number-columns-repeated="2"/>
          <table:table-cell table:formula="of:=COUNTIF([.D$2:.D$1001];[.C323])" office:value-type="float" office:value="0" calcext:value-type="float">
            <text:p>0</text:p>
          </table:table-cell>
          <table:table-cell table:formula="of:=[.C323]*[.J3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57 <text:s text:c="2"/>13284</text:p>
          </table:table-cell>
          <table:table-cell/>
          <table:table-cell table:formula="of:=LEFT([.A324];5)" office:value-type="string" office:string-value="65057" calcext:value-type="string">
            <text:p>65057</text:p>
          </table:table-cell>
          <table:table-cell table:formula="of:=RIGHT([.A324];5)" office:value-type="string" office:string-value="13284" calcext:value-type="string">
            <text:p>13284</text:p>
          </table:table-cell>
          <table:table-cell office:value-type="string" office:string-value="39340" calcext:value-type="string">
            <text:p>39340</text:p>
          </table:table-cell>
          <table:table-cell office:value-type="string" office:string-value="42477" calcext:value-type="string">
            <text:p>42477</text:p>
          </table:table-cell>
          <table:table-cell table:formula="of:=ABS([.E324]-[.F324])" office:value-type="float" office:value="3137" calcext:value-type="float">
            <text:p>3137</text:p>
          </table:table-cell>
          <table:table-cell table:number-columns-repeated="2"/>
          <table:table-cell table:formula="of:=COUNTIF([.D$2:.D$1001];[.C324])" office:value-type="float" office:value="0" calcext:value-type="float">
            <text:p>0</text:p>
          </table:table-cell>
          <table:table-cell table:formula="of:=[.C324]*[.J3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652 <text:s text:c="2"/>75587</text:p>
          </table:table-cell>
          <table:table-cell/>
          <table:table-cell table:formula="of:=LEFT([.A325];5)" office:value-type="string" office:string-value="47652" calcext:value-type="string">
            <text:p>47652</text:p>
          </table:table-cell>
          <table:table-cell table:formula="of:=RIGHT([.A325];5)" office:value-type="string" office:string-value="75587" calcext:value-type="string">
            <text:p>75587</text:p>
          </table:table-cell>
          <table:table-cell office:value-type="string" office:string-value="39670" calcext:value-type="string">
            <text:p>39670</text:p>
          </table:table-cell>
          <table:table-cell office:value-type="string" office:string-value="42508" calcext:value-type="string">
            <text:p>42508</text:p>
          </table:table-cell>
          <table:table-cell table:formula="of:=ABS([.E325]-[.F325])" office:value-type="float" office:value="2838" calcext:value-type="float">
            <text:p>2838</text:p>
          </table:table-cell>
          <table:table-cell table:number-columns-repeated="2"/>
          <table:table-cell table:formula="of:=COUNTIF([.D$2:.D$1001];[.C325])" office:value-type="float" office:value="0" calcext:value-type="float">
            <text:p>0</text:p>
          </table:table-cell>
          <table:table-cell table:formula="of:=[.C325]*[.J3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143 <text:s text:c="2"/>16768</text:p>
          </table:table-cell>
          <table:table-cell/>
          <table:table-cell table:formula="of:=LEFT([.A326];5)" office:value-type="string" office:string-value="90143" calcext:value-type="string">
            <text:p>90143</text:p>
          </table:table-cell>
          <table:table-cell table:formula="of:=RIGHT([.A326];5)" office:value-type="string" office:string-value="16768" calcext:value-type="string">
            <text:p>16768</text:p>
          </table:table-cell>
          <table:table-cell office:value-type="string" office:string-value="39685" calcext:value-type="string">
            <text:p>39685</text:p>
          </table:table-cell>
          <table:table-cell office:value-type="string" office:string-value="42665" calcext:value-type="string">
            <text:p>42665</text:p>
          </table:table-cell>
          <table:table-cell table:formula="of:=ABS([.E326]-[.F326])" office:value-type="float" office:value="2980" calcext:value-type="float">
            <text:p>2980</text:p>
          </table:table-cell>
          <table:table-cell table:number-columns-repeated="2"/>
          <table:table-cell table:formula="of:=COUNTIF([.D$2:.D$1001];[.C326])" office:value-type="float" office:value="0" calcext:value-type="float">
            <text:p>0</text:p>
          </table:table-cell>
          <table:table-cell table:formula="of:=[.C326]*[.J3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958 <text:s text:c="2"/>13575</text:p>
          </table:table-cell>
          <table:table-cell/>
          <table:table-cell table:formula="of:=LEFT([.A327];5)" office:value-type="string" office:string-value="22958" calcext:value-type="string">
            <text:p>22958</text:p>
          </table:table-cell>
          <table:table-cell table:formula="of:=RIGHT([.A327];5)" office:value-type="string" office:string-value="13575" calcext:value-type="string">
            <text:p>13575</text:p>
          </table:table-cell>
          <table:table-cell office:value-type="string" office:string-value="39759" calcext:value-type="string">
            <text:p>39759</text:p>
          </table:table-cell>
          <table:table-cell office:value-type="string" office:string-value="42820" calcext:value-type="string">
            <text:p>42820</text:p>
          </table:table-cell>
          <table:table-cell table:formula="of:=ABS([.E327]-[.F327])" office:value-type="float" office:value="3061" calcext:value-type="float">
            <text:p>3061</text:p>
          </table:table-cell>
          <table:table-cell table:number-columns-repeated="2"/>
          <table:table-cell table:formula="of:=COUNTIF([.D$2:.D$1001];[.C327])" office:value-type="float" office:value="0" calcext:value-type="float">
            <text:p>0</text:p>
          </table:table-cell>
          <table:table-cell table:formula="of:=[.C327]*[.J3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110 <text:s text:c="2"/>56571</text:p>
          </table:table-cell>
          <table:table-cell/>
          <table:table-cell table:formula="of:=LEFT([.A328];5)" office:value-type="string" office:string-value="19110" calcext:value-type="string">
            <text:p>19110</text:p>
          </table:table-cell>
          <table:table-cell table:formula="of:=RIGHT([.A328];5)" office:value-type="string" office:string-value="56571" calcext:value-type="string">
            <text:p>56571</text:p>
          </table:table-cell>
          <table:table-cell office:value-type="string" office:string-value="39808" calcext:value-type="string">
            <text:p>39808</text:p>
          </table:table-cell>
          <table:table-cell office:value-type="string" office:string-value="43008" calcext:value-type="string">
            <text:p>43008</text:p>
          </table:table-cell>
          <table:table-cell table:formula="of:=ABS([.E328]-[.F328])" office:value-type="float" office:value="3200" calcext:value-type="float">
            <text:p>3200</text:p>
          </table:table-cell>
          <table:table-cell table:number-columns-repeated="2"/>
          <table:table-cell table:formula="of:=COUNTIF([.D$2:.D$1001];[.C328])" office:value-type="float" office:value="0" calcext:value-type="float">
            <text:p>0</text:p>
          </table:table-cell>
          <table:table-cell table:formula="of:=[.C328]*[.J3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991 <text:s text:c="2"/>86313</text:p>
          </table:table-cell>
          <table:table-cell/>
          <table:table-cell table:formula="of:=LEFT([.A329];5)" office:value-type="string" office:string-value="90991" calcext:value-type="string">
            <text:p>90991</text:p>
          </table:table-cell>
          <table:table-cell table:formula="of:=RIGHT([.A329];5)" office:value-type="string" office:string-value="86313" calcext:value-type="string">
            <text:p>86313</text:p>
          </table:table-cell>
          <table:table-cell office:value-type="string" office:string-value="39843" calcext:value-type="string">
            <text:p>39843</text:p>
          </table:table-cell>
          <table:table-cell office:value-type="string" office:string-value="43083" calcext:value-type="string">
            <text:p>43083</text:p>
          </table:table-cell>
          <table:table-cell table:formula="of:=ABS([.E329]-[.F329])" office:value-type="float" office:value="3240" calcext:value-type="float">
            <text:p>3240</text:p>
          </table:table-cell>
          <table:table-cell table:number-columns-repeated="2"/>
          <table:table-cell table:formula="of:=COUNTIF([.D$2:.D$1001];[.C329])" office:value-type="float" office:value="0" calcext:value-type="float">
            <text:p>0</text:p>
          </table:table-cell>
          <table:table-cell table:formula="of:=[.C329]*[.J3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342 <text:s text:c="2"/>49453</text:p>
          </table:table-cell>
          <table:table-cell/>
          <table:table-cell table:formula="of:=LEFT([.A330];5)" office:value-type="string" office:string-value="86342" calcext:value-type="string">
            <text:p>86342</text:p>
          </table:table-cell>
          <table:table-cell table:formula="of:=RIGHT([.A330];5)" office:value-type="string" office:string-value="49453" calcext:value-type="string">
            <text:p>49453</text:p>
          </table:table-cell>
          <table:table-cell office:value-type="string" office:string-value="39850" calcext:value-type="string">
            <text:p>39850</text:p>
          </table:table-cell>
          <table:table-cell office:value-type="string" office:string-value="43091" calcext:value-type="string">
            <text:p>43091</text:p>
          </table:table-cell>
          <table:table-cell table:formula="of:=ABS([.E330]-[.F330])" office:value-type="float" office:value="3241" calcext:value-type="float">
            <text:p>3241</text:p>
          </table:table-cell>
          <table:table-cell table:number-columns-repeated="2"/>
          <table:table-cell table:formula="of:=COUNTIF([.D$2:.D$1001];[.C330])" office:value-type="float" office:value="0" calcext:value-type="float">
            <text:p>0</text:p>
          </table:table-cell>
          <table:table-cell table:formula="of:=[.C330]*[.J3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474 <text:s text:c="2"/>89542</text:p>
          </table:table-cell>
          <table:table-cell/>
          <table:table-cell table:formula="of:=LEFT([.A331];5)" office:value-type="string" office:string-value="13474" calcext:value-type="string">
            <text:p>13474</text:p>
          </table:table-cell>
          <table:table-cell table:formula="of:=RIGHT([.A331];5)" office:value-type="string" office:string-value="89542" calcext:value-type="string">
            <text:p>89542</text:p>
          </table:table-cell>
          <table:table-cell office:value-type="string" office:string-value="39855" calcext:value-type="string">
            <text:p>39855</text:p>
          </table:table-cell>
          <table:table-cell office:value-type="string" office:string-value="43109" calcext:value-type="string">
            <text:p>43109</text:p>
          </table:table-cell>
          <table:table-cell table:formula="of:=ABS([.E331]-[.F331])" office:value-type="float" office:value="3254" calcext:value-type="float">
            <text:p>3254</text:p>
          </table:table-cell>
          <table:table-cell table:number-columns-repeated="2"/>
          <table:table-cell table:formula="of:=COUNTIF([.D$2:.D$1001];[.C331])" office:value-type="float" office:value="0" calcext:value-type="float">
            <text:p>0</text:p>
          </table:table-cell>
          <table:table-cell table:formula="of:=[.C331]*[.J3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258 <text:s text:c="2"/>60854</text:p>
          </table:table-cell>
          <table:table-cell/>
          <table:table-cell table:formula="of:=LEFT([.A332];5)" office:value-type="string" office:string-value="39258" calcext:value-type="string">
            <text:p>39258</text:p>
          </table:table-cell>
          <table:table-cell table:formula="of:=RIGHT([.A332];5)" office:value-type="string" office:string-value="60854" calcext:value-type="string">
            <text:p>60854</text:p>
          </table:table-cell>
          <table:table-cell office:value-type="string" office:string-value="39895" calcext:value-type="string">
            <text:p>39895</text:p>
          </table:table-cell>
          <table:table-cell office:value-type="string" office:string-value="43167" calcext:value-type="string">
            <text:p>43167</text:p>
          </table:table-cell>
          <table:table-cell table:formula="of:=ABS([.E332]-[.F332])" office:value-type="float" office:value="3272" calcext:value-type="float">
            <text:p>3272</text:p>
          </table:table-cell>
          <table:table-cell table:number-columns-repeated="2"/>
          <table:table-cell table:formula="of:=COUNTIF([.D$2:.D$1001];[.C332])" office:value-type="float" office:value="0" calcext:value-type="float">
            <text:p>0</text:p>
          </table:table-cell>
          <table:table-cell table:formula="of:=[.C332]*[.J3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081 <text:s text:c="2"/>78421</text:p>
          </table:table-cell>
          <table:table-cell/>
          <table:table-cell table:formula="of:=LEFT([.A333];5)" office:value-type="string" office:string-value="32081" calcext:value-type="string">
            <text:p>32081</text:p>
          </table:table-cell>
          <table:table-cell table:formula="of:=RIGHT([.A333];5)" office:value-type="string" office:string-value="78421" calcext:value-type="string">
            <text:p>78421</text:p>
          </table:table-cell>
          <table:table-cell office:value-type="string" office:string-value="40085" calcext:value-type="string">
            <text:p>40085</text:p>
          </table:table-cell>
          <table:table-cell office:value-type="string" office:string-value="43277" calcext:value-type="string">
            <text:p>43277</text:p>
          </table:table-cell>
          <table:table-cell table:formula="of:=ABS([.E333]-[.F333])" office:value-type="float" office:value="3192" calcext:value-type="float">
            <text:p>3192</text:p>
          </table:table-cell>
          <table:table-cell table:number-columns-repeated="2"/>
          <table:table-cell table:formula="of:=COUNTIF([.D$2:.D$1001];[.C333])" office:value-type="float" office:value="0" calcext:value-type="float">
            <text:p>0</text:p>
          </table:table-cell>
          <table:table-cell table:formula="of:=[.C333]*[.J3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662 <text:s text:c="2"/>60854</text:p>
          </table:table-cell>
          <table:table-cell/>
          <table:table-cell table:formula="of:=LEFT([.A334];5)" office:value-type="string" office:string-value="59662" calcext:value-type="string">
            <text:p>59662</text:p>
          </table:table-cell>
          <table:table-cell table:formula="of:=RIGHT([.A334];5)" office:value-type="string" office:string-value="60854" calcext:value-type="string">
            <text:p>60854</text:p>
          </table:table-cell>
          <table:table-cell office:value-type="string" office:string-value="40175" calcext:value-type="string">
            <text:p>40175</text:p>
          </table:table-cell>
          <table:table-cell office:value-type="string" office:string-value="43406" calcext:value-type="string">
            <text:p>43406</text:p>
          </table:table-cell>
          <table:table-cell table:formula="of:=ABS([.E334]-[.F334])" office:value-type="float" office:value="3231" calcext:value-type="float">
            <text:p>3231</text:p>
          </table:table-cell>
          <table:table-cell table:number-columns-repeated="2"/>
          <table:table-cell table:formula="of:=COUNTIF([.D$2:.D$1001];[.C334])" office:value-type="float" office:value="0" calcext:value-type="float">
            <text:p>0</text:p>
          </table:table-cell>
          <table:table-cell table:formula="of:=[.C334]*[.J3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568 <text:s text:c="2"/>24365</text:p>
          </table:table-cell>
          <table:table-cell/>
          <table:table-cell table:formula="of:=LEFT([.A335];5)" office:value-type="string" office:string-value="77568" calcext:value-type="string">
            <text:p>77568</text:p>
          </table:table-cell>
          <table:table-cell table:formula="of:=RIGHT([.A335];5)" office:value-type="string" office:string-value="24365" calcext:value-type="string">
            <text:p>24365</text:p>
          </table:table-cell>
          <table:table-cell office:value-type="string" office:string-value="40256" calcext:value-type="string">
            <text:p>40256</text:p>
          </table:table-cell>
          <table:table-cell office:value-type="string" office:string-value="43526" calcext:value-type="string">
            <text:p>43526</text:p>
          </table:table-cell>
          <table:table-cell table:formula="of:=ABS([.E335]-[.F335])" office:value-type="float" office:value="3270" calcext:value-type="float">
            <text:p>3270</text:p>
          </table:table-cell>
          <table:table-cell table:number-columns-repeated="2"/>
          <table:table-cell table:formula="of:=COUNTIF([.D$2:.D$1001];[.C335])" office:value-type="float" office:value="0" calcext:value-type="float">
            <text:p>0</text:p>
          </table:table-cell>
          <table:table-cell table:formula="of:=[.C335]*[.J3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287 <text:s text:c="2"/>64963</text:p>
          </table:table-cell>
          <table:table-cell/>
          <table:table-cell table:formula="of:=LEFT([.A336];5)" office:value-type="string" office:string-value="26287" calcext:value-type="string">
            <text:p>26287</text:p>
          </table:table-cell>
          <table:table-cell table:formula="of:=RIGHT([.A336];5)" office:value-type="string" office:string-value="64963" calcext:value-type="string">
            <text:p>64963</text:p>
          </table:table-cell>
          <table:table-cell office:value-type="string" office:string-value="40291" calcext:value-type="string">
            <text:p>40291</text:p>
          </table:table-cell>
          <table:table-cell office:value-type="string" office:string-value="43592" calcext:value-type="string">
            <text:p>43592</text:p>
          </table:table-cell>
          <table:table-cell table:formula="of:=ABS([.E336]-[.F336])" office:value-type="float" office:value="3301" calcext:value-type="float">
            <text:p>3301</text:p>
          </table:table-cell>
          <table:table-cell table:number-columns-repeated="2"/>
          <table:table-cell table:formula="of:=COUNTIF([.D$2:.D$1001];[.C336])" office:value-type="float" office:value="0" calcext:value-type="float">
            <text:p>0</text:p>
          </table:table-cell>
          <table:table-cell table:formula="of:=[.C336]*[.J3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097 <text:s text:c="2"/>56013</text:p>
          </table:table-cell>
          <table:table-cell/>
          <table:table-cell table:formula="of:=LEFT([.A337];5)" office:value-type="string" office:string-value="73097" calcext:value-type="string">
            <text:p>73097</text:p>
          </table:table-cell>
          <table:table-cell table:formula="of:=RIGHT([.A337];5)" office:value-type="string" office:string-value="56013" calcext:value-type="string">
            <text:p>56013</text:p>
          </table:table-cell>
          <table:table-cell office:value-type="string" office:string-value="40308" calcext:value-type="string">
            <text:p>40308</text:p>
          </table:table-cell>
          <table:table-cell office:value-type="string" office:string-value="43603" calcext:value-type="string">
            <text:p>43603</text:p>
          </table:table-cell>
          <table:table-cell table:formula="of:=ABS([.E337]-[.F337])" office:value-type="float" office:value="3295" calcext:value-type="float">
            <text:p>3295</text:p>
          </table:table-cell>
          <table:table-cell table:number-columns-repeated="2"/>
          <table:table-cell table:formula="of:=COUNTIF([.D$2:.D$1001];[.C337])" office:value-type="float" office:value="0" calcext:value-type="float">
            <text:p>0</text:p>
          </table:table-cell>
          <table:table-cell table:formula="of:=[.C337]*[.J3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459 <text:s text:c="2"/>97422</text:p>
          </table:table-cell>
          <table:table-cell/>
          <table:table-cell table:formula="of:=LEFT([.A338];5)" office:value-type="string" office:string-value="65459" calcext:value-type="string">
            <text:p>65459</text:p>
          </table:table-cell>
          <table:table-cell table:formula="of:=RIGHT([.A338];5)" office:value-type="string" office:string-value="97422" calcext:value-type="string">
            <text:p>97422</text:p>
          </table:table-cell>
          <table:table-cell office:value-type="string" office:string-value="40335" calcext:value-type="string">
            <text:p>40335</text:p>
          </table:table-cell>
          <table:table-cell office:value-type="string" office:string-value="43603" calcext:value-type="string">
            <text:p>43603</text:p>
          </table:table-cell>
          <table:table-cell table:formula="of:=ABS([.E338]-[.F338])" office:value-type="float" office:value="3268" calcext:value-type="float">
            <text:p>3268</text:p>
          </table:table-cell>
          <table:table-cell table:number-columns-repeated="2"/>
          <table:table-cell table:formula="of:=COUNTIF([.D$2:.D$1001];[.C338])" office:value-type="float" office:value="0" calcext:value-type="float">
            <text:p>0</text:p>
          </table:table-cell>
          <table:table-cell table:formula="of:=[.C338]*[.J3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222 <text:s text:c="2"/>20848</text:p>
          </table:table-cell>
          <table:table-cell/>
          <table:table-cell table:formula="of:=LEFT([.A339];5)" office:value-type="string" office:string-value="15222" calcext:value-type="string">
            <text:p>15222</text:p>
          </table:table-cell>
          <table:table-cell table:formula="of:=RIGHT([.A339];5)" office:value-type="string" office:string-value="20848" calcext:value-type="string">
            <text:p>20848</text:p>
          </table:table-cell>
          <table:table-cell office:value-type="string" office:string-value="40351" calcext:value-type="string">
            <text:p>40351</text:p>
          </table:table-cell>
          <table:table-cell office:value-type="string" office:string-value="43603" calcext:value-type="string">
            <text:p>43603</text:p>
          </table:table-cell>
          <table:table-cell table:formula="of:=ABS([.E339]-[.F339])" office:value-type="float" office:value="3252" calcext:value-type="float">
            <text:p>3252</text:p>
          </table:table-cell>
          <table:table-cell table:number-columns-repeated="2"/>
          <table:table-cell table:formula="of:=COUNTIF([.D$2:.D$1001];[.C339])" office:value-type="float" office:value="0" calcext:value-type="float">
            <text:p>0</text:p>
          </table:table-cell>
          <table:table-cell table:formula="of:=[.C339]*[.J3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198 <text:s text:c="2"/>46293</text:p>
          </table:table-cell>
          <table:table-cell/>
          <table:table-cell table:formula="of:=LEFT([.A340];5)" office:value-type="string" office:string-value="94198" calcext:value-type="string">
            <text:p>94198</text:p>
          </table:table-cell>
          <table:table-cell table:formula="of:=RIGHT([.A340];5)" office:value-type="string" office:string-value="46293" calcext:value-type="string">
            <text:p>46293</text:p>
          </table:table-cell>
          <table:table-cell office:value-type="string" office:string-value="40356" calcext:value-type="string">
            <text:p>40356</text:p>
          </table:table-cell>
          <table:table-cell office:value-type="string" office:string-value="43603" calcext:value-type="string">
            <text:p>43603</text:p>
          </table:table-cell>
          <table:table-cell table:formula="of:=ABS([.E340]-[.F340])" office:value-type="float" office:value="3247" calcext:value-type="float">
            <text:p>3247</text:p>
          </table:table-cell>
          <table:table-cell table:number-columns-repeated="2"/>
          <table:table-cell table:formula="of:=COUNTIF([.D$2:.D$1001];[.C340])" office:value-type="float" office:value="0" calcext:value-type="float">
            <text:p>0</text:p>
          </table:table-cell>
          <table:table-cell table:formula="of:=[.C340]*[.J3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524 <text:s text:c="2"/>54464</text:p>
          </table:table-cell>
          <table:table-cell/>
          <table:table-cell table:formula="of:=LEFT([.A341];5)" office:value-type="string" office:string-value="31524" calcext:value-type="string">
            <text:p>31524</text:p>
          </table:table-cell>
          <table:table-cell table:formula="of:=RIGHT([.A341];5)" office:value-type="string" office:string-value="54464" calcext:value-type="string">
            <text:p>54464</text:p>
          </table:table-cell>
          <table:table-cell office:value-type="string" office:string-value="40374" calcext:value-type="string">
            <text:p>40374</text:p>
          </table:table-cell>
          <table:table-cell office:value-type="string" office:string-value="43603" calcext:value-type="string">
            <text:p>43603</text:p>
          </table:table-cell>
          <table:table-cell table:formula="of:=ABS([.E341]-[.F341])" office:value-type="float" office:value="3229" calcext:value-type="float">
            <text:p>3229</text:p>
          </table:table-cell>
          <table:table-cell table:number-columns-repeated="2"/>
          <table:table-cell table:formula="of:=COUNTIF([.D$2:.D$1001];[.C341])" office:value-type="float" office:value="0" calcext:value-type="float">
            <text:p>0</text:p>
          </table:table-cell>
          <table:table-cell table:formula="of:=[.C341]*[.J3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524 <text:s text:c="2"/>13431</text:p>
          </table:table-cell>
          <table:table-cell/>
          <table:table-cell table:formula="of:=LEFT([.A342];5)" office:value-type="string" office:string-value="62524" calcext:value-type="string">
            <text:p>62524</text:p>
          </table:table-cell>
          <table:table-cell table:formula="of:=RIGHT([.A342];5)" office:value-type="string" office:string-value="13431" calcext:value-type="string">
            <text:p>13431</text:p>
          </table:table-cell>
          <table:table-cell office:value-type="string" office:string-value="40648" calcext:value-type="string">
            <text:p>40648</text:p>
          </table:table-cell>
          <table:table-cell office:value-type="string" office:string-value="43603" calcext:value-type="string">
            <text:p>43603</text:p>
          </table:table-cell>
          <table:table-cell table:formula="of:=ABS([.E342]-[.F342])" office:value-type="float" office:value="2955" calcext:value-type="float">
            <text:p>2955</text:p>
          </table:table-cell>
          <table:table-cell table:number-columns-repeated="2"/>
          <table:table-cell table:formula="of:=COUNTIF([.D$2:.D$1001];[.C342])" office:value-type="float" office:value="0" calcext:value-type="float">
            <text:p>0</text:p>
          </table:table-cell>
          <table:table-cell table:formula="of:=[.C342]*[.J3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731 <text:s text:c="2"/>23054</text:p>
          </table:table-cell>
          <table:table-cell/>
          <table:table-cell table:formula="of:=LEFT([.A343];5)" office:value-type="string" office:string-value="63731" calcext:value-type="string">
            <text:p>63731</text:p>
          </table:table-cell>
          <table:table-cell table:formula="of:=RIGHT([.A343];5)" office:value-type="string" office:string-value="23054" calcext:value-type="string">
            <text:p>23054</text:p>
          </table:table-cell>
          <table:table-cell office:value-type="string" office:string-value="40819" calcext:value-type="string">
            <text:p>40819</text:p>
          </table:table-cell>
          <table:table-cell office:value-type="string" office:string-value="43603" calcext:value-type="string">
            <text:p>43603</text:p>
          </table:table-cell>
          <table:table-cell table:formula="of:=ABS([.E343]-[.F343])" office:value-type="float" office:value="2784" calcext:value-type="float">
            <text:p>2784</text:p>
          </table:table-cell>
          <table:table-cell table:number-columns-repeated="2"/>
          <table:table-cell table:formula="of:=COUNTIF([.D$2:.D$1001];[.C343])" office:value-type="float" office:value="0" calcext:value-type="float">
            <text:p>0</text:p>
          </table:table-cell>
          <table:table-cell table:formula="of:=[.C343]*[.J3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492 <text:s text:c="2"/>58590</text:p>
          </table:table-cell>
          <table:table-cell/>
          <table:table-cell table:formula="of:=LEFT([.A344];5)" office:value-type="string" office:string-value="94492" calcext:value-type="string">
            <text:p>94492</text:p>
          </table:table-cell>
          <table:table-cell table:formula="of:=RIGHT([.A344];5)" office:value-type="string" office:string-value="58590" calcext:value-type="string">
            <text:p>58590</text:p>
          </table:table-cell>
          <table:table-cell office:value-type="string" office:string-value="40863" calcext:value-type="string">
            <text:p>40863</text:p>
          </table:table-cell>
          <table:table-cell office:value-type="string" office:string-value="43603" calcext:value-type="string">
            <text:p>43603</text:p>
          </table:table-cell>
          <table:table-cell table:formula="of:=ABS([.E344]-[.F344])" office:value-type="float" office:value="2740" calcext:value-type="float">
            <text:p>2740</text:p>
          </table:table-cell>
          <table:table-cell table:number-columns-repeated="2"/>
          <table:table-cell table:formula="of:=COUNTIF([.D$2:.D$1001];[.C344])" office:value-type="float" office:value="0" calcext:value-type="float">
            <text:p>0</text:p>
          </table:table-cell>
          <table:table-cell table:formula="of:=[.C344]*[.J3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340 <text:s text:c="2"/>89542</text:p>
          </table:table-cell>
          <table:table-cell/>
          <table:table-cell table:formula="of:=LEFT([.A345];5)" office:value-type="string" office:string-value="39340" calcext:value-type="string">
            <text:p>39340</text:p>
          </table:table-cell>
          <table:table-cell table:formula="of:=RIGHT([.A345];5)" office:value-type="string" office:string-value="89542" calcext:value-type="string">
            <text:p>89542</text:p>
          </table:table-cell>
          <table:table-cell office:value-type="string" office:string-value="40966" calcext:value-type="string">
            <text:p>40966</text:p>
          </table:table-cell>
          <table:table-cell office:value-type="string" office:string-value="43603" calcext:value-type="string">
            <text:p>43603</text:p>
          </table:table-cell>
          <table:table-cell table:formula="of:=ABS([.E345]-[.F345])" office:value-type="float" office:value="2637" calcext:value-type="float">
            <text:p>2637</text:p>
          </table:table-cell>
          <table:table-cell table:number-columns-repeated="2"/>
          <table:table-cell table:formula="of:=COUNTIF([.D$2:.D$1001];[.C345])" office:value-type="float" office:value="0" calcext:value-type="float">
            <text:p>0</text:p>
          </table:table-cell>
          <table:table-cell table:formula="of:=[.C345]*[.J3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341 <text:s text:c="2"/>94382</text:p>
          </table:table-cell>
          <table:table-cell/>
          <table:table-cell table:formula="of:=LEFT([.A346];5)" office:value-type="string" office:string-value="98341" calcext:value-type="string">
            <text:p>98341</text:p>
          </table:table-cell>
          <table:table-cell table:formula="of:=RIGHT([.A346];5)" office:value-type="string" office:string-value="94382" calcext:value-type="string">
            <text:p>94382</text:p>
          </table:table-cell>
          <table:table-cell office:value-type="string" office:string-value="40967" calcext:value-type="string">
            <text:p>40967</text:p>
          </table:table-cell>
          <table:table-cell office:value-type="string" office:string-value="43603" calcext:value-type="string">
            <text:p>43603</text:p>
          </table:table-cell>
          <table:table-cell table:formula="of:=ABS([.E346]-[.F346])" office:value-type="float" office:value="2636" calcext:value-type="float">
            <text:p>2636</text:p>
          </table:table-cell>
          <table:table-cell table:number-columns-repeated="2"/>
          <table:table-cell table:formula="of:=COUNTIF([.D$2:.D$1001];[.C346])" office:value-type="float" office:value="0" calcext:value-type="float">
            <text:p>0</text:p>
          </table:table-cell>
          <table:table-cell table:formula="of:=[.C346]*[.J3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046 <text:s text:c="2"/>14916</text:p>
          </table:table-cell>
          <table:table-cell/>
          <table:table-cell table:formula="of:=LEFT([.A347];5)" office:value-type="string" office:string-value="87046" calcext:value-type="string">
            <text:p>87046</text:p>
          </table:table-cell>
          <table:table-cell table:formula="of:=RIGHT([.A347];5)" office:value-type="string" office:string-value="14916" calcext:value-type="string">
            <text:p>14916</text:p>
          </table:table-cell>
          <table:table-cell office:value-type="string" office:string-value="40988" calcext:value-type="string">
            <text:p>40988</text:p>
          </table:table-cell>
          <table:table-cell office:value-type="string" office:string-value="43603" calcext:value-type="string">
            <text:p>43603</text:p>
          </table:table-cell>
          <table:table-cell table:formula="of:=ABS([.E347]-[.F347])" office:value-type="float" office:value="2615" calcext:value-type="float">
            <text:p>2615</text:p>
          </table:table-cell>
          <table:table-cell table:number-columns-repeated="2"/>
          <table:table-cell table:formula="of:=COUNTIF([.D$2:.D$1001];[.C347])" office:value-type="float" office:value="0" calcext:value-type="float">
            <text:p>0</text:p>
          </table:table-cell>
          <table:table-cell table:formula="of:=[.C347]*[.J3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817 <text:s text:c="2"/>73805</text:p>
          </table:table-cell>
          <table:table-cell/>
          <table:table-cell table:formula="of:=LEFT([.A348];5)" office:value-type="string" office:string-value="54817" calcext:value-type="string">
            <text:p>54817</text:p>
          </table:table-cell>
          <table:table-cell table:formula="of:=RIGHT([.A348];5)" office:value-type="string" office:string-value="73805" calcext:value-type="string">
            <text:p>73805</text:p>
          </table:table-cell>
          <table:table-cell office:value-type="string" office:string-value="41062" calcext:value-type="string">
            <text:p>41062</text:p>
          </table:table-cell>
          <table:table-cell office:value-type="string" office:string-value="43603" calcext:value-type="string">
            <text:p>43603</text:p>
          </table:table-cell>
          <table:table-cell table:formula="of:=ABS([.E348]-[.F348])" office:value-type="float" office:value="2541" calcext:value-type="float">
            <text:p>2541</text:p>
          </table:table-cell>
          <table:table-cell table:number-columns-repeated="2"/>
          <table:table-cell table:formula="of:=COUNTIF([.D$2:.D$1001];[.C348])" office:value-type="float" office:value="0" calcext:value-type="float">
            <text:p>0</text:p>
          </table:table-cell>
          <table:table-cell table:formula="of:=[.C348]*[.J3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197 <text:s text:c="2"/>79829</text:p>
          </table:table-cell>
          <table:table-cell/>
          <table:table-cell table:formula="of:=LEFT([.A349];5)" office:value-type="string" office:string-value="92197" calcext:value-type="string">
            <text:p>92197</text:p>
          </table:table-cell>
          <table:table-cell table:formula="of:=RIGHT([.A349];5)" office:value-type="string" office:string-value="79829" calcext:value-type="string">
            <text:p>79829</text:p>
          </table:table-cell>
          <table:table-cell office:value-type="string" office:string-value="41204" calcext:value-type="string">
            <text:p>41204</text:p>
          </table:table-cell>
          <table:table-cell office:value-type="string" office:string-value="43603" calcext:value-type="string">
            <text:p>43603</text:p>
          </table:table-cell>
          <table:table-cell table:formula="of:=ABS([.E349]-[.F349])" office:value-type="float" office:value="2399" calcext:value-type="float">
            <text:p>2399</text:p>
          </table:table-cell>
          <table:table-cell table:number-columns-repeated="2"/>
          <table:table-cell table:formula="of:=COUNTIF([.D$2:.D$1001];[.C349])" office:value-type="float" office:value="0" calcext:value-type="float">
            <text:p>0</text:p>
          </table:table-cell>
          <table:table-cell table:formula="of:=[.C349]*[.J3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996 <text:s text:c="2"/>81752</text:p>
          </table:table-cell>
          <table:table-cell/>
          <table:table-cell table:formula="of:=LEFT([.A350];5)" office:value-type="string" office:string-value="75996" calcext:value-type="string">
            <text:p>75996</text:p>
          </table:table-cell>
          <table:table-cell table:formula="of:=RIGHT([.A350];5)" office:value-type="string" office:string-value="81752" calcext:value-type="string">
            <text:p>81752</text:p>
          </table:table-cell>
          <table:table-cell office:value-type="string" office:string-value="41319" calcext:value-type="string">
            <text:p>41319</text:p>
          </table:table-cell>
          <table:table-cell office:value-type="string" office:string-value="43603" calcext:value-type="string">
            <text:p>43603</text:p>
          </table:table-cell>
          <table:table-cell table:formula="of:=ABS([.E350]-[.F350])" office:value-type="float" office:value="2284" calcext:value-type="float">
            <text:p>2284</text:p>
          </table:table-cell>
          <table:table-cell table:number-columns-repeated="2"/>
          <table:table-cell table:formula="of:=COUNTIF([.D$2:.D$1001];[.C350])" office:value-type="float" office:value="0" calcext:value-type="float">
            <text:p>0</text:p>
          </table:table-cell>
          <table:table-cell table:formula="of:=[.C350]*[.J3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843 <text:s text:c="2"/>51151</text:p>
          </table:table-cell>
          <table:table-cell/>
          <table:table-cell table:formula="of:=LEFT([.A351];5)" office:value-type="string" office:string-value="15843" calcext:value-type="string">
            <text:p>15843</text:p>
          </table:table-cell>
          <table:table-cell table:formula="of:=RIGHT([.A351];5)" office:value-type="string" office:string-value="51151" calcext:value-type="string">
            <text:p>51151</text:p>
          </table:table-cell>
          <table:table-cell office:value-type="string" office:string-value="41426" calcext:value-type="string">
            <text:p>41426</text:p>
          </table:table-cell>
          <table:table-cell office:value-type="string" office:string-value="43603" calcext:value-type="string">
            <text:p>43603</text:p>
          </table:table-cell>
          <table:table-cell table:formula="of:=ABS([.E351]-[.F351])" office:value-type="float" office:value="2177" calcext:value-type="float">
            <text:p>2177</text:p>
          </table:table-cell>
          <table:table-cell table:number-columns-repeated="2"/>
          <table:table-cell table:formula="of:=COUNTIF([.D$2:.D$1001];[.C351])" office:value-type="float" office:value="0" calcext:value-type="float">
            <text:p>0</text:p>
          </table:table-cell>
          <table:table-cell table:formula="of:=[.C351]*[.J3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860 <text:s text:c="2"/>91508</text:p>
          </table:table-cell>
          <table:table-cell/>
          <table:table-cell table:formula="of:=LEFT([.A352];5)" office:value-type="string" office:string-value="81860" calcext:value-type="string">
            <text:p>81860</text:p>
          </table:table-cell>
          <table:table-cell table:formula="of:=RIGHT([.A352];5)" office:value-type="string" office:string-value="91508" calcext:value-type="string">
            <text:p>91508</text:p>
          </table:table-cell>
          <table:table-cell office:value-type="string" office:string-value="41434" calcext:value-type="string">
            <text:p>41434</text:p>
          </table:table-cell>
          <table:table-cell office:value-type="string" office:string-value="43603" calcext:value-type="string">
            <text:p>43603</text:p>
          </table:table-cell>
          <table:table-cell table:formula="of:=ABS([.E352]-[.F352])" office:value-type="float" office:value="2169" calcext:value-type="float">
            <text:p>2169</text:p>
          </table:table-cell>
          <table:table-cell table:number-columns-repeated="2"/>
          <table:table-cell table:formula="of:=COUNTIF([.D$2:.D$1001];[.C352])" office:value-type="float" office:value="0" calcext:value-type="float">
            <text:p>0</text:p>
          </table:table-cell>
          <table:table-cell table:formula="of:=[.C352]*[.J3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487 <text:s text:c="2"/>81450</text:p>
          </table:table-cell>
          <table:table-cell/>
          <table:table-cell table:formula="of:=LEFT([.A353];5)" office:value-type="string" office:string-value="97487" calcext:value-type="string">
            <text:p>97487</text:p>
          </table:table-cell>
          <table:table-cell table:formula="of:=RIGHT([.A353];5)" office:value-type="string" office:string-value="81450" calcext:value-type="string">
            <text:p>81450</text:p>
          </table:table-cell>
          <table:table-cell office:value-type="string" office:string-value="41459" calcext:value-type="string">
            <text:p>41459</text:p>
          </table:table-cell>
          <table:table-cell office:value-type="string" office:string-value="43603" calcext:value-type="string">
            <text:p>43603</text:p>
          </table:table-cell>
          <table:table-cell table:formula="of:=ABS([.E353]-[.F353])" office:value-type="float" office:value="2144" calcext:value-type="float">
            <text:p>2144</text:p>
          </table:table-cell>
          <table:table-cell table:number-columns-repeated="2"/>
          <table:table-cell table:formula="of:=COUNTIF([.D$2:.D$1001];[.C353])" office:value-type="float" office:value="0" calcext:value-type="float">
            <text:p>0</text:p>
          </table:table-cell>
          <table:table-cell table:formula="of:=[.C353]*[.J3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465 <text:s text:c="2"/>45279</text:p>
          </table:table-cell>
          <table:table-cell/>
          <table:table-cell table:formula="of:=LEFT([.A354];5)" office:value-type="string" office:string-value="55465" calcext:value-type="string">
            <text:p>55465</text:p>
          </table:table-cell>
          <table:table-cell table:formula="of:=RIGHT([.A354];5)" office:value-type="string" office:string-value="45279" calcext:value-type="string">
            <text:p>45279</text:p>
          </table:table-cell>
          <table:table-cell office:value-type="string" office:string-value="41534" calcext:value-type="string">
            <text:p>41534</text:p>
          </table:table-cell>
          <table:table-cell office:value-type="string" office:string-value="43603" calcext:value-type="string">
            <text:p>43603</text:p>
          </table:table-cell>
          <table:table-cell table:formula="of:=ABS([.E354]-[.F354])" office:value-type="float" office:value="2069" calcext:value-type="float">
            <text:p>2069</text:p>
          </table:table-cell>
          <table:table-cell table:number-columns-repeated="2"/>
          <table:table-cell table:formula="of:=COUNTIF([.D$2:.D$1001];[.C354])" office:value-type="float" office:value="0" calcext:value-type="float">
            <text:p>0</text:p>
          </table:table-cell>
          <table:table-cell table:formula="of:=[.C354]*[.J3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617 <text:s text:c="2"/>72612</text:p>
          </table:table-cell>
          <table:table-cell/>
          <table:table-cell table:formula="of:=LEFT([.A355];5)" office:value-type="string" office:string-value="98617" calcext:value-type="string">
            <text:p>98617</text:p>
          </table:table-cell>
          <table:table-cell table:formula="of:=RIGHT([.A355];5)" office:value-type="string" office:string-value="72612" calcext:value-type="string">
            <text:p>72612</text:p>
          </table:table-cell>
          <table:table-cell office:value-type="string" office:string-value="41613" calcext:value-type="string">
            <text:p>41613</text:p>
          </table:table-cell>
          <table:table-cell office:value-type="string" office:string-value="43603" calcext:value-type="string">
            <text:p>43603</text:p>
          </table:table-cell>
          <table:table-cell table:formula="of:=ABS([.E355]-[.F355])" office:value-type="float" office:value="1990" calcext:value-type="float">
            <text:p>1990</text:p>
          </table:table-cell>
          <table:table-cell table:number-columns-repeated="2"/>
          <table:table-cell table:formula="of:=COUNTIF([.D$2:.D$1001];[.C355])" office:value-type="float" office:value="0" calcext:value-type="float">
            <text:p>0</text:p>
          </table:table-cell>
          <table:table-cell table:formula="of:=[.C355]*[.J3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836 <text:s text:c="2"/>15262</text:p>
          </table:table-cell>
          <table:table-cell/>
          <table:table-cell table:formula="of:=LEFT([.A356];5)" office:value-type="string" office:string-value="41836" calcext:value-type="string">
            <text:p>41836</text:p>
          </table:table-cell>
          <table:table-cell table:formula="of:=RIGHT([.A356];5)" office:value-type="string" office:string-value="15262" calcext:value-type="string">
            <text:p>15262</text:p>
          </table:table-cell>
          <table:table-cell office:value-type="string" office:string-value="41658" calcext:value-type="string">
            <text:p>41658</text:p>
          </table:table-cell>
          <table:table-cell office:value-type="string" office:string-value="43603" calcext:value-type="string">
            <text:p>43603</text:p>
          </table:table-cell>
          <table:table-cell table:formula="of:=ABS([.E356]-[.F356])" office:value-type="float" office:value="1945" calcext:value-type="float">
            <text:p>1945</text:p>
          </table:table-cell>
          <table:table-cell table:number-columns-repeated="2"/>
          <table:table-cell table:formula="of:=COUNTIF([.D$2:.D$1001];[.C356])" office:value-type="float" office:value="0" calcext:value-type="float">
            <text:p>0</text:p>
          </table:table-cell>
          <table:table-cell table:formula="of:=[.C356]*[.J3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431 <text:s text:c="2"/>59346</text:p>
          </table:table-cell>
          <table:table-cell/>
          <table:table-cell table:formula="of:=LEFT([.A357];5)" office:value-type="string" office:string-value="96431" calcext:value-type="string">
            <text:p>96431</text:p>
          </table:table-cell>
          <table:table-cell table:formula="of:=RIGHT([.A357];5)" office:value-type="string" office:string-value="59346" calcext:value-type="string">
            <text:p>59346</text:p>
          </table:table-cell>
          <table:table-cell office:value-type="string" office:string-value="41762" calcext:value-type="string">
            <text:p>41762</text:p>
          </table:table-cell>
          <table:table-cell office:value-type="string" office:string-value="43632" calcext:value-type="string">
            <text:p>43632</text:p>
          </table:table-cell>
          <table:table-cell table:formula="of:=ABS([.E357]-[.F357])" office:value-type="float" office:value="1870" calcext:value-type="float">
            <text:p>1870</text:p>
          </table:table-cell>
          <table:table-cell table:number-columns-repeated="2"/>
          <table:table-cell table:formula="of:=COUNTIF([.D$2:.D$1001];[.C357])" office:value-type="float" office:value="0" calcext:value-type="float">
            <text:p>0</text:p>
          </table:table-cell>
          <table:table-cell table:formula="of:=[.C357]*[.J3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321 <text:s text:c="2"/>24649</text:p>
          </table:table-cell>
          <table:table-cell/>
          <table:table-cell table:formula="of:=LEFT([.A358];5)" office:value-type="string" office:string-value="68321" calcext:value-type="string">
            <text:p>68321</text:p>
          </table:table-cell>
          <table:table-cell table:formula="of:=RIGHT([.A358];5)" office:value-type="string" office:string-value="24649" calcext:value-type="string">
            <text:p>24649</text:p>
          </table:table-cell>
          <table:table-cell office:value-type="string" office:string-value="41836" calcext:value-type="string">
            <text:p>41836</text:p>
          </table:table-cell>
          <table:table-cell office:value-type="string" office:string-value="43722" calcext:value-type="string">
            <text:p>43722</text:p>
          </table:table-cell>
          <table:table-cell table:formula="of:=ABS([.E358]-[.F358])" office:value-type="float" office:value="1886" calcext:value-type="float">
            <text:p>1886</text:p>
          </table:table-cell>
          <table:table-cell table:number-columns-repeated="2"/>
          <table:table-cell table:formula="of:=COUNTIF([.D$2:.D$1001];[.C358])" office:value-type="float" office:value="0" calcext:value-type="float">
            <text:p>0</text:p>
          </table:table-cell>
          <table:table-cell table:formula="of:=[.C358]*[.J3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222 <text:s text:c="2"/>14916</text:p>
          </table:table-cell>
          <table:table-cell/>
          <table:table-cell table:formula="of:=LEFT([.A359];5)" office:value-type="string" office:string-value="44222" calcext:value-type="string">
            <text:p>44222</text:p>
          </table:table-cell>
          <table:table-cell table:formula="of:=RIGHT([.A359];5)" office:value-type="string" office:string-value="14916" calcext:value-type="string">
            <text:p>14916</text:p>
          </table:table-cell>
          <table:table-cell office:value-type="string" office:string-value="41854" calcext:value-type="string">
            <text:p>41854</text:p>
          </table:table-cell>
          <table:table-cell office:value-type="string" office:string-value="43778" calcext:value-type="string">
            <text:p>43778</text:p>
          </table:table-cell>
          <table:table-cell table:formula="of:=ABS([.E359]-[.F359])" office:value-type="float" office:value="1924" calcext:value-type="float">
            <text:p>1924</text:p>
          </table:table-cell>
          <table:table-cell table:number-columns-repeated="2"/>
          <table:table-cell table:formula="of:=COUNTIF([.D$2:.D$1001];[.C359])" office:value-type="float" office:value="0" calcext:value-type="float">
            <text:p>0</text:p>
          </table:table-cell>
          <table:table-cell table:formula="of:=[.C359]*[.J3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305 <text:s text:c="2"/>26436</text:p>
          </table:table-cell>
          <table:table-cell/>
          <table:table-cell table:formula="of:=LEFT([.A360];5)" office:value-type="string" office:string-value="12305" calcext:value-type="string">
            <text:p>12305</text:p>
          </table:table-cell>
          <table:table-cell table:formula="of:=RIGHT([.A360];5)" office:value-type="string" office:string-value="26436" calcext:value-type="string">
            <text:p>26436</text:p>
          </table:table-cell>
          <table:table-cell office:value-type="string" office:string-value="41863" calcext:value-type="string">
            <text:p>41863</text:p>
          </table:table-cell>
          <table:table-cell office:value-type="string" office:string-value="43978" calcext:value-type="string">
            <text:p>43978</text:p>
          </table:table-cell>
          <table:table-cell table:formula="of:=ABS([.E360]-[.F360])" office:value-type="float" office:value="2115" calcext:value-type="float">
            <text:p>2115</text:p>
          </table:table-cell>
          <table:table-cell table:number-columns-repeated="2"/>
          <table:table-cell table:formula="of:=COUNTIF([.D$2:.D$1001];[.C360])" office:value-type="float" office:value="0" calcext:value-type="float">
            <text:p>0</text:p>
          </table:table-cell>
          <table:table-cell table:formula="of:=[.C360]*[.J3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128 <text:s text:c="2"/>43083</text:p>
          </table:table-cell>
          <table:table-cell/>
          <table:table-cell table:formula="of:=LEFT([.A361];5)" office:value-type="string" office:string-value="26128" calcext:value-type="string">
            <text:p>26128</text:p>
          </table:table-cell>
          <table:table-cell table:formula="of:=RIGHT([.A361];5)" office:value-type="string" office:string-value="43083" calcext:value-type="string">
            <text:p>43083</text:p>
          </table:table-cell>
          <table:table-cell office:value-type="string" office:string-value="42079" calcext:value-type="string">
            <text:p>42079</text:p>
          </table:table-cell>
          <table:table-cell office:value-type="string" office:string-value="44019" calcext:value-type="string">
            <text:p>44019</text:p>
          </table:table-cell>
          <table:table-cell table:formula="of:=ABS([.E361]-[.F361])" office:value-type="float" office:value="1940" calcext:value-type="float">
            <text:p>1940</text:p>
          </table:table-cell>
          <table:table-cell table:number-columns-repeated="2"/>
          <table:table-cell table:formula="of:=COUNTIF([.D$2:.D$1001];[.C361])" office:value-type="float" office:value="0" calcext:value-type="float">
            <text:p>0</text:p>
          </table:table-cell>
          <table:table-cell table:formula="of:=[.C361]*[.J3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032 <text:s text:c="2"/>45758</text:p>
          </table:table-cell>
          <table:table-cell/>
          <table:table-cell table:formula="of:=LEFT([.A362];5)" office:value-type="string" office:string-value="49032" calcext:value-type="string">
            <text:p>49032</text:p>
          </table:table-cell>
          <table:table-cell table:formula="of:=RIGHT([.A362];5)" office:value-type="string" office:string-value="45758" calcext:value-type="string">
            <text:p>45758</text:p>
          </table:table-cell>
          <table:table-cell office:value-type="string" office:string-value="42358" calcext:value-type="string">
            <text:p>42358</text:p>
          </table:table-cell>
          <table:table-cell office:value-type="string" office:string-value="44215" calcext:value-type="string">
            <text:p>44215</text:p>
          </table:table-cell>
          <table:table-cell table:formula="of:=ABS([.E362]-[.F362])" office:value-type="float" office:value="1857" calcext:value-type="float">
            <text:p>1857</text:p>
          </table:table-cell>
          <table:table-cell table:number-columns-repeated="2"/>
          <table:table-cell table:formula="of:=COUNTIF([.D$2:.D$1001];[.C362])" office:value-type="float" office:value="0" calcext:value-type="float">
            <text:p>0</text:p>
          </table:table-cell>
          <table:table-cell table:formula="of:=[.C362]*[.J3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611 <text:s text:c="2"/>59921</text:p>
          </table:table-cell>
          <table:table-cell/>
          <table:table-cell table:formula="of:=LEFT([.A363];5)" office:value-type="string" office:string-value="32611" calcext:value-type="string">
            <text:p>32611</text:p>
          </table:table-cell>
          <table:table-cell table:formula="of:=RIGHT([.A363];5)" office:value-type="string" office:string-value="59921" calcext:value-type="string">
            <text:p>59921</text:p>
          </table:table-cell>
          <table:table-cell office:value-type="string" office:string-value="42362" calcext:value-type="string">
            <text:p>42362</text:p>
          </table:table-cell>
          <table:table-cell office:value-type="string" office:string-value="44266" calcext:value-type="string">
            <text:p>44266</text:p>
          </table:table-cell>
          <table:table-cell table:formula="of:=ABS([.E363]-[.F363])" office:value-type="float" office:value="1904" calcext:value-type="float">
            <text:p>1904</text:p>
          </table:table-cell>
          <table:table-cell table:number-columns-repeated="2"/>
          <table:table-cell table:formula="of:=COUNTIF([.D$2:.D$1001];[.C363])" office:value-type="float" office:value="0" calcext:value-type="float">
            <text:p>0</text:p>
          </table:table-cell>
          <table:table-cell table:formula="of:=[.C363]*[.J3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984 <text:s text:c="2"/>83584</text:p>
          </table:table-cell>
          <table:table-cell/>
          <table:table-cell table:formula="of:=LEFT([.A364];5)" office:value-type="string" office:string-value="16984" calcext:value-type="string">
            <text:p>16984</text:p>
          </table:table-cell>
          <table:table-cell table:formula="of:=RIGHT([.A364];5)" office:value-type="string" office:string-value="83584" calcext:value-type="string">
            <text:p>83584</text:p>
          </table:table-cell>
          <table:table-cell office:value-type="string" office:string-value="42372" calcext:value-type="string">
            <text:p>42372</text:p>
          </table:table-cell>
          <table:table-cell office:value-type="string" office:string-value="44646" calcext:value-type="string">
            <text:p>44646</text:p>
          </table:table-cell>
          <table:table-cell table:formula="of:=ABS([.E364]-[.F364])" office:value-type="float" office:value="2274" calcext:value-type="float">
            <text:p>2274</text:p>
          </table:table-cell>
          <table:table-cell table:number-columns-repeated="2"/>
          <table:table-cell table:formula="of:=COUNTIF([.D$2:.D$1001];[.C364])" office:value-type="float" office:value="0" calcext:value-type="float">
            <text:p>0</text:p>
          </table:table-cell>
          <table:table-cell table:formula="of:=[.C364]*[.J3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976 <text:s text:c="2"/>81450</text:p>
          </table:table-cell>
          <table:table-cell/>
          <table:table-cell table:formula="of:=LEFT([.A365];5)" office:value-type="string" office:string-value="79976" calcext:value-type="string">
            <text:p>79976</text:p>
          </table:table-cell>
          <table:table-cell table:formula="of:=RIGHT([.A365];5)" office:value-type="string" office:string-value="81450" calcext:value-type="string">
            <text:p>81450</text:p>
          </table:table-cell>
          <table:table-cell office:value-type="string" office:string-value="42518" calcext:value-type="string">
            <text:p>42518</text:p>
          </table:table-cell>
          <table:table-cell office:value-type="string" office:string-value="44667" calcext:value-type="string">
            <text:p>44667</text:p>
          </table:table-cell>
          <table:table-cell table:formula="of:=ABS([.E365]-[.F365])" office:value-type="float" office:value="2149" calcext:value-type="float">
            <text:p>2149</text:p>
          </table:table-cell>
          <table:table-cell table:number-columns-repeated="2"/>
          <table:table-cell table:formula="of:=COUNTIF([.D$2:.D$1001];[.C365])" office:value-type="float" office:value="0" calcext:value-type="float">
            <text:p>0</text:p>
          </table:table-cell>
          <table:table-cell table:formula="of:=[.C365]*[.J3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906 <text:s text:c="2"/>65866</text:p>
          </table:table-cell>
          <table:table-cell/>
          <table:table-cell table:formula="of:=LEFT([.A366];5)" office:value-type="string" office:string-value="53906" calcext:value-type="string">
            <text:p>53906</text:p>
          </table:table-cell>
          <table:table-cell table:formula="of:=RIGHT([.A366];5)" office:value-type="string" office:string-value="65866" calcext:value-type="string">
            <text:p>65866</text:p>
          </table:table-cell>
          <table:table-cell office:value-type="string" office:string-value="42575" calcext:value-type="string">
            <text:p>42575</text:p>
          </table:table-cell>
          <table:table-cell office:value-type="string" office:string-value="44731" calcext:value-type="string">
            <text:p>44731</text:p>
          </table:table-cell>
          <table:table-cell table:formula="of:=ABS([.E366]-[.F366])" office:value-type="float" office:value="2156" calcext:value-type="float">
            <text:p>2156</text:p>
          </table:table-cell>
          <table:table-cell table:number-columns-repeated="2"/>
          <table:table-cell table:formula="of:=COUNTIF([.D$2:.D$1001];[.C366])" office:value-type="float" office:value="0" calcext:value-type="float">
            <text:p>0</text:p>
          </table:table-cell>
          <table:table-cell table:formula="of:=[.C366]*[.J3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125 <text:s text:c="2"/>40953</text:p>
          </table:table-cell>
          <table:table-cell/>
          <table:table-cell table:formula="of:=LEFT([.A367];5)" office:value-type="string" office:string-value="28125" calcext:value-type="string">
            <text:p>28125</text:p>
          </table:table-cell>
          <table:table-cell table:formula="of:=RIGHT([.A367];5)" office:value-type="string" office:string-value="40953" calcext:value-type="string">
            <text:p>40953</text:p>
          </table:table-cell>
          <table:table-cell office:value-type="string" office:string-value="42632" calcext:value-type="string">
            <text:p>42632</text:p>
          </table:table-cell>
          <table:table-cell office:value-type="string" office:string-value="44773" calcext:value-type="string">
            <text:p>44773</text:p>
          </table:table-cell>
          <table:table-cell table:formula="of:=ABS([.E367]-[.F367])" office:value-type="float" office:value="2141" calcext:value-type="float">
            <text:p>2141</text:p>
          </table:table-cell>
          <table:table-cell table:number-columns-repeated="2"/>
          <table:table-cell table:formula="of:=COUNTIF([.D$2:.D$1001];[.C367])" office:value-type="float" office:value="0" calcext:value-type="float">
            <text:p>0</text:p>
          </table:table-cell>
          <table:table-cell table:formula="of:=[.C367]*[.J3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829 <text:s text:c="2"/>13431</text:p>
          </table:table-cell>
          <table:table-cell/>
          <table:table-cell table:formula="of:=LEFT([.A368];5)" office:value-type="string" office:string-value="79829" calcext:value-type="string">
            <text:p>79829</text:p>
          </table:table-cell>
          <table:table-cell table:formula="of:=RIGHT([.A368];5)" office:value-type="string" office:string-value="13431" calcext:value-type="string">
            <text:p>13431</text:p>
          </table:table-cell>
          <table:table-cell office:value-type="string" office:string-value="42775" calcext:value-type="string">
            <text:p>42775</text:p>
          </table:table-cell>
          <table:table-cell office:value-type="string" office:string-value="44804" calcext:value-type="string">
            <text:p>44804</text:p>
          </table:table-cell>
          <table:table-cell table:formula="of:=ABS([.E368]-[.F368])" office:value-type="float" office:value="2029" calcext:value-type="float">
            <text:p>2029</text:p>
          </table:table-cell>
          <table:table-cell table:number-columns-repeated="2"/>
          <table:table-cell table:formula="of:=COUNTIF([.D$2:.D$1001];[.C368])" office:value-type="float" office:value="4" calcext:value-type="float">
            <text:p>4</text:p>
          </table:table-cell>
          <table:table-cell table:formula="of:=[.C368]*[.J368]" office:value-type="float" office:value="319316" calcext:value-type="float">
            <text:p>319316</text:p>
          </table:table-cell>
          <table:table-cell/>
        </table:table-row>
        <table:table-row table:style-name="ro1">
          <table:table-cell office:value-type="string" calcext:value-type="string">
            <text:p>71094 <text:s text:c="2"/>66024</text:p>
          </table:table-cell>
          <table:table-cell/>
          <table:table-cell table:formula="of:=LEFT([.A369];5)" office:value-type="string" office:string-value="71094" calcext:value-type="string">
            <text:p>71094</text:p>
          </table:table-cell>
          <table:table-cell table:formula="of:=RIGHT([.A369];5)" office:value-type="string" office:string-value="66024" calcext:value-type="string">
            <text:p>66024</text:p>
          </table:table-cell>
          <table:table-cell office:value-type="string" office:string-value="42783" calcext:value-type="string">
            <text:p>42783</text:p>
          </table:table-cell>
          <table:table-cell office:value-type="string" office:string-value="44981" calcext:value-type="string">
            <text:p>44981</text:p>
          </table:table-cell>
          <table:table-cell table:formula="of:=ABS([.E369]-[.F369])" office:value-type="float" office:value="2198" calcext:value-type="float">
            <text:p>2198</text:p>
          </table:table-cell>
          <table:table-cell table:number-columns-repeated="2"/>
          <table:table-cell table:formula="of:=COUNTIF([.D$2:.D$1001];[.C369])" office:value-type="float" office:value="0" calcext:value-type="float">
            <text:p>0</text:p>
          </table:table-cell>
          <table:table-cell table:formula="of:=[.C369]*[.J3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262 <text:s text:c="2"/>74605</text:p>
          </table:table-cell>
          <table:table-cell/>
          <table:table-cell table:formula="of:=LEFT([.A370];5)" office:value-type="string" office:string-value="15262" calcext:value-type="string">
            <text:p>15262</text:p>
          </table:table-cell>
          <table:table-cell table:formula="of:=RIGHT([.A370];5)" office:value-type="string" office:string-value="74605" calcext:value-type="string">
            <text:p>74605</text:p>
          </table:table-cell>
          <table:table-cell office:value-type="string" office:string-value="43007" calcext:value-type="string">
            <text:p>43007</text:p>
          </table:table-cell>
          <table:table-cell office:value-type="string" office:string-value="45001" calcext:value-type="string">
            <text:p>45001</text:p>
          </table:table-cell>
          <table:table-cell table:formula="of:=ABS([.E370]-[.F370])" office:value-type="float" office:value="1994" calcext:value-type="float">
            <text:p>1994</text:p>
          </table:table-cell>
          <table:table-cell table:number-columns-repeated="2"/>
          <table:table-cell table:formula="of:=COUNTIF([.D$2:.D$1001];[.C370])" office:value-type="float" office:value="2" calcext:value-type="float">
            <text:p>2</text:p>
          </table:table-cell>
          <table:table-cell table:formula="of:=[.C370]*[.J370]" office:value-type="float" office:value="30524" calcext:value-type="float">
            <text:p>30524</text:p>
          </table:table-cell>
          <table:table-cell/>
        </table:table-row>
        <table:table-row table:style-name="ro1">
          <table:table-cell office:value-type="string" calcext:value-type="string">
            <text:p>10894 <text:s text:c="2"/>73112</text:p>
          </table:table-cell>
          <table:table-cell/>
          <table:table-cell table:formula="of:=LEFT([.A371];5)" office:value-type="string" office:string-value="10894" calcext:value-type="string">
            <text:p>10894</text:p>
          </table:table-cell>
          <table:table-cell table:formula="of:=RIGHT([.A371];5)" office:value-type="string" office:string-value="73112" calcext:value-type="string">
            <text:p>73112</text:p>
          </table:table-cell>
          <table:table-cell office:value-type="string" office:string-value="43049" calcext:value-type="string">
            <text:p>43049</text:p>
          </table:table-cell>
          <table:table-cell office:value-type="string" office:string-value="45084" calcext:value-type="string">
            <text:p>45084</text:p>
          </table:table-cell>
          <table:table-cell table:formula="of:=ABS([.E371]-[.F371])" office:value-type="float" office:value="2035" calcext:value-type="float">
            <text:p>2035</text:p>
          </table:table-cell>
          <table:table-cell table:number-columns-repeated="2"/>
          <table:table-cell table:formula="of:=COUNTIF([.D$2:.D$1001];[.C371])" office:value-type="float" office:value="0" calcext:value-type="float">
            <text:p>0</text:p>
          </table:table-cell>
          <table:table-cell table:formula="of:=[.C371]*[.J3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135 <text:s text:c="2"/>25114</text:p>
          </table:table-cell>
          <table:table-cell/>
          <table:table-cell table:formula="of:=LEFT([.A372];5)" office:value-type="string" office:string-value="33135" calcext:value-type="string">
            <text:p>33135</text:p>
          </table:table-cell>
          <table:table-cell table:formula="of:=RIGHT([.A372];5)" office:value-type="string" office:string-value="25114" calcext:value-type="string">
            <text:p>25114</text:p>
          </table:table-cell>
          <table:table-cell office:value-type="string" office:string-value="43381" calcext:value-type="string">
            <text:p>43381</text:p>
          </table:table-cell>
          <table:table-cell office:value-type="string" office:string-value="45118" calcext:value-type="string">
            <text:p>45118</text:p>
          </table:table-cell>
          <table:table-cell table:formula="of:=ABS([.E372]-[.F372])" office:value-type="float" office:value="1737" calcext:value-type="float">
            <text:p>1737</text:p>
          </table:table-cell>
          <table:table-cell table:number-columns-repeated="2"/>
          <table:table-cell table:formula="of:=COUNTIF([.D$2:.D$1001];[.C372])" office:value-type="float" office:value="0" calcext:value-type="float">
            <text:p>0</text:p>
          </table:table-cell>
          <table:table-cell table:formula="of:=[.C372]*[.J3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835 <text:s text:c="2"/>81176</text:p>
          </table:table-cell>
          <table:table-cell/>
          <table:table-cell table:formula="of:=LEFT([.A373];5)" office:value-type="string" office:string-value="73835" calcext:value-type="string">
            <text:p>73835</text:p>
          </table:table-cell>
          <table:table-cell table:formula="of:=RIGHT([.A373];5)" office:value-type="string" office:string-value="81176" calcext:value-type="string">
            <text:p>81176</text:p>
          </table:table-cell>
          <table:table-cell office:value-type="string" office:string-value="43433" calcext:value-type="string">
            <text:p>43433</text:p>
          </table:table-cell>
          <table:table-cell office:value-type="string" office:string-value="45156" calcext:value-type="string">
            <text:p>45156</text:p>
          </table:table-cell>
          <table:table-cell table:formula="of:=ABS([.E373]-[.F373])" office:value-type="float" office:value="1723" calcext:value-type="float">
            <text:p>1723</text:p>
          </table:table-cell>
          <table:table-cell table:number-columns-repeated="2"/>
          <table:table-cell table:formula="of:=COUNTIF([.D$2:.D$1001];[.C373])" office:value-type="float" office:value="0" calcext:value-type="float">
            <text:p>0</text:p>
          </table:table-cell>
          <table:table-cell table:formula="of:=[.C373]*[.J3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084 <text:s text:c="2"/>51692</text:p>
          </table:table-cell>
          <table:table-cell/>
          <table:table-cell table:formula="of:=LEFT([.A374];5)" office:value-type="string" office:string-value="92084" calcext:value-type="string">
            <text:p>92084</text:p>
          </table:table-cell>
          <table:table-cell table:formula="of:=RIGHT([.A374];5)" office:value-type="string" office:string-value="51692" calcext:value-type="string">
            <text:p>51692</text:p>
          </table:table-cell>
          <table:table-cell office:value-type="string" office:string-value="43489" calcext:value-type="string">
            <text:p>43489</text:p>
          </table:table-cell>
          <table:table-cell office:value-type="string" office:string-value="45156" calcext:value-type="string">
            <text:p>45156</text:p>
          </table:table-cell>
          <table:table-cell table:formula="of:=ABS([.E374]-[.F374])" office:value-type="float" office:value="1667" calcext:value-type="float">
            <text:p>1667</text:p>
          </table:table-cell>
          <table:table-cell table:number-columns-repeated="2"/>
          <table:table-cell table:formula="of:=COUNTIF([.D$2:.D$1001];[.C374])" office:value-type="float" office:value="0" calcext:value-type="float">
            <text:p>0</text:p>
          </table:table-cell>
          <table:table-cell table:formula="of:=[.C374]*[.J3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655 <text:s text:c="2"/>48595</text:p>
          </table:table-cell>
          <table:table-cell/>
          <table:table-cell table:formula="of:=LEFT([.A375];5)" office:value-type="string" office:string-value="99655" calcext:value-type="string">
            <text:p>99655</text:p>
          </table:table-cell>
          <table:table-cell table:formula="of:=RIGHT([.A375];5)" office:value-type="string" office:string-value="48595" calcext:value-type="string">
            <text:p>48595</text:p>
          </table:table-cell>
          <table:table-cell office:value-type="string" office:string-value="43522" calcext:value-type="string">
            <text:p>43522</text:p>
          </table:table-cell>
          <table:table-cell office:value-type="string" office:string-value="45156" calcext:value-type="string">
            <text:p>45156</text:p>
          </table:table-cell>
          <table:table-cell table:formula="of:=ABS([.E375]-[.F375])" office:value-type="float" office:value="1634" calcext:value-type="float">
            <text:p>1634</text:p>
          </table:table-cell>
          <table:table-cell table:number-columns-repeated="2"/>
          <table:table-cell table:formula="of:=COUNTIF([.D$2:.D$1001];[.C375])" office:value-type="float" office:value="0" calcext:value-type="float">
            <text:p>0</text:p>
          </table:table-cell>
          <table:table-cell table:formula="of:=[.C375]*[.J3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871 <text:s text:c="2"/>78248</text:p>
          </table:table-cell>
          <table:table-cell/>
          <table:table-cell table:formula="of:=LEFT([.A376];5)" office:value-type="string" office:string-value="26871" calcext:value-type="string">
            <text:p>26871</text:p>
          </table:table-cell>
          <table:table-cell table:formula="of:=RIGHT([.A376];5)" office:value-type="string" office:string-value="78248" calcext:value-type="string">
            <text:p>78248</text:p>
          </table:table-cell>
          <table:table-cell office:value-type="string" office:string-value="43554" calcext:value-type="string">
            <text:p>43554</text:p>
          </table:table-cell>
          <table:table-cell office:value-type="string" office:string-value="45156" calcext:value-type="string">
            <text:p>45156</text:p>
          </table:table-cell>
          <table:table-cell table:formula="of:=ABS([.E376]-[.F376])" office:value-type="float" office:value="1602" calcext:value-type="float">
            <text:p>1602</text:p>
          </table:table-cell>
          <table:table-cell table:number-columns-repeated="2"/>
          <table:table-cell table:formula="of:=COUNTIF([.D$2:.D$1001];[.C376])" office:value-type="float" office:value="0" calcext:value-type="float">
            <text:p>0</text:p>
          </table:table-cell>
          <table:table-cell table:formula="of:=[.C376]*[.J3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930 <text:s text:c="2"/>46867</text:p>
          </table:table-cell>
          <table:table-cell/>
          <table:table-cell table:formula="of:=LEFT([.A377];5)" office:value-type="string" office:string-value="21930" calcext:value-type="string">
            <text:p>21930</text:p>
          </table:table-cell>
          <table:table-cell table:formula="of:=RIGHT([.A377];5)" office:value-type="string" office:string-value="46867" calcext:value-type="string">
            <text:p>46867</text:p>
          </table:table-cell>
          <table:table-cell office:value-type="string" office:string-value="43597" calcext:value-type="string">
            <text:p>43597</text:p>
          </table:table-cell>
          <table:table-cell office:value-type="string" office:string-value="45156" calcext:value-type="string">
            <text:p>45156</text:p>
          </table:table-cell>
          <table:table-cell table:formula="of:=ABS([.E377]-[.F377])" office:value-type="float" office:value="1559" calcext:value-type="float">
            <text:p>1559</text:p>
          </table:table-cell>
          <table:table-cell table:number-columns-repeated="2"/>
          <table:table-cell table:formula="of:=COUNTIF([.D$2:.D$1001];[.C377])" office:value-type="float" office:value="0" calcext:value-type="float">
            <text:p>0</text:p>
          </table:table-cell>
          <table:table-cell table:formula="of:=[.C377]*[.J3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939 <text:s text:c="2"/>95399</text:p>
          </table:table-cell>
          <table:table-cell/>
          <table:table-cell table:formula="of:=LEFT([.A378];5)" office:value-type="string" office:string-value="11939" calcext:value-type="string">
            <text:p>11939</text:p>
          </table:table-cell>
          <table:table-cell table:formula="of:=RIGHT([.A378];5)" office:value-type="string" office:string-value="95399" calcext:value-type="string">
            <text:p>95399</text:p>
          </table:table-cell>
          <table:table-cell office:value-type="string" office:string-value="43603" calcext:value-type="string">
            <text:p>43603</text:p>
          </table:table-cell>
          <table:table-cell office:value-type="string" office:string-value="45156" calcext:value-type="string">
            <text:p>45156</text:p>
          </table:table-cell>
          <table:table-cell table:formula="of:=ABS([.E378]-[.F378])" office:value-type="float" office:value="1553" calcext:value-type="float">
            <text:p>1553</text:p>
          </table:table-cell>
          <table:table-cell table:number-columns-repeated="2"/>
          <table:table-cell table:formula="of:=COUNTIF([.D$2:.D$1001];[.C378])" office:value-type="float" office:value="0" calcext:value-type="float">
            <text:p>0</text:p>
          </table:table-cell>
          <table:table-cell table:formula="of:=[.C378]*[.J3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426 <text:s text:c="2"/>27946</text:p>
          </table:table-cell>
          <table:table-cell/>
          <table:table-cell table:formula="of:=LEFT([.A379];5)" office:value-type="string" office:string-value="50426" calcext:value-type="string">
            <text:p>50426</text:p>
          </table:table-cell>
          <table:table-cell table:formula="of:=RIGHT([.A379];5)" office:value-type="string" office:string-value="27946" calcext:value-type="string">
            <text:p>27946</text:p>
          </table:table-cell>
          <table:table-cell office:value-type="string" office:string-value="43735" calcext:value-type="string">
            <text:p>43735</text:p>
          </table:table-cell>
          <table:table-cell office:value-type="string" office:string-value="45279" calcext:value-type="string">
            <text:p>45279</text:p>
          </table:table-cell>
          <table:table-cell table:formula="of:=ABS([.E379]-[.F379])" office:value-type="float" office:value="1544" calcext:value-type="float">
            <text:p>1544</text:p>
          </table:table-cell>
          <table:table-cell table:number-columns-repeated="2"/>
          <table:table-cell table:formula="of:=COUNTIF([.D$2:.D$1001];[.C379])" office:value-type="float" office:value="0" calcext:value-type="float">
            <text:p>0</text:p>
          </table:table-cell>
          <table:table-cell table:formula="of:=[.C379]*[.J3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499 <text:s text:c="2"/>46293</text:p>
          </table:table-cell>
          <table:table-cell/>
          <table:table-cell table:formula="of:=LEFT([.A380];5)" office:value-type="string" office:string-value="84499" calcext:value-type="string">
            <text:p>84499</text:p>
          </table:table-cell>
          <table:table-cell table:formula="of:=RIGHT([.A380];5)" office:value-type="string" office:string-value="46293" calcext:value-type="string">
            <text:p>46293</text:p>
          </table:table-cell>
          <table:table-cell office:value-type="string" office:string-value="43778" calcext:value-type="string">
            <text:p>43778</text:p>
          </table:table-cell>
          <table:table-cell office:value-type="string" office:string-value="45290" calcext:value-type="string">
            <text:p>45290</text:p>
          </table:table-cell>
          <table:table-cell table:formula="of:=ABS([.E380]-[.F380])" office:value-type="float" office:value="1512" calcext:value-type="float">
            <text:p>1512</text:p>
          </table:table-cell>
          <table:table-cell table:number-columns-repeated="2"/>
          <table:table-cell table:formula="of:=COUNTIF([.D$2:.D$1001];[.C380])" office:value-type="float" office:value="0" calcext:value-type="float">
            <text:p>0</text:p>
          </table:table-cell>
          <table:table-cell table:formula="of:=[.C380]*[.J3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605 <text:s text:c="2"/>21967</text:p>
          </table:table-cell>
          <table:table-cell/>
          <table:table-cell table:formula="of:=LEFT([.A381];5)" office:value-type="string" office:string-value="76605" calcext:value-type="string">
            <text:p>76605</text:p>
          </table:table-cell>
          <table:table-cell table:formula="of:=RIGHT([.A381];5)" office:value-type="string" office:string-value="21967" calcext:value-type="string">
            <text:p>21967</text:p>
          </table:table-cell>
          <table:table-cell office:value-type="string" office:string-value="43828" calcext:value-type="string">
            <text:p>43828</text:p>
          </table:table-cell>
          <table:table-cell office:value-type="string" office:string-value="45699" calcext:value-type="string">
            <text:p>45699</text:p>
          </table:table-cell>
          <table:table-cell table:formula="of:=ABS([.E381]-[.F381])" office:value-type="float" office:value="1871" calcext:value-type="float">
            <text:p>1871</text:p>
          </table:table-cell>
          <table:table-cell table:number-columns-repeated="2"/>
          <table:table-cell table:formula="of:=COUNTIF([.D$2:.D$1001];[.C381])" office:value-type="float" office:value="0" calcext:value-type="float">
            <text:p>0</text:p>
          </table:table-cell>
          <table:table-cell table:formula="of:=[.C381]*[.J3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366 <text:s text:c="2"/>70247</text:p>
          </table:table-cell>
          <table:table-cell/>
          <table:table-cell table:formula="of:=LEFT([.A382];5)" office:value-type="string" office:string-value="70366" calcext:value-type="string">
            <text:p>70366</text:p>
          </table:table-cell>
          <table:table-cell table:formula="of:=RIGHT([.A382];5)" office:value-type="string" office:string-value="70247" calcext:value-type="string">
            <text:p>70247</text:p>
          </table:table-cell>
          <table:table-cell office:value-type="string" office:string-value="43867" calcext:value-type="string">
            <text:p>43867</text:p>
          </table:table-cell>
          <table:table-cell office:value-type="string" office:string-value="45758" calcext:value-type="string">
            <text:p>45758</text:p>
          </table:table-cell>
          <table:table-cell table:formula="of:=ABS([.E382]-[.F382])" office:value-type="float" office:value="1891" calcext:value-type="float">
            <text:p>1891</text:p>
          </table:table-cell>
          <table:table-cell table:number-columns-repeated="2"/>
          <table:table-cell table:formula="of:=COUNTIF([.D$2:.D$1001];[.C382])" office:value-type="float" office:value="0" calcext:value-type="float">
            <text:p>0</text:p>
          </table:table-cell>
          <table:table-cell table:formula="of:=[.C382]*[.J3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875 <text:s text:c="2"/>11765</text:p>
          </table:table-cell>
          <table:table-cell/>
          <table:table-cell table:formula="of:=LEFT([.A383];5)" office:value-type="string" office:string-value="23875" calcext:value-type="string">
            <text:p>23875</text:p>
          </table:table-cell>
          <table:table-cell table:formula="of:=RIGHT([.A383];5)" office:value-type="string" office:string-value="11765" calcext:value-type="string">
            <text:p>11765</text:p>
          </table:table-cell>
          <table:table-cell office:value-type="string" office:string-value="43971" calcext:value-type="string">
            <text:p>43971</text:p>
          </table:table-cell>
          <table:table-cell office:value-type="string" office:string-value="45758" calcext:value-type="string">
            <text:p>45758</text:p>
          </table:table-cell>
          <table:table-cell table:formula="of:=ABS([.E383]-[.F383])" office:value-type="float" office:value="1787" calcext:value-type="float">
            <text:p>1787</text:p>
          </table:table-cell>
          <table:table-cell table:number-columns-repeated="2"/>
          <table:table-cell table:formula="of:=COUNTIF([.D$2:.D$1001];[.C383])" office:value-type="float" office:value="0" calcext:value-type="float">
            <text:p>0</text:p>
          </table:table-cell>
          <table:table-cell table:formula="of:=[.C383]*[.J3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040 <text:s text:c="2"/>23054</text:p>
          </table:table-cell>
          <table:table-cell/>
          <table:table-cell table:formula="of:=LEFT([.A384];5)" office:value-type="string" office:string-value="29040" calcext:value-type="string">
            <text:p>29040</text:p>
          </table:table-cell>
          <table:table-cell table:formula="of:=RIGHT([.A384];5)" office:value-type="string" office:string-value="23054" calcext:value-type="string">
            <text:p>23054</text:p>
          </table:table-cell>
          <table:table-cell office:value-type="string" office:string-value="44058" calcext:value-type="string">
            <text:p>44058</text:p>
          </table:table-cell>
          <table:table-cell office:value-type="string" office:string-value="45758" calcext:value-type="string">
            <text:p>45758</text:p>
          </table:table-cell>
          <table:table-cell table:formula="of:=ABS([.E384]-[.F384])" office:value-type="float" office:value="1700" calcext:value-type="float">
            <text:p>1700</text:p>
          </table:table-cell>
          <table:table-cell table:number-columns-repeated="2"/>
          <table:table-cell table:formula="of:=COUNTIF([.D$2:.D$1001];[.C384])" office:value-type="float" office:value="0" calcext:value-type="float">
            <text:p>0</text:p>
          </table:table-cell>
          <table:table-cell table:formula="of:=[.C384]*[.J3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978 <text:s text:c="2"/>70247</text:p>
          </table:table-cell>
          <table:table-cell/>
          <table:table-cell table:formula="of:=LEFT([.A385];5)" office:value-type="string" office:string-value="65978" calcext:value-type="string">
            <text:p>65978</text:p>
          </table:table-cell>
          <table:table-cell table:formula="of:=RIGHT([.A385];5)" office:value-type="string" office:string-value="70247" calcext:value-type="string">
            <text:p>70247</text:p>
          </table:table-cell>
          <table:table-cell office:value-type="string" office:string-value="44222" calcext:value-type="string">
            <text:p>44222</text:p>
          </table:table-cell>
          <table:table-cell office:value-type="string" office:string-value="45758" calcext:value-type="string">
            <text:p>45758</text:p>
          </table:table-cell>
          <table:table-cell table:formula="of:=ABS([.E385]-[.F385])" office:value-type="float" office:value="1536" calcext:value-type="float">
            <text:p>1536</text:p>
          </table:table-cell>
          <table:table-cell table:number-columns-repeated="2"/>
          <table:table-cell table:formula="of:=COUNTIF([.D$2:.D$1001];[.C385])" office:value-type="float" office:value="0" calcext:value-type="float">
            <text:p>0</text:p>
          </table:table-cell>
          <table:table-cell table:formula="of:=[.C385]*[.J3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316 <text:s text:c="2"/>81976</text:p>
          </table:table-cell>
          <table:table-cell/>
          <table:table-cell table:formula="of:=LEFT([.A386];5)" office:value-type="string" office:string-value="65316" calcext:value-type="string">
            <text:p>65316</text:p>
          </table:table-cell>
          <table:table-cell table:formula="of:=RIGHT([.A386];5)" office:value-type="string" office:string-value="81976" calcext:value-type="string">
            <text:p>81976</text:p>
          </table:table-cell>
          <table:table-cell office:value-type="string" office:string-value="44320" calcext:value-type="string">
            <text:p>44320</text:p>
          </table:table-cell>
          <table:table-cell office:value-type="string" office:string-value="45758" calcext:value-type="string">
            <text:p>45758</text:p>
          </table:table-cell>
          <table:table-cell table:formula="of:=ABS([.E386]-[.F386])" office:value-type="float" office:value="1438" calcext:value-type="float">
            <text:p>1438</text:p>
          </table:table-cell>
          <table:table-cell table:number-columns-repeated="2"/>
          <table:table-cell table:formula="of:=COUNTIF([.D$2:.D$1001];[.C386])" office:value-type="float" office:value="0" calcext:value-type="float">
            <text:p>0</text:p>
          </table:table-cell>
          <table:table-cell table:formula="of:=[.C386]*[.J3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274 <text:s text:c="2"/>57844</text:p>
          </table:table-cell>
          <table:table-cell/>
          <table:table-cell table:formula="of:=LEFT([.A387];5)" office:value-type="string" office:string-value="78274" calcext:value-type="string">
            <text:p>78274</text:p>
          </table:table-cell>
          <table:table-cell table:formula="of:=RIGHT([.A387];5)" office:value-type="string" office:string-value="57844" calcext:value-type="string">
            <text:p>57844</text:p>
          </table:table-cell>
          <table:table-cell office:value-type="string" office:string-value="44324" calcext:value-type="string">
            <text:p>44324</text:p>
          </table:table-cell>
          <table:table-cell office:value-type="string" office:string-value="45758" calcext:value-type="string">
            <text:p>45758</text:p>
          </table:table-cell>
          <table:table-cell table:formula="of:=ABS([.E387]-[.F387])" office:value-type="float" office:value="1434" calcext:value-type="float">
            <text:p>1434</text:p>
          </table:table-cell>
          <table:table-cell table:number-columns-repeated="2"/>
          <table:table-cell table:formula="of:=COUNTIF([.D$2:.D$1001];[.C387])" office:value-type="float" office:value="0" calcext:value-type="float">
            <text:p>0</text:p>
          </table:table-cell>
          <table:table-cell table:formula="of:=[.C387]*[.J3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602 <text:s text:c="2"/>36987</text:p>
          </table:table-cell>
          <table:table-cell/>
          <table:table-cell table:formula="of:=LEFT([.A388];5)" office:value-type="string" office:string-value="19602" calcext:value-type="string">
            <text:p>19602</text:p>
          </table:table-cell>
          <table:table-cell table:formula="of:=RIGHT([.A388];5)" office:value-type="string" office:string-value="36987" calcext:value-type="string">
            <text:p>36987</text:p>
          </table:table-cell>
          <table:table-cell office:value-type="string" office:string-value="44506" calcext:value-type="string">
            <text:p>44506</text:p>
          </table:table-cell>
          <table:table-cell office:value-type="string" office:string-value="45758" calcext:value-type="string">
            <text:p>45758</text:p>
          </table:table-cell>
          <table:table-cell table:formula="of:=ABS([.E388]-[.F388])" office:value-type="float" office:value="1252" calcext:value-type="float">
            <text:p>1252</text:p>
          </table:table-cell>
          <table:table-cell table:number-columns-repeated="2"/>
          <table:table-cell table:formula="of:=COUNTIF([.D$2:.D$1001];[.C388])" office:value-type="float" office:value="0" calcext:value-type="float">
            <text:p>0</text:p>
          </table:table-cell>
          <table:table-cell table:formula="of:=[.C388]*[.J3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993 <text:s text:c="2"/>45758</text:p>
          </table:table-cell>
          <table:table-cell/>
          <table:table-cell table:formula="of:=LEFT([.A389];5)" office:value-type="string" office:string-value="59993" calcext:value-type="string">
            <text:p>59993</text:p>
          </table:table-cell>
          <table:table-cell table:formula="of:=RIGHT([.A389];5)" office:value-type="string" office:string-value="45758" calcext:value-type="string">
            <text:p>45758</text:p>
          </table:table-cell>
          <table:table-cell office:value-type="string" office:string-value="44732" calcext:value-type="string">
            <text:p>44732</text:p>
          </table:table-cell>
          <table:table-cell office:value-type="string" office:string-value="45758" calcext:value-type="string">
            <text:p>45758</text:p>
          </table:table-cell>
          <table:table-cell table:formula="of:=ABS([.E389]-[.F389])" office:value-type="float" office:value="1026" calcext:value-type="float">
            <text:p>1026</text:p>
          </table:table-cell>
          <table:table-cell table:number-columns-repeated="2"/>
          <table:table-cell table:formula="of:=COUNTIF([.D$2:.D$1001];[.C389])" office:value-type="float" office:value="0" calcext:value-type="float">
            <text:p>0</text:p>
          </table:table-cell>
          <table:table-cell table:formula="of:=[.C389]*[.J3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413 <text:s text:c="2"/>40822</text:p>
          </table:table-cell>
          <table:table-cell/>
          <table:table-cell table:formula="of:=LEFT([.A390];5)" office:value-type="string" office:string-value="61413" calcext:value-type="string">
            <text:p>61413</text:p>
          </table:table-cell>
          <table:table-cell table:formula="of:=RIGHT([.A390];5)" office:value-type="string" office:string-value="40822" calcext:value-type="string">
            <text:p>40822</text:p>
          </table:table-cell>
          <table:table-cell office:value-type="string" office:string-value="44897" calcext:value-type="string">
            <text:p>44897</text:p>
          </table:table-cell>
          <table:table-cell office:value-type="string" office:string-value="45758" calcext:value-type="string">
            <text:p>45758</text:p>
          </table:table-cell>
          <table:table-cell table:formula="of:=ABS([.E390]-[.F390])" office:value-type="float" office:value="861" calcext:value-type="float">
            <text:p>861</text:p>
          </table:table-cell>
          <table:table-cell table:number-columns-repeated="2"/>
          <table:table-cell table:formula="of:=COUNTIF([.D$2:.D$1001];[.C390])" office:value-type="float" office:value="0" calcext:value-type="float">
            <text:p>0</text:p>
          </table:table-cell>
          <table:table-cell table:formula="of:=[.C390]*[.J3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133 <text:s text:c="2"/>15262</text:p>
          </table:table-cell>
          <table:table-cell/>
          <table:table-cell table:formula="of:=LEFT([.A391];5)" office:value-type="string" office:string-value="95133" calcext:value-type="string">
            <text:p>95133</text:p>
          </table:table-cell>
          <table:table-cell table:formula="of:=RIGHT([.A391];5)" office:value-type="string" office:string-value="15262" calcext:value-type="string">
            <text:p>15262</text:p>
          </table:table-cell>
          <table:table-cell office:value-type="string" office:string-value="44937" calcext:value-type="string">
            <text:p>44937</text:p>
          </table:table-cell>
          <table:table-cell office:value-type="string" office:string-value="45758" calcext:value-type="string">
            <text:p>45758</text:p>
          </table:table-cell>
          <table:table-cell table:formula="of:=ABS([.E391]-[.F391])" office:value-type="float" office:value="821" calcext:value-type="float">
            <text:p>821</text:p>
          </table:table-cell>
          <table:table-cell table:number-columns-repeated="2"/>
          <table:table-cell table:formula="of:=COUNTIF([.D$2:.D$1001];[.C391])" office:value-type="float" office:value="0" calcext:value-type="float">
            <text:p>0</text:p>
          </table:table-cell>
          <table:table-cell table:formula="of:=[.C391]*[.J3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391 <text:s text:c="2"/>17299</text:p>
          </table:table-cell>
          <table:table-cell/>
          <table:table-cell table:formula="of:=LEFT([.A392];5)" office:value-type="string" office:string-value="60391" calcext:value-type="string">
            <text:p>60391</text:p>
          </table:table-cell>
          <table:table-cell table:formula="of:=RIGHT([.A392];5)" office:value-type="string" office:string-value="17299" calcext:value-type="string">
            <text:p>17299</text:p>
          </table:table-cell>
          <table:table-cell office:value-type="string" office:string-value="44978" calcext:value-type="string">
            <text:p>44978</text:p>
          </table:table-cell>
          <table:table-cell office:value-type="string" office:string-value="45758" calcext:value-type="string">
            <text:p>45758</text:p>
          </table:table-cell>
          <table:table-cell table:formula="of:=ABS([.E392]-[.F392])" office:value-type="float" office:value="780" calcext:value-type="float">
            <text:p>780</text:p>
          </table:table-cell>
          <table:table-cell table:number-columns-repeated="2"/>
          <table:table-cell table:formula="of:=COUNTIF([.D$2:.D$1001];[.C392])" office:value-type="float" office:value="0" calcext:value-type="float">
            <text:p>0</text:p>
          </table:table-cell>
          <table:table-cell table:formula="of:=[.C392]*[.J3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884 <text:s text:c="2"/>20462</text:p>
          </table:table-cell>
          <table:table-cell/>
          <table:table-cell table:formula="of:=LEFT([.A393];5)" office:value-type="string" office:string-value="56884" calcext:value-type="string">
            <text:p>56884</text:p>
          </table:table-cell>
          <table:table-cell table:formula="of:=RIGHT([.A393];5)" office:value-type="string" office:string-value="20462" calcext:value-type="string">
            <text:p>20462</text:p>
          </table:table-cell>
          <table:table-cell office:value-type="string" office:string-value="45012" calcext:value-type="string">
            <text:p>45012</text:p>
          </table:table-cell>
          <table:table-cell office:value-type="string" office:string-value="46116" calcext:value-type="string">
            <text:p>46116</text:p>
          </table:table-cell>
          <table:table-cell table:formula="of:=ABS([.E393]-[.F393])" office:value-type="float" office:value="1104" calcext:value-type="float">
            <text:p>1104</text:p>
          </table:table-cell>
          <table:table-cell table:number-columns-repeated="2"/>
          <table:table-cell table:formula="of:=COUNTIF([.D$2:.D$1001];[.C393])" office:value-type="float" office:value="0" calcext:value-type="float">
            <text:p>0</text:p>
          </table:table-cell>
          <table:table-cell table:formula="of:=[.C393]*[.J3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017 <text:s text:c="2"/>86368</text:p>
          </table:table-cell>
          <table:table-cell/>
          <table:table-cell table:formula="of:=LEFT([.A394];5)" office:value-type="string" office:string-value="32017" calcext:value-type="string">
            <text:p>32017</text:p>
          </table:table-cell>
          <table:table-cell table:formula="of:=RIGHT([.A394];5)" office:value-type="string" office:string-value="86368" calcext:value-type="string">
            <text:p>86368</text:p>
          </table:table-cell>
          <table:table-cell office:value-type="string" office:string-value="45021" calcext:value-type="string">
            <text:p>45021</text:p>
          </table:table-cell>
          <table:table-cell office:value-type="string" office:string-value="46194" calcext:value-type="string">
            <text:p>46194</text:p>
          </table:table-cell>
          <table:table-cell table:formula="of:=ABS([.E394]-[.F394])" office:value-type="float" office:value="1173" calcext:value-type="float">
            <text:p>1173</text:p>
          </table:table-cell>
          <table:table-cell table:number-columns-repeated="2"/>
          <table:table-cell table:formula="of:=COUNTIF([.D$2:.D$1001];[.C394])" office:value-type="float" office:value="0" calcext:value-type="float">
            <text:p>0</text:p>
          </table:table-cell>
          <table:table-cell table:formula="of:=[.C394]*[.J3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814 <text:s text:c="2"/>70068</text:p>
          </table:table-cell>
          <table:table-cell/>
          <table:table-cell table:formula="of:=LEFT([.A395];5)" office:value-type="string" office:string-value="61814" calcext:value-type="string">
            <text:p>61814</text:p>
          </table:table-cell>
          <table:table-cell table:formula="of:=RIGHT([.A395];5)" office:value-type="string" office:string-value="70068" calcext:value-type="string">
            <text:p>70068</text:p>
          </table:table-cell>
          <table:table-cell office:value-type="string" office:string-value="45107" calcext:value-type="string">
            <text:p>45107</text:p>
          </table:table-cell>
          <table:table-cell office:value-type="string" office:string-value="46249" calcext:value-type="string">
            <text:p>46249</text:p>
          </table:table-cell>
          <table:table-cell table:formula="of:=ABS([.E395]-[.F395])" office:value-type="float" office:value="1142" calcext:value-type="float">
            <text:p>1142</text:p>
          </table:table-cell>
          <table:table-cell table:number-columns-repeated="2"/>
          <table:table-cell table:formula="of:=COUNTIF([.D$2:.D$1001];[.C395])" office:value-type="float" office:value="0" calcext:value-type="float">
            <text:p>0</text:p>
          </table:table-cell>
          <table:table-cell table:formula="of:=[.C395]*[.J3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780 <text:s text:c="2"/>50859</text:p>
          </table:table-cell>
          <table:table-cell/>
          <table:table-cell table:formula="of:=LEFT([.A396];5)" office:value-type="string" office:string-value="36780" calcext:value-type="string">
            <text:p>36780</text:p>
          </table:table-cell>
          <table:table-cell table:formula="of:=RIGHT([.A396];5)" office:value-type="string" office:string-value="50859" calcext:value-type="string">
            <text:p>50859</text:p>
          </table:table-cell>
          <table:table-cell office:value-type="string" office:string-value="45133" calcext:value-type="string">
            <text:p>45133</text:p>
          </table:table-cell>
          <table:table-cell office:value-type="string" office:string-value="46293" calcext:value-type="string">
            <text:p>46293</text:p>
          </table:table-cell>
          <table:table-cell table:formula="of:=ABS([.E396]-[.F396])" office:value-type="float" office:value="1160" calcext:value-type="float">
            <text:p>1160</text:p>
          </table:table-cell>
          <table:table-cell table:number-columns-repeated="2"/>
          <table:table-cell table:formula="of:=COUNTIF([.D$2:.D$1001];[.C396])" office:value-type="float" office:value="0" calcext:value-type="float">
            <text:p>0</text:p>
          </table:table-cell>
          <table:table-cell table:formula="of:=[.C396]*[.J3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229 <text:s text:c="2"/>89542</text:p>
          </table:table-cell>
          <table:table-cell/>
          <table:table-cell table:formula="of:=LEFT([.A397];5)" office:value-type="string" office:string-value="34229" calcext:value-type="string">
            <text:p>34229</text:p>
          </table:table-cell>
          <table:table-cell table:formula="of:=RIGHT([.A397];5)" office:value-type="string" office:string-value="89542" calcext:value-type="string">
            <text:p>89542</text:p>
          </table:table-cell>
          <table:table-cell office:value-type="string" office:string-value="45142" calcext:value-type="string">
            <text:p>45142</text:p>
          </table:table-cell>
          <table:table-cell office:value-type="string" office:string-value="46293" calcext:value-type="string">
            <text:p>46293</text:p>
          </table:table-cell>
          <table:table-cell table:formula="of:=ABS([.E397]-[.F397])" office:value-type="float" office:value="1151" calcext:value-type="float">
            <text:p>1151</text:p>
          </table:table-cell>
          <table:table-cell table:number-columns-repeated="2"/>
          <table:table-cell table:formula="of:=COUNTIF([.D$2:.D$1001];[.C397])" office:value-type="float" office:value="0" calcext:value-type="float">
            <text:p>0</text:p>
          </table:table-cell>
          <table:table-cell table:formula="of:=[.C397]*[.J3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617 <text:s text:c="2"/>14382</text:p>
          </table:table-cell>
          <table:table-cell/>
          <table:table-cell table:formula="of:=LEFT([.A398];5)" office:value-type="string" office:string-value="96617" calcext:value-type="string">
            <text:p>96617</text:p>
          </table:table-cell>
          <table:table-cell table:formula="of:=RIGHT([.A398];5)" office:value-type="string" office:string-value="14382" calcext:value-type="string">
            <text:p>14382</text:p>
          </table:table-cell>
          <table:table-cell office:value-type="string" office:string-value="45156" calcext:value-type="string">
            <text:p>45156</text:p>
          </table:table-cell>
          <table:table-cell office:value-type="string" office:string-value="46293" calcext:value-type="string">
            <text:p>46293</text:p>
          </table:table-cell>
          <table:table-cell table:formula="of:=ABS([.E398]-[.F398])" office:value-type="float" office:value="1137" calcext:value-type="float">
            <text:p>1137</text:p>
          </table:table-cell>
          <table:table-cell table:number-columns-repeated="2"/>
          <table:table-cell table:formula="of:=COUNTIF([.D$2:.D$1001];[.C398])" office:value-type="float" office:value="0" calcext:value-type="float">
            <text:p>0</text:p>
          </table:table-cell>
          <table:table-cell table:formula="of:=[.C398]*[.J3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265 <text:s text:c="2"/>64992</text:p>
          </table:table-cell>
          <table:table-cell/>
          <table:table-cell table:formula="of:=LEFT([.A399];5)" office:value-type="string" office:string-value="16265" calcext:value-type="string">
            <text:p>16265</text:p>
          </table:table-cell>
          <table:table-cell table:formula="of:=RIGHT([.A399];5)" office:value-type="string" office:string-value="64992" calcext:value-type="string">
            <text:p>64992</text:p>
          </table:table-cell>
          <table:table-cell office:value-type="string" office:string-value="45198" calcext:value-type="string">
            <text:p>45198</text:p>
          </table:table-cell>
          <table:table-cell office:value-type="string" office:string-value="46293" calcext:value-type="string">
            <text:p>46293</text:p>
          </table:table-cell>
          <table:table-cell table:formula="of:=ABS([.E399]-[.F399])" office:value-type="float" office:value="1095" calcext:value-type="float">
            <text:p>1095</text:p>
          </table:table-cell>
          <table:table-cell table:number-columns-repeated="2"/>
          <table:table-cell table:formula="of:=COUNTIF([.D$2:.D$1001];[.C399])" office:value-type="float" office:value="0" calcext:value-type="float">
            <text:p>0</text:p>
          </table:table-cell>
          <table:table-cell table:formula="of:=[.C399]*[.J3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054 <text:s text:c="2"/>57606</text:p>
          </table:table-cell>
          <table:table-cell/>
          <table:table-cell table:formula="of:=LEFT([.A400];5)" office:value-type="string" office:string-value="68054" calcext:value-type="string">
            <text:p>68054</text:p>
          </table:table-cell>
          <table:table-cell table:formula="of:=RIGHT([.A400];5)" office:value-type="string" office:string-value="57606" calcext:value-type="string">
            <text:p>57606</text:p>
          </table:table-cell>
          <table:table-cell office:value-type="string" office:string-value="45204" calcext:value-type="string">
            <text:p>45204</text:p>
          </table:table-cell>
          <table:table-cell office:value-type="string" office:string-value="46293" calcext:value-type="string">
            <text:p>46293</text:p>
          </table:table-cell>
          <table:table-cell table:formula="of:=ABS([.E400]-[.F400])" office:value-type="float" office:value="1089" calcext:value-type="float">
            <text:p>1089</text:p>
          </table:table-cell>
          <table:table-cell table:number-columns-repeated="2"/>
          <table:table-cell table:formula="of:=COUNTIF([.D$2:.D$1001];[.C400])" office:value-type="float" office:value="0" calcext:value-type="float">
            <text:p>0</text:p>
          </table:table-cell>
          <table:table-cell table:formula="of:=[.C400]*[.J4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854 <text:s text:c="2"/>27907</text:p>
          </table:table-cell>
          <table:table-cell/>
          <table:table-cell table:formula="of:=LEFT([.A401];5)" office:value-type="string" office:string-value="41854" calcext:value-type="string">
            <text:p>41854</text:p>
          </table:table-cell>
          <table:table-cell table:formula="of:=RIGHT([.A401];5)" office:value-type="string" office:string-value="27907" calcext:value-type="string">
            <text:p>27907</text:p>
          </table:table-cell>
          <table:table-cell office:value-type="string" office:string-value="45294" calcext:value-type="string">
            <text:p>45294</text:p>
          </table:table-cell>
          <table:table-cell office:value-type="string" office:string-value="46293" calcext:value-type="string">
            <text:p>46293</text:p>
          </table:table-cell>
          <table:table-cell table:formula="of:=ABS([.E401]-[.F401])" office:value-type="float" office:value="999" calcext:value-type="float">
            <text:p>999</text:p>
          </table:table-cell>
          <table:table-cell table:number-columns-repeated="2"/>
          <table:table-cell table:formula="of:=COUNTIF([.D$2:.D$1001];[.C401])" office:value-type="float" office:value="0" calcext:value-type="float">
            <text:p>0</text:p>
          </table:table-cell>
          <table:table-cell table:formula="of:=[.C401]*[.J4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505 <text:s text:c="2"/>25772</text:p>
          </table:table-cell>
          <table:table-cell/>
          <table:table-cell table:formula="of:=LEFT([.A402];5)" office:value-type="string" office:string-value="87505" calcext:value-type="string">
            <text:p>87505</text:p>
          </table:table-cell>
          <table:table-cell table:formula="of:=RIGHT([.A402];5)" office:value-type="string" office:string-value="25772" calcext:value-type="string">
            <text:p>25772</text:p>
          </table:table-cell>
          <table:table-cell office:value-type="string" office:string-value="45418" calcext:value-type="string">
            <text:p>45418</text:p>
          </table:table-cell>
          <table:table-cell office:value-type="string" office:string-value="46293" calcext:value-type="string">
            <text:p>46293</text:p>
          </table:table-cell>
          <table:table-cell table:formula="of:=ABS([.E402]-[.F402])" office:value-type="float" office:value="875" calcext:value-type="float">
            <text:p>875</text:p>
          </table:table-cell>
          <table:table-cell table:number-columns-repeated="2"/>
          <table:table-cell table:formula="of:=COUNTIF([.D$2:.D$1001];[.C402])" office:value-type="float" office:value="0" calcext:value-type="float">
            <text:p>0</text:p>
          </table:table-cell>
          <table:table-cell table:formula="of:=[.C402]*[.J4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921 <text:s text:c="2"/>13575</text:p>
          </table:table-cell>
          <table:table-cell/>
          <table:table-cell table:formula="of:=LEFT([.A403];5)" office:value-type="string" office:string-value="82921" calcext:value-type="string">
            <text:p>82921</text:p>
          </table:table-cell>
          <table:table-cell table:formula="of:=RIGHT([.A403];5)" office:value-type="string" office:string-value="13575" calcext:value-type="string">
            <text:p>13575</text:p>
          </table:table-cell>
          <table:table-cell office:value-type="string" office:string-value="45538" calcext:value-type="string">
            <text:p>45538</text:p>
          </table:table-cell>
          <table:table-cell office:value-type="string" office:string-value="46293" calcext:value-type="string">
            <text:p>46293</text:p>
          </table:table-cell>
          <table:table-cell table:formula="of:=ABS([.E403]-[.F403])" office:value-type="float" office:value="755" calcext:value-type="float">
            <text:p>755</text:p>
          </table:table-cell>
          <table:table-cell table:number-columns-repeated="2"/>
          <table:table-cell table:formula="of:=COUNTIF([.D$2:.D$1001];[.C403])" office:value-type="float" office:value="0" calcext:value-type="float">
            <text:p>0</text:p>
          </table:table-cell>
          <table:table-cell table:formula="of:=[.C403]*[.J4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611 <text:s text:c="2"/>51470</text:p>
          </table:table-cell>
          <table:table-cell/>
          <table:table-cell table:formula="of:=LEFT([.A404];5)" office:value-type="string" office:string-value="29611" calcext:value-type="string">
            <text:p>29611</text:p>
          </table:table-cell>
          <table:table-cell table:formula="of:=RIGHT([.A404];5)" office:value-type="string" office:string-value="51470" calcext:value-type="string">
            <text:p>51470</text:p>
          </table:table-cell>
          <table:table-cell office:value-type="string" office:string-value="45758" calcext:value-type="string">
            <text:p>45758</text:p>
          </table:table-cell>
          <table:table-cell office:value-type="string" office:string-value="46293" calcext:value-type="string">
            <text:p>46293</text:p>
          </table:table-cell>
          <table:table-cell table:formula="of:=ABS([.E404]-[.F404])" office:value-type="float" office:value="535" calcext:value-type="float">
            <text:p>535</text:p>
          </table:table-cell>
          <table:table-cell table:number-columns-repeated="2"/>
          <table:table-cell table:formula="of:=COUNTIF([.D$2:.D$1001];[.C404])" office:value-type="float" office:value="0" calcext:value-type="float">
            <text:p>0</text:p>
          </table:table-cell>
          <table:table-cell table:formula="of:=[.C404]*[.J4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836 <text:s text:c="2"/>77139</text:p>
          </table:table-cell>
          <table:table-cell/>
          <table:table-cell table:formula="of:=LEFT([.A405];5)" office:value-type="string" office:string-value="64836" calcext:value-type="string">
            <text:p>64836</text:p>
          </table:table-cell>
          <table:table-cell table:formula="of:=RIGHT([.A405];5)" office:value-type="string" office:string-value="77139" calcext:value-type="string">
            <text:p>77139</text:p>
          </table:table-cell>
          <table:table-cell office:value-type="string" office:string-value="45792" calcext:value-type="string">
            <text:p>45792</text:p>
          </table:table-cell>
          <table:table-cell office:value-type="string" office:string-value="46293" calcext:value-type="string">
            <text:p>46293</text:p>
          </table:table-cell>
          <table:table-cell table:formula="of:=ABS([.E405]-[.F405])" office:value-type="float" office:value="501" calcext:value-type="float">
            <text:p>501</text:p>
          </table:table-cell>
          <table:table-cell table:number-columns-repeated="2"/>
          <table:table-cell table:formula="of:=COUNTIF([.D$2:.D$1001];[.C405])" office:value-type="float" office:value="15" calcext:value-type="float">
            <text:p>15</text:p>
          </table:table-cell>
          <table:table-cell table:formula="of:=[.C405]*[.J405]" office:value-type="float" office:value="972540" calcext:value-type="float">
            <text:p>972540</text:p>
          </table:table-cell>
          <table:table-cell/>
        </table:table-row>
        <table:table-row table:style-name="ro1">
          <table:table-cell office:value-type="string" calcext:value-type="string">
            <text:p>12016 <text:s text:c="2"/>94024</text:p>
          </table:table-cell>
          <table:table-cell/>
          <table:table-cell table:formula="of:=LEFT([.A406];5)" office:value-type="string" office:string-value="12016" calcext:value-type="string">
            <text:p>12016</text:p>
          </table:table-cell>
          <table:table-cell table:formula="of:=RIGHT([.A406];5)" office:value-type="string" office:string-value="94024" calcext:value-type="string">
            <text:p>94024</text:p>
          </table:table-cell>
          <table:table-cell office:value-type="string" office:string-value="45798" calcext:value-type="string">
            <text:p>45798</text:p>
          </table:table-cell>
          <table:table-cell office:value-type="string" office:string-value="46867" calcext:value-type="string">
            <text:p>46867</text:p>
          </table:table-cell>
          <table:table-cell table:formula="of:=ABS([.E406]-[.F406])" office:value-type="float" office:value="1069" calcext:value-type="float">
            <text:p>1069</text:p>
          </table:table-cell>
          <table:table-cell table:number-columns-repeated="2"/>
          <table:table-cell table:formula="of:=COUNTIF([.D$2:.D$1001];[.C406])" office:value-type="float" office:value="0" calcext:value-type="float">
            <text:p>0</text:p>
          </table:table-cell>
          <table:table-cell table:formula="of:=[.C406]*[.J4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898 <text:s text:c="2"/>90132</text:p>
          </table:table-cell>
          <table:table-cell/>
          <table:table-cell table:formula="of:=LEFT([.A407];5)" office:value-type="string" office:string-value="25898" calcext:value-type="string">
            <text:p>25898</text:p>
          </table:table-cell>
          <table:table-cell table:formula="of:=RIGHT([.A407];5)" office:value-type="string" office:string-value="90132" calcext:value-type="string">
            <text:p>90132</text:p>
          </table:table-cell>
          <table:table-cell office:value-type="string" office:string-value="45878" calcext:value-type="string">
            <text:p>45878</text:p>
          </table:table-cell>
          <table:table-cell office:value-type="string" office:string-value="46867" calcext:value-type="string">
            <text:p>46867</text:p>
          </table:table-cell>
          <table:table-cell table:formula="of:=ABS([.E407]-[.F407])" office:value-type="float" office:value="989" calcext:value-type="float">
            <text:p>989</text:p>
          </table:table-cell>
          <table:table-cell table:number-columns-repeated="2"/>
          <table:table-cell table:formula="of:=COUNTIF([.D$2:.D$1001];[.C407])" office:value-type="float" office:value="0" calcext:value-type="float">
            <text:p>0</text:p>
          </table:table-cell>
          <table:table-cell table:formula="of:=[.C407]*[.J4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759 <text:s text:c="2"/>40921</text:p>
          </table:table-cell>
          <table:table-cell/>
          <table:table-cell table:formula="of:=LEFT([.A408];5)" office:value-type="string" office:string-value="39759" calcext:value-type="string">
            <text:p>39759</text:p>
          </table:table-cell>
          <table:table-cell table:formula="of:=RIGHT([.A408];5)" office:value-type="string" office:string-value="40921" calcext:value-type="string">
            <text:p>40921</text:p>
          </table:table-cell>
          <table:table-cell office:value-type="string" office:string-value="45934" calcext:value-type="string">
            <text:p>45934</text:p>
          </table:table-cell>
          <table:table-cell office:value-type="string" office:string-value="46867" calcext:value-type="string">
            <text:p>46867</text:p>
          </table:table-cell>
          <table:table-cell table:formula="of:=ABS([.E408]-[.F408])" office:value-type="float" office:value="933" calcext:value-type="float">
            <text:p>933</text:p>
          </table:table-cell>
          <table:table-cell table:number-columns-repeated="2"/>
          <table:table-cell table:formula="of:=COUNTIF([.D$2:.D$1001];[.C408])" office:value-type="float" office:value="0" calcext:value-type="float">
            <text:p>0</text:p>
          </table:table-cell>
          <table:table-cell table:formula="of:=[.C408]*[.J4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322 <text:s text:c="2"/>28732</text:p>
          </table:table-cell>
          <table:table-cell/>
          <table:table-cell table:formula="of:=LEFT([.A409];5)" office:value-type="string" office:string-value="70322" calcext:value-type="string">
            <text:p>70322</text:p>
          </table:table-cell>
          <table:table-cell table:formula="of:=RIGHT([.A409];5)" office:value-type="string" office:string-value="28732" calcext:value-type="string">
            <text:p>28732</text:p>
          </table:table-cell>
          <table:table-cell office:value-type="string" office:string-value="46004" calcext:value-type="string">
            <text:p>46004</text:p>
          </table:table-cell>
          <table:table-cell office:value-type="string" office:string-value="46867" calcext:value-type="string">
            <text:p>46867</text:p>
          </table:table-cell>
          <table:table-cell table:formula="of:=ABS([.E409]-[.F409])" office:value-type="float" office:value="863" calcext:value-type="float">
            <text:p>863</text:p>
          </table:table-cell>
          <table:table-cell table:number-columns-repeated="2"/>
          <table:table-cell table:formula="of:=COUNTIF([.D$2:.D$1001];[.C409])" office:value-type="float" office:value="0" calcext:value-type="float">
            <text:p>0</text:p>
          </table:table-cell>
          <table:table-cell table:formula="of:=[.C409]*[.J4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957 <text:s text:c="2"/>97215</text:p>
          </table:table-cell>
          <table:table-cell/>
          <table:table-cell table:formula="of:=LEFT([.A410];5)" office:value-type="string" office:string-value="16957" calcext:value-type="string">
            <text:p>16957</text:p>
          </table:table-cell>
          <table:table-cell table:formula="of:=RIGHT([.A410];5)" office:value-type="string" office:string-value="97215" calcext:value-type="string">
            <text:p>97215</text:p>
          </table:table-cell>
          <table:table-cell office:value-type="string" office:string-value="46069" calcext:value-type="string">
            <text:p>46069</text:p>
          </table:table-cell>
          <table:table-cell office:value-type="string" office:string-value="46867" calcext:value-type="string">
            <text:p>46867</text:p>
          </table:table-cell>
          <table:table-cell table:formula="of:=ABS([.E410]-[.F410])" office:value-type="float" office:value="798" calcext:value-type="float">
            <text:p>798</text:p>
          </table:table-cell>
          <table:table-cell table:number-columns-repeated="2"/>
          <table:table-cell table:formula="of:=COUNTIF([.D$2:.D$1001];[.C410])" office:value-type="float" office:value="0" calcext:value-type="float">
            <text:p>0</text:p>
          </table:table-cell>
          <table:table-cell table:formula="of:=[.C410]*[.J4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739 <text:s text:c="2"/>20405</text:p>
          </table:table-cell>
          <table:table-cell/>
          <table:table-cell table:formula="of:=LEFT([.A411];5)" office:value-type="string" office:string-value="80739" calcext:value-type="string">
            <text:p>80739</text:p>
          </table:table-cell>
          <table:table-cell table:formula="of:=RIGHT([.A411];5)" office:value-type="string" office:string-value="20405" calcext:value-type="string">
            <text:p>20405</text:p>
          </table:table-cell>
          <table:table-cell office:value-type="string" office:string-value="46198" calcext:value-type="string">
            <text:p>46198</text:p>
          </table:table-cell>
          <table:table-cell office:value-type="string" office:string-value="46867" calcext:value-type="string">
            <text:p>46867</text:p>
          </table:table-cell>
          <table:table-cell table:formula="of:=ABS([.E411]-[.F411])" office:value-type="float" office:value="669" calcext:value-type="float">
            <text:p>669</text:p>
          </table:table-cell>
          <table:table-cell table:number-columns-repeated="2"/>
          <table:table-cell table:formula="of:=COUNTIF([.D$2:.D$1001];[.C411])" office:value-type="float" office:value="0" calcext:value-type="float">
            <text:p>0</text:p>
          </table:table-cell>
          <table:table-cell table:formula="of:=[.C411]*[.J4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783 <text:s text:c="2"/>59243</text:p>
          </table:table-cell>
          <table:table-cell/>
          <table:table-cell table:formula="of:=LEFT([.A412];5)" office:value-type="string" office:string-value="42783" calcext:value-type="string">
            <text:p>42783</text:p>
          </table:table-cell>
          <table:table-cell table:formula="of:=RIGHT([.A412];5)" office:value-type="string" office:string-value="59243" calcext:value-type="string">
            <text:p>59243</text:p>
          </table:table-cell>
          <table:table-cell office:value-type="string" office:string-value="46285" calcext:value-type="string">
            <text:p>46285</text:p>
          </table:table-cell>
          <table:table-cell office:value-type="string" office:string-value="46867" calcext:value-type="string">
            <text:p>46867</text:p>
          </table:table-cell>
          <table:table-cell table:formula="of:=ABS([.E412]-[.F412])" office:value-type="float" office:value="582" calcext:value-type="float">
            <text:p>582</text:p>
          </table:table-cell>
          <table:table-cell table:number-columns-repeated="2"/>
          <table:table-cell table:formula="of:=COUNTIF([.D$2:.D$1001];[.C412])" office:value-type="float" office:value="0" calcext:value-type="float">
            <text:p>0</text:p>
          </table:table-cell>
          <table:table-cell table:formula="of:=[.C412]*[.J4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327 <text:s text:c="2"/>35753</text:p>
          </table:table-cell>
          <table:table-cell/>
          <table:table-cell table:formula="of:=LEFT([.A413];5)" office:value-type="string" office:string-value="53327" calcext:value-type="string">
            <text:p>53327</text:p>
          </table:table-cell>
          <table:table-cell table:formula="of:=RIGHT([.A413];5)" office:value-type="string" office:string-value="35753" calcext:value-type="string">
            <text:p>35753</text:p>
          </table:table-cell>
          <table:table-cell office:value-type="string" office:string-value="46293" calcext:value-type="string">
            <text:p>46293</text:p>
          </table:table-cell>
          <table:table-cell office:value-type="string" office:string-value="46867" calcext:value-type="string">
            <text:p>46867</text:p>
          </table:table-cell>
          <table:table-cell table:formula="of:=ABS([.E413]-[.F413])" office:value-type="float" office:value="574" calcext:value-type="float">
            <text:p>574</text:p>
          </table:table-cell>
          <table:table-cell table:number-columns-repeated="2"/>
          <table:table-cell table:formula="of:=COUNTIF([.D$2:.D$1001];[.C413])" office:value-type="float" office:value="0" calcext:value-type="float">
            <text:p>0</text:p>
          </table:table-cell>
          <table:table-cell table:formula="of:=[.C413]*[.J4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939 <text:s text:c="2"/>93730</text:p>
          </table:table-cell>
          <table:table-cell/>
          <table:table-cell table:formula="of:=LEFT([.A414];5)" office:value-type="string" office:string-value="60939" calcext:value-type="string">
            <text:p>60939</text:p>
          </table:table-cell>
          <table:table-cell table:formula="of:=RIGHT([.A414];5)" office:value-type="string" office:string-value="93730" calcext:value-type="string">
            <text:p>93730</text:p>
          </table:table-cell>
          <table:table-cell office:value-type="string" office:string-value="46476" calcext:value-type="string">
            <text:p>46476</text:p>
          </table:table-cell>
          <table:table-cell office:value-type="string" office:string-value="46875" calcext:value-type="string">
            <text:p>46875</text:p>
          </table:table-cell>
          <table:table-cell table:formula="of:=ABS([.E414]-[.F414])" office:value-type="float" office:value="399" calcext:value-type="float">
            <text:p>399</text:p>
          </table:table-cell>
          <table:table-cell table:number-columns-repeated="2"/>
          <table:table-cell table:formula="of:=COUNTIF([.D$2:.D$1001];[.C414])" office:value-type="float" office:value="0" calcext:value-type="float">
            <text:p>0</text:p>
          </table:table-cell>
          <table:table-cell table:formula="of:=[.C414]*[.J4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608 <text:s text:c="2"/>21723</text:p>
          </table:table-cell>
          <table:table-cell/>
          <table:table-cell table:formula="of:=LEFT([.A415];5)" office:value-type="string" office:string-value="65608" calcext:value-type="string">
            <text:p>65608</text:p>
          </table:table-cell>
          <table:table-cell table:formula="of:=RIGHT([.A415];5)" office:value-type="string" office:string-value="21723" calcext:value-type="string">
            <text:p>21723</text:p>
          </table:table-cell>
          <table:table-cell office:value-type="string" office:string-value="46625" calcext:value-type="string">
            <text:p>46625</text:p>
          </table:table-cell>
          <table:table-cell office:value-type="string" office:string-value="46898" calcext:value-type="string">
            <text:p>46898</text:p>
          </table:table-cell>
          <table:table-cell table:formula="of:=ABS([.E415]-[.F415])" office:value-type="float" office:value="273" calcext:value-type="float">
            <text:p>273</text:p>
          </table:table-cell>
          <table:table-cell table:number-columns-repeated="2"/>
          <table:table-cell table:formula="of:=COUNTIF([.D$2:.D$1001];[.C415])" office:value-type="float" office:value="0" calcext:value-type="float">
            <text:p>0</text:p>
          </table:table-cell>
          <table:table-cell table:formula="of:=[.C415]*[.J4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615 <text:s text:c="2"/>77019</text:p>
          </table:table-cell>
          <table:table-cell/>
          <table:table-cell table:formula="of:=LEFT([.A416];5)" office:value-type="string" office:string-value="51615" calcext:value-type="string">
            <text:p>51615</text:p>
          </table:table-cell>
          <table:table-cell table:formula="of:=RIGHT([.A416];5)" office:value-type="string" office:string-value="77019" calcext:value-type="string">
            <text:p>77019</text:p>
          </table:table-cell>
          <table:table-cell office:value-type="string" office:string-value="46693" calcext:value-type="string">
            <text:p>46693</text:p>
          </table:table-cell>
          <table:table-cell office:value-type="string" office:string-value="46913" calcext:value-type="string">
            <text:p>46913</text:p>
          </table:table-cell>
          <table:table-cell table:formula="of:=ABS([.E416]-[.F416])" office:value-type="float" office:value="220" calcext:value-type="float">
            <text:p>220</text:p>
          </table:table-cell>
          <table:table-cell table:number-columns-repeated="2"/>
          <table:table-cell table:formula="of:=COUNTIF([.D$2:.D$1001];[.C416])" office:value-type="float" office:value="0" calcext:value-type="float">
            <text:p>0</text:p>
          </table:table-cell>
          <table:table-cell table:formula="of:=[.C416]*[.J4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372 <text:s text:c="2"/>60225</text:p>
          </table:table-cell>
          <table:table-cell/>
          <table:table-cell table:formula="of:=LEFT([.A417];5)" office:value-type="string" office:string-value="42372" calcext:value-type="string">
            <text:p>42372</text:p>
          </table:table-cell>
          <table:table-cell table:formula="of:=RIGHT([.A417];5)" office:value-type="string" office:string-value="60225" calcext:value-type="string">
            <text:p>60225</text:p>
          </table:table-cell>
          <table:table-cell office:value-type="string" office:string-value="46769" calcext:value-type="string">
            <text:p>46769</text:p>
          </table:table-cell>
          <table:table-cell office:value-type="string" office:string-value="47295" calcext:value-type="string">
            <text:p>47295</text:p>
          </table:table-cell>
          <table:table-cell table:formula="of:=ABS([.E417]-[.F417])" office:value-type="float" office:value="526" calcext:value-type="float">
            <text:p>526</text:p>
          </table:table-cell>
          <table:table-cell table:number-columns-repeated="2"/>
          <table:table-cell table:formula="of:=COUNTIF([.D$2:.D$1001];[.C417])" office:value-type="float" office:value="0" calcext:value-type="float">
            <text:p>0</text:p>
          </table:table-cell>
          <table:table-cell table:formula="of:=[.C417]*[.J4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865 <text:s text:c="2"/>62922</text:p>
          </table:table-cell>
          <table:table-cell/>
          <table:table-cell table:formula="of:=LEFT([.A418];5)" office:value-type="string" office:string-value="82865" calcext:value-type="string">
            <text:p>82865</text:p>
          </table:table-cell>
          <table:table-cell table:formula="of:=RIGHT([.A418];5)" office:value-type="string" office:string-value="62922" calcext:value-type="string">
            <text:p>62922</text:p>
          </table:table-cell>
          <table:table-cell office:value-type="string" office:string-value="46867" calcext:value-type="string">
            <text:p>46867</text:p>
          </table:table-cell>
          <table:table-cell office:value-type="string" office:string-value="47405" calcext:value-type="string">
            <text:p>47405</text:p>
          </table:table-cell>
          <table:table-cell table:formula="of:=ABS([.E418]-[.F418])" office:value-type="float" office:value="538" calcext:value-type="float">
            <text:p>538</text:p>
          </table:table-cell>
          <table:table-cell table:number-columns-repeated="2"/>
          <table:table-cell table:formula="of:=COUNTIF([.D$2:.D$1001];[.C418])" office:value-type="float" office:value="0" calcext:value-type="float">
            <text:p>0</text:p>
          </table:table-cell>
          <table:table-cell table:formula="of:=[.C418]*[.J4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705 <text:s text:c="2"/>13575</text:p>
          </table:table-cell>
          <table:table-cell/>
          <table:table-cell table:formula="of:=LEFT([.A419];5)" office:value-type="string" office:string-value="51705" calcext:value-type="string">
            <text:p>51705</text:p>
          </table:table-cell>
          <table:table-cell table:formula="of:=RIGHT([.A419];5)" office:value-type="string" office:string-value="13575" calcext:value-type="string">
            <text:p>13575</text:p>
          </table:table-cell>
          <table:table-cell office:value-type="string" office:string-value="47133" calcext:value-type="string">
            <text:p>47133</text:p>
          </table:table-cell>
          <table:table-cell office:value-type="string" office:string-value="47405" calcext:value-type="string">
            <text:p>47405</text:p>
          </table:table-cell>
          <table:table-cell table:formula="of:=ABS([.E419]-[.F419])" office:value-type="float" office:value="272" calcext:value-type="float">
            <text:p>272</text:p>
          </table:table-cell>
          <table:table-cell table:number-columns-repeated="2"/>
          <table:table-cell table:formula="of:=COUNTIF([.D$2:.D$1001];[.C419])" office:value-type="float" office:value="0" calcext:value-type="float">
            <text:p>0</text:p>
          </table:table-cell>
          <table:table-cell table:formula="of:=[.C419]*[.J4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517 <text:s text:c="2"/>44646</text:p>
          </table:table-cell>
          <table:table-cell/>
          <table:table-cell table:formula="of:=LEFT([.A420];5)" office:value-type="string" office:string-value="60517" calcext:value-type="string">
            <text:p>60517</text:p>
          </table:table-cell>
          <table:table-cell table:formula="of:=RIGHT([.A420];5)" office:value-type="string" office:string-value="44646" calcext:value-type="string">
            <text:p>44646</text:p>
          </table:table-cell>
          <table:table-cell office:value-type="string" office:string-value="47199" calcext:value-type="string">
            <text:p>47199</text:p>
          </table:table-cell>
          <table:table-cell office:value-type="string" office:string-value="47405" calcext:value-type="string">
            <text:p>47405</text:p>
          </table:table-cell>
          <table:table-cell table:formula="of:=ABS([.E420]-[.F420])" office:value-type="float" office:value="206" calcext:value-type="float">
            <text:p>206</text:p>
          </table:table-cell>
          <table:table-cell table:number-columns-repeated="2"/>
          <table:table-cell table:formula="of:=COUNTIF([.D$2:.D$1001];[.C420])" office:value-type="float" office:value="0" calcext:value-type="float">
            <text:p>0</text:p>
          </table:table-cell>
          <table:table-cell table:formula="of:=[.C420]*[.J4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859 <text:s text:c="2"/>49938</text:p>
          </table:table-cell>
          <table:table-cell/>
          <table:table-cell table:formula="of:=LEFT([.A421];5)" office:value-type="string" office:string-value="32859" calcext:value-type="string">
            <text:p>32859</text:p>
          </table:table-cell>
          <table:table-cell table:formula="of:=RIGHT([.A421];5)" office:value-type="string" office:string-value="49938" calcext:value-type="string">
            <text:p>49938</text:p>
          </table:table-cell>
          <table:table-cell office:value-type="string" office:string-value="47204" calcext:value-type="string">
            <text:p>47204</text:p>
          </table:table-cell>
          <table:table-cell office:value-type="string" office:string-value="47405" calcext:value-type="string">
            <text:p>47405</text:p>
          </table:table-cell>
          <table:table-cell table:formula="of:=ABS([.E421]-[.F421])" office:value-type="float" office:value="201" calcext:value-type="float">
            <text:p>201</text:p>
          </table:table-cell>
          <table:table-cell table:number-columns-repeated="2"/>
          <table:table-cell table:formula="of:=COUNTIF([.D$2:.D$1001];[.C421])" office:value-type="float" office:value="0" calcext:value-type="float">
            <text:p>0</text:p>
          </table:table-cell>
          <table:table-cell table:formula="of:=[.C421]*[.J4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56 <text:s text:c="2"/>65110</text:p>
          </table:table-cell>
          <table:table-cell/>
          <table:table-cell table:formula="of:=LEFT([.A422];5)" office:value-type="string" office:string-value="65056" calcext:value-type="string">
            <text:p>65056</text:p>
          </table:table-cell>
          <table:table-cell table:formula="of:=RIGHT([.A422];5)" office:value-type="string" office:string-value="65110" calcext:value-type="string">
            <text:p>65110</text:p>
          </table:table-cell>
          <table:table-cell office:value-type="string" office:string-value="47266" calcext:value-type="string">
            <text:p>47266</text:p>
          </table:table-cell>
          <table:table-cell office:value-type="string" office:string-value="47405" calcext:value-type="string">
            <text:p>47405</text:p>
          </table:table-cell>
          <table:table-cell table:formula="of:=ABS([.E422]-[.F422])" office:value-type="float" office:value="139" calcext:value-type="float">
            <text:p>139</text:p>
          </table:table-cell>
          <table:table-cell table:number-columns-repeated="2"/>
          <table:table-cell table:formula="of:=COUNTIF([.D$2:.D$1001];[.C422])" office:value-type="float" office:value="0" calcext:value-type="float">
            <text:p>0</text:p>
          </table:table-cell>
          <table:table-cell table:formula="of:=[.C422]*[.J4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014 <text:s text:c="2"/>59518</text:p>
          </table:table-cell>
          <table:table-cell/>
          <table:table-cell table:formula="of:=LEFT([.A423];5)" office:value-type="string" office:string-value="66014" calcext:value-type="string">
            <text:p>66014</text:p>
          </table:table-cell>
          <table:table-cell table:formula="of:=RIGHT([.A423];5)" office:value-type="string" office:string-value="59518" calcext:value-type="string">
            <text:p>59518</text:p>
          </table:table-cell>
          <table:table-cell office:value-type="string" office:string-value="47405" calcext:value-type="string">
            <text:p>47405</text:p>
          </table:table-cell>
          <table:table-cell office:value-type="string" office:string-value="47405" calcext:value-type="string">
            <text:p>47405</text:p>
          </table:table-cell>
          <table:table-cell table:formula="of:=ABS([.E423]-[.F423])" office:value-type="float" office:value="0" calcext:value-type="float">
            <text:p>0</text:p>
          </table:table-cell>
          <table:table-cell table:number-columns-repeated="2"/>
          <table:table-cell table:formula="of:=COUNTIF([.D$2:.D$1001];[.C423])" office:value-type="float" office:value="0" calcext:value-type="float">
            <text:p>0</text:p>
          </table:table-cell>
          <table:table-cell table:formula="of:=[.C423]*[.J4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374 <text:s text:c="2"/>69071</text:p>
          </table:table-cell>
          <table:table-cell/>
          <table:table-cell table:formula="of:=LEFT([.A424];5)" office:value-type="string" office:string-value="95374" calcext:value-type="string">
            <text:p>95374</text:p>
          </table:table-cell>
          <table:table-cell table:formula="of:=RIGHT([.A424];5)" office:value-type="string" office:string-value="69071" calcext:value-type="string">
            <text:p>69071</text:p>
          </table:table-cell>
          <table:table-cell office:value-type="string" office:string-value="47491" calcext:value-type="string">
            <text:p>47491</text:p>
          </table:table-cell>
          <table:table-cell office:value-type="string" office:string-value="47405" calcext:value-type="string">
            <text:p>47405</text:p>
          </table:table-cell>
          <table:table-cell table:formula="of:=ABS([.E424]-[.F424])" office:value-type="float" office:value="86" calcext:value-type="float">
            <text:p>86</text:p>
          </table:table-cell>
          <table:table-cell table:number-columns-repeated="2"/>
          <table:table-cell table:formula="of:=COUNTIF([.D$2:.D$1001];[.C424])" office:value-type="float" office:value="0" calcext:value-type="float">
            <text:p>0</text:p>
          </table:table-cell>
          <table:table-cell table:formula="of:=[.C424]*[.J4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688 <text:s text:c="2"/>45758</text:p>
          </table:table-cell>
          <table:table-cell/>
          <table:table-cell table:formula="of:=LEFT([.A425];5)" office:value-type="string" office:string-value="62688" calcext:value-type="string">
            <text:p>62688</text:p>
          </table:table-cell>
          <table:table-cell table:formula="of:=RIGHT([.A425];5)" office:value-type="string" office:string-value="45758" calcext:value-type="string">
            <text:p>45758</text:p>
          </table:table-cell>
          <table:table-cell office:value-type="string" office:string-value="47537" calcext:value-type="string">
            <text:p>47537</text:p>
          </table:table-cell>
          <table:table-cell office:value-type="string" office:string-value="47405" calcext:value-type="string">
            <text:p>47405</text:p>
          </table:table-cell>
          <table:table-cell table:formula="of:=ABS([.E425]-[.F425])" office:value-type="float" office:value="132" calcext:value-type="float">
            <text:p>132</text:p>
          </table:table-cell>
          <table:table-cell table:number-columns-repeated="2"/>
          <table:table-cell table:formula="of:=COUNTIF([.D$2:.D$1001];[.C425])" office:value-type="float" office:value="0" calcext:value-type="float">
            <text:p>0</text:p>
          </table:table-cell>
          <table:table-cell table:formula="of:=[.C425]*[.J4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612 <text:s text:c="2"/>34764</text:p>
          </table:table-cell>
          <table:table-cell/>
          <table:table-cell table:formula="of:=LEFT([.A426];5)" office:value-type="string" office:string-value="19612" calcext:value-type="string">
            <text:p>19612</text:p>
          </table:table-cell>
          <table:table-cell table:formula="of:=RIGHT([.A426];5)" office:value-type="string" office:string-value="34764" calcext:value-type="string">
            <text:p>34764</text:p>
          </table:table-cell>
          <table:table-cell office:value-type="string" office:string-value="47652" calcext:value-type="string">
            <text:p>47652</text:p>
          </table:table-cell>
          <table:table-cell office:value-type="string" office:string-value="47565" calcext:value-type="string">
            <text:p>47565</text:p>
          </table:table-cell>
          <table:table-cell table:formula="of:=ABS([.E426]-[.F426])" office:value-type="float" office:value="87" calcext:value-type="float">
            <text:p>87</text:p>
          </table:table-cell>
          <table:table-cell table:number-columns-repeated="2"/>
          <table:table-cell table:formula="of:=COUNTIF([.D$2:.D$1001];[.C426])" office:value-type="float" office:value="0" calcext:value-type="float">
            <text:p>0</text:p>
          </table:table-cell>
          <table:table-cell table:formula="of:=[.C426]*[.J4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898 <text:s text:c="2"/>91359</text:p>
          </table:table-cell>
          <table:table-cell/>
          <table:table-cell table:formula="of:=LEFT([.A427];5)" office:value-type="string" office:string-value="14898" calcext:value-type="string">
            <text:p>14898</text:p>
          </table:table-cell>
          <table:table-cell table:formula="of:=RIGHT([.A427];5)" office:value-type="string" office:string-value="91359" calcext:value-type="string">
            <text:p>91359</text:p>
          </table:table-cell>
          <table:table-cell office:value-type="string" office:string-value="47911" calcext:value-type="string">
            <text:p>47911</text:p>
          </table:table-cell>
          <table:table-cell office:value-type="string" office:string-value="47932" calcext:value-type="string">
            <text:p>47932</text:p>
          </table:table-cell>
          <table:table-cell table:formula="of:=ABS([.E427]-[.F427])" office:value-type="float" office:value="21" calcext:value-type="float">
            <text:p>21</text:p>
          </table:table-cell>
          <table:table-cell table:number-columns-repeated="2"/>
          <table:table-cell table:formula="of:=COUNTIF([.D$2:.D$1001];[.C427])" office:value-type="float" office:value="0" calcext:value-type="float">
            <text:p>0</text:p>
          </table:table-cell>
          <table:table-cell table:formula="of:=[.C427]*[.J4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158 <text:s text:c="2"/>84040</text:p>
          </table:table-cell>
          <table:table-cell/>
          <table:table-cell table:formula="of:=LEFT([.A428];5)" office:value-type="string" office:string-value="35158" calcext:value-type="string">
            <text:p>35158</text:p>
          </table:table-cell>
          <table:table-cell table:formula="of:=RIGHT([.A428];5)" office:value-type="string" office:string-value="84040" calcext:value-type="string">
            <text:p>84040</text:p>
          </table:table-cell>
          <table:table-cell office:value-type="string" office:string-value="48021" calcext:value-type="string">
            <text:p>48021</text:p>
          </table:table-cell>
          <table:table-cell office:value-type="string" office:string-value="48002" calcext:value-type="string">
            <text:p>48002</text:p>
          </table:table-cell>
          <table:table-cell table:formula="of:=ABS([.E428]-[.F428])" office:value-type="float" office:value="19" calcext:value-type="float">
            <text:p>19</text:p>
          </table:table-cell>
          <table:table-cell table:number-columns-repeated="2"/>
          <table:table-cell table:formula="of:=COUNTIF([.D$2:.D$1001];[.C428])" office:value-type="float" office:value="0" calcext:value-type="float">
            <text:p>0</text:p>
          </table:table-cell>
          <table:table-cell table:formula="of:=[.C428]*[.J4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004 <text:s text:c="2"/>51534</text:p>
          </table:table-cell>
          <table:table-cell/>
          <table:table-cell table:formula="of:=LEFT([.A429];5)" office:value-type="string" office:string-value="46004" calcext:value-type="string">
            <text:p>46004</text:p>
          </table:table-cell>
          <table:table-cell table:formula="of:=RIGHT([.A429];5)" office:value-type="string" office:string-value="51534" calcext:value-type="string">
            <text:p>51534</text:p>
          </table:table-cell>
          <table:table-cell office:value-type="string" office:string-value="48070" calcext:value-type="string">
            <text:p>48070</text:p>
          </table:table-cell>
          <table:table-cell office:value-type="string" office:string-value="48017" calcext:value-type="string">
            <text:p>48017</text:p>
          </table:table-cell>
          <table:table-cell table:formula="of:=ABS([.E429]-[.F429])" office:value-type="float" office:value="53" calcext:value-type="float">
            <text:p>53</text:p>
          </table:table-cell>
          <table:table-cell table:number-columns-repeated="2"/>
          <table:table-cell table:formula="of:=COUNTIF([.D$2:.D$1001];[.C429])" office:value-type="float" office:value="0" calcext:value-type="float">
            <text:p>0</text:p>
          </table:table-cell>
          <table:table-cell table:formula="of:=[.C429]*[.J4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662 <text:s text:c="2"/>84719</text:p>
          </table:table-cell>
          <table:table-cell/>
          <table:table-cell table:formula="of:=LEFT([.A430];5)" office:value-type="string" office:string-value="12662" calcext:value-type="string">
            <text:p>12662</text:p>
          </table:table-cell>
          <table:table-cell table:formula="of:=RIGHT([.A430];5)" office:value-type="string" office:string-value="84719" calcext:value-type="string">
            <text:p>84719</text:p>
          </table:table-cell>
          <table:table-cell office:value-type="string" office:string-value="48094" calcext:value-type="string">
            <text:p>48094</text:p>
          </table:table-cell>
          <table:table-cell office:value-type="string" office:string-value="48343" calcext:value-type="string">
            <text:p>48343</text:p>
          </table:table-cell>
          <table:table-cell table:formula="of:=ABS([.E430]-[.F430])" office:value-type="float" office:value="249" calcext:value-type="float">
            <text:p>249</text:p>
          </table:table-cell>
          <table:table-cell table:number-columns-repeated="2"/>
          <table:table-cell table:formula="of:=COUNTIF([.D$2:.D$1001];[.C430])" office:value-type="float" office:value="0" calcext:value-type="float">
            <text:p>0</text:p>
          </table:table-cell>
          <table:table-cell table:formula="of:=[.C430]*[.J4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241 <text:s text:c="2"/>22568</text:p>
          </table:table-cell>
          <table:table-cell/>
          <table:table-cell table:formula="of:=LEFT([.A431];5)" office:value-type="string" office:string-value="59241" calcext:value-type="string">
            <text:p>59241</text:p>
          </table:table-cell>
          <table:table-cell table:formula="of:=RIGHT([.A431];5)" office:value-type="string" office:string-value="22568" calcext:value-type="string">
            <text:p>22568</text:p>
          </table:table-cell>
          <table:table-cell office:value-type="string" office:string-value="48132" calcext:value-type="string">
            <text:p>48132</text:p>
          </table:table-cell>
          <table:table-cell office:value-type="string" office:string-value="48454" calcext:value-type="string">
            <text:p>48454</text:p>
          </table:table-cell>
          <table:table-cell table:formula="of:=ABS([.E431]-[.F431])" office:value-type="float" office:value="322" calcext:value-type="float">
            <text:p>322</text:p>
          </table:table-cell>
          <table:table-cell table:number-columns-repeated="2"/>
          <table:table-cell table:formula="of:=COUNTIF([.D$2:.D$1001];[.C431])" office:value-type="float" office:value="0" calcext:value-type="float">
            <text:p>0</text:p>
          </table:table-cell>
          <table:table-cell table:formula="of:=[.C431]*[.J4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371 <text:s text:c="2"/>69943</text:p>
          </table:table-cell>
          <table:table-cell/>
          <table:table-cell table:formula="of:=LEFT([.A432];5)" office:value-type="string" office:string-value="50371" calcext:value-type="string">
            <text:p>50371</text:p>
          </table:table-cell>
          <table:table-cell table:formula="of:=RIGHT([.A432];5)" office:value-type="string" office:string-value="69943" calcext:value-type="string">
            <text:p>69943</text:p>
          </table:table-cell>
          <table:table-cell office:value-type="string" office:string-value="48209" calcext:value-type="string">
            <text:p>48209</text:p>
          </table:table-cell>
          <table:table-cell office:value-type="string" office:string-value="48543" calcext:value-type="string">
            <text:p>48543</text:p>
          </table:table-cell>
          <table:table-cell table:formula="of:=ABS([.E432]-[.F432])" office:value-type="float" office:value="334" calcext:value-type="float">
            <text:p>334</text:p>
          </table:table-cell>
          <table:table-cell table:number-columns-repeated="2"/>
          <table:table-cell table:formula="of:=COUNTIF([.D$2:.D$1001];[.C432])" office:value-type="float" office:value="0" calcext:value-type="float">
            <text:p>0</text:p>
          </table:table-cell>
          <table:table-cell table:formula="of:=[.C432]*[.J4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714 <text:s text:c="2"/>13864</text:p>
          </table:table-cell>
          <table:table-cell/>
          <table:table-cell table:formula="of:=LEFT([.A433];5)" office:value-type="string" office:string-value="66714" calcext:value-type="string">
            <text:p>66714</text:p>
          </table:table-cell>
          <table:table-cell table:formula="of:=RIGHT([.A433];5)" office:value-type="string" office:string-value="13864" calcext:value-type="string">
            <text:p>13864</text:p>
          </table:table-cell>
          <table:table-cell office:value-type="string" office:string-value="48321" calcext:value-type="string">
            <text:p>48321</text:p>
          </table:table-cell>
          <table:table-cell office:value-type="string" office:string-value="48595" calcext:value-type="string">
            <text:p>48595</text:p>
          </table:table-cell>
          <table:table-cell table:formula="of:=ABS([.E433]-[.F433])" office:value-type="float" office:value="274" calcext:value-type="float">
            <text:p>274</text:p>
          </table:table-cell>
          <table:table-cell table:number-columns-repeated="2"/>
          <table:table-cell table:formula="of:=COUNTIF([.D$2:.D$1001];[.C433])" office:value-type="float" office:value="0" calcext:value-type="float">
            <text:p>0</text:p>
          </table:table-cell>
          <table:table-cell table:formula="of:=[.C433]*[.J4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091 <text:s text:c="2"/>90159</text:p>
          </table:table-cell>
          <table:table-cell/>
          <table:table-cell table:formula="of:=LEFT([.A434];5)" office:value-type="string" office:string-value="32091" calcext:value-type="string">
            <text:p>32091</text:p>
          </table:table-cell>
          <table:table-cell table:formula="of:=RIGHT([.A434];5)" office:value-type="string" office:string-value="90159" calcext:value-type="string">
            <text:p>90159</text:p>
          </table:table-cell>
          <table:table-cell office:value-type="string" office:string-value="48459" calcext:value-type="string">
            <text:p>48459</text:p>
          </table:table-cell>
          <table:table-cell office:value-type="string" office:string-value="49027" calcext:value-type="string">
            <text:p>49027</text:p>
          </table:table-cell>
          <table:table-cell table:formula="of:=ABS([.E434]-[.F434])" office:value-type="float" office:value="568" calcext:value-type="float">
            <text:p>568</text:p>
          </table:table-cell>
          <table:table-cell table:number-columns-repeated="2"/>
          <table:table-cell table:formula="of:=COUNTIF([.D$2:.D$1001];[.C434])" office:value-type="float" office:value="0" calcext:value-type="float">
            <text:p>0</text:p>
          </table:table-cell>
          <table:table-cell table:formula="of:=[.C434]*[.J4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889 <text:s text:c="2"/>21234</text:p>
          </table:table-cell>
          <table:table-cell/>
          <table:table-cell table:formula="of:=LEFT([.A435];5)" office:value-type="string" office:string-value="27889" calcext:value-type="string">
            <text:p>27889</text:p>
          </table:table-cell>
          <table:table-cell table:formula="of:=RIGHT([.A435];5)" office:value-type="string" office:string-value="21234" calcext:value-type="string">
            <text:p>21234</text:p>
          </table:table-cell>
          <table:table-cell office:value-type="string" office:string-value="48481" calcext:value-type="string">
            <text:p>48481</text:p>
          </table:table-cell>
          <table:table-cell office:value-type="string" office:string-value="49287" calcext:value-type="string">
            <text:p>49287</text:p>
          </table:table-cell>
          <table:table-cell table:formula="of:=ABS([.E435]-[.F435])" office:value-type="float" office:value="806" calcext:value-type="float">
            <text:p>806</text:p>
          </table:table-cell>
          <table:table-cell table:number-columns-repeated="2"/>
          <table:table-cell table:formula="of:=COUNTIF([.D$2:.D$1001];[.C435])" office:value-type="float" office:value="0" calcext:value-type="float">
            <text:p>0</text:p>
          </table:table-cell>
          <table:table-cell table:formula="of:=[.C435]*[.J4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486 <text:s text:c="2"/>43277</text:p>
          </table:table-cell>
          <table:table-cell/>
          <table:table-cell table:formula="of:=LEFT([.A436];5)" office:value-type="string" office:string-value="21486" calcext:value-type="string">
            <text:p>21486</text:p>
          </table:table-cell>
          <table:table-cell table:formula="of:=RIGHT([.A436];5)" office:value-type="string" office:string-value="43277" calcext:value-type="string">
            <text:p>43277</text:p>
          </table:table-cell>
          <table:table-cell office:value-type="string" office:string-value="48547" calcext:value-type="string">
            <text:p>48547</text:p>
          </table:table-cell>
          <table:table-cell office:value-type="string" office:string-value="49453" calcext:value-type="string">
            <text:p>49453</text:p>
          </table:table-cell>
          <table:table-cell table:formula="of:=ABS([.E436]-[.F436])" office:value-type="float" office:value="906" calcext:value-type="float">
            <text:p>906</text:p>
          </table:table-cell>
          <table:table-cell table:number-columns-repeated="2"/>
          <table:table-cell table:formula="of:=COUNTIF([.D$2:.D$1001];[.C436])" office:value-type="float" office:value="0" calcext:value-type="float">
            <text:p>0</text:p>
          </table:table-cell>
          <table:table-cell table:formula="of:=[.C436]*[.J4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705 <text:s text:c="2"/>71361</text:p>
          </table:table-cell>
          <table:table-cell/>
          <table:table-cell table:formula="of:=LEFT([.A437];5)" office:value-type="string" office:string-value="91705" calcext:value-type="string">
            <text:p>91705</text:p>
          </table:table-cell>
          <table:table-cell table:formula="of:=RIGHT([.A437];5)" office:value-type="string" office:string-value="71361" calcext:value-type="string">
            <text:p>71361</text:p>
          </table:table-cell>
          <table:table-cell office:value-type="string" office:string-value="48817" calcext:value-type="string">
            <text:p>48817</text:p>
          </table:table-cell>
          <table:table-cell office:value-type="string" office:string-value="49843" calcext:value-type="string">
            <text:p>49843</text:p>
          </table:table-cell>
          <table:table-cell table:formula="of:=ABS([.E437]-[.F437])" office:value-type="float" office:value="1026" calcext:value-type="float">
            <text:p>1026</text:p>
          </table:table-cell>
          <table:table-cell table:number-columns-repeated="2"/>
          <table:table-cell table:formula="of:=COUNTIF([.D$2:.D$1001];[.C437])" office:value-type="float" office:value="0" calcext:value-type="float">
            <text:p>0</text:p>
          </table:table-cell>
          <table:table-cell table:formula="of:=[.C437]*[.J4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597 <text:s text:c="2"/>78281</text:p>
          </table:table-cell>
          <table:table-cell/>
          <table:table-cell table:formula="of:=LEFT([.A438];5)" office:value-type="string" office:string-value="43597" calcext:value-type="string">
            <text:p>43597</text:p>
          </table:table-cell>
          <table:table-cell table:formula="of:=RIGHT([.A438];5)" office:value-type="string" office:string-value="78281" calcext:value-type="string">
            <text:p>78281</text:p>
          </table:table-cell>
          <table:table-cell office:value-type="string" office:string-value="48961" calcext:value-type="string">
            <text:p>48961</text:p>
          </table:table-cell>
          <table:table-cell office:value-type="string" office:string-value="49843" calcext:value-type="string">
            <text:p>49843</text:p>
          </table:table-cell>
          <table:table-cell table:formula="of:=ABS([.E438]-[.F438])" office:value-type="float" office:value="882" calcext:value-type="float">
            <text:p>882</text:p>
          </table:table-cell>
          <table:table-cell table:number-columns-repeated="2"/>
          <table:table-cell table:formula="of:=COUNTIF([.D$2:.D$1001];[.C438])" office:value-type="float" office:value="0" calcext:value-type="float">
            <text:p>0</text:p>
          </table:table-cell>
          <table:table-cell table:formula="of:=[.C438]*[.J4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488 <text:s text:c="2"/>23720</text:p>
          </table:table-cell>
          <table:table-cell/>
          <table:table-cell table:formula="of:=LEFT([.A439];5)" office:value-type="string" office:string-value="96488" calcext:value-type="string">
            <text:p>96488</text:p>
          </table:table-cell>
          <table:table-cell table:formula="of:=RIGHT([.A439];5)" office:value-type="string" office:string-value="23720" calcext:value-type="string">
            <text:p>23720</text:p>
          </table:table-cell>
          <table:table-cell office:value-type="string" office:string-value="49032" calcext:value-type="string">
            <text:p>49032</text:p>
          </table:table-cell>
          <table:table-cell office:value-type="string" office:string-value="49938" calcext:value-type="string">
            <text:p>49938</text:p>
          </table:table-cell>
          <table:table-cell table:formula="of:=ABS([.E439]-[.F439])" office:value-type="float" office:value="906" calcext:value-type="float">
            <text:p>906</text:p>
          </table:table-cell>
          <table:table-cell table:number-columns-repeated="2"/>
          <table:table-cell table:formula="of:=COUNTIF([.D$2:.D$1001];[.C439])" office:value-type="float" office:value="0" calcext:value-type="float">
            <text:p>0</text:p>
          </table:table-cell>
          <table:table-cell table:formula="of:=[.C439]*[.J4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085 <text:s text:c="2"/>91359</text:p>
          </table:table-cell>
          <table:table-cell/>
          <table:table-cell table:formula="of:=LEFT([.A440];5)" office:value-type="string" office:string-value="16085" calcext:value-type="string">
            <text:p>16085</text:p>
          </table:table-cell>
          <table:table-cell table:formula="of:=RIGHT([.A440];5)" office:value-type="string" office:string-value="91359" calcext:value-type="string">
            <text:p>91359</text:p>
          </table:table-cell>
          <table:table-cell office:value-type="string" office:string-value="49070" calcext:value-type="string">
            <text:p>49070</text:p>
          </table:table-cell>
          <table:table-cell office:value-type="string" office:string-value="50172" calcext:value-type="string">
            <text:p>50172</text:p>
          </table:table-cell>
          <table:table-cell table:formula="of:=ABS([.E440]-[.F440])" office:value-type="float" office:value="1102" calcext:value-type="float">
            <text:p>1102</text:p>
          </table:table-cell>
          <table:table-cell table:number-columns-repeated="2"/>
          <table:table-cell table:formula="of:=COUNTIF([.D$2:.D$1001];[.C440])" office:value-type="float" office:value="0" calcext:value-type="float">
            <text:p>0</text:p>
          </table:table-cell>
          <table:table-cell table:formula="of:=[.C440]*[.J4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801 <text:s text:c="2"/>65255</text:p>
          </table:table-cell>
          <table:table-cell/>
          <table:table-cell table:formula="of:=LEFT([.A441];5)" office:value-type="string" office:string-value="84801" calcext:value-type="string">
            <text:p>84801</text:p>
          </table:table-cell>
          <table:table-cell table:formula="of:=RIGHT([.A441];5)" office:value-type="string" office:string-value="65255" calcext:value-type="string">
            <text:p>65255</text:p>
          </table:table-cell>
          <table:table-cell office:value-type="string" office:string-value="49181" calcext:value-type="string">
            <text:p>49181</text:p>
          </table:table-cell>
          <table:table-cell office:value-type="string" office:string-value="50548" calcext:value-type="string">
            <text:p>50548</text:p>
          </table:table-cell>
          <table:table-cell table:formula="of:=ABS([.E441]-[.F441])" office:value-type="float" office:value="1367" calcext:value-type="float">
            <text:p>1367</text:p>
          </table:table-cell>
          <table:table-cell table:number-columns-repeated="2"/>
          <table:table-cell table:formula="of:=COUNTIF([.D$2:.D$1001];[.C441])" office:value-type="float" office:value="0" calcext:value-type="float">
            <text:p>0</text:p>
          </table:table-cell>
          <table:table-cell table:formula="of:=[.C441]*[.J4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302 <text:s text:c="2"/>77019</text:p>
          </table:table-cell>
          <table:table-cell/>
          <table:table-cell table:formula="of:=LEFT([.A442];5)" office:value-type="string" office:string-value="17302" calcext:value-type="string">
            <text:p>17302</text:p>
          </table:table-cell>
          <table:table-cell table:formula="of:=RIGHT([.A442];5)" office:value-type="string" office:string-value="77019" calcext:value-type="string">
            <text:p>77019</text:p>
          </table:table-cell>
          <table:table-cell office:value-type="string" office:string-value="49243" calcext:value-type="string">
            <text:p>49243</text:p>
          </table:table-cell>
          <table:table-cell office:value-type="string" office:string-value="50570" calcext:value-type="string">
            <text:p>50570</text:p>
          </table:table-cell>
          <table:table-cell table:formula="of:=ABS([.E442]-[.F442])" office:value-type="float" office:value="1327" calcext:value-type="float">
            <text:p>1327</text:p>
          </table:table-cell>
          <table:table-cell table:number-columns-repeated="2"/>
          <table:table-cell table:formula="of:=COUNTIF([.D$2:.D$1001];[.C442])" office:value-type="float" office:value="0" calcext:value-type="float">
            <text:p>0</text:p>
          </table:table-cell>
          <table:table-cell table:formula="of:=[.C442]*[.J4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657 <text:s text:c="2"/>34340</text:p>
          </table:table-cell>
          <table:table-cell/>
          <table:table-cell table:formula="of:=LEFT([.A443];5)" office:value-type="string" office:string-value="35657" calcext:value-type="string">
            <text:p>35657</text:p>
          </table:table-cell>
          <table:table-cell table:formula="of:=RIGHT([.A443];5)" office:value-type="string" office:string-value="34340" calcext:value-type="string">
            <text:p>34340</text:p>
          </table:table-cell>
          <table:table-cell office:value-type="string" office:string-value="49543" calcext:value-type="string">
            <text:p>49543</text:p>
          </table:table-cell>
          <table:table-cell office:value-type="string" office:string-value="50689" calcext:value-type="string">
            <text:p>50689</text:p>
          </table:table-cell>
          <table:table-cell table:formula="of:=ABS([.E443]-[.F443])" office:value-type="float" office:value="1146" calcext:value-type="float">
            <text:p>1146</text:p>
          </table:table-cell>
          <table:table-cell table:number-columns-repeated="2"/>
          <table:table-cell table:formula="of:=COUNTIF([.D$2:.D$1001];[.C443])" office:value-type="float" office:value="0" calcext:value-type="float">
            <text:p>0</text:p>
          </table:table-cell>
          <table:table-cell table:formula="of:=[.C443]*[.J4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315 <text:s text:c="2"/>10686</text:p>
          </table:table-cell>
          <table:table-cell/>
          <table:table-cell table:formula="of:=LEFT([.A444];5)" office:value-type="string" office:string-value="89315" calcext:value-type="string">
            <text:p>89315</text:p>
          </table:table-cell>
          <table:table-cell table:formula="of:=RIGHT([.A444];5)" office:value-type="string" office:string-value="10686" calcext:value-type="string">
            <text:p>10686</text:p>
          </table:table-cell>
          <table:table-cell office:value-type="string" office:string-value="49557" calcext:value-type="string">
            <text:p>49557</text:p>
          </table:table-cell>
          <table:table-cell office:value-type="string" office:string-value="50854" calcext:value-type="string">
            <text:p>50854</text:p>
          </table:table-cell>
          <table:table-cell table:formula="of:=ABS([.E444]-[.F444])" office:value-type="float" office:value="1297" calcext:value-type="float">
            <text:p>1297</text:p>
          </table:table-cell>
          <table:table-cell table:number-columns-repeated="2"/>
          <table:table-cell table:formula="of:=COUNTIF([.D$2:.D$1001];[.C444])" office:value-type="float" office:value="0" calcext:value-type="float">
            <text:p>0</text:p>
          </table:table-cell>
          <table:table-cell table:formula="of:=[.C444]*[.J4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279 <text:s text:c="2"/>81976</text:p>
          </table:table-cell>
          <table:table-cell/>
          <table:table-cell table:formula="of:=LEFT([.A445];5)" office:value-type="string" office:string-value="56279" calcext:value-type="string">
            <text:p>56279</text:p>
          </table:table-cell>
          <table:table-cell table:formula="of:=RIGHT([.A445];5)" office:value-type="string" office:string-value="81976" calcext:value-type="string">
            <text:p>81976</text:p>
          </table:table-cell>
          <table:table-cell office:value-type="string" office:string-value="49672" calcext:value-type="string">
            <text:p>49672</text:p>
          </table:table-cell>
          <table:table-cell office:value-type="string" office:string-value="50859" calcext:value-type="string">
            <text:p>50859</text:p>
          </table:table-cell>
          <table:table-cell table:formula="of:=ABS([.E445]-[.F445])" office:value-type="float" office:value="1187" calcext:value-type="float">
            <text:p>1187</text:p>
          </table:table-cell>
          <table:table-cell table:number-columns-repeated="2"/>
          <table:table-cell table:formula="of:=COUNTIF([.D$2:.D$1001];[.C445])" office:value-type="float" office:value="0" calcext:value-type="float">
            <text:p>0</text:p>
          </table:table-cell>
          <table:table-cell table:formula="of:=[.C445]*[.J4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916 <text:s text:c="2"/>91359</text:p>
          </table:table-cell>
          <table:table-cell/>
          <table:table-cell table:formula="of:=LEFT([.A446];5)" office:value-type="string" office:string-value="14916" calcext:value-type="string">
            <text:p>14916</text:p>
          </table:table-cell>
          <table:table-cell table:formula="of:=RIGHT([.A446];5)" office:value-type="string" office:string-value="91359" calcext:value-type="string">
            <text:p>91359</text:p>
          </table:table-cell>
          <table:table-cell office:value-type="string" office:string-value="49705" calcext:value-type="string">
            <text:p>49705</text:p>
          </table:table-cell>
          <table:table-cell office:value-type="string" office:string-value="50888" calcext:value-type="string">
            <text:p>50888</text:p>
          </table:table-cell>
          <table:table-cell table:formula="of:=ABS([.E446]-[.F446])" office:value-type="float" office:value="1183" calcext:value-type="float">
            <text:p>1183</text:p>
          </table:table-cell>
          <table:table-cell table:number-columns-repeated="2"/>
          <table:table-cell table:formula="of:=COUNTIF([.D$2:.D$1001];[.C446])" office:value-type="float" office:value="17" calcext:value-type="float">
            <text:p>17</text:p>
          </table:table-cell>
          <table:table-cell table:formula="of:=[.C446]*[.J446]" office:value-type="float" office:value="253572" calcext:value-type="float">
            <text:p>253572</text:p>
          </table:table-cell>
          <table:table-cell/>
        </table:table-row>
        <table:table-row table:style-name="ro1">
          <table:table-cell office:value-type="string" calcext:value-type="string">
            <text:p>55031 <text:s text:c="2"/>17299</text:p>
          </table:table-cell>
          <table:table-cell/>
          <table:table-cell table:formula="of:=LEFT([.A447];5)" office:value-type="string" office:string-value="55031" calcext:value-type="string">
            <text:p>55031</text:p>
          </table:table-cell>
          <table:table-cell table:formula="of:=RIGHT([.A447];5)" office:value-type="string" office:string-value="17299" calcext:value-type="string">
            <text:p>17299</text:p>
          </table:table-cell>
          <table:table-cell office:value-type="string" office:string-value="49827" calcext:value-type="string">
            <text:p>49827</text:p>
          </table:table-cell>
          <table:table-cell office:value-type="string" office:string-value="51072" calcext:value-type="string">
            <text:p>51072</text:p>
          </table:table-cell>
          <table:table-cell table:formula="of:=ABS([.E447]-[.F447])" office:value-type="float" office:value="1245" calcext:value-type="float">
            <text:p>1245</text:p>
          </table:table-cell>
          <table:table-cell table:number-columns-repeated="2"/>
          <table:table-cell table:formula="of:=COUNTIF([.D$2:.D$1001];[.C447])" office:value-type="float" office:value="12" calcext:value-type="float">
            <text:p>12</text:p>
          </table:table-cell>
          <table:table-cell table:formula="of:=[.C447]*[.J447]" office:value-type="float" office:value="660372" calcext:value-type="float">
            <text:p>660372</text:p>
          </table:table-cell>
          <table:table-cell/>
        </table:table-row>
        <table:table-row table:style-name="ro1">
          <table:table-cell office:value-type="string" calcext:value-type="string">
            <text:p>99549 <text:s text:c="2"/>45758</text:p>
          </table:table-cell>
          <table:table-cell/>
          <table:table-cell table:formula="of:=LEFT([.A448];5)" office:value-type="string" office:string-value="99549" calcext:value-type="string">
            <text:p>99549</text:p>
          </table:table-cell>
          <table:table-cell table:formula="of:=RIGHT([.A448];5)" office:value-type="string" office:string-value="45758" calcext:value-type="string">
            <text:p>45758</text:p>
          </table:table-cell>
          <table:table-cell office:value-type="string" office:string-value="49843" calcext:value-type="string">
            <text:p>49843</text:p>
          </table:table-cell>
          <table:table-cell office:value-type="string" office:string-value="51119" calcext:value-type="string">
            <text:p>51119</text:p>
          </table:table-cell>
          <table:table-cell table:formula="of:=ABS([.E448]-[.F448])" office:value-type="float" office:value="1276" calcext:value-type="float">
            <text:p>1276</text:p>
          </table:table-cell>
          <table:table-cell table:number-columns-repeated="2"/>
          <table:table-cell table:formula="of:=COUNTIF([.D$2:.D$1001];[.C448])" office:value-type="float" office:value="0" calcext:value-type="float">
            <text:p>0</text:p>
          </table:table-cell>
          <table:table-cell table:formula="of:=[.C448]*[.J4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322 <text:s text:c="2"/>42820</text:p>
          </table:table-cell>
          <table:table-cell/>
          <table:table-cell table:formula="of:=LEFT([.A449];5)" office:value-type="string" office:string-value="69322" calcext:value-type="string">
            <text:p>69322</text:p>
          </table:table-cell>
          <table:table-cell table:formula="of:=RIGHT([.A449];5)" office:value-type="string" office:string-value="42820" calcext:value-type="string">
            <text:p>42820</text:p>
          </table:table-cell>
          <table:table-cell office:value-type="string" office:string-value="49862" calcext:value-type="string">
            <text:p>49862</text:p>
          </table:table-cell>
          <table:table-cell office:value-type="string" office:string-value="51151" calcext:value-type="string">
            <text:p>51151</text:p>
          </table:table-cell>
          <table:table-cell table:formula="of:=ABS([.E449]-[.F449])" office:value-type="float" office:value="1289" calcext:value-type="float">
            <text:p>1289</text:p>
          </table:table-cell>
          <table:table-cell table:number-columns-repeated="2"/>
          <table:table-cell table:formula="of:=COUNTIF([.D$2:.D$1001];[.C449])" office:value-type="float" office:value="0" calcext:value-type="float">
            <text:p>0</text:p>
          </table:table-cell>
          <table:table-cell table:formula="of:=[.C449]*[.J4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753 <text:s text:c="2"/>54646</text:p>
          </table:table-cell>
          <table:table-cell/>
          <table:table-cell table:formula="of:=LEFT([.A450];5)" office:value-type="string" office:string-value="15753" calcext:value-type="string">
            <text:p>15753</text:p>
          </table:table-cell>
          <table:table-cell table:formula="of:=RIGHT([.A450];5)" office:value-type="string" office:string-value="54646" calcext:value-type="string">
            <text:p>54646</text:p>
          </table:table-cell>
          <table:table-cell office:value-type="string" office:string-value="49913" calcext:value-type="string">
            <text:p>49913</text:p>
          </table:table-cell>
          <table:table-cell office:value-type="string" office:string-value="51275" calcext:value-type="string">
            <text:p>51275</text:p>
          </table:table-cell>
          <table:table-cell table:formula="of:=ABS([.E450]-[.F450])" office:value-type="float" office:value="1362" calcext:value-type="float">
            <text:p>1362</text:p>
          </table:table-cell>
          <table:table-cell table:number-columns-repeated="2"/>
          <table:table-cell table:formula="of:=COUNTIF([.D$2:.D$1001];[.C450])" office:value-type="float" office:value="0" calcext:value-type="float">
            <text:p>0</text:p>
          </table:table-cell>
          <table:table-cell table:formula="of:=[.C450]*[.J4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910 <text:s text:c="2"/>81943</text:p>
          </table:table-cell>
          <table:table-cell/>
          <table:table-cell table:formula="of:=LEFT([.A451];5)" office:value-type="string" office:string-value="13910" calcext:value-type="string">
            <text:p>13910</text:p>
          </table:table-cell>
          <table:table-cell table:formula="of:=RIGHT([.A451];5)" office:value-type="string" office:string-value="81943" calcext:value-type="string">
            <text:p>81943</text:p>
          </table:table-cell>
          <table:table-cell office:value-type="string" office:string-value="49987" calcext:value-type="string">
            <text:p>49987</text:p>
          </table:table-cell>
          <table:table-cell office:value-type="string" office:string-value="51275" calcext:value-type="string">
            <text:p>51275</text:p>
          </table:table-cell>
          <table:table-cell table:formula="of:=ABS([.E451]-[.F451])" office:value-type="float" office:value="1288" calcext:value-type="float">
            <text:p>1288</text:p>
          </table:table-cell>
          <table:table-cell table:number-columns-repeated="2"/>
          <table:table-cell table:formula="of:=COUNTIF([.D$2:.D$1001];[.C451])" office:value-type="float" office:value="0" calcext:value-type="float">
            <text:p>0</text:p>
          </table:table-cell>
          <table:table-cell table:formula="of:=[.C451]*[.J4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622 <text:s text:c="2"/>60854</text:p>
          </table:table-cell>
          <table:table-cell/>
          <table:table-cell table:formula="of:=LEFT([.A452];5)" office:value-type="string" office:string-value="10622" calcext:value-type="string">
            <text:p>10622</text:p>
          </table:table-cell>
          <table:table-cell table:formula="of:=RIGHT([.A452];5)" office:value-type="string" office:string-value="60854" calcext:value-type="string">
            <text:p>60854</text:p>
          </table:table-cell>
          <table:table-cell office:value-type="string" office:string-value="50014" calcext:value-type="string">
            <text:p>50014</text:p>
          </table:table-cell>
          <table:table-cell office:value-type="string" office:string-value="51470" calcext:value-type="string">
            <text:p>51470</text:p>
          </table:table-cell>
          <table:table-cell table:formula="of:=ABS([.E452]-[.F452])" office:value-type="float" office:value="1456" calcext:value-type="float">
            <text:p>1456</text:p>
          </table:table-cell>
          <table:table-cell table:number-columns-repeated="2"/>
          <table:table-cell table:formula="of:=COUNTIF([.D$2:.D$1001];[.C452])" office:value-type="float" office:value="0" calcext:value-type="float">
            <text:p>0</text:p>
          </table:table-cell>
          <table:table-cell table:formula="of:=[.C452]*[.J4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542 <text:s text:c="2"/>16187</text:p>
          </table:table-cell>
          <table:table-cell/>
          <table:table-cell table:formula="of:=LEFT([.A453];5)" office:value-type="string" office:string-value="89542" calcext:value-type="string">
            <text:p>89542</text:p>
          </table:table-cell>
          <table:table-cell table:formula="of:=RIGHT([.A453];5)" office:value-type="string" office:string-value="16187" calcext:value-type="string">
            <text:p>16187</text:p>
          </table:table-cell>
          <table:table-cell office:value-type="string" office:string-value="50286" calcext:value-type="string">
            <text:p>50286</text:p>
          </table:table-cell>
          <table:table-cell office:value-type="string" office:string-value="51470" calcext:value-type="string">
            <text:p>51470</text:p>
          </table:table-cell>
          <table:table-cell table:formula="of:=ABS([.E453]-[.F453])" office:value-type="float" office:value="1184" calcext:value-type="float">
            <text:p>1184</text:p>
          </table:table-cell>
          <table:table-cell table:number-columns-repeated="2"/>
          <table:table-cell table:formula="of:=COUNTIF([.D$2:.D$1001];[.C453])" office:value-type="float" office:value="18" calcext:value-type="float">
            <text:p>18</text:p>
          </table:table-cell>
          <table:table-cell table:formula="of:=[.C453]*[.J453]" office:value-type="float" office:value="1611756" calcext:value-type="float">
            <text:p>1611756</text:p>
          </table:table-cell>
          <table:table-cell/>
        </table:table-row>
        <table:table-row table:style-name="ro1">
          <table:table-cell office:value-type="string" calcext:value-type="string">
            <text:p>45934 <text:s text:c="2"/>58213</text:p>
          </table:table-cell>
          <table:table-cell/>
          <table:table-cell table:formula="of:=LEFT([.A454];5)" office:value-type="string" office:string-value="45934" calcext:value-type="string">
            <text:p>45934</text:p>
          </table:table-cell>
          <table:table-cell table:formula="of:=RIGHT([.A454];5)" office:value-type="string" office:string-value="58213" calcext:value-type="string">
            <text:p>58213</text:p>
          </table:table-cell>
          <table:table-cell office:value-type="string" office:string-value="50314" calcext:value-type="string">
            <text:p>50314</text:p>
          </table:table-cell>
          <table:table-cell office:value-type="string" office:string-value="51470" calcext:value-type="string">
            <text:p>51470</text:p>
          </table:table-cell>
          <table:table-cell table:formula="of:=ABS([.E454]-[.F454])" office:value-type="float" office:value="1156" calcext:value-type="float">
            <text:p>1156</text:p>
          </table:table-cell>
          <table:table-cell table:number-columns-repeated="2"/>
          <table:table-cell table:formula="of:=COUNTIF([.D$2:.D$1001];[.C454])" office:value-type="float" office:value="0" calcext:value-type="float">
            <text:p>0</text:p>
          </table:table-cell>
          <table:table-cell table:formula="of:=[.C454]*[.J4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961 <text:s text:c="2"/>23054</text:p>
          </table:table-cell>
          <table:table-cell/>
          <table:table-cell table:formula="of:=LEFT([.A455];5)" office:value-type="string" office:string-value="25961" calcext:value-type="string">
            <text:p>25961</text:p>
          </table:table-cell>
          <table:table-cell table:formula="of:=RIGHT([.A455];5)" office:value-type="string" office:string-value="23054" calcext:value-type="string">
            <text:p>23054</text:p>
          </table:table-cell>
          <table:table-cell office:value-type="string" office:string-value="50371" calcext:value-type="string">
            <text:p>50371</text:p>
          </table:table-cell>
          <table:table-cell office:value-type="string" office:string-value="51470" calcext:value-type="string">
            <text:p>51470</text:p>
          </table:table-cell>
          <table:table-cell table:formula="of:=ABS([.E455]-[.F455])" office:value-type="float" office:value="1099" calcext:value-type="float">
            <text:p>1099</text:p>
          </table:table-cell>
          <table:table-cell table:number-columns-repeated="2"/>
          <table:table-cell table:formula="of:=COUNTIF([.D$2:.D$1001];[.C455])" office:value-type="float" office:value="0" calcext:value-type="float">
            <text:p>0</text:p>
          </table:table-cell>
          <table:table-cell table:formula="of:=[.C455]*[.J4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079 <text:s text:c="2"/>81694</text:p>
          </table:table-cell>
          <table:table-cell/>
          <table:table-cell table:formula="of:=LEFT([.A456];5)" office:value-type="string" office:string-value="73079" calcext:value-type="string">
            <text:p>73079</text:p>
          </table:table-cell>
          <table:table-cell table:formula="of:=RIGHT([.A456];5)" office:value-type="string" office:string-value="81694" calcext:value-type="string">
            <text:p>81694</text:p>
          </table:table-cell>
          <table:table-cell office:value-type="string" office:string-value="50426" calcext:value-type="string">
            <text:p>50426</text:p>
          </table:table-cell>
          <table:table-cell office:value-type="string" office:string-value="51470" calcext:value-type="string">
            <text:p>51470</text:p>
          </table:table-cell>
          <table:table-cell table:formula="of:=ABS([.E456]-[.F456])" office:value-type="float" office:value="1044" calcext:value-type="float">
            <text:p>1044</text:p>
          </table:table-cell>
          <table:table-cell table:number-columns-repeated="2"/>
          <table:table-cell table:formula="of:=COUNTIF([.D$2:.D$1001];[.C456])" office:value-type="float" office:value="0" calcext:value-type="float">
            <text:p>0</text:p>
          </table:table-cell>
          <table:table-cell table:formula="of:=[.C456]*[.J4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577 <text:s text:c="2"/>61502</text:p>
          </table:table-cell>
          <table:table-cell/>
          <table:table-cell table:formula="of:=LEFT([.A457];5)" office:value-type="string" office:string-value="73577" calcext:value-type="string">
            <text:p>73577</text:p>
          </table:table-cell>
          <table:table-cell table:formula="of:=RIGHT([.A457];5)" office:value-type="string" office:string-value="61502" calcext:value-type="string">
            <text:p>61502</text:p>
          </table:table-cell>
          <table:table-cell office:value-type="string" office:string-value="50516" calcext:value-type="string">
            <text:p>50516</text:p>
          </table:table-cell>
          <table:table-cell office:value-type="string" office:string-value="51470" calcext:value-type="string">
            <text:p>51470</text:p>
          </table:table-cell>
          <table:table-cell table:formula="of:=ABS([.E457]-[.F457])" office:value-type="float" office:value="954" calcext:value-type="float">
            <text:p>954</text:p>
          </table:table-cell>
          <table:table-cell table:number-columns-repeated="2"/>
          <table:table-cell table:formula="of:=COUNTIF([.D$2:.D$1001];[.C457])" office:value-type="float" office:value="0" calcext:value-type="float">
            <text:p>0</text:p>
          </table:table-cell>
          <table:table-cell table:formula="of:=[.C457]*[.J4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146 <text:s text:c="2"/>72825</text:p>
          </table:table-cell>
          <table:table-cell/>
          <table:table-cell table:formula="of:=LEFT([.A458];5)" office:value-type="string" office:string-value="11146" calcext:value-type="string">
            <text:p>11146</text:p>
          </table:table-cell>
          <table:table-cell table:formula="of:=RIGHT([.A458];5)" office:value-type="string" office:string-value="72825" calcext:value-type="string">
            <text:p>72825</text:p>
          </table:table-cell>
          <table:table-cell office:value-type="string" office:string-value="50849" calcext:value-type="string">
            <text:p>50849</text:p>
          </table:table-cell>
          <table:table-cell office:value-type="string" office:string-value="51470" calcext:value-type="string">
            <text:p>51470</text:p>
          </table:table-cell>
          <table:table-cell table:formula="of:=ABS([.E458]-[.F458])" office:value-type="float" office:value="621" calcext:value-type="float">
            <text:p>621</text:p>
          </table:table-cell>
          <table:table-cell table:number-columns-repeated="2"/>
          <table:table-cell table:formula="of:=COUNTIF([.D$2:.D$1001];[.C458])" office:value-type="float" office:value="0" calcext:value-type="float">
            <text:p>0</text:p>
          </table:table-cell>
          <table:table-cell table:formula="of:=[.C458]*[.J4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762 <text:s text:c="2"/>68244</text:p>
          </table:table-cell>
          <table:table-cell/>
          <table:table-cell table:formula="of:=LEFT([.A459];5)" office:value-type="string" office:string-value="41762" calcext:value-type="string">
            <text:p>41762</text:p>
          </table:table-cell>
          <table:table-cell table:formula="of:=RIGHT([.A459];5)" office:value-type="string" office:string-value="68244" calcext:value-type="string">
            <text:p>68244</text:p>
          </table:table-cell>
          <table:table-cell office:value-type="string" office:string-value="50850" calcext:value-type="string">
            <text:p>50850</text:p>
          </table:table-cell>
          <table:table-cell office:value-type="string" office:string-value="51516" calcext:value-type="string">
            <text:p>51516</text:p>
          </table:table-cell>
          <table:table-cell table:formula="of:=ABS([.E459]-[.F459])" office:value-type="float" office:value="666" calcext:value-type="float">
            <text:p>666</text:p>
          </table:table-cell>
          <table:table-cell table:number-columns-repeated="2"/>
          <table:table-cell table:formula="of:=COUNTIF([.D$2:.D$1001];[.C459])" office:value-type="float" office:value="0" calcext:value-type="float">
            <text:p>0</text:p>
          </table:table-cell>
          <table:table-cell table:formula="of:=[.C459]*[.J4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839 <text:s text:c="2"/>64836</text:p>
          </table:table-cell>
          <table:table-cell/>
          <table:table-cell table:formula="of:=LEFT([.A460];5)" office:value-type="string" office:string-value="75839" calcext:value-type="string">
            <text:p>75839</text:p>
          </table:table-cell>
          <table:table-cell table:formula="of:=RIGHT([.A460];5)" office:value-type="string" office:string-value="64836" calcext:value-type="string">
            <text:p>64836</text:p>
          </table:table-cell>
          <table:table-cell office:value-type="string" office:string-value="51041" calcext:value-type="string">
            <text:p>51041</text:p>
          </table:table-cell>
          <table:table-cell office:value-type="string" office:string-value="51534" calcext:value-type="string">
            <text:p>51534</text:p>
          </table:table-cell>
          <table:table-cell table:formula="of:=ABS([.E460]-[.F460])" office:value-type="float" office:value="493" calcext:value-type="float">
            <text:p>493</text:p>
          </table:table-cell>
          <table:table-cell table:number-columns-repeated="2"/>
          <table:table-cell table:formula="of:=COUNTIF([.D$2:.D$1001];[.C460])" office:value-type="float" office:value="0" calcext:value-type="float">
            <text:p>0</text:p>
          </table:table-cell>
          <table:table-cell table:formula="of:=[.C460]*[.J4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839 <text:s text:c="2"/>56505</text:p>
          </table:table-cell>
          <table:table-cell/>
          <table:table-cell table:formula="of:=LEFT([.A461];5)" office:value-type="string" office:string-value="54839" calcext:value-type="string">
            <text:p>54839</text:p>
          </table:table-cell>
          <table:table-cell table:formula="of:=RIGHT([.A461];5)" office:value-type="string" office:string-value="56505" calcext:value-type="string">
            <text:p>56505</text:p>
          </table:table-cell>
          <table:table-cell office:value-type="string" office:string-value="51111" calcext:value-type="string">
            <text:p>51111</text:p>
          </table:table-cell>
          <table:table-cell office:value-type="string" office:string-value="51692" calcext:value-type="string">
            <text:p>51692</text:p>
          </table:table-cell>
          <table:table-cell table:formula="of:=ABS([.E461]-[.F461])" office:value-type="float" office:value="581" calcext:value-type="float">
            <text:p>581</text:p>
          </table:table-cell>
          <table:table-cell table:number-columns-repeated="2"/>
          <table:table-cell table:formula="of:=COUNTIF([.D$2:.D$1001];[.C461])" office:value-type="float" office:value="0" calcext:value-type="float">
            <text:p>0</text:p>
          </table:table-cell>
          <table:table-cell table:formula="of:=[.C461]*[.J4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362 <text:s text:c="2"/>93709</text:p>
          </table:table-cell>
          <table:table-cell/>
          <table:table-cell table:formula="of:=LEFT([.A462];5)" office:value-type="string" office:string-value="42362" calcext:value-type="string">
            <text:p>42362</text:p>
          </table:table-cell>
          <table:table-cell table:formula="of:=RIGHT([.A462];5)" office:value-type="string" office:string-value="93709" calcext:value-type="string">
            <text:p>93709</text:p>
          </table:table-cell>
          <table:table-cell office:value-type="string" office:string-value="51127" calcext:value-type="string">
            <text:p>51127</text:p>
          </table:table-cell>
          <table:table-cell office:value-type="string" office:string-value="51941" calcext:value-type="string">
            <text:p>51941</text:p>
          </table:table-cell>
          <table:table-cell table:formula="of:=ABS([.E462]-[.F462])" office:value-type="float" office:value="814" calcext:value-type="float">
            <text:p>814</text:p>
          </table:table-cell>
          <table:table-cell table:number-columns-repeated="2"/>
          <table:table-cell table:formula="of:=COUNTIF([.D$2:.D$1001];[.C462])" office:value-type="float" office:value="0" calcext:value-type="float">
            <text:p>0</text:p>
          </table:table-cell>
          <table:table-cell table:formula="of:=[.C462]*[.J4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054 <text:s text:c="2"/>45156</text:p>
          </table:table-cell>
          <table:table-cell/>
          <table:table-cell table:formula="of:=LEFT([.A463];5)" office:value-type="string" office:string-value="23054" calcext:value-type="string">
            <text:p>23054</text:p>
          </table:table-cell>
          <table:table-cell table:formula="of:=RIGHT([.A463];5)" office:value-type="string" office:string-value="45156" calcext:value-type="string">
            <text:p>45156</text:p>
          </table:table-cell>
          <table:table-cell office:value-type="string" office:string-value="51275" calcext:value-type="string">
            <text:p>51275</text:p>
          </table:table-cell>
          <table:table-cell office:value-type="string" office:string-value="52197" calcext:value-type="string">
            <text:p>52197</text:p>
          </table:table-cell>
          <table:table-cell table:formula="of:=ABS([.E463]-[.F463])" office:value-type="float" office:value="922" calcext:value-type="float">
            <text:p>922</text:p>
          </table:table-cell>
          <table:table-cell table:number-columns-repeated="2"/>
          <table:table-cell table:formula="of:=COUNTIF([.D$2:.D$1001];[.C463])" office:value-type="float" office:value="16" calcext:value-type="float">
            <text:p>16</text:p>
          </table:table-cell>
          <table:table-cell table:formula="of:=[.C463]*[.J463]" office:value-type="float" office:value="368864" calcext:value-type="float">
            <text:p>368864</text:p>
          </table:table-cell>
          <table:table-cell/>
        </table:table-row>
        <table:table-row table:style-name="ro1">
          <table:table-cell office:value-type="string" calcext:value-type="string">
            <text:p>41434 <text:s text:c="2"/>22280</text:p>
          </table:table-cell>
          <table:table-cell/>
          <table:table-cell table:formula="of:=LEFT([.A464];5)" office:value-type="string" office:string-value="41434" calcext:value-type="string">
            <text:p>41434</text:p>
          </table:table-cell>
          <table:table-cell table:formula="of:=RIGHT([.A464];5)" office:value-type="string" office:string-value="22280" calcext:value-type="string">
            <text:p>22280</text:p>
          </table:table-cell>
          <table:table-cell office:value-type="string" office:string-value="51453" calcext:value-type="string">
            <text:p>51453</text:p>
          </table:table-cell>
          <table:table-cell office:value-type="string" office:string-value="52239" calcext:value-type="string">
            <text:p>52239</text:p>
          </table:table-cell>
          <table:table-cell table:formula="of:=ABS([.E464]-[.F464])" office:value-type="float" office:value="786" calcext:value-type="float">
            <text:p>786</text:p>
          </table:table-cell>
          <table:table-cell table:number-columns-repeated="2"/>
          <table:table-cell table:formula="of:=COUNTIF([.D$2:.D$1001];[.C464])" office:value-type="float" office:value="0" calcext:value-type="float">
            <text:p>0</text:p>
          </table:table-cell>
          <table:table-cell table:formula="of:=[.C464]*[.J4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919 <text:s text:c="2"/>81976</text:p>
          </table:table-cell>
          <table:table-cell/>
          <table:table-cell table:formula="of:=LEFT([.A465];5)" office:value-type="string" office:string-value="68919" calcext:value-type="string">
            <text:p>68919</text:p>
          </table:table-cell>
          <table:table-cell table:formula="of:=RIGHT([.A465];5)" office:value-type="string" office:string-value="81976" calcext:value-type="string">
            <text:p>81976</text:p>
          </table:table-cell>
          <table:table-cell office:value-type="string" office:string-value="51470" calcext:value-type="string">
            <text:p>51470</text:p>
          </table:table-cell>
          <table:table-cell office:value-type="string" office:string-value="52518" calcext:value-type="string">
            <text:p>52518</text:p>
          </table:table-cell>
          <table:table-cell table:formula="of:=ABS([.E465]-[.F465])" office:value-type="float" office:value="1048" calcext:value-type="float">
            <text:p>1048</text:p>
          </table:table-cell>
          <table:table-cell table:number-columns-repeated="2"/>
          <table:table-cell table:formula="of:=COUNTIF([.D$2:.D$1001];[.C465])" office:value-type="float" office:value="0" calcext:value-type="float">
            <text:p>0</text:p>
          </table:table-cell>
          <table:table-cell table:formula="of:=[.C465]*[.J4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470 <text:s text:c="2"/>35694</text:p>
          </table:table-cell>
          <table:table-cell/>
          <table:table-cell table:formula="of:=LEFT([.A466];5)" office:value-type="string" office:string-value="51470" calcext:value-type="string">
            <text:p>51470</text:p>
          </table:table-cell>
          <table:table-cell table:formula="of:=RIGHT([.A466];5)" office:value-type="string" office:string-value="35694" calcext:value-type="string">
            <text:p>35694</text:p>
          </table:table-cell>
          <table:table-cell office:value-type="string" office:string-value="51478" calcext:value-type="string">
            <text:p>51478</text:p>
          </table:table-cell>
          <table:table-cell office:value-type="string" office:string-value="52620" calcext:value-type="string">
            <text:p>52620</text:p>
          </table:table-cell>
          <table:table-cell table:formula="of:=ABS([.E466]-[.F466])" office:value-type="float" office:value="1142" calcext:value-type="float">
            <text:p>1142</text:p>
          </table:table-cell>
          <table:table-cell table:number-columns-repeated="2"/>
          <table:table-cell table:formula="of:=COUNTIF([.D$2:.D$1001];[.C466])" office:value-type="float" office:value="7" calcext:value-type="float">
            <text:p>7</text:p>
          </table:table-cell>
          <table:table-cell table:formula="of:=[.C466]*[.J466]" office:value-type="float" office:value="360290" calcext:value-type="float">
            <text:p>360290</text:p>
          </table:table-cell>
          <table:table-cell/>
        </table:table-row>
        <table:table-row table:style-name="ro1">
          <table:table-cell office:value-type="string" calcext:value-type="string">
            <text:p>82925 <text:s text:c="2"/>95399</text:p>
          </table:table-cell>
          <table:table-cell/>
          <table:table-cell table:formula="of:=LEFT([.A467];5)" office:value-type="string" office:string-value="82925" calcext:value-type="string">
            <text:p>82925</text:p>
          </table:table-cell>
          <table:table-cell table:formula="of:=RIGHT([.A467];5)" office:value-type="string" office:string-value="95399" calcext:value-type="string">
            <text:p>95399</text:p>
          </table:table-cell>
          <table:table-cell office:value-type="string" office:string-value="51507" calcext:value-type="string">
            <text:p>51507</text:p>
          </table:table-cell>
          <table:table-cell office:value-type="string" office:string-value="52745" calcext:value-type="string">
            <text:p>52745</text:p>
          </table:table-cell>
          <table:table-cell table:formula="of:=ABS([.E467]-[.F467])" office:value-type="float" office:value="1238" calcext:value-type="float">
            <text:p>1238</text:p>
          </table:table-cell>
          <table:table-cell table:number-columns-repeated="2"/>
          <table:table-cell table:formula="of:=COUNTIF([.D$2:.D$1001];[.C467])" office:value-type="float" office:value="0" calcext:value-type="float">
            <text:p>0</text:p>
          </table:table-cell>
          <table:table-cell table:formula="of:=[.C467]*[.J4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548 <text:s text:c="2"/>82748</text:p>
          </table:table-cell>
          <table:table-cell/>
          <table:table-cell table:formula="of:=LEFT([.A468];5)" office:value-type="string" office:string-value="52548" calcext:value-type="string">
            <text:p>52548</text:p>
          </table:table-cell>
          <table:table-cell table:formula="of:=RIGHT([.A468];5)" office:value-type="string" office:string-value="82748" calcext:value-type="string">
            <text:p>82748</text:p>
          </table:table-cell>
          <table:table-cell office:value-type="string" office:string-value="51545" calcext:value-type="string">
            <text:p>51545</text:p>
          </table:table-cell>
          <table:table-cell office:value-type="string" office:string-value="52896" calcext:value-type="string">
            <text:p>52896</text:p>
          </table:table-cell>
          <table:table-cell table:formula="of:=ABS([.E468]-[.F468])" office:value-type="float" office:value="1351" calcext:value-type="float">
            <text:p>1351</text:p>
          </table:table-cell>
          <table:table-cell table:number-columns-repeated="2"/>
          <table:table-cell table:formula="of:=COUNTIF([.D$2:.D$1001];[.C468])" office:value-type="float" office:value="0" calcext:value-type="float">
            <text:p>0</text:p>
          </table:table-cell>
          <table:table-cell table:formula="of:=[.C468]*[.J4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271 <text:s text:c="2"/>49843</text:p>
          </table:table-cell>
          <table:table-cell/>
          <table:table-cell table:formula="of:=LEFT([.A469];5)" office:value-type="string" office:string-value="77271" calcext:value-type="string">
            <text:p>77271</text:p>
          </table:table-cell>
          <table:table-cell table:formula="of:=RIGHT([.A469];5)" office:value-type="string" office:string-value="49843" calcext:value-type="string">
            <text:p>49843</text:p>
          </table:table-cell>
          <table:table-cell office:value-type="string" office:string-value="51583" calcext:value-type="string">
            <text:p>51583</text:p>
          </table:table-cell>
          <table:table-cell office:value-type="string" office:string-value="52966" calcext:value-type="string">
            <text:p>52966</text:p>
          </table:table-cell>
          <table:table-cell table:formula="of:=ABS([.E469]-[.F469])" office:value-type="float" office:value="1383" calcext:value-type="float">
            <text:p>1383</text:p>
          </table:table-cell>
          <table:table-cell table:number-columns-repeated="2"/>
          <table:table-cell table:formula="of:=COUNTIF([.D$2:.D$1001];[.C469])" office:value-type="float" office:value="0" calcext:value-type="float">
            <text:p>0</text:p>
          </table:table-cell>
          <table:table-cell table:formula="of:=[.C469]*[.J4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587 <text:s text:c="2"/>13575</text:p>
          </table:table-cell>
          <table:table-cell/>
          <table:table-cell table:formula="of:=LEFT([.A470];5)" office:value-type="string" office:string-value="77587" calcext:value-type="string">
            <text:p>77587</text:p>
          </table:table-cell>
          <table:table-cell table:formula="of:=RIGHT([.A470];5)" office:value-type="string" office:string-value="13575" calcext:value-type="string">
            <text:p>13575</text:p>
          </table:table-cell>
          <table:table-cell office:value-type="string" office:string-value="51615" calcext:value-type="string">
            <text:p>51615</text:p>
          </table:table-cell>
          <table:table-cell office:value-type="string" office:string-value="53486" calcext:value-type="string">
            <text:p>53486</text:p>
          </table:table-cell>
          <table:table-cell table:formula="of:=ABS([.E470]-[.F470])" office:value-type="float" office:value="1871" calcext:value-type="float">
            <text:p>1871</text:p>
          </table:table-cell>
          <table:table-cell table:number-columns-repeated="2"/>
          <table:table-cell table:formula="of:=COUNTIF([.D$2:.D$1001];[.C470])" office:value-type="float" office:value="0" calcext:value-type="float">
            <text:p>0</text:p>
          </table:table-cell>
          <table:table-cell table:formula="of:=[.C470]*[.J4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491 <text:s text:c="2"/>73903</text:p>
          </table:table-cell>
          <table:table-cell/>
          <table:table-cell table:formula="of:=LEFT([.A471];5)" office:value-type="string" office:string-value="58491" calcext:value-type="string">
            <text:p>58491</text:p>
          </table:table-cell>
          <table:table-cell table:formula="of:=RIGHT([.A471];5)" office:value-type="string" office:string-value="73903" calcext:value-type="string">
            <text:p>73903</text:p>
          </table:table-cell>
          <table:table-cell office:value-type="string" office:string-value="51705" calcext:value-type="string">
            <text:p>51705</text:p>
          </table:table-cell>
          <table:table-cell office:value-type="string" office:string-value="53532" calcext:value-type="string">
            <text:p>53532</text:p>
          </table:table-cell>
          <table:table-cell table:formula="of:=ABS([.E471]-[.F471])" office:value-type="float" office:value="1827" calcext:value-type="float">
            <text:p>1827</text:p>
          </table:table-cell>
          <table:table-cell table:number-columns-repeated="2"/>
          <table:table-cell table:formula="of:=COUNTIF([.D$2:.D$1001];[.C471])" office:value-type="float" office:value="0" calcext:value-type="float">
            <text:p>0</text:p>
          </table:table-cell>
          <table:table-cell table:formula="of:=[.C471]*[.J4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544 <text:s text:c="2"/>70247</text:p>
          </table:table-cell>
          <table:table-cell/>
          <table:table-cell table:formula="of:=LEFT([.A472];5)" office:value-type="string" office:string-value="90544" calcext:value-type="string">
            <text:p>90544</text:p>
          </table:table-cell>
          <table:table-cell table:formula="of:=RIGHT([.A472];5)" office:value-type="string" office:string-value="70247" calcext:value-type="string">
            <text:p>70247</text:p>
          </table:table-cell>
          <table:table-cell office:value-type="string" office:string-value="51800" calcext:value-type="string">
            <text:p>51800</text:p>
          </table:table-cell>
          <table:table-cell office:value-type="string" office:string-value="54143" calcext:value-type="string">
            <text:p>54143</text:p>
          </table:table-cell>
          <table:table-cell table:formula="of:=ABS([.E472]-[.F472])" office:value-type="float" office:value="2343" calcext:value-type="float">
            <text:p>2343</text:p>
          </table:table-cell>
          <table:table-cell table:number-columns-repeated="2"/>
          <table:table-cell table:formula="of:=COUNTIF([.D$2:.D$1001];[.C472])" office:value-type="float" office:value="0" calcext:value-type="float">
            <text:p>0</text:p>
          </table:table-cell>
          <table:table-cell table:formula="of:=[.C472]*[.J4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483 <text:s text:c="2"/>43603</text:p>
          </table:table-cell>
          <table:table-cell/>
          <table:table-cell table:formula="of:=LEFT([.A473];5)" office:value-type="string" office:string-value="97483" calcext:value-type="string">
            <text:p>97483</text:p>
          </table:table-cell>
          <table:table-cell table:formula="of:=RIGHT([.A473];5)" office:value-type="string" office:string-value="43603" calcext:value-type="string">
            <text:p>43603</text:p>
          </table:table-cell>
          <table:table-cell office:value-type="string" office:string-value="51830" calcext:value-type="string">
            <text:p>51830</text:p>
          </table:table-cell>
          <table:table-cell office:value-type="string" office:string-value="54178" calcext:value-type="string">
            <text:p>54178</text:p>
          </table:table-cell>
          <table:table-cell table:formula="of:=ABS([.E473]-[.F473])" office:value-type="float" office:value="2348" calcext:value-type="float">
            <text:p>2348</text:p>
          </table:table-cell>
          <table:table-cell table:number-columns-repeated="2"/>
          <table:table-cell table:formula="of:=COUNTIF([.D$2:.D$1001];[.C473])" office:value-type="float" office:value="0" calcext:value-type="float">
            <text:p>0</text:p>
          </table:table-cell>
          <table:table-cell table:formula="of:=[.C473]*[.J4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561 <text:s text:c="2"/>80709</text:p>
          </table:table-cell>
          <table:table-cell/>
          <table:table-cell table:formula="of:=LEFT([.A474];5)" office:value-type="string" office:string-value="92561" calcext:value-type="string">
            <text:p>92561</text:p>
          </table:table-cell>
          <table:table-cell table:formula="of:=RIGHT([.A474];5)" office:value-type="string" office:string-value="80709" calcext:value-type="string">
            <text:p>80709</text:p>
          </table:table-cell>
          <table:table-cell office:value-type="string" office:string-value="51935" calcext:value-type="string">
            <text:p>51935</text:p>
          </table:table-cell>
          <table:table-cell office:value-type="string" office:string-value="54359" calcext:value-type="string">
            <text:p>54359</text:p>
          </table:table-cell>
          <table:table-cell table:formula="of:=ABS([.E474]-[.F474])" office:value-type="float" office:value="2424" calcext:value-type="float">
            <text:p>2424</text:p>
          </table:table-cell>
          <table:table-cell table:number-columns-repeated="2"/>
          <table:table-cell table:formula="of:=COUNTIF([.D$2:.D$1001];[.C474])" office:value-type="float" office:value="0" calcext:value-type="float">
            <text:p>0</text:p>
          </table:table-cell>
          <table:table-cell table:formula="of:=[.C474]*[.J4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349 <text:s text:c="2"/>35639</text:p>
          </table:table-cell>
          <table:table-cell/>
          <table:table-cell table:formula="of:=LEFT([.A475];5)" office:value-type="string" office:string-value="37349" calcext:value-type="string">
            <text:p>37349</text:p>
          </table:table-cell>
          <table:table-cell table:formula="of:=RIGHT([.A475];5)" office:value-type="string" office:string-value="35639" calcext:value-type="string">
            <text:p>35639</text:p>
          </table:table-cell>
          <table:table-cell office:value-type="string" office:string-value="51976" calcext:value-type="string">
            <text:p>51976</text:p>
          </table:table-cell>
          <table:table-cell office:value-type="string" office:string-value="54464" calcext:value-type="string">
            <text:p>54464</text:p>
          </table:table-cell>
          <table:table-cell table:formula="of:=ABS([.E475]-[.F475])" office:value-type="float" office:value="2488" calcext:value-type="float">
            <text:p>2488</text:p>
          </table:table-cell>
          <table:table-cell table:number-columns-repeated="2"/>
          <table:table-cell table:formula="of:=COUNTIF([.D$2:.D$1001];[.C475])" office:value-type="float" office:value="0" calcext:value-type="float">
            <text:p>0</text:p>
          </table:table-cell>
          <table:table-cell table:formula="of:=[.C475]*[.J4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533 <text:s text:c="2"/>23054</text:p>
          </table:table-cell>
          <table:table-cell/>
          <table:table-cell table:formula="of:=LEFT([.A476];5)" office:value-type="string" office:string-value="81533" calcext:value-type="string">
            <text:p>81533</text:p>
          </table:table-cell>
          <table:table-cell table:formula="of:=RIGHT([.A476];5)" office:value-type="string" office:string-value="23054" calcext:value-type="string">
            <text:p>23054</text:p>
          </table:table-cell>
          <table:table-cell office:value-type="string" office:string-value="52089" calcext:value-type="string">
            <text:p>52089</text:p>
          </table:table-cell>
          <table:table-cell office:value-type="string" office:string-value="54552" calcext:value-type="string">
            <text:p>54552</text:p>
          </table:table-cell>
          <table:table-cell table:formula="of:=ABS([.E476]-[.F476])" office:value-type="float" office:value="2463" calcext:value-type="float">
            <text:p>2463</text:p>
          </table:table-cell>
          <table:table-cell table:number-columns-repeated="2"/>
          <table:table-cell table:formula="of:=COUNTIF([.D$2:.D$1001];[.C476])" office:value-type="float" office:value="0" calcext:value-type="float">
            <text:p>0</text:p>
          </table:table-cell>
          <table:table-cell table:formula="of:=[.C476]*[.J4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921 <text:s text:c="2"/>67801</text:p>
          </table:table-cell>
          <table:table-cell/>
          <table:table-cell table:formula="of:=LEFT([.A477];5)" office:value-type="string" office:string-value="16921" calcext:value-type="string">
            <text:p>16921</text:p>
          </table:table-cell>
          <table:table-cell table:formula="of:=RIGHT([.A477];5)" office:value-type="string" office:string-value="67801" calcext:value-type="string">
            <text:p>67801</text:p>
          </table:table-cell>
          <table:table-cell office:value-type="string" office:string-value="52097" calcext:value-type="string">
            <text:p>52097</text:p>
          </table:table-cell>
          <table:table-cell office:value-type="string" office:string-value="54646" calcext:value-type="string">
            <text:p>54646</text:p>
          </table:table-cell>
          <table:table-cell table:formula="of:=ABS([.E477]-[.F477])" office:value-type="float" office:value="2549" calcext:value-type="float">
            <text:p>2549</text:p>
          </table:table-cell>
          <table:table-cell table:number-columns-repeated="2"/>
          <table:table-cell table:formula="of:=COUNTIF([.D$2:.D$1001];[.C477])" office:value-type="float" office:value="0" calcext:value-type="float">
            <text:p>0</text:p>
          </table:table-cell>
          <table:table-cell table:formula="of:=[.C477]*[.J4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482 <text:s text:c="2"/>57089</text:p>
          </table:table-cell>
          <table:table-cell/>
          <table:table-cell table:formula="of:=LEFT([.A478];5)" office:value-type="string" office:string-value="54482" calcext:value-type="string">
            <text:p>54482</text:p>
          </table:table-cell>
          <table:table-cell table:formula="of:=RIGHT([.A478];5)" office:value-type="string" office:string-value="57089" calcext:value-type="string">
            <text:p>57089</text:p>
          </table:table-cell>
          <table:table-cell office:value-type="string" office:string-value="52172" calcext:value-type="string">
            <text:p>52172</text:p>
          </table:table-cell>
          <table:table-cell office:value-type="string" office:string-value="55031" calcext:value-type="string">
            <text:p>55031</text:p>
          </table:table-cell>
          <table:table-cell table:formula="of:=ABS([.E478]-[.F478])" office:value-type="float" office:value="2859" calcext:value-type="float">
            <text:p>2859</text:p>
          </table:table-cell>
          <table:table-cell table:number-columns-repeated="2"/>
          <table:table-cell table:formula="of:=COUNTIF([.D$2:.D$1001];[.C478])" office:value-type="float" office:value="0" calcext:value-type="float">
            <text:p>0</text:p>
          </table:table-cell>
          <table:table-cell table:formula="of:=[.C478]*[.J4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983 <text:s text:c="2"/>20574</text:p>
          </table:table-cell>
          <table:table-cell/>
          <table:table-cell table:formula="of:=LEFT([.A479];5)" office:value-type="string" office:string-value="55983" calcext:value-type="string">
            <text:p>55983</text:p>
          </table:table-cell>
          <table:table-cell table:formula="of:=RIGHT([.A479];5)" office:value-type="string" office:string-value="20574" calcext:value-type="string">
            <text:p>20574</text:p>
          </table:table-cell>
          <table:table-cell office:value-type="string" office:string-value="52352" calcext:value-type="string">
            <text:p>52352</text:p>
          </table:table-cell>
          <table:table-cell office:value-type="string" office:string-value="55031" calcext:value-type="string">
            <text:p>55031</text:p>
          </table:table-cell>
          <table:table-cell table:formula="of:=ABS([.E479]-[.F479])" office:value-type="float" office:value="2679" calcext:value-type="float">
            <text:p>2679</text:p>
          </table:table-cell>
          <table:table-cell table:number-columns-repeated="2"/>
          <table:table-cell table:formula="of:=COUNTIF([.D$2:.D$1001];[.C479])" office:value-type="float" office:value="0" calcext:value-type="float">
            <text:p>0</text:p>
          </table:table-cell>
          <table:table-cell table:formula="of:=[.C479]*[.J4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8017 <text:s text:c="2"/>47405</text:p>
          </table:table-cell>
          <table:table-cell/>
          <table:table-cell table:formula="of:=LEFT([.A480];5)" office:value-type="string" office:string-value="18017" calcext:value-type="string">
            <text:p>18017</text:p>
          </table:table-cell>
          <table:table-cell table:formula="of:=RIGHT([.A480];5)" office:value-type="string" office:string-value="47405" calcext:value-type="string">
            <text:p>47405</text:p>
          </table:table-cell>
          <table:table-cell office:value-type="string" office:string-value="52378" calcext:value-type="string">
            <text:p>52378</text:p>
          </table:table-cell>
          <table:table-cell office:value-type="string" office:string-value="55031" calcext:value-type="string">
            <text:p>55031</text:p>
          </table:table-cell>
          <table:table-cell table:formula="of:=ABS([.E480]-[.F480])" office:value-type="float" office:value="2653" calcext:value-type="float">
            <text:p>2653</text:p>
          </table:table-cell>
          <table:table-cell table:number-columns-repeated="2"/>
          <table:table-cell table:formula="of:=COUNTIF([.D$2:.D$1001];[.C480])" office:value-type="float" office:value="0" calcext:value-type="float">
            <text:p>0</text:p>
          </table:table-cell>
          <table:table-cell table:formula="of:=[.C480]*[.J4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613 <text:s text:c="2"/>94024</text:p>
          </table:table-cell>
          <table:table-cell/>
          <table:table-cell table:formula="of:=LEFT([.A481];5)" office:value-type="string" office:string-value="91613" calcext:value-type="string">
            <text:p>91613</text:p>
          </table:table-cell>
          <table:table-cell table:formula="of:=RIGHT([.A481];5)" office:value-type="string" office:string-value="94024" calcext:value-type="string">
            <text:p>94024</text:p>
          </table:table-cell>
          <table:table-cell office:value-type="string" office:string-value="52388" calcext:value-type="string">
            <text:p>52388</text:p>
          </table:table-cell>
          <table:table-cell office:value-type="string" office:string-value="55031" calcext:value-type="string">
            <text:p>55031</text:p>
          </table:table-cell>
          <table:table-cell table:formula="of:=ABS([.E481]-[.F481])" office:value-type="float" office:value="2643" calcext:value-type="float">
            <text:p>2643</text:p>
          </table:table-cell>
          <table:table-cell table:number-columns-repeated="2"/>
          <table:table-cell table:formula="of:=COUNTIF([.D$2:.D$1001];[.C481])" office:value-type="float" office:value="0" calcext:value-type="float">
            <text:p>0</text:p>
          </table:table-cell>
          <table:table-cell table:formula="of:=[.C481]*[.J4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936 <text:s text:c="2"/>87183</text:p>
          </table:table-cell>
          <table:table-cell/>
          <table:table-cell table:formula="of:=LEFT([.A482];5)" office:value-type="string" office:string-value="28936" calcext:value-type="string">
            <text:p>28936</text:p>
          </table:table-cell>
          <table:table-cell table:formula="of:=RIGHT([.A482];5)" office:value-type="string" office:string-value="87183" calcext:value-type="string">
            <text:p>87183</text:p>
          </table:table-cell>
          <table:table-cell office:value-type="string" office:string-value="52548" calcext:value-type="string">
            <text:p>52548</text:p>
          </table:table-cell>
          <table:table-cell office:value-type="string" office:string-value="55031" calcext:value-type="string">
            <text:p>55031</text:p>
          </table:table-cell>
          <table:table-cell table:formula="of:=ABS([.E482]-[.F482])" office:value-type="float" office:value="2483" calcext:value-type="float">
            <text:p>2483</text:p>
          </table:table-cell>
          <table:table-cell table:number-columns-repeated="2"/>
          <table:table-cell table:formula="of:=COUNTIF([.D$2:.D$1001];[.C482])" office:value-type="float" office:value="0" calcext:value-type="float">
            <text:p>0</text:p>
          </table:table-cell>
          <table:table-cell table:formula="of:=[.C482]*[.J4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041 <text:s text:c="2"/>56294</text:p>
          </table:table-cell>
          <table:table-cell/>
          <table:table-cell table:formula="of:=LEFT([.A483];5)" office:value-type="string" office:string-value="94041" calcext:value-type="string">
            <text:p>94041</text:p>
          </table:table-cell>
          <table:table-cell table:formula="of:=RIGHT([.A483];5)" office:value-type="string" office:string-value="56294" calcext:value-type="string">
            <text:p>56294</text:p>
          </table:table-cell>
          <table:table-cell office:value-type="string" office:string-value="52667" calcext:value-type="string">
            <text:p>52667</text:p>
          </table:table-cell>
          <table:table-cell office:value-type="string" office:string-value="55031" calcext:value-type="string">
            <text:p>55031</text:p>
          </table:table-cell>
          <table:table-cell table:formula="of:=ABS([.E483]-[.F483])" office:value-type="float" office:value="2364" calcext:value-type="float">
            <text:p>2364</text:p>
          </table:table-cell>
          <table:table-cell table:number-columns-repeated="2"/>
          <table:table-cell table:formula="of:=COUNTIF([.D$2:.D$1001];[.C483])" office:value-type="float" office:value="0" calcext:value-type="float">
            <text:p>0</text:p>
          </table:table-cell>
          <table:table-cell table:formula="of:=[.C483]*[.J4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989 <text:s text:c="2"/>65255</text:p>
          </table:table-cell>
          <table:table-cell/>
          <table:table-cell table:formula="of:=LEFT([.A484];5)" office:value-type="string" office:string-value="97989" calcext:value-type="string">
            <text:p>97989</text:p>
          </table:table-cell>
          <table:table-cell table:formula="of:=RIGHT([.A484];5)" office:value-type="string" office:string-value="65255" calcext:value-type="string">
            <text:p>65255</text:p>
          </table:table-cell>
          <table:table-cell office:value-type="string" office:string-value="52800" calcext:value-type="string">
            <text:p>52800</text:p>
          </table:table-cell>
          <table:table-cell office:value-type="string" office:string-value="55031" calcext:value-type="string">
            <text:p>55031</text:p>
          </table:table-cell>
          <table:table-cell table:formula="of:=ABS([.E484]-[.F484])" office:value-type="float" office:value="2231" calcext:value-type="float">
            <text:p>2231</text:p>
          </table:table-cell>
          <table:table-cell table:number-columns-repeated="2"/>
          <table:table-cell table:formula="of:=COUNTIF([.D$2:.D$1001];[.C484])" office:value-type="float" office:value="0" calcext:value-type="float">
            <text:p>0</text:p>
          </table:table-cell>
          <table:table-cell table:formula="of:=[.C484]*[.J4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053 <text:s text:c="2"/>31819</text:p>
          </table:table-cell>
          <table:table-cell/>
          <table:table-cell table:formula="of:=LEFT([.A485];5)" office:value-type="string" office:string-value="74053" calcext:value-type="string">
            <text:p>74053</text:p>
          </table:table-cell>
          <table:table-cell table:formula="of:=RIGHT([.A485];5)" office:value-type="string" office:string-value="31819" calcext:value-type="string">
            <text:p>31819</text:p>
          </table:table-cell>
          <table:table-cell office:value-type="string" office:string-value="52953" calcext:value-type="string">
            <text:p>52953</text:p>
          </table:table-cell>
          <table:table-cell office:value-type="string" office:string-value="55031" calcext:value-type="string">
            <text:p>55031</text:p>
          </table:table-cell>
          <table:table-cell table:formula="of:=ABS([.E485]-[.F485])" office:value-type="float" office:value="2078" calcext:value-type="float">
            <text:p>2078</text:p>
          </table:table-cell>
          <table:table-cell table:number-columns-repeated="2"/>
          <table:table-cell table:formula="of:=COUNTIF([.D$2:.D$1001];[.C485])" office:value-type="float" office:value="0" calcext:value-type="float">
            <text:p>0</text:p>
          </table:table-cell>
          <table:table-cell table:formula="of:=[.C485]*[.J4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545 <text:s text:c="2"/>55980</text:p>
          </table:table-cell>
          <table:table-cell/>
          <table:table-cell table:formula="of:=LEFT([.A486];5)" office:value-type="string" office:string-value="12545" calcext:value-type="string">
            <text:p>12545</text:p>
          </table:table-cell>
          <table:table-cell table:formula="of:=RIGHT([.A486];5)" office:value-type="string" office:string-value="55980" calcext:value-type="string">
            <text:p>55980</text:p>
          </table:table-cell>
          <table:table-cell office:value-type="string" office:string-value="52976" calcext:value-type="string">
            <text:p>52976</text:p>
          </table:table-cell>
          <table:table-cell office:value-type="string" office:string-value="55031" calcext:value-type="string">
            <text:p>55031</text:p>
          </table:table-cell>
          <table:table-cell table:formula="of:=ABS([.E486]-[.F486])" office:value-type="float" office:value="2055" calcext:value-type="float">
            <text:p>2055</text:p>
          </table:table-cell>
          <table:table-cell table:number-columns-repeated="2"/>
          <table:table-cell table:formula="of:=COUNTIF([.D$2:.D$1001];[.C486])" office:value-type="float" office:value="0" calcext:value-type="float">
            <text:p>0</text:p>
          </table:table-cell>
          <table:table-cell table:formula="of:=[.C486]*[.J4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508 <text:s text:c="2"/>23054</text:p>
          </table:table-cell>
          <table:table-cell/>
          <table:table-cell table:formula="of:=LEFT([.A487];5)" office:value-type="string" office:string-value="82508" calcext:value-type="string">
            <text:p>82508</text:p>
          </table:table-cell>
          <table:table-cell table:formula="of:=RIGHT([.A487];5)" office:value-type="string" office:string-value="23054" calcext:value-type="string">
            <text:p>23054</text:p>
          </table:table-cell>
          <table:table-cell office:value-type="string" office:string-value="53032" calcext:value-type="string">
            <text:p>53032</text:p>
          </table:table-cell>
          <table:table-cell office:value-type="string" office:string-value="55031" calcext:value-type="string">
            <text:p>55031</text:p>
          </table:table-cell>
          <table:table-cell table:formula="of:=ABS([.E487]-[.F487])" office:value-type="float" office:value="1999" calcext:value-type="float">
            <text:p>1999</text:p>
          </table:table-cell>
          <table:table-cell table:number-columns-repeated="2"/>
          <table:table-cell table:formula="of:=COUNTIF([.D$2:.D$1001];[.C487])" office:value-type="float" office:value="0" calcext:value-type="float">
            <text:p>0</text:p>
          </table:table-cell>
          <table:table-cell table:formula="of:=[.C487]*[.J4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768 <text:s text:c="2"/>46293</text:p>
          </table:table-cell>
          <table:table-cell/>
          <table:table-cell table:formula="of:=LEFT([.A488];5)" office:value-type="string" office:string-value="16768" calcext:value-type="string">
            <text:p>16768</text:p>
          </table:table-cell>
          <table:table-cell table:formula="of:=RIGHT([.A488];5)" office:value-type="string" office:string-value="46293" calcext:value-type="string">
            <text:p>46293</text:p>
          </table:table-cell>
          <table:table-cell office:value-type="string" office:string-value="53047" calcext:value-type="string">
            <text:p>53047</text:p>
          </table:table-cell>
          <table:table-cell office:value-type="string" office:string-value="55031" calcext:value-type="string">
            <text:p>55031</text:p>
          </table:table-cell>
          <table:table-cell table:formula="of:=ABS([.E488]-[.F488])" office:value-type="float" office:value="1984" calcext:value-type="float">
            <text:p>1984</text:p>
          </table:table-cell>
          <table:table-cell table:number-columns-repeated="2"/>
          <table:table-cell table:formula="of:=COUNTIF([.D$2:.D$1001];[.C488])" office:value-type="float" office:value="12" calcext:value-type="float">
            <text:p>12</text:p>
          </table:table-cell>
          <table:table-cell table:formula="of:=[.C488]*[.J488]" office:value-type="float" office:value="201216" calcext:value-type="float">
            <text:p>201216</text:p>
          </table:table-cell>
          <table:table-cell/>
        </table:table-row>
        <table:table-row table:style-name="ro1">
          <table:table-cell office:value-type="string" calcext:value-type="string">
            <text:p>68704 <text:s text:c="2"/>47565</text:p>
          </table:table-cell>
          <table:table-cell/>
          <table:table-cell table:formula="of:=LEFT([.A489];5)" office:value-type="string" office:string-value="68704" calcext:value-type="string">
            <text:p>68704</text:p>
          </table:table-cell>
          <table:table-cell table:formula="of:=RIGHT([.A489];5)" office:value-type="string" office:string-value="47565" calcext:value-type="string">
            <text:p>47565</text:p>
          </table:table-cell>
          <table:table-cell office:value-type="string" office:string-value="53067" calcext:value-type="string">
            <text:p>53067</text:p>
          </table:table-cell>
          <table:table-cell office:value-type="string" office:string-value="55031" calcext:value-type="string">
            <text:p>55031</text:p>
          </table:table-cell>
          <table:table-cell table:formula="of:=ABS([.E489]-[.F489])" office:value-type="float" office:value="1964" calcext:value-type="float">
            <text:p>1964</text:p>
          </table:table-cell>
          <table:table-cell table:number-columns-repeated="2"/>
          <table:table-cell table:formula="of:=COUNTIF([.D$2:.D$1001];[.C489])" office:value-type="float" office:value="0" calcext:value-type="float">
            <text:p>0</text:p>
          </table:table-cell>
          <table:table-cell table:formula="of:=[.C489]*[.J4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617 <text:s text:c="2"/>47405</text:p>
          </table:table-cell>
          <table:table-cell/>
          <table:table-cell table:formula="of:=LEFT([.A490];5)" office:value-type="string" office:string-value="79617" calcext:value-type="string">
            <text:p>79617</text:p>
          </table:table-cell>
          <table:table-cell table:formula="of:=RIGHT([.A490];5)" office:value-type="string" office:string-value="47405" calcext:value-type="string">
            <text:p>47405</text:p>
          </table:table-cell>
          <table:table-cell office:value-type="string" office:string-value="53224" calcext:value-type="string">
            <text:p>53224</text:p>
          </table:table-cell>
          <table:table-cell office:value-type="string" office:string-value="55155" calcext:value-type="string">
            <text:p>55155</text:p>
          </table:table-cell>
          <table:table-cell table:formula="of:=ABS([.E490]-[.F490])" office:value-type="float" office:value="1931" calcext:value-type="float">
            <text:p>1931</text:p>
          </table:table-cell>
          <table:table-cell table:number-columns-repeated="2"/>
          <table:table-cell table:formula="of:=COUNTIF([.D$2:.D$1001];[.C490])" office:value-type="float" office:value="0" calcext:value-type="float">
            <text:p>0</text:p>
          </table:table-cell>
          <table:table-cell table:formula="of:=[.C490]*[.J4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459 <text:s text:c="2"/>81943</text:p>
          </table:table-cell>
          <table:table-cell/>
          <table:table-cell table:formula="of:=LEFT([.A491];5)" office:value-type="string" office:string-value="41459" calcext:value-type="string">
            <text:p>41459</text:p>
          </table:table-cell>
          <table:table-cell table:formula="of:=RIGHT([.A491];5)" office:value-type="string" office:string-value="81943" calcext:value-type="string">
            <text:p>81943</text:p>
          </table:table-cell>
          <table:table-cell office:value-type="string" office:string-value="53260" calcext:value-type="string">
            <text:p>53260</text:p>
          </table:table-cell>
          <table:table-cell office:value-type="string" office:string-value="55700" calcext:value-type="string">
            <text:p>55700</text:p>
          </table:table-cell>
          <table:table-cell table:formula="of:=ABS([.E491]-[.F491])" office:value-type="float" office:value="2440" calcext:value-type="float">
            <text:p>2440</text:p>
          </table:table-cell>
          <table:table-cell table:number-columns-repeated="2"/>
          <table:table-cell table:formula="of:=COUNTIF([.D$2:.D$1001];[.C491])" office:value-type="float" office:value="0" calcext:value-type="float">
            <text:p>0</text:p>
          </table:table-cell>
          <table:table-cell table:formula="of:=[.C491]*[.J4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096 <text:s text:c="2"/>43603</text:p>
          </table:table-cell>
          <table:table-cell/>
          <table:table-cell table:formula="of:=LEFT([.A492];5)" office:value-type="string" office:string-value="88096" calcext:value-type="string">
            <text:p>88096</text:p>
          </table:table-cell>
          <table:table-cell table:formula="of:=RIGHT([.A492];5)" office:value-type="string" office:string-value="43603" calcext:value-type="string">
            <text:p>43603</text:p>
          </table:table-cell>
          <table:table-cell office:value-type="string" office:string-value="53327" calcext:value-type="string">
            <text:p>53327</text:p>
          </table:table-cell>
          <table:table-cell office:value-type="string" office:string-value="55980" calcext:value-type="string">
            <text:p>55980</text:p>
          </table:table-cell>
          <table:table-cell table:formula="of:=ABS([.E492]-[.F492])" office:value-type="float" office:value="2653" calcext:value-type="float">
            <text:p>2653</text:p>
          </table:table-cell>
          <table:table-cell table:number-columns-repeated="2"/>
          <table:table-cell table:formula="of:=COUNTIF([.D$2:.D$1001];[.C492])" office:value-type="float" office:value="0" calcext:value-type="float">
            <text:p>0</text:p>
          </table:table-cell>
          <table:table-cell table:formula="of:=[.C492]*[.J4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389 <text:s text:c="2"/>13284</text:p>
          </table:table-cell>
          <table:table-cell/>
          <table:table-cell table:formula="of:=LEFT([.A493];5)" office:value-type="string" office:string-value="59389" calcext:value-type="string">
            <text:p>59389</text:p>
          </table:table-cell>
          <table:table-cell table:formula="of:=RIGHT([.A493];5)" office:value-type="string" office:string-value="13284" calcext:value-type="string">
            <text:p>13284</text:p>
          </table:table-cell>
          <table:table-cell office:value-type="string" office:string-value="53408" calcext:value-type="string">
            <text:p>53408</text:p>
          </table:table-cell>
          <table:table-cell office:value-type="string" office:string-value="56013" calcext:value-type="string">
            <text:p>56013</text:p>
          </table:table-cell>
          <table:table-cell table:formula="of:=ABS([.E493]-[.F493])" office:value-type="float" office:value="2605" calcext:value-type="float">
            <text:p>2605</text:p>
          </table:table-cell>
          <table:table-cell table:number-columns-repeated="2"/>
          <table:table-cell table:formula="of:=COUNTIF([.D$2:.D$1001];[.C493])" office:value-type="float" office:value="0" calcext:value-type="float">
            <text:p>0</text:p>
          </table:table-cell>
          <table:table-cell table:formula="of:=[.C493]*[.J4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842 <text:s text:c="2"/>81976</text:p>
          </table:table-cell>
          <table:table-cell/>
          <table:table-cell table:formula="of:=LEFT([.A494];5)" office:value-type="string" office:string-value="24842" calcext:value-type="string">
            <text:p>24842</text:p>
          </table:table-cell>
          <table:table-cell table:formula="of:=RIGHT([.A494];5)" office:value-type="string" office:string-value="81976" calcext:value-type="string">
            <text:p>81976</text:p>
          </table:table-cell>
          <table:table-cell office:value-type="string" office:string-value="53841" calcext:value-type="string">
            <text:p>53841</text:p>
          </table:table-cell>
          <table:table-cell office:value-type="string" office:string-value="56078" calcext:value-type="string">
            <text:p>56078</text:p>
          </table:table-cell>
          <table:table-cell table:formula="of:=ABS([.E494]-[.F494])" office:value-type="float" office:value="2237" calcext:value-type="float">
            <text:p>2237</text:p>
          </table:table-cell>
          <table:table-cell table:number-columns-repeated="2"/>
          <table:table-cell table:formula="of:=COUNTIF([.D$2:.D$1001];[.C494])" office:value-type="float" office:value="0" calcext:value-type="float">
            <text:p>0</text:p>
          </table:table-cell>
          <table:table-cell table:formula="of:=[.C494]*[.J4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968 <text:s text:c="2"/>67491</text:p>
          </table:table-cell>
          <table:table-cell/>
          <table:table-cell table:formula="of:=LEFT([.A495];5)" office:value-type="string" office:string-value="13968" calcext:value-type="string">
            <text:p>13968</text:p>
          </table:table-cell>
          <table:table-cell table:formula="of:=RIGHT([.A495];5)" office:value-type="string" office:string-value="67491" calcext:value-type="string">
            <text:p>67491</text:p>
          </table:table-cell>
          <table:table-cell office:value-type="string" office:string-value="53871" calcext:value-type="string">
            <text:p>53871</text:p>
          </table:table-cell>
          <table:table-cell office:value-type="string" office:string-value="56206" calcext:value-type="string">
            <text:p>56206</text:p>
          </table:table-cell>
          <table:table-cell table:formula="of:=ABS([.E495]-[.F495])" office:value-type="float" office:value="2335" calcext:value-type="float">
            <text:p>2335</text:p>
          </table:table-cell>
          <table:table-cell table:number-columns-repeated="2"/>
          <table:table-cell table:formula="of:=COUNTIF([.D$2:.D$1001];[.C495])" office:value-type="float" office:value="0" calcext:value-type="float">
            <text:p>0</text:p>
          </table:table-cell>
          <table:table-cell table:formula="of:=[.C495]*[.J4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198 <text:s text:c="2"/>81943</text:p>
          </table:table-cell>
          <table:table-cell/>
          <table:table-cell table:formula="of:=LEFT([.A496];5)" office:value-type="string" office:string-value="46198" calcext:value-type="string">
            <text:p>46198</text:p>
          </table:table-cell>
          <table:table-cell table:formula="of:=RIGHT([.A496];5)" office:value-type="string" office:string-value="81943" calcext:value-type="string">
            <text:p>81943</text:p>
          </table:table-cell>
          <table:table-cell office:value-type="string" office:string-value="53884" calcext:value-type="string">
            <text:p>53884</text:p>
          </table:table-cell>
          <table:table-cell office:value-type="string" office:string-value="56294" calcext:value-type="string">
            <text:p>56294</text:p>
          </table:table-cell>
          <table:table-cell table:formula="of:=ABS([.E496]-[.F496])" office:value-type="float" office:value="2410" calcext:value-type="float">
            <text:p>2410</text:p>
          </table:table-cell>
          <table:table-cell table:number-columns-repeated="2"/>
          <table:table-cell table:formula="of:=COUNTIF([.D$2:.D$1001];[.C496])" office:value-type="float" office:value="0" calcext:value-type="float">
            <text:p>0</text:p>
          </table:table-cell>
          <table:table-cell table:formula="of:=[.C496]*[.J4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283 <text:s text:c="2"/>65255</text:p>
          </table:table-cell>
          <table:table-cell/>
          <table:table-cell table:formula="of:=LEFT([.A497];5)" office:value-type="string" office:string-value="15283" calcext:value-type="string">
            <text:p>15283</text:p>
          </table:table-cell>
          <table:table-cell table:formula="of:=RIGHT([.A497];5)" office:value-type="string" office:string-value="65255" calcext:value-type="string">
            <text:p>65255</text:p>
          </table:table-cell>
          <table:table-cell office:value-type="string" office:string-value="53906" calcext:value-type="string">
            <text:p>53906</text:p>
          </table:table-cell>
          <table:table-cell office:value-type="string" office:string-value="56325" calcext:value-type="string">
            <text:p>56325</text:p>
          </table:table-cell>
          <table:table-cell table:formula="of:=ABS([.E497]-[.F497])" office:value-type="float" office:value="2419" calcext:value-type="float">
            <text:p>2419</text:p>
          </table:table-cell>
          <table:table-cell table:number-columns-repeated="2"/>
          <table:table-cell table:formula="of:=COUNTIF([.D$2:.D$1001];[.C497])" office:value-type="float" office:value="0" calcext:value-type="float">
            <text:p>0</text:p>
          </table:table-cell>
          <table:table-cell table:formula="of:=[.C497]*[.J4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913 <text:s text:c="2"/>17088</text:p>
          </table:table-cell>
          <table:table-cell/>
          <table:table-cell table:formula="of:=LEFT([.A498];5)" office:value-type="string" office:string-value="49913" calcext:value-type="string">
            <text:p>49913</text:p>
          </table:table-cell>
          <table:table-cell table:formula="of:=RIGHT([.A498];5)" office:value-type="string" office:string-value="17088" calcext:value-type="string">
            <text:p>17088</text:p>
          </table:table-cell>
          <table:table-cell office:value-type="string" office:string-value="54118" calcext:value-type="string">
            <text:p>54118</text:p>
          </table:table-cell>
          <table:table-cell office:value-type="string" office:string-value="56505" calcext:value-type="string">
            <text:p>56505</text:p>
          </table:table-cell>
          <table:table-cell table:formula="of:=ABS([.E498]-[.F498])" office:value-type="float" office:value="2387" calcext:value-type="float">
            <text:p>2387</text:p>
          </table:table-cell>
          <table:table-cell table:number-columns-repeated="2"/>
          <table:table-cell table:formula="of:=COUNTIF([.D$2:.D$1001];[.C498])" office:value-type="float" office:value="0" calcext:value-type="float">
            <text:p>0</text:p>
          </table:table-cell>
          <table:table-cell table:formula="of:=[.C498]*[.J4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405 <text:s text:c="2"/>14916</text:p>
          </table:table-cell>
          <table:table-cell/>
          <table:table-cell table:formula="of:=LEFT([.A499];5)" office:value-type="string" office:string-value="10405" calcext:value-type="string">
            <text:p>10405</text:p>
          </table:table-cell>
          <table:table-cell table:formula="of:=RIGHT([.A499];5)" office:value-type="string" office:string-value="14916" calcext:value-type="string">
            <text:p>14916</text:p>
          </table:table-cell>
          <table:table-cell office:value-type="string" office:string-value="54334" calcext:value-type="string">
            <text:p>54334</text:p>
          </table:table-cell>
          <table:table-cell office:value-type="string" office:string-value="56515" calcext:value-type="string">
            <text:p>56515</text:p>
          </table:table-cell>
          <table:table-cell table:formula="of:=ABS([.E499]-[.F499])" office:value-type="float" office:value="2181" calcext:value-type="float">
            <text:p>2181</text:p>
          </table:table-cell>
          <table:table-cell table:number-columns-repeated="2"/>
          <table:table-cell table:formula="of:=COUNTIF([.D$2:.D$1001];[.C499])" office:value-type="float" office:value="0" calcext:value-type="float">
            <text:p>0</text:p>
          </table:table-cell>
          <table:table-cell table:formula="of:=[.C499]*[.J4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804 <text:s text:c="2"/>62365</text:p>
          </table:table-cell>
          <table:table-cell/>
          <table:table-cell table:formula="of:=LEFT([.A500];5)" office:value-type="string" office:string-value="92804" calcext:value-type="string">
            <text:p>92804</text:p>
          </table:table-cell>
          <table:table-cell table:formula="of:=RIGHT([.A500];5)" office:value-type="string" office:string-value="62365" calcext:value-type="string">
            <text:p>62365</text:p>
          </table:table-cell>
          <table:table-cell office:value-type="string" office:string-value="54453" calcext:value-type="string">
            <text:p>54453</text:p>
          </table:table-cell>
          <table:table-cell office:value-type="string" office:string-value="56557" calcext:value-type="string">
            <text:p>56557</text:p>
          </table:table-cell>
          <table:table-cell table:formula="of:=ABS([.E500]-[.F500])" office:value-type="float" office:value="2104" calcext:value-type="float">
            <text:p>2104</text:p>
          </table:table-cell>
          <table:table-cell table:number-columns-repeated="2"/>
          <table:table-cell table:formula="of:=COUNTIF([.D$2:.D$1001];[.C500])" office:value-type="float" office:value="0" calcext:value-type="float">
            <text:p>0</text:p>
          </table:table-cell>
          <table:table-cell table:formula="of:=[.C500]*[.J5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765 <text:s text:c="2"/>79391</text:p>
          </table:table-cell>
          <table:table-cell/>
          <table:table-cell table:formula="of:=LEFT([.A501];5)" office:value-type="string" office:string-value="76765" calcext:value-type="string">
            <text:p>76765</text:p>
          </table:table-cell>
          <table:table-cell table:formula="of:=RIGHT([.A501];5)" office:value-type="string" office:string-value="79391" calcext:value-type="string">
            <text:p>79391</text:p>
          </table:table-cell>
          <table:table-cell office:value-type="string" office:string-value="54482" calcext:value-type="string">
            <text:p>54482</text:p>
          </table:table-cell>
          <table:table-cell office:value-type="string" office:string-value="56571" calcext:value-type="string">
            <text:p>56571</text:p>
          </table:table-cell>
          <table:table-cell table:formula="of:=ABS([.E501]-[.F501])" office:value-type="float" office:value="2089" calcext:value-type="float">
            <text:p>2089</text:p>
          </table:table-cell>
          <table:table-cell table:number-columns-repeated="2"/>
          <table:table-cell table:formula="of:=COUNTIF([.D$2:.D$1001];[.C501])" office:value-type="float" office:value="0" calcext:value-type="float">
            <text:p>0</text:p>
          </table:table-cell>
          <table:table-cell table:formula="of:=[.C501]*[.J5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682 <text:s text:c="2"/>68981</text:p>
          </table:table-cell>
          <table:table-cell/>
          <table:table-cell table:formula="of:=LEFT([.A502];5)" office:value-type="string" office:string-value="54682" calcext:value-type="string">
            <text:p>54682</text:p>
          </table:table-cell>
          <table:table-cell table:formula="of:=RIGHT([.A502];5)" office:value-type="string" office:string-value="68981" calcext:value-type="string">
            <text:p>68981</text:p>
          </table:table-cell>
          <table:table-cell office:value-type="string" office:string-value="54502" calcext:value-type="string">
            <text:p>54502</text:p>
          </table:table-cell>
          <table:table-cell office:value-type="string" office:string-value="56609" calcext:value-type="string">
            <text:p>56609</text:p>
          </table:table-cell>
          <table:table-cell table:formula="of:=ABS([.E502]-[.F502])" office:value-type="float" office:value="2107" calcext:value-type="float">
            <text:p>2107</text:p>
          </table:table-cell>
          <table:table-cell table:number-columns-repeated="2"/>
          <table:table-cell table:formula="of:=COUNTIF([.D$2:.D$1001];[.C502])" office:value-type="float" office:value="0" calcext:value-type="float">
            <text:p>0</text:p>
          </table:table-cell>
          <table:table-cell table:formula="of:=[.C502]*[.J5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524 <text:s text:c="2"/>18156</text:p>
          </table:table-cell>
          <table:table-cell/>
          <table:table-cell table:formula="of:=LEFT([.A503];5)" office:value-type="string" office:string-value="33524" calcext:value-type="string">
            <text:p>33524</text:p>
          </table:table-cell>
          <table:table-cell table:formula="of:=RIGHT([.A503];5)" office:value-type="string" office:string-value="18156" calcext:value-type="string">
            <text:p>18156</text:p>
          </table:table-cell>
          <table:table-cell office:value-type="string" office:string-value="54517" calcext:value-type="string">
            <text:p>54517</text:p>
          </table:table-cell>
          <table:table-cell office:value-type="string" office:string-value="56819" calcext:value-type="string">
            <text:p>56819</text:p>
          </table:table-cell>
          <table:table-cell table:formula="of:=ABS([.E503]-[.F503])" office:value-type="float" office:value="2302" calcext:value-type="float">
            <text:p>2302</text:p>
          </table:table-cell>
          <table:table-cell table:number-columns-repeated="2"/>
          <table:table-cell table:formula="of:=COUNTIF([.D$2:.D$1001];[.C503])" office:value-type="float" office:value="0" calcext:value-type="float">
            <text:p>0</text:p>
          </table:table-cell>
          <table:table-cell table:formula="of:=[.C503]*[.J5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148 <text:s text:c="2"/>23054</text:p>
          </table:table-cell>
          <table:table-cell/>
          <table:table-cell table:formula="of:=LEFT([.A504];5)" office:value-type="string" office:string-value="76148" calcext:value-type="string">
            <text:p>76148</text:p>
          </table:table-cell>
          <table:table-cell table:formula="of:=RIGHT([.A504];5)" office:value-type="string" office:string-value="23054" calcext:value-type="string">
            <text:p>23054</text:p>
          </table:table-cell>
          <table:table-cell office:value-type="string" office:string-value="54606" calcext:value-type="string">
            <text:p>54606</text:p>
          </table:table-cell>
          <table:table-cell office:value-type="string" office:string-value="56829" calcext:value-type="string">
            <text:p>56829</text:p>
          </table:table-cell>
          <table:table-cell table:formula="of:=ABS([.E504]-[.F504])" office:value-type="float" office:value="2223" calcext:value-type="float">
            <text:p>2223</text:p>
          </table:table-cell>
          <table:table-cell table:number-columns-repeated="2"/>
          <table:table-cell table:formula="of:=COUNTIF([.D$2:.D$1001];[.C504])" office:value-type="float" office:value="0" calcext:value-type="float">
            <text:p>0</text:p>
          </table:table-cell>
          <table:table-cell table:formula="of:=[.C504]*[.J5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461 <text:s text:c="2"/>77019</text:p>
          </table:table-cell>
          <table:table-cell/>
          <table:table-cell table:formula="of:=LEFT([.A505];5)" office:value-type="string" office:string-value="66461" calcext:value-type="string">
            <text:p>66461</text:p>
          </table:table-cell>
          <table:table-cell table:formula="of:=RIGHT([.A505];5)" office:value-type="string" office:string-value="77019" calcext:value-type="string">
            <text:p>77019</text:p>
          </table:table-cell>
          <table:table-cell office:value-type="string" office:string-value="54617" calcext:value-type="string">
            <text:p>54617</text:p>
          </table:table-cell>
          <table:table-cell office:value-type="string" office:string-value="56892" calcext:value-type="string">
            <text:p>56892</text:p>
          </table:table-cell>
          <table:table-cell table:formula="of:=ABS([.E505]-[.F505])" office:value-type="float" office:value="2275" calcext:value-type="float">
            <text:p>2275</text:p>
          </table:table-cell>
          <table:table-cell table:number-columns-repeated="2"/>
          <table:table-cell table:formula="of:=COUNTIF([.D$2:.D$1001];[.C505])" office:value-type="float" office:value="0" calcext:value-type="float">
            <text:p>0</text:p>
          </table:table-cell>
          <table:table-cell table:formula="of:=[.C505]*[.J5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406 <text:s text:c="2"/>94024</text:p>
          </table:table-cell>
          <table:table-cell/>
          <table:table-cell table:formula="of:=LEFT([.A506];5)" office:value-type="string" office:string-value="33406" calcext:value-type="string">
            <text:p>33406</text:p>
          </table:table-cell>
          <table:table-cell table:formula="of:=RIGHT([.A506];5)" office:value-type="string" office:string-value="94024" calcext:value-type="string">
            <text:p>94024</text:p>
          </table:table-cell>
          <table:table-cell office:value-type="string" office:string-value="54682" calcext:value-type="string">
            <text:p>54682</text:p>
          </table:table-cell>
          <table:table-cell office:value-type="string" office:string-value="57089" calcext:value-type="string">
            <text:p>57089</text:p>
          </table:table-cell>
          <table:table-cell table:formula="of:=ABS([.E506]-[.F506])" office:value-type="float" office:value="2407" calcext:value-type="float">
            <text:p>2407</text:p>
          </table:table-cell>
          <table:table-cell table:number-columns-repeated="2"/>
          <table:table-cell table:formula="of:=COUNTIF([.D$2:.D$1001];[.C506])" office:value-type="float" office:value="0" calcext:value-type="float">
            <text:p>0</text:p>
          </table:table-cell>
          <table:table-cell table:formula="of:=[.C506]*[.J5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127 <text:s text:c="2"/>34897</text:p>
          </table:table-cell>
          <table:table-cell/>
          <table:table-cell table:formula="of:=LEFT([.A507];5)" office:value-type="string" office:string-value="51127" calcext:value-type="string">
            <text:p>51127</text:p>
          </table:table-cell>
          <table:table-cell table:formula="of:=RIGHT([.A507];5)" office:value-type="string" office:string-value="34897" calcext:value-type="string">
            <text:p>34897</text:p>
          </table:table-cell>
          <table:table-cell office:value-type="string" office:string-value="54811" calcext:value-type="string">
            <text:p>54811</text:p>
          </table:table-cell>
          <table:table-cell office:value-type="string" office:string-value="57328" calcext:value-type="string">
            <text:p>57328</text:p>
          </table:table-cell>
          <table:table-cell table:formula="of:=ABS([.E507]-[.F507])" office:value-type="float" office:value="2517" calcext:value-type="float">
            <text:p>2517</text:p>
          </table:table-cell>
          <table:table-cell table:number-columns-repeated="2"/>
          <table:table-cell table:formula="of:=COUNTIF([.D$2:.D$1001];[.C507])" office:value-type="float" office:value="0" calcext:value-type="float">
            <text:p>0</text:p>
          </table:table-cell>
          <table:table-cell table:formula="of:=[.C507]*[.J5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852 <text:s text:c="2"/>13284</text:p>
          </table:table-cell>
          <table:table-cell/>
          <table:table-cell table:formula="of:=LEFT([.A508];5)" office:value-type="string" office:string-value="23852" calcext:value-type="string">
            <text:p>23852</text:p>
          </table:table-cell>
          <table:table-cell table:formula="of:=RIGHT([.A508];5)" office:value-type="string" office:string-value="13284" calcext:value-type="string">
            <text:p>13284</text:p>
          </table:table-cell>
          <table:table-cell office:value-type="string" office:string-value="54817" calcext:value-type="string">
            <text:p>54817</text:p>
          </table:table-cell>
          <table:table-cell office:value-type="string" office:string-value="57530" calcext:value-type="string">
            <text:p>57530</text:p>
          </table:table-cell>
          <table:table-cell table:formula="of:=ABS([.E508]-[.F508])" office:value-type="float" office:value="2713" calcext:value-type="float">
            <text:p>2713</text:p>
          </table:table-cell>
          <table:table-cell table:number-columns-repeated="2"/>
          <table:table-cell table:formula="of:=COUNTIF([.D$2:.D$1001];[.C508])" office:value-type="float" office:value="0" calcext:value-type="float">
            <text:p>0</text:p>
          </table:table-cell>
          <table:table-cell table:formula="of:=[.C508]*[.J5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435 <text:s text:c="2"/>81607</text:p>
          </table:table-cell>
          <table:table-cell/>
          <table:table-cell table:formula="of:=LEFT([.A509];5)" office:value-type="string" office:string-value="72435" calcext:value-type="string">
            <text:p>72435</text:p>
          </table:table-cell>
          <table:table-cell table:formula="of:=RIGHT([.A509];5)" office:value-type="string" office:string-value="81607" calcext:value-type="string">
            <text:p>81607</text:p>
          </table:table-cell>
          <table:table-cell office:value-type="string" office:string-value="54839" calcext:value-type="string">
            <text:p>54839</text:p>
          </table:table-cell>
          <table:table-cell office:value-type="string" office:string-value="57606" calcext:value-type="string">
            <text:p>57606</text:p>
          </table:table-cell>
          <table:table-cell table:formula="of:=ABS([.E509]-[.F509])" office:value-type="float" office:value="2767" calcext:value-type="float">
            <text:p>2767</text:p>
          </table:table-cell>
          <table:table-cell table:number-columns-repeated="2"/>
          <table:table-cell table:formula="of:=COUNTIF([.D$2:.D$1001];[.C509])" office:value-type="float" office:value="0" calcext:value-type="float">
            <text:p>0</text:p>
          </table:table-cell>
          <table:table-cell table:formula="of:=[.C509]*[.J5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294 <text:s text:c="2"/>77019</text:p>
          </table:table-cell>
          <table:table-cell/>
          <table:table-cell table:formula="of:=LEFT([.A510];5)" office:value-type="string" office:string-value="26294" calcext:value-type="string">
            <text:p>26294</text:p>
          </table:table-cell>
          <table:table-cell table:formula="of:=RIGHT([.A510];5)" office:value-type="string" office:string-value="77019" calcext:value-type="string">
            <text:p>77019</text:p>
          </table:table-cell>
          <table:table-cell office:value-type="string" office:string-value="55031" calcext:value-type="string">
            <text:p>55031</text:p>
          </table:table-cell>
          <table:table-cell office:value-type="string" office:string-value="57844" calcext:value-type="string">
            <text:p>57844</text:p>
          </table:table-cell>
          <table:table-cell table:formula="of:=ABS([.E510]-[.F510])" office:value-type="float" office:value="2813" calcext:value-type="float">
            <text:p>2813</text:p>
          </table:table-cell>
          <table:table-cell table:number-columns-repeated="2"/>
          <table:table-cell table:formula="of:=COUNTIF([.D$2:.D$1001];[.C510])" office:value-type="float" office:value="0" calcext:value-type="float">
            <text:p>0</text:p>
          </table:table-cell>
          <table:table-cell table:formula="of:=[.C510]*[.J5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775 <text:s text:c="2"/>13961</text:p>
          </table:table-cell>
          <table:table-cell/>
          <table:table-cell table:formula="of:=LEFT([.A511];5)" office:value-type="string" office:string-value="42775" calcext:value-type="string">
            <text:p>42775</text:p>
          </table:table-cell>
          <table:table-cell table:formula="of:=RIGHT([.A511];5)" office:value-type="string" office:string-value="13961" calcext:value-type="string">
            <text:p>13961</text:p>
          </table:table-cell>
          <table:table-cell office:value-type="string" office:string-value="55138" calcext:value-type="string">
            <text:p>55138</text:p>
          </table:table-cell>
          <table:table-cell office:value-type="string" office:string-value="58182" calcext:value-type="string">
            <text:p>58182</text:p>
          </table:table-cell>
          <table:table-cell table:formula="of:=ABS([.E511]-[.F511])" office:value-type="float" office:value="3044" calcext:value-type="float">
            <text:p>3044</text:p>
          </table:table-cell>
          <table:table-cell table:number-columns-repeated="2"/>
          <table:table-cell table:formula="of:=COUNTIF([.D$2:.D$1001];[.C511])" office:value-type="float" office:value="0" calcext:value-type="float">
            <text:p>0</text:p>
          </table:table-cell>
          <table:table-cell table:formula="of:=[.C511]*[.J5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922 <text:s text:c="2"/>97390</text:p>
          </table:table-cell>
          <table:table-cell/>
          <table:table-cell table:formula="of:=LEFT([.A512];5)" office:value-type="string" office:string-value="75922" calcext:value-type="string">
            <text:p>75922</text:p>
          </table:table-cell>
          <table:table-cell table:formula="of:=RIGHT([.A512];5)" office:value-type="string" office:string-value="97390" calcext:value-type="string">
            <text:p>97390</text:p>
          </table:table-cell>
          <table:table-cell office:value-type="string" office:string-value="55277" calcext:value-type="string">
            <text:p>55277</text:p>
          </table:table-cell>
          <table:table-cell office:value-type="string" office:string-value="58198" calcext:value-type="string">
            <text:p>58198</text:p>
          </table:table-cell>
          <table:table-cell table:formula="of:=ABS([.E512]-[.F512])" office:value-type="float" office:value="2921" calcext:value-type="float">
            <text:p>2921</text:p>
          </table:table-cell>
          <table:table-cell table:number-columns-repeated="2"/>
          <table:table-cell table:formula="of:=COUNTIF([.D$2:.D$1001];[.C512])" office:value-type="float" office:value="0" calcext:value-type="float">
            <text:p>0</text:p>
          </table:table-cell>
          <table:table-cell table:formula="of:=[.C512]*[.J5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133 <text:s text:c="2"/>87320</text:p>
          </table:table-cell>
          <table:table-cell/>
          <table:table-cell table:formula="of:=LEFT([.A513];5)" office:value-type="string" office:string-value="47133" calcext:value-type="string">
            <text:p>47133</text:p>
          </table:table-cell>
          <table:table-cell table:formula="of:=RIGHT([.A513];5)" office:value-type="string" office:string-value="87320" calcext:value-type="string">
            <text:p>87320</text:p>
          </table:table-cell>
          <table:table-cell office:value-type="string" office:string-value="55314" calcext:value-type="string">
            <text:p>55314</text:p>
          </table:table-cell>
          <table:table-cell office:value-type="string" office:string-value="58213" calcext:value-type="string">
            <text:p>58213</text:p>
          </table:table-cell>
          <table:table-cell table:formula="of:=ABS([.E513]-[.F513])" office:value-type="float" office:value="2899" calcext:value-type="float">
            <text:p>2899</text:p>
          </table:table-cell>
          <table:table-cell table:number-columns-repeated="2"/>
          <table:table-cell table:formula="of:=COUNTIF([.D$2:.D$1001];[.C513])" office:value-type="float" office:value="0" calcext:value-type="float">
            <text:p>0</text:p>
          </table:table-cell>
          <table:table-cell table:formula="of:=[.C513]*[.J5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766 <text:s text:c="2"/>95060</text:p>
          </table:table-cell>
          <table:table-cell/>
          <table:table-cell table:formula="of:=LEFT([.A514];5)" office:value-type="string" office:string-value="36766" calcext:value-type="string">
            <text:p>36766</text:p>
          </table:table-cell>
          <table:table-cell table:formula="of:=RIGHT([.A514];5)" office:value-type="string" office:string-value="95060" calcext:value-type="string">
            <text:p>95060</text:p>
          </table:table-cell>
          <table:table-cell office:value-type="string" office:string-value="55465" calcext:value-type="string">
            <text:p>55465</text:p>
          </table:table-cell>
          <table:table-cell office:value-type="string" office:string-value="58343" calcext:value-type="string">
            <text:p>58343</text:p>
          </table:table-cell>
          <table:table-cell table:formula="of:=ABS([.E514]-[.F514])" office:value-type="float" office:value="2878" calcext:value-type="float">
            <text:p>2878</text:p>
          </table:table-cell>
          <table:table-cell table:number-columns-repeated="2"/>
          <table:table-cell table:formula="of:=COUNTIF([.D$2:.D$1001];[.C514])" office:value-type="float" office:value="0" calcext:value-type="float">
            <text:p>0</text:p>
          </table:table-cell>
          <table:table-cell table:formula="of:=[.C514]*[.J5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569 <text:s text:c="2"/>95399</text:p>
          </table:table-cell>
          <table:table-cell/>
          <table:table-cell table:formula="of:=LEFT([.A515];5)" office:value-type="string" office:string-value="30569" calcext:value-type="string">
            <text:p>30569</text:p>
          </table:table-cell>
          <table:table-cell table:formula="of:=RIGHT([.A515];5)" office:value-type="string" office:string-value="95399" calcext:value-type="string">
            <text:p>95399</text:p>
          </table:table-cell>
          <table:table-cell office:value-type="string" office:string-value="55534" calcext:value-type="string">
            <text:p>55534</text:p>
          </table:table-cell>
          <table:table-cell office:value-type="string" office:string-value="58590" calcext:value-type="string">
            <text:p>58590</text:p>
          </table:table-cell>
          <table:table-cell table:formula="of:=ABS([.E515]-[.F515])" office:value-type="float" office:value="3056" calcext:value-type="float">
            <text:p>3056</text:p>
          </table:table-cell>
          <table:table-cell table:number-columns-repeated="2"/>
          <table:table-cell table:formula="of:=COUNTIF([.D$2:.D$1001];[.C515])" office:value-type="float" office:value="0" calcext:value-type="float">
            <text:p>0</text:p>
          </table:table-cell>
          <table:table-cell table:formula="of:=[.C515]*[.J5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931 <text:s text:c="2"/>19111</text:p>
          </table:table-cell>
          <table:table-cell/>
          <table:table-cell table:formula="of:=LEFT([.A516];5)" office:value-type="string" office:string-value="27931" calcext:value-type="string">
            <text:p>27931</text:p>
          </table:table-cell>
          <table:table-cell table:formula="of:=RIGHT([.A516];5)" office:value-type="string" office:string-value="19111" calcext:value-type="string">
            <text:p>19111</text:p>
          </table:table-cell>
          <table:table-cell office:value-type="string" office:string-value="55603" calcext:value-type="string">
            <text:p>55603</text:p>
          </table:table-cell>
          <table:table-cell office:value-type="string" office:string-value="58994" calcext:value-type="string">
            <text:p>58994</text:p>
          </table:table-cell>
          <table:table-cell table:formula="of:=ABS([.E516]-[.F516])" office:value-type="float" office:value="3391" calcext:value-type="float">
            <text:p>3391</text:p>
          </table:table-cell>
          <table:table-cell table:number-columns-repeated="2"/>
          <table:table-cell table:formula="of:=COUNTIF([.D$2:.D$1001];[.C516])" office:value-type="float" office:value="0" calcext:value-type="float">
            <text:p>0</text:p>
          </table:table-cell>
          <table:table-cell table:formula="of:=[.C516]*[.J5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334 <text:s text:c="2"/>29670</text:p>
          </table:table-cell>
          <table:table-cell/>
          <table:table-cell table:formula="of:=LEFT([.A517];5)" office:value-type="string" office:string-value="54334" calcext:value-type="string">
            <text:p>54334</text:p>
          </table:table-cell>
          <table:table-cell table:formula="of:=RIGHT([.A517];5)" office:value-type="string" office:string-value="29670" calcext:value-type="string">
            <text:p>29670</text:p>
          </table:table-cell>
          <table:table-cell office:value-type="string" office:string-value="55618" calcext:value-type="string">
            <text:p>55618</text:p>
          </table:table-cell>
          <table:table-cell office:value-type="string" office:string-value="59242" calcext:value-type="string">
            <text:p>59242</text:p>
          </table:table-cell>
          <table:table-cell table:formula="of:=ABS([.E517]-[.F517])" office:value-type="float" office:value="3624" calcext:value-type="float">
            <text:p>3624</text:p>
          </table:table-cell>
          <table:table-cell table:number-columns-repeated="2"/>
          <table:table-cell table:formula="of:=COUNTIF([.D$2:.D$1001];[.C517])" office:value-type="float" office:value="0" calcext:value-type="float">
            <text:p>0</text:p>
          </table:table-cell>
          <table:table-cell table:formula="of:=[.C517]*[.J5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819 <text:s text:c="2"/>18317</text:p>
          </table:table-cell>
          <table:table-cell/>
          <table:table-cell table:formula="of:=LEFT([.A518];5)" office:value-type="string" office:string-value="40819" calcext:value-type="string">
            <text:p>40819</text:p>
          </table:table-cell>
          <table:table-cell table:formula="of:=RIGHT([.A518];5)" office:value-type="string" office:string-value="18317" calcext:value-type="string">
            <text:p>18317</text:p>
          </table:table-cell>
          <table:table-cell office:value-type="string" office:string-value="55693" calcext:value-type="string">
            <text:p>55693</text:p>
          </table:table-cell>
          <table:table-cell office:value-type="string" office:string-value="59243" calcext:value-type="string">
            <text:p>59243</text:p>
          </table:table-cell>
          <table:table-cell table:formula="of:=ABS([.E518]-[.F518])" office:value-type="float" office:value="3550" calcext:value-type="float">
            <text:p>3550</text:p>
          </table:table-cell>
          <table:table-cell table:number-columns-repeated="2"/>
          <table:table-cell table:formula="of:=COUNTIF([.D$2:.D$1001];[.C518])" office:value-type="float" office:value="0" calcext:value-type="float">
            <text:p>0</text:p>
          </table:table-cell>
          <table:table-cell table:formula="of:=[.C518]*[.J5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620 <text:s text:c="2"/>90199</text:p>
          </table:table-cell>
          <table:table-cell/>
          <table:table-cell table:formula="of:=LEFT([.A519];5)" office:value-type="string" office:string-value="70620" calcext:value-type="string">
            <text:p>70620</text:p>
          </table:table-cell>
          <table:table-cell table:formula="of:=RIGHT([.A519];5)" office:value-type="string" office:string-value="90199" calcext:value-type="string">
            <text:p>90199</text:p>
          </table:table-cell>
          <table:table-cell office:value-type="string" office:string-value="55831" calcext:value-type="string">
            <text:p>55831</text:p>
          </table:table-cell>
          <table:table-cell office:value-type="string" office:string-value="59346" calcext:value-type="string">
            <text:p>59346</text:p>
          </table:table-cell>
          <table:table-cell table:formula="of:=ABS([.E519]-[.F519])" office:value-type="float" office:value="3515" calcext:value-type="float">
            <text:p>3515</text:p>
          </table:table-cell>
          <table:table-cell table:number-columns-repeated="2"/>
          <table:table-cell table:formula="of:=COUNTIF([.D$2:.D$1001];[.C519])" office:value-type="float" office:value="0" calcext:value-type="float">
            <text:p>0</text:p>
          </table:table-cell>
          <table:table-cell table:formula="of:=[.C519]*[.J5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626 <text:s text:c="2"/>93032</text:p>
          </table:table-cell>
          <table:table-cell/>
          <table:table-cell table:formula="of:=LEFT([.A520];5)" office:value-type="string" office:string-value="65626" calcext:value-type="string">
            <text:p>65626</text:p>
          </table:table-cell>
          <table:table-cell table:formula="of:=RIGHT([.A520];5)" office:value-type="string" office:string-value="93032" calcext:value-type="string">
            <text:p>93032</text:p>
          </table:table-cell>
          <table:table-cell office:value-type="string" office:string-value="55843" calcext:value-type="string">
            <text:p>55843</text:p>
          </table:table-cell>
          <table:table-cell office:value-type="string" office:string-value="59394" calcext:value-type="string">
            <text:p>59394</text:p>
          </table:table-cell>
          <table:table-cell table:formula="of:=ABS([.E520]-[.F520])" office:value-type="float" office:value="3551" calcext:value-type="float">
            <text:p>3551</text:p>
          </table:table-cell>
          <table:table-cell table:number-columns-repeated="2"/>
          <table:table-cell table:formula="of:=COUNTIF([.D$2:.D$1001];[.C520])" office:value-type="float" office:value="0" calcext:value-type="float">
            <text:p>0</text:p>
          </table:table-cell>
          <table:table-cell table:formula="of:=[.C520]*[.J5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032 <text:s text:c="2"/>31988</text:p>
          </table:table-cell>
          <table:table-cell/>
          <table:table-cell table:formula="of:=LEFT([.A521];5)" office:value-type="string" office:string-value="53032" calcext:value-type="string">
            <text:p>53032</text:p>
          </table:table-cell>
          <table:table-cell table:formula="of:=RIGHT([.A521];5)" office:value-type="string" office:string-value="31988" calcext:value-type="string">
            <text:p>31988</text:p>
          </table:table-cell>
          <table:table-cell office:value-type="string" office:string-value="55846" calcext:value-type="string">
            <text:p>55846</text:p>
          </table:table-cell>
          <table:table-cell office:value-type="string" office:string-value="59518" calcext:value-type="string">
            <text:p>59518</text:p>
          </table:table-cell>
          <table:table-cell table:formula="of:=ABS([.E521]-[.F521])" office:value-type="float" office:value="3672" calcext:value-type="float">
            <text:p>3672</text:p>
          </table:table-cell>
          <table:table-cell table:number-columns-repeated="2"/>
          <table:table-cell table:formula="of:=COUNTIF([.D$2:.D$1001];[.C521])" office:value-type="float" office:value="0" calcext:value-type="float">
            <text:p>0</text:p>
          </table:table-cell>
          <table:table-cell table:formula="of:=[.C521]*[.J5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476 <text:s text:c="2"/>13284</text:p>
          </table:table-cell>
          <table:table-cell/>
          <table:table-cell table:formula="of:=LEFT([.A522];5)" office:value-type="string" office:string-value="80476" calcext:value-type="string">
            <text:p>80476</text:p>
          </table:table-cell>
          <table:table-cell table:formula="of:=RIGHT([.A522];5)" office:value-type="string" office:string-value="13284" calcext:value-type="string">
            <text:p>13284</text:p>
          </table:table-cell>
          <table:table-cell office:value-type="string" office:string-value="55847" calcext:value-type="string">
            <text:p>55847</text:p>
          </table:table-cell>
          <table:table-cell office:value-type="string" office:string-value="59847" calcext:value-type="string">
            <text:p>59847</text:p>
          </table:table-cell>
          <table:table-cell table:formula="of:=ABS([.E522]-[.F522])" office:value-type="float" office:value="4000" calcext:value-type="float">
            <text:p>4000</text:p>
          </table:table-cell>
          <table:table-cell table:number-columns-repeated="2"/>
          <table:table-cell table:formula="of:=COUNTIF([.D$2:.D$1001];[.C522])" office:value-type="float" office:value="0" calcext:value-type="float">
            <text:p>0</text:p>
          </table:table-cell>
          <table:table-cell table:formula="of:=[.C522]*[.J5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777 <text:s text:c="2"/>11497</text:p>
          </table:table-cell>
          <table:table-cell/>
          <table:table-cell table:formula="of:=LEFT([.A523];5)" office:value-type="string" office:string-value="26777" calcext:value-type="string">
            <text:p>26777</text:p>
          </table:table-cell>
          <table:table-cell table:formula="of:=RIGHT([.A523];5)" office:value-type="string" office:string-value="11497" calcext:value-type="string">
            <text:p>11497</text:p>
          </table:table-cell>
          <table:table-cell office:value-type="string" office:string-value="55973" calcext:value-type="string">
            <text:p>55973</text:p>
          </table:table-cell>
          <table:table-cell office:value-type="string" office:string-value="59892" calcext:value-type="string">
            <text:p>59892</text:p>
          </table:table-cell>
          <table:table-cell table:formula="of:=ABS([.E523]-[.F523])" office:value-type="float" office:value="3919" calcext:value-type="float">
            <text:p>3919</text:p>
          </table:table-cell>
          <table:table-cell table:number-columns-repeated="2"/>
          <table:table-cell table:formula="of:=COUNTIF([.D$2:.D$1001];[.C523])" office:value-type="float" office:value="0" calcext:value-type="float">
            <text:p>0</text:p>
          </table:table-cell>
          <table:table-cell table:formula="of:=[.C523]*[.J5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970 <text:s text:c="2"/>23054</text:p>
          </table:table-cell>
          <table:table-cell/>
          <table:table-cell table:formula="of:=LEFT([.A524];5)" office:value-type="string" office:string-value="56970" calcext:value-type="string">
            <text:p>56970</text:p>
          </table:table-cell>
          <table:table-cell table:formula="of:=RIGHT([.A524];5)" office:value-type="string" office:string-value="23054" calcext:value-type="string">
            <text:p>23054</text:p>
          </table:table-cell>
          <table:table-cell office:value-type="string" office:string-value="55983" calcext:value-type="string">
            <text:p>55983</text:p>
          </table:table-cell>
          <table:table-cell office:value-type="string" office:string-value="59921" calcext:value-type="string">
            <text:p>59921</text:p>
          </table:table-cell>
          <table:table-cell table:formula="of:=ABS([.E524]-[.F524])" office:value-type="float" office:value="3938" calcext:value-type="float">
            <text:p>3938</text:p>
          </table:table-cell>
          <table:table-cell table:number-columns-repeated="2"/>
          <table:table-cell table:formula="of:=COUNTIF([.D$2:.D$1001];[.C524])" office:value-type="float" office:value="0" calcext:value-type="float">
            <text:p>0</text:p>
          </table:table-cell>
          <table:table-cell table:formula="of:=[.C524]*[.J5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175 <text:s text:c="2"/>89542</text:p>
          </table:table-cell>
          <table:table-cell/>
          <table:table-cell table:formula="of:=LEFT([.A525];5)" office:value-type="string" office:string-value="40175" calcext:value-type="string">
            <text:p>40175</text:p>
          </table:table-cell>
          <table:table-cell table:formula="of:=RIGHT([.A525];5)" office:value-type="string" office:string-value="89542" calcext:value-type="string">
            <text:p>89542</text:p>
          </table:table-cell>
          <table:table-cell office:value-type="string" office:string-value="55992" calcext:value-type="string">
            <text:p>55992</text:p>
          </table:table-cell>
          <table:table-cell office:value-type="string" office:string-value="59921" calcext:value-type="string">
            <text:p>59921</text:p>
          </table:table-cell>
          <table:table-cell table:formula="of:=ABS([.E525]-[.F525])" office:value-type="float" office:value="3929" calcext:value-type="float">
            <text:p>3929</text:p>
          </table:table-cell>
          <table:table-cell table:number-columns-repeated="2"/>
          <table:table-cell table:formula="of:=COUNTIF([.D$2:.D$1001];[.C525])" office:value-type="float" office:value="0" calcext:value-type="float">
            <text:p>0</text:p>
          </table:table-cell>
          <table:table-cell table:formula="of:=[.C525]*[.J5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426 <text:s text:c="2"/>77019</text:p>
          </table:table-cell>
          <table:table-cell/>
          <table:table-cell table:formula="of:=LEFT([.A526];5)" office:value-type="string" office:string-value="76426" calcext:value-type="string">
            <text:p>76426</text:p>
          </table:table-cell>
          <table:table-cell table:formula="of:=RIGHT([.A526];5)" office:value-type="string" office:string-value="77019" calcext:value-type="string">
            <text:p>77019</text:p>
          </table:table-cell>
          <table:table-cell office:value-type="string" office:string-value="56076" calcext:value-type="string">
            <text:p>56076</text:p>
          </table:table-cell>
          <table:table-cell office:value-type="string" office:string-value="59921" calcext:value-type="string">
            <text:p>59921</text:p>
          </table:table-cell>
          <table:table-cell table:formula="of:=ABS([.E526]-[.F526])" office:value-type="float" office:value="3845" calcext:value-type="float">
            <text:p>3845</text:p>
          </table:table-cell>
          <table:table-cell table:number-columns-repeated="2"/>
          <table:table-cell table:formula="of:=COUNTIF([.D$2:.D$1001];[.C526])" office:value-type="float" office:value="0" calcext:value-type="float">
            <text:p>0</text:p>
          </table:table-cell>
          <table:table-cell table:formula="of:=[.C526]*[.J5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173 <text:s text:c="2"/>94024</text:p>
          </table:table-cell>
          <table:table-cell/>
          <table:table-cell table:formula="of:=LEFT([.A527];5)" office:value-type="string" office:string-value="25173" calcext:value-type="string">
            <text:p>25173</text:p>
          </table:table-cell>
          <table:table-cell table:formula="of:=RIGHT([.A527];5)" office:value-type="string" office:string-value="94024" calcext:value-type="string">
            <text:p>94024</text:p>
          </table:table-cell>
          <table:table-cell office:value-type="string" office:string-value="56279" calcext:value-type="string">
            <text:p>56279</text:p>
          </table:table-cell>
          <table:table-cell office:value-type="string" office:string-value="59921" calcext:value-type="string">
            <text:p>59921</text:p>
          </table:table-cell>
          <table:table-cell table:formula="of:=ABS([.E527]-[.F527])" office:value-type="float" office:value="3642" calcext:value-type="float">
            <text:p>3642</text:p>
          </table:table-cell>
          <table:table-cell table:number-columns-repeated="2"/>
          <table:table-cell table:formula="of:=COUNTIF([.D$2:.D$1001];[.C527])" office:value-type="float" office:value="0" calcext:value-type="float">
            <text:p>0</text:p>
          </table:table-cell>
          <table:table-cell table:formula="of:=[.C527]*[.J5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181 <text:s text:c="2"/>95399</text:p>
          </table:table-cell>
          <table:table-cell/>
          <table:table-cell table:formula="of:=LEFT([.A528];5)" office:value-type="string" office:string-value="87181" calcext:value-type="string">
            <text:p>87181</text:p>
          </table:table-cell>
          <table:table-cell table:formula="of:=RIGHT([.A528];5)" office:value-type="string" office:string-value="95399" calcext:value-type="string">
            <text:p>95399</text:p>
          </table:table-cell>
          <table:table-cell office:value-type="string" office:string-value="56286" calcext:value-type="string">
            <text:p>56286</text:p>
          </table:table-cell>
          <table:table-cell office:value-type="string" office:string-value="59921" calcext:value-type="string">
            <text:p>59921</text:p>
          </table:table-cell>
          <table:table-cell table:formula="of:=ABS([.E528]-[.F528])" office:value-type="float" office:value="3635" calcext:value-type="float">
            <text:p>3635</text:p>
          </table:table-cell>
          <table:table-cell table:number-columns-repeated="2"/>
          <table:table-cell table:formula="of:=COUNTIF([.D$2:.D$1001];[.C528])" office:value-type="float" office:value="0" calcext:value-type="float">
            <text:p>0</text:p>
          </table:table-cell>
          <table:table-cell table:formula="of:=[.C528]*[.J5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275 <text:s text:c="2"/>77019</text:p>
          </table:table-cell>
          <table:table-cell/>
          <table:table-cell table:formula="of:=LEFT([.A529];5)" office:value-type="string" office:string-value="51275" calcext:value-type="string">
            <text:p>51275</text:p>
          </table:table-cell>
          <table:table-cell table:formula="of:=RIGHT([.A529];5)" office:value-type="string" office:string-value="77019" calcext:value-type="string">
            <text:p>77019</text:p>
          </table:table-cell>
          <table:table-cell office:value-type="string" office:string-value="56421" calcext:value-type="string">
            <text:p>56421</text:p>
          </table:table-cell>
          <table:table-cell office:value-type="string" office:string-value="59921" calcext:value-type="string">
            <text:p>59921</text:p>
          </table:table-cell>
          <table:table-cell table:formula="of:=ABS([.E529]-[.F529])" office:value-type="float" office:value="3500" calcext:value-type="float">
            <text:p>3500</text:p>
          </table:table-cell>
          <table:table-cell table:number-columns-repeated="2"/>
          <table:table-cell table:formula="of:=COUNTIF([.D$2:.D$1001];[.C529])" office:value-type="float" office:value="2" calcext:value-type="float">
            <text:p>2</text:p>
          </table:table-cell>
          <table:table-cell table:formula="of:=[.C529]*[.J529]" office:value-type="float" office:value="102550" calcext:value-type="float">
            <text:p>102550</text:p>
          </table:table-cell>
          <table:table-cell/>
        </table:table-row>
        <table:table-row table:style-name="ro1">
          <table:table-cell office:value-type="string" calcext:value-type="string">
            <text:p>16447 <text:s text:c="2"/>63367</text:p>
          </table:table-cell>
          <table:table-cell/>
          <table:table-cell table:formula="of:=LEFT([.A530];5)" office:value-type="string" office:string-value="16447" calcext:value-type="string">
            <text:p>16447</text:p>
          </table:table-cell>
          <table:table-cell table:formula="of:=RIGHT([.A530];5)" office:value-type="string" office:string-value="63367" calcext:value-type="string">
            <text:p>63367</text:p>
          </table:table-cell>
          <table:table-cell office:value-type="string" office:string-value="56755" calcext:value-type="string">
            <text:p>56755</text:p>
          </table:table-cell>
          <table:table-cell office:value-type="string" office:string-value="59921" calcext:value-type="string">
            <text:p>59921</text:p>
          </table:table-cell>
          <table:table-cell table:formula="of:=ABS([.E530]-[.F530])" office:value-type="float" office:value="3166" calcext:value-type="float">
            <text:p>3166</text:p>
          </table:table-cell>
          <table:table-cell table:number-columns-repeated="2"/>
          <table:table-cell table:formula="of:=COUNTIF([.D$2:.D$1001];[.C530])" office:value-type="float" office:value="0" calcext:value-type="float">
            <text:p>0</text:p>
          </table:table-cell>
          <table:table-cell table:formula="of:=[.C530]*[.J5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943 <text:s text:c="2"/>50854</text:p>
          </table:table-cell>
          <table:table-cell/>
          <table:table-cell table:formula="of:=LEFT([.A531];5)" office:value-type="string" office:string-value="81943" calcext:value-type="string">
            <text:p>81943</text:p>
          </table:table-cell>
          <table:table-cell table:formula="of:=RIGHT([.A531];5)" office:value-type="string" office:string-value="50854" calcext:value-type="string">
            <text:p>50854</text:p>
          </table:table-cell>
          <table:table-cell office:value-type="string" office:string-value="56782" calcext:value-type="string">
            <text:p>56782</text:p>
          </table:table-cell>
          <table:table-cell office:value-type="string" office:string-value="59921" calcext:value-type="string">
            <text:p>59921</text:p>
          </table:table-cell>
          <table:table-cell table:formula="of:=ABS([.E531]-[.F531])" office:value-type="float" office:value="3139" calcext:value-type="float">
            <text:p>3139</text:p>
          </table:table-cell>
          <table:table-cell table:number-columns-repeated="2"/>
          <table:table-cell table:formula="of:=COUNTIF([.D$2:.D$1001];[.C531])" office:value-type="float" office:value="12" calcext:value-type="float">
            <text:p>12</text:p>
          </table:table-cell>
          <table:table-cell table:formula="of:=[.C531]*[.J531]" office:value-type="float" office:value="983316" calcext:value-type="float">
            <text:p>983316</text:p>
          </table:table-cell>
          <table:table-cell/>
        </table:table-row>
        <table:table-row table:style-name="ro1">
          <table:table-cell office:value-type="string" calcext:value-type="string">
            <text:p>10254 <text:s text:c="2"/>78936</text:p>
          </table:table-cell>
          <table:table-cell/>
          <table:table-cell table:formula="of:=LEFT([.A532];5)" office:value-type="string" office:string-value="10254" calcext:value-type="string">
            <text:p>10254</text:p>
          </table:table-cell>
          <table:table-cell table:formula="of:=RIGHT([.A532];5)" office:value-type="string" office:string-value="78936" calcext:value-type="string">
            <text:p>78936</text:p>
          </table:table-cell>
          <table:table-cell office:value-type="string" office:string-value="56843" calcext:value-type="string">
            <text:p>56843</text:p>
          </table:table-cell>
          <table:table-cell office:value-type="string" office:string-value="59992" calcext:value-type="string">
            <text:p>59992</text:p>
          </table:table-cell>
          <table:table-cell table:formula="of:=ABS([.E532]-[.F532])" office:value-type="float" office:value="3149" calcext:value-type="float">
            <text:p>3149</text:p>
          </table:table-cell>
          <table:table-cell table:number-columns-repeated="2"/>
          <table:table-cell table:formula="of:=COUNTIF([.D$2:.D$1001];[.C532])" office:value-type="float" office:value="0" calcext:value-type="float">
            <text:p>0</text:p>
          </table:table-cell>
          <table:table-cell table:formula="of:=[.C532]*[.J5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282 <text:s text:c="2"/>45758</text:p>
          </table:table-cell>
          <table:table-cell/>
          <table:table-cell table:formula="of:=LEFT([.A533];5)" office:value-type="string" office:string-value="75282" calcext:value-type="string">
            <text:p>75282</text:p>
          </table:table-cell>
          <table:table-cell table:formula="of:=RIGHT([.A533];5)" office:value-type="string" office:string-value="45758" calcext:value-type="string">
            <text:p>45758</text:p>
          </table:table-cell>
          <table:table-cell office:value-type="string" office:string-value="56865" calcext:value-type="string">
            <text:p>56865</text:p>
          </table:table-cell>
          <table:table-cell office:value-type="string" office:string-value="60048" calcext:value-type="string">
            <text:p>60048</text:p>
          </table:table-cell>
          <table:table-cell table:formula="of:=ABS([.E533]-[.F533])" office:value-type="float" office:value="3183" calcext:value-type="float">
            <text:p>3183</text:p>
          </table:table-cell>
          <table:table-cell table:number-columns-repeated="2"/>
          <table:table-cell table:formula="of:=COUNTIF([.D$2:.D$1001];[.C533])" office:value-type="float" office:value="0" calcext:value-type="float">
            <text:p>0</text:p>
          </table:table-cell>
          <table:table-cell table:formula="of:=[.C533]*[.J5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082 <text:s text:c="2"/>23054</text:p>
          </table:table-cell>
          <table:table-cell/>
          <table:table-cell table:formula="of:=LEFT([.A534];5)" office:value-type="string" office:string-value="60082" calcext:value-type="string">
            <text:p>60082</text:p>
          </table:table-cell>
          <table:table-cell table:formula="of:=RIGHT([.A534];5)" office:value-type="string" office:string-value="23054" calcext:value-type="string">
            <text:p>23054</text:p>
          </table:table-cell>
          <table:table-cell office:value-type="string" office:string-value="56884" calcext:value-type="string">
            <text:p>56884</text:p>
          </table:table-cell>
          <table:table-cell office:value-type="string" office:string-value="60225" calcext:value-type="string">
            <text:p>60225</text:p>
          </table:table-cell>
          <table:table-cell table:formula="of:=ABS([.E534]-[.F534])" office:value-type="float" office:value="3341" calcext:value-type="float">
            <text:p>3341</text:p>
          </table:table-cell>
          <table:table-cell table:number-columns-repeated="2"/>
          <table:table-cell table:formula="of:=COUNTIF([.D$2:.D$1001];[.C534])" office:value-type="float" office:value="0" calcext:value-type="float">
            <text:p>0</text:p>
          </table:table-cell>
          <table:table-cell table:formula="of:=[.C534]*[.J5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998 <text:s text:c="2"/>79829</text:p>
          </table:table-cell>
          <table:table-cell/>
          <table:table-cell table:formula="of:=LEFT([.A535];5)" office:value-type="string" office:string-value="64998" calcext:value-type="string">
            <text:p>64998</text:p>
          </table:table-cell>
          <table:table-cell table:formula="of:=RIGHT([.A535];5)" office:value-type="string" office:string-value="79829" calcext:value-type="string">
            <text:p>79829</text:p>
          </table:table-cell>
          <table:table-cell office:value-type="string" office:string-value="56890" calcext:value-type="string">
            <text:p>56890</text:p>
          </table:table-cell>
          <table:table-cell office:value-type="string" office:string-value="60496" calcext:value-type="string">
            <text:p>60496</text:p>
          </table:table-cell>
          <table:table-cell table:formula="of:=ABS([.E535]-[.F535])" office:value-type="float" office:value="3606" calcext:value-type="float">
            <text:p>3606</text:p>
          </table:table-cell>
          <table:table-cell table:number-columns-repeated="2"/>
          <table:table-cell table:formula="of:=COUNTIF([.D$2:.D$1001];[.C535])" office:value-type="float" office:value="0" calcext:value-type="float">
            <text:p>0</text:p>
          </table:table-cell>
          <table:table-cell table:formula="of:=[.C535]*[.J5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070 <text:s text:c="2"/>13431</text:p>
          </table:table-cell>
          <table:table-cell/>
          <table:table-cell table:formula="of:=LEFT([.A536];5)" office:value-type="string" office:string-value="49070" calcext:value-type="string">
            <text:p>49070</text:p>
          </table:table-cell>
          <table:table-cell table:formula="of:=RIGHT([.A536];5)" office:value-type="string" office:string-value="13431" calcext:value-type="string">
            <text:p>13431</text:p>
          </table:table-cell>
          <table:table-cell office:value-type="string" office:string-value="56902" calcext:value-type="string">
            <text:p>56902</text:p>
          </table:table-cell>
          <table:table-cell office:value-type="string" office:string-value="60526" calcext:value-type="string">
            <text:p>60526</text:p>
          </table:table-cell>
          <table:table-cell table:formula="of:=ABS([.E536]-[.F536])" office:value-type="float" office:value="3624" calcext:value-type="float">
            <text:p>3624</text:p>
          </table:table-cell>
          <table:table-cell table:number-columns-repeated="2"/>
          <table:table-cell table:formula="of:=COUNTIF([.D$2:.D$1001];[.C536])" office:value-type="float" office:value="0" calcext:value-type="float">
            <text:p>0</text:p>
          </table:table-cell>
          <table:table-cell table:formula="of:=[.C536]*[.J5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755 <text:s text:c="2"/>52197</text:p>
          </table:table-cell>
          <table:table-cell/>
          <table:table-cell table:formula="of:=LEFT([.A537];5)" office:value-type="string" office:string-value="56755" calcext:value-type="string">
            <text:p>56755</text:p>
          </table:table-cell>
          <table:table-cell table:formula="of:=RIGHT([.A537];5)" office:value-type="string" office:string-value="52197" calcext:value-type="string">
            <text:p>52197</text:p>
          </table:table-cell>
          <table:table-cell office:value-type="string" office:string-value="56970" calcext:value-type="string">
            <text:p>56970</text:p>
          </table:table-cell>
          <table:table-cell office:value-type="string" office:string-value="60585" calcext:value-type="string">
            <text:p>60585</text:p>
          </table:table-cell>
          <table:table-cell table:formula="of:=ABS([.E537]-[.F537])" office:value-type="float" office:value="3615" calcext:value-type="float">
            <text:p>3615</text:p>
          </table:table-cell>
          <table:table-cell table:number-columns-repeated="2"/>
          <table:table-cell table:formula="of:=COUNTIF([.D$2:.D$1001];[.C537])" office:value-type="float" office:value="0" calcext:value-type="float">
            <text:p>0</text:p>
          </table:table-cell>
          <table:table-cell table:formula="of:=[.C537]*[.J5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071 <text:s text:c="2"/>73076</text:p>
          </table:table-cell>
          <table:table-cell/>
          <table:table-cell table:formula="of:=LEFT([.A538];5)" office:value-type="string" office:string-value="69071" calcext:value-type="string">
            <text:p>69071</text:p>
          </table:table-cell>
          <table:table-cell table:formula="of:=RIGHT([.A538];5)" office:value-type="string" office:string-value="73076" calcext:value-type="string">
            <text:p>73076</text:p>
          </table:table-cell>
          <table:table-cell office:value-type="string" office:string-value="56975" calcext:value-type="string">
            <text:p>56975</text:p>
          </table:table-cell>
          <table:table-cell office:value-type="string" office:string-value="60702" calcext:value-type="string">
            <text:p>60702</text:p>
          </table:table-cell>
          <table:table-cell table:formula="of:=ABS([.E538]-[.F538])" office:value-type="float" office:value="3727" calcext:value-type="float">
            <text:p>3727</text:p>
          </table:table-cell>
          <table:table-cell table:number-columns-repeated="2"/>
          <table:table-cell table:formula="of:=COUNTIF([.D$2:.D$1001];[.C538])" office:value-type="float" office:value="6" calcext:value-type="float">
            <text:p>6</text:p>
          </table:table-cell>
          <table:table-cell table:formula="of:=[.C538]*[.J538]" office:value-type="float" office:value="414426" calcext:value-type="float">
            <text:p>414426</text:p>
          </table:table-cell>
          <table:table-cell/>
        </table:table-row>
        <table:table-row table:style-name="ro1">
          <table:table-cell office:value-type="string" calcext:value-type="string">
            <text:p>75338 <text:s text:c="2"/>17299</text:p>
          </table:table-cell>
          <table:table-cell/>
          <table:table-cell table:formula="of:=LEFT([.A539];5)" office:value-type="string" office:string-value="75338" calcext:value-type="string">
            <text:p>75338</text:p>
          </table:table-cell>
          <table:table-cell table:formula="of:=RIGHT([.A539];5)" office:value-type="string" office:string-value="17299" calcext:value-type="string">
            <text:p>17299</text:p>
          </table:table-cell>
          <table:table-cell office:value-type="string" office:string-value="57063" calcext:value-type="string">
            <text:p>57063</text:p>
          </table:table-cell>
          <table:table-cell office:value-type="string" office:string-value="60848" calcext:value-type="string">
            <text:p>60848</text:p>
          </table:table-cell>
          <table:table-cell table:formula="of:=ABS([.E539]-[.F539])" office:value-type="float" office:value="3785" calcext:value-type="float">
            <text:p>3785</text:p>
          </table:table-cell>
          <table:table-cell table:number-columns-repeated="2"/>
          <table:table-cell table:formula="of:=COUNTIF([.D$2:.D$1001];[.C539])" office:value-type="float" office:value="0" calcext:value-type="float">
            <text:p>0</text:p>
          </table:table-cell>
          <table:table-cell table:formula="of:=[.C539]*[.J5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541 <text:s text:c="2"/>29541</text:p>
          </table:table-cell>
          <table:table-cell/>
          <table:table-cell table:formula="of:=LEFT([.A540];5)" office:value-type="string" office:string-value="75541" calcext:value-type="string">
            <text:p>75541</text:p>
          </table:table-cell>
          <table:table-cell table:formula="of:=RIGHT([.A540];5)" office:value-type="string" office:string-value="29541" calcext:value-type="string">
            <text:p>29541</text:p>
          </table:table-cell>
          <table:table-cell office:value-type="string" office:string-value="57249" calcext:value-type="string">
            <text:p>57249</text:p>
          </table:table-cell>
          <table:table-cell office:value-type="string" office:string-value="60848" calcext:value-type="string">
            <text:p>60848</text:p>
          </table:table-cell>
          <table:table-cell table:formula="of:=ABS([.E540]-[.F540])" office:value-type="float" office:value="3599" calcext:value-type="float">
            <text:p>3599</text:p>
          </table:table-cell>
          <table:table-cell table:number-columns-repeated="2"/>
          <table:table-cell table:formula="of:=COUNTIF([.D$2:.D$1001];[.C540])" office:value-type="float" office:value="0" calcext:value-type="float">
            <text:p>0</text:p>
          </table:table-cell>
          <table:table-cell table:formula="of:=[.C540]*[.J5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443 <text:s text:c="2"/>88931</text:p>
          </table:table-cell>
          <table:table-cell/>
          <table:table-cell table:formula="of:=LEFT([.A541];5)" office:value-type="string" office:string-value="90443" calcext:value-type="string">
            <text:p>90443</text:p>
          </table:table-cell>
          <table:table-cell table:formula="of:=RIGHT([.A541];5)" office:value-type="string" office:string-value="88931" calcext:value-type="string">
            <text:p>88931</text:p>
          </table:table-cell>
          <table:table-cell office:value-type="string" office:string-value="57260" calcext:value-type="string">
            <text:p>57260</text:p>
          </table:table-cell>
          <table:table-cell office:value-type="string" office:string-value="60848" calcext:value-type="string">
            <text:p>60848</text:p>
          </table:table-cell>
          <table:table-cell table:formula="of:=ABS([.E541]-[.F541])" office:value-type="float" office:value="3588" calcext:value-type="float">
            <text:p>3588</text:p>
          </table:table-cell>
          <table:table-cell table:number-columns-repeated="2"/>
          <table:table-cell table:formula="of:=COUNTIF([.D$2:.D$1001];[.C541])" office:value-type="float" office:value="0" calcext:value-type="float">
            <text:p>0</text:p>
          </table:table-cell>
          <table:table-cell table:formula="of:=[.C541]*[.J5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908 <text:s text:c="2"/>84016</text:p>
          </table:table-cell>
          <table:table-cell/>
          <table:table-cell table:formula="of:=LEFT([.A542];5)" office:value-type="string" office:string-value="89908" calcext:value-type="string">
            <text:p>89908</text:p>
          </table:table-cell>
          <table:table-cell table:formula="of:=RIGHT([.A542];5)" office:value-type="string" office:string-value="84016" calcext:value-type="string">
            <text:p>84016</text:p>
          </table:table-cell>
          <table:table-cell office:value-type="string" office:string-value="57299" calcext:value-type="string">
            <text:p>57299</text:p>
          </table:table-cell>
          <table:table-cell office:value-type="string" office:string-value="60848" calcext:value-type="string">
            <text:p>60848</text:p>
          </table:table-cell>
          <table:table-cell table:formula="of:=ABS([.E542]-[.F542])" office:value-type="float" office:value="3549" calcext:value-type="float">
            <text:p>3549</text:p>
          </table:table-cell>
          <table:table-cell table:number-columns-repeated="2"/>
          <table:table-cell table:formula="of:=COUNTIF([.D$2:.D$1001];[.C542])" office:value-type="float" office:value="0" calcext:value-type="float">
            <text:p>0</text:p>
          </table:table-cell>
          <table:table-cell table:formula="of:=[.C542]*[.J5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663 <text:s text:c="2"/>62808</text:p>
          </table:table-cell>
          <table:table-cell/>
          <table:table-cell table:formula="of:=LEFT([.A543];5)" office:value-type="string" office:string-value="13663" calcext:value-type="string">
            <text:p>13663</text:p>
          </table:table-cell>
          <table:table-cell table:formula="of:=RIGHT([.A543];5)" office:value-type="string" office:string-value="62808" calcext:value-type="string">
            <text:p>62808</text:p>
          </table:table-cell>
          <table:table-cell office:value-type="string" office:string-value="57374" calcext:value-type="string">
            <text:p>57374</text:p>
          </table:table-cell>
          <table:table-cell office:value-type="string" office:string-value="60848" calcext:value-type="string">
            <text:p>60848</text:p>
          </table:table-cell>
          <table:table-cell table:formula="of:=ABS([.E543]-[.F543])" office:value-type="float" office:value="3474" calcext:value-type="float">
            <text:p>3474</text:p>
          </table:table-cell>
          <table:table-cell table:number-columns-repeated="2"/>
          <table:table-cell table:formula="of:=COUNTIF([.D$2:.D$1001];[.C543])" office:value-type="float" office:value="0" calcext:value-type="float">
            <text:p>0</text:p>
          </table:table-cell>
          <table:table-cell table:formula="of:=[.C543]*[.J5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653 <text:s text:c="2"/>13284</text:p>
          </table:table-cell>
          <table:table-cell/>
          <table:table-cell table:formula="of:=LEFT([.A544];5)" office:value-type="string" office:string-value="36653" calcext:value-type="string">
            <text:p>36653</text:p>
          </table:table-cell>
          <table:table-cell table:formula="of:=RIGHT([.A544];5)" office:value-type="string" office:string-value="13284" calcext:value-type="string">
            <text:p>13284</text:p>
          </table:table-cell>
          <table:table-cell office:value-type="string" office:string-value="57491" calcext:value-type="string">
            <text:p>57491</text:p>
          </table:table-cell>
          <table:table-cell office:value-type="string" office:string-value="60848" calcext:value-type="string">
            <text:p>60848</text:p>
          </table:table-cell>
          <table:table-cell table:formula="of:=ABS([.E544]-[.F544])" office:value-type="float" office:value="3357" calcext:value-type="float">
            <text:p>3357</text:p>
          </table:table-cell>
          <table:table-cell table:number-columns-repeated="2"/>
          <table:table-cell table:formula="of:=COUNTIF([.D$2:.D$1001];[.C544])" office:value-type="float" office:value="0" calcext:value-type="float">
            <text:p>0</text:p>
          </table:table-cell>
          <table:table-cell table:formula="of:=[.C544]*[.J5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672 <text:s text:c="2"/>67563</text:p>
          </table:table-cell>
          <table:table-cell/>
          <table:table-cell table:formula="of:=LEFT([.A545];5)" office:value-type="string" office:string-value="49672" calcext:value-type="string">
            <text:p>49672</text:p>
          </table:table-cell>
          <table:table-cell table:formula="of:=RIGHT([.A545];5)" office:value-type="string" office:string-value="67563" calcext:value-type="string">
            <text:p>67563</text:p>
          </table:table-cell>
          <table:table-cell office:value-type="string" office:string-value="57703" calcext:value-type="string">
            <text:p>57703</text:p>
          </table:table-cell>
          <table:table-cell office:value-type="string" office:string-value="60848" calcext:value-type="string">
            <text:p>60848</text:p>
          </table:table-cell>
          <table:table-cell table:formula="of:=ABS([.E545]-[.F545])" office:value-type="float" office:value="3145" calcext:value-type="float">
            <text:p>3145</text:p>
          </table:table-cell>
          <table:table-cell table:number-columns-repeated="2"/>
          <table:table-cell table:formula="of:=COUNTIF([.D$2:.D$1001];[.C545])" office:value-type="float" office:value="0" calcext:value-type="float">
            <text:p>0</text:p>
          </table:table-cell>
          <table:table-cell table:formula="of:=[.C545]*[.J5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603 <text:s text:c="2"/>11156</text:p>
          </table:table-cell>
          <table:table-cell/>
          <table:table-cell table:formula="of:=LEFT([.A546];5)" office:value-type="string" office:string-value="55603" calcext:value-type="string">
            <text:p>55603</text:p>
          </table:table-cell>
          <table:table-cell table:formula="of:=RIGHT([.A546];5)" office:value-type="string" office:string-value="11156" calcext:value-type="string">
            <text:p>11156</text:p>
          </table:table-cell>
          <table:table-cell office:value-type="string" office:string-value="57832" calcext:value-type="string">
            <text:p>57832</text:p>
          </table:table-cell>
          <table:table-cell office:value-type="string" office:string-value="60848" calcext:value-type="string">
            <text:p>60848</text:p>
          </table:table-cell>
          <table:table-cell table:formula="of:=ABS([.E546]-[.F546])" office:value-type="float" office:value="3016" calcext:value-type="float">
            <text:p>3016</text:p>
          </table:table-cell>
          <table:table-cell table:number-columns-repeated="2"/>
          <table:table-cell table:formula="of:=COUNTIF([.D$2:.D$1001];[.C546])" office:value-type="float" office:value="0" calcext:value-type="float">
            <text:p>0</text:p>
          </table:table-cell>
          <table:table-cell table:formula="of:=[.C546]*[.J5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603 <text:s text:c="2"/>64971</text:p>
          </table:table-cell>
          <table:table-cell/>
          <table:table-cell table:formula="of:=LEFT([.A547];5)" office:value-type="string" office:string-value="66603" calcext:value-type="string">
            <text:p>66603</text:p>
          </table:table-cell>
          <table:table-cell table:formula="of:=RIGHT([.A547];5)" office:value-type="string" office:string-value="64971" calcext:value-type="string">
            <text:p>64971</text:p>
          </table:table-cell>
          <table:table-cell office:value-type="string" office:string-value="57938" calcext:value-type="string">
            <text:p>57938</text:p>
          </table:table-cell>
          <table:table-cell office:value-type="string" office:string-value="60848" calcext:value-type="string">
            <text:p>60848</text:p>
          </table:table-cell>
          <table:table-cell table:formula="of:=ABS([.E547]-[.F547])" office:value-type="float" office:value="2910" calcext:value-type="float">
            <text:p>2910</text:p>
          </table:table-cell>
          <table:table-cell table:number-columns-repeated="2"/>
          <table:table-cell table:formula="of:=COUNTIF([.D$2:.D$1001];[.C547])" office:value-type="float" office:value="0" calcext:value-type="float">
            <text:p>0</text:p>
          </table:table-cell>
          <table:table-cell table:formula="of:=[.C547]*[.J5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089 <text:s text:c="2"/>13284</text:p>
          </table:table-cell>
          <table:table-cell/>
          <table:table-cell table:formula="of:=LEFT([.A548];5)" office:value-type="string" office:string-value="88089" calcext:value-type="string">
            <text:p>88089</text:p>
          </table:table-cell>
          <table:table-cell table:formula="of:=RIGHT([.A548];5)" office:value-type="string" office:string-value="13284" calcext:value-type="string">
            <text:p>13284</text:p>
          </table:table-cell>
          <table:table-cell office:value-type="string" office:string-value="58057" calcext:value-type="string">
            <text:p>58057</text:p>
          </table:table-cell>
          <table:table-cell office:value-type="string" office:string-value="60854" calcext:value-type="string">
            <text:p>60854</text:p>
          </table:table-cell>
          <table:table-cell table:formula="of:=ABS([.E548]-[.F548])" office:value-type="float" office:value="2797" calcext:value-type="float">
            <text:p>2797</text:p>
          </table:table-cell>
          <table:table-cell table:number-columns-repeated="2"/>
          <table:table-cell table:formula="of:=COUNTIF([.D$2:.D$1001];[.C548])" office:value-type="float" office:value="0" calcext:value-type="float">
            <text:p>0</text:p>
          </table:table-cell>
          <table:table-cell table:formula="of:=[.C548]*[.J5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518 <text:s text:c="2"/>72738</text:p>
          </table:table-cell>
          <table:table-cell/>
          <table:table-cell table:formula="of:=LEFT([.A549];5)" office:value-type="string" office:string-value="42518" calcext:value-type="string">
            <text:p>42518</text:p>
          </table:table-cell>
          <table:table-cell table:formula="of:=RIGHT([.A549];5)" office:value-type="string" office:string-value="72738" calcext:value-type="string">
            <text:p>72738</text:p>
          </table:table-cell>
          <table:table-cell office:value-type="string" office:string-value="58149" calcext:value-type="string">
            <text:p>58149</text:p>
          </table:table-cell>
          <table:table-cell office:value-type="string" office:string-value="60854" calcext:value-type="string">
            <text:p>60854</text:p>
          </table:table-cell>
          <table:table-cell table:formula="of:=ABS([.E549]-[.F549])" office:value-type="float" office:value="2705" calcext:value-type="float">
            <text:p>2705</text:p>
          </table:table-cell>
          <table:table-cell table:number-columns-repeated="2"/>
          <table:table-cell table:formula="of:=COUNTIF([.D$2:.D$1001];[.C549])" office:value-type="float" office:value="0" calcext:value-type="float">
            <text:p>0</text:p>
          </table:table-cell>
          <table:table-cell table:formula="of:=[.C549]*[.J5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672 <text:s text:c="2"/>65255</text:p>
          </table:table-cell>
          <table:table-cell/>
          <table:table-cell table:formula="of:=LEFT([.A550];5)" office:value-type="string" office:string-value="63672" calcext:value-type="string">
            <text:p>63672</text:p>
          </table:table-cell>
          <table:table-cell table:formula="of:=RIGHT([.A550];5)" office:value-type="string" office:string-value="65255" calcext:value-type="string">
            <text:p>65255</text:p>
          </table:table-cell>
          <table:table-cell office:value-type="string" office:string-value="58160" calcext:value-type="string">
            <text:p>58160</text:p>
          </table:table-cell>
          <table:table-cell office:value-type="string" office:string-value="60854" calcext:value-type="string">
            <text:p>60854</text:p>
          </table:table-cell>
          <table:table-cell table:formula="of:=ABS([.E550]-[.F550])" office:value-type="float" office:value="2694" calcext:value-type="float">
            <text:p>2694</text:p>
          </table:table-cell>
          <table:table-cell table:number-columns-repeated="2"/>
          <table:table-cell table:formula="of:=COUNTIF([.D$2:.D$1001];[.C550])" office:value-type="float" office:value="0" calcext:value-type="float">
            <text:p>0</text:p>
          </table:table-cell>
          <table:table-cell table:formula="of:=[.C550]*[.J5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069 <text:s text:c="2"/>92788</text:p>
          </table:table-cell>
          <table:table-cell/>
          <table:table-cell table:formula="of:=LEFT([.A551];5)" office:value-type="string" office:string-value="46069" calcext:value-type="string">
            <text:p>46069</text:p>
          </table:table-cell>
          <table:table-cell table:formula="of:=RIGHT([.A551];5)" office:value-type="string" office:string-value="92788" calcext:value-type="string">
            <text:p>92788</text:p>
          </table:table-cell>
          <table:table-cell office:value-type="string" office:string-value="58391" calcext:value-type="string">
            <text:p>58391</text:p>
          </table:table-cell>
          <table:table-cell office:value-type="string" office:string-value="60854" calcext:value-type="string">
            <text:p>60854</text:p>
          </table:table-cell>
          <table:table-cell table:formula="of:=ABS([.E551]-[.F551])" office:value-type="float" office:value="2463" calcext:value-type="float">
            <text:p>2463</text:p>
          </table:table-cell>
          <table:table-cell table:number-columns-repeated="2"/>
          <table:table-cell table:formula="of:=COUNTIF([.D$2:.D$1001];[.C551])" office:value-type="float" office:value="0" calcext:value-type="float">
            <text:p>0</text:p>
          </table:table-cell>
          <table:table-cell table:formula="of:=[.C551]*[.J5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113 <text:s text:c="2"/>47405</text:p>
          </table:table-cell>
          <table:table-cell/>
          <table:table-cell table:formula="of:=LEFT([.A552];5)" office:value-type="string" office:string-value="35113" calcext:value-type="string">
            <text:p>35113</text:p>
          </table:table-cell>
          <table:table-cell table:formula="of:=RIGHT([.A552];5)" office:value-type="string" office:string-value="47405" calcext:value-type="string">
            <text:p>47405</text:p>
          </table:table-cell>
          <table:table-cell office:value-type="string" office:string-value="58428" calcext:value-type="string">
            <text:p>58428</text:p>
          </table:table-cell>
          <table:table-cell office:value-type="string" office:string-value="60854" calcext:value-type="string">
            <text:p>60854</text:p>
          </table:table-cell>
          <table:table-cell table:formula="of:=ABS([.E552]-[.F552])" office:value-type="float" office:value="2426" calcext:value-type="float">
            <text:p>2426</text:p>
          </table:table-cell>
          <table:table-cell table:number-columns-repeated="2"/>
          <table:table-cell table:formula="of:=COUNTIF([.D$2:.D$1001];[.C552])" office:value-type="float" office:value="0" calcext:value-type="float">
            <text:p>0</text:p>
          </table:table-cell>
          <table:table-cell table:formula="of:=[.C552]*[.J5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531 <text:s text:c="2"/>68032</text:p>
          </table:table-cell>
          <table:table-cell/>
          <table:table-cell table:formula="of:=LEFT([.A553];5)" office:value-type="string" office:string-value="25531" calcext:value-type="string">
            <text:p>25531</text:p>
          </table:table-cell>
          <table:table-cell table:formula="of:=RIGHT([.A553];5)" office:value-type="string" office:string-value="68032" calcext:value-type="string">
            <text:p>68032</text:p>
          </table:table-cell>
          <table:table-cell office:value-type="string" office:string-value="58439" calcext:value-type="string">
            <text:p>58439</text:p>
          </table:table-cell>
          <table:table-cell office:value-type="string" office:string-value="60991" calcext:value-type="string">
            <text:p>60991</text:p>
          </table:table-cell>
          <table:table-cell table:formula="of:=ABS([.E553]-[.F553])" office:value-type="float" office:value="2552" calcext:value-type="float">
            <text:p>2552</text:p>
          </table:table-cell>
          <table:table-cell table:number-columns-repeated="2"/>
          <table:table-cell table:formula="of:=COUNTIF([.D$2:.D$1001];[.C553])" office:value-type="float" office:value="0" calcext:value-type="float">
            <text:p>0</text:p>
          </table:table-cell>
          <table:table-cell table:formula="of:=[.C553]*[.J5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846 <text:s text:c="2"/>41799</text:p>
          </table:table-cell>
          <table:table-cell/>
          <table:table-cell table:formula="of:=LEFT([.A554];5)" office:value-type="string" office:string-value="55846" calcext:value-type="string">
            <text:p>55846</text:p>
          </table:table-cell>
          <table:table-cell table:formula="of:=RIGHT([.A554];5)" office:value-type="string" office:string-value="41799" calcext:value-type="string">
            <text:p>41799</text:p>
          </table:table-cell>
          <table:table-cell office:value-type="string" office:string-value="58491" calcext:value-type="string">
            <text:p>58491</text:p>
          </table:table-cell>
          <table:table-cell office:value-type="string" office:string-value="61150" calcext:value-type="string">
            <text:p>61150</text:p>
          </table:table-cell>
          <table:table-cell table:formula="of:=ABS([.E554]-[.F554])" office:value-type="float" office:value="2659" calcext:value-type="float">
            <text:p>2659</text:p>
          </table:table-cell>
          <table:table-cell table:number-columns-repeated="2"/>
          <table:table-cell table:formula="of:=COUNTIF([.D$2:.D$1001];[.C554])" office:value-type="float" office:value="0" calcext:value-type="float">
            <text:p>0</text:p>
          </table:table-cell>
          <table:table-cell table:formula="of:=[.C554]*[.J5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911 <text:s text:c="2"/>99772</text:p>
          </table:table-cell>
          <table:table-cell/>
          <table:table-cell table:formula="of:=LEFT([.A555];5)" office:value-type="string" office:string-value="68911" calcext:value-type="string">
            <text:p>68911</text:p>
          </table:table-cell>
          <table:table-cell table:formula="of:=RIGHT([.A555];5)" office:value-type="string" office:string-value="99772" calcext:value-type="string">
            <text:p>99772</text:p>
          </table:table-cell>
          <table:table-cell office:value-type="string" office:string-value="58526" calcext:value-type="string">
            <text:p>58526</text:p>
          </table:table-cell>
          <table:table-cell office:value-type="string" office:string-value="61450" calcext:value-type="string">
            <text:p>61450</text:p>
          </table:table-cell>
          <table:table-cell table:formula="of:=ABS([.E555]-[.F555])" office:value-type="float" office:value="2924" calcext:value-type="float">
            <text:p>2924</text:p>
          </table:table-cell>
          <table:table-cell table:number-columns-repeated="2"/>
          <table:table-cell table:formula="of:=COUNTIF([.D$2:.D$1001];[.C555])" office:value-type="float" office:value="0" calcext:value-type="float">
            <text:p>0</text:p>
          </table:table-cell>
          <table:table-cell table:formula="of:=[.C555]*[.J5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864 <text:s text:c="2"/>43603</text:p>
          </table:table-cell>
          <table:table-cell/>
          <table:table-cell table:formula="of:=LEFT([.A556];5)" office:value-type="string" office:string-value="97864" calcext:value-type="string">
            <text:p>97864</text:p>
          </table:table-cell>
          <table:table-cell table:formula="of:=RIGHT([.A556];5)" office:value-type="string" office:string-value="43603" calcext:value-type="string">
            <text:p>43603</text:p>
          </table:table-cell>
          <table:table-cell office:value-type="string" office:string-value="58580" calcext:value-type="string">
            <text:p>58580</text:p>
          </table:table-cell>
          <table:table-cell office:value-type="string" office:string-value="61502" calcext:value-type="string">
            <text:p>61502</text:p>
          </table:table-cell>
          <table:table-cell table:formula="of:=ABS([.E556]-[.F556])" office:value-type="float" office:value="2922" calcext:value-type="float">
            <text:p>2922</text:p>
          </table:table-cell>
          <table:table-cell table:number-columns-repeated="2"/>
          <table:table-cell table:formula="of:=COUNTIF([.D$2:.D$1001];[.C556])" office:value-type="float" office:value="0" calcext:value-type="float">
            <text:p>0</text:p>
          </table:table-cell>
          <table:table-cell table:formula="of:=[.C556]*[.J5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936 <text:s text:c="2"/>13284</text:p>
          </table:table-cell>
          <table:table-cell/>
          <table:table-cell table:formula="of:=LEFT([.A557];5)" office:value-type="string" office:string-value="67936" calcext:value-type="string">
            <text:p>67936</text:p>
          </table:table-cell>
          <table:table-cell table:formula="of:=RIGHT([.A557];5)" office:value-type="string" office:string-value="13284" calcext:value-type="string">
            <text:p>13284</text:p>
          </table:table-cell>
          <table:table-cell office:value-type="string" office:string-value="58583" calcext:value-type="string">
            <text:p>58583</text:p>
          </table:table-cell>
          <table:table-cell office:value-type="string" office:string-value="61556" calcext:value-type="string">
            <text:p>61556</text:p>
          </table:table-cell>
          <table:table-cell table:formula="of:=ABS([.E557]-[.F557])" office:value-type="float" office:value="2973" calcext:value-type="float">
            <text:p>2973</text:p>
          </table:table-cell>
          <table:table-cell table:number-columns-repeated="2"/>
          <table:table-cell table:formula="of:=COUNTIF([.D$2:.D$1001];[.C557])" office:value-type="float" office:value="0" calcext:value-type="float">
            <text:p>0</text:p>
          </table:table-cell>
          <table:table-cell table:formula="of:=[.C557]*[.J5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842 <text:s text:c="2"/>97422</text:p>
          </table:table-cell>
          <table:table-cell/>
          <table:table-cell table:formula="of:=LEFT([.A558];5)" office:value-type="string" office:string-value="64842" calcext:value-type="string">
            <text:p>64842</text:p>
          </table:table-cell>
          <table:table-cell table:formula="of:=RIGHT([.A558];5)" office:value-type="string" office:string-value="97422" calcext:value-type="string">
            <text:p>97422</text:p>
          </table:table-cell>
          <table:table-cell office:value-type="string" office:string-value="58699" calcext:value-type="string">
            <text:p>58699</text:p>
          </table:table-cell>
          <table:table-cell office:value-type="string" office:string-value="61796" calcext:value-type="string">
            <text:p>61796</text:p>
          </table:table-cell>
          <table:table-cell table:formula="of:=ABS([.E558]-[.F558])" office:value-type="float" office:value="3097" calcext:value-type="float">
            <text:p>3097</text:p>
          </table:table-cell>
          <table:table-cell table:number-columns-repeated="2"/>
          <table:table-cell table:formula="of:=COUNTIF([.D$2:.D$1001];[.C558])" office:value-type="float" office:value="0" calcext:value-type="float">
            <text:p>0</text:p>
          </table:table-cell>
          <table:table-cell table:formula="of:=[.C558]*[.J5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511 <text:s text:c="2"/>77019</text:p>
          </table:table-cell>
          <table:table-cell/>
          <table:table-cell table:formula="of:=LEFT([.A559];5)" office:value-type="string" office:string-value="95511" calcext:value-type="string">
            <text:p>95511</text:p>
          </table:table-cell>
          <table:table-cell table:formula="of:=RIGHT([.A559];5)" office:value-type="string" office:string-value="77019" calcext:value-type="string">
            <text:p>77019</text:p>
          </table:table-cell>
          <table:table-cell office:value-type="string" office:string-value="58720" calcext:value-type="string">
            <text:p>58720</text:p>
          </table:table-cell>
          <table:table-cell office:value-type="string" office:string-value="61844" calcext:value-type="string">
            <text:p>61844</text:p>
          </table:table-cell>
          <table:table-cell table:formula="of:=ABS([.E559]-[.F559])" office:value-type="float" office:value="3124" calcext:value-type="float">
            <text:p>3124</text:p>
          </table:table-cell>
          <table:table-cell table:number-columns-repeated="2"/>
          <table:table-cell table:formula="of:=COUNTIF([.D$2:.D$1001];[.C559])" office:value-type="float" office:value="0" calcext:value-type="float">
            <text:p>0</text:p>
          </table:table-cell>
          <table:table-cell table:formula="of:=[.C559]*[.J5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067 <text:s text:c="2"/>70247</text:p>
          </table:table-cell>
          <table:table-cell/>
          <table:table-cell table:formula="of:=LEFT([.A560];5)" office:value-type="string" office:string-value="53067" calcext:value-type="string">
            <text:p>53067</text:p>
          </table:table-cell>
          <table:table-cell table:formula="of:=RIGHT([.A560];5)" office:value-type="string" office:string-value="70247" calcext:value-type="string">
            <text:p>70247</text:p>
          </table:table-cell>
          <table:table-cell office:value-type="string" office:string-value="58760" calcext:value-type="string">
            <text:p>58760</text:p>
          </table:table-cell>
          <table:table-cell office:value-type="string" office:string-value="62239" calcext:value-type="string">
            <text:p>62239</text:p>
          </table:table-cell>
          <table:table-cell table:formula="of:=ABS([.E560]-[.F560])" office:value-type="float" office:value="3479" calcext:value-type="float">
            <text:p>3479</text:p>
          </table:table-cell>
          <table:table-cell table:number-columns-repeated="2"/>
          <table:table-cell table:formula="of:=COUNTIF([.D$2:.D$1001];[.C560])" office:value-type="float" office:value="0" calcext:value-type="float">
            <text:p>0</text:p>
          </table:table-cell>
          <table:table-cell table:formula="of:=[.C560]*[.J5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019 <text:s text:c="2"/>65117</text:p>
          </table:table-cell>
          <table:table-cell/>
          <table:table-cell table:formula="of:=LEFT([.A561];5)" office:value-type="string" office:string-value="33019" calcext:value-type="string">
            <text:p>33019</text:p>
          </table:table-cell>
          <table:table-cell table:formula="of:=RIGHT([.A561];5)" office:value-type="string" office:string-value="65117" calcext:value-type="string">
            <text:p>65117</text:p>
          </table:table-cell>
          <table:table-cell office:value-type="string" office:string-value="58862" calcext:value-type="string">
            <text:p>58862</text:p>
          </table:table-cell>
          <table:table-cell office:value-type="string" office:string-value="62305" calcext:value-type="string">
            <text:p>62305</text:p>
          </table:table-cell>
          <table:table-cell table:formula="of:=ABS([.E561]-[.F561])" office:value-type="float" office:value="3443" calcext:value-type="float">
            <text:p>3443</text:p>
          </table:table-cell>
          <table:table-cell table:number-columns-repeated="2"/>
          <table:table-cell table:formula="of:=COUNTIF([.D$2:.D$1001];[.C561])" office:value-type="float" office:value="0" calcext:value-type="float">
            <text:p>0</text:p>
          </table:table-cell>
          <table:table-cell table:formula="of:=[.C561]*[.J5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961 <text:s text:c="2"/>89542</text:p>
          </table:table-cell>
          <table:table-cell/>
          <table:table-cell table:formula="of:=LEFT([.A562];5)" office:value-type="string" office:string-value="48961" calcext:value-type="string">
            <text:p>48961</text:p>
          </table:table-cell>
          <table:table-cell table:formula="of:=RIGHT([.A562];5)" office:value-type="string" office:string-value="89542" calcext:value-type="string">
            <text:p>89542</text:p>
          </table:table-cell>
          <table:table-cell office:value-type="string" office:string-value="59004" calcext:value-type="string">
            <text:p>59004</text:p>
          </table:table-cell>
          <table:table-cell office:value-type="string" office:string-value="62365" calcext:value-type="string">
            <text:p>62365</text:p>
          </table:table-cell>
          <table:table-cell table:formula="of:=ABS([.E562]-[.F562])" office:value-type="float" office:value="3361" calcext:value-type="float">
            <text:p>3361</text:p>
          </table:table-cell>
          <table:table-cell table:number-columns-repeated="2"/>
          <table:table-cell table:formula="of:=COUNTIF([.D$2:.D$1001];[.C562])" office:value-type="float" office:value="0" calcext:value-type="float">
            <text:p>0</text:p>
          </table:table-cell>
          <table:table-cell table:formula="of:=[.C562]*[.J5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310 <text:s text:c="2"/>82114</text:p>
          </table:table-cell>
          <table:table-cell/>
          <table:table-cell table:formula="of:=LEFT([.A563];5)" office:value-type="string" office:string-value="91310" calcext:value-type="string">
            <text:p>91310</text:p>
          </table:table-cell>
          <table:table-cell table:formula="of:=RIGHT([.A563];5)" office:value-type="string" office:string-value="82114" calcext:value-type="string">
            <text:p>82114</text:p>
          </table:table-cell>
          <table:table-cell office:value-type="string" office:string-value="59241" calcext:value-type="string">
            <text:p>59241</text:p>
          </table:table-cell>
          <table:table-cell office:value-type="string" office:string-value="62595" calcext:value-type="string">
            <text:p>62595</text:p>
          </table:table-cell>
          <table:table-cell table:formula="of:=ABS([.E563]-[.F563])" office:value-type="float" office:value="3354" calcext:value-type="float">
            <text:p>3354</text:p>
          </table:table-cell>
          <table:table-cell table:number-columns-repeated="2"/>
          <table:table-cell table:formula="of:=COUNTIF([.D$2:.D$1001];[.C563])" office:value-type="float" office:value="0" calcext:value-type="float">
            <text:p>0</text:p>
          </table:table-cell>
          <table:table-cell table:formula="of:=[.C563]*[.J5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303 <text:s text:c="2"/>13284</text:p>
          </table:table-cell>
          <table:table-cell/>
          <table:table-cell table:formula="of:=LEFT([.A564];5)" office:value-type="string" office:string-value="81303" calcext:value-type="string">
            <text:p>81303</text:p>
          </table:table-cell>
          <table:table-cell table:formula="of:=RIGHT([.A564];5)" office:value-type="string" office:string-value="13284" calcext:value-type="string">
            <text:p>13284</text:p>
          </table:table-cell>
          <table:table-cell office:value-type="string" office:string-value="59389" calcext:value-type="string">
            <text:p>59389</text:p>
          </table:table-cell>
          <table:table-cell office:value-type="string" office:string-value="62768" calcext:value-type="string">
            <text:p>62768</text:p>
          </table:table-cell>
          <table:table-cell table:formula="of:=ABS([.E564]-[.F564])" office:value-type="float" office:value="3379" calcext:value-type="float">
            <text:p>3379</text:p>
          </table:table-cell>
          <table:table-cell table:number-columns-repeated="2"/>
          <table:table-cell table:formula="of:=COUNTIF([.D$2:.D$1001];[.C564])" office:value-type="float" office:value="0" calcext:value-type="float">
            <text:p>0</text:p>
          </table:table-cell>
          <table:table-cell table:formula="of:=[.C564]*[.J5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127 <text:s text:c="2"/>46293</text:p>
          </table:table-cell>
          <table:table-cell/>
          <table:table-cell table:formula="of:=LEFT([.A565];5)" office:value-type="string" office:string-value="21127" calcext:value-type="string">
            <text:p>21127</text:p>
          </table:table-cell>
          <table:table-cell table:formula="of:=RIGHT([.A565];5)" office:value-type="string" office:string-value="46293" calcext:value-type="string">
            <text:p>46293</text:p>
          </table:table-cell>
          <table:table-cell office:value-type="string" office:string-value="59395" calcext:value-type="string">
            <text:p>59395</text:p>
          </table:table-cell>
          <table:table-cell office:value-type="string" office:string-value="62795" calcext:value-type="string">
            <text:p>62795</text:p>
          </table:table-cell>
          <table:table-cell table:formula="of:=ABS([.E565]-[.F565])" office:value-type="float" office:value="3400" calcext:value-type="float">
            <text:p>3400</text:p>
          </table:table-cell>
          <table:table-cell table:number-columns-repeated="2"/>
          <table:table-cell table:formula="of:=COUNTIF([.D$2:.D$1001];[.C565])" office:value-type="float" office:value="0" calcext:value-type="float">
            <text:p>0</text:p>
          </table:table-cell>
          <table:table-cell table:formula="of:=[.C565]*[.J5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847 <text:s text:c="2"/>81943</text:p>
          </table:table-cell>
          <table:table-cell/>
          <table:table-cell table:formula="of:=LEFT([.A566];5)" office:value-type="string" office:string-value="55847" calcext:value-type="string">
            <text:p>55847</text:p>
          </table:table-cell>
          <table:table-cell table:formula="of:=RIGHT([.A566];5)" office:value-type="string" office:string-value="81943" calcext:value-type="string">
            <text:p>81943</text:p>
          </table:table-cell>
          <table:table-cell office:value-type="string" office:string-value="59401" calcext:value-type="string">
            <text:p>59401</text:p>
          </table:table-cell>
          <table:table-cell office:value-type="string" office:string-value="62808" calcext:value-type="string">
            <text:p>62808</text:p>
          </table:table-cell>
          <table:table-cell table:formula="of:=ABS([.E566]-[.F566])" office:value-type="float" office:value="3407" calcext:value-type="float">
            <text:p>3407</text:p>
          </table:table-cell>
          <table:table-cell table:number-columns-repeated="2"/>
          <table:table-cell table:formula="of:=COUNTIF([.D$2:.D$1001];[.C566])" office:value-type="float" office:value="0" calcext:value-type="float">
            <text:p>0</text:p>
          </table:table-cell>
          <table:table-cell table:formula="of:=[.C566]*[.J5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862 <text:s text:c="2"/>95399</text:p>
          </table:table-cell>
          <table:table-cell/>
          <table:table-cell table:formula="of:=LEFT([.A567];5)" office:value-type="string" office:string-value="49862" calcext:value-type="string">
            <text:p>49862</text:p>
          </table:table-cell>
          <table:table-cell table:formula="of:=RIGHT([.A567];5)" office:value-type="string" office:string-value="95399" calcext:value-type="string">
            <text:p>95399</text:p>
          </table:table-cell>
          <table:table-cell office:value-type="string" office:string-value="59415" calcext:value-type="string">
            <text:p>59415</text:p>
          </table:table-cell>
          <table:table-cell office:value-type="string" office:string-value="62922" calcext:value-type="string">
            <text:p>62922</text:p>
          </table:table-cell>
          <table:table-cell table:formula="of:=ABS([.E567]-[.F567])" office:value-type="float" office:value="3507" calcext:value-type="float">
            <text:p>3507</text:p>
          </table:table-cell>
          <table:table-cell table:number-columns-repeated="2"/>
          <table:table-cell table:formula="of:=COUNTIF([.D$2:.D$1001];[.C567])" office:value-type="float" office:value="0" calcext:value-type="float">
            <text:p>0</text:p>
          </table:table-cell>
          <table:table-cell table:formula="of:=[.C567]*[.J5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703 <text:s text:c="2"/>91620</text:p>
          </table:table-cell>
          <table:table-cell/>
          <table:table-cell table:formula="of:=LEFT([.A568];5)" office:value-type="string" office:string-value="90703" calcext:value-type="string">
            <text:p>90703</text:p>
          </table:table-cell>
          <table:table-cell table:formula="of:=RIGHT([.A568];5)" office:value-type="string" office:string-value="91620" calcext:value-type="string">
            <text:p>91620</text:p>
          </table:table-cell>
          <table:table-cell office:value-type="string" office:string-value="59662" calcext:value-type="string">
            <text:p>59662</text:p>
          </table:table-cell>
          <table:table-cell office:value-type="string" office:string-value="63244" calcext:value-type="string">
            <text:p>63244</text:p>
          </table:table-cell>
          <table:table-cell table:formula="of:=ABS([.E568]-[.F568])" office:value-type="float" office:value="3582" calcext:value-type="float">
            <text:p>3582</text:p>
          </table:table-cell>
          <table:table-cell table:number-columns-repeated="2"/>
          <table:table-cell table:formula="of:=COUNTIF([.D$2:.D$1001];[.C568])" office:value-type="float" office:value="0" calcext:value-type="float">
            <text:p>0</text:p>
          </table:table-cell>
          <table:table-cell table:formula="of:=[.C568]*[.J5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583 <text:s text:c="2"/>59242</text:p>
          </table:table-cell>
          <table:table-cell/>
          <table:table-cell table:formula="of:=LEFT([.A569];5)" office:value-type="string" office:string-value="51583" calcext:value-type="string">
            <text:p>51583</text:p>
          </table:table-cell>
          <table:table-cell table:formula="of:=RIGHT([.A569];5)" office:value-type="string" office:string-value="59242" calcext:value-type="string">
            <text:p>59242</text:p>
          </table:table-cell>
          <table:table-cell office:value-type="string" office:string-value="59674" calcext:value-type="string">
            <text:p>59674</text:p>
          </table:table-cell>
          <table:table-cell office:value-type="string" office:string-value="63254" calcext:value-type="string">
            <text:p>63254</text:p>
          </table:table-cell>
          <table:table-cell table:formula="of:=ABS([.E569]-[.F569])" office:value-type="float" office:value="3580" calcext:value-type="float">
            <text:p>3580</text:p>
          </table:table-cell>
          <table:table-cell table:number-columns-repeated="2"/>
          <table:table-cell table:formula="of:=COUNTIF([.D$2:.D$1001];[.C569])" office:value-type="float" office:value="0" calcext:value-type="float">
            <text:p>0</text:p>
          </table:table-cell>
          <table:table-cell table:formula="of:=[.C569]*[.J5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384 <text:s text:c="2"/>44667</text:p>
          </table:table-cell>
          <table:table-cell/>
          <table:table-cell table:formula="of:=LEFT([.A570];5)" office:value-type="string" office:string-value="95384" calcext:value-type="string">
            <text:p>95384</text:p>
          </table:table-cell>
          <table:table-cell table:formula="of:=RIGHT([.A570];5)" office:value-type="string" office:string-value="44667" calcext:value-type="string">
            <text:p>44667</text:p>
          </table:table-cell>
          <table:table-cell office:value-type="string" office:string-value="59765" calcext:value-type="string">
            <text:p>59765</text:p>
          </table:table-cell>
          <table:table-cell office:value-type="string" office:string-value="63367" calcext:value-type="string">
            <text:p>63367</text:p>
          </table:table-cell>
          <table:table-cell table:formula="of:=ABS([.E570]-[.F570])" office:value-type="float" office:value="3602" calcext:value-type="float">
            <text:p>3602</text:p>
          </table:table-cell>
          <table:table-cell table:number-columns-repeated="2"/>
          <table:table-cell table:formula="of:=COUNTIF([.D$2:.D$1001];[.C570])" office:value-type="float" office:value="0" calcext:value-type="float">
            <text:p>0</text:p>
          </table:table-cell>
          <table:table-cell table:formula="of:=[.C570]*[.J5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879 <text:s text:c="2"/>10528</text:p>
          </table:table-cell>
          <table:table-cell/>
          <table:table-cell table:formula="of:=LEFT([.A571];5)" office:value-type="string" office:string-value="71879" calcext:value-type="string">
            <text:p>71879</text:p>
          </table:table-cell>
          <table:table-cell table:formula="of:=RIGHT([.A571];5)" office:value-type="string" office:string-value="10528" calcext:value-type="string">
            <text:p>10528</text:p>
          </table:table-cell>
          <table:table-cell office:value-type="string" office:string-value="59806" calcext:value-type="string">
            <text:p>59806</text:p>
          </table:table-cell>
          <table:table-cell office:value-type="string" office:string-value="63630" calcext:value-type="string">
            <text:p>63630</text:p>
          </table:table-cell>
          <table:table-cell table:formula="of:=ABS([.E571]-[.F571])" office:value-type="float" office:value="3824" calcext:value-type="float">
            <text:p>3824</text:p>
          </table:table-cell>
          <table:table-cell table:number-columns-repeated="2"/>
          <table:table-cell table:formula="of:=COUNTIF([.D$2:.D$1001];[.C571])" office:value-type="float" office:value="0" calcext:value-type="float">
            <text:p>0</text:p>
          </table:table-cell>
          <table:table-cell table:formula="of:=[.C571]*[.J5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111 <text:s text:c="2"/>51072</text:p>
          </table:table-cell>
          <table:table-cell/>
          <table:table-cell table:formula="of:=LEFT([.A572];5)" office:value-type="string" office:string-value="51111" calcext:value-type="string">
            <text:p>51111</text:p>
          </table:table-cell>
          <table:table-cell table:formula="of:=RIGHT([.A572];5)" office:value-type="string" office:string-value="51072" calcext:value-type="string">
            <text:p>51072</text:p>
          </table:table-cell>
          <table:table-cell office:value-type="string" office:string-value="59882" calcext:value-type="string">
            <text:p>59882</text:p>
          </table:table-cell>
          <table:table-cell office:value-type="string" office:string-value="63696" calcext:value-type="string">
            <text:p>63696</text:p>
          </table:table-cell>
          <table:table-cell table:formula="of:=ABS([.E572]-[.F572])" office:value-type="float" office:value="3814" calcext:value-type="float">
            <text:p>3814</text:p>
          </table:table-cell>
          <table:table-cell table:number-columns-repeated="2"/>
          <table:table-cell table:formula="of:=COUNTIF([.D$2:.D$1001];[.C572])" office:value-type="float" office:value="0" calcext:value-type="float">
            <text:p>0</text:p>
          </table:table-cell>
          <table:table-cell table:formula="of:=[.C572]*[.J5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704 <text:s text:c="2"/>64836</text:p>
          </table:table-cell>
          <table:table-cell/>
          <table:table-cell table:formula="of:=LEFT([.A573];5)" office:value-type="string" office:string-value="73704" calcext:value-type="string">
            <text:p>73704</text:p>
          </table:table-cell>
          <table:table-cell table:formula="of:=RIGHT([.A573];5)" office:value-type="string" office:string-value="64836" calcext:value-type="string">
            <text:p>64836</text:p>
          </table:table-cell>
          <table:table-cell office:value-type="string" office:string-value="59921" calcext:value-type="string">
            <text:p>59921</text:p>
          </table:table-cell>
          <table:table-cell office:value-type="string" office:string-value="63849" calcext:value-type="string">
            <text:p>63849</text:p>
          </table:table-cell>
          <table:table-cell table:formula="of:=ABS([.E573]-[.F573])" office:value-type="float" office:value="3928" calcext:value-type="float">
            <text:p>3928</text:p>
          </table:table-cell>
          <table:table-cell table:number-columns-repeated="2"/>
          <table:table-cell table:formula="of:=COUNTIF([.D$2:.D$1001];[.C573])" office:value-type="float" office:value="0" calcext:value-type="float">
            <text:p>0</text:p>
          </table:table-cell>
          <table:table-cell table:formula="of:=[.C573]*[.J5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917 <text:s text:c="2"/>43603</text:p>
          </table:table-cell>
          <table:table-cell/>
          <table:table-cell table:formula="of:=LEFT([.A574];5)" office:value-type="string" office:string-value="67917" calcext:value-type="string">
            <text:p>67917</text:p>
          </table:table-cell>
          <table:table-cell table:formula="of:=RIGHT([.A574];5)" office:value-type="string" office:string-value="43603" calcext:value-type="string">
            <text:p>43603</text:p>
          </table:table-cell>
          <table:table-cell office:value-type="string" office:string-value="59959" calcext:value-type="string">
            <text:p>59959</text:p>
          </table:table-cell>
          <table:table-cell office:value-type="string" office:string-value="64129" calcext:value-type="string">
            <text:p>64129</text:p>
          </table:table-cell>
          <table:table-cell table:formula="of:=ABS([.E574]-[.F574])" office:value-type="float" office:value="4170" calcext:value-type="float">
            <text:p>4170</text:p>
          </table:table-cell>
          <table:table-cell table:number-columns-repeated="2"/>
          <table:table-cell table:formula="of:=COUNTIF([.D$2:.D$1001];[.C574])" office:value-type="float" office:value="0" calcext:value-type="float">
            <text:p>0</text:p>
          </table:table-cell>
          <table:table-cell table:formula="of:=[.C574]*[.J5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318 <text:s text:c="2"/>65645</text:p>
          </table:table-cell>
          <table:table-cell/>
          <table:table-cell table:formula="of:=LEFT([.A575];5)" office:value-type="string" office:string-value="90318" calcext:value-type="string">
            <text:p>90318</text:p>
          </table:table-cell>
          <table:table-cell table:formula="of:=RIGHT([.A575];5)" office:value-type="string" office:string-value="65645" calcext:value-type="string">
            <text:p>65645</text:p>
          </table:table-cell>
          <table:table-cell office:value-type="string" office:string-value="59993" calcext:value-type="string">
            <text:p>59993</text:p>
          </table:table-cell>
          <table:table-cell office:value-type="string" office:string-value="64137" calcext:value-type="string">
            <text:p>64137</text:p>
          </table:table-cell>
          <table:table-cell table:formula="of:=ABS([.E575]-[.F575])" office:value-type="float" office:value="4144" calcext:value-type="float">
            <text:p>4144</text:p>
          </table:table-cell>
          <table:table-cell table:number-columns-repeated="2"/>
          <table:table-cell table:formula="of:=COUNTIF([.D$2:.D$1001];[.C575])" office:value-type="float" office:value="0" calcext:value-type="float">
            <text:p>0</text:p>
          </table:table-cell>
          <table:table-cell table:formula="of:=[.C575]*[.J5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668 <text:s text:c="2"/>46293</text:p>
          </table:table-cell>
          <table:table-cell/>
          <table:table-cell table:formula="of:=LEFT([.A576];5)" office:value-type="string" office:string-value="38668" calcext:value-type="string">
            <text:p>38668</text:p>
          </table:table-cell>
          <table:table-cell table:formula="of:=RIGHT([.A576];5)" office:value-type="string" office:string-value="46293" calcext:value-type="string">
            <text:p>46293</text:p>
          </table:table-cell>
          <table:table-cell office:value-type="string" office:string-value="60082" calcext:value-type="string">
            <text:p>60082</text:p>
          </table:table-cell>
          <table:table-cell office:value-type="string" office:string-value="64144" calcext:value-type="string">
            <text:p>64144</text:p>
          </table:table-cell>
          <table:table-cell table:formula="of:=ABS([.E576]-[.F576])" office:value-type="float" office:value="4062" calcext:value-type="float">
            <text:p>4062</text:p>
          </table:table-cell>
          <table:table-cell table:number-columns-repeated="2"/>
          <table:table-cell table:formula="of:=COUNTIF([.D$2:.D$1001];[.C576])" office:value-type="float" office:value="0" calcext:value-type="float">
            <text:p>0</text:p>
          </table:table-cell>
          <table:table-cell table:formula="of:=[.C576]*[.J5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760 <text:s text:c="2"/>48017</text:p>
          </table:table-cell>
          <table:table-cell/>
          <table:table-cell table:formula="of:=LEFT([.A577];5)" office:value-type="string" office:string-value="58760" calcext:value-type="string">
            <text:p>58760</text:p>
          </table:table-cell>
          <table:table-cell table:formula="of:=RIGHT([.A577];5)" office:value-type="string" office:string-value="48017" calcext:value-type="string">
            <text:p>48017</text:p>
          </table:table-cell>
          <table:table-cell office:value-type="string" office:string-value="60271" calcext:value-type="string">
            <text:p>60271</text:p>
          </table:table-cell>
          <table:table-cell office:value-type="string" office:string-value="64599" calcext:value-type="string">
            <text:p>64599</text:p>
          </table:table-cell>
          <table:table-cell table:formula="of:=ABS([.E577]-[.F577])" office:value-type="float" office:value="4328" calcext:value-type="float">
            <text:p>4328</text:p>
          </table:table-cell>
          <table:table-cell table:number-columns-repeated="2"/>
          <table:table-cell table:formula="of:=COUNTIF([.D$2:.D$1001];[.C577])" office:value-type="float" office:value="0" calcext:value-type="float">
            <text:p>0</text:p>
          </table:table-cell>
          <table:table-cell table:formula="of:=[.C577]*[.J5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625 <text:s text:c="2"/>81450</text:p>
          </table:table-cell>
          <table:table-cell/>
          <table:table-cell table:formula="of:=LEFT([.A578];5)" office:value-type="string" office:string-value="46625" calcext:value-type="string">
            <text:p>46625</text:p>
          </table:table-cell>
          <table:table-cell table:formula="of:=RIGHT([.A578];5)" office:value-type="string" office:string-value="81450" calcext:value-type="string">
            <text:p>81450</text:p>
          </table:table-cell>
          <table:table-cell office:value-type="string" office:string-value="60391" calcext:value-type="string">
            <text:p>60391</text:p>
          </table:table-cell>
          <table:table-cell office:value-type="string" office:string-value="64724" calcext:value-type="string">
            <text:p>64724</text:p>
          </table:table-cell>
          <table:table-cell table:formula="of:=ABS([.E578]-[.F578])" office:value-type="float" office:value="4333" calcext:value-type="float">
            <text:p>4333</text:p>
          </table:table-cell>
          <table:table-cell table:number-columns-repeated="2"/>
          <table:table-cell table:formula="of:=COUNTIF([.D$2:.D$1001];[.C578])" office:value-type="float" office:value="0" calcext:value-type="float">
            <text:p>0</text:p>
          </table:table-cell>
          <table:table-cell table:formula="of:=[.C578]*[.J5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014 <text:s text:c="2"/>94197</text:p>
          </table:table-cell>
          <table:table-cell/>
          <table:table-cell table:formula="of:=LEFT([.A579];5)" office:value-type="string" office:string-value="31014" calcext:value-type="string">
            <text:p>31014</text:p>
          </table:table-cell>
          <table:table-cell table:formula="of:=RIGHT([.A579];5)" office:value-type="string" office:string-value="94197" calcext:value-type="string">
            <text:p>94197</text:p>
          </table:table-cell>
          <table:table-cell office:value-type="string" office:string-value="60517" calcext:value-type="string">
            <text:p>60517</text:p>
          </table:table-cell>
          <table:table-cell office:value-type="string" office:string-value="64836" calcext:value-type="string">
            <text:p>64836</text:p>
          </table:table-cell>
          <table:table-cell table:formula="of:=ABS([.E579]-[.F579])" office:value-type="float" office:value="4319" calcext:value-type="float">
            <text:p>4319</text:p>
          </table:table-cell>
          <table:table-cell table:number-columns-repeated="2"/>
          <table:table-cell table:formula="of:=COUNTIF([.D$2:.D$1001];[.C579])" office:value-type="float" office:value="0" calcext:value-type="float">
            <text:p>0</text:p>
          </table:table-cell>
          <table:table-cell table:formula="of:=[.C579]*[.J5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854 <text:s text:c="2"/>97422</text:p>
          </table:table-cell>
          <table:table-cell/>
          <table:table-cell table:formula="of:=LEFT([.A580];5)" office:value-type="string" office:string-value="60854" calcext:value-type="string">
            <text:p>60854</text:p>
          </table:table-cell>
          <table:table-cell table:formula="of:=RIGHT([.A580];5)" office:value-type="string" office:string-value="97422" calcext:value-type="string">
            <text:p>97422</text:p>
          </table:table-cell>
          <table:table-cell office:value-type="string" office:string-value="60541" calcext:value-type="string">
            <text:p>60541</text:p>
          </table:table-cell>
          <table:table-cell office:value-type="string" office:string-value="64836" calcext:value-type="string">
            <text:p>64836</text:p>
          </table:table-cell>
          <table:table-cell table:formula="of:=ABS([.E580]-[.F580])" office:value-type="float" office:value="4295" calcext:value-type="float">
            <text:p>4295</text:p>
          </table:table-cell>
          <table:table-cell table:number-columns-repeated="2"/>
          <table:table-cell table:formula="of:=COUNTIF([.D$2:.D$1001];[.C580])" office:value-type="float" office:value="5" calcext:value-type="float">
            <text:p>5</text:p>
          </table:table-cell>
          <table:table-cell table:formula="of:=[.C580]*[.J580]" office:value-type="float" office:value="304270" calcext:value-type="float">
            <text:p>304270</text:p>
          </table:table-cell>
          <table:table-cell/>
        </table:table-row>
        <table:table-row table:style-name="ro1">
          <table:table-cell office:value-type="string" calcext:value-type="string">
            <text:p>37481 <text:s text:c="2"/>81450</text:p>
          </table:table-cell>
          <table:table-cell/>
          <table:table-cell table:formula="of:=LEFT([.A581];5)" office:value-type="string" office:string-value="37481" calcext:value-type="string">
            <text:p>37481</text:p>
          </table:table-cell>
          <table:table-cell table:formula="of:=RIGHT([.A581];5)" office:value-type="string" office:string-value="81450" calcext:value-type="string">
            <text:p>81450</text:p>
          </table:table-cell>
          <table:table-cell office:value-type="string" office:string-value="60848" calcext:value-type="string">
            <text:p>60848</text:p>
          </table:table-cell>
          <table:table-cell office:value-type="string" office:string-value="64836" calcext:value-type="string">
            <text:p>64836</text:p>
          </table:table-cell>
          <table:table-cell table:formula="of:=ABS([.E581]-[.F581])" office:value-type="float" office:value="3988" calcext:value-type="float">
            <text:p>3988</text:p>
          </table:table-cell>
          <table:table-cell table:number-columns-repeated="2"/>
          <table:table-cell table:formula="of:=COUNTIF([.D$2:.D$1001];[.C581])" office:value-type="float" office:value="0" calcext:value-type="float">
            <text:p>0</text:p>
          </table:table-cell>
          <table:table-cell table:formula="of:=[.C581]*[.J5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181 <text:s text:c="2"/>89542</text:p>
          </table:table-cell>
          <table:table-cell/>
          <table:table-cell table:formula="of:=LEFT([.A582];5)" office:value-type="string" office:string-value="49181" calcext:value-type="string">
            <text:p>49181</text:p>
          </table:table-cell>
          <table:table-cell table:formula="of:=RIGHT([.A582];5)" office:value-type="string" office:string-value="89542" calcext:value-type="string">
            <text:p>89542</text:p>
          </table:table-cell>
          <table:table-cell office:value-type="string" office:string-value="60854" calcext:value-type="string">
            <text:p>60854</text:p>
          </table:table-cell>
          <table:table-cell office:value-type="string" office:string-value="64836" calcext:value-type="string">
            <text:p>64836</text:p>
          </table:table-cell>
          <table:table-cell table:formula="of:=ABS([.E582]-[.F582])" office:value-type="float" office:value="3982" calcext:value-type="float">
            <text:p>3982</text:p>
          </table:table-cell>
          <table:table-cell table:number-columns-repeated="2"/>
          <table:table-cell table:formula="of:=COUNTIF([.D$2:.D$1001];[.C582])" office:value-type="float" office:value="0" calcext:value-type="float">
            <text:p>0</text:p>
          </table:table-cell>
          <table:table-cell table:formula="of:=[.C582]*[.J5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558 <text:s text:c="2"/>82318</text:p>
          </table:table-cell>
          <table:table-cell/>
          <table:table-cell table:formula="of:=LEFT([.A583];5)" office:value-type="string" office:string-value="94558" calcext:value-type="string">
            <text:p>94558</text:p>
          </table:table-cell>
          <table:table-cell table:formula="of:=RIGHT([.A583];5)" office:value-type="string" office:string-value="82318" calcext:value-type="string">
            <text:p>82318</text:p>
          </table:table-cell>
          <table:table-cell office:value-type="string" office:string-value="60939" calcext:value-type="string">
            <text:p>60939</text:p>
          </table:table-cell>
          <table:table-cell office:value-type="string" office:string-value="64836" calcext:value-type="string">
            <text:p>64836</text:p>
          </table:table-cell>
          <table:table-cell table:formula="of:=ABS([.E583]-[.F583])" office:value-type="float" office:value="3897" calcext:value-type="float">
            <text:p>3897</text:p>
          </table:table-cell>
          <table:table-cell table:number-columns-repeated="2"/>
          <table:table-cell table:formula="of:=COUNTIF([.D$2:.D$1001];[.C583])" office:value-type="float" office:value="0" calcext:value-type="float">
            <text:p>0</text:p>
          </table:table-cell>
          <table:table-cell table:formula="of:=[.C583]*[.J5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224 <text:s text:c="2"/>74894</text:p>
          </table:table-cell>
          <table:table-cell/>
          <table:table-cell table:formula="of:=LEFT([.A584];5)" office:value-type="string" office:string-value="88224" calcext:value-type="string">
            <text:p>88224</text:p>
          </table:table-cell>
          <table:table-cell table:formula="of:=RIGHT([.A584];5)" office:value-type="string" office:string-value="74894" calcext:value-type="string">
            <text:p>74894</text:p>
          </table:table-cell>
          <table:table-cell office:value-type="string" office:string-value="60997" calcext:value-type="string">
            <text:p>60997</text:p>
          </table:table-cell>
          <table:table-cell office:value-type="string" office:string-value="64836" calcext:value-type="string">
            <text:p>64836</text:p>
          </table:table-cell>
          <table:table-cell table:formula="of:=ABS([.E584]-[.F584])" office:value-type="float" office:value="3839" calcext:value-type="float">
            <text:p>3839</text:p>
          </table:table-cell>
          <table:table-cell table:number-columns-repeated="2"/>
          <table:table-cell table:formula="of:=COUNTIF([.D$2:.D$1001];[.C584])" office:value-type="float" office:value="0" calcext:value-type="float">
            <text:p>0</text:p>
          </table:table-cell>
          <table:table-cell table:formula="of:=[.C584]*[.J5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578 <text:s text:c="2"/>38935</text:p>
          </table:table-cell>
          <table:table-cell/>
          <table:table-cell table:formula="of:=LEFT([.A585];5)" office:value-type="string" office:string-value="33578" calcext:value-type="string">
            <text:p>33578</text:p>
          </table:table-cell>
          <table:table-cell table:formula="of:=RIGHT([.A585];5)" office:value-type="string" office:string-value="38935" calcext:value-type="string">
            <text:p>38935</text:p>
          </table:table-cell>
          <table:table-cell office:value-type="string" office:string-value="61028" calcext:value-type="string">
            <text:p>61028</text:p>
          </table:table-cell>
          <table:table-cell office:value-type="string" office:string-value="64836" calcext:value-type="string">
            <text:p>64836</text:p>
          </table:table-cell>
          <table:table-cell table:formula="of:=ABS([.E585]-[.F585])" office:value-type="float" office:value="3808" calcext:value-type="float">
            <text:p>3808</text:p>
          </table:table-cell>
          <table:table-cell table:number-columns-repeated="2"/>
          <table:table-cell table:formula="of:=COUNTIF([.D$2:.D$1001];[.C585])" office:value-type="float" office:value="0" calcext:value-type="float">
            <text:p>0</text:p>
          </table:table-cell>
          <table:table-cell table:formula="of:=[.C585]*[.J5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470 <text:s text:c="2"/>47295</text:p>
          </table:table-cell>
          <table:table-cell/>
          <table:table-cell table:formula="of:=LEFT([.A586];5)" office:value-type="string" office:string-value="17470" calcext:value-type="string">
            <text:p>17470</text:p>
          </table:table-cell>
          <table:table-cell table:formula="of:=RIGHT([.A586];5)" office:value-type="string" office:string-value="47295" calcext:value-type="string">
            <text:p>47295</text:p>
          </table:table-cell>
          <table:table-cell office:value-type="string" office:string-value="61032" calcext:value-type="string">
            <text:p>61032</text:p>
          </table:table-cell>
          <table:table-cell office:value-type="string" office:string-value="64836" calcext:value-type="string">
            <text:p>64836</text:p>
          </table:table-cell>
          <table:table-cell table:formula="of:=ABS([.E586]-[.F586])" office:value-type="float" office:value="3804" calcext:value-type="float">
            <text:p>3804</text:p>
          </table:table-cell>
          <table:table-cell table:number-columns-repeated="2"/>
          <table:table-cell table:formula="of:=COUNTIF([.D$2:.D$1001];[.C586])" office:value-type="float" office:value="0" calcext:value-type="float">
            <text:p>0</text:p>
          </table:table-cell>
          <table:table-cell table:formula="of:=[.C586]*[.J5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321 <text:s text:c="2"/>73090</text:p>
          </table:table-cell>
          <table:table-cell/>
          <table:table-cell table:formula="of:=LEFT([.A587];5)" office:value-type="string" office:string-value="97321" calcext:value-type="string">
            <text:p>97321</text:p>
          </table:table-cell>
          <table:table-cell table:formula="of:=RIGHT([.A587];5)" office:value-type="string" office:string-value="73090" calcext:value-type="string">
            <text:p>73090</text:p>
          </table:table-cell>
          <table:table-cell office:value-type="string" office:string-value="61228" calcext:value-type="string">
            <text:p>61228</text:p>
          </table:table-cell>
          <table:table-cell office:value-type="string" office:string-value="64836" calcext:value-type="string">
            <text:p>64836</text:p>
          </table:table-cell>
          <table:table-cell table:formula="of:=ABS([.E587]-[.F587])" office:value-type="float" office:value="3608" calcext:value-type="float">
            <text:p>3608</text:p>
          </table:table-cell>
          <table:table-cell table:number-columns-repeated="2"/>
          <table:table-cell table:formula="of:=COUNTIF([.D$2:.D$1001];[.C587])" office:value-type="float" office:value="0" calcext:value-type="float">
            <text:p>0</text:p>
          </table:table-cell>
          <table:table-cell table:formula="of:=[.C587]*[.J5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158 <text:s text:c="2"/>29681</text:p>
          </table:table-cell>
          <table:table-cell/>
          <table:table-cell table:formula="of:=LEFT([.A588];5)" office:value-type="string" office:string-value="14158" calcext:value-type="string">
            <text:p>14158</text:p>
          </table:table-cell>
          <table:table-cell table:formula="of:=RIGHT([.A588];5)" office:value-type="string" office:string-value="29681" calcext:value-type="string">
            <text:p>29681</text:p>
          </table:table-cell>
          <table:table-cell office:value-type="string" office:string-value="61280" calcext:value-type="string">
            <text:p>61280</text:p>
          </table:table-cell>
          <table:table-cell office:value-type="string" office:string-value="64836" calcext:value-type="string">
            <text:p>64836</text:p>
          </table:table-cell>
          <table:table-cell table:formula="of:=ABS([.E588]-[.F588])" office:value-type="float" office:value="3556" calcext:value-type="float">
            <text:p>3556</text:p>
          </table:table-cell>
          <table:table-cell table:number-columns-repeated="2"/>
          <table:table-cell table:formula="of:=COUNTIF([.D$2:.D$1001];[.C588])" office:value-type="float" office:value="0" calcext:value-type="float">
            <text:p>0</text:p>
          </table:table-cell>
          <table:table-cell table:formula="of:=[.C588]*[.J5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896 <text:s text:c="2"/>90132</text:p>
          </table:table-cell>
          <table:table-cell/>
          <table:table-cell table:formula="of:=LEFT([.A589];5)" office:value-type="string" office:string-value="71896" calcext:value-type="string">
            <text:p>71896</text:p>
          </table:table-cell>
          <table:table-cell table:formula="of:=RIGHT([.A589];5)" office:value-type="string" office:string-value="90132" calcext:value-type="string">
            <text:p>90132</text:p>
          </table:table-cell>
          <table:table-cell office:value-type="string" office:string-value="61348" calcext:value-type="string">
            <text:p>61348</text:p>
          </table:table-cell>
          <table:table-cell office:value-type="string" office:string-value="64836" calcext:value-type="string">
            <text:p>64836</text:p>
          </table:table-cell>
          <table:table-cell table:formula="of:=ABS([.E589]-[.F589])" office:value-type="float" office:value="3488" calcext:value-type="float">
            <text:p>3488</text:p>
          </table:table-cell>
          <table:table-cell table:number-columns-repeated="2"/>
          <table:table-cell table:formula="of:=COUNTIF([.D$2:.D$1001];[.C589])" office:value-type="float" office:value="0" calcext:value-type="float">
            <text:p>0</text:p>
          </table:table-cell>
          <table:table-cell table:formula="of:=[.C589]*[.J5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567 <text:s text:c="2"/>30968</text:p>
          </table:table-cell>
          <table:table-cell/>
          <table:table-cell table:formula="of:=LEFT([.A590];5)" office:value-type="string" office:string-value="37567" calcext:value-type="string">
            <text:p>37567</text:p>
          </table:table-cell>
          <table:table-cell table:formula="of:=RIGHT([.A590];5)" office:value-type="string" office:string-value="30968" calcext:value-type="string">
            <text:p>30968</text:p>
          </table:table-cell>
          <table:table-cell office:value-type="string" office:string-value="61413" calcext:value-type="string">
            <text:p>61413</text:p>
          </table:table-cell>
          <table:table-cell office:value-type="string" office:string-value="64836" calcext:value-type="string">
            <text:p>64836</text:p>
          </table:table-cell>
          <table:table-cell table:formula="of:=ABS([.E590]-[.F590])" office:value-type="float" office:value="3423" calcext:value-type="float">
            <text:p>3423</text:p>
          </table:table-cell>
          <table:table-cell table:number-columns-repeated="2"/>
          <table:table-cell table:formula="of:=COUNTIF([.D$2:.D$1001];[.C590])" office:value-type="float" office:value="0" calcext:value-type="float">
            <text:p>0</text:p>
          </table:table-cell>
          <table:table-cell table:formula="of:=[.C590]*[.J5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543 <text:s text:c="2"/>84125</text:p>
          </table:table-cell>
          <table:table-cell/>
          <table:table-cell table:formula="of:=LEFT([.A591];5)" office:value-type="string" office:string-value="13543" calcext:value-type="string">
            <text:p>13543</text:p>
          </table:table-cell>
          <table:table-cell table:formula="of:=RIGHT([.A591];5)" office:value-type="string" office:string-value="84125" calcext:value-type="string">
            <text:p>84125</text:p>
          </table:table-cell>
          <table:table-cell office:value-type="string" office:string-value="61522" calcext:value-type="string">
            <text:p>61522</text:p>
          </table:table-cell>
          <table:table-cell office:value-type="string" office:string-value="64836" calcext:value-type="string">
            <text:p>64836</text:p>
          </table:table-cell>
          <table:table-cell table:formula="of:=ABS([.E591]-[.F591])" office:value-type="float" office:value="3314" calcext:value-type="float">
            <text:p>3314</text:p>
          </table:table-cell>
          <table:table-cell table:number-columns-repeated="2"/>
          <table:table-cell table:formula="of:=COUNTIF([.D$2:.D$1001];[.C591])" office:value-type="float" office:value="0" calcext:value-type="float">
            <text:p>0</text:p>
          </table:table-cell>
          <table:table-cell table:formula="of:=[.C591]*[.J5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076 <text:s text:c="2"/>69071</text:p>
          </table:table-cell>
          <table:table-cell/>
          <table:table-cell table:formula="of:=LEFT([.A592];5)" office:value-type="string" office:string-value="56076" calcext:value-type="string">
            <text:p>56076</text:p>
          </table:table-cell>
          <table:table-cell table:formula="of:=RIGHT([.A592];5)" office:value-type="string" office:string-value="69071" calcext:value-type="string">
            <text:p>69071</text:p>
          </table:table-cell>
          <table:table-cell office:value-type="string" office:string-value="61686" calcext:value-type="string">
            <text:p>61686</text:p>
          </table:table-cell>
          <table:table-cell office:value-type="string" office:string-value="64836" calcext:value-type="string">
            <text:p>64836</text:p>
          </table:table-cell>
          <table:table-cell table:formula="of:=ABS([.E592]-[.F592])" office:value-type="float" office:value="3150" calcext:value-type="float">
            <text:p>3150</text:p>
          </table:table-cell>
          <table:table-cell table:number-columns-repeated="2"/>
          <table:table-cell table:formula="of:=COUNTIF([.D$2:.D$1001];[.C592])" office:value-type="float" office:value="0" calcext:value-type="float">
            <text:p>0</text:p>
          </table:table-cell>
          <table:table-cell table:formula="of:=[.C592]*[.J5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520 <text:s text:c="2"/>97422</text:p>
          </table:table-cell>
          <table:table-cell/>
          <table:table-cell table:formula="of:=LEFT([.A593];5)" office:value-type="string" office:string-value="17520" calcext:value-type="string">
            <text:p>17520</text:p>
          </table:table-cell>
          <table:table-cell table:formula="of:=RIGHT([.A593];5)" office:value-type="string" office:string-value="97422" calcext:value-type="string">
            <text:p>97422</text:p>
          </table:table-cell>
          <table:table-cell office:value-type="string" office:string-value="61697" calcext:value-type="string">
            <text:p>61697</text:p>
          </table:table-cell>
          <table:table-cell office:value-type="string" office:string-value="64836" calcext:value-type="string">
            <text:p>64836</text:p>
          </table:table-cell>
          <table:table-cell table:formula="of:=ABS([.E593]-[.F593])" office:value-type="float" office:value="3139" calcext:value-type="float">
            <text:p>3139</text:p>
          </table:table-cell>
          <table:table-cell table:number-columns-repeated="2"/>
          <table:table-cell table:formula="of:=COUNTIF([.D$2:.D$1001];[.C593])" office:value-type="float" office:value="0" calcext:value-type="float">
            <text:p>0</text:p>
          </table:table-cell>
          <table:table-cell table:formula="of:=[.C593]*[.J5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731 <text:s text:c="2"/>83298</text:p>
          </table:table-cell>
          <table:table-cell/>
          <table:table-cell table:formula="of:=LEFT([.A594];5)" office:value-type="string" office:string-value="13731" calcext:value-type="string">
            <text:p>13731</text:p>
          </table:table-cell>
          <table:table-cell table:formula="of:=RIGHT([.A594];5)" office:value-type="string" office:string-value="83298" calcext:value-type="string">
            <text:p>83298</text:p>
          </table:table-cell>
          <table:table-cell office:value-type="string" office:string-value="61768" calcext:value-type="string">
            <text:p>61768</text:p>
          </table:table-cell>
          <table:table-cell office:value-type="string" office:string-value="64896" calcext:value-type="string">
            <text:p>64896</text:p>
          </table:table-cell>
          <table:table-cell table:formula="of:=ABS([.E594]-[.F594])" office:value-type="float" office:value="3128" calcext:value-type="float">
            <text:p>3128</text:p>
          </table:table-cell>
          <table:table-cell table:number-columns-repeated="2"/>
          <table:table-cell table:formula="of:=COUNTIF([.D$2:.D$1001];[.C594])" office:value-type="float" office:value="0" calcext:value-type="float">
            <text:p>0</text:p>
          </table:table-cell>
          <table:table-cell table:formula="of:=[.C594]*[.J5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073 <text:s text:c="2"/>13431</text:p>
          </table:table-cell>
          <table:table-cell/>
          <table:table-cell table:formula="of:=LEFT([.A595];5)" office:value-type="string" office:string-value="64073" calcext:value-type="string">
            <text:p>64073</text:p>
          </table:table-cell>
          <table:table-cell table:formula="of:=RIGHT([.A595];5)" office:value-type="string" office:string-value="13431" calcext:value-type="string">
            <text:p>13431</text:p>
          </table:table-cell>
          <table:table-cell office:value-type="string" office:string-value="61775" calcext:value-type="string">
            <text:p>61775</text:p>
          </table:table-cell>
          <table:table-cell office:value-type="string" office:string-value="64963" calcext:value-type="string">
            <text:p>64963</text:p>
          </table:table-cell>
          <table:table-cell table:formula="of:=ABS([.E595]-[.F595])" office:value-type="float" office:value="3188" calcext:value-type="float">
            <text:p>3188</text:p>
          </table:table-cell>
          <table:table-cell table:number-columns-repeated="2"/>
          <table:table-cell table:formula="of:=COUNTIF([.D$2:.D$1001];[.C595])" office:value-type="float" office:value="0" calcext:value-type="float">
            <text:p>0</text:p>
          </table:table-cell>
          <table:table-cell table:formula="of:=[.C595]*[.J5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501 <text:s text:c="2"/>48002</text:p>
          </table:table-cell>
          <table:table-cell/>
          <table:table-cell table:formula="of:=LEFT([.A596];5)" office:value-type="string" office:string-value="79501" calcext:value-type="string">
            <text:p>79501</text:p>
          </table:table-cell>
          <table:table-cell table:formula="of:=RIGHT([.A596];5)" office:value-type="string" office:string-value="48002" calcext:value-type="string">
            <text:p>48002</text:p>
          </table:table-cell>
          <table:table-cell office:value-type="string" office:string-value="61811" calcext:value-type="string">
            <text:p>61811</text:p>
          </table:table-cell>
          <table:table-cell office:value-type="string" office:string-value="64971" calcext:value-type="string">
            <text:p>64971</text:p>
          </table:table-cell>
          <table:table-cell table:formula="of:=ABS([.E596]-[.F596])" office:value-type="float" office:value="3160" calcext:value-type="float">
            <text:p>3160</text:p>
          </table:table-cell>
          <table:table-cell table:number-columns-repeated="2"/>
          <table:table-cell table:formula="of:=COUNTIF([.D$2:.D$1001];[.C596])" office:value-type="float" office:value="0" calcext:value-type="float">
            <text:p>0</text:p>
          </table:table-cell>
          <table:table-cell table:formula="of:=[.C596]*[.J5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814 <text:s text:c="2"/>81943</text:p>
          </table:table-cell>
          <table:table-cell/>
          <table:table-cell table:formula="of:=LEFT([.A597];5)" office:value-type="string" office:string-value="15814" calcext:value-type="string">
            <text:p>15814</text:p>
          </table:table-cell>
          <table:table-cell table:formula="of:=RIGHT([.A597];5)" office:value-type="string" office:string-value="81943" calcext:value-type="string">
            <text:p>81943</text:p>
          </table:table-cell>
          <table:table-cell office:value-type="string" office:string-value="61814" calcext:value-type="string">
            <text:p>61814</text:p>
          </table:table-cell>
          <table:table-cell office:value-type="string" office:string-value="64992" calcext:value-type="string">
            <text:p>64992</text:p>
          </table:table-cell>
          <table:table-cell table:formula="of:=ABS([.E597]-[.F597])" office:value-type="float" office:value="3178" calcext:value-type="float">
            <text:p>3178</text:p>
          </table:table-cell>
          <table:table-cell table:number-columns-repeated="2"/>
          <table:table-cell table:formula="of:=COUNTIF([.D$2:.D$1001];[.C597])" office:value-type="float" office:value="0" calcext:value-type="float">
            <text:p>0</text:p>
          </table:table-cell>
          <table:table-cell table:formula="of:=[.C597]*[.J5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828 <text:s text:c="2"/>54359</text:p>
          </table:table-cell>
          <table:table-cell/>
          <table:table-cell table:formula="of:=LEFT([.A598];5)" office:value-type="string" office:string-value="22828" calcext:value-type="string">
            <text:p>22828</text:p>
          </table:table-cell>
          <table:table-cell table:formula="of:=RIGHT([.A598];5)" office:value-type="string" office:string-value="54359" calcext:value-type="string">
            <text:p>54359</text:p>
          </table:table-cell>
          <table:table-cell office:value-type="string" office:string-value="61980" calcext:value-type="string">
            <text:p>61980</text:p>
          </table:table-cell>
          <table:table-cell office:value-type="string" office:string-value="65110" calcext:value-type="string">
            <text:p>65110</text:p>
          </table:table-cell>
          <table:table-cell table:formula="of:=ABS([.E598]-[.F598])" office:value-type="float" office:value="3130" calcext:value-type="float">
            <text:p>3130</text:p>
          </table:table-cell>
          <table:table-cell table:number-columns-repeated="2"/>
          <table:table-cell table:formula="of:=COUNTIF([.D$2:.D$1001];[.C598])" office:value-type="float" office:value="0" calcext:value-type="float">
            <text:p>0</text:p>
          </table:table-cell>
          <table:table-cell table:formula="of:=[.C598]*[.J5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055 <text:s text:c="2"/>70247</text:p>
          </table:table-cell>
          <table:table-cell/>
          <table:table-cell table:formula="of:=LEFT([.A599];5)" office:value-type="string" office:string-value="82055" calcext:value-type="string">
            <text:p>82055</text:p>
          </table:table-cell>
          <table:table-cell table:formula="of:=RIGHT([.A599];5)" office:value-type="string" office:string-value="70247" calcext:value-type="string">
            <text:p>70247</text:p>
          </table:table-cell>
          <table:table-cell office:value-type="string" office:string-value="61998" calcext:value-type="string">
            <text:p>61998</text:p>
          </table:table-cell>
          <table:table-cell office:value-type="string" office:string-value="65117" calcext:value-type="string">
            <text:p>65117</text:p>
          </table:table-cell>
          <table:table-cell table:formula="of:=ABS([.E599]-[.F599])" office:value-type="float" office:value="3119" calcext:value-type="float">
            <text:p>3119</text:p>
          </table:table-cell>
          <table:table-cell table:number-columns-repeated="2"/>
          <table:table-cell table:formula="of:=COUNTIF([.D$2:.D$1001];[.C599])" office:value-type="float" office:value="0" calcext:value-type="float">
            <text:p>0</text:p>
          </table:table-cell>
          <table:table-cell table:formula="of:=[.C599]*[.J5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012 <text:s text:c="2"/>81943</text:p>
          </table:table-cell>
          <table:table-cell/>
          <table:table-cell table:formula="of:=LEFT([.A600];5)" office:value-type="string" office:string-value="45012" calcext:value-type="string">
            <text:p>45012</text:p>
          </table:table-cell>
          <table:table-cell table:formula="of:=RIGHT([.A600];5)" office:value-type="string" office:string-value="81943" calcext:value-type="string">
            <text:p>81943</text:p>
          </table:table-cell>
          <table:table-cell office:value-type="string" office:string-value="62192" calcext:value-type="string">
            <text:p>62192</text:p>
          </table:table-cell>
          <table:table-cell office:value-type="string" office:string-value="65255" calcext:value-type="string">
            <text:p>65255</text:p>
          </table:table-cell>
          <table:table-cell table:formula="of:=ABS([.E600]-[.F600])" office:value-type="float" office:value="3063" calcext:value-type="float">
            <text:p>3063</text:p>
          </table:table-cell>
          <table:table-cell table:number-columns-repeated="2"/>
          <table:table-cell table:formula="of:=COUNTIF([.D$2:.D$1001];[.C600])" office:value-type="float" office:value="0" calcext:value-type="float">
            <text:p>0</text:p>
          </table:table-cell>
          <table:table-cell table:formula="of:=[.C600]*[.J6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118 <text:s text:c="2"/>34203</text:p>
          </table:table-cell>
          <table:table-cell/>
          <table:table-cell table:formula="of:=LEFT([.A601];5)" office:value-type="string" office:string-value="65118" calcext:value-type="string">
            <text:p>65118</text:p>
          </table:table-cell>
          <table:table-cell table:formula="of:=RIGHT([.A601];5)" office:value-type="string" office:string-value="34203" calcext:value-type="string">
            <text:p>34203</text:p>
          </table:table-cell>
          <table:table-cell office:value-type="string" office:string-value="62207" calcext:value-type="string">
            <text:p>62207</text:p>
          </table:table-cell>
          <table:table-cell office:value-type="string" office:string-value="65255" calcext:value-type="string">
            <text:p>65255</text:p>
          </table:table-cell>
          <table:table-cell table:formula="of:=ABS([.E601]-[.F601])" office:value-type="float" office:value="3048" calcext:value-type="float">
            <text:p>3048</text:p>
          </table:table-cell>
          <table:table-cell table:number-columns-repeated="2"/>
          <table:table-cell table:formula="of:=COUNTIF([.D$2:.D$1001];[.C601])" office:value-type="float" office:value="0" calcext:value-type="float">
            <text:p>0</text:p>
          </table:table-cell>
          <table:table-cell table:formula="of:=[.C601]*[.J6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935 <text:s text:c="2"/>71093</text:p>
          </table:table-cell>
          <table:table-cell/>
          <table:table-cell table:formula="of:=LEFT([.A602];5)" office:value-type="string" office:string-value="27935" calcext:value-type="string">
            <text:p>27935</text:p>
          </table:table-cell>
          <table:table-cell table:formula="of:=RIGHT([.A602];5)" office:value-type="string" office:string-value="71093" calcext:value-type="string">
            <text:p>71093</text:p>
          </table:table-cell>
          <table:table-cell office:value-type="string" office:string-value="62253" calcext:value-type="string">
            <text:p>62253</text:p>
          </table:table-cell>
          <table:table-cell office:value-type="string" office:string-value="65255" calcext:value-type="string">
            <text:p>65255</text:p>
          </table:table-cell>
          <table:table-cell table:formula="of:=ABS([.E602]-[.F602])" office:value-type="float" office:value="3002" calcext:value-type="float">
            <text:p>3002</text:p>
          </table:table-cell>
          <table:table-cell table:number-columns-repeated="2"/>
          <table:table-cell table:formula="of:=COUNTIF([.D$2:.D$1001];[.C602])" office:value-type="float" office:value="0" calcext:value-type="float">
            <text:p>0</text:p>
          </table:table-cell>
          <table:table-cell table:formula="of:=[.C602]*[.J6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534 <text:s text:c="2"/>90132</text:p>
          </table:table-cell>
          <table:table-cell/>
          <table:table-cell table:formula="of:=LEFT([.A603];5)" office:value-type="string" office:string-value="72534" calcext:value-type="string">
            <text:p>72534</text:p>
          </table:table-cell>
          <table:table-cell table:formula="of:=RIGHT([.A603];5)" office:value-type="string" office:string-value="90132" calcext:value-type="string">
            <text:p>90132</text:p>
          </table:table-cell>
          <table:table-cell office:value-type="string" office:string-value="62456" calcext:value-type="string">
            <text:p>62456</text:p>
          </table:table-cell>
          <table:table-cell office:value-type="string" office:string-value="65255" calcext:value-type="string">
            <text:p>65255</text:p>
          </table:table-cell>
          <table:table-cell table:formula="of:=ABS([.E603]-[.F603])" office:value-type="float" office:value="2799" calcext:value-type="float">
            <text:p>2799</text:p>
          </table:table-cell>
          <table:table-cell table:number-columns-repeated="2"/>
          <table:table-cell table:formula="of:=COUNTIF([.D$2:.D$1001];[.C603])" office:value-type="float" office:value="0" calcext:value-type="float">
            <text:p>0</text:p>
          </table:table-cell>
          <table:table-cell table:formula="of:=[.C603]*[.J6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283 <text:s text:c="2"/>90132</text:p>
          </table:table-cell>
          <table:table-cell/>
          <table:table-cell table:formula="of:=LEFT([.A604];5)" office:value-type="string" office:string-value="67283" calcext:value-type="string">
            <text:p>67283</text:p>
          </table:table-cell>
          <table:table-cell table:formula="of:=RIGHT([.A604];5)" office:value-type="string" office:string-value="90132" calcext:value-type="string">
            <text:p>90132</text:p>
          </table:table-cell>
          <table:table-cell office:value-type="string" office:string-value="62524" calcext:value-type="string">
            <text:p>62524</text:p>
          </table:table-cell>
          <table:table-cell office:value-type="string" office:string-value="65255" calcext:value-type="string">
            <text:p>65255</text:p>
          </table:table-cell>
          <table:table-cell table:formula="of:=ABS([.E604]-[.F604])" office:value-type="float" office:value="2731" calcext:value-type="float">
            <text:p>2731</text:p>
          </table:table-cell>
          <table:table-cell table:number-columns-repeated="2"/>
          <table:table-cell table:formula="of:=COUNTIF([.D$2:.D$1001];[.C604])" office:value-type="float" office:value="0" calcext:value-type="float">
            <text:p>0</text:p>
          </table:table-cell>
          <table:table-cell table:formula="of:=[.C604]*[.J6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197 <text:s text:c="2"/>96436</text:p>
          </table:table-cell>
          <table:table-cell/>
          <table:table-cell table:formula="of:=LEFT([.A605];5)" office:value-type="string" office:string-value="94197" calcext:value-type="string">
            <text:p>94197</text:p>
          </table:table-cell>
          <table:table-cell table:formula="of:=RIGHT([.A605];5)" office:value-type="string" office:string-value="96436" calcext:value-type="string">
            <text:p>96436</text:p>
          </table:table-cell>
          <table:table-cell office:value-type="string" office:string-value="62624" calcext:value-type="string">
            <text:p>62624</text:p>
          </table:table-cell>
          <table:table-cell office:value-type="string" office:string-value="65255" calcext:value-type="string">
            <text:p>65255</text:p>
          </table:table-cell>
          <table:table-cell table:formula="of:=ABS([.E605]-[.F605])" office:value-type="float" office:value="2631" calcext:value-type="float">
            <text:p>2631</text:p>
          </table:table-cell>
          <table:table-cell table:number-columns-repeated="2"/>
          <table:table-cell table:formula="of:=COUNTIF([.D$2:.D$1001];[.C605])" office:value-type="float" office:value="3" calcext:value-type="float">
            <text:p>3</text:p>
          </table:table-cell>
          <table:table-cell table:formula="of:=[.C605]*[.J605]" office:value-type="float" office:value="282591" calcext:value-type="float">
            <text:p>282591</text:p>
          </table:table-cell>
          <table:table-cell/>
        </table:table-row>
        <table:table-row table:style-name="ro1">
          <table:table-cell office:value-type="string" calcext:value-type="string">
            <text:p>11632 <text:s text:c="2"/>43603</text:p>
          </table:table-cell>
          <table:table-cell/>
          <table:table-cell table:formula="of:=LEFT([.A606];5)" office:value-type="string" office:string-value="11632" calcext:value-type="string">
            <text:p>11632</text:p>
          </table:table-cell>
          <table:table-cell table:formula="of:=RIGHT([.A606];5)" office:value-type="string" office:string-value="43603" calcext:value-type="string">
            <text:p>43603</text:p>
          </table:table-cell>
          <table:table-cell office:value-type="string" office:string-value="62688" calcext:value-type="string">
            <text:p>62688</text:p>
          </table:table-cell>
          <table:table-cell office:value-type="string" office:string-value="65255" calcext:value-type="string">
            <text:p>65255</text:p>
          </table:table-cell>
          <table:table-cell table:formula="of:=ABS([.E606]-[.F606])" office:value-type="float" office:value="2567" calcext:value-type="float">
            <text:p>2567</text:p>
          </table:table-cell>
          <table:table-cell table:number-columns-repeated="2"/>
          <table:table-cell table:formula="of:=COUNTIF([.D$2:.D$1001];[.C606])" office:value-type="float" office:value="0" calcext:value-type="float">
            <text:p>0</text:p>
          </table:table-cell>
          <table:table-cell table:formula="of:=[.C606]*[.J6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374 <text:s text:c="2"/>23054</text:p>
          </table:table-cell>
          <table:table-cell/>
          <table:table-cell table:formula="of:=LEFT([.A607];5)" office:value-type="string" office:string-value="57374" calcext:value-type="string">
            <text:p>57374</text:p>
          </table:table-cell>
          <table:table-cell table:formula="of:=RIGHT([.A607];5)" office:value-type="string" office:string-value="23054" calcext:value-type="string">
            <text:p>23054</text:p>
          </table:table-cell>
          <table:table-cell office:value-type="string" office:string-value="62709" calcext:value-type="string">
            <text:p>62709</text:p>
          </table:table-cell>
          <table:table-cell office:value-type="string" office:string-value="65255" calcext:value-type="string">
            <text:p>65255</text:p>
          </table:table-cell>
          <table:table-cell table:formula="of:=ABS([.E607]-[.F607])" office:value-type="float" office:value="2546" calcext:value-type="float">
            <text:p>2546</text:p>
          </table:table-cell>
          <table:table-cell table:number-columns-repeated="2"/>
          <table:table-cell table:formula="of:=COUNTIF([.D$2:.D$1001];[.C607])" office:value-type="float" office:value="0" calcext:value-type="float">
            <text:p>0</text:p>
          </table:table-cell>
          <table:table-cell table:formula="of:=[.C607]*[.J6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992 <text:s text:c="2"/>75593</text:p>
          </table:table-cell>
          <table:table-cell/>
          <table:table-cell table:formula="of:=LEFT([.A608];5)" office:value-type="string" office:string-value="88992" calcext:value-type="string">
            <text:p>88992</text:p>
          </table:table-cell>
          <table:table-cell table:formula="of:=RIGHT([.A608];5)" office:value-type="string" office:string-value="75593" calcext:value-type="string">
            <text:p>75593</text:p>
          </table:table-cell>
          <table:table-cell office:value-type="string" office:string-value="62772" calcext:value-type="string">
            <text:p>62772</text:p>
          </table:table-cell>
          <table:table-cell office:value-type="string" office:string-value="65255" calcext:value-type="string">
            <text:p>65255</text:p>
          </table:table-cell>
          <table:table-cell table:formula="of:=ABS([.E608]-[.F608])" office:value-type="float" office:value="2483" calcext:value-type="float">
            <text:p>2483</text:p>
          </table:table-cell>
          <table:table-cell table:number-columns-repeated="2"/>
          <table:table-cell table:formula="of:=COUNTIF([.D$2:.D$1001];[.C608])" office:value-type="float" office:value="0" calcext:value-type="float">
            <text:p>0</text:p>
          </table:table-cell>
          <table:table-cell table:formula="of:=[.C608]*[.J6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356 <text:s text:c="2"/>22369</text:p>
          </table:table-cell>
          <table:table-cell/>
          <table:table-cell table:formula="of:=LEFT([.A609];5)" office:value-type="string" office:string-value="40356" calcext:value-type="string">
            <text:p>40356</text:p>
          </table:table-cell>
          <table:table-cell table:formula="of:=RIGHT([.A609];5)" office:value-type="string" office:string-value="22369" calcext:value-type="string">
            <text:p>22369</text:p>
          </table:table-cell>
          <table:table-cell office:value-type="string" office:string-value="63067" calcext:value-type="string">
            <text:p>63067</text:p>
          </table:table-cell>
          <table:table-cell office:value-type="string" office:string-value="65255" calcext:value-type="string">
            <text:p>65255</text:p>
          </table:table-cell>
          <table:table-cell table:formula="of:=ABS([.E609]-[.F609])" office:value-type="float" office:value="2188" calcext:value-type="float">
            <text:p>2188</text:p>
          </table:table-cell>
          <table:table-cell table:number-columns-repeated="2"/>
          <table:table-cell table:formula="of:=COUNTIF([.D$2:.D$1001];[.C609])" office:value-type="float" office:value="0" calcext:value-type="float">
            <text:p>0</text:p>
          </table:table-cell>
          <table:table-cell table:formula="of:=[.C609]*[.J6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831 <text:s text:c="2"/>13431</text:p>
          </table:table-cell>
          <table:table-cell/>
          <table:table-cell table:formula="of:=LEFT([.A610];5)" office:value-type="string" office:string-value="55831" calcext:value-type="string">
            <text:p>55831</text:p>
          </table:table-cell>
          <table:table-cell table:formula="of:=RIGHT([.A610];5)" office:value-type="string" office:string-value="13431" calcext:value-type="string">
            <text:p>13431</text:p>
          </table:table-cell>
          <table:table-cell office:value-type="string" office:string-value="63092" calcext:value-type="string">
            <text:p>63092</text:p>
          </table:table-cell>
          <table:table-cell office:value-type="string" office:string-value="65255" calcext:value-type="string">
            <text:p>65255</text:p>
          </table:table-cell>
          <table:table-cell table:formula="of:=ABS([.E610]-[.F610])" office:value-type="float" office:value="2163" calcext:value-type="float">
            <text:p>2163</text:p>
          </table:table-cell>
          <table:table-cell table:number-columns-repeated="2"/>
          <table:table-cell table:formula="of:=COUNTIF([.D$2:.D$1001];[.C610])" office:value-type="float" office:value="0" calcext:value-type="float">
            <text:p>0</text:p>
          </table:table-cell>
          <table:table-cell table:formula="of:=[.C610]*[.J6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812 <text:s text:c="2"/>65255</text:p>
          </table:table-cell>
          <table:table-cell/>
          <table:table-cell table:formula="of:=LEFT([.A611];5)" office:value-type="string" office:string-value="21812" calcext:value-type="string">
            <text:p>21812</text:p>
          </table:table-cell>
          <table:table-cell table:formula="of:=RIGHT([.A611];5)" office:value-type="string" office:string-value="65255" calcext:value-type="string">
            <text:p>65255</text:p>
          </table:table-cell>
          <table:table-cell office:value-type="string" office:string-value="63193" calcext:value-type="string">
            <text:p>63193</text:p>
          </table:table-cell>
          <table:table-cell office:value-type="string" office:string-value="65255" calcext:value-type="string">
            <text:p>65255</text:p>
          </table:table-cell>
          <table:table-cell table:formula="of:=ABS([.E611]-[.F611])" office:value-type="float" office:value="2062" calcext:value-type="float">
            <text:p>2062</text:p>
          </table:table-cell>
          <table:table-cell table:number-columns-repeated="2"/>
          <table:table-cell table:formula="of:=COUNTIF([.D$2:.D$1001];[.C611])" office:value-type="float" office:value="0" calcext:value-type="float">
            <text:p>0</text:p>
          </table:table-cell>
          <table:table-cell table:formula="of:=[.C611]*[.J6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044 <text:s text:c="2"/>46867</text:p>
          </table:table-cell>
          <table:table-cell/>
          <table:table-cell table:formula="of:=LEFT([.A612];5)" office:value-type="string" office:string-value="13044" calcext:value-type="string">
            <text:p>13044</text:p>
          </table:table-cell>
          <table:table-cell table:formula="of:=RIGHT([.A612];5)" office:value-type="string" office:string-value="46867" calcext:value-type="string">
            <text:p>46867</text:p>
          </table:table-cell>
          <table:table-cell office:value-type="string" office:string-value="63392" calcext:value-type="string">
            <text:p>63392</text:p>
          </table:table-cell>
          <table:table-cell office:value-type="string" office:string-value="65255" calcext:value-type="string">
            <text:p>65255</text:p>
          </table:table-cell>
          <table:table-cell table:formula="of:=ABS([.E612]-[.F612])" office:value-type="float" office:value="1863" calcext:value-type="float">
            <text:p>1863</text:p>
          </table:table-cell>
          <table:table-cell table:number-columns-repeated="2"/>
          <table:table-cell table:formula="of:=COUNTIF([.D$2:.D$1001];[.C612])" office:value-type="float" office:value="0" calcext:value-type="float">
            <text:p>0</text:p>
          </table:table-cell>
          <table:table-cell table:formula="of:=[.C612]*[.J6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280 <text:s text:c="2"/>28505</text:p>
          </table:table-cell>
          <table:table-cell/>
          <table:table-cell table:formula="of:=LEFT([.A613];5)" office:value-type="string" office:string-value="61280" calcext:value-type="string">
            <text:p>61280</text:p>
          </table:table-cell>
          <table:table-cell table:formula="of:=RIGHT([.A613];5)" office:value-type="string" office:string-value="28505" calcext:value-type="string">
            <text:p>28505</text:p>
          </table:table-cell>
          <table:table-cell office:value-type="string" office:string-value="63395" calcext:value-type="string">
            <text:p>63395</text:p>
          </table:table-cell>
          <table:table-cell office:value-type="string" office:string-value="65255" calcext:value-type="string">
            <text:p>65255</text:p>
          </table:table-cell>
          <table:table-cell table:formula="of:=ABS([.E613]-[.F613])" office:value-type="float" office:value="1860" calcext:value-type="float">
            <text:p>1860</text:p>
          </table:table-cell>
          <table:table-cell table:number-columns-repeated="2"/>
          <table:table-cell table:formula="of:=COUNTIF([.D$2:.D$1001];[.C613])" office:value-type="float" office:value="0" calcext:value-type="float">
            <text:p>0</text:p>
          </table:table-cell>
          <table:table-cell table:formula="of:=[.C613]*[.J6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877 <text:s text:c="2"/>81976</text:p>
          </table:table-cell>
          <table:table-cell/>
          <table:table-cell table:formula="of:=LEFT([.A614];5)" office:value-type="string" office:string-value="93877" calcext:value-type="string">
            <text:p>93877</text:p>
          </table:table-cell>
          <table:table-cell table:formula="of:=RIGHT([.A614];5)" office:value-type="string" office:string-value="81976" calcext:value-type="string">
            <text:p>81976</text:p>
          </table:table-cell>
          <table:table-cell office:value-type="string" office:string-value="63399" calcext:value-type="string">
            <text:p>63399</text:p>
          </table:table-cell>
          <table:table-cell office:value-type="string" office:string-value="65645" calcext:value-type="string">
            <text:p>65645</text:p>
          </table:table-cell>
          <table:table-cell table:formula="of:=ABS([.E614]-[.F614])" office:value-type="float" office:value="2246" calcext:value-type="float">
            <text:p>2246</text:p>
          </table:table-cell>
          <table:table-cell table:number-columns-repeated="2"/>
          <table:table-cell table:formula="of:=COUNTIF([.D$2:.D$1001];[.C614])" office:value-type="float" office:value="0" calcext:value-type="float">
            <text:p>0</text:p>
          </table:table-cell>
          <table:table-cell table:formula="of:=[.C614]*[.J6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018 <text:s text:c="2"/>47932</text:p>
          </table:table-cell>
          <table:table-cell/>
          <table:table-cell table:formula="of:=LEFT([.A615];5)" office:value-type="string" office:string-value="97018" calcext:value-type="string">
            <text:p>97018</text:p>
          </table:table-cell>
          <table:table-cell table:formula="of:=RIGHT([.A615];5)" office:value-type="string" office:string-value="47932" calcext:value-type="string">
            <text:p>47932</text:p>
          </table:table-cell>
          <table:table-cell office:value-type="string" office:string-value="63419" calcext:value-type="string">
            <text:p>63419</text:p>
          </table:table-cell>
          <table:table-cell office:value-type="string" office:string-value="65866" calcext:value-type="string">
            <text:p>65866</text:p>
          </table:table-cell>
          <table:table-cell table:formula="of:=ABS([.E615]-[.F615])" office:value-type="float" office:value="2447" calcext:value-type="float">
            <text:p>2447</text:p>
          </table:table-cell>
          <table:table-cell table:number-columns-repeated="2"/>
          <table:table-cell table:formula="of:=COUNTIF([.D$2:.D$1001];[.C615])" office:value-type="float" office:value="0" calcext:value-type="float">
            <text:p>0</text:p>
          </table:table-cell>
          <table:table-cell table:formula="of:=[.C615]*[.J6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895 <text:s text:c="2"/>66100</text:p>
          </table:table-cell>
          <table:table-cell/>
          <table:table-cell table:formula="of:=LEFT([.A616];5)" office:value-type="string" office:string-value="39895" calcext:value-type="string">
            <text:p>39895</text:p>
          </table:table-cell>
          <table:table-cell table:formula="of:=RIGHT([.A616];5)" office:value-type="string" office:string-value="66100" calcext:value-type="string">
            <text:p>66100</text:p>
          </table:table-cell>
          <table:table-cell office:value-type="string" office:string-value="63430" calcext:value-type="string">
            <text:p>63430</text:p>
          </table:table-cell>
          <table:table-cell office:value-type="string" office:string-value="66024" calcext:value-type="string">
            <text:p>66024</text:p>
          </table:table-cell>
          <table:table-cell table:formula="of:=ABS([.E616]-[.F616])" office:value-type="float" office:value="2594" calcext:value-type="float">
            <text:p>2594</text:p>
          </table:table-cell>
          <table:table-cell table:number-columns-repeated="2"/>
          <table:table-cell table:formula="of:=COUNTIF([.D$2:.D$1001];[.C616])" office:value-type="float" office:value="0" calcext:value-type="float">
            <text:p>0</text:p>
          </table:table-cell>
          <table:table-cell table:formula="of:=[.C616]*[.J6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335 <text:s text:c="2"/>13575</text:p>
          </table:table-cell>
          <table:table-cell/>
          <table:table-cell table:formula="of:=LEFT([.A617];5)" office:value-type="string" office:string-value="94335" calcext:value-type="string">
            <text:p>94335</text:p>
          </table:table-cell>
          <table:table-cell table:formula="of:=RIGHT([.A617];5)" office:value-type="string" office:string-value="13575" calcext:value-type="string">
            <text:p>13575</text:p>
          </table:table-cell>
          <table:table-cell office:value-type="string" office:string-value="63471" calcext:value-type="string">
            <text:p>63471</text:p>
          </table:table-cell>
          <table:table-cell office:value-type="string" office:string-value="66100" calcext:value-type="string">
            <text:p>66100</text:p>
          </table:table-cell>
          <table:table-cell table:formula="of:=ABS([.E617]-[.F617])" office:value-type="float" office:value="2629" calcext:value-type="float">
            <text:p>2629</text:p>
          </table:table-cell>
          <table:table-cell table:number-columns-repeated="2"/>
          <table:table-cell table:formula="of:=COUNTIF([.D$2:.D$1001];[.C617])" office:value-type="float" office:value="0" calcext:value-type="float">
            <text:p>0</text:p>
          </table:table-cell>
          <table:table-cell table:formula="of:=[.C617]*[.J6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867 <text:s text:c="2"/>43722</text:p>
          </table:table-cell>
          <table:table-cell/>
          <table:table-cell table:formula="of:=LEFT([.A618];5)" office:value-type="string" office:string-value="43867" calcext:value-type="string">
            <text:p>43867</text:p>
          </table:table-cell>
          <table:table-cell table:formula="of:=RIGHT([.A618];5)" office:value-type="string" office:string-value="43722" calcext:value-type="string">
            <text:p>43722</text:p>
          </table:table-cell>
          <table:table-cell office:value-type="string" office:string-value="63583" calcext:value-type="string">
            <text:p>63583</text:p>
          </table:table-cell>
          <table:table-cell office:value-type="string" office:string-value="66508" calcext:value-type="string">
            <text:p>66508</text:p>
          </table:table-cell>
          <table:table-cell table:formula="of:=ABS([.E618]-[.F618])" office:value-type="float" office:value="2925" calcext:value-type="float">
            <text:p>2925</text:p>
          </table:table-cell>
          <table:table-cell table:number-columns-repeated="2"/>
          <table:table-cell table:formula="of:=COUNTIF([.D$2:.D$1001];[.C618])" office:value-type="float" office:value="0" calcext:value-type="float">
            <text:p>0</text:p>
          </table:table-cell>
          <table:table-cell table:formula="of:=[.C618]*[.J6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800 <text:s text:c="2"/>13284</text:p>
          </table:table-cell>
          <table:table-cell/>
          <table:table-cell table:formula="of:=LEFT([.A619];5)" office:value-type="string" office:string-value="91800" calcext:value-type="string">
            <text:p>91800</text:p>
          </table:table-cell>
          <table:table-cell table:formula="of:=RIGHT([.A619];5)" office:value-type="string" office:string-value="13284" calcext:value-type="string">
            <text:p>13284</text:p>
          </table:table-cell>
          <table:table-cell office:value-type="string" office:string-value="63672" calcext:value-type="string">
            <text:p>63672</text:p>
          </table:table-cell>
          <table:table-cell office:value-type="string" office:string-value="67053" calcext:value-type="string">
            <text:p>67053</text:p>
          </table:table-cell>
          <table:table-cell table:formula="of:=ABS([.E619]-[.F619])" office:value-type="float" office:value="3381" calcext:value-type="float">
            <text:p>3381</text:p>
          </table:table-cell>
          <table:table-cell table:number-columns-repeated="2"/>
          <table:table-cell table:formula="of:=COUNTIF([.D$2:.D$1001];[.C619])" office:value-type="float" office:value="0" calcext:value-type="float">
            <text:p>0</text:p>
          </table:table-cell>
          <table:table-cell table:formula="of:=[.C619]*[.J6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295 <text:s text:c="2"/>59394</text:p>
          </table:table-cell>
          <table:table-cell/>
          <table:table-cell table:formula="of:=LEFT([.A620];5)" office:value-type="string" office:string-value="39295" calcext:value-type="string">
            <text:p>39295</text:p>
          </table:table-cell>
          <table:table-cell table:formula="of:=RIGHT([.A620];5)" office:value-type="string" office:string-value="59394" calcext:value-type="string">
            <text:p>59394</text:p>
          </table:table-cell>
          <table:table-cell office:value-type="string" office:string-value="63731" calcext:value-type="string">
            <text:p>63731</text:p>
          </table:table-cell>
          <table:table-cell office:value-type="string" office:string-value="67491" calcext:value-type="string">
            <text:p>67491</text:p>
          </table:table-cell>
          <table:table-cell table:formula="of:=ABS([.E620]-[.F620])" office:value-type="float" office:value="3760" calcext:value-type="float">
            <text:p>3760</text:p>
          </table:table-cell>
          <table:table-cell table:number-columns-repeated="2"/>
          <table:table-cell table:formula="of:=COUNTIF([.D$2:.D$1001];[.C620])" office:value-type="float" office:value="0" calcext:value-type="float">
            <text:p>0</text:p>
          </table:table-cell>
          <table:table-cell table:formula="of:=[.C620]*[.J6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827 <text:s text:c="2"/>91359</text:p>
          </table:table-cell>
          <table:table-cell/>
          <table:table-cell table:formula="of:=LEFT([.A621];5)" office:value-type="string" office:string-value="37827" calcext:value-type="string">
            <text:p>37827</text:p>
          </table:table-cell>
          <table:table-cell table:formula="of:=RIGHT([.A621];5)" office:value-type="string" office:string-value="91359" calcext:value-type="string">
            <text:p>91359</text:p>
          </table:table-cell>
          <table:table-cell office:value-type="string" office:string-value="63746" calcext:value-type="string">
            <text:p>63746</text:p>
          </table:table-cell>
          <table:table-cell office:value-type="string" office:string-value="67563" calcext:value-type="string">
            <text:p>67563</text:p>
          </table:table-cell>
          <table:table-cell table:formula="of:=ABS([.E621]-[.F621])" office:value-type="float" office:value="3817" calcext:value-type="float">
            <text:p>3817</text:p>
          </table:table-cell>
          <table:table-cell table:number-columns-repeated="2"/>
          <table:table-cell table:formula="of:=COUNTIF([.D$2:.D$1001];[.C621])" office:value-type="float" office:value="0" calcext:value-type="float">
            <text:p>0</text:p>
          </table:table-cell>
          <table:table-cell table:formula="of:=[.C621]*[.J6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381 <text:s text:c="2"/>46913</text:p>
          </table:table-cell>
          <table:table-cell/>
          <table:table-cell table:formula="of:=LEFT([.A622];5)" office:value-type="string" office:string-value="43381" calcext:value-type="string">
            <text:p>43381</text:p>
          </table:table-cell>
          <table:table-cell table:formula="of:=RIGHT([.A622];5)" office:value-type="string" office:string-value="46913" calcext:value-type="string">
            <text:p>46913</text:p>
          </table:table-cell>
          <table:table-cell office:value-type="string" office:string-value="63980" calcext:value-type="string">
            <text:p>63980</text:p>
          </table:table-cell>
          <table:table-cell office:value-type="string" office:string-value="67583" calcext:value-type="string">
            <text:p>67583</text:p>
          </table:table-cell>
          <table:table-cell table:formula="of:=ABS([.E622]-[.F622])" office:value-type="float" office:value="3603" calcext:value-type="float">
            <text:p>3603</text:p>
          </table:table-cell>
          <table:table-cell table:number-columns-repeated="2"/>
          <table:table-cell table:formula="of:=COUNTIF([.D$2:.D$1001];[.C622])" office:value-type="float" office:value="0" calcext:value-type="float">
            <text:p>0</text:p>
          </table:table-cell>
          <table:table-cell table:formula="of:=[.C622]*[.J6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882 <text:s text:c="2"/>10753</text:p>
          </table:table-cell>
          <table:table-cell/>
          <table:table-cell table:formula="of:=LEFT([.A623];5)" office:value-type="string" office:string-value="12882" calcext:value-type="string">
            <text:p>12882</text:p>
          </table:table-cell>
          <table:table-cell table:formula="of:=RIGHT([.A623];5)" office:value-type="string" office:string-value="10753" calcext:value-type="string">
            <text:p>10753</text:p>
          </table:table-cell>
          <table:table-cell office:value-type="string" office:string-value="64010" calcext:value-type="string">
            <text:p>64010</text:p>
          </table:table-cell>
          <table:table-cell office:value-type="string" office:string-value="67801" calcext:value-type="string">
            <text:p>67801</text:p>
          </table:table-cell>
          <table:table-cell table:formula="of:=ABS([.E623]-[.F623])" office:value-type="float" office:value="3791" calcext:value-type="float">
            <text:p>3791</text:p>
          </table:table-cell>
          <table:table-cell table:number-columns-repeated="2"/>
          <table:table-cell table:formula="of:=COUNTIF([.D$2:.D$1001];[.C623])" office:value-type="float" office:value="0" calcext:value-type="float">
            <text:p>0</text:p>
          </table:table-cell>
          <table:table-cell table:formula="of:=[.C623]*[.J6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546 <text:s text:c="2"/>14556</text:p>
          </table:table-cell>
          <table:table-cell/>
          <table:table-cell table:formula="of:=LEFT([.A624];5)" office:value-type="string" office:string-value="99546" calcext:value-type="string">
            <text:p>99546</text:p>
          </table:table-cell>
          <table:table-cell table:formula="of:=RIGHT([.A624];5)" office:value-type="string" office:string-value="14556" calcext:value-type="string">
            <text:p>14556</text:p>
          </table:table-cell>
          <table:table-cell office:value-type="string" office:string-value="64073" calcext:value-type="string">
            <text:p>64073</text:p>
          </table:table-cell>
          <table:table-cell office:value-type="string" office:string-value="67830" calcext:value-type="string">
            <text:p>67830</text:p>
          </table:table-cell>
          <table:table-cell table:formula="of:=ABS([.E624]-[.F624])" office:value-type="float" office:value="3757" calcext:value-type="float">
            <text:p>3757</text:p>
          </table:table-cell>
          <table:table-cell table:number-columns-repeated="2"/>
          <table:table-cell table:formula="of:=COUNTIF([.D$2:.D$1001];[.C624])" office:value-type="float" office:value="0" calcext:value-type="float">
            <text:p>0</text:p>
          </table:table-cell>
          <table:table-cell table:formula="of:=[.C624]*[.J6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726 <text:s text:c="2"/>83158</text:p>
          </table:table-cell>
          <table:table-cell/>
          <table:table-cell table:formula="of:=LEFT([.A625];5)" office:value-type="string" office:string-value="69726" calcext:value-type="string">
            <text:p>69726</text:p>
          </table:table-cell>
          <table:table-cell table:formula="of:=RIGHT([.A625];5)" office:value-type="string" office:string-value="83158" calcext:value-type="string">
            <text:p>83158</text:p>
          </table:table-cell>
          <table:table-cell office:value-type="string" office:string-value="64422" calcext:value-type="string">
            <text:p>64422</text:p>
          </table:table-cell>
          <table:table-cell office:value-type="string" office:string-value="68032" calcext:value-type="string">
            <text:p>68032</text:p>
          </table:table-cell>
          <table:table-cell table:formula="of:=ABS([.E625]-[.F625])" office:value-type="float" office:value="3610" calcext:value-type="float">
            <text:p>3610</text:p>
          </table:table-cell>
          <table:table-cell table:number-columns-repeated="2"/>
          <table:table-cell table:formula="of:=COUNTIF([.D$2:.D$1001];[.C625])" office:value-type="float" office:value="0" calcext:value-type="float">
            <text:p>0</text:p>
          </table:table-cell>
          <table:table-cell table:formula="of:=[.C625]*[.J6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017 <text:s text:c="2"/>45758</text:p>
          </table:table-cell>
          <table:table-cell/>
          <table:table-cell table:formula="of:=LEFT([.A626];5)" office:value-type="string" office:string-value="92017" calcext:value-type="string">
            <text:p>92017</text:p>
          </table:table-cell>
          <table:table-cell table:formula="of:=RIGHT([.A626];5)" office:value-type="string" office:string-value="45758" calcext:value-type="string">
            <text:p>45758</text:p>
          </table:table-cell>
          <table:table-cell office:value-type="string" office:string-value="64554" calcext:value-type="string">
            <text:p>64554</text:p>
          </table:table-cell>
          <table:table-cell office:value-type="string" office:string-value="68123" calcext:value-type="string">
            <text:p>68123</text:p>
          </table:table-cell>
          <table:table-cell table:formula="of:=ABS([.E626]-[.F626])" office:value-type="float" office:value="3569" calcext:value-type="float">
            <text:p>3569</text:p>
          </table:table-cell>
          <table:table-cell table:number-columns-repeated="2"/>
          <table:table-cell table:formula="of:=COUNTIF([.D$2:.D$1001];[.C626])" office:value-type="float" office:value="0" calcext:value-type="float">
            <text:p>0</text:p>
          </table:table-cell>
          <table:table-cell table:formula="of:=[.C626]*[.J6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576 <text:s text:c="2"/>85933</text:p>
          </table:table-cell>
          <table:table-cell/>
          <table:table-cell table:formula="of:=LEFT([.A627];5)" office:value-type="string" office:string-value="92576" calcext:value-type="string">
            <text:p>92576</text:p>
          </table:table-cell>
          <table:table-cell table:formula="of:=RIGHT([.A627];5)" office:value-type="string" office:string-value="85933" calcext:value-type="string">
            <text:p>85933</text:p>
          </table:table-cell>
          <table:table-cell office:value-type="string" office:string-value="64698" calcext:value-type="string">
            <text:p>64698</text:p>
          </table:table-cell>
          <table:table-cell office:value-type="string" office:string-value="68244" calcext:value-type="string">
            <text:p>68244</text:p>
          </table:table-cell>
          <table:table-cell table:formula="of:=ABS([.E627]-[.F627])" office:value-type="float" office:value="3546" calcext:value-type="float">
            <text:p>3546</text:p>
          </table:table-cell>
          <table:table-cell table:number-columns-repeated="2"/>
          <table:table-cell table:formula="of:=COUNTIF([.D$2:.D$1001];[.C627])" office:value-type="float" office:value="0" calcext:value-type="float">
            <text:p>0</text:p>
          </table:table-cell>
          <table:table-cell table:formula="of:=[.C627]*[.J6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806 <text:s text:c="2"/>99520</text:p>
          </table:table-cell>
          <table:table-cell/>
          <table:table-cell table:formula="of:=LEFT([.A628];5)" office:value-type="string" office:string-value="82806" calcext:value-type="string">
            <text:p>82806</text:p>
          </table:table-cell>
          <table:table-cell table:formula="of:=RIGHT([.A628];5)" office:value-type="string" office:string-value="99520" calcext:value-type="string">
            <text:p>99520</text:p>
          </table:table-cell>
          <table:table-cell office:value-type="string" office:string-value="64836" calcext:value-type="string">
            <text:p>64836</text:p>
          </table:table-cell>
          <table:table-cell office:value-type="string" office:string-value="68285" calcext:value-type="string">
            <text:p>68285</text:p>
          </table:table-cell>
          <table:table-cell table:formula="of:=ABS([.E628]-[.F628])" office:value-type="float" office:value="3449" calcext:value-type="float">
            <text:p>3449</text:p>
          </table:table-cell>
          <table:table-cell table:number-columns-repeated="2"/>
          <table:table-cell table:formula="of:=COUNTIF([.D$2:.D$1001];[.C628])" office:value-type="float" office:value="0" calcext:value-type="float">
            <text:p>0</text:p>
          </table:table-cell>
          <table:table-cell table:formula="of:=[.C628]*[.J6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240 <text:s text:c="2"/>16049</text:p>
          </table:table-cell>
          <table:table-cell/>
          <table:table-cell table:formula="of:=LEFT([.A629];5)" office:value-type="string" office:string-value="95240" calcext:value-type="string">
            <text:p>95240</text:p>
          </table:table-cell>
          <table:table-cell table:formula="of:=RIGHT([.A629];5)" office:value-type="string" office:string-value="16049" calcext:value-type="string">
            <text:p>16049</text:p>
          </table:table-cell>
          <table:table-cell office:value-type="string" office:string-value="64842" calcext:value-type="string">
            <text:p>64842</text:p>
          </table:table-cell>
          <table:table-cell office:value-type="string" office:string-value="68373" calcext:value-type="string">
            <text:p>68373</text:p>
          </table:table-cell>
          <table:table-cell table:formula="of:=ABS([.E629]-[.F629])" office:value-type="float" office:value="3531" calcext:value-type="float">
            <text:p>3531</text:p>
          </table:table-cell>
          <table:table-cell table:number-columns-repeated="2"/>
          <table:table-cell table:formula="of:=COUNTIF([.D$2:.D$1001];[.C629])" office:value-type="float" office:value="0" calcext:value-type="float">
            <text:p>0</text:p>
          </table:table-cell>
          <table:table-cell table:formula="of:=[.C629]*[.J6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226 <text:s text:c="2"/>75691</text:p>
          </table:table-cell>
          <table:table-cell/>
          <table:table-cell table:formula="of:=LEFT([.A630];5)" office:value-type="string" office:string-value="73226" calcext:value-type="string">
            <text:p>73226</text:p>
          </table:table-cell>
          <table:table-cell table:formula="of:=RIGHT([.A630];5)" office:value-type="string" office:string-value="75691" calcext:value-type="string">
            <text:p>75691</text:p>
          </table:table-cell>
          <table:table-cell office:value-type="string" office:string-value="64997" calcext:value-type="string">
            <text:p>64997</text:p>
          </table:table-cell>
          <table:table-cell office:value-type="string" office:string-value="68759" calcext:value-type="string">
            <text:p>68759</text:p>
          </table:table-cell>
          <table:table-cell table:formula="of:=ABS([.E630]-[.F630])" office:value-type="float" office:value="3762" calcext:value-type="float">
            <text:p>3762</text:p>
          </table:table-cell>
          <table:table-cell table:number-columns-repeated="2"/>
          <table:table-cell table:formula="of:=COUNTIF([.D$2:.D$1001];[.C630])" office:value-type="float" office:value="0" calcext:value-type="float">
            <text:p>0</text:p>
          </table:table-cell>
          <table:table-cell table:formula="of:=[.C630]*[.J6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399 <text:s text:c="2"/>75289</text:p>
          </table:table-cell>
          <table:table-cell/>
          <table:table-cell table:formula="of:=LEFT([.A631];5)" office:value-type="string" office:string-value="95399" calcext:value-type="string">
            <text:p>95399</text:p>
          </table:table-cell>
          <table:table-cell table:formula="of:=RIGHT([.A631];5)" office:value-type="string" office:string-value="75289" calcext:value-type="string">
            <text:p>75289</text:p>
          </table:table-cell>
          <table:table-cell office:value-type="string" office:string-value="64998" calcext:value-type="string">
            <text:p>64998</text:p>
          </table:table-cell>
          <table:table-cell office:value-type="string" office:string-value="68967" calcext:value-type="string">
            <text:p>68967</text:p>
          </table:table-cell>
          <table:table-cell table:formula="of:=ABS([.E631]-[.F631])" office:value-type="float" office:value="3969" calcext:value-type="float">
            <text:p>3969</text:p>
          </table:table-cell>
          <table:table-cell table:number-columns-repeated="2"/>
          <table:table-cell table:formula="of:=COUNTIF([.D$2:.D$1001];[.C631])" office:value-type="float" office:value="13" calcext:value-type="float">
            <text:p>13</text:p>
          </table:table-cell>
          <table:table-cell table:formula="of:=[.C631]*[.J631]" office:value-type="float" office:value="1240187" calcext:value-type="float">
            <text:p>1240187</text:p>
          </table:table-cell>
          <table:table-cell/>
        </table:table-row>
        <table:table-row table:style-name="ro1">
          <table:table-cell office:value-type="string" calcext:value-type="string">
            <text:p>41658 <text:s text:c="2"/>13284</text:p>
          </table:table-cell>
          <table:table-cell/>
          <table:table-cell table:formula="of:=LEFT([.A632];5)" office:value-type="string" office:string-value="41658" calcext:value-type="string">
            <text:p>41658</text:p>
          </table:table-cell>
          <table:table-cell table:formula="of:=RIGHT([.A632];5)" office:value-type="string" office:string-value="13284" calcext:value-type="string">
            <text:p>13284</text:p>
          </table:table-cell>
          <table:table-cell office:value-type="string" office:string-value="65014" calcext:value-type="string">
            <text:p>65014</text:p>
          </table:table-cell>
          <table:table-cell office:value-type="string" office:string-value="68981" calcext:value-type="string">
            <text:p>68981</text:p>
          </table:table-cell>
          <table:table-cell table:formula="of:=ABS([.E632]-[.F632])" office:value-type="float" office:value="3967" calcext:value-type="float">
            <text:p>3967</text:p>
          </table:table-cell>
          <table:table-cell table:number-columns-repeated="2"/>
          <table:table-cell table:formula="of:=COUNTIF([.D$2:.D$1001];[.C632])" office:value-type="float" office:value="0" calcext:value-type="float">
            <text:p>0</text:p>
          </table:table-cell>
          <table:table-cell table:formula="of:=[.C632]*[.J6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251 <text:s text:c="2"/>72477</text:p>
          </table:table-cell>
          <table:table-cell/>
          <table:table-cell table:formula="of:=LEFT([.A633];5)" office:value-type="string" office:string-value="32251" calcext:value-type="string">
            <text:p>32251</text:p>
          </table:table-cell>
          <table:table-cell table:formula="of:=RIGHT([.A633];5)" office:value-type="string" office:string-value="72477" calcext:value-type="string">
            <text:p>72477</text:p>
          </table:table-cell>
          <table:table-cell office:value-type="string" office:string-value="65056" calcext:value-type="string">
            <text:p>65056</text:p>
          </table:table-cell>
          <table:table-cell office:value-type="string" office:string-value="69030" calcext:value-type="string">
            <text:p>69030</text:p>
          </table:table-cell>
          <table:table-cell table:formula="of:=ABS([.E633]-[.F633])" office:value-type="float" office:value="3974" calcext:value-type="float">
            <text:p>3974</text:p>
          </table:table-cell>
          <table:table-cell table:number-columns-repeated="2"/>
          <table:table-cell table:formula="of:=COUNTIF([.D$2:.D$1001];[.C633])" office:value-type="float" office:value="0" calcext:value-type="float">
            <text:p>0</text:p>
          </table:table-cell>
          <table:table-cell table:formula="of:=[.C633]*[.J6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150 <text:s text:c="2"/>81976</text:p>
          </table:table-cell>
          <table:table-cell/>
          <table:table-cell table:formula="of:=LEFT([.A634];5)" office:value-type="string" office:string-value="21150" calcext:value-type="string">
            <text:p>21150</text:p>
          </table:table-cell>
          <table:table-cell table:formula="of:=RIGHT([.A634];5)" office:value-type="string" office:string-value="81976" calcext:value-type="string">
            <text:p>81976</text:p>
          </table:table-cell>
          <table:table-cell office:value-type="string" office:string-value="65057" calcext:value-type="string">
            <text:p>65057</text:p>
          </table:table-cell>
          <table:table-cell office:value-type="string" office:string-value="69071" calcext:value-type="string">
            <text:p>69071</text:p>
          </table:table-cell>
          <table:table-cell table:formula="of:=ABS([.E634]-[.F634])" office:value-type="float" office:value="4014" calcext:value-type="float">
            <text:p>4014</text:p>
          </table:table-cell>
          <table:table-cell table:number-columns-repeated="2"/>
          <table:table-cell table:formula="of:=COUNTIF([.D$2:.D$1001];[.C634])" office:value-type="float" office:value="0" calcext:value-type="float">
            <text:p>0</text:p>
          </table:table-cell>
          <table:table-cell table:formula="of:=[.C634]*[.J6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532 <text:s text:c="2"/>89542</text:p>
          </table:table-cell>
          <table:table-cell/>
          <table:table-cell table:formula="of:=LEFT([.A635];5)" office:value-type="string" office:string-value="25532" calcext:value-type="string">
            <text:p>25532</text:p>
          </table:table-cell>
          <table:table-cell table:formula="of:=RIGHT([.A635];5)" office:value-type="string" office:string-value="89542" calcext:value-type="string">
            <text:p>89542</text:p>
          </table:table-cell>
          <table:table-cell office:value-type="string" office:string-value="65118" calcext:value-type="string">
            <text:p>65118</text:p>
          </table:table-cell>
          <table:table-cell office:value-type="string" office:string-value="69071" calcext:value-type="string">
            <text:p>69071</text:p>
          </table:table-cell>
          <table:table-cell table:formula="of:=ABS([.E635]-[.F635])" office:value-type="float" office:value="3953" calcext:value-type="float">
            <text:p>3953</text:p>
          </table:table-cell>
          <table:table-cell table:number-columns-repeated="2"/>
          <table:table-cell table:formula="of:=COUNTIF([.D$2:.D$1001];[.C635])" office:value-type="float" office:value="0" calcext:value-type="float">
            <text:p>0</text:p>
          </table:table-cell>
          <table:table-cell table:formula="of:=[.C635]*[.J6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624 <text:s text:c="2"/>43603</text:p>
          </table:table-cell>
          <table:table-cell/>
          <table:table-cell table:formula="of:=LEFT([.A636];5)" office:value-type="string" office:string-value="68624" calcext:value-type="string">
            <text:p>68624</text:p>
          </table:table-cell>
          <table:table-cell table:formula="of:=RIGHT([.A636];5)" office:value-type="string" office:string-value="43603" calcext:value-type="string">
            <text:p>43603</text:p>
          </table:table-cell>
          <table:table-cell office:value-type="string" office:string-value="65255" calcext:value-type="string">
            <text:p>65255</text:p>
          </table:table-cell>
          <table:table-cell office:value-type="string" office:string-value="69071" calcext:value-type="string">
            <text:p>69071</text:p>
          </table:table-cell>
          <table:table-cell table:formula="of:=ABS([.E636]-[.F636])" office:value-type="float" office:value="3816" calcext:value-type="float">
            <text:p>3816</text:p>
          </table:table-cell>
          <table:table-cell table:number-columns-repeated="2"/>
          <table:table-cell table:formula="of:=COUNTIF([.D$2:.D$1001];[.C636])" office:value-type="float" office:value="0" calcext:value-type="float">
            <text:p>0</text:p>
          </table:table-cell>
          <table:table-cell table:formula="of:=[.C636]*[.J6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988 <text:s text:c="2"/>47405</text:p>
          </table:table-cell>
          <table:table-cell/>
          <table:table-cell table:formula="of:=LEFT([.A637];5)" office:value-type="string" office:string-value="99988" calcext:value-type="string">
            <text:p>99988</text:p>
          </table:table-cell>
          <table:table-cell table:formula="of:=RIGHT([.A637];5)" office:value-type="string" office:string-value="47405" calcext:value-type="string">
            <text:p>47405</text:p>
          </table:table-cell>
          <table:table-cell office:value-type="string" office:string-value="65261" calcext:value-type="string">
            <text:p>65261</text:p>
          </table:table-cell>
          <table:table-cell office:value-type="string" office:string-value="69071" calcext:value-type="string">
            <text:p>69071</text:p>
          </table:table-cell>
          <table:table-cell table:formula="of:=ABS([.E637]-[.F637])" office:value-type="float" office:value="3810" calcext:value-type="float">
            <text:p>3810</text:p>
          </table:table-cell>
          <table:table-cell table:number-columns-repeated="2"/>
          <table:table-cell table:formula="of:=COUNTIF([.D$2:.D$1001];[.C637])" office:value-type="float" office:value="0" calcext:value-type="float">
            <text:p>0</text:p>
          </table:table-cell>
          <table:table-cell table:formula="of:=[.C637]*[.J6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545 <text:s text:c="2"/>73762</text:p>
          </table:table-cell>
          <table:table-cell/>
          <table:table-cell table:formula="of:=LEFT([.A638];5)" office:value-type="string" office:string-value="28545" calcext:value-type="string">
            <text:p>28545</text:p>
          </table:table-cell>
          <table:table-cell table:formula="of:=RIGHT([.A638];5)" office:value-type="string" office:string-value="73762" calcext:value-type="string">
            <text:p>73762</text:p>
          </table:table-cell>
          <table:table-cell office:value-type="string" office:string-value="65316" calcext:value-type="string">
            <text:p>65316</text:p>
          </table:table-cell>
          <table:table-cell office:value-type="string" office:string-value="69071" calcext:value-type="string">
            <text:p>69071</text:p>
          </table:table-cell>
          <table:table-cell table:formula="of:=ABS([.E638]-[.F638])" office:value-type="float" office:value="3755" calcext:value-type="float">
            <text:p>3755</text:p>
          </table:table-cell>
          <table:table-cell table:number-columns-repeated="2"/>
          <table:table-cell table:formula="of:=COUNTIF([.D$2:.D$1001];[.C638])" office:value-type="float" office:value="0" calcext:value-type="float">
            <text:p>0</text:p>
          </table:table-cell>
          <table:table-cell table:formula="of:=[.C638]*[.J6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911 <text:s text:c="2"/>14241</text:p>
          </table:table-cell>
          <table:table-cell/>
          <table:table-cell table:formula="of:=LEFT([.A639];5)" office:value-type="string" office:string-value="47911" calcext:value-type="string">
            <text:p>47911</text:p>
          </table:table-cell>
          <table:table-cell table:formula="of:=RIGHT([.A639];5)" office:value-type="string" office:string-value="14241" calcext:value-type="string">
            <text:p>14241</text:p>
          </table:table-cell>
          <table:table-cell office:value-type="string" office:string-value="65421" calcext:value-type="string">
            <text:p>65421</text:p>
          </table:table-cell>
          <table:table-cell office:value-type="string" office:string-value="69071" calcext:value-type="string">
            <text:p>69071</text:p>
          </table:table-cell>
          <table:table-cell table:formula="of:=ABS([.E639]-[.F639])" office:value-type="float" office:value="3650" calcext:value-type="float">
            <text:p>3650</text:p>
          </table:table-cell>
          <table:table-cell table:number-columns-repeated="2"/>
          <table:table-cell table:formula="of:=COUNTIF([.D$2:.D$1001];[.C639])" office:value-type="float" office:value="0" calcext:value-type="float">
            <text:p>0</text:p>
          </table:table-cell>
          <table:table-cell table:formula="of:=[.C639]*[.J6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006 <text:s text:c="2"/>45084</text:p>
          </table:table-cell>
          <table:table-cell/>
          <table:table-cell table:formula="of:=LEFT([.A640];5)" office:value-type="string" office:string-value="10006" calcext:value-type="string">
            <text:p>10006</text:p>
          </table:table-cell>
          <table:table-cell table:formula="of:=RIGHT([.A640];5)" office:value-type="string" office:string-value="45084" calcext:value-type="string">
            <text:p>45084</text:p>
          </table:table-cell>
          <table:table-cell office:value-type="string" office:string-value="65459" calcext:value-type="string">
            <text:p>65459</text:p>
          </table:table-cell>
          <table:table-cell office:value-type="string" office:string-value="69180" calcext:value-type="string">
            <text:p>69180</text:p>
          </table:table-cell>
          <table:table-cell table:formula="of:=ABS([.E640]-[.F640])" office:value-type="float" office:value="3721" calcext:value-type="float">
            <text:p>3721</text:p>
          </table:table-cell>
          <table:table-cell table:number-columns-repeated="2"/>
          <table:table-cell table:formula="of:=COUNTIF([.D$2:.D$1001];[.C640])" office:value-type="float" office:value="0" calcext:value-type="float">
            <text:p>0</text:p>
          </table:table-cell>
          <table:table-cell table:formula="of:=[.C640]*[.J6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869 <text:s text:c="2"/>97422</text:p>
          </table:table-cell>
          <table:table-cell/>
          <table:table-cell table:formula="of:=LEFT([.A641];5)" office:value-type="string" office:string-value="70869" calcext:value-type="string">
            <text:p>70869</text:p>
          </table:table-cell>
          <table:table-cell table:formula="of:=RIGHT([.A641];5)" office:value-type="string" office:string-value="97422" calcext:value-type="string">
            <text:p>97422</text:p>
          </table:table-cell>
          <table:table-cell office:value-type="string" office:string-value="65598" calcext:value-type="string">
            <text:p>65598</text:p>
          </table:table-cell>
          <table:table-cell office:value-type="string" office:string-value="69263" calcext:value-type="string">
            <text:p>69263</text:p>
          </table:table-cell>
          <table:table-cell table:formula="of:=ABS([.E641]-[.F641])" office:value-type="float" office:value="3665" calcext:value-type="float">
            <text:p>3665</text:p>
          </table:table-cell>
          <table:table-cell table:number-columns-repeated="2"/>
          <table:table-cell table:formula="of:=COUNTIF([.D$2:.D$1001];[.C641])" office:value-type="float" office:value="0" calcext:value-type="float">
            <text:p>0</text:p>
          </table:table-cell>
          <table:table-cell table:formula="of:=[.C641]*[.J6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635 <text:s text:c="2"/>17299</text:p>
          </table:table-cell>
          <table:table-cell/>
          <table:table-cell table:formula="of:=LEFT([.A642];5)" office:value-type="string" office:string-value="76635" calcext:value-type="string">
            <text:p>76635</text:p>
          </table:table-cell>
          <table:table-cell table:formula="of:=RIGHT([.A642];5)" office:value-type="string" office:string-value="17299" calcext:value-type="string">
            <text:p>17299</text:p>
          </table:table-cell>
          <table:table-cell office:value-type="string" office:string-value="65608" calcext:value-type="string">
            <text:p>65608</text:p>
          </table:table-cell>
          <table:table-cell office:value-type="string" office:string-value="69435" calcext:value-type="string">
            <text:p>69435</text:p>
          </table:table-cell>
          <table:table-cell table:formula="of:=ABS([.E642]-[.F642])" office:value-type="float" office:value="3827" calcext:value-type="float">
            <text:p>3827</text:p>
          </table:table-cell>
          <table:table-cell table:number-columns-repeated="2"/>
          <table:table-cell table:formula="of:=COUNTIF([.D$2:.D$1001];[.C642])" office:value-type="float" office:value="0" calcext:value-type="float">
            <text:p>0</text:p>
          </table:table-cell>
          <table:table-cell table:formula="of:=[.C642]*[.J6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980 <text:s text:c="2"/>16768</text:p>
          </table:table-cell>
          <table:table-cell/>
          <table:table-cell table:formula="of:=LEFT([.A643];5)" office:value-type="string" office:string-value="74980" calcext:value-type="string">
            <text:p>74980</text:p>
          </table:table-cell>
          <table:table-cell table:formula="of:=RIGHT([.A643];5)" office:value-type="string" office:string-value="16768" calcext:value-type="string">
            <text:p>16768</text:p>
          </table:table-cell>
          <table:table-cell office:value-type="string" office:string-value="65624" calcext:value-type="string">
            <text:p>65624</text:p>
          </table:table-cell>
          <table:table-cell office:value-type="string" office:string-value="69521" calcext:value-type="string">
            <text:p>69521</text:p>
          </table:table-cell>
          <table:table-cell table:formula="of:=ABS([.E643]-[.F643])" office:value-type="float" office:value="3897" calcext:value-type="float">
            <text:p>3897</text:p>
          </table:table-cell>
          <table:table-cell table:number-columns-repeated="2"/>
          <table:table-cell table:formula="of:=COUNTIF([.D$2:.D$1001];[.C643])" office:value-type="float" office:value="0" calcext:value-type="float">
            <text:p>0</text:p>
          </table:table-cell>
          <table:table-cell table:formula="of:=[.C643]*[.J6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665 <text:s text:c="2"/>32846</text:p>
          </table:table-cell>
          <table:table-cell/>
          <table:table-cell table:formula="of:=LEFT([.A644];5)" office:value-type="string" office:string-value="29665" calcext:value-type="string">
            <text:p>29665</text:p>
          </table:table-cell>
          <table:table-cell table:formula="of:=RIGHT([.A644];5)" office:value-type="string" office:string-value="32846" calcext:value-type="string">
            <text:p>32846</text:p>
          </table:table-cell>
          <table:table-cell office:value-type="string" office:string-value="65626" calcext:value-type="string">
            <text:p>65626</text:p>
          </table:table-cell>
          <table:table-cell office:value-type="string" office:string-value="69764" calcext:value-type="string">
            <text:p>69764</text:p>
          </table:table-cell>
          <table:table-cell table:formula="of:=ABS([.E644]-[.F644])" office:value-type="float" office:value="4138" calcext:value-type="float">
            <text:p>4138</text:p>
          </table:table-cell>
          <table:table-cell table:number-columns-repeated="2"/>
          <table:table-cell table:formula="of:=COUNTIF([.D$2:.D$1001];[.C644])" office:value-type="float" office:value="0" calcext:value-type="float">
            <text:p>0</text:p>
          </table:table-cell>
          <table:table-cell table:formula="of:=[.C644]*[.J6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260 <text:s text:c="2"/>13284</text:p>
          </table:table-cell>
          <table:table-cell/>
          <table:table-cell table:formula="of:=LEFT([.A645];5)" office:value-type="string" office:string-value="22260" calcext:value-type="string">
            <text:p>22260</text:p>
          </table:table-cell>
          <table:table-cell table:formula="of:=RIGHT([.A645];5)" office:value-type="string" office:string-value="13284" calcext:value-type="string">
            <text:p>13284</text:p>
          </table:table-cell>
          <table:table-cell office:value-type="string" office:string-value="65885" calcext:value-type="string">
            <text:p>65885</text:p>
          </table:table-cell>
          <table:table-cell office:value-type="string" office:string-value="69791" calcext:value-type="string">
            <text:p>69791</text:p>
          </table:table-cell>
          <table:table-cell table:formula="of:=ABS([.E645]-[.F645])" office:value-type="float" office:value="3906" calcext:value-type="float">
            <text:p>3906</text:p>
          </table:table-cell>
          <table:table-cell table:number-columns-repeated="2"/>
          <table:table-cell table:formula="of:=COUNTIF([.D$2:.D$1001];[.C645])" office:value-type="float" office:value="0" calcext:value-type="float">
            <text:p>0</text:p>
          </table:table-cell>
          <table:table-cell table:formula="of:=[.C645]*[.J6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589 <text:s text:c="2"/>16768</text:p>
          </table:table-cell>
          <table:table-cell/>
          <table:table-cell table:formula="of:=LEFT([.A646];5)" office:value-type="string" office:string-value="83589" calcext:value-type="string">
            <text:p>83589</text:p>
          </table:table-cell>
          <table:table-cell table:formula="of:=RIGHT([.A646];5)" office:value-type="string" office:string-value="16768" calcext:value-type="string">
            <text:p>16768</text:p>
          </table:table-cell>
          <table:table-cell office:value-type="string" office:string-value="65919" calcext:value-type="string">
            <text:p>65919</text:p>
          </table:table-cell>
          <table:table-cell office:value-type="string" office:string-value="69829" calcext:value-type="string">
            <text:p>69829</text:p>
          </table:table-cell>
          <table:table-cell table:formula="of:=ABS([.E646]-[.F646])" office:value-type="float" office:value="3910" calcext:value-type="float">
            <text:p>3910</text:p>
          </table:table-cell>
          <table:table-cell table:number-columns-repeated="2"/>
          <table:table-cell table:formula="of:=COUNTIF([.D$2:.D$1001];[.C646])" office:value-type="float" office:value="0" calcext:value-type="float">
            <text:p>0</text:p>
          </table:table-cell>
          <table:table-cell table:formula="of:=[.C646]*[.J6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297 <text:s text:c="2"/>43603</text:p>
          </table:table-cell>
          <table:table-cell/>
          <table:table-cell table:formula="of:=LEFT([.A647];5)" office:value-type="string" office:string-value="12297" calcext:value-type="string">
            <text:p>12297</text:p>
          </table:table-cell>
          <table:table-cell table:formula="of:=RIGHT([.A647];5)" office:value-type="string" office:string-value="43603" calcext:value-type="string">
            <text:p>43603</text:p>
          </table:table-cell>
          <table:table-cell office:value-type="string" office:string-value="65978" calcext:value-type="string">
            <text:p>65978</text:p>
          </table:table-cell>
          <table:table-cell office:value-type="string" office:string-value="69833" calcext:value-type="string">
            <text:p>69833</text:p>
          </table:table-cell>
          <table:table-cell table:formula="of:=ABS([.E647]-[.F647])" office:value-type="float" office:value="3855" calcext:value-type="float">
            <text:p>3855</text:p>
          </table:table-cell>
          <table:table-cell table:number-columns-repeated="2"/>
          <table:table-cell table:formula="of:=COUNTIF([.D$2:.D$1001];[.C647])" office:value-type="float" office:value="0" calcext:value-type="float">
            <text:p>0</text:p>
          </table:table-cell>
          <table:table-cell table:formula="of:=[.C647]*[.J6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460 <text:s text:c="2"/>30815</text:p>
          </table:table-cell>
          <table:table-cell/>
          <table:table-cell table:formula="of:=LEFT([.A648];5)" office:value-type="string" office:string-value="94460" calcext:value-type="string">
            <text:p>94460</text:p>
          </table:table-cell>
          <table:table-cell table:formula="of:=RIGHT([.A648];5)" office:value-type="string" office:string-value="30815" calcext:value-type="string">
            <text:p>30815</text:p>
          </table:table-cell>
          <table:table-cell office:value-type="string" office:string-value="66014" calcext:value-type="string">
            <text:p>66014</text:p>
          </table:table-cell>
          <table:table-cell office:value-type="string" office:string-value="69926" calcext:value-type="string">
            <text:p>69926</text:p>
          </table:table-cell>
          <table:table-cell table:formula="of:=ABS([.E648]-[.F648])" office:value-type="float" office:value="3912" calcext:value-type="float">
            <text:p>3912</text:p>
          </table:table-cell>
          <table:table-cell table:number-columns-repeated="2"/>
          <table:table-cell table:formula="of:=COUNTIF([.D$2:.D$1001];[.C648])" office:value-type="float" office:value="0" calcext:value-type="float">
            <text:p>0</text:p>
          </table:table-cell>
          <table:table-cell table:formula="of:=[.C648]*[.J6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367 <text:s text:c="2"/>74187</text:p>
          </table:table-cell>
          <table:table-cell/>
          <table:table-cell table:formula="of:=LEFT([.A649];5)" office:value-type="string" office:string-value="14367" calcext:value-type="string">
            <text:p>14367</text:p>
          </table:table-cell>
          <table:table-cell table:formula="of:=RIGHT([.A649];5)" office:value-type="string" office:string-value="74187" calcext:value-type="string">
            <text:p>74187</text:p>
          </table:table-cell>
          <table:table-cell office:value-type="string" office:string-value="66042" calcext:value-type="string">
            <text:p>66042</text:p>
          </table:table-cell>
          <table:table-cell office:value-type="string" office:string-value="69943" calcext:value-type="string">
            <text:p>69943</text:p>
          </table:table-cell>
          <table:table-cell table:formula="of:=ABS([.E649]-[.F649])" office:value-type="float" office:value="3901" calcext:value-type="float">
            <text:p>3901</text:p>
          </table:table-cell>
          <table:table-cell table:number-columns-repeated="2"/>
          <table:table-cell table:formula="of:=COUNTIF([.D$2:.D$1001];[.C649])" office:value-type="float" office:value="0" calcext:value-type="float">
            <text:p>0</text:p>
          </table:table-cell>
          <table:table-cell table:formula="of:=[.C649]*[.J6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459 <text:s text:c="2"/>78588</text:p>
          </table:table-cell>
          <table:table-cell/>
          <table:table-cell table:formula="of:=LEFT([.A650];5)" office:value-type="string" office:string-value="48459" calcext:value-type="string">
            <text:p>48459</text:p>
          </table:table-cell>
          <table:table-cell table:formula="of:=RIGHT([.A650];5)" office:value-type="string" office:string-value="78588" calcext:value-type="string">
            <text:p>78588</text:p>
          </table:table-cell>
          <table:table-cell office:value-type="string" office:string-value="66184" calcext:value-type="string">
            <text:p>66184</text:p>
          </table:table-cell>
          <table:table-cell office:value-type="string" office:string-value="70034" calcext:value-type="string">
            <text:p>70034</text:p>
          </table:table-cell>
          <table:table-cell table:formula="of:=ABS([.E650]-[.F650])" office:value-type="float" office:value="3850" calcext:value-type="float">
            <text:p>3850</text:p>
          </table:table-cell>
          <table:table-cell table:number-columns-repeated="2"/>
          <table:table-cell table:formula="of:=COUNTIF([.D$2:.D$1001];[.C650])" office:value-type="float" office:value="0" calcext:value-type="float">
            <text:p>0</text:p>
          </table:table-cell>
          <table:table-cell table:formula="of:=[.C650]*[.J6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094 <text:s text:c="2"/>14916</text:p>
          </table:table-cell>
          <table:table-cell/>
          <table:table-cell table:formula="of:=LEFT([.A651];5)" office:value-type="string" office:string-value="48094" calcext:value-type="string">
            <text:p>48094</text:p>
          </table:table-cell>
          <table:table-cell table:formula="of:=RIGHT([.A651];5)" office:value-type="string" office:string-value="14916" calcext:value-type="string">
            <text:p>14916</text:p>
          </table:table-cell>
          <table:table-cell office:value-type="string" office:string-value="66201" calcext:value-type="string">
            <text:p>66201</text:p>
          </table:table-cell>
          <table:table-cell office:value-type="string" office:string-value="70068" calcext:value-type="string">
            <text:p>70068</text:p>
          </table:table-cell>
          <table:table-cell table:formula="of:=ABS([.E651]-[.F651])" office:value-type="float" office:value="3867" calcext:value-type="float">
            <text:p>3867</text:p>
          </table:table-cell>
          <table:table-cell table:number-columns-repeated="2"/>
          <table:table-cell table:formula="of:=COUNTIF([.D$2:.D$1001];[.C651])" office:value-type="float" office:value="0" calcext:value-type="float">
            <text:p>0</text:p>
          </table:table-cell>
          <table:table-cell table:formula="of:=[.C651]*[.J6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554 <text:s text:c="2"/>34585</text:p>
          </table:table-cell>
          <table:table-cell/>
          <table:table-cell table:formula="of:=LEFT([.A652];5)" office:value-type="string" office:string-value="64554" calcext:value-type="string">
            <text:p>64554</text:p>
          </table:table-cell>
          <table:table-cell table:formula="of:=RIGHT([.A652];5)" office:value-type="string" office:string-value="34585" calcext:value-type="string">
            <text:p>34585</text:p>
          </table:table-cell>
          <table:table-cell office:value-type="string" office:string-value="66426" calcext:value-type="string">
            <text:p>66426</text:p>
          </table:table-cell>
          <table:table-cell office:value-type="string" office:string-value="70247" calcext:value-type="string">
            <text:p>70247</text:p>
          </table:table-cell>
          <table:table-cell table:formula="of:=ABS([.E652]-[.F652])" office:value-type="float" office:value="3821" calcext:value-type="float">
            <text:p>3821</text:p>
          </table:table-cell>
          <table:table-cell table:number-columns-repeated="2"/>
          <table:table-cell table:formula="of:=COUNTIF([.D$2:.D$1001];[.C652])" office:value-type="float" office:value="0" calcext:value-type="float">
            <text:p>0</text:p>
          </table:table-cell>
          <table:table-cell table:formula="of:=[.C652]*[.J6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966 <text:s text:c="2"/>15981</text:p>
          </table:table-cell>
          <table:table-cell/>
          <table:table-cell table:formula="of:=LEFT([.A653];5)" office:value-type="string" office:string-value="40966" calcext:value-type="string">
            <text:p>40966</text:p>
          </table:table-cell>
          <table:table-cell table:formula="of:=RIGHT([.A653];5)" office:value-type="string" office:string-value="15981" calcext:value-type="string">
            <text:p>15981</text:p>
          </table:table-cell>
          <table:table-cell office:value-type="string" office:string-value="66453" calcext:value-type="string">
            <text:p>66453</text:p>
          </table:table-cell>
          <table:table-cell office:value-type="string" office:string-value="70247" calcext:value-type="string">
            <text:p>70247</text:p>
          </table:table-cell>
          <table:table-cell table:formula="of:=ABS([.E653]-[.F653])" office:value-type="float" office:value="3794" calcext:value-type="float">
            <text:p>3794</text:p>
          </table:table-cell>
          <table:table-cell table:number-columns-repeated="2"/>
          <table:table-cell table:formula="of:=COUNTIF([.D$2:.D$1001];[.C653])" office:value-type="float" office:value="0" calcext:value-type="float">
            <text:p>0</text:p>
          </table:table-cell>
          <table:table-cell table:formula="of:=[.C653]*[.J6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992 <text:s text:c="2"/>68759</text:p>
          </table:table-cell>
          <table:table-cell/>
          <table:table-cell table:formula="of:=LEFT([.A654];5)" office:value-type="string" office:string-value="55992" calcext:value-type="string">
            <text:p>55992</text:p>
          </table:table-cell>
          <table:table-cell table:formula="of:=RIGHT([.A654];5)" office:value-type="string" office:string-value="68759" calcext:value-type="string">
            <text:p>68759</text:p>
          </table:table-cell>
          <table:table-cell office:value-type="string" office:string-value="66461" calcext:value-type="string">
            <text:p>66461</text:p>
          </table:table-cell>
          <table:table-cell office:value-type="string" office:string-value="70247" calcext:value-type="string">
            <text:p>70247</text:p>
          </table:table-cell>
          <table:table-cell table:formula="of:=ABS([.E654]-[.F654])" office:value-type="float" office:value="3786" calcext:value-type="float">
            <text:p>3786</text:p>
          </table:table-cell>
          <table:table-cell table:number-columns-repeated="2"/>
          <table:table-cell table:formula="of:=COUNTIF([.D$2:.D$1001];[.C654])" office:value-type="float" office:value="0" calcext:value-type="float">
            <text:p>0</text:p>
          </table:table-cell>
          <table:table-cell table:formula="of:=[.C654]*[.J6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286 <text:s text:c="2"/>64836</text:p>
          </table:table-cell>
          <table:table-cell/>
          <table:table-cell table:formula="of:=LEFT([.A655];5)" office:value-type="string" office:string-value="56286" calcext:value-type="string">
            <text:p>56286</text:p>
          </table:table-cell>
          <table:table-cell table:formula="of:=RIGHT([.A655];5)" office:value-type="string" office:string-value="64836" calcext:value-type="string">
            <text:p>64836</text:p>
          </table:table-cell>
          <table:table-cell office:value-type="string" office:string-value="66553" calcext:value-type="string">
            <text:p>66553</text:p>
          </table:table-cell>
          <table:table-cell office:value-type="string" office:string-value="70247" calcext:value-type="string">
            <text:p>70247</text:p>
          </table:table-cell>
          <table:table-cell table:formula="of:=ABS([.E655]-[.F655])" office:value-type="float" office:value="3694" calcext:value-type="float">
            <text:p>3694</text:p>
          </table:table-cell>
          <table:table-cell table:number-columns-repeated="2"/>
          <table:table-cell table:formula="of:=COUNTIF([.D$2:.D$1001];[.C655])" office:value-type="float" office:value="0" calcext:value-type="float">
            <text:p>0</text:p>
          </table:table-cell>
          <table:table-cell table:formula="of:=[.C655]*[.J6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359 <text:s text:c="2"/>58182</text:p>
          </table:table-cell>
          <table:table-cell/>
          <table:table-cell table:formula="of:=LEFT([.A656];5)" office:value-type="string" office:string-value="91359" calcext:value-type="string">
            <text:p>91359</text:p>
          </table:table-cell>
          <table:table-cell table:formula="of:=RIGHT([.A656];5)" office:value-type="string" office:string-value="58182" calcext:value-type="string">
            <text:p>58182</text:p>
          </table:table-cell>
          <table:table-cell office:value-type="string" office:string-value="66603" calcext:value-type="string">
            <text:p>66603</text:p>
          </table:table-cell>
          <table:table-cell office:value-type="string" office:string-value="70247" calcext:value-type="string">
            <text:p>70247</text:p>
          </table:table-cell>
          <table:table-cell table:formula="of:=ABS([.E656]-[.F656])" office:value-type="float" office:value="3644" calcext:value-type="float">
            <text:p>3644</text:p>
          </table:table-cell>
          <table:table-cell table:number-columns-repeated="2"/>
          <table:table-cell table:formula="of:=COUNTIF([.D$2:.D$1001];[.C656])" office:value-type="float" office:value="10" calcext:value-type="float">
            <text:p>10</text:p>
          </table:table-cell>
          <table:table-cell table:formula="of:=[.C656]*[.J656]" office:value-type="float" office:value="913590" calcext:value-type="float">
            <text:p>913590</text:p>
          </table:table-cell>
          <table:table-cell/>
        </table:table-row>
        <table:table-row table:style-name="ro1">
          <table:table-cell office:value-type="string" calcext:value-type="string">
            <text:p>37712 <text:s text:c="2"/>46867</text:p>
          </table:table-cell>
          <table:table-cell/>
          <table:table-cell table:formula="of:=LEFT([.A657];5)" office:value-type="string" office:string-value="37712" calcext:value-type="string">
            <text:p>37712</text:p>
          </table:table-cell>
          <table:table-cell table:formula="of:=RIGHT([.A657];5)" office:value-type="string" office:string-value="46867" calcext:value-type="string">
            <text:p>46867</text:p>
          </table:table-cell>
          <table:table-cell office:value-type="string" office:string-value="66651" calcext:value-type="string">
            <text:p>66651</text:p>
          </table:table-cell>
          <table:table-cell office:value-type="string" office:string-value="70247" calcext:value-type="string">
            <text:p>70247</text:p>
          </table:table-cell>
          <table:table-cell table:formula="of:=ABS([.E657]-[.F657])" office:value-type="float" office:value="3596" calcext:value-type="float">
            <text:p>3596</text:p>
          </table:table-cell>
          <table:table-cell table:number-columns-repeated="2"/>
          <table:table-cell table:formula="of:=COUNTIF([.D$2:.D$1001];[.C657])" office:value-type="float" office:value="0" calcext:value-type="float">
            <text:p>0</text:p>
          </table:table-cell>
          <table:table-cell table:formula="of:=[.C657]*[.J6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002 <text:s text:c="2"/>27220</text:p>
          </table:table-cell>
          <table:table-cell/>
          <table:table-cell table:formula="of:=LEFT([.A658];5)" office:value-type="string" office:string-value="10002" calcext:value-type="string">
            <text:p>10002</text:p>
          </table:table-cell>
          <table:table-cell table:formula="of:=RIGHT([.A658];5)" office:value-type="string" office:string-value="27220" calcext:value-type="string">
            <text:p>27220</text:p>
          </table:table-cell>
          <table:table-cell office:value-type="string" office:string-value="66670" calcext:value-type="string">
            <text:p>66670</text:p>
          </table:table-cell>
          <table:table-cell office:value-type="string" office:string-value="70247" calcext:value-type="string">
            <text:p>70247</text:p>
          </table:table-cell>
          <table:table-cell table:formula="of:=ABS([.E658]-[.F658])" office:value-type="float" office:value="3577" calcext:value-type="float">
            <text:p>3577</text:p>
          </table:table-cell>
          <table:table-cell table:number-columns-repeated="2"/>
          <table:table-cell table:formula="of:=COUNTIF([.D$2:.D$1001];[.C658])" office:value-type="float" office:value="0" calcext:value-type="float">
            <text:p>0</text:p>
          </table:table-cell>
          <table:table-cell table:formula="of:=[.C658]*[.J6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390 <text:s text:c="2"/>51119</text:p>
          </table:table-cell>
          <table:table-cell/>
          <table:table-cell table:formula="of:=LEFT([.A659];5)" office:value-type="string" office:string-value="35390" calcext:value-type="string">
            <text:p>35390</text:p>
          </table:table-cell>
          <table:table-cell table:formula="of:=RIGHT([.A659];5)" office:value-type="string" office:string-value="51119" calcext:value-type="string">
            <text:p>51119</text:p>
          </table:table-cell>
          <table:table-cell office:value-type="string" office:string-value="66714" calcext:value-type="string">
            <text:p>66714</text:p>
          </table:table-cell>
          <table:table-cell office:value-type="string" office:string-value="70247" calcext:value-type="string">
            <text:p>70247</text:p>
          </table:table-cell>
          <table:table-cell table:formula="of:=ABS([.E659]-[.F659])" office:value-type="float" office:value="3533" calcext:value-type="float">
            <text:p>3533</text:p>
          </table:table-cell>
          <table:table-cell table:number-columns-repeated="2"/>
          <table:table-cell table:formula="of:=COUNTIF([.D$2:.D$1001];[.C659])" office:value-type="float" office:value="0" calcext:value-type="float">
            <text:p>0</text:p>
          </table:table-cell>
          <table:table-cell table:formula="of:=[.C659]*[.J6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851 <text:s text:c="2"/>27599</text:p>
          </table:table-cell>
          <table:table-cell/>
          <table:table-cell table:formula="of:=LEFT([.A660];5)" office:value-type="string" office:string-value="79851" calcext:value-type="string">
            <text:p>79851</text:p>
          </table:table-cell>
          <table:table-cell table:formula="of:=RIGHT([.A660];5)" office:value-type="string" office:string-value="27599" calcext:value-type="string">
            <text:p>27599</text:p>
          </table:table-cell>
          <table:table-cell office:value-type="string" office:string-value="66789" calcext:value-type="string">
            <text:p>66789</text:p>
          </table:table-cell>
          <table:table-cell office:value-type="string" office:string-value="70247" calcext:value-type="string">
            <text:p>70247</text:p>
          </table:table-cell>
          <table:table-cell table:formula="of:=ABS([.E660]-[.F660])" office:value-type="float" office:value="3458" calcext:value-type="float">
            <text:p>3458</text:p>
          </table:table-cell>
          <table:table-cell table:number-columns-repeated="2"/>
          <table:table-cell table:formula="of:=COUNTIF([.D$2:.D$1001];[.C660])" office:value-type="float" office:value="0" calcext:value-type="float">
            <text:p>0</text:p>
          </table:table-cell>
          <table:table-cell table:formula="of:=[.C660]*[.J6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003 <text:s text:c="2"/>29681</text:p>
          </table:table-cell>
          <table:table-cell/>
          <table:table-cell table:formula="of:=LEFT([.A661];5)" office:value-type="string" office:string-value="28003" calcext:value-type="string">
            <text:p>28003</text:p>
          </table:table-cell>
          <table:table-cell table:formula="of:=RIGHT([.A661];5)" office:value-type="string" office:string-value="29681" calcext:value-type="string">
            <text:p>29681</text:p>
          </table:table-cell>
          <table:table-cell office:value-type="string" office:string-value="66794" calcext:value-type="string">
            <text:p>66794</text:p>
          </table:table-cell>
          <table:table-cell office:value-type="string" office:string-value="70247" calcext:value-type="string">
            <text:p>70247</text:p>
          </table:table-cell>
          <table:table-cell table:formula="of:=ABS([.E661]-[.F661])" office:value-type="float" office:value="3453" calcext:value-type="float">
            <text:p>3453</text:p>
          </table:table-cell>
          <table:table-cell table:number-columns-repeated="2"/>
          <table:table-cell table:formula="of:=COUNTIF([.D$2:.D$1001];[.C661])" office:value-type="float" office:value="0" calcext:value-type="float">
            <text:p>0</text:p>
          </table:table-cell>
          <table:table-cell table:formula="of:=[.C661]*[.J6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126 <text:s text:c="2"/>81943</text:p>
          </table:table-cell>
          <table:table-cell/>
          <table:table-cell table:formula="of:=LEFT([.A662];5)" office:value-type="string" office:string-value="11126" calcext:value-type="string">
            <text:p>11126</text:p>
          </table:table-cell>
          <table:table-cell table:formula="of:=RIGHT([.A662];5)" office:value-type="string" office:string-value="81943" calcext:value-type="string">
            <text:p>81943</text:p>
          </table:table-cell>
          <table:table-cell office:value-type="string" office:string-value="66867" calcext:value-type="string">
            <text:p>66867</text:p>
          </table:table-cell>
          <table:table-cell office:value-type="string" office:string-value="70247" calcext:value-type="string">
            <text:p>70247</text:p>
          </table:table-cell>
          <table:table-cell table:formula="of:=ABS([.E662]-[.F662])" office:value-type="float" office:value="3380" calcext:value-type="float">
            <text:p>3380</text:p>
          </table:table-cell>
          <table:table-cell table:number-columns-repeated="2"/>
          <table:table-cell table:formula="of:=COUNTIF([.D$2:.D$1001];[.C662])" office:value-type="float" office:value="0" calcext:value-type="float">
            <text:p>0</text:p>
          </table:table-cell>
          <table:table-cell table:formula="of:=[.C662]*[.J6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889 <text:s text:c="2"/>56829</text:p>
          </table:table-cell>
          <table:table-cell/>
          <table:table-cell table:formula="of:=LEFT([.A663];5)" office:value-type="string" office:string-value="77889" calcext:value-type="string">
            <text:p>77889</text:p>
          </table:table-cell>
          <table:table-cell table:formula="of:=RIGHT([.A663];5)" office:value-type="string" office:string-value="56829" calcext:value-type="string">
            <text:p>56829</text:p>
          </table:table-cell>
          <table:table-cell office:value-type="string" office:string-value="67232" calcext:value-type="string">
            <text:p>67232</text:p>
          </table:table-cell>
          <table:table-cell office:value-type="string" office:string-value="70247" calcext:value-type="string">
            <text:p>70247</text:p>
          </table:table-cell>
          <table:table-cell table:formula="of:=ABS([.E663]-[.F663])" office:value-type="float" office:value="3015" calcext:value-type="float">
            <text:p>3015</text:p>
          </table:table-cell>
          <table:table-cell table:number-columns-repeated="2"/>
          <table:table-cell table:formula="of:=COUNTIF([.D$2:.D$1001];[.C663])" office:value-type="float" office:value="0" calcext:value-type="float">
            <text:p>0</text:p>
          </table:table-cell>
          <table:table-cell table:formula="of:=[.C663]*[.J6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290 <text:s text:c="2"/>65255</text:p>
          </table:table-cell>
          <table:table-cell/>
          <table:table-cell table:formula="of:=LEFT([.A664];5)" office:value-type="string" office:string-value="21290" calcext:value-type="string">
            <text:p>21290</text:p>
          </table:table-cell>
          <table:table-cell table:formula="of:=RIGHT([.A664];5)" office:value-type="string" office:string-value="65255" calcext:value-type="string">
            <text:p>65255</text:p>
          </table:table-cell>
          <table:table-cell office:value-type="string" office:string-value="67283" calcext:value-type="string">
            <text:p>67283</text:p>
          </table:table-cell>
          <table:table-cell office:value-type="string" office:string-value="70247" calcext:value-type="string">
            <text:p>70247</text:p>
          </table:table-cell>
          <table:table-cell table:formula="of:=ABS([.E664]-[.F664])" office:value-type="float" office:value="2964" calcext:value-type="float">
            <text:p>2964</text:p>
          </table:table-cell>
          <table:table-cell table:number-columns-repeated="2"/>
          <table:table-cell table:formula="of:=COUNTIF([.D$2:.D$1001];[.C664])" office:value-type="float" office:value="0" calcext:value-type="float">
            <text:p>0</text:p>
          </table:table-cell>
          <table:table-cell table:formula="of:=[.C664]*[.J6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281 <text:s text:c="2"/>42665</text:p>
          </table:table-cell>
          <table:table-cell/>
          <table:table-cell table:formula="of:=LEFT([.A665];5)" office:value-type="string" office:string-value="12281" calcext:value-type="string">
            <text:p>12281</text:p>
          </table:table-cell>
          <table:table-cell table:formula="of:=RIGHT([.A665];5)" office:value-type="string" office:string-value="42665" calcext:value-type="string">
            <text:p>42665</text:p>
          </table:table-cell>
          <table:table-cell office:value-type="string" office:string-value="67412" calcext:value-type="string">
            <text:p>67412</text:p>
          </table:table-cell>
          <table:table-cell office:value-type="string" office:string-value="70247" calcext:value-type="string">
            <text:p>70247</text:p>
          </table:table-cell>
          <table:table-cell table:formula="of:=ABS([.E665]-[.F665])" office:value-type="float" office:value="2835" calcext:value-type="float">
            <text:p>2835</text:p>
          </table:table-cell>
          <table:table-cell table:number-columns-repeated="2"/>
          <table:table-cell table:formula="of:=COUNTIF([.D$2:.D$1001];[.C665])" office:value-type="float" office:value="0" calcext:value-type="float">
            <text:p>0</text:p>
          </table:table-cell>
          <table:table-cell table:formula="of:=[.C665]*[.J6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526 <text:s text:c="2"/>23054</text:p>
          </table:table-cell>
          <table:table-cell/>
          <table:table-cell table:formula="of:=LEFT([.A666];5)" office:value-type="string" office:string-value="58526" calcext:value-type="string">
            <text:p>58526</text:p>
          </table:table-cell>
          <table:table-cell table:formula="of:=RIGHT([.A666];5)" office:value-type="string" office:string-value="23054" calcext:value-type="string">
            <text:p>23054</text:p>
          </table:table-cell>
          <table:table-cell office:value-type="string" office:string-value="67567" calcext:value-type="string">
            <text:p>67567</text:p>
          </table:table-cell>
          <table:table-cell office:value-type="string" office:string-value="70247" calcext:value-type="string">
            <text:p>70247</text:p>
          </table:table-cell>
          <table:table-cell table:formula="of:=ABS([.E666]-[.F666])" office:value-type="float" office:value="2680" calcext:value-type="float">
            <text:p>2680</text:p>
          </table:table-cell>
          <table:table-cell table:number-columns-repeated="2"/>
          <table:table-cell table:formula="of:=COUNTIF([.D$2:.D$1001];[.C666])" office:value-type="float" office:value="0" calcext:value-type="float">
            <text:p>0</text:p>
          </table:table-cell>
          <table:table-cell table:formula="of:=[.C666]*[.J6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441 <text:s text:c="2"/>43603</text:p>
          </table:table-cell>
          <table:table-cell/>
          <table:table-cell table:formula="of:=LEFT([.A667];5)" office:value-type="string" office:string-value="96441" calcext:value-type="string">
            <text:p>96441</text:p>
          </table:table-cell>
          <table:table-cell table:formula="of:=RIGHT([.A667];5)" office:value-type="string" office:string-value="43603" calcext:value-type="string">
            <text:p>43603</text:p>
          </table:table-cell>
          <table:table-cell office:value-type="string" office:string-value="67578" calcext:value-type="string">
            <text:p>67578</text:p>
          </table:table-cell>
          <table:table-cell office:value-type="string" office:string-value="70247" calcext:value-type="string">
            <text:p>70247</text:p>
          </table:table-cell>
          <table:table-cell table:formula="of:=ABS([.E667]-[.F667])" office:value-type="float" office:value="2669" calcext:value-type="float">
            <text:p>2669</text:p>
          </table:table-cell>
          <table:table-cell table:number-columns-repeated="2"/>
          <table:table-cell table:formula="of:=COUNTIF([.D$2:.D$1001];[.C667])" office:value-type="float" office:value="0" calcext:value-type="float">
            <text:p>0</text:p>
          </table:table-cell>
          <table:table-cell table:formula="of:=[.C667]*[.J6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713 <text:s text:c="2"/>24189</text:p>
          </table:table-cell>
          <table:table-cell/>
          <table:table-cell table:formula="of:=LEFT([.A668];5)" office:value-type="string" office:string-value="32713" calcext:value-type="string">
            <text:p>32713</text:p>
          </table:table-cell>
          <table:table-cell table:formula="of:=RIGHT([.A668];5)" office:value-type="string" office:string-value="24189" calcext:value-type="string">
            <text:p>24189</text:p>
          </table:table-cell>
          <table:table-cell office:value-type="string" office:string-value="67917" calcext:value-type="string">
            <text:p>67917</text:p>
          </table:table-cell>
          <table:table-cell office:value-type="string" office:string-value="70247" calcext:value-type="string">
            <text:p>70247</text:p>
          </table:table-cell>
          <table:table-cell table:formula="of:=ABS([.E668]-[.F668])" office:value-type="float" office:value="2330" calcext:value-type="float">
            <text:p>2330</text:p>
          </table:table-cell>
          <table:table-cell table:number-columns-repeated="2"/>
          <table:table-cell table:formula="of:=COUNTIF([.D$2:.D$1001];[.C668])" office:value-type="float" office:value="0" calcext:value-type="float">
            <text:p>0</text:p>
          </table:table-cell>
          <table:table-cell table:formula="of:=[.C668]*[.J6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803 <text:s text:c="2"/>69829</text:p>
          </table:table-cell>
          <table:table-cell/>
          <table:table-cell table:formula="of:=LEFT([.A669];5)" office:value-type="string" office:string-value="11803" calcext:value-type="string">
            <text:p>11803</text:p>
          </table:table-cell>
          <table:table-cell table:formula="of:=RIGHT([.A669];5)" office:value-type="string" office:string-value="69829" calcext:value-type="string">
            <text:p>69829</text:p>
          </table:table-cell>
          <table:table-cell office:value-type="string" office:string-value="67936" calcext:value-type="string">
            <text:p>67936</text:p>
          </table:table-cell>
          <table:table-cell office:value-type="string" office:string-value="70247" calcext:value-type="string">
            <text:p>70247</text:p>
          </table:table-cell>
          <table:table-cell table:formula="of:=ABS([.E669]-[.F669])" office:value-type="float" office:value="2311" calcext:value-type="float">
            <text:p>2311</text:p>
          </table:table-cell>
          <table:table-cell table:number-columns-repeated="2"/>
          <table:table-cell table:formula="of:=COUNTIF([.D$2:.D$1001];[.C669])" office:value-type="float" office:value="0" calcext:value-type="float">
            <text:p>0</text:p>
          </table:table-cell>
          <table:table-cell table:formula="of:=[.C669]*[.J6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808 <text:s text:c="2"/>15511</text:p>
          </table:table-cell>
          <table:table-cell/>
          <table:table-cell table:formula="of:=LEFT([.A670];5)" office:value-type="string" office:string-value="15808" calcext:value-type="string">
            <text:p>15808</text:p>
          </table:table-cell>
          <table:table-cell table:formula="of:=RIGHT([.A670];5)" office:value-type="string" office:string-value="15511" calcext:value-type="string">
            <text:p>15511</text:p>
          </table:table-cell>
          <table:table-cell office:value-type="string" office:string-value="68054" calcext:value-type="string">
            <text:p>68054</text:p>
          </table:table-cell>
          <table:table-cell office:value-type="string" office:string-value="70247" calcext:value-type="string">
            <text:p>70247</text:p>
          </table:table-cell>
          <table:table-cell table:formula="of:=ABS([.E670]-[.F670])" office:value-type="float" office:value="2193" calcext:value-type="float">
            <text:p>2193</text:p>
          </table:table-cell>
          <table:table-cell table:number-columns-repeated="2"/>
          <table:table-cell table:formula="of:=COUNTIF([.D$2:.D$1001];[.C670])" office:value-type="float" office:value="0" calcext:value-type="float">
            <text:p>0</text:p>
          </table:table-cell>
          <table:table-cell table:formula="of:=[.C670]*[.J6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150 <text:s text:c="2"/>87399</text:p>
          </table:table-cell>
          <table:table-cell/>
          <table:table-cell table:formula="of:=LEFT([.A671];5)" office:value-type="string" office:string-value="87150" calcext:value-type="string">
            <text:p>87150</text:p>
          </table:table-cell>
          <table:table-cell table:formula="of:=RIGHT([.A671];5)" office:value-type="string" office:string-value="87399" calcext:value-type="string">
            <text:p>87399</text:p>
          </table:table-cell>
          <table:table-cell office:value-type="string" office:string-value="68240" calcext:value-type="string">
            <text:p>68240</text:p>
          </table:table-cell>
          <table:table-cell office:value-type="string" office:string-value="70593" calcext:value-type="string">
            <text:p>70593</text:p>
          </table:table-cell>
          <table:table-cell table:formula="of:=ABS([.E671]-[.F671])" office:value-type="float" office:value="2353" calcext:value-type="float">
            <text:p>2353</text:p>
          </table:table-cell>
          <table:table-cell table:number-columns-repeated="2"/>
          <table:table-cell table:formula="of:=COUNTIF([.D$2:.D$1001];[.C671])" office:value-type="float" office:value="0" calcext:value-type="float">
            <text:p>0</text:p>
          </table:table-cell>
          <table:table-cell table:formula="of:=[.C671]*[.J6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028 <text:s text:c="2"/>69071</text:p>
          </table:table-cell>
          <table:table-cell/>
          <table:table-cell table:formula="of:=LEFT([.A672];5)" office:value-type="string" office:string-value="61028" calcext:value-type="string">
            <text:p>61028</text:p>
          </table:table-cell>
          <table:table-cell table:formula="of:=RIGHT([.A672];5)" office:value-type="string" office:string-value="69071" calcext:value-type="string">
            <text:p>69071</text:p>
          </table:table-cell>
          <table:table-cell office:value-type="string" office:string-value="68321" calcext:value-type="string">
            <text:p>68321</text:p>
          </table:table-cell>
          <table:table-cell office:value-type="string" office:string-value="70636" calcext:value-type="string">
            <text:p>70636</text:p>
          </table:table-cell>
          <table:table-cell table:formula="of:=ABS([.E672]-[.F672])" office:value-type="float" office:value="2315" calcext:value-type="float">
            <text:p>2315</text:p>
          </table:table-cell>
          <table:table-cell table:number-columns-repeated="2"/>
          <table:table-cell table:formula="of:=COUNTIF([.D$2:.D$1001];[.C672])" office:value-type="float" office:value="0" calcext:value-type="float">
            <text:p>0</text:p>
          </table:table-cell>
          <table:table-cell table:formula="of:=[.C672]*[.J6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603 <text:s text:c="2"/>18973</text:p>
          </table:table-cell>
          <table:table-cell/>
          <table:table-cell table:formula="of:=LEFT([.A673];5)" office:value-type="string" office:string-value="43603" calcext:value-type="string">
            <text:p>43603</text:p>
          </table:table-cell>
          <table:table-cell table:formula="of:=RIGHT([.A673];5)" office:value-type="string" office:string-value="18973" calcext:value-type="string">
            <text:p>18973</text:p>
          </table:table-cell>
          <table:table-cell office:value-type="string" office:string-value="68390" calcext:value-type="string">
            <text:p>68390</text:p>
          </table:table-cell>
          <table:table-cell office:value-type="string" office:string-value="71093" calcext:value-type="string">
            <text:p>71093</text:p>
          </table:table-cell>
          <table:table-cell table:formula="of:=ABS([.E673]-[.F673])" office:value-type="float" office:value="2703" calcext:value-type="float">
            <text:p>2703</text:p>
          </table:table-cell>
          <table:table-cell table:number-columns-repeated="2"/>
          <table:table-cell table:formula="of:=COUNTIF([.D$2:.D$1001];[.C673])" office:value-type="float" office:value="20" calcext:value-type="float">
            <text:p>20</text:p>
          </table:table-cell>
          <table:table-cell table:formula="of:=[.C673]*[.J673]" office:value-type="float" office:value="872060" calcext:value-type="float">
            <text:p>872060</text:p>
          </table:table-cell>
          <table:table-cell/>
        </table:table-row>
        <table:table-row table:style-name="ro1">
          <table:table-cell office:value-type="string" calcext:value-type="string">
            <text:p>49827 <text:s text:c="2"/>13284</text:p>
          </table:table-cell>
          <table:table-cell/>
          <table:table-cell table:formula="of:=LEFT([.A674];5)" office:value-type="string" office:string-value="49827" calcext:value-type="string">
            <text:p>49827</text:p>
          </table:table-cell>
          <table:table-cell table:formula="of:=RIGHT([.A674];5)" office:value-type="string" office:string-value="13284" calcext:value-type="string">
            <text:p>13284</text:p>
          </table:table-cell>
          <table:table-cell office:value-type="string" office:string-value="68624" calcext:value-type="string">
            <text:p>68624</text:p>
          </table:table-cell>
          <table:table-cell office:value-type="string" office:string-value="71162" calcext:value-type="string">
            <text:p>71162</text:p>
          </table:table-cell>
          <table:table-cell table:formula="of:=ABS([.E674]-[.F674])" office:value-type="float" office:value="2538" calcext:value-type="float">
            <text:p>2538</text:p>
          </table:table-cell>
          <table:table-cell table:number-columns-repeated="2"/>
          <table:table-cell table:formula="of:=COUNTIF([.D$2:.D$1001];[.C674])" office:value-type="float" office:value="0" calcext:value-type="float">
            <text:p>0</text:p>
          </table:table-cell>
          <table:table-cell table:formula="of:=[.C674]*[.J6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374 <text:s text:c="2"/>17299</text:p>
          </table:table-cell>
          <table:table-cell/>
          <table:table-cell table:formula="of:=LEFT([.A675];5)" office:value-type="string" office:string-value="79374" calcext:value-type="string">
            <text:p>79374</text:p>
          </table:table-cell>
          <table:table-cell table:formula="of:=RIGHT([.A675];5)" office:value-type="string" office:string-value="17299" calcext:value-type="string">
            <text:p>17299</text:p>
          </table:table-cell>
          <table:table-cell office:value-type="string" office:string-value="68670" calcext:value-type="string">
            <text:p>68670</text:p>
          </table:table-cell>
          <table:table-cell office:value-type="string" office:string-value="71247" calcext:value-type="string">
            <text:p>71247</text:p>
          </table:table-cell>
          <table:table-cell table:formula="of:=ABS([.E675]-[.F675])" office:value-type="float" office:value="2577" calcext:value-type="float">
            <text:p>2577</text:p>
          </table:table-cell>
          <table:table-cell table:number-columns-repeated="2"/>
          <table:table-cell table:formula="of:=COUNTIF([.D$2:.D$1001];[.C675])" office:value-type="float" office:value="0" calcext:value-type="float">
            <text:p>0</text:p>
          </table:table-cell>
          <table:table-cell table:formula="of:=[.C675]*[.J6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980 <text:s text:c="2"/>46293</text:p>
          </table:table-cell>
          <table:table-cell/>
          <table:table-cell table:formula="of:=LEFT([.A676];5)" office:value-type="string" office:string-value="63980" calcext:value-type="string">
            <text:p>63980</text:p>
          </table:table-cell>
          <table:table-cell table:formula="of:=RIGHT([.A676];5)" office:value-type="string" office:string-value="46293" calcext:value-type="string">
            <text:p>46293</text:p>
          </table:table-cell>
          <table:table-cell office:value-type="string" office:string-value="68672" calcext:value-type="string">
            <text:p>68672</text:p>
          </table:table-cell>
          <table:table-cell office:value-type="string" office:string-value="71361" calcext:value-type="string">
            <text:p>71361</text:p>
          </table:table-cell>
          <table:table-cell table:formula="of:=ABS([.E676]-[.F676])" office:value-type="float" office:value="2689" calcext:value-type="float">
            <text:p>2689</text:p>
          </table:table-cell>
          <table:table-cell table:number-columns-repeated="2"/>
          <table:table-cell table:formula="of:=COUNTIF([.D$2:.D$1001];[.C676])" office:value-type="float" office:value="0" calcext:value-type="float">
            <text:p>0</text:p>
          </table:table-cell>
          <table:table-cell table:formula="of:=[.C676]*[.J6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321 <text:s text:c="2"/>91359</text:p>
          </table:table-cell>
          <table:table-cell/>
          <table:table-cell table:formula="of:=LEFT([.A677];5)" office:value-type="string" office:string-value="35321" calcext:value-type="string">
            <text:p>35321</text:p>
          </table:table-cell>
          <table:table-cell table:formula="of:=RIGHT([.A677];5)" office:value-type="string" office:string-value="91359" calcext:value-type="string">
            <text:p>91359</text:p>
          </table:table-cell>
          <table:table-cell office:value-type="string" office:string-value="68704" calcext:value-type="string">
            <text:p>68704</text:p>
          </table:table-cell>
          <table:table-cell office:value-type="string" office:string-value="71553" calcext:value-type="string">
            <text:p>71553</text:p>
          </table:table-cell>
          <table:table-cell table:formula="of:=ABS([.E677]-[.F677])" office:value-type="float" office:value="2849" calcext:value-type="float">
            <text:p>2849</text:p>
          </table:table-cell>
          <table:table-cell table:number-columns-repeated="2"/>
          <table:table-cell table:formula="of:=COUNTIF([.D$2:.D$1001];[.C677])" office:value-type="float" office:value="0" calcext:value-type="float">
            <text:p>0</text:p>
          </table:table-cell>
          <table:table-cell table:formula="of:=[.C677]*[.J6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092 <text:s text:c="2"/>77019</text:p>
          </table:table-cell>
          <table:table-cell/>
          <table:table-cell table:formula="of:=LEFT([.A678];5)" office:value-type="string" office:string-value="63092" calcext:value-type="string">
            <text:p>63092</text:p>
          </table:table-cell>
          <table:table-cell table:formula="of:=RIGHT([.A678];5)" office:value-type="string" office:string-value="77019" calcext:value-type="string">
            <text:p>77019</text:p>
          </table:table-cell>
          <table:table-cell office:value-type="string" office:string-value="68757" calcext:value-type="string">
            <text:p>68757</text:p>
          </table:table-cell>
          <table:table-cell office:value-type="string" office:string-value="71849" calcext:value-type="string">
            <text:p>71849</text:p>
          </table:table-cell>
          <table:table-cell table:formula="of:=ABS([.E678]-[.F678])" office:value-type="float" office:value="3092" calcext:value-type="float">
            <text:p>3092</text:p>
          </table:table-cell>
          <table:table-cell table:number-columns-repeated="2"/>
          <table:table-cell table:formula="of:=COUNTIF([.D$2:.D$1001];[.C678])" office:value-type="float" office:value="0" calcext:value-type="float">
            <text:p>0</text:p>
          </table:table-cell>
          <table:table-cell table:formula="of:=[.C678]*[.J6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950 <text:s text:c="2"/>81943</text:p>
          </table:table-cell>
          <table:table-cell/>
          <table:table-cell table:formula="of:=LEFT([.A679];5)" office:value-type="string" office:string-value="93950" calcext:value-type="string">
            <text:p>93950</text:p>
          </table:table-cell>
          <table:table-cell table:formula="of:=RIGHT([.A679];5)" office:value-type="string" office:string-value="81943" calcext:value-type="string">
            <text:p>81943</text:p>
          </table:table-cell>
          <table:table-cell office:value-type="string" office:string-value="68911" calcext:value-type="string">
            <text:p>68911</text:p>
          </table:table-cell>
          <table:table-cell office:value-type="string" office:string-value="72109" calcext:value-type="string">
            <text:p>72109</text:p>
          </table:table-cell>
          <table:table-cell table:formula="of:=ABS([.E679]-[.F679])" office:value-type="float" office:value="3198" calcext:value-type="float">
            <text:p>3198</text:p>
          </table:table-cell>
          <table:table-cell table:number-columns-repeated="2"/>
          <table:table-cell table:formula="of:=COUNTIF([.D$2:.D$1001];[.C679])" office:value-type="float" office:value="0" calcext:value-type="float">
            <text:p>0</text:p>
          </table:table-cell>
          <table:table-cell table:formula="of:=[.C679]*[.J6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348 <text:s text:c="2"/>98676</text:p>
          </table:table-cell>
          <table:table-cell/>
          <table:table-cell table:formula="of:=LEFT([.A680];5)" office:value-type="string" office:string-value="61348" calcext:value-type="string">
            <text:p>61348</text:p>
          </table:table-cell>
          <table:table-cell table:formula="of:=RIGHT([.A680];5)" office:value-type="string" office:string-value="98676" calcext:value-type="string">
            <text:p>98676</text:p>
          </table:table-cell>
          <table:table-cell office:value-type="string" office:string-value="68919" calcext:value-type="string">
            <text:p>68919</text:p>
          </table:table-cell>
          <table:table-cell office:value-type="string" office:string-value="72477" calcext:value-type="string">
            <text:p>72477</text:p>
          </table:table-cell>
          <table:table-cell table:formula="of:=ABS([.E680]-[.F680])" office:value-type="float" office:value="3558" calcext:value-type="float">
            <text:p>3558</text:p>
          </table:table-cell>
          <table:table-cell table:number-columns-repeated="2"/>
          <table:table-cell table:formula="of:=COUNTIF([.D$2:.D$1001];[.C680])" office:value-type="float" office:value="0" calcext:value-type="float">
            <text:p>0</text:p>
          </table:table-cell>
          <table:table-cell table:formula="of:=[.C680]*[.J6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412 <text:s text:c="2"/>26112</text:p>
          </table:table-cell>
          <table:table-cell/>
          <table:table-cell table:formula="of:=LEFT([.A681];5)" office:value-type="string" office:string-value="67412" calcext:value-type="string">
            <text:p>67412</text:p>
          </table:table-cell>
          <table:table-cell table:formula="of:=RIGHT([.A681];5)" office:value-type="string" office:string-value="26112" calcext:value-type="string">
            <text:p>26112</text:p>
          </table:table-cell>
          <table:table-cell office:value-type="string" office:string-value="68950" calcext:value-type="string">
            <text:p>68950</text:p>
          </table:table-cell>
          <table:table-cell office:value-type="string" office:string-value="72496" calcext:value-type="string">
            <text:p>72496</text:p>
          </table:table-cell>
          <table:table-cell table:formula="of:=ABS([.E681]-[.F681])" office:value-type="float" office:value="3546" calcext:value-type="float">
            <text:p>3546</text:p>
          </table:table-cell>
          <table:table-cell table:number-columns-repeated="2"/>
          <table:table-cell table:formula="of:=COUNTIF([.D$2:.D$1001];[.C681])" office:value-type="float" office:value="0" calcext:value-type="float">
            <text:p>0</text:p>
          </table:table-cell>
          <table:table-cell table:formula="of:=[.C681]*[.J6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625 <text:s text:c="2"/>61556</text:p>
          </table:table-cell>
          <table:table-cell/>
          <table:table-cell table:formula="of:=LEFT([.A682];5)" office:value-type="string" office:string-value="88625" calcext:value-type="string">
            <text:p>88625</text:p>
          </table:table-cell>
          <table:table-cell table:formula="of:=RIGHT([.A682];5)" office:value-type="string" office:string-value="61556" calcext:value-type="string">
            <text:p>61556</text:p>
          </table:table-cell>
          <table:table-cell office:value-type="string" office:string-value="69061" calcext:value-type="string">
            <text:p>69061</text:p>
          </table:table-cell>
          <table:table-cell office:value-type="string" office:string-value="72612" calcext:value-type="string">
            <text:p>72612</text:p>
          </table:table-cell>
          <table:table-cell table:formula="of:=ABS([.E682]-[.F682])" office:value-type="float" office:value="3551" calcext:value-type="float">
            <text:p>3551</text:p>
          </table:table-cell>
          <table:table-cell table:number-columns-repeated="2"/>
          <table:table-cell table:formula="of:=COUNTIF([.D$2:.D$1001];[.C682])" office:value-type="float" office:value="0" calcext:value-type="float">
            <text:p>0</text:p>
          </table:table-cell>
          <table:table-cell table:formula="of:=[.C682]*[.J6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756 <text:s text:c="2"/>46867</text:p>
          </table:table-cell>
          <table:table-cell/>
          <table:table-cell table:formula="of:=LEFT([.A683];5)" office:value-type="string" office:string-value="82756" calcext:value-type="string">
            <text:p>82756</text:p>
          </table:table-cell>
          <table:table-cell table:formula="of:=RIGHT([.A683];5)" office:value-type="string" office:string-value="46867" calcext:value-type="string">
            <text:p>46867</text:p>
          </table:table-cell>
          <table:table-cell office:value-type="string" office:string-value="69071" calcext:value-type="string">
            <text:p>69071</text:p>
          </table:table-cell>
          <table:table-cell office:value-type="string" office:string-value="72738" calcext:value-type="string">
            <text:p>72738</text:p>
          </table:table-cell>
          <table:table-cell table:formula="of:=ABS([.E683]-[.F683])" office:value-type="float" office:value="3667" calcext:value-type="float">
            <text:p>3667</text:p>
          </table:table-cell>
          <table:table-cell table:number-columns-repeated="2"/>
          <table:table-cell table:formula="of:=COUNTIF([.D$2:.D$1001];[.C683])" office:value-type="float" office:value="0" calcext:value-type="float">
            <text:p>0</text:p>
          </table:table-cell>
          <table:table-cell table:formula="of:=[.C683]*[.J6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980 <text:s text:c="2"/>51275</text:p>
          </table:table-cell>
          <table:table-cell/>
          <table:table-cell table:formula="of:=LEFT([.A684];5)" office:value-type="string" office:string-value="61980" calcext:value-type="string">
            <text:p>61980</text:p>
          </table:table-cell>
          <table:table-cell table:formula="of:=RIGHT([.A684];5)" office:value-type="string" office:string-value="51275" calcext:value-type="string">
            <text:p>51275</text:p>
          </table:table-cell>
          <table:table-cell office:value-type="string" office:string-value="69322" calcext:value-type="string">
            <text:p>69322</text:p>
          </table:table-cell>
          <table:table-cell office:value-type="string" office:string-value="72825" calcext:value-type="string">
            <text:p>72825</text:p>
          </table:table-cell>
          <table:table-cell table:formula="of:=ABS([.E684]-[.F684])" office:value-type="float" office:value="3503" calcext:value-type="float">
            <text:p>3503</text:p>
          </table:table-cell>
          <table:table-cell table:number-columns-repeated="2"/>
          <table:table-cell table:formula="of:=COUNTIF([.D$2:.D$1001];[.C684])" office:value-type="float" office:value="0" calcext:value-type="float">
            <text:p>0</text:p>
          </table:table-cell>
          <table:table-cell table:formula="of:=[.C684]*[.J6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183 <text:s text:c="2"/>15153</text:p>
          </table:table-cell>
          <table:table-cell/>
          <table:table-cell table:formula="of:=LEFT([.A685];5)" office:value-type="string" office:string-value="33183" calcext:value-type="string">
            <text:p>33183</text:p>
          </table:table-cell>
          <table:table-cell table:formula="of:=RIGHT([.A685];5)" office:value-type="string" office:string-value="15153" calcext:value-type="string">
            <text:p>15153</text:p>
          </table:table-cell>
          <table:table-cell office:value-type="string" office:string-value="69474" calcext:value-type="string">
            <text:p>69474</text:p>
          </table:table-cell>
          <table:table-cell office:value-type="string" office:string-value="73008" calcext:value-type="string">
            <text:p>73008</text:p>
          </table:table-cell>
          <table:table-cell table:formula="of:=ABS([.E685]-[.F685])" office:value-type="float" office:value="3534" calcext:value-type="float">
            <text:p>3534</text:p>
          </table:table-cell>
          <table:table-cell table:number-columns-repeated="2"/>
          <table:table-cell table:formula="of:=COUNTIF([.D$2:.D$1001];[.C685])" office:value-type="float" office:value="0" calcext:value-type="float">
            <text:p>0</text:p>
          </table:table-cell>
          <table:table-cell table:formula="of:=[.C685]*[.J6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717 <text:s text:c="2"/>54552</text:p>
          </table:table-cell>
          <table:table-cell/>
          <table:table-cell table:formula="of:=LEFT([.A686];5)" office:value-type="string" office:string-value="82717" calcext:value-type="string">
            <text:p>82717</text:p>
          </table:table-cell>
          <table:table-cell table:formula="of:=RIGHT([.A686];5)" office:value-type="string" office:string-value="54552" calcext:value-type="string">
            <text:p>54552</text:p>
          </table:table-cell>
          <table:table-cell office:value-type="string" office:string-value="69522" calcext:value-type="string">
            <text:p>69522</text:p>
          </table:table-cell>
          <table:table-cell office:value-type="string" office:string-value="73076" calcext:value-type="string">
            <text:p>73076</text:p>
          </table:table-cell>
          <table:table-cell table:formula="of:=ABS([.E686]-[.F686])" office:value-type="float" office:value="3554" calcext:value-type="float">
            <text:p>3554</text:p>
          </table:table-cell>
          <table:table-cell table:number-columns-repeated="2"/>
          <table:table-cell table:formula="of:=COUNTIF([.D$2:.D$1001];[.C686])" office:value-type="float" office:value="0" calcext:value-type="float">
            <text:p>0</text:p>
          </table:table-cell>
          <table:table-cell table:formula="of:=[.C686]*[.J6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272 <text:s text:c="2"/>69791</text:p>
          </table:table-cell>
          <table:table-cell/>
          <table:table-cell table:formula="of:=LEFT([.A687];5)" office:value-type="string" office:string-value="10272" calcext:value-type="string">
            <text:p>10272</text:p>
          </table:table-cell>
          <table:table-cell table:formula="of:=RIGHT([.A687];5)" office:value-type="string" office:string-value="69791" calcext:value-type="string">
            <text:p>69791</text:p>
          </table:table-cell>
          <table:table-cell office:value-type="string" office:string-value="69726" calcext:value-type="string">
            <text:p>69726</text:p>
          </table:table-cell>
          <table:table-cell office:value-type="string" office:string-value="73090" calcext:value-type="string">
            <text:p>73090</text:p>
          </table:table-cell>
          <table:table-cell table:formula="of:=ABS([.E687]-[.F687])" office:value-type="float" office:value="3364" calcext:value-type="float">
            <text:p>3364</text:p>
          </table:table-cell>
          <table:table-cell table:number-columns-repeated="2"/>
          <table:table-cell table:formula="of:=COUNTIF([.D$2:.D$1001];[.C687])" office:value-type="float" office:value="0" calcext:value-type="float">
            <text:p>0</text:p>
          </table:table-cell>
          <table:table-cell table:formula="of:=[.C687]*[.J6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197 <text:s text:c="2"/>85585</text:p>
          </table:table-cell>
          <table:table-cell/>
          <table:table-cell table:formula="of:=LEFT([.A688];5)" office:value-type="string" office:string-value="90197" calcext:value-type="string">
            <text:p>90197</text:p>
          </table:table-cell>
          <table:table-cell table:formula="of:=RIGHT([.A688];5)" office:value-type="string" office:string-value="85585" calcext:value-type="string">
            <text:p>85585</text:p>
          </table:table-cell>
          <table:table-cell office:value-type="string" office:string-value="70001" calcext:value-type="string">
            <text:p>70001</text:p>
          </table:table-cell>
          <table:table-cell office:value-type="string" office:string-value="73112" calcext:value-type="string">
            <text:p>73112</text:p>
          </table:table-cell>
          <table:table-cell table:formula="of:=ABS([.E688]-[.F688])" office:value-type="float" office:value="3111" calcext:value-type="float">
            <text:p>3111</text:p>
          </table:table-cell>
          <table:table-cell table:number-columns-repeated="2"/>
          <table:table-cell table:formula="of:=COUNTIF([.D$2:.D$1001];[.C688])" office:value-type="float" office:value="0" calcext:value-type="float">
            <text:p>0</text:p>
          </table:table-cell>
          <table:table-cell table:formula="of:=[.C688]*[.J6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042 <text:s text:c="2"/>81450</text:p>
          </table:table-cell>
          <table:table-cell/>
          <table:table-cell table:formula="of:=LEFT([.A689];5)" office:value-type="string" office:string-value="66042" calcext:value-type="string">
            <text:p>66042</text:p>
          </table:table-cell>
          <table:table-cell table:formula="of:=RIGHT([.A689];5)" office:value-type="string" office:string-value="81450" calcext:value-type="string">
            <text:p>81450</text:p>
          </table:table-cell>
          <table:table-cell office:value-type="string" office:string-value="70247" calcext:value-type="string">
            <text:p>70247</text:p>
          </table:table-cell>
          <table:table-cell office:value-type="string" office:string-value="73346" calcext:value-type="string">
            <text:p>73346</text:p>
          </table:table-cell>
          <table:table-cell table:formula="of:=ABS([.E689]-[.F689])" office:value-type="float" office:value="3099" calcext:value-type="float">
            <text:p>3099</text:p>
          </table:table-cell>
          <table:table-cell table:number-columns-repeated="2"/>
          <table:table-cell table:formula="of:=COUNTIF([.D$2:.D$1001];[.C689])" office:value-type="float" office:value="0" calcext:value-type="float">
            <text:p>0</text:p>
          </table:table-cell>
          <table:table-cell table:formula="of:=[.C689]*[.J6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499 <text:s text:c="2"/>55031</text:p>
          </table:table-cell>
          <table:table-cell/>
          <table:table-cell table:formula="of:=LEFT([.A690];5)" office:value-type="string" office:string-value="87499" calcext:value-type="string">
            <text:p>87499</text:p>
          </table:table-cell>
          <table:table-cell table:formula="of:=RIGHT([.A690];5)" office:value-type="string" office:string-value="55031" calcext:value-type="string">
            <text:p>55031</text:p>
          </table:table-cell>
          <table:table-cell office:value-type="string" office:string-value="70322" calcext:value-type="string">
            <text:p>70322</text:p>
          </table:table-cell>
          <table:table-cell office:value-type="string" office:string-value="73413" calcext:value-type="string">
            <text:p>73413</text:p>
          </table:table-cell>
          <table:table-cell table:formula="of:=ABS([.E690]-[.F690])" office:value-type="float" office:value="3091" calcext:value-type="float">
            <text:p>3091</text:p>
          </table:table-cell>
          <table:table-cell table:number-columns-repeated="2"/>
          <table:table-cell table:formula="of:=COUNTIF([.D$2:.D$1001];[.C690])" office:value-type="float" office:value="0" calcext:value-type="float">
            <text:p>0</text:p>
          </table:table-cell>
          <table:table-cell table:formula="of:=[.C690]*[.J6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891 <text:s text:c="2"/>59921</text:p>
          </table:table-cell>
          <table:table-cell/>
          <table:table-cell table:formula="of:=LEFT([.A691];5)" office:value-type="string" office:string-value="22891" calcext:value-type="string">
            <text:p>22891</text:p>
          </table:table-cell>
          <table:table-cell table:formula="of:=RIGHT([.A691];5)" office:value-type="string" office:string-value="59921" calcext:value-type="string">
            <text:p>59921</text:p>
          </table:table-cell>
          <table:table-cell office:value-type="string" office:string-value="70342" calcext:value-type="string">
            <text:p>70342</text:p>
          </table:table-cell>
          <table:table-cell office:value-type="string" office:string-value="73762" calcext:value-type="string">
            <text:p>73762</text:p>
          </table:table-cell>
          <table:table-cell table:formula="of:=ABS([.E691]-[.F691])" office:value-type="float" office:value="3420" calcext:value-type="float">
            <text:p>3420</text:p>
          </table:table-cell>
          <table:table-cell table:number-columns-repeated="2"/>
          <table:table-cell table:formula="of:=COUNTIF([.D$2:.D$1001];[.C691])" office:value-type="float" office:value="0" calcext:value-type="float">
            <text:p>0</text:p>
          </table:table-cell>
          <table:table-cell table:formula="of:=[.C691]*[.J6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636 <text:s text:c="2"/>87817</text:p>
          </table:table-cell>
          <table:table-cell/>
          <table:table-cell table:formula="of:=LEFT([.A692];5)" office:value-type="string" office:string-value="19636" calcext:value-type="string">
            <text:p>19636</text:p>
          </table:table-cell>
          <table:table-cell table:formula="of:=RIGHT([.A692];5)" office:value-type="string" office:string-value="87817" calcext:value-type="string">
            <text:p>87817</text:p>
          </table:table-cell>
          <table:table-cell office:value-type="string" office:string-value="70366" calcext:value-type="string">
            <text:p>70366</text:p>
          </table:table-cell>
          <table:table-cell office:value-type="string" office:string-value="73797" calcext:value-type="string">
            <text:p>73797</text:p>
          </table:table-cell>
          <table:table-cell table:formula="of:=ABS([.E692]-[.F692])" office:value-type="float" office:value="3431" calcext:value-type="float">
            <text:p>3431</text:p>
          </table:table-cell>
          <table:table-cell table:number-columns-repeated="2"/>
          <table:table-cell table:formula="of:=COUNTIF([.D$2:.D$1001];[.C692])" office:value-type="float" office:value="0" calcext:value-type="float">
            <text:p>0</text:p>
          </table:table-cell>
          <table:table-cell table:formula="of:=[.C692]*[.J6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035 <text:s text:c="2"/>89514</text:p>
          </table:table-cell>
          <table:table-cell/>
          <table:table-cell table:formula="of:=LEFT([.A693];5)" office:value-type="string" office:string-value="14035" calcext:value-type="string">
            <text:p>14035</text:p>
          </table:table-cell>
          <table:table-cell table:formula="of:=RIGHT([.A693];5)" office:value-type="string" office:string-value="89514" calcext:value-type="string">
            <text:p>89514</text:p>
          </table:table-cell>
          <table:table-cell office:value-type="string" office:string-value="70566" calcext:value-type="string">
            <text:p>70566</text:p>
          </table:table-cell>
          <table:table-cell office:value-type="string" office:string-value="73805" calcext:value-type="string">
            <text:p>73805</text:p>
          </table:table-cell>
          <table:table-cell table:formula="of:=ABS([.E693]-[.F693])" office:value-type="float" office:value="3239" calcext:value-type="float">
            <text:p>3239</text:p>
          </table:table-cell>
          <table:table-cell table:number-columns-repeated="2"/>
          <table:table-cell table:formula="of:=COUNTIF([.D$2:.D$1001];[.C693])" office:value-type="float" office:value="0" calcext:value-type="float">
            <text:p>0</text:p>
          </table:table-cell>
          <table:table-cell table:formula="of:=[.C693]*[.J6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978 <text:s text:c="2"/>72496</text:p>
          </table:table-cell>
          <table:table-cell/>
          <table:table-cell table:formula="of:=LEFT([.A694];5)" office:value-type="string" office:string-value="44978" calcext:value-type="string">
            <text:p>44978</text:p>
          </table:table-cell>
          <table:table-cell table:formula="of:=RIGHT([.A694];5)" office:value-type="string" office:string-value="72496" calcext:value-type="string">
            <text:p>72496</text:p>
          </table:table-cell>
          <table:table-cell office:value-type="string" office:string-value="70620" calcext:value-type="string">
            <text:p>70620</text:p>
          </table:table-cell>
          <table:table-cell office:value-type="string" office:string-value="73903" calcext:value-type="string">
            <text:p>73903</text:p>
          </table:table-cell>
          <table:table-cell table:formula="of:=ABS([.E694]-[.F694])" office:value-type="float" office:value="3283" calcext:value-type="float">
            <text:p>3283</text:p>
          </table:table-cell>
          <table:table-cell table:number-columns-repeated="2"/>
          <table:table-cell table:formula="of:=COUNTIF([.D$2:.D$1001];[.C694])" office:value-type="float" office:value="0" calcext:value-type="float">
            <text:p>0</text:p>
          </table:table-cell>
          <table:table-cell table:formula="of:=[.C694]*[.J6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453 <text:s text:c="2"/>83959</text:p>
          </table:table-cell>
          <table:table-cell/>
          <table:table-cell table:formula="of:=LEFT([.A695];5)" office:value-type="string" office:string-value="66453" calcext:value-type="string">
            <text:p>66453</text:p>
          </table:table-cell>
          <table:table-cell table:formula="of:=RIGHT([.A695];5)" office:value-type="string" office:string-value="83959" calcext:value-type="string">
            <text:p>83959</text:p>
          </table:table-cell>
          <table:table-cell office:value-type="string" office:string-value="70650" calcext:value-type="string">
            <text:p>70650</text:p>
          </table:table-cell>
          <table:table-cell office:value-type="string" office:string-value="74187" calcext:value-type="string">
            <text:p>74187</text:p>
          </table:table-cell>
          <table:table-cell table:formula="of:=ABS([.E695]-[.F695])" office:value-type="float" office:value="3537" calcext:value-type="float">
            <text:p>3537</text:p>
          </table:table-cell>
          <table:table-cell table:number-columns-repeated="2"/>
          <table:table-cell table:formula="of:=COUNTIF([.D$2:.D$1001];[.C695])" office:value-type="float" office:value="0" calcext:value-type="float">
            <text:p>0</text:p>
          </table:table-cell>
          <table:table-cell table:formula="of:=[.C695]*[.J6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532 <text:s text:c="2"/>21026</text:p>
          </table:table-cell>
          <table:table-cell/>
          <table:table-cell table:formula="of:=LEFT([.A696];5)" office:value-type="string" office:string-value="35532" calcext:value-type="string">
            <text:p>35532</text:p>
          </table:table-cell>
          <table:table-cell table:formula="of:=RIGHT([.A696];5)" office:value-type="string" office:string-value="21026" calcext:value-type="string">
            <text:p>21026</text:p>
          </table:table-cell>
          <table:table-cell office:value-type="string" office:string-value="70656" calcext:value-type="string">
            <text:p>70656</text:p>
          </table:table-cell>
          <table:table-cell office:value-type="string" office:string-value="74493" calcext:value-type="string">
            <text:p>74493</text:p>
          </table:table-cell>
          <table:table-cell table:formula="of:=ABS([.E696]-[.F696])" office:value-type="float" office:value="3837" calcext:value-type="float">
            <text:p>3837</text:p>
          </table:table-cell>
          <table:table-cell table:number-columns-repeated="2"/>
          <table:table-cell table:formula="of:=COUNTIF([.D$2:.D$1001];[.C696])" office:value-type="float" office:value="0" calcext:value-type="float">
            <text:p>0</text:p>
          </table:table-cell>
          <table:table-cell table:formula="of:=[.C696]*[.J6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326 <text:s text:c="2"/>76422</text:p>
          </table:table-cell>
          <table:table-cell/>
          <table:table-cell table:formula="of:=LEFT([.A697];5)" office:value-type="string" office:string-value="90326" calcext:value-type="string">
            <text:p>90326</text:p>
          </table:table-cell>
          <table:table-cell table:formula="of:=RIGHT([.A697];5)" office:value-type="string" office:string-value="76422" calcext:value-type="string">
            <text:p>76422</text:p>
          </table:table-cell>
          <table:table-cell office:value-type="string" office:string-value="70739" calcext:value-type="string">
            <text:p>70739</text:p>
          </table:table-cell>
          <table:table-cell office:value-type="string" office:string-value="74544" calcext:value-type="string">
            <text:p>74544</text:p>
          </table:table-cell>
          <table:table-cell table:formula="of:=ABS([.E697]-[.F697])" office:value-type="float" office:value="3805" calcext:value-type="float">
            <text:p>3805</text:p>
          </table:table-cell>
          <table:table-cell table:number-columns-repeated="2"/>
          <table:table-cell table:formula="of:=COUNTIF([.D$2:.D$1001];[.C697])" office:value-type="float" office:value="0" calcext:value-type="float">
            <text:p>0</text:p>
          </table:table-cell>
          <table:table-cell table:formula="of:=[.C697]*[.J6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538 <text:s text:c="2"/>14916</text:p>
          </table:table-cell>
          <table:table-cell/>
          <table:table-cell table:formula="of:=LEFT([.A698];5)" office:value-type="string" office:string-value="45538" calcext:value-type="string">
            <text:p>45538</text:p>
          </table:table-cell>
          <table:table-cell table:formula="of:=RIGHT([.A698];5)" office:value-type="string" office:string-value="14916" calcext:value-type="string">
            <text:p>14916</text:p>
          </table:table-cell>
          <table:table-cell office:value-type="string" office:string-value="70751" calcext:value-type="string">
            <text:p>70751</text:p>
          </table:table-cell>
          <table:table-cell office:value-type="string" office:string-value="74605" calcext:value-type="string">
            <text:p>74605</text:p>
          </table:table-cell>
          <table:table-cell table:formula="of:=ABS([.E698]-[.F698])" office:value-type="float" office:value="3854" calcext:value-type="float">
            <text:p>3854</text:p>
          </table:table-cell>
          <table:table-cell table:number-columns-repeated="2"/>
          <table:table-cell table:formula="of:=COUNTIF([.D$2:.D$1001];[.C698])" office:value-type="float" office:value="0" calcext:value-type="float">
            <text:p>0</text:p>
          </table:table-cell>
          <table:table-cell table:formula="of:=[.C698]*[.J6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391 <text:s text:c="2"/>45699</text:p>
          </table:table-cell>
          <table:table-cell/>
          <table:table-cell table:formula="of:=LEFT([.A699];5)" office:value-type="string" office:string-value="58391" calcext:value-type="string">
            <text:p>58391</text:p>
          </table:table-cell>
          <table:table-cell table:formula="of:=RIGHT([.A699];5)" office:value-type="string" office:string-value="45699" calcext:value-type="string">
            <text:p>45699</text:p>
          </table:table-cell>
          <table:table-cell office:value-type="string" office:string-value="70842" calcext:value-type="string">
            <text:p>70842</text:p>
          </table:table-cell>
          <table:table-cell office:value-type="string" office:string-value="74894" calcext:value-type="string">
            <text:p>74894</text:p>
          </table:table-cell>
          <table:table-cell table:formula="of:=ABS([.E699]-[.F699])" office:value-type="float" office:value="4052" calcext:value-type="float">
            <text:p>4052</text:p>
          </table:table-cell>
          <table:table-cell table:number-columns-repeated="2"/>
          <table:table-cell table:formula="of:=COUNTIF([.D$2:.D$1001];[.C699])" office:value-type="float" office:value="0" calcext:value-type="float">
            <text:p>0</text:p>
          </table:table-cell>
          <table:table-cell table:formula="of:=[.C699]*[.J6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240 <text:s text:c="2"/>23054</text:p>
          </table:table-cell>
          <table:table-cell/>
          <table:table-cell table:formula="of:=LEFT([.A700];5)" office:value-type="string" office:string-value="68240" calcext:value-type="string">
            <text:p>68240</text:p>
          </table:table-cell>
          <table:table-cell table:formula="of:=RIGHT([.A700];5)" office:value-type="string" office:string-value="23054" calcext:value-type="string">
            <text:p>23054</text:p>
          </table:table-cell>
          <table:table-cell office:value-type="string" office:string-value="70869" calcext:value-type="string">
            <text:p>70869</text:p>
          </table:table-cell>
          <table:table-cell office:value-type="string" office:string-value="75144" calcext:value-type="string">
            <text:p>75144</text:p>
          </table:table-cell>
          <table:table-cell table:formula="of:=ABS([.E700]-[.F700])" office:value-type="float" office:value="4275" calcext:value-type="float">
            <text:p>4275</text:p>
          </table:table-cell>
          <table:table-cell table:number-columns-repeated="2"/>
          <table:table-cell table:formula="of:=COUNTIF([.D$2:.D$1001];[.C700])" office:value-type="float" office:value="0" calcext:value-type="float">
            <text:p>0</text:p>
          </table:table-cell>
          <table:table-cell table:formula="of:=[.C700]*[.J7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327 <text:s text:c="2"/>17309</text:p>
          </table:table-cell>
          <table:table-cell/>
          <table:table-cell table:formula="of:=LEFT([.A701];5)" office:value-type="string" office:string-value="17327" calcext:value-type="string">
            <text:p>17327</text:p>
          </table:table-cell>
          <table:table-cell table:formula="of:=RIGHT([.A701];5)" office:value-type="string" office:string-value="17309" calcext:value-type="string">
            <text:p>17309</text:p>
          </table:table-cell>
          <table:table-cell office:value-type="string" office:string-value="70888" calcext:value-type="string">
            <text:p>70888</text:p>
          </table:table-cell>
          <table:table-cell office:value-type="string" office:string-value="75289" calcext:value-type="string">
            <text:p>75289</text:p>
          </table:table-cell>
          <table:table-cell table:formula="of:=ABS([.E701]-[.F701])" office:value-type="float" office:value="4401" calcext:value-type="float">
            <text:p>4401</text:p>
          </table:table-cell>
          <table:table-cell table:number-columns-repeated="2"/>
          <table:table-cell table:formula="of:=COUNTIF([.D$2:.D$1001];[.C701])" office:value-type="float" office:value="0" calcext:value-type="float">
            <text:p>0</text:p>
          </table:table-cell>
          <table:table-cell table:formula="of:=[.C701]*[.J7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811 <text:s text:c="2"/>36357</text:p>
          </table:table-cell>
          <table:table-cell/>
          <table:table-cell table:formula="of:=LEFT([.A702];5)" office:value-type="string" office:string-value="54811" calcext:value-type="string">
            <text:p>54811</text:p>
          </table:table-cell>
          <table:table-cell table:formula="of:=RIGHT([.A702];5)" office:value-type="string" office:string-value="36357" calcext:value-type="string">
            <text:p>36357</text:p>
          </table:table-cell>
          <table:table-cell office:value-type="string" office:string-value="71094" calcext:value-type="string">
            <text:p>71094</text:p>
          </table:table-cell>
          <table:table-cell office:value-type="string" office:string-value="75302" calcext:value-type="string">
            <text:p>75302</text:p>
          </table:table-cell>
          <table:table-cell table:formula="of:=ABS([.E702]-[.F702])" office:value-type="float" office:value="4208" calcext:value-type="float">
            <text:p>4208</text:p>
          </table:table-cell>
          <table:table-cell table:number-columns-repeated="2"/>
          <table:table-cell table:formula="of:=COUNTIF([.D$2:.D$1001];[.C702])" office:value-type="float" office:value="0" calcext:value-type="float">
            <text:p>0</text:p>
          </table:table-cell>
          <table:table-cell table:formula="of:=[.C702]*[.J7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411 <text:s text:c="2"/>13575</text:p>
          </table:table-cell>
          <table:table-cell/>
          <table:table-cell table:formula="of:=LEFT([.A703];5)" office:value-type="string" office:string-value="29411" calcext:value-type="string">
            <text:p>29411</text:p>
          </table:table-cell>
          <table:table-cell table:formula="of:=RIGHT([.A703];5)" office:value-type="string" office:string-value="13575" calcext:value-type="string">
            <text:p>13575</text:p>
          </table:table-cell>
          <table:table-cell office:value-type="string" office:string-value="71150" calcext:value-type="string">
            <text:p>71150</text:p>
          </table:table-cell>
          <table:table-cell office:value-type="string" office:string-value="75447" calcext:value-type="string">
            <text:p>75447</text:p>
          </table:table-cell>
          <table:table-cell table:formula="of:=ABS([.E703]-[.F703])" office:value-type="float" office:value="4297" calcext:value-type="float">
            <text:p>4297</text:p>
          </table:table-cell>
          <table:table-cell table:number-columns-repeated="2"/>
          <table:table-cell table:formula="of:=COUNTIF([.D$2:.D$1001];[.C703])" office:value-type="float" office:value="0" calcext:value-type="float">
            <text:p>0</text:p>
          </table:table-cell>
          <table:table-cell table:formula="of:=[.C703]*[.J7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772 <text:s text:c="2"/>20557</text:p>
          </table:table-cell>
          <table:table-cell/>
          <table:table-cell table:formula="of:=LEFT([.A704];5)" office:value-type="string" office:string-value="19772" calcext:value-type="string">
            <text:p>19772</text:p>
          </table:table-cell>
          <table:table-cell table:formula="of:=RIGHT([.A704];5)" office:value-type="string" office:string-value="20557" calcext:value-type="string">
            <text:p>20557</text:p>
          </table:table-cell>
          <table:table-cell office:value-type="string" office:string-value="71223" calcext:value-type="string">
            <text:p>71223</text:p>
          </table:table-cell>
          <table:table-cell office:value-type="string" office:string-value="75494" calcext:value-type="string">
            <text:p>75494</text:p>
          </table:table-cell>
          <table:table-cell table:formula="of:=ABS([.E704]-[.F704])" office:value-type="float" office:value="4271" calcext:value-type="float">
            <text:p>4271</text:p>
          </table:table-cell>
          <table:table-cell table:number-columns-repeated="2"/>
          <table:table-cell table:formula="of:=COUNTIF([.D$2:.D$1001];[.C704])" office:value-type="float" office:value="0" calcext:value-type="float">
            <text:p>0</text:p>
          </table:table-cell>
          <table:table-cell table:formula="of:=[.C704]*[.J7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843 <text:s text:c="2"/>19650</text:p>
          </table:table-cell>
          <table:table-cell/>
          <table:table-cell table:formula="of:=LEFT([.A705];5)" office:value-type="string" office:string-value="55843" calcext:value-type="string">
            <text:p>55843</text:p>
          </table:table-cell>
          <table:table-cell table:formula="of:=RIGHT([.A705];5)" office:value-type="string" office:string-value="19650" calcext:value-type="string">
            <text:p>19650</text:p>
          </table:table-cell>
          <table:table-cell office:value-type="string" office:string-value="71371" calcext:value-type="string">
            <text:p>71371</text:p>
          </table:table-cell>
          <table:table-cell office:value-type="string" office:string-value="75587" calcext:value-type="string">
            <text:p>75587</text:p>
          </table:table-cell>
          <table:table-cell table:formula="of:=ABS([.E705]-[.F705])" office:value-type="float" office:value="4216" calcext:value-type="float">
            <text:p>4216</text:p>
          </table:table-cell>
          <table:table-cell table:number-columns-repeated="2"/>
          <table:table-cell table:formula="of:=COUNTIF([.D$2:.D$1001];[.C705])" office:value-type="float" office:value="0" calcext:value-type="float">
            <text:p>0</text:p>
          </table:table-cell>
          <table:table-cell table:formula="of:=[.C705]*[.J7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136 <text:s text:c="2"/>23054</text:p>
          </table:table-cell>
          <table:table-cell/>
          <table:table-cell table:formula="of:=LEFT([.A706];5)" office:value-type="string" office:string-value="34136" calcext:value-type="string">
            <text:p>34136</text:p>
          </table:table-cell>
          <table:table-cell table:formula="of:=RIGHT([.A706];5)" office:value-type="string" office:string-value="23054" calcext:value-type="string">
            <text:p>23054</text:p>
          </table:table-cell>
          <table:table-cell office:value-type="string" office:string-value="71379" calcext:value-type="string">
            <text:p>71379</text:p>
          </table:table-cell>
          <table:table-cell office:value-type="string" office:string-value="75593" calcext:value-type="string">
            <text:p>75593</text:p>
          </table:table-cell>
          <table:table-cell table:formula="of:=ABS([.E706]-[.F706])" office:value-type="float" office:value="4214" calcext:value-type="float">
            <text:p>4214</text:p>
          </table:table-cell>
          <table:table-cell table:number-columns-repeated="2"/>
          <table:table-cell table:formula="of:=COUNTIF([.D$2:.D$1001];[.C706])" office:value-type="float" office:value="0" calcext:value-type="float">
            <text:p>0</text:p>
          </table:table-cell>
          <table:table-cell table:formula="of:=[.C706]*[.J7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640 <text:s text:c="2"/>80932</text:p>
          </table:table-cell>
          <table:table-cell/>
          <table:table-cell table:formula="of:=LEFT([.A707];5)" office:value-type="string" office:string-value="35640" calcext:value-type="string">
            <text:p>35640</text:p>
          </table:table-cell>
          <table:table-cell table:formula="of:=RIGHT([.A707];5)" office:value-type="string" office:string-value="80932" calcext:value-type="string">
            <text:p>80932</text:p>
          </table:table-cell>
          <table:table-cell office:value-type="string" office:string-value="71564" calcext:value-type="string">
            <text:p>71564</text:p>
          </table:table-cell>
          <table:table-cell office:value-type="string" office:string-value="75634" calcext:value-type="string">
            <text:p>75634</text:p>
          </table:table-cell>
          <table:table-cell table:formula="of:=ABS([.E707]-[.F707])" office:value-type="float" office:value="4070" calcext:value-type="float">
            <text:p>4070</text:p>
          </table:table-cell>
          <table:table-cell table:number-columns-repeated="2"/>
          <table:table-cell table:formula="of:=COUNTIF([.D$2:.D$1001];[.C707])" office:value-type="float" office:value="0" calcext:value-type="float">
            <text:p>0</text:p>
          </table:table-cell>
          <table:table-cell table:formula="of:=[.C707]*[.J7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022 <text:s text:c="2"/>13284</text:p>
          </table:table-cell>
          <table:table-cell/>
          <table:table-cell table:formula="of:=LEFT([.A708];5)" office:value-type="string" office:string-value="31022" calcext:value-type="string">
            <text:p>31022</text:p>
          </table:table-cell>
          <table:table-cell table:formula="of:=RIGHT([.A708];5)" office:value-type="string" office:string-value="13284" calcext:value-type="string">
            <text:p>13284</text:p>
          </table:table-cell>
          <table:table-cell office:value-type="string" office:string-value="71622" calcext:value-type="string">
            <text:p>71622</text:p>
          </table:table-cell>
          <table:table-cell office:value-type="string" office:string-value="75691" calcext:value-type="string">
            <text:p>75691</text:p>
          </table:table-cell>
          <table:table-cell table:formula="of:=ABS([.E708]-[.F708])" office:value-type="float" office:value="4069" calcext:value-type="float">
            <text:p>4069</text:p>
          </table:table-cell>
          <table:table-cell table:number-columns-repeated="2"/>
          <table:table-cell table:formula="of:=COUNTIF([.D$2:.D$1001];[.C708])" office:value-type="float" office:value="0" calcext:value-type="float">
            <text:p>0</text:p>
          </table:table-cell>
          <table:table-cell table:formula="of:=[.C708]*[.J7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453 <text:s text:c="2"/>17849</text:p>
          </table:table-cell>
          <table:table-cell/>
          <table:table-cell table:formula="of:=LEFT([.A709];5)" office:value-type="string" office:string-value="51453" calcext:value-type="string">
            <text:p>51453</text:p>
          </table:table-cell>
          <table:table-cell table:formula="of:=RIGHT([.A709];5)" office:value-type="string" office:string-value="17849" calcext:value-type="string">
            <text:p>17849</text:p>
          </table:table-cell>
          <table:table-cell office:value-type="string" office:string-value="71662" calcext:value-type="string">
            <text:p>71662</text:p>
          </table:table-cell>
          <table:table-cell office:value-type="string" office:string-value="76422" calcext:value-type="string">
            <text:p>76422</text:p>
          </table:table-cell>
          <table:table-cell table:formula="of:=ABS([.E709]-[.F709])" office:value-type="float" office:value="4760" calcext:value-type="float">
            <text:p>4760</text:p>
          </table:table-cell>
          <table:table-cell table:number-columns-repeated="2"/>
          <table:table-cell table:formula="of:=COUNTIF([.D$2:.D$1001];[.C709])" office:value-type="float" office:value="0" calcext:value-type="float">
            <text:p>0</text:p>
          </table:table-cell>
          <table:table-cell table:formula="of:=[.C709]*[.J7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415 <text:s text:c="2"/>73413</text:p>
          </table:table-cell>
          <table:table-cell/>
          <table:table-cell table:formula="of:=LEFT([.A710];5)" office:value-type="string" office:string-value="59415" calcext:value-type="string">
            <text:p>59415</text:p>
          </table:table-cell>
          <table:table-cell table:formula="of:=RIGHT([.A710];5)" office:value-type="string" office:string-value="73413" calcext:value-type="string">
            <text:p>73413</text:p>
          </table:table-cell>
          <table:table-cell office:value-type="string" office:string-value="71739" calcext:value-type="string">
            <text:p>71739</text:p>
          </table:table-cell>
          <table:table-cell office:value-type="string" office:string-value="76644" calcext:value-type="string">
            <text:p>76644</text:p>
          </table:table-cell>
          <table:table-cell table:formula="of:=ABS([.E710]-[.F710])" office:value-type="float" office:value="4905" calcext:value-type="float">
            <text:p>4905</text:p>
          </table:table-cell>
          <table:table-cell table:number-columns-repeated="2"/>
          <table:table-cell table:formula="of:=COUNTIF([.D$2:.D$1001];[.C710])" office:value-type="float" office:value="0" calcext:value-type="float">
            <text:p>0</text:p>
          </table:table-cell>
          <table:table-cell table:formula="of:=[.C710]*[.J7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405 <text:s text:c="2"/>60585</text:p>
          </table:table-cell>
          <table:table-cell/>
          <table:table-cell table:formula="of:=LEFT([.A711];5)" office:value-type="string" office:string-value="47405" calcext:value-type="string">
            <text:p>47405</text:p>
          </table:table-cell>
          <table:table-cell table:formula="of:=RIGHT([.A711];5)" office:value-type="string" office:string-value="60585" calcext:value-type="string">
            <text:p>60585</text:p>
          </table:table-cell>
          <table:table-cell office:value-type="string" office:string-value="71861" calcext:value-type="string">
            <text:p>71861</text:p>
          </table:table-cell>
          <table:table-cell office:value-type="string" office:string-value="76815" calcext:value-type="string">
            <text:p>76815</text:p>
          </table:table-cell>
          <table:table-cell table:formula="of:=ABS([.E711]-[.F711])" office:value-type="float" office:value="4954" calcext:value-type="float">
            <text:p>4954</text:p>
          </table:table-cell>
          <table:table-cell table:number-columns-repeated="2"/>
          <table:table-cell table:formula="of:=COUNTIF([.D$2:.D$1001];[.C711])" office:value-type="float" office:value="8" calcext:value-type="float">
            <text:p>8</text:p>
          </table:table-cell>
          <table:table-cell table:formula="of:=[.C711]*[.J711]" office:value-type="float" office:value="379240" calcext:value-type="float">
            <text:p>379240</text:p>
          </table:table-cell>
          <table:table-cell/>
        </table:table-row>
        <table:table-row table:style-name="ro1">
          <table:table-cell office:value-type="string" calcext:value-type="string">
            <text:p>24554 <text:s text:c="2"/>59847</text:p>
          </table:table-cell>
          <table:table-cell/>
          <table:table-cell table:formula="of:=LEFT([.A712];5)" office:value-type="string" office:string-value="24554" calcext:value-type="string">
            <text:p>24554</text:p>
          </table:table-cell>
          <table:table-cell table:formula="of:=RIGHT([.A712];5)" office:value-type="string" office:string-value="59847" calcext:value-type="string">
            <text:p>59847</text:p>
          </table:table-cell>
          <table:table-cell office:value-type="string" office:string-value="71879" calcext:value-type="string">
            <text:p>71879</text:p>
          </table:table-cell>
          <table:table-cell office:value-type="string" office:string-value="77019" calcext:value-type="string">
            <text:p>77019</text:p>
          </table:table-cell>
          <table:table-cell table:formula="of:=ABS([.E712]-[.F712])" office:value-type="float" office:value="5140" calcext:value-type="float">
            <text:p>5140</text:p>
          </table:table-cell>
          <table:table-cell table:number-columns-repeated="2"/>
          <table:table-cell table:formula="of:=COUNTIF([.D$2:.D$1001];[.C712])" office:value-type="float" office:value="0" calcext:value-type="float">
            <text:p>0</text:p>
          </table:table-cell>
          <table:table-cell table:formula="of:=[.C712]*[.J7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449 <text:s text:c="2"/>77019</text:p>
          </table:table-cell>
          <table:table-cell/>
          <table:table-cell table:formula="of:=LEFT([.A713];5)" office:value-type="string" office:string-value="16449" calcext:value-type="string">
            <text:p>16449</text:p>
          </table:table-cell>
          <table:table-cell table:formula="of:=RIGHT([.A713];5)" office:value-type="string" office:string-value="77019" calcext:value-type="string">
            <text:p>77019</text:p>
          </table:table-cell>
          <table:table-cell office:value-type="string" office:string-value="71896" calcext:value-type="string">
            <text:p>71896</text:p>
          </table:table-cell>
          <table:table-cell office:value-type="string" office:string-value="77019" calcext:value-type="string">
            <text:p>77019</text:p>
          </table:table-cell>
          <table:table-cell table:formula="of:=ABS([.E713]-[.F713])" office:value-type="float" office:value="5123" calcext:value-type="float">
            <text:p>5123</text:p>
          </table:table-cell>
          <table:table-cell table:number-columns-repeated="2"/>
          <table:table-cell table:formula="of:=COUNTIF([.D$2:.D$1001];[.C713])" office:value-type="float" office:value="0" calcext:value-type="float">
            <text:p>0</text:p>
          </table:table-cell>
          <table:table-cell table:formula="of:=[.C713]*[.J7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635 <text:s text:c="2"/>13284</text:p>
          </table:table-cell>
          <table:table-cell/>
          <table:table-cell table:formula="of:=LEFT([.A714];5)" office:value-type="string" office:string-value="84635" calcext:value-type="string">
            <text:p>84635</text:p>
          </table:table-cell>
          <table:table-cell table:formula="of:=RIGHT([.A714];5)" office:value-type="string" office:string-value="13284" calcext:value-type="string">
            <text:p>13284</text:p>
          </table:table-cell>
          <table:table-cell office:value-type="string" office:string-value="71969" calcext:value-type="string">
            <text:p>71969</text:p>
          </table:table-cell>
          <table:table-cell office:value-type="string" office:string-value="77019" calcext:value-type="string">
            <text:p>77019</text:p>
          </table:table-cell>
          <table:table-cell table:formula="of:=ABS([.E714]-[.F714])" office:value-type="float" office:value="5050" calcext:value-type="float">
            <text:p>5050</text:p>
          </table:table-cell>
          <table:table-cell table:number-columns-repeated="2"/>
          <table:table-cell table:formula="of:=COUNTIF([.D$2:.D$1001];[.C714])" office:value-type="float" office:value="0" calcext:value-type="float">
            <text:p>0</text:p>
          </table:table-cell>
          <table:table-cell table:formula="of:=[.C714]*[.J7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150 <text:s text:c="2"/>79399</text:p>
          </table:table-cell>
          <table:table-cell/>
          <table:table-cell table:formula="of:=LEFT([.A715];5)" office:value-type="string" office:string-value="71150" calcext:value-type="string">
            <text:p>71150</text:p>
          </table:table-cell>
          <table:table-cell table:formula="of:=RIGHT([.A715];5)" office:value-type="string" office:string-value="79399" calcext:value-type="string">
            <text:p>79399</text:p>
          </table:table-cell>
          <table:table-cell office:value-type="string" office:string-value="72118" calcext:value-type="string">
            <text:p>72118</text:p>
          </table:table-cell>
          <table:table-cell office:value-type="string" office:string-value="77019" calcext:value-type="string">
            <text:p>77019</text:p>
          </table:table-cell>
          <table:table-cell table:formula="of:=ABS([.E715]-[.F715])" office:value-type="float" office:value="4901" calcext:value-type="float">
            <text:p>4901</text:p>
          </table:table-cell>
          <table:table-cell table:number-columns-repeated="2"/>
          <table:table-cell table:formula="of:=COUNTIF([.D$2:.D$1001];[.C715])" office:value-type="float" office:value="0" calcext:value-type="float">
            <text:p>0</text:p>
          </table:table-cell>
          <table:table-cell table:formula="of:=[.C715]*[.J7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304 <text:s text:c="2"/>45758</text:p>
          </table:table-cell>
          <table:table-cell/>
          <table:table-cell table:formula="of:=LEFT([.A716];5)" office:value-type="string" office:string-value="91304" calcext:value-type="string">
            <text:p>91304</text:p>
          </table:table-cell>
          <table:table-cell table:formula="of:=RIGHT([.A716];5)" office:value-type="string" office:string-value="45758" calcext:value-type="string">
            <text:p>45758</text:p>
          </table:table-cell>
          <table:table-cell office:value-type="string" office:string-value="72244" calcext:value-type="string">
            <text:p>72244</text:p>
          </table:table-cell>
          <table:table-cell office:value-type="string" office:string-value="77019" calcext:value-type="string">
            <text:p>77019</text:p>
          </table:table-cell>
          <table:table-cell table:formula="of:=ABS([.E716]-[.F716])" office:value-type="float" office:value="4775" calcext:value-type="float">
            <text:p>4775</text:p>
          </table:table-cell>
          <table:table-cell table:number-columns-repeated="2"/>
          <table:table-cell table:formula="of:=COUNTIF([.D$2:.D$1001];[.C716])" office:value-type="float" office:value="0" calcext:value-type="float">
            <text:p>0</text:p>
          </table:table-cell>
          <table:table-cell table:formula="of:=[.C716]*[.J7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316 <text:s text:c="2"/>45156</text:p>
          </table:table-cell>
          <table:table-cell/>
          <table:table-cell table:formula="of:=LEFT([.A717];5)" office:value-type="string" office:string-value="16316" calcext:value-type="string">
            <text:p>16316</text:p>
          </table:table-cell>
          <table:table-cell table:formula="of:=RIGHT([.A717];5)" office:value-type="string" office:string-value="45156" calcext:value-type="string">
            <text:p>45156</text:p>
          </table:table-cell>
          <table:table-cell office:value-type="string" office:string-value="72435" calcext:value-type="string">
            <text:p>72435</text:p>
          </table:table-cell>
          <table:table-cell office:value-type="string" office:string-value="77019" calcext:value-type="string">
            <text:p>77019</text:p>
          </table:table-cell>
          <table:table-cell table:formula="of:=ABS([.E717]-[.F717])" office:value-type="float" office:value="4584" calcext:value-type="float">
            <text:p>4584</text:p>
          </table:table-cell>
          <table:table-cell table:number-columns-repeated="2"/>
          <table:table-cell table:formula="of:=COUNTIF([.D$2:.D$1001];[.C717])" office:value-type="float" office:value="0" calcext:value-type="float">
            <text:p>0</text:p>
          </table:table-cell>
          <table:table-cell table:formula="of:=[.C717]*[.J7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372 <text:s text:c="2"/>65255</text:p>
          </table:table-cell>
          <table:table-cell/>
          <table:table-cell table:formula="of:=LEFT([.A718];5)" office:value-type="string" office:string-value="24372" calcext:value-type="string">
            <text:p>24372</text:p>
          </table:table-cell>
          <table:table-cell table:formula="of:=RIGHT([.A718];5)" office:value-type="string" office:string-value="65255" calcext:value-type="string">
            <text:p>65255</text:p>
          </table:table-cell>
          <table:table-cell office:value-type="string" office:string-value="72476" calcext:value-type="string">
            <text:p>72476</text:p>
          </table:table-cell>
          <table:table-cell office:value-type="string" office:string-value="77019" calcext:value-type="string">
            <text:p>77019</text:p>
          </table:table-cell>
          <table:table-cell table:formula="of:=ABS([.E718]-[.F718])" office:value-type="float" office:value="4543" calcext:value-type="float">
            <text:p>4543</text:p>
          </table:table-cell>
          <table:table-cell table:number-columns-repeated="2"/>
          <table:table-cell table:formula="of:=COUNTIF([.D$2:.D$1001];[.C718])" office:value-type="float" office:value="0" calcext:value-type="float">
            <text:p>0</text:p>
          </table:table-cell>
          <table:table-cell table:formula="of:=[.C718]*[.J7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800 <text:s text:c="2"/>56078</text:p>
          </table:table-cell>
          <table:table-cell/>
          <table:table-cell table:formula="of:=LEFT([.A719];5)" office:value-type="string" office:string-value="51800" calcext:value-type="string">
            <text:p>51800</text:p>
          </table:table-cell>
          <table:table-cell table:formula="of:=RIGHT([.A719];5)" office:value-type="string" office:string-value="56078" calcext:value-type="string">
            <text:p>56078</text:p>
          </table:table-cell>
          <table:table-cell office:value-type="string" office:string-value="72534" calcext:value-type="string">
            <text:p>72534</text:p>
          </table:table-cell>
          <table:table-cell office:value-type="string" office:string-value="77019" calcext:value-type="string">
            <text:p>77019</text:p>
          </table:table-cell>
          <table:table-cell table:formula="of:=ABS([.E719]-[.F719])" office:value-type="float" office:value="4485" calcext:value-type="float">
            <text:p>4485</text:p>
          </table:table-cell>
          <table:table-cell table:number-columns-repeated="2"/>
          <table:table-cell table:formula="of:=COUNTIF([.D$2:.D$1001];[.C719])" office:value-type="float" office:value="0" calcext:value-type="float">
            <text:p>0</text:p>
          </table:table-cell>
          <table:table-cell table:formula="of:=[.C719]*[.J7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967 <text:s text:c="2"/>56557</text:p>
          </table:table-cell>
          <table:table-cell/>
          <table:table-cell table:formula="of:=LEFT([.A720];5)" office:value-type="string" office:string-value="25967" calcext:value-type="string">
            <text:p>25967</text:p>
          </table:table-cell>
          <table:table-cell table:formula="of:=RIGHT([.A720];5)" office:value-type="string" office:string-value="56557" calcext:value-type="string">
            <text:p>56557</text:p>
          </table:table-cell>
          <table:table-cell office:value-type="string" office:string-value="73079" calcext:value-type="string">
            <text:p>73079</text:p>
          </table:table-cell>
          <table:table-cell office:value-type="string" office:string-value="77019" calcext:value-type="string">
            <text:p>77019</text:p>
          </table:table-cell>
          <table:table-cell table:formula="of:=ABS([.E720]-[.F720])" office:value-type="float" office:value="3940" calcext:value-type="float">
            <text:p>3940</text:p>
          </table:table-cell>
          <table:table-cell table:number-columns-repeated="2"/>
          <table:table-cell table:formula="of:=COUNTIF([.D$2:.D$1001];[.C720])" office:value-type="float" office:value="0" calcext:value-type="float">
            <text:p>0</text:p>
          </table:table-cell>
          <table:table-cell table:formula="of:=[.C720]*[.J7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335 <text:s text:c="2"/>13575</text:p>
          </table:table-cell>
          <table:table-cell/>
          <table:table-cell table:formula="of:=LEFT([.A721];5)" office:value-type="string" office:string-value="10335" calcext:value-type="string">
            <text:p>10335</text:p>
          </table:table-cell>
          <table:table-cell table:formula="of:=RIGHT([.A721];5)" office:value-type="string" office:string-value="13575" calcext:value-type="string">
            <text:p>13575</text:p>
          </table:table-cell>
          <table:table-cell office:value-type="string" office:string-value="73097" calcext:value-type="string">
            <text:p>73097</text:p>
          </table:table-cell>
          <table:table-cell office:value-type="string" office:string-value="77019" calcext:value-type="string">
            <text:p>77019</text:p>
          </table:table-cell>
          <table:table-cell table:formula="of:=ABS([.E721]-[.F721])" office:value-type="float" office:value="3922" calcext:value-type="float">
            <text:p>3922</text:p>
          </table:table-cell>
          <table:table-cell table:number-columns-repeated="2"/>
          <table:table-cell table:formula="of:=COUNTIF([.D$2:.D$1001];[.C721])" office:value-type="float" office:value="0" calcext:value-type="float">
            <text:p>0</text:p>
          </table:table-cell>
          <table:table-cell table:formula="of:=[.C721]*[.J7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500 <text:s text:c="2"/>61450</text:p>
          </table:table-cell>
          <table:table-cell/>
          <table:table-cell table:formula="of:=LEFT([.A722];5)" office:value-type="string" office:string-value="26500" calcext:value-type="string">
            <text:p>26500</text:p>
          </table:table-cell>
          <table:table-cell table:formula="of:=RIGHT([.A722];5)" office:value-type="string" office:string-value="61450" calcext:value-type="string">
            <text:p>61450</text:p>
          </table:table-cell>
          <table:table-cell office:value-type="string" office:string-value="73168" calcext:value-type="string">
            <text:p>73168</text:p>
          </table:table-cell>
          <table:table-cell office:value-type="string" office:string-value="77019" calcext:value-type="string">
            <text:p>77019</text:p>
          </table:table-cell>
          <table:table-cell table:formula="of:=ABS([.E722]-[.F722])" office:value-type="float" office:value="3851" calcext:value-type="float">
            <text:p>3851</text:p>
          </table:table-cell>
          <table:table-cell table:number-columns-repeated="2"/>
          <table:table-cell table:formula="of:=COUNTIF([.D$2:.D$1001];[.C722])" office:value-type="float" office:value="0" calcext:value-type="float">
            <text:p>0</text:p>
          </table:table-cell>
          <table:table-cell table:formula="of:=[.C722]*[.J7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511 <text:s text:c="2"/>65255</text:p>
          </table:table-cell>
          <table:table-cell/>
          <table:table-cell table:formula="of:=LEFT([.A723];5)" office:value-type="string" office:string-value="21511" calcext:value-type="string">
            <text:p>21511</text:p>
          </table:table-cell>
          <table:table-cell table:formula="of:=RIGHT([.A723];5)" office:value-type="string" office:string-value="65255" calcext:value-type="string">
            <text:p>65255</text:p>
          </table:table-cell>
          <table:table-cell office:value-type="string" office:string-value="73226" calcext:value-type="string">
            <text:p>73226</text:p>
          </table:table-cell>
          <table:table-cell office:value-type="string" office:string-value="77019" calcext:value-type="string">
            <text:p>77019</text:p>
          </table:table-cell>
          <table:table-cell table:formula="of:=ABS([.E723]-[.F723])" office:value-type="float" office:value="3793" calcext:value-type="float">
            <text:p>3793</text:p>
          </table:table-cell>
          <table:table-cell table:number-columns-repeated="2"/>
          <table:table-cell table:formula="of:=COUNTIF([.D$2:.D$1001];[.C723])" office:value-type="float" office:value="0" calcext:value-type="float">
            <text:p>0</text:p>
          </table:table-cell>
          <table:table-cell table:formula="of:=[.C723]*[.J7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266 <text:s text:c="2"/>52620</text:p>
          </table:table-cell>
          <table:table-cell/>
          <table:table-cell table:formula="of:=LEFT([.A724];5)" office:value-type="string" office:string-value="47266" calcext:value-type="string">
            <text:p>47266</text:p>
          </table:table-cell>
          <table:table-cell table:formula="of:=RIGHT([.A724];5)" office:value-type="string" office:string-value="52620" calcext:value-type="string">
            <text:p>52620</text:p>
          </table:table-cell>
          <table:table-cell office:value-type="string" office:string-value="73318" calcext:value-type="string">
            <text:p>73318</text:p>
          </table:table-cell>
          <table:table-cell office:value-type="string" office:string-value="77019" calcext:value-type="string">
            <text:p>77019</text:p>
          </table:table-cell>
          <table:table-cell table:formula="of:=ABS([.E724]-[.F724])" office:value-type="float" office:value="3701" calcext:value-type="float">
            <text:p>3701</text:p>
          </table:table-cell>
          <table:table-cell table:number-columns-repeated="2"/>
          <table:table-cell table:formula="of:=COUNTIF([.D$2:.D$1001];[.C724])" office:value-type="float" office:value="0" calcext:value-type="float">
            <text:p>0</text:p>
          </table:table-cell>
          <table:table-cell table:formula="of:=[.C724]*[.J7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507 <text:s text:c="2"/>36666</text:p>
          </table:table-cell>
          <table:table-cell/>
          <table:table-cell table:formula="of:=LEFT([.A725];5)" office:value-type="string" office:string-value="51507" calcext:value-type="string">
            <text:p>51507</text:p>
          </table:table-cell>
          <table:table-cell table:formula="of:=RIGHT([.A725];5)" office:value-type="string" office:string-value="36666" calcext:value-type="string">
            <text:p>36666</text:p>
          </table:table-cell>
          <table:table-cell office:value-type="string" office:string-value="73382" calcext:value-type="string">
            <text:p>73382</text:p>
          </table:table-cell>
          <table:table-cell office:value-type="string" office:string-value="77019" calcext:value-type="string">
            <text:p>77019</text:p>
          </table:table-cell>
          <table:table-cell table:formula="of:=ABS([.E725]-[.F725])" office:value-type="float" office:value="3637" calcext:value-type="float">
            <text:p>3637</text:p>
          </table:table-cell>
          <table:table-cell table:number-columns-repeated="2"/>
          <table:table-cell table:formula="of:=COUNTIF([.D$2:.D$1001];[.C725])" office:value-type="float" office:value="0" calcext:value-type="float">
            <text:p>0</text:p>
          </table:table-cell>
          <table:table-cell table:formula="of:=[.C725]*[.J7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522 <text:s text:c="2"/>16768</text:p>
          </table:table-cell>
          <table:table-cell/>
          <table:table-cell table:formula="of:=LEFT([.A726];5)" office:value-type="string" office:string-value="43522" calcext:value-type="string">
            <text:p>43522</text:p>
          </table:table-cell>
          <table:table-cell table:formula="of:=RIGHT([.A726];5)" office:value-type="string" office:string-value="16768" calcext:value-type="string">
            <text:p>16768</text:p>
          </table:table-cell>
          <table:table-cell office:value-type="string" office:string-value="73447" calcext:value-type="string">
            <text:p>73447</text:p>
          </table:table-cell>
          <table:table-cell office:value-type="string" office:string-value="77019" calcext:value-type="string">
            <text:p>77019</text:p>
          </table:table-cell>
          <table:table-cell table:formula="of:=ABS([.E726]-[.F726])" office:value-type="float" office:value="3572" calcext:value-type="float">
            <text:p>3572</text:p>
          </table:table-cell>
          <table:table-cell table:number-columns-repeated="2"/>
          <table:table-cell table:formula="of:=COUNTIF([.D$2:.D$1001];[.C726])" office:value-type="float" office:value="0" calcext:value-type="float">
            <text:p>0</text:p>
          </table:table-cell>
          <table:table-cell table:formula="of:=[.C726]*[.J7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302 <text:s text:c="2"/>60048</text:p>
          </table:table-cell>
          <table:table-cell/>
          <table:table-cell table:formula="of:=LEFT([.A727];5)" office:value-type="string" office:string-value="13302" calcext:value-type="string">
            <text:p>13302</text:p>
          </table:table-cell>
          <table:table-cell table:formula="of:=RIGHT([.A727];5)" office:value-type="string" office:string-value="60048" calcext:value-type="string">
            <text:p>60048</text:p>
          </table:table-cell>
          <table:table-cell office:value-type="string" office:string-value="73577" calcext:value-type="string">
            <text:p>73577</text:p>
          </table:table-cell>
          <table:table-cell office:value-type="string" office:string-value="77019" calcext:value-type="string">
            <text:p>77019</text:p>
          </table:table-cell>
          <table:table-cell table:formula="of:=ABS([.E727]-[.F727])" office:value-type="float" office:value="3442" calcext:value-type="float">
            <text:p>3442</text:p>
          </table:table-cell>
          <table:table-cell table:number-columns-repeated="2"/>
          <table:table-cell table:formula="of:=COUNTIF([.D$2:.D$1001];[.C727])" office:value-type="float" office:value="0" calcext:value-type="float">
            <text:p>0</text:p>
          </table:table-cell>
          <table:table-cell table:formula="of:=[.C727]*[.J7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720 <text:s text:c="2"/>13431</text:p>
          </table:table-cell>
          <table:table-cell/>
          <table:table-cell table:formula="of:=LEFT([.A728];5)" office:value-type="string" office:string-value="28720" calcext:value-type="string">
            <text:p>28720</text:p>
          </table:table-cell>
          <table:table-cell table:formula="of:=RIGHT([.A728];5)" office:value-type="string" office:string-value="13431" calcext:value-type="string">
            <text:p>13431</text:p>
          </table:table-cell>
          <table:table-cell office:value-type="string" office:string-value="73704" calcext:value-type="string">
            <text:p>73704</text:p>
          </table:table-cell>
          <table:table-cell office:value-type="string" office:string-value="77139" calcext:value-type="string">
            <text:p>77139</text:p>
          </table:table-cell>
          <table:table-cell table:formula="of:=ABS([.E728]-[.F728])" office:value-type="float" office:value="3435" calcext:value-type="float">
            <text:p>3435</text:p>
          </table:table-cell>
          <table:table-cell table:number-columns-repeated="2"/>
          <table:table-cell table:formula="of:=COUNTIF([.D$2:.D$1001];[.C728])" office:value-type="float" office:value="0" calcext:value-type="float">
            <text:p>0</text:p>
          </table:table-cell>
          <table:table-cell table:formula="of:=[.C728]*[.J7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828 <text:s text:c="2"/>60848</text:p>
          </table:table-cell>
          <table:table-cell/>
          <table:table-cell table:formula="of:=LEFT([.A729];5)" office:value-type="string" office:string-value="27828" calcext:value-type="string">
            <text:p>27828</text:p>
          </table:table-cell>
          <table:table-cell table:formula="of:=RIGHT([.A729];5)" office:value-type="string" office:string-value="60848" calcext:value-type="string">
            <text:p>60848</text:p>
          </table:table-cell>
          <table:table-cell office:value-type="string" office:string-value="73835" calcext:value-type="string">
            <text:p>73835</text:p>
          </table:table-cell>
          <table:table-cell office:value-type="string" office:string-value="77385" calcext:value-type="string">
            <text:p>77385</text:p>
          </table:table-cell>
          <table:table-cell table:formula="of:=ABS([.E729]-[.F729])" office:value-type="float" office:value="3550" calcext:value-type="float">
            <text:p>3550</text:p>
          </table:table-cell>
          <table:table-cell table:number-columns-repeated="2"/>
          <table:table-cell table:formula="of:=COUNTIF([.D$2:.D$1001];[.C729])" office:value-type="float" office:value="0" calcext:value-type="float">
            <text:p>0</text:p>
          </table:table-cell>
          <table:table-cell table:formula="of:=[.C729]*[.J7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916 <text:s text:c="2"/>65255</text:p>
          </table:table-cell>
          <table:table-cell/>
          <table:table-cell table:formula="of:=LEFT([.A730];5)" office:value-type="string" office:string-value="17916" calcext:value-type="string">
            <text:p>17916</text:p>
          </table:table-cell>
          <table:table-cell table:formula="of:=RIGHT([.A730];5)" office:value-type="string" office:string-value="65255" calcext:value-type="string">
            <text:p>65255</text:p>
          </table:table-cell>
          <table:table-cell office:value-type="string" office:string-value="73968" calcext:value-type="string">
            <text:p>73968</text:p>
          </table:table-cell>
          <table:table-cell office:value-type="string" office:string-value="77416" calcext:value-type="string">
            <text:p>77416</text:p>
          </table:table-cell>
          <table:table-cell table:formula="of:=ABS([.E730]-[.F730])" office:value-type="float" office:value="3448" calcext:value-type="float">
            <text:p>3448</text:p>
          </table:table-cell>
          <table:table-cell table:number-columns-repeated="2"/>
          <table:table-cell table:formula="of:=COUNTIF([.D$2:.D$1001];[.C730])" office:value-type="float" office:value="0" calcext:value-type="float">
            <text:p>0</text:p>
          </table:table-cell>
          <table:table-cell table:formula="of:=[.C730]*[.J7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845 <text:s text:c="2"/>63254</text:p>
          </table:table-cell>
          <table:table-cell/>
          <table:table-cell table:formula="of:=LEFT([.A731];5)" office:value-type="string" office:string-value="27845" calcext:value-type="string">
            <text:p>27845</text:p>
          </table:table-cell>
          <table:table-cell table:formula="of:=RIGHT([.A731];5)" office:value-type="string" office:string-value="63254" calcext:value-type="string">
            <text:p>63254</text:p>
          </table:table-cell>
          <table:table-cell office:value-type="string" office:string-value="74042" calcext:value-type="string">
            <text:p>74042</text:p>
          </table:table-cell>
          <table:table-cell office:value-type="string" office:string-value="77864" calcext:value-type="string">
            <text:p>77864</text:p>
          </table:table-cell>
          <table:table-cell table:formula="of:=ABS([.E731]-[.F731])" office:value-type="float" office:value="3822" calcext:value-type="float">
            <text:p>3822</text:p>
          </table:table-cell>
          <table:table-cell table:number-columns-repeated="2"/>
          <table:table-cell table:formula="of:=COUNTIF([.D$2:.D$1001];[.C731])" office:value-type="float" office:value="0" calcext:value-type="float">
            <text:p>0</text:p>
          </table:table-cell>
          <table:table-cell table:formula="of:=[.C731]*[.J7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848 <text:s text:c="2"/>90132</text:p>
          </table:table-cell>
          <table:table-cell/>
          <table:table-cell table:formula="of:=LEFT([.A732];5)" office:value-type="string" office:string-value="60848" calcext:value-type="string">
            <text:p>60848</text:p>
          </table:table-cell>
          <table:table-cell table:formula="of:=RIGHT([.A732];5)" office:value-type="string" office:string-value="90132" calcext:value-type="string">
            <text:p>90132</text:p>
          </table:table-cell>
          <table:table-cell office:value-type="string" office:string-value="74053" calcext:value-type="string">
            <text:p>74053</text:p>
          </table:table-cell>
          <table:table-cell office:value-type="string" office:string-value="77878" calcext:value-type="string">
            <text:p>77878</text:p>
          </table:table-cell>
          <table:table-cell table:formula="of:=ABS([.E732]-[.F732])" office:value-type="float" office:value="3825" calcext:value-type="float">
            <text:p>3825</text:p>
          </table:table-cell>
          <table:table-cell table:number-columns-repeated="2"/>
          <table:table-cell table:formula="of:=COUNTIF([.D$2:.D$1001];[.C732])" office:value-type="float" office:value="9" calcext:value-type="float">
            <text:p>9</text:p>
          </table:table-cell>
          <table:table-cell table:formula="of:=[.C732]*[.J732]" office:value-type="float" office:value="547632" calcext:value-type="float">
            <text:p>547632</text:p>
          </table:table-cell>
          <table:table-cell/>
        </table:table-row>
        <table:table-row table:style-name="ro1">
          <table:table-cell office:value-type="string" calcext:value-type="string">
            <text:p>15202 <text:s text:c="2"/>26716</text:p>
          </table:table-cell>
          <table:table-cell/>
          <table:table-cell table:formula="of:=LEFT([.A733];5)" office:value-type="string" office:string-value="15202" calcext:value-type="string">
            <text:p>15202</text:p>
          </table:table-cell>
          <table:table-cell table:formula="of:=RIGHT([.A733];5)" office:value-type="string" office:string-value="26716" calcext:value-type="string">
            <text:p>26716</text:p>
          </table:table-cell>
          <table:table-cell office:value-type="string" office:string-value="74746" calcext:value-type="string">
            <text:p>74746</text:p>
          </table:table-cell>
          <table:table-cell office:value-type="string" office:string-value="78048" calcext:value-type="string">
            <text:p>78048</text:p>
          </table:table-cell>
          <table:table-cell table:formula="of:=ABS([.E733]-[.F733])" office:value-type="float" office:value="3302" calcext:value-type="float">
            <text:p>3302</text:p>
          </table:table-cell>
          <table:table-cell table:number-columns-repeated="2"/>
          <table:table-cell table:formula="of:=COUNTIF([.D$2:.D$1001];[.C733])" office:value-type="float" office:value="0" calcext:value-type="float">
            <text:p>0</text:p>
          </table:table-cell>
          <table:table-cell table:formula="of:=[.C733]*[.J7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780 <text:s text:c="2"/>50888</text:p>
          </table:table-cell>
          <table:table-cell/>
          <table:table-cell table:formula="of:=LEFT([.A734];5)" office:value-type="string" office:string-value="21780" calcext:value-type="string">
            <text:p>21780</text:p>
          </table:table-cell>
          <table:table-cell table:formula="of:=RIGHT([.A734];5)" office:value-type="string" office:string-value="50888" calcext:value-type="string">
            <text:p>50888</text:p>
          </table:table-cell>
          <table:table-cell office:value-type="string" office:string-value="74980" calcext:value-type="string">
            <text:p>74980</text:p>
          </table:table-cell>
          <table:table-cell office:value-type="string" office:string-value="78245" calcext:value-type="string">
            <text:p>78245</text:p>
          </table:table-cell>
          <table:table-cell table:formula="of:=ABS([.E734]-[.F734])" office:value-type="float" office:value="3265" calcext:value-type="float">
            <text:p>3265</text:p>
          </table:table-cell>
          <table:table-cell table:number-columns-repeated="2"/>
          <table:table-cell table:formula="of:=COUNTIF([.D$2:.D$1001];[.C734])" office:value-type="float" office:value="0" calcext:value-type="float">
            <text:p>0</text:p>
          </table:table-cell>
          <table:table-cell table:formula="of:=[.C734]*[.J7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198 <text:s text:c="2"/>50172</text:p>
          </table:table-cell>
          <table:table-cell/>
          <table:table-cell table:formula="of:=LEFT([.A735];5)" office:value-type="string" office:string-value="45198" calcext:value-type="string">
            <text:p>45198</text:p>
          </table:table-cell>
          <table:table-cell table:formula="of:=RIGHT([.A735];5)" office:value-type="string" office:string-value="50172" calcext:value-type="string">
            <text:p>50172</text:p>
          </table:table-cell>
          <table:table-cell office:value-type="string" office:string-value="75024" calcext:value-type="string">
            <text:p>75024</text:p>
          </table:table-cell>
          <table:table-cell office:value-type="string" office:string-value="78248" calcext:value-type="string">
            <text:p>78248</text:p>
          </table:table-cell>
          <table:table-cell table:formula="of:=ABS([.E735]-[.F735])" office:value-type="float" office:value="3224" calcext:value-type="float">
            <text:p>3224</text:p>
          </table:table-cell>
          <table:table-cell table:number-columns-repeated="2"/>
          <table:table-cell table:formula="of:=COUNTIF([.D$2:.D$1001];[.C735])" office:value-type="float" office:value="0" calcext:value-type="float">
            <text:p>0</text:p>
          </table:table-cell>
          <table:table-cell table:formula="of:=[.C735]*[.J7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593 <text:s text:c="2"/>56206</text:p>
          </table:table-cell>
          <table:table-cell/>
          <table:table-cell table:formula="of:=LEFT([.A736];5)" office:value-type="string" office:string-value="15593" calcext:value-type="string">
            <text:p>15593</text:p>
          </table:table-cell>
          <table:table-cell table:formula="of:=RIGHT([.A736];5)" office:value-type="string" office:string-value="56206" calcext:value-type="string">
            <text:p>56206</text:p>
          </table:table-cell>
          <table:table-cell office:value-type="string" office:string-value="75282" calcext:value-type="string">
            <text:p>75282</text:p>
          </table:table-cell>
          <table:table-cell office:value-type="string" office:string-value="78281" calcext:value-type="string">
            <text:p>78281</text:p>
          </table:table-cell>
          <table:table-cell table:formula="of:=ABS([.E736]-[.F736])" office:value-type="float" office:value="2999" calcext:value-type="float">
            <text:p>2999</text:p>
          </table:table-cell>
          <table:table-cell table:number-columns-repeated="2"/>
          <table:table-cell table:formula="of:=COUNTIF([.D$2:.D$1001];[.C736])" office:value-type="float" office:value="0" calcext:value-type="float">
            <text:p>0</text:p>
          </table:table-cell>
          <table:table-cell table:formula="of:=[.C736]*[.J7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399 <text:s text:c="2"/>81976</text:p>
          </table:table-cell>
          <table:table-cell/>
          <table:table-cell table:formula="of:=LEFT([.A737];5)" office:value-type="string" office:string-value="84399" calcext:value-type="string">
            <text:p>84399</text:p>
          </table:table-cell>
          <table:table-cell table:formula="of:=RIGHT([.A737];5)" office:value-type="string" office:string-value="81976" calcext:value-type="string">
            <text:p>81976</text:p>
          </table:table-cell>
          <table:table-cell office:value-type="string" office:string-value="75338" calcext:value-type="string">
            <text:p>75338</text:p>
          </table:table-cell>
          <table:table-cell office:value-type="string" office:string-value="78421" calcext:value-type="string">
            <text:p>78421</text:p>
          </table:table-cell>
          <table:table-cell table:formula="of:=ABS([.E737]-[.F737])" office:value-type="float" office:value="3083" calcext:value-type="float">
            <text:p>3083</text:p>
          </table:table-cell>
          <table:table-cell table:number-columns-repeated="2"/>
          <table:table-cell table:formula="of:=COUNTIF([.D$2:.D$1001];[.C737])" office:value-type="float" office:value="0" calcext:value-type="float">
            <text:p>0</text:p>
          </table:table-cell>
          <table:table-cell table:formula="of:=[.C737]*[.J7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383 <text:s text:c="2"/>97422</text:p>
          </table:table-cell>
          <table:table-cell/>
          <table:table-cell table:formula="of:=LEFT([.A738];5)" office:value-type="string" office:string-value="84383" calcext:value-type="string">
            <text:p>84383</text:p>
          </table:table-cell>
          <table:table-cell table:formula="of:=RIGHT([.A738];5)" office:value-type="string" office:string-value="97422" calcext:value-type="string">
            <text:p>97422</text:p>
          </table:table-cell>
          <table:table-cell office:value-type="string" office:string-value="75541" calcext:value-type="string">
            <text:p>75541</text:p>
          </table:table-cell>
          <table:table-cell office:value-type="string" office:string-value="78588" calcext:value-type="string">
            <text:p>78588</text:p>
          </table:table-cell>
          <table:table-cell table:formula="of:=ABS([.E738]-[.F738])" office:value-type="float" office:value="3047" calcext:value-type="float">
            <text:p>3047</text:p>
          </table:table-cell>
          <table:table-cell table:number-columns-repeated="2"/>
          <table:table-cell table:formula="of:=COUNTIF([.D$2:.D$1001];[.C738])" office:value-type="float" office:value="0" calcext:value-type="float">
            <text:p>0</text:p>
          </table:table-cell>
          <table:table-cell table:formula="of:=[.C738]*[.J7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107 <text:s text:c="2"/>50570</text:p>
          </table:table-cell>
          <table:table-cell/>
          <table:table-cell table:formula="of:=LEFT([.A739];5)" office:value-type="string" office:string-value="45107" calcext:value-type="string">
            <text:p>45107</text:p>
          </table:table-cell>
          <table:table-cell table:formula="of:=RIGHT([.A739];5)" office:value-type="string" office:string-value="50570" calcext:value-type="string">
            <text:p>50570</text:p>
          </table:table-cell>
          <table:table-cell office:value-type="string" office:string-value="75736" calcext:value-type="string">
            <text:p>75736</text:p>
          </table:table-cell>
          <table:table-cell office:value-type="string" office:string-value="78635" calcext:value-type="string">
            <text:p>78635</text:p>
          </table:table-cell>
          <table:table-cell table:formula="of:=ABS([.E739]-[.F739])" office:value-type="float" office:value="2899" calcext:value-type="float">
            <text:p>2899</text:p>
          </table:table-cell>
          <table:table-cell table:number-columns-repeated="2"/>
          <table:table-cell table:formula="of:=COUNTIF([.D$2:.D$1001];[.C739])" office:value-type="float" office:value="0" calcext:value-type="float">
            <text:p>0</text:p>
          </table:table-cell>
          <table:table-cell table:formula="of:=[.C739]*[.J7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693 <text:s text:c="2"/>45156</text:p>
          </table:table-cell>
          <table:table-cell/>
          <table:table-cell table:formula="of:=LEFT([.A740];5)" office:value-type="string" office:string-value="55693" calcext:value-type="string">
            <text:p>55693</text:p>
          </table:table-cell>
          <table:table-cell table:formula="of:=RIGHT([.A740];5)" office:value-type="string" office:string-value="45156" calcext:value-type="string">
            <text:p>45156</text:p>
          </table:table-cell>
          <table:table-cell office:value-type="string" office:string-value="75814" calcext:value-type="string">
            <text:p>75814</text:p>
          </table:table-cell>
          <table:table-cell office:value-type="string" office:string-value="78893" calcext:value-type="string">
            <text:p>78893</text:p>
          </table:table-cell>
          <table:table-cell table:formula="of:=ABS([.E740]-[.F740])" office:value-type="float" office:value="3079" calcext:value-type="float">
            <text:p>3079</text:p>
          </table:table-cell>
          <table:table-cell table:number-columns-repeated="2"/>
          <table:table-cell table:formula="of:=COUNTIF([.D$2:.D$1001];[.C740])" office:value-type="float" office:value="0" calcext:value-type="float">
            <text:p>0</text:p>
          </table:table-cell>
          <table:table-cell table:formula="of:=[.C740]*[.J7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697 <text:s text:c="2"/>77864</text:p>
          </table:table-cell>
          <table:table-cell/>
          <table:table-cell table:formula="of:=LEFT([.A741];5)" office:value-type="string" office:string-value="61697" calcext:value-type="string">
            <text:p>61697</text:p>
          </table:table-cell>
          <table:table-cell table:formula="of:=RIGHT([.A741];5)" office:value-type="string" office:string-value="77864" calcext:value-type="string">
            <text:p>77864</text:p>
          </table:table-cell>
          <table:table-cell office:value-type="string" office:string-value="75839" calcext:value-type="string">
            <text:p>75839</text:p>
          </table:table-cell>
          <table:table-cell office:value-type="string" office:string-value="78906" calcext:value-type="string">
            <text:p>78906</text:p>
          </table:table-cell>
          <table:table-cell table:formula="of:=ABS([.E741]-[.F741])" office:value-type="float" office:value="3067" calcext:value-type="float">
            <text:p>3067</text:p>
          </table:table-cell>
          <table:table-cell table:number-columns-repeated="2"/>
          <table:table-cell table:formula="of:=COUNTIF([.D$2:.D$1001];[.C741])" office:value-type="float" office:value="0" calcext:value-type="float">
            <text:p>0</text:p>
          </table:table-cell>
          <table:table-cell table:formula="of:=[.C741]*[.J7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967 <text:s text:c="2"/>99041</text:p>
          </table:table-cell>
          <table:table-cell/>
          <table:table-cell table:formula="of:=LEFT([.A742];5)" office:value-type="string" office:string-value="40967" calcext:value-type="string">
            <text:p>40967</text:p>
          </table:table-cell>
          <table:table-cell table:formula="of:=RIGHT([.A742];5)" office:value-type="string" office:string-value="99041" calcext:value-type="string">
            <text:p>99041</text:p>
          </table:table-cell>
          <table:table-cell office:value-type="string" office:string-value="75889" calcext:value-type="string">
            <text:p>75889</text:p>
          </table:table-cell>
          <table:table-cell office:value-type="string" office:string-value="78936" calcext:value-type="string">
            <text:p>78936</text:p>
          </table:table-cell>
          <table:table-cell table:formula="of:=ABS([.E742]-[.F742])" office:value-type="float" office:value="3047" calcext:value-type="float">
            <text:p>3047</text:p>
          </table:table-cell>
          <table:table-cell table:number-columns-repeated="2"/>
          <table:table-cell table:formula="of:=COUNTIF([.D$2:.D$1001];[.C742])" office:value-type="float" office:value="0" calcext:value-type="float">
            <text:p>0</text:p>
          </table:table-cell>
          <table:table-cell table:formula="of:=[.C742]*[.J7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361 <text:s text:c="2"/>81976</text:p>
          </table:table-cell>
          <table:table-cell/>
          <table:table-cell table:formula="of:=LEFT([.A743];5)" office:value-type="string" office:string-value="12361" calcext:value-type="string">
            <text:p>12361</text:p>
          </table:table-cell>
          <table:table-cell table:formula="of:=RIGHT([.A743];5)" office:value-type="string" office:string-value="81976" calcext:value-type="string">
            <text:p>81976</text:p>
          </table:table-cell>
          <table:table-cell office:value-type="string" office:string-value="75922" calcext:value-type="string">
            <text:p>75922</text:p>
          </table:table-cell>
          <table:table-cell office:value-type="string" office:string-value="78975" calcext:value-type="string">
            <text:p>78975</text:p>
          </table:table-cell>
          <table:table-cell table:formula="of:=ABS([.E743]-[.F743])" office:value-type="float" office:value="3053" calcext:value-type="float">
            <text:p>3053</text:p>
          </table:table-cell>
          <table:table-cell table:number-columns-repeated="2"/>
          <table:table-cell table:formula="of:=COUNTIF([.D$2:.D$1001];[.C743])" office:value-type="float" office:value="0" calcext:value-type="float">
            <text:p>0</text:p>
          </table:table-cell>
          <table:table-cell table:formula="of:=[.C743]*[.J7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195 <text:s text:c="2"/>10836</text:p>
          </table:table-cell>
          <table:table-cell/>
          <table:table-cell table:formula="of:=LEFT([.A744];5)" office:value-type="string" office:string-value="85195" calcext:value-type="string">
            <text:p>85195</text:p>
          </table:table-cell>
          <table:table-cell table:formula="of:=RIGHT([.A744];5)" office:value-type="string" office:string-value="10836" calcext:value-type="string">
            <text:p>10836</text:p>
          </table:table-cell>
          <table:table-cell office:value-type="string" office:string-value="75996" calcext:value-type="string">
            <text:p>75996</text:p>
          </table:table-cell>
          <table:table-cell office:value-type="string" office:string-value="79242" calcext:value-type="string">
            <text:p>79242</text:p>
          </table:table-cell>
          <table:table-cell table:formula="of:=ABS([.E744]-[.F744])" office:value-type="float" office:value="3246" calcext:value-type="float">
            <text:p>3246</text:p>
          </table:table-cell>
          <table:table-cell table:number-columns-repeated="2"/>
          <table:table-cell table:formula="of:=COUNTIF([.D$2:.D$1001];[.C744])" office:value-type="float" office:value="0" calcext:value-type="float">
            <text:p>0</text:p>
          </table:table-cell>
          <table:table-cell table:formula="of:=[.C744]*[.J7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903 <text:s text:c="2"/>59921</text:p>
          </table:table-cell>
          <table:table-cell/>
          <table:table-cell table:formula="of:=LEFT([.A745];5)" office:value-type="string" office:string-value="23903" calcext:value-type="string">
            <text:p>23903</text:p>
          </table:table-cell>
          <table:table-cell table:formula="of:=RIGHT([.A745];5)" office:value-type="string" office:string-value="59921" calcext:value-type="string">
            <text:p>59921</text:p>
          </table:table-cell>
          <table:table-cell office:value-type="string" office:string-value="76148" calcext:value-type="string">
            <text:p>76148</text:p>
          </table:table-cell>
          <table:table-cell office:value-type="string" office:string-value="79377" calcext:value-type="string">
            <text:p>79377</text:p>
          </table:table-cell>
          <table:table-cell table:formula="of:=ABS([.E745]-[.F745])" office:value-type="float" office:value="3229" calcext:value-type="float">
            <text:p>3229</text:p>
          </table:table-cell>
          <table:table-cell table:number-columns-repeated="2"/>
          <table:table-cell table:formula="of:=COUNTIF([.D$2:.D$1001];[.C745])" office:value-type="float" office:value="0" calcext:value-type="float">
            <text:p>0</text:p>
          </table:table-cell>
          <table:table-cell table:formula="of:=[.C745]*[.J7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889 <text:s text:c="2"/>63849</text:p>
          </table:table-cell>
          <table:table-cell/>
          <table:table-cell table:formula="of:=LEFT([.A746];5)" office:value-type="string" office:string-value="75889" calcext:value-type="string">
            <text:p>75889</text:p>
          </table:table-cell>
          <table:table-cell table:formula="of:=RIGHT([.A746];5)" office:value-type="string" office:string-value="63849" calcext:value-type="string">
            <text:p>63849</text:p>
          </table:table-cell>
          <table:table-cell office:value-type="string" office:string-value="76356" calcext:value-type="string">
            <text:p>76356</text:p>
          </table:table-cell>
          <table:table-cell office:value-type="string" office:string-value="79391" calcext:value-type="string">
            <text:p>79391</text:p>
          </table:table-cell>
          <table:table-cell table:formula="of:=ABS([.E746]-[.F746])" office:value-type="float" office:value="3035" calcext:value-type="float">
            <text:p>3035</text:p>
          </table:table-cell>
          <table:table-cell table:number-columns-repeated="2"/>
          <table:table-cell table:formula="of:=COUNTIF([.D$2:.D$1001];[.C746])" office:value-type="float" office:value="0" calcext:value-type="float">
            <text:p>0</text:p>
          </table:table-cell>
          <table:table-cell table:formula="of:=[.C746]*[.J7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462 <text:s text:c="2"/>69833</text:p>
          </table:table-cell>
          <table:table-cell/>
          <table:table-cell table:formula="of:=LEFT([.A747];5)" office:value-type="string" office:string-value="85462" calcext:value-type="string">
            <text:p>85462</text:p>
          </table:table-cell>
          <table:table-cell table:formula="of:=RIGHT([.A747];5)" office:value-type="string" office:string-value="69833" calcext:value-type="string">
            <text:p>69833</text:p>
          </table:table-cell>
          <table:table-cell office:value-type="string" office:string-value="76426" calcext:value-type="string">
            <text:p>76426</text:p>
          </table:table-cell>
          <table:table-cell office:value-type="string" office:string-value="79399" calcext:value-type="string">
            <text:p>79399</text:p>
          </table:table-cell>
          <table:table-cell table:formula="of:=ABS([.E747]-[.F747])" office:value-type="float" office:value="2973" calcext:value-type="float">
            <text:p>2973</text:p>
          </table:table-cell>
          <table:table-cell table:number-columns-repeated="2"/>
          <table:table-cell table:formula="of:=COUNTIF([.D$2:.D$1001];[.C747])" office:value-type="float" office:value="0" calcext:value-type="float">
            <text:p>0</text:p>
          </table:table-cell>
          <table:table-cell table:formula="of:=[.C747]*[.J7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277 <text:s text:c="2"/>98966</text:p>
          </table:table-cell>
          <table:table-cell/>
          <table:table-cell table:formula="of:=LEFT([.A748];5)" office:value-type="string" office:string-value="55277" calcext:value-type="string">
            <text:p>55277</text:p>
          </table:table-cell>
          <table:table-cell table:formula="of:=RIGHT([.A748];5)" office:value-type="string" office:string-value="98966" calcext:value-type="string">
            <text:p>98966</text:p>
          </table:table-cell>
          <table:table-cell office:value-type="string" office:string-value="76446" calcext:value-type="string">
            <text:p>76446</text:p>
          </table:table-cell>
          <table:table-cell office:value-type="string" office:string-value="79564" calcext:value-type="string">
            <text:p>79564</text:p>
          </table:table-cell>
          <table:table-cell table:formula="of:=ABS([.E748]-[.F748])" office:value-type="float" office:value="3118" calcext:value-type="float">
            <text:p>3118</text:p>
          </table:table-cell>
          <table:table-cell table:number-columns-repeated="2"/>
          <table:table-cell table:formula="of:=COUNTIF([.D$2:.D$1001];[.C748])" office:value-type="float" office:value="0" calcext:value-type="float">
            <text:p>0</text:p>
          </table:table-cell>
          <table:table-cell table:formula="of:=[.C748]*[.J7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467 <text:s text:c="2"/>16768</text:p>
          </table:table-cell>
          <table:table-cell/>
          <table:table-cell table:formula="of:=LEFT([.A749];5)" office:value-type="string" office:string-value="99467" calcext:value-type="string">
            <text:p>99467</text:p>
          </table:table-cell>
          <table:table-cell table:formula="of:=RIGHT([.A749];5)" office:value-type="string" office:string-value="16768" calcext:value-type="string">
            <text:p>16768</text:p>
          </table:table-cell>
          <table:table-cell office:value-type="string" office:string-value="76493" calcext:value-type="string">
            <text:p>76493</text:p>
          </table:table-cell>
          <table:table-cell office:value-type="string" office:string-value="79658" calcext:value-type="string">
            <text:p>79658</text:p>
          </table:table-cell>
          <table:table-cell table:formula="of:=ABS([.E749]-[.F749])" office:value-type="float" office:value="3165" calcext:value-type="float">
            <text:p>3165</text:p>
          </table:table-cell>
          <table:table-cell table:number-columns-repeated="2"/>
          <table:table-cell table:formula="of:=COUNTIF([.D$2:.D$1001];[.C749])" office:value-type="float" office:value="0" calcext:value-type="float">
            <text:p>0</text:p>
          </table:table-cell>
          <table:table-cell table:formula="of:=[.C749]*[.J7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545 <text:s text:c="2"/>92826</text:p>
          </table:table-cell>
          <table:table-cell/>
          <table:table-cell table:formula="of:=LEFT([.A750];5)" office:value-type="string" office:string-value="80545" calcext:value-type="string">
            <text:p>80545</text:p>
          </table:table-cell>
          <table:table-cell table:formula="of:=RIGHT([.A750];5)" office:value-type="string" office:string-value="92826" calcext:value-type="string">
            <text:p>92826</text:p>
          </table:table-cell>
          <table:table-cell office:value-type="string" office:string-value="76494" calcext:value-type="string">
            <text:p>76494</text:p>
          </table:table-cell>
          <table:table-cell office:value-type="string" office:string-value="79829" calcext:value-type="string">
            <text:p>79829</text:p>
          </table:table-cell>
          <table:table-cell table:formula="of:=ABS([.E750]-[.F750])" office:value-type="float" office:value="3335" calcext:value-type="float">
            <text:p>3335</text:p>
          </table:table-cell>
          <table:table-cell table:number-columns-repeated="2"/>
          <table:table-cell table:formula="of:=COUNTIF([.D$2:.D$1001];[.C750])" office:value-type="float" office:value="0" calcext:value-type="float">
            <text:p>0</text:p>
          </table:table-cell>
          <table:table-cell table:formula="of:=[.C750]*[.J7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028 <text:s text:c="2"/>13431</text:p>
          </table:table-cell>
          <table:table-cell/>
          <table:table-cell table:formula="of:=LEFT([.A751];5)" office:value-type="string" office:string-value="97028" calcext:value-type="string">
            <text:p>97028</text:p>
          </table:table-cell>
          <table:table-cell table:formula="of:=RIGHT([.A751];5)" office:value-type="string" office:string-value="13431" calcext:value-type="string">
            <text:p>13431</text:p>
          </table:table-cell>
          <table:table-cell office:value-type="string" office:string-value="76530" calcext:value-type="string">
            <text:p>76530</text:p>
          </table:table-cell>
          <table:table-cell office:value-type="string" office:string-value="79829" calcext:value-type="string">
            <text:p>79829</text:p>
          </table:table-cell>
          <table:table-cell table:formula="of:=ABS([.E751]-[.F751])" office:value-type="float" office:value="3299" calcext:value-type="float">
            <text:p>3299</text:p>
          </table:table-cell>
          <table:table-cell table:number-columns-repeated="2"/>
          <table:table-cell table:formula="of:=COUNTIF([.D$2:.D$1001];[.C751])" office:value-type="float" office:value="0" calcext:value-type="float">
            <text:p>0</text:p>
          </table:table-cell>
          <table:table-cell table:formula="of:=[.C751]*[.J7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543 <text:s text:c="2"/>58198</text:p>
          </table:table-cell>
          <table:table-cell/>
          <table:table-cell table:formula="of:=LEFT([.A752];5)" office:value-type="string" office:string-value="49543" calcext:value-type="string">
            <text:p>49543</text:p>
          </table:table-cell>
          <table:table-cell table:formula="of:=RIGHT([.A752];5)" office:value-type="string" office:string-value="58198" calcext:value-type="string">
            <text:p>58198</text:p>
          </table:table-cell>
          <table:table-cell office:value-type="string" office:string-value="76546" calcext:value-type="string">
            <text:p>76546</text:p>
          </table:table-cell>
          <table:table-cell office:value-type="string" office:string-value="79829" calcext:value-type="string">
            <text:p>79829</text:p>
          </table:table-cell>
          <table:table-cell table:formula="of:=ABS([.E752]-[.F752])" office:value-type="float" office:value="3283" calcext:value-type="float">
            <text:p>3283</text:p>
          </table:table-cell>
          <table:table-cell table:number-columns-repeated="2"/>
          <table:table-cell table:formula="of:=COUNTIF([.D$2:.D$1001];[.C752])" office:value-type="float" office:value="0" calcext:value-type="float">
            <text:p>0</text:p>
          </table:table-cell>
          <table:table-cell table:formula="of:=[.C752]*[.J7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679 <text:s text:c="2"/>81450</text:p>
          </table:table-cell>
          <table:table-cell/>
          <table:table-cell table:formula="of:=LEFT([.A753];5)" office:value-type="string" office:string-value="79679" calcext:value-type="string">
            <text:p>79679</text:p>
          </table:table-cell>
          <table:table-cell table:formula="of:=RIGHT([.A753];5)" office:value-type="string" office:string-value="81450" calcext:value-type="string">
            <text:p>81450</text:p>
          </table:table-cell>
          <table:table-cell office:value-type="string" office:string-value="76552" calcext:value-type="string">
            <text:p>76552</text:p>
          </table:table-cell>
          <table:table-cell office:value-type="string" office:string-value="79829" calcext:value-type="string">
            <text:p>79829</text:p>
          </table:table-cell>
          <table:table-cell table:formula="of:=ABS([.E753]-[.F753])" office:value-type="float" office:value="3277" calcext:value-type="float">
            <text:p>3277</text:p>
          </table:table-cell>
          <table:table-cell table:number-columns-repeated="2"/>
          <table:table-cell table:formula="of:=COUNTIF([.D$2:.D$1001];[.C753])" office:value-type="float" office:value="0" calcext:value-type="float">
            <text:p>0</text:p>
          </table:table-cell>
          <table:table-cell table:formula="of:=[.C753]*[.J7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768 <text:s text:c="2"/>14916</text:p>
          </table:table-cell>
          <table:table-cell/>
          <table:table-cell table:formula="of:=LEFT([.A754];5)" office:value-type="string" office:string-value="37768" calcext:value-type="string">
            <text:p>37768</text:p>
          </table:table-cell>
          <table:table-cell table:formula="of:=RIGHT([.A754];5)" office:value-type="string" office:string-value="14916" calcext:value-type="string">
            <text:p>14916</text:p>
          </table:table-cell>
          <table:table-cell office:value-type="string" office:string-value="76605" calcext:value-type="string">
            <text:p>76605</text:p>
          </table:table-cell>
          <table:table-cell office:value-type="string" office:string-value="80000" calcext:value-type="string">
            <text:p>80000</text:p>
          </table:table-cell>
          <table:table-cell table:formula="of:=ABS([.E754]-[.F754])" office:value-type="float" office:value="3395" calcext:value-type="float">
            <text:p>3395</text:p>
          </table:table-cell>
          <table:table-cell table:number-columns-repeated="2"/>
          <table:table-cell table:formula="of:=COUNTIF([.D$2:.D$1001];[.C754])" office:value-type="float" office:value="0" calcext:value-type="float">
            <text:p>0</text:p>
          </table:table-cell>
          <table:table-cell table:formula="of:=[.C754]*[.J7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987 <text:s text:c="2"/>43592</text:p>
          </table:table-cell>
          <table:table-cell/>
          <table:table-cell table:formula="of:=LEFT([.A755];5)" office:value-type="string" office:string-value="49987" calcext:value-type="string">
            <text:p>49987</text:p>
          </table:table-cell>
          <table:table-cell table:formula="of:=RIGHT([.A755];5)" office:value-type="string" office:string-value="43592" calcext:value-type="string">
            <text:p>43592</text:p>
          </table:table-cell>
          <table:table-cell office:value-type="string" office:string-value="76635" calcext:value-type="string">
            <text:p>76635</text:p>
          </table:table-cell>
          <table:table-cell office:value-type="string" office:string-value="80071" calcext:value-type="string">
            <text:p>80071</text:p>
          </table:table-cell>
          <table:table-cell table:formula="of:=ABS([.E755]-[.F755])" office:value-type="float" office:value="3436" calcext:value-type="float">
            <text:p>3436</text:p>
          </table:table-cell>
          <table:table-cell table:number-columns-repeated="2"/>
          <table:table-cell table:formula="of:=COUNTIF([.D$2:.D$1001];[.C755])" office:value-type="float" office:value="0" calcext:value-type="float">
            <text:p>0</text:p>
          </table:table-cell>
          <table:table-cell table:formula="of:=[.C755]*[.J7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388 <text:s text:c="2"/>81391</text:p>
          </table:table-cell>
          <table:table-cell/>
          <table:table-cell table:formula="of:=LEFT([.A756];5)" office:value-type="string" office:string-value="52388" calcext:value-type="string">
            <text:p>52388</text:p>
          </table:table-cell>
          <table:table-cell table:formula="of:=RIGHT([.A756];5)" office:value-type="string" office:string-value="81391" calcext:value-type="string">
            <text:p>81391</text:p>
          </table:table-cell>
          <table:table-cell office:value-type="string" office:string-value="76765" calcext:value-type="string">
            <text:p>76765</text:p>
          </table:table-cell>
          <table:table-cell office:value-type="string" office:string-value="80333" calcext:value-type="string">
            <text:p>80333</text:p>
          </table:table-cell>
          <table:table-cell table:formula="of:=ABS([.E756]-[.F756])" office:value-type="float" office:value="3568" calcext:value-type="float">
            <text:p>3568</text:p>
          </table:table-cell>
          <table:table-cell table:number-columns-repeated="2"/>
          <table:table-cell table:formula="of:=COUNTIF([.D$2:.D$1001];[.C756])" office:value-type="float" office:value="0" calcext:value-type="float">
            <text:p>0</text:p>
          </table:table-cell>
          <table:table-cell table:formula="of:=[.C756]*[.J7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705 <text:s text:c="2"/>31727</text:p>
          </table:table-cell>
          <table:table-cell/>
          <table:table-cell table:formula="of:=LEFT([.A757];5)" office:value-type="string" office:string-value="49705" calcext:value-type="string">
            <text:p>49705</text:p>
          </table:table-cell>
          <table:table-cell table:formula="of:=RIGHT([.A757];5)" office:value-type="string" office:string-value="31727" calcext:value-type="string">
            <text:p>31727</text:p>
          </table:table-cell>
          <table:table-cell office:value-type="string" office:string-value="76966" calcext:value-type="string">
            <text:p>76966</text:p>
          </table:table-cell>
          <table:table-cell office:value-type="string" office:string-value="80450" calcext:value-type="string">
            <text:p>80450</text:p>
          </table:table-cell>
          <table:table-cell table:formula="of:=ABS([.E757]-[.F757])" office:value-type="float" office:value="3484" calcext:value-type="float">
            <text:p>3484</text:p>
          </table:table-cell>
          <table:table-cell table:number-columns-repeated="2"/>
          <table:table-cell table:formula="of:=COUNTIF([.D$2:.D$1001];[.C757])" office:value-type="float" office:value="0" calcext:value-type="float">
            <text:p>0</text:p>
          </table:table-cell>
          <table:table-cell table:formula="of:=[.C757]*[.J7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337 <text:s text:c="2"/>89542</text:p>
          </table:table-cell>
          <table:table-cell/>
          <table:table-cell table:formula="of:=LEFT([.A758];5)" office:value-type="string" office:string-value="97337" calcext:value-type="string">
            <text:p>97337</text:p>
          </table:table-cell>
          <table:table-cell table:formula="of:=RIGHT([.A758];5)" office:value-type="string" office:string-value="89542" calcext:value-type="string">
            <text:p>89542</text:p>
          </table:table-cell>
          <table:table-cell office:value-type="string" office:string-value="77019" calcext:value-type="string">
            <text:p>77019</text:p>
          </table:table-cell>
          <table:table-cell office:value-type="string" office:string-value="80709" calcext:value-type="string">
            <text:p>80709</text:p>
          </table:table-cell>
          <table:table-cell table:formula="of:=ABS([.E758]-[.F758])" office:value-type="float" office:value="3690" calcext:value-type="float">
            <text:p>3690</text:p>
          </table:table-cell>
          <table:table-cell table:number-columns-repeated="2"/>
          <table:table-cell table:formula="of:=COUNTIF([.D$2:.D$1001];[.C758])" office:value-type="float" office:value="0" calcext:value-type="float">
            <text:p>0</text:p>
          </table:table-cell>
          <table:table-cell table:formula="of:=[.C758]*[.J7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261 <text:s text:c="2"/>15228</text:p>
          </table:table-cell>
          <table:table-cell/>
          <table:table-cell table:formula="of:=LEFT([.A759];5)" office:value-type="string" office:string-value="65261" calcext:value-type="string">
            <text:p>65261</text:p>
          </table:table-cell>
          <table:table-cell table:formula="of:=RIGHT([.A759];5)" office:value-type="string" office:string-value="15228" calcext:value-type="string">
            <text:p>15228</text:p>
          </table:table-cell>
          <table:table-cell office:value-type="string" office:string-value="77088" calcext:value-type="string">
            <text:p>77088</text:p>
          </table:table-cell>
          <table:table-cell office:value-type="string" office:string-value="80735" calcext:value-type="string">
            <text:p>80735</text:p>
          </table:table-cell>
          <table:table-cell table:formula="of:=ABS([.E759]-[.F759])" office:value-type="float" office:value="3647" calcext:value-type="float">
            <text:p>3647</text:p>
          </table:table-cell>
          <table:table-cell table:number-columns-repeated="2"/>
          <table:table-cell table:formula="of:=COUNTIF([.D$2:.D$1001];[.C759])" office:value-type="float" office:value="0" calcext:value-type="float">
            <text:p>0</text:p>
          </table:table-cell>
          <table:table-cell table:formula="of:=[.C759]*[.J7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193 <text:s text:c="2"/>23798</text:p>
          </table:table-cell>
          <table:table-cell/>
          <table:table-cell table:formula="of:=LEFT([.A760];5)" office:value-type="string" office:string-value="32193" calcext:value-type="string">
            <text:p>32193</text:p>
          </table:table-cell>
          <table:table-cell table:formula="of:=RIGHT([.A760];5)" office:value-type="string" office:string-value="23798" calcext:value-type="string">
            <text:p>23798</text:p>
          </table:table-cell>
          <table:table-cell office:value-type="string" office:string-value="77114" calcext:value-type="string">
            <text:p>77114</text:p>
          </table:table-cell>
          <table:table-cell office:value-type="string" office:string-value="80932" calcext:value-type="string">
            <text:p>80932</text:p>
          </table:table-cell>
          <table:table-cell table:formula="of:=ABS([.E760]-[.F760])" office:value-type="float" office:value="3818" calcext:value-type="float">
            <text:p>3818</text:p>
          </table:table-cell>
          <table:table-cell table:number-columns-repeated="2"/>
          <table:table-cell table:formula="of:=COUNTIF([.D$2:.D$1001];[.C760])" office:value-type="float" office:value="0" calcext:value-type="float">
            <text:p>0</text:p>
          </table:table-cell>
          <table:table-cell table:formula="of:=[.C760]*[.J7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980 <text:s text:c="2"/>56609</text:p>
          </table:table-cell>
          <table:table-cell/>
          <table:table-cell table:formula="of:=LEFT([.A761];5)" office:value-type="string" office:string-value="96980" calcext:value-type="string">
            <text:p>96980</text:p>
          </table:table-cell>
          <table:table-cell table:formula="of:=RIGHT([.A761];5)" office:value-type="string" office:string-value="56609" calcext:value-type="string">
            <text:p>56609</text:p>
          </table:table-cell>
          <table:table-cell office:value-type="string" office:string-value="77266" calcext:value-type="string">
            <text:p>77266</text:p>
          </table:table-cell>
          <table:table-cell office:value-type="string" office:string-value="81077" calcext:value-type="string">
            <text:p>81077</text:p>
          </table:table-cell>
          <table:table-cell table:formula="of:=ABS([.E761]-[.F761])" office:value-type="float" office:value="3811" calcext:value-type="float">
            <text:p>3811</text:p>
          </table:table-cell>
          <table:table-cell table:number-columns-repeated="2"/>
          <table:table-cell table:formula="of:=COUNTIF([.D$2:.D$1001];[.C761])" office:value-type="float" office:value="0" calcext:value-type="float">
            <text:p>0</text:p>
          </table:table-cell>
          <table:table-cell table:formula="of:=[.C761]*[.J7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973 <text:s text:c="2"/>96548</text:p>
          </table:table-cell>
          <table:table-cell/>
          <table:table-cell table:formula="of:=LEFT([.A762];5)" office:value-type="string" office:string-value="55973" calcext:value-type="string">
            <text:p>55973</text:p>
          </table:table-cell>
          <table:table-cell table:formula="of:=RIGHT([.A762];5)" office:value-type="string" office:string-value="96548" calcext:value-type="string">
            <text:p>96548</text:p>
          </table:table-cell>
          <table:table-cell office:value-type="string" office:string-value="77271" calcext:value-type="string">
            <text:p>77271</text:p>
          </table:table-cell>
          <table:table-cell office:value-type="string" office:string-value="81176" calcext:value-type="string">
            <text:p>81176</text:p>
          </table:table-cell>
          <table:table-cell table:formula="of:=ABS([.E762]-[.F762])" office:value-type="float" office:value="3905" calcext:value-type="float">
            <text:p>3905</text:p>
          </table:table-cell>
          <table:table-cell table:number-columns-repeated="2"/>
          <table:table-cell table:formula="of:=COUNTIF([.D$2:.D$1001];[.C762])" office:value-type="float" office:value="0" calcext:value-type="float">
            <text:p>0</text:p>
          </table:table-cell>
          <table:table-cell table:formula="of:=[.C762]*[.J7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554 <text:s text:c="2"/>54178</text:p>
          </table:table-cell>
          <table:table-cell/>
          <table:table-cell table:formula="of:=LEFT([.A763];5)" office:value-type="string" office:string-value="43554" calcext:value-type="string">
            <text:p>43554</text:p>
          </table:table-cell>
          <table:table-cell table:formula="of:=RIGHT([.A763];5)" office:value-type="string" office:string-value="54178" calcext:value-type="string">
            <text:p>54178</text:p>
          </table:table-cell>
          <table:table-cell office:value-type="string" office:string-value="77288" calcext:value-type="string">
            <text:p>77288</text:p>
          </table:table-cell>
          <table:table-cell office:value-type="string" office:string-value="81310" calcext:value-type="string">
            <text:p>81310</text:p>
          </table:table-cell>
          <table:table-cell table:formula="of:=ABS([.E763]-[.F763])" office:value-type="float" office:value="4022" calcext:value-type="float">
            <text:p>4022</text:p>
          </table:table-cell>
          <table:table-cell table:number-columns-repeated="2"/>
          <table:table-cell table:formula="of:=COUNTIF([.D$2:.D$1001];[.C763])" office:value-type="float" office:value="0" calcext:value-type="float">
            <text:p>0</text:p>
          </table:table-cell>
          <table:table-cell table:formula="of:=[.C763]*[.J7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385 <text:s text:c="2"/>53532</text:p>
          </table:table-cell>
          <table:table-cell/>
          <table:table-cell table:formula="of:=LEFT([.A764];5)" office:value-type="string" office:string-value="14385" calcext:value-type="string">
            <text:p>14385</text:p>
          </table:table-cell>
          <table:table-cell table:formula="of:=RIGHT([.A764];5)" office:value-type="string" office:string-value="53532" calcext:value-type="string">
            <text:p>53532</text:p>
          </table:table-cell>
          <table:table-cell office:value-type="string" office:string-value="77467" calcext:value-type="string">
            <text:p>77467</text:p>
          </table:table-cell>
          <table:table-cell office:value-type="string" office:string-value="81391" calcext:value-type="string">
            <text:p>81391</text:p>
          </table:table-cell>
          <table:table-cell table:formula="of:=ABS([.E764]-[.F764])" office:value-type="float" office:value="3924" calcext:value-type="float">
            <text:p>3924</text:p>
          </table:table-cell>
          <table:table-cell table:number-columns-repeated="2"/>
          <table:table-cell table:formula="of:=COUNTIF([.D$2:.D$1001];[.C764])" office:value-type="float" office:value="0" calcext:value-type="float">
            <text:p>0</text:p>
          </table:table-cell>
          <table:table-cell table:formula="of:=[.C764]*[.J7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284 <text:s text:c="2"/>52896</text:p>
          </table:table-cell>
          <table:table-cell/>
          <table:table-cell table:formula="of:=LEFT([.A765];5)" office:value-type="string" office:string-value="13284" calcext:value-type="string">
            <text:p>13284</text:p>
          </table:table-cell>
          <table:table-cell table:formula="of:=RIGHT([.A765];5)" office:value-type="string" office:string-value="52896" calcext:value-type="string">
            <text:p>52896</text:p>
          </table:table-cell>
          <table:table-cell office:value-type="string" office:string-value="77568" calcext:value-type="string">
            <text:p>77568</text:p>
          </table:table-cell>
          <table:table-cell office:value-type="string" office:string-value="81450" calcext:value-type="string">
            <text:p>81450</text:p>
          </table:table-cell>
          <table:table-cell table:formula="of:=ABS([.E765]-[.F765])" office:value-type="float" office:value="3882" calcext:value-type="float">
            <text:p>3882</text:p>
          </table:table-cell>
          <table:table-cell table:number-columns-repeated="2"/>
          <table:table-cell table:formula="of:=COUNTIF([.D$2:.D$1001];[.C765])" office:value-type="float" office:value="19" calcext:value-type="float">
            <text:p>19</text:p>
          </table:table-cell>
          <table:table-cell table:formula="of:=[.C765]*[.J765]" office:value-type="float" office:value="252396" calcext:value-type="float">
            <text:p>252396</text:p>
          </table:table-cell>
          <table:table-cell/>
        </table:table-row>
        <table:table-row table:style-name="ro1">
          <table:table-cell office:value-type="string" calcext:value-type="string">
            <text:p>31417 <text:s text:c="2"/>79377</text:p>
          </table:table-cell>
          <table:table-cell/>
          <table:table-cell table:formula="of:=LEFT([.A766];5)" office:value-type="string" office:string-value="31417" calcext:value-type="string">
            <text:p>31417</text:p>
          </table:table-cell>
          <table:table-cell table:formula="of:=RIGHT([.A766];5)" office:value-type="string" office:string-value="79377" calcext:value-type="string">
            <text:p>79377</text:p>
          </table:table-cell>
          <table:table-cell office:value-type="string" office:string-value="77587" calcext:value-type="string">
            <text:p>77587</text:p>
          </table:table-cell>
          <table:table-cell office:value-type="string" office:string-value="81450" calcext:value-type="string">
            <text:p>81450</text:p>
          </table:table-cell>
          <table:table-cell table:formula="of:=ABS([.E766]-[.F766])" office:value-type="float" office:value="3863" calcext:value-type="float">
            <text:p>3863</text:p>
          </table:table-cell>
          <table:table-cell table:number-columns-repeated="2"/>
          <table:table-cell table:formula="of:=COUNTIF([.D$2:.D$1001];[.C766])" office:value-type="float" office:value="0" calcext:value-type="float">
            <text:p>0</text:p>
          </table:table-cell>
          <table:table-cell table:formula="of:=[.C766]*[.J7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843 <text:s text:c="2"/>40105</text:p>
          </table:table-cell>
          <table:table-cell/>
          <table:table-cell table:formula="of:=LEFT([.A767];5)" office:value-type="string" office:string-value="39843" calcext:value-type="string">
            <text:p>39843</text:p>
          </table:table-cell>
          <table:table-cell table:formula="of:=RIGHT([.A767];5)" office:value-type="string" office:string-value="40105" calcext:value-type="string">
            <text:p>40105</text:p>
          </table:table-cell>
          <table:table-cell office:value-type="string" office:string-value="77675" calcext:value-type="string">
            <text:p>77675</text:p>
          </table:table-cell>
          <table:table-cell office:value-type="string" office:string-value="81450" calcext:value-type="string">
            <text:p>81450</text:p>
          </table:table-cell>
          <table:table-cell table:formula="of:=ABS([.E767]-[.F767])" office:value-type="float" office:value="3775" calcext:value-type="float">
            <text:p>3775</text:p>
          </table:table-cell>
          <table:table-cell table:number-columns-repeated="2"/>
          <table:table-cell table:formula="of:=COUNTIF([.D$2:.D$1001];[.C767])" office:value-type="float" office:value="0" calcext:value-type="float">
            <text:p>0</text:p>
          </table:table-cell>
          <table:table-cell table:formula="of:=[.C767]*[.J7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537 <text:s text:c="2"/>60848</text:p>
          </table:table-cell>
          <table:table-cell/>
          <table:table-cell table:formula="of:=LEFT([.A768];5)" office:value-type="string" office:string-value="47537" calcext:value-type="string">
            <text:p>47537</text:p>
          </table:table-cell>
          <table:table-cell table:formula="of:=RIGHT([.A768];5)" office:value-type="string" office:string-value="60848" calcext:value-type="string">
            <text:p>60848</text:p>
          </table:table-cell>
          <table:table-cell office:value-type="string" office:string-value="77697" calcext:value-type="string">
            <text:p>77697</text:p>
          </table:table-cell>
          <table:table-cell office:value-type="string" office:string-value="81450" calcext:value-type="string">
            <text:p>81450</text:p>
          </table:table-cell>
          <table:table-cell table:formula="of:=ABS([.E768]-[.F768])" office:value-type="float" office:value="3753" calcext:value-type="float">
            <text:p>3753</text:p>
          </table:table-cell>
          <table:table-cell table:number-columns-repeated="2"/>
          <table:table-cell table:formula="of:=COUNTIF([.D$2:.D$1001];[.C768])" office:value-type="float" office:value="0" calcext:value-type="float">
            <text:p>0</text:p>
          </table:table-cell>
          <table:table-cell table:formula="of:=[.C768]*[.J7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596 <text:s text:c="2"/>94197</text:p>
          </table:table-cell>
          <table:table-cell/>
          <table:table-cell table:formula="of:=LEFT([.A769];5)" office:value-type="string" office:string-value="97596" calcext:value-type="string">
            <text:p>97596</text:p>
          </table:table-cell>
          <table:table-cell table:formula="of:=RIGHT([.A769];5)" office:value-type="string" office:string-value="94197" calcext:value-type="string">
            <text:p>94197</text:p>
          </table:table-cell>
          <table:table-cell office:value-type="string" office:string-value="77801" calcext:value-type="string">
            <text:p>77801</text:p>
          </table:table-cell>
          <table:table-cell office:value-type="string" office:string-value="81450" calcext:value-type="string">
            <text:p>81450</text:p>
          </table:table-cell>
          <table:table-cell table:formula="of:=ABS([.E769]-[.F769])" office:value-type="float" office:value="3649" calcext:value-type="float">
            <text:p>3649</text:p>
          </table:table-cell>
          <table:table-cell table:number-columns-repeated="2"/>
          <table:table-cell table:formula="of:=COUNTIF([.D$2:.D$1001];[.C769])" office:value-type="float" office:value="0" calcext:value-type="float">
            <text:p>0</text:p>
          </table:table-cell>
          <table:table-cell table:formula="of:=[.C769]*[.J7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481 <text:s text:c="2"/>23651</text:p>
          </table:table-cell>
          <table:table-cell/>
          <table:table-cell table:formula="of:=LEFT([.A770];5)" office:value-type="string" office:string-value="92481" calcext:value-type="string">
            <text:p>92481</text:p>
          </table:table-cell>
          <table:table-cell table:formula="of:=RIGHT([.A770];5)" office:value-type="string" office:string-value="23651" calcext:value-type="string">
            <text:p>23651</text:p>
          </table:table-cell>
          <table:table-cell office:value-type="string" office:string-value="77811" calcext:value-type="string">
            <text:p>77811</text:p>
          </table:table-cell>
          <table:table-cell office:value-type="string" office:string-value="81450" calcext:value-type="string">
            <text:p>81450</text:p>
          </table:table-cell>
          <table:table-cell table:formula="of:=ABS([.E770]-[.F770])" office:value-type="float" office:value="3639" calcext:value-type="float">
            <text:p>3639</text:p>
          </table:table-cell>
          <table:table-cell table:number-columns-repeated="2"/>
          <table:table-cell table:formula="of:=COUNTIF([.D$2:.D$1001];[.C770])" office:value-type="float" office:value="0" calcext:value-type="float">
            <text:p>0</text:p>
          </table:table-cell>
          <table:table-cell table:formula="of:=[.C770]*[.J7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979 <text:s text:c="2"/>91359</text:p>
          </table:table-cell>
          <table:table-cell/>
          <table:table-cell table:formula="of:=LEFT([.A771];5)" office:value-type="string" office:string-value="32979" calcext:value-type="string">
            <text:p>32979</text:p>
          </table:table-cell>
          <table:table-cell table:formula="of:=RIGHT([.A771];5)" office:value-type="string" office:string-value="91359" calcext:value-type="string">
            <text:p>91359</text:p>
          </table:table-cell>
          <table:table-cell office:value-type="string" office:string-value="77889" calcext:value-type="string">
            <text:p>77889</text:p>
          </table:table-cell>
          <table:table-cell office:value-type="string" office:string-value="81450" calcext:value-type="string">
            <text:p>81450</text:p>
          </table:table-cell>
          <table:table-cell table:formula="of:=ABS([.E771]-[.F771])" office:value-type="float" office:value="3561" calcext:value-type="float">
            <text:p>3561</text:p>
          </table:table-cell>
          <table:table-cell table:number-columns-repeated="2"/>
          <table:table-cell table:formula="of:=COUNTIF([.D$2:.D$1001];[.C771])" office:value-type="float" office:value="0" calcext:value-type="float">
            <text:p>0</text:p>
          </table:table-cell>
          <table:table-cell table:formula="of:=[.C771]*[.J7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37 <text:s text:c="2"/>44731</text:p>
          </table:table-cell>
          <table:table-cell/>
          <table:table-cell table:formula="of:=LEFT([.A772];5)" office:value-type="string" office:string-value="20137" calcext:value-type="string">
            <text:p>20137</text:p>
          </table:table-cell>
          <table:table-cell table:formula="of:=RIGHT([.A772];5)" office:value-type="string" office:string-value="44731" calcext:value-type="string">
            <text:p>44731</text:p>
          </table:table-cell>
          <table:table-cell office:value-type="string" office:string-value="78015" calcext:value-type="string">
            <text:p>78015</text:p>
          </table:table-cell>
          <table:table-cell office:value-type="string" office:string-value="81450" calcext:value-type="string">
            <text:p>81450</text:p>
          </table:table-cell>
          <table:table-cell table:formula="of:=ABS([.E772]-[.F772])" office:value-type="float" office:value="3435" calcext:value-type="float">
            <text:p>3435</text:p>
          </table:table-cell>
          <table:table-cell table:number-columns-repeated="2"/>
          <table:table-cell table:formula="of:=COUNTIF([.D$2:.D$1001];[.C772])" office:value-type="float" office:value="0" calcext:value-type="float">
            <text:p>0</text:p>
          </table:table-cell>
          <table:table-cell table:formula="of:=[.C772]*[.J7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782 <text:s text:c="2"/>77019</text:p>
          </table:table-cell>
          <table:table-cell/>
          <table:table-cell table:formula="of:=LEFT([.A773];5)" office:value-type="string" office:string-value="32782" calcext:value-type="string">
            <text:p>32782</text:p>
          </table:table-cell>
          <table:table-cell table:formula="of:=RIGHT([.A773];5)" office:value-type="string" office:string-value="77019" calcext:value-type="string">
            <text:p>77019</text:p>
          </table:table-cell>
          <table:table-cell office:value-type="string" office:string-value="78106" calcext:value-type="string">
            <text:p>78106</text:p>
          </table:table-cell>
          <table:table-cell office:value-type="string" office:string-value="81450" calcext:value-type="string">
            <text:p>81450</text:p>
          </table:table-cell>
          <table:table-cell table:formula="of:=ABS([.E773]-[.F773])" office:value-type="float" office:value="3344" calcext:value-type="float">
            <text:p>3344</text:p>
          </table:table-cell>
          <table:table-cell table:number-columns-repeated="2"/>
          <table:table-cell table:formula="of:=COUNTIF([.D$2:.D$1001];[.C773])" office:value-type="float" office:value="0" calcext:value-type="float">
            <text:p>0</text:p>
          </table:table-cell>
          <table:table-cell table:formula="of:=[.C773]*[.J7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715 <text:s text:c="2"/>14916</text:p>
          </table:table-cell>
          <table:table-cell/>
          <table:table-cell table:formula="of:=LEFT([.A774];5)" office:value-type="string" office:string-value="97715" calcext:value-type="string">
            <text:p>97715</text:p>
          </table:table-cell>
          <table:table-cell table:formula="of:=RIGHT([.A774];5)" office:value-type="string" office:string-value="14916" calcext:value-type="string">
            <text:p>14916</text:p>
          </table:table-cell>
          <table:table-cell office:value-type="string" office:string-value="78274" calcext:value-type="string">
            <text:p>78274</text:p>
          </table:table-cell>
          <table:table-cell office:value-type="string" office:string-value="81450" calcext:value-type="string">
            <text:p>81450</text:p>
          </table:table-cell>
          <table:table-cell table:formula="of:=ABS([.E774]-[.F774])" office:value-type="float" office:value="3176" calcext:value-type="float">
            <text:p>3176</text:p>
          </table:table-cell>
          <table:table-cell table:number-columns-repeated="2"/>
          <table:table-cell table:formula="of:=COUNTIF([.D$2:.D$1001];[.C774])" office:value-type="float" office:value="0" calcext:value-type="float">
            <text:p>0</text:p>
          </table:table-cell>
          <table:table-cell table:formula="of:=[.C774]*[.J7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171 <text:s text:c="2"/>73797</text:p>
          </table:table-cell>
          <table:table-cell/>
          <table:table-cell table:formula="of:=LEFT([.A775];5)" office:value-type="string" office:string-value="36171" calcext:value-type="string">
            <text:p>36171</text:p>
          </table:table-cell>
          <table:table-cell table:formula="of:=RIGHT([.A775];5)" office:value-type="string" office:string-value="73797" calcext:value-type="string">
            <text:p>73797</text:p>
          </table:table-cell>
          <table:table-cell office:value-type="string" office:string-value="78774" calcext:value-type="string">
            <text:p>78774</text:p>
          </table:table-cell>
          <table:table-cell office:value-type="string" office:string-value="81450" calcext:value-type="string">
            <text:p>81450</text:p>
          </table:table-cell>
          <table:table-cell table:formula="of:=ABS([.E775]-[.F775])" office:value-type="float" office:value="2676" calcext:value-type="float">
            <text:p>2676</text:p>
          </table:table-cell>
          <table:table-cell table:number-columns-repeated="2"/>
          <table:table-cell table:formula="of:=COUNTIF([.D$2:.D$1001];[.C775])" office:value-type="float" office:value="0" calcext:value-type="float">
            <text:p>0</text:p>
          </table:table-cell>
          <table:table-cell table:formula="of:=[.C775]*[.J7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352 <text:s text:c="2"/>77019</text:p>
          </table:table-cell>
          <table:table-cell/>
          <table:table-cell table:formula="of:=LEFT([.A776];5)" office:value-type="string" office:string-value="52352" calcext:value-type="string">
            <text:p>52352</text:p>
          </table:table-cell>
          <table:table-cell table:formula="of:=RIGHT([.A776];5)" office:value-type="string" office:string-value="77019" calcext:value-type="string">
            <text:p>77019</text:p>
          </table:table-cell>
          <table:table-cell office:value-type="string" office:string-value="78791" calcext:value-type="string">
            <text:p>78791</text:p>
          </table:table-cell>
          <table:table-cell office:value-type="string" office:string-value="81450" calcext:value-type="string">
            <text:p>81450</text:p>
          </table:table-cell>
          <table:table-cell table:formula="of:=ABS([.E776]-[.F776])" office:value-type="float" office:value="2659" calcext:value-type="float">
            <text:p>2659</text:p>
          </table:table-cell>
          <table:table-cell table:number-columns-repeated="2"/>
          <table:table-cell table:formula="of:=COUNTIF([.D$2:.D$1001];[.C776])" office:value-type="float" office:value="0" calcext:value-type="float">
            <text:p>0</text:p>
          </table:table-cell>
          <table:table-cell table:formula="of:=[.C776]*[.J7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624 <text:s text:c="2"/>70034</text:p>
          </table:table-cell>
          <table:table-cell/>
          <table:table-cell table:formula="of:=LEFT([.A777];5)" office:value-type="string" office:string-value="65624" calcext:value-type="string">
            <text:p>65624</text:p>
          </table:table-cell>
          <table:table-cell table:formula="of:=RIGHT([.A777];5)" office:value-type="string" office:string-value="70034" calcext:value-type="string">
            <text:p>70034</text:p>
          </table:table-cell>
          <table:table-cell office:value-type="string" office:string-value="79015" calcext:value-type="string">
            <text:p>79015</text:p>
          </table:table-cell>
          <table:table-cell office:value-type="string" office:string-value="81450" calcext:value-type="string">
            <text:p>81450</text:p>
          </table:table-cell>
          <table:table-cell table:formula="of:=ABS([.E777]-[.F777])" office:value-type="float" office:value="2435" calcext:value-type="float">
            <text:p>2435</text:p>
          </table:table-cell>
          <table:table-cell table:number-columns-repeated="2"/>
          <table:table-cell table:formula="of:=COUNTIF([.D$2:.D$1001];[.C777])" office:value-type="float" office:value="0" calcext:value-type="float">
            <text:p>0</text:p>
          </table:table-cell>
          <table:table-cell table:formula="of:=[.C777]*[.J7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735 <text:s text:c="2"/>94024</text:p>
          </table:table-cell>
          <table:table-cell/>
          <table:table-cell table:formula="of:=LEFT([.A778];5)" office:value-type="string" office:string-value="43735" calcext:value-type="string">
            <text:p>43735</text:p>
          </table:table-cell>
          <table:table-cell table:formula="of:=RIGHT([.A778];5)" office:value-type="string" office:string-value="94024" calcext:value-type="string">
            <text:p>94024</text:p>
          </table:table-cell>
          <table:table-cell office:value-type="string" office:string-value="79374" calcext:value-type="string">
            <text:p>79374</text:p>
          </table:table-cell>
          <table:table-cell office:value-type="string" office:string-value="81450" calcext:value-type="string">
            <text:p>81450</text:p>
          </table:table-cell>
          <table:table-cell table:formula="of:=ABS([.E778]-[.F778])" office:value-type="float" office:value="2076" calcext:value-type="float">
            <text:p>2076</text:p>
          </table:table-cell>
          <table:table-cell table:number-columns-repeated="2"/>
          <table:table-cell table:formula="of:=COUNTIF([.D$2:.D$1001];[.C778])" office:value-type="float" office:value="0" calcext:value-type="float">
            <text:p>0</text:p>
          </table:table-cell>
          <table:table-cell table:formula="of:=[.C778]*[.J7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065 <text:s text:c="2"/>81450</text:p>
          </table:table-cell>
          <table:table-cell/>
          <table:table-cell table:formula="of:=LEFT([.A779];5)" office:value-type="string" office:string-value="32065" calcext:value-type="string">
            <text:p>32065</text:p>
          </table:table-cell>
          <table:table-cell table:formula="of:=RIGHT([.A779];5)" office:value-type="string" office:string-value="81450" calcext:value-type="string">
            <text:p>81450</text:p>
          </table:table-cell>
          <table:table-cell office:value-type="string" office:string-value="79395" calcext:value-type="string">
            <text:p>79395</text:p>
          </table:table-cell>
          <table:table-cell office:value-type="string" office:string-value="81450" calcext:value-type="string">
            <text:p>81450</text:p>
          </table:table-cell>
          <table:table-cell table:formula="of:=ABS([.E779]-[.F779])" office:value-type="float" office:value="2055" calcext:value-type="float">
            <text:p>2055</text:p>
          </table:table-cell>
          <table:table-cell table:number-columns-repeated="2"/>
          <table:table-cell table:formula="of:=COUNTIF([.D$2:.D$1001];[.C779])" office:value-type="float" office:value="0" calcext:value-type="float">
            <text:p>0</text:p>
          </table:table-cell>
          <table:table-cell table:formula="of:=[.C779]*[.J7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801 <text:s text:c="2"/>70247</text:p>
          </table:table-cell>
          <table:table-cell/>
          <table:table-cell table:formula="of:=LEFT([.A780];5)" office:value-type="string" office:string-value="37801" calcext:value-type="string">
            <text:p>37801</text:p>
          </table:table-cell>
          <table:table-cell table:formula="of:=RIGHT([.A780];5)" office:value-type="string" office:string-value="70247" calcext:value-type="string">
            <text:p>70247</text:p>
          </table:table-cell>
          <table:table-cell office:value-type="string" office:string-value="79468" calcext:value-type="string">
            <text:p>79468</text:p>
          </table:table-cell>
          <table:table-cell office:value-type="string" office:string-value="81450" calcext:value-type="string">
            <text:p>81450</text:p>
          </table:table-cell>
          <table:table-cell table:formula="of:=ABS([.E780]-[.F780])" office:value-type="float" office:value="1982" calcext:value-type="float">
            <text:p>1982</text:p>
          </table:table-cell>
          <table:table-cell table:number-columns-repeated="2"/>
          <table:table-cell table:formula="of:=COUNTIF([.D$2:.D$1001];[.C780])" office:value-type="float" office:value="0" calcext:value-type="float">
            <text:p>0</text:p>
          </table:table-cell>
          <table:table-cell table:formula="of:=[.C780]*[.J7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260 <text:s text:c="2"/>91182</text:p>
          </table:table-cell>
          <table:table-cell/>
          <table:table-cell table:formula="of:=LEFT([.A781];5)" office:value-type="string" office:string-value="57260" calcext:value-type="string">
            <text:p>57260</text:p>
          </table:table-cell>
          <table:table-cell table:formula="of:=RIGHT([.A781];5)" office:value-type="string" office:string-value="91182" calcext:value-type="string">
            <text:p>91182</text:p>
          </table:table-cell>
          <table:table-cell office:value-type="string" office:string-value="79501" calcext:value-type="string">
            <text:p>79501</text:p>
          </table:table-cell>
          <table:table-cell office:value-type="string" office:string-value="81450" calcext:value-type="string">
            <text:p>81450</text:p>
          </table:table-cell>
          <table:table-cell table:formula="of:=ABS([.E781]-[.F781])" office:value-type="float" office:value="1949" calcext:value-type="float">
            <text:p>1949</text:p>
          </table:table-cell>
          <table:table-cell table:number-columns-repeated="2"/>
          <table:table-cell table:formula="of:=COUNTIF([.D$2:.D$1001];[.C781])" office:value-type="float" office:value="0" calcext:value-type="float">
            <text:p>0</text:p>
          </table:table-cell>
          <table:table-cell table:formula="of:=[.C781]*[.J7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699 <text:s text:c="2"/>22228</text:p>
          </table:table-cell>
          <table:table-cell/>
          <table:table-cell table:formula="of:=LEFT([.A782];5)" office:value-type="string" office:string-value="58699" calcext:value-type="string">
            <text:p>58699</text:p>
          </table:table-cell>
          <table:table-cell table:formula="of:=RIGHT([.A782];5)" office:value-type="string" office:string-value="22228" calcext:value-type="string">
            <text:p>22228</text:p>
          </table:table-cell>
          <table:table-cell office:value-type="string" office:string-value="79555" calcext:value-type="string">
            <text:p>79555</text:p>
          </table:table-cell>
          <table:table-cell office:value-type="string" office:string-value="81607" calcext:value-type="string">
            <text:p>81607</text:p>
          </table:table-cell>
          <table:table-cell table:formula="of:=ABS([.E782]-[.F782])" office:value-type="float" office:value="2052" calcext:value-type="float">
            <text:p>2052</text:p>
          </table:table-cell>
          <table:table-cell table:number-columns-repeated="2"/>
          <table:table-cell table:formula="of:=COUNTIF([.D$2:.D$1001];[.C782])" office:value-type="float" office:value="0" calcext:value-type="float">
            <text:p>0</text:p>
          </table:table-cell>
          <table:table-cell table:formula="of:=[.C782]*[.J7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293 <text:s text:c="2"/>95695</text:p>
          </table:table-cell>
          <table:table-cell/>
          <table:table-cell table:formula="of:=LEFT([.A783];5)" office:value-type="string" office:string-value="46293" calcext:value-type="string">
            <text:p>46293</text:p>
          </table:table-cell>
          <table:table-cell table:formula="of:=RIGHT([.A783];5)" office:value-type="string" office:string-value="95695" calcext:value-type="string">
            <text:p>95695</text:p>
          </table:table-cell>
          <table:table-cell office:value-type="string" office:string-value="79617" calcext:value-type="string">
            <text:p>79617</text:p>
          </table:table-cell>
          <table:table-cell office:value-type="string" office:string-value="81694" calcext:value-type="string">
            <text:p>81694</text:p>
          </table:table-cell>
          <table:table-cell table:formula="of:=ABS([.E783]-[.F783])" office:value-type="float" office:value="2077" calcext:value-type="float">
            <text:p>2077</text:p>
          </table:table-cell>
          <table:table-cell table:number-columns-repeated="2"/>
          <table:table-cell table:formula="of:=COUNTIF([.D$2:.D$1001];[.C783])" office:value-type="float" office:value="10" calcext:value-type="float">
            <text:p>10</text:p>
          </table:table-cell>
          <table:table-cell table:formula="of:=[.C783]*[.J783]" office:value-type="float" office:value="462930" calcext:value-type="float">
            <text:p>462930</text:p>
          </table:table-cell>
          <table:table-cell/>
        </table:table-row>
        <table:table-row table:style-name="ro1">
          <table:table-cell office:value-type="string" calcext:value-type="string">
            <text:p>88201 <text:s text:c="2"/>51470</text:p>
          </table:table-cell>
          <table:table-cell/>
          <table:table-cell table:formula="of:=LEFT([.A784];5)" office:value-type="string" office:string-value="88201" calcext:value-type="string">
            <text:p>88201</text:p>
          </table:table-cell>
          <table:table-cell table:formula="of:=RIGHT([.A784];5)" office:value-type="string" office:string-value="51470" calcext:value-type="string">
            <text:p>51470</text:p>
          </table:table-cell>
          <table:table-cell office:value-type="string" office:string-value="79679" calcext:value-type="string">
            <text:p>79679</text:p>
          </table:table-cell>
          <table:table-cell office:value-type="string" office:string-value="81752" calcext:value-type="string">
            <text:p>81752</text:p>
          </table:table-cell>
          <table:table-cell table:formula="of:=ABS([.E784]-[.F784])" office:value-type="float" office:value="2073" calcext:value-type="float">
            <text:p>2073</text:p>
          </table:table-cell>
          <table:table-cell table:number-columns-repeated="2"/>
          <table:table-cell table:formula="of:=COUNTIF([.D$2:.D$1001];[.C784])" office:value-type="float" office:value="0" calcext:value-type="float">
            <text:p>0</text:p>
          </table:table-cell>
          <table:table-cell table:formula="of:=[.C784]*[.J7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421 <text:s text:c="2"/>70247</text:p>
          </table:table-cell>
          <table:table-cell/>
          <table:table-cell table:formula="of:=LEFT([.A785];5)" office:value-type="string" office:string-value="65421" calcext:value-type="string">
            <text:p>65421</text:p>
          </table:table-cell>
          <table:table-cell table:formula="of:=RIGHT([.A785];5)" office:value-type="string" office:string-value="70247" calcext:value-type="string">
            <text:p>70247</text:p>
          </table:table-cell>
          <table:table-cell office:value-type="string" office:string-value="79769" calcext:value-type="string">
            <text:p>79769</text:p>
          </table:table-cell>
          <table:table-cell office:value-type="string" office:string-value="81901" calcext:value-type="string">
            <text:p>81901</text:p>
          </table:table-cell>
          <table:table-cell table:formula="of:=ABS([.E785]-[.F785])" office:value-type="float" office:value="2132" calcext:value-type="float">
            <text:p>2132</text:p>
          </table:table-cell>
          <table:table-cell table:number-columns-repeated="2"/>
          <table:table-cell table:formula="of:=COUNTIF([.D$2:.D$1001];[.C785])" office:value-type="float" office:value="0" calcext:value-type="float">
            <text:p>0</text:p>
          </table:table-cell>
          <table:table-cell table:formula="of:=[.C785]*[.J7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471 <text:s text:c="2"/>80000</text:p>
          </table:table-cell>
          <table:table-cell/>
          <table:table-cell table:formula="of:=LEFT([.A786];5)" office:value-type="string" office:string-value="98471" calcext:value-type="string">
            <text:p>98471</text:p>
          </table:table-cell>
          <table:table-cell table:formula="of:=RIGHT([.A786];5)" office:value-type="string" office:string-value="80000" calcext:value-type="string">
            <text:p>80000</text:p>
          </table:table-cell>
          <table:table-cell office:value-type="string" office:string-value="79829" calcext:value-type="string">
            <text:p>79829</text:p>
          </table:table-cell>
          <table:table-cell office:value-type="string" office:string-value="81943" calcext:value-type="string">
            <text:p>81943</text:p>
          </table:table-cell>
          <table:table-cell table:formula="of:=ABS([.E786]-[.F786])" office:value-type="float" office:value="2114" calcext:value-type="float">
            <text:p>2114</text:p>
          </table:table-cell>
          <table:table-cell table:number-columns-repeated="2"/>
          <table:table-cell table:formula="of:=COUNTIF([.D$2:.D$1001];[.C786])" office:value-type="float" office:value="0" calcext:value-type="float">
            <text:p>0</text:p>
          </table:table-cell>
          <table:table-cell table:formula="of:=[.C786]*[.J7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663 <text:s text:c="2"/>91359</text:p>
          </table:table-cell>
          <table:table-cell/>
          <table:table-cell table:formula="of:=LEFT([.A787];5)" office:value-type="string" office:string-value="97663" calcext:value-type="string">
            <text:p>97663</text:p>
          </table:table-cell>
          <table:table-cell table:formula="of:=RIGHT([.A787];5)" office:value-type="string" office:string-value="91359" calcext:value-type="string">
            <text:p>91359</text:p>
          </table:table-cell>
          <table:table-cell office:value-type="string" office:string-value="79851" calcext:value-type="string">
            <text:p>79851</text:p>
          </table:table-cell>
          <table:table-cell office:value-type="string" office:string-value="81943" calcext:value-type="string">
            <text:p>81943</text:p>
          </table:table-cell>
          <table:table-cell table:formula="of:=ABS([.E787]-[.F787])" office:value-type="float" office:value="2092" calcext:value-type="float">
            <text:p>2092</text:p>
          </table:table-cell>
          <table:table-cell table:number-columns-repeated="2"/>
          <table:table-cell table:formula="of:=COUNTIF([.D$2:.D$1001];[.C787])" office:value-type="float" office:value="0" calcext:value-type="float">
            <text:p>0</text:p>
          </table:table-cell>
          <table:table-cell table:formula="of:=[.C787]*[.J7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825 <text:s text:c="2"/>40467</text:p>
          </table:table-cell>
          <table:table-cell/>
          <table:table-cell table:formula="of:=LEFT([.A788];5)" office:value-type="string" office:string-value="29825" calcext:value-type="string">
            <text:p>29825</text:p>
          </table:table-cell>
          <table:table-cell table:formula="of:=RIGHT([.A788];5)" office:value-type="string" office:string-value="40467" calcext:value-type="string">
            <text:p>40467</text:p>
          </table:table-cell>
          <table:table-cell office:value-type="string" office:string-value="79976" calcext:value-type="string">
            <text:p>79976</text:p>
          </table:table-cell>
          <table:table-cell office:value-type="string" office:string-value="81943" calcext:value-type="string">
            <text:p>81943</text:p>
          </table:table-cell>
          <table:table-cell table:formula="of:=ABS([.E788]-[.F788])" office:value-type="float" office:value="1967" calcext:value-type="float">
            <text:p>1967</text:p>
          </table:table-cell>
          <table:table-cell table:number-columns-repeated="2"/>
          <table:table-cell table:formula="of:=COUNTIF([.D$2:.D$1001];[.C788])" office:value-type="float" office:value="0" calcext:value-type="float">
            <text:p>0</text:p>
          </table:table-cell>
          <table:table-cell table:formula="of:=[.C788]*[.J7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280 <text:s text:c="2"/>83692</text:p>
          </table:table-cell>
          <table:table-cell/>
          <table:table-cell table:formula="of:=LEFT([.A789];5)" office:value-type="string" office:string-value="36280" calcext:value-type="string">
            <text:p>36280</text:p>
          </table:table-cell>
          <table:table-cell table:formula="of:=RIGHT([.A789];5)" office:value-type="string" office:string-value="83692" calcext:value-type="string">
            <text:p>83692</text:p>
          </table:table-cell>
          <table:table-cell office:value-type="string" office:string-value="80092" calcext:value-type="string">
            <text:p>80092</text:p>
          </table:table-cell>
          <table:table-cell office:value-type="string" office:string-value="81943" calcext:value-type="string">
            <text:p>81943</text:p>
          </table:table-cell>
          <table:table-cell table:formula="of:=ABS([.E789]-[.F789])" office:value-type="float" office:value="1851" calcext:value-type="float">
            <text:p>1851</text:p>
          </table:table-cell>
          <table:table-cell table:number-columns-repeated="2"/>
          <table:table-cell table:formula="of:=COUNTIF([.D$2:.D$1001];[.C789])" office:value-type="float" office:value="0" calcext:value-type="float">
            <text:p>0</text:p>
          </table:table-cell>
          <table:table-cell table:formula="of:=[.C789]*[.J7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395 <text:s text:c="2"/>93834</text:p>
          </table:table-cell>
          <table:table-cell/>
          <table:table-cell table:formula="of:=LEFT([.A790];5)" office:value-type="string" office:string-value="63395" calcext:value-type="string">
            <text:p>63395</text:p>
          </table:table-cell>
          <table:table-cell table:formula="of:=RIGHT([.A790];5)" office:value-type="string" office:string-value="93834" calcext:value-type="string">
            <text:p>93834</text:p>
          </table:table-cell>
          <table:table-cell office:value-type="string" office:string-value="80337" calcext:value-type="string">
            <text:p>80337</text:p>
          </table:table-cell>
          <table:table-cell office:value-type="string" office:string-value="81943" calcext:value-type="string">
            <text:p>81943</text:p>
          </table:table-cell>
          <table:table-cell table:formula="of:=ABS([.E790]-[.F790])" office:value-type="float" office:value="1606" calcext:value-type="float">
            <text:p>1606</text:p>
          </table:table-cell>
          <table:table-cell table:number-columns-repeated="2"/>
          <table:table-cell table:formula="of:=COUNTIF([.D$2:.D$1001];[.C790])" office:value-type="float" office:value="0" calcext:value-type="float">
            <text:p>0</text:p>
          </table:table-cell>
          <table:table-cell table:formula="of:=[.C790]*[.J7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431 <text:s text:c="2"/>46293</text:p>
          </table:table-cell>
          <table:table-cell/>
          <table:table-cell table:formula="of:=LEFT([.A791];5)" office:value-type="string" office:string-value="13431" calcext:value-type="string">
            <text:p>13431</text:p>
          </table:table-cell>
          <table:table-cell table:formula="of:=RIGHT([.A791];5)" office:value-type="string" office:string-value="46293" calcext:value-type="string">
            <text:p>46293</text:p>
          </table:table-cell>
          <table:table-cell office:value-type="string" office:string-value="80476" calcext:value-type="string">
            <text:p>80476</text:p>
          </table:table-cell>
          <table:table-cell office:value-type="string" office:string-value="81943" calcext:value-type="string">
            <text:p>81943</text:p>
          </table:table-cell>
          <table:table-cell table:formula="of:=ABS([.E791]-[.F791])" office:value-type="float" office:value="1467" calcext:value-type="float">
            <text:p>1467</text:p>
          </table:table-cell>
          <table:table-cell table:number-columns-repeated="2"/>
          <table:table-cell table:formula="of:=COUNTIF([.D$2:.D$1001];[.C791])" office:value-type="float" office:value="14" calcext:value-type="float">
            <text:p>14</text:p>
          </table:table-cell>
          <table:table-cell table:formula="of:=[.C791]*[.J791]" office:value-type="float" office:value="188034" calcext:value-type="float">
            <text:p>188034</text:p>
          </table:table-cell>
          <table:table-cell/>
        </table:table-row>
        <table:table-row table:style-name="ro1">
          <table:table-cell office:value-type="string" calcext:value-type="string">
            <text:p>65598 <text:s text:c="2"/>56325</text:p>
          </table:table-cell>
          <table:table-cell/>
          <table:table-cell table:formula="of:=LEFT([.A792];5)" office:value-type="string" office:string-value="65598" calcext:value-type="string">
            <text:p>65598</text:p>
          </table:table-cell>
          <table:table-cell table:formula="of:=RIGHT([.A792];5)" office:value-type="string" office:string-value="56325" calcext:value-type="string">
            <text:p>56325</text:p>
          </table:table-cell>
          <table:table-cell office:value-type="string" office:string-value="80545" calcext:value-type="string">
            <text:p>80545</text:p>
          </table:table-cell>
          <table:table-cell office:value-type="string" office:string-value="81943" calcext:value-type="string">
            <text:p>81943</text:p>
          </table:table-cell>
          <table:table-cell table:formula="of:=ABS([.E792]-[.F792])" office:value-type="float" office:value="1398" calcext:value-type="float">
            <text:p>1398</text:p>
          </table:table-cell>
          <table:table-cell table:number-columns-repeated="2"/>
          <table:table-cell table:formula="of:=COUNTIF([.D$2:.D$1001];[.C792])" office:value-type="float" office:value="0" calcext:value-type="float">
            <text:p>0</text:p>
          </table:table-cell>
          <table:table-cell table:formula="of:=[.C792]*[.J7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294 <text:s text:c="2"/>58994</text:p>
          </table:table-cell>
          <table:table-cell/>
          <table:table-cell table:formula="of:=LEFT([.A793];5)" office:value-type="string" office:string-value="45294" calcext:value-type="string">
            <text:p>45294</text:p>
          </table:table-cell>
          <table:table-cell table:formula="of:=RIGHT([.A793];5)" office:value-type="string" office:string-value="58994" calcext:value-type="string">
            <text:p>58994</text:p>
          </table:table-cell>
          <table:table-cell office:value-type="string" office:string-value="80603" calcext:value-type="string">
            <text:p>80603</text:p>
          </table:table-cell>
          <table:table-cell office:value-type="string" office:string-value="81943" calcext:value-type="string">
            <text:p>81943</text:p>
          </table:table-cell>
          <table:table-cell table:formula="of:=ABS([.E793]-[.F793])" office:value-type="float" office:value="1340" calcext:value-type="float">
            <text:p>1340</text:p>
          </table:table-cell>
          <table:table-cell table:number-columns-repeated="2"/>
          <table:table-cell table:formula="of:=COUNTIF([.D$2:.D$1001];[.C793])" office:value-type="float" office:value="0" calcext:value-type="float">
            <text:p>0</text:p>
          </table:table-cell>
          <table:table-cell table:formula="of:=[.C793]*[.J7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392 <text:s text:c="2"/>13431</text:p>
          </table:table-cell>
          <table:table-cell/>
          <table:table-cell table:formula="of:=LEFT([.A794];5)" office:value-type="string" office:string-value="36392" calcext:value-type="string">
            <text:p>36392</text:p>
          </table:table-cell>
          <table:table-cell table:formula="of:=RIGHT([.A794];5)" office:value-type="string" office:string-value="13431" calcext:value-type="string">
            <text:p>13431</text:p>
          </table:table-cell>
          <table:table-cell office:value-type="string" office:string-value="80718" calcext:value-type="string">
            <text:p>80718</text:p>
          </table:table-cell>
          <table:table-cell office:value-type="string" office:string-value="81943" calcext:value-type="string">
            <text:p>81943</text:p>
          </table:table-cell>
          <table:table-cell table:formula="of:=ABS([.E794]-[.F794])" office:value-type="float" office:value="1225" calcext:value-type="float">
            <text:p>1225</text:p>
          </table:table-cell>
          <table:table-cell table:number-columns-repeated="2"/>
          <table:table-cell table:formula="of:=COUNTIF([.D$2:.D$1001];[.C794])" office:value-type="float" office:value="0" calcext:value-type="float">
            <text:p>0</text:p>
          </table:table-cell>
          <table:table-cell table:formula="of:=[.C794]*[.J7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817 <text:s text:c="2"/>70247</text:p>
          </table:table-cell>
          <table:table-cell/>
          <table:table-cell table:formula="of:=LEFT([.A795];5)" office:value-type="string" office:string-value="48817" calcext:value-type="string">
            <text:p>48817</text:p>
          </table:table-cell>
          <table:table-cell table:formula="of:=RIGHT([.A795];5)" office:value-type="string" office:string-value="70247" calcext:value-type="string">
            <text:p>70247</text:p>
          </table:table-cell>
          <table:table-cell office:value-type="string" office:string-value="80739" calcext:value-type="string">
            <text:p>80739</text:p>
          </table:table-cell>
          <table:table-cell office:value-type="string" office:string-value="81943" calcext:value-type="string">
            <text:p>81943</text:p>
          </table:table-cell>
          <table:table-cell table:formula="of:=ABS([.E795]-[.F795])" office:value-type="float" office:value="1204" calcext:value-type="float">
            <text:p>1204</text:p>
          </table:table-cell>
          <table:table-cell table:number-columns-repeated="2"/>
          <table:table-cell table:formula="of:=COUNTIF([.D$2:.D$1001];[.C795])" office:value-type="float" office:value="0" calcext:value-type="float">
            <text:p>0</text:p>
          </table:table-cell>
          <table:table-cell table:formula="of:=[.C795]*[.J7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632 <text:s text:c="2"/>14916</text:p>
          </table:table-cell>
          <table:table-cell/>
          <table:table-cell table:formula="of:=LEFT([.A796];5)" office:value-type="string" office:string-value="42632" calcext:value-type="string">
            <text:p>42632</text:p>
          </table:table-cell>
          <table:table-cell table:formula="of:=RIGHT([.A796];5)" office:value-type="string" office:string-value="14916" calcext:value-type="string">
            <text:p>14916</text:p>
          </table:table-cell>
          <table:table-cell office:value-type="string" office:string-value="81027" calcext:value-type="string">
            <text:p>81027</text:p>
          </table:table-cell>
          <table:table-cell office:value-type="string" office:string-value="81943" calcext:value-type="string">
            <text:p>81943</text:p>
          </table:table-cell>
          <table:table-cell table:formula="of:=ABS([.E796]-[.F796])" office:value-type="float" office:value="916" calcext:value-type="float">
            <text:p>916</text:p>
          </table:table-cell>
          <table:table-cell table:number-columns-repeated="2"/>
          <table:table-cell table:formula="of:=COUNTIF([.D$2:.D$1001];[.C796])" office:value-type="float" office:value="0" calcext:value-type="float">
            <text:p>0</text:p>
          </table:table-cell>
          <table:table-cell table:formula="of:=[.C796]*[.J7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814 <text:s text:c="2"/>12534</text:p>
          </table:table-cell>
          <table:table-cell/>
          <table:table-cell table:formula="of:=LEFT([.A797];5)" office:value-type="string" office:string-value="75814" calcext:value-type="string">
            <text:p>75814</text:p>
          </table:table-cell>
          <table:table-cell table:formula="of:=RIGHT([.A797];5)" office:value-type="string" office:string-value="12534" calcext:value-type="string">
            <text:p>12534</text:p>
          </table:table-cell>
          <table:table-cell office:value-type="string" office:string-value="81232" calcext:value-type="string">
            <text:p>81232</text:p>
          </table:table-cell>
          <table:table-cell office:value-type="string" office:string-value="81943" calcext:value-type="string">
            <text:p>81943</text:p>
          </table:table-cell>
          <table:table-cell table:formula="of:=ABS([.E797]-[.F797])" office:value-type="float" office:value="711" calcext:value-type="float">
            <text:p>711</text:p>
          </table:table-cell>
          <table:table-cell table:number-columns-repeated="2"/>
          <table:table-cell table:formula="of:=COUNTIF([.D$2:.D$1001];[.C797])" office:value-type="float" office:value="0" calcext:value-type="float">
            <text:p>0</text:p>
          </table:table-cell>
          <table:table-cell table:formula="of:=[.C797]*[.J7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015 <text:s text:c="2"/>29681</text:p>
          </table:table-cell>
          <table:table-cell/>
          <table:table-cell table:formula="of:=LEFT([.A798];5)" office:value-type="string" office:string-value="79015" calcext:value-type="string">
            <text:p>79015</text:p>
          </table:table-cell>
          <table:table-cell table:formula="of:=RIGHT([.A798];5)" office:value-type="string" office:string-value="29681" calcext:value-type="string">
            <text:p>29681</text:p>
          </table:table-cell>
          <table:table-cell office:value-type="string" office:string-value="81249" calcext:value-type="string">
            <text:p>81249</text:p>
          </table:table-cell>
          <table:table-cell office:value-type="string" office:string-value="81976" calcext:value-type="string">
            <text:p>81976</text:p>
          </table:table-cell>
          <table:table-cell table:formula="of:=ABS([.E798]-[.F798])" office:value-type="float" office:value="727" calcext:value-type="float">
            <text:p>727</text:p>
          </table:table-cell>
          <table:table-cell table:number-columns-repeated="2"/>
          <table:table-cell table:formula="of:=COUNTIF([.D$2:.D$1001];[.C798])" office:value-type="float" office:value="0" calcext:value-type="float">
            <text:p>0</text:p>
          </table:table-cell>
          <table:table-cell table:formula="of:=[.C798]*[.J7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583 <text:s text:c="2"/>14222</text:p>
          </table:table-cell>
          <table:table-cell/>
          <table:table-cell table:formula="of:=LEFT([.A799];5)" office:value-type="string" office:string-value="63583" calcext:value-type="string">
            <text:p>63583</text:p>
          </table:table-cell>
          <table:table-cell table:formula="of:=RIGHT([.A799];5)" office:value-type="string" office:string-value="14222" calcext:value-type="string">
            <text:p>14222</text:p>
          </table:table-cell>
          <table:table-cell office:value-type="string" office:string-value="81303" calcext:value-type="string">
            <text:p>81303</text:p>
          </table:table-cell>
          <table:table-cell office:value-type="string" office:string-value="81976" calcext:value-type="string">
            <text:p>81976</text:p>
          </table:table-cell>
          <table:table-cell table:formula="of:=ABS([.E799]-[.F799])" office:value-type="float" office:value="673" calcext:value-type="float">
            <text:p>673</text:p>
          </table:table-cell>
          <table:table-cell table:number-columns-repeated="2"/>
          <table:table-cell table:formula="of:=COUNTIF([.D$2:.D$1001];[.C799])" office:value-type="float" office:value="0" calcext:value-type="float">
            <text:p>0</text:p>
          </table:table-cell>
          <table:table-cell table:formula="of:=[.C799]*[.J7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811 <text:s text:c="2"/>65255</text:p>
          </table:table-cell>
          <table:table-cell/>
          <table:table-cell table:formula="of:=LEFT([.A800];5)" office:value-type="string" office:string-value="21811" calcext:value-type="string">
            <text:p>21811</text:p>
          </table:table-cell>
          <table:table-cell table:formula="of:=RIGHT([.A800];5)" office:value-type="string" office:string-value="65255" calcext:value-type="string">
            <text:p>65255</text:p>
          </table:table-cell>
          <table:table-cell office:value-type="string" office:string-value="81450" calcext:value-type="string">
            <text:p>81450</text:p>
          </table:table-cell>
          <table:table-cell office:value-type="string" office:string-value="81976" calcext:value-type="string">
            <text:p>81976</text:p>
          </table:table-cell>
          <table:table-cell table:formula="of:=ABS([.E800]-[.F800])" office:value-type="float" office:value="526" calcext:value-type="float">
            <text:p>526</text:p>
          </table:table-cell>
          <table:table-cell table:number-columns-repeated="2"/>
          <table:table-cell table:formula="of:=COUNTIF([.D$2:.D$1001];[.C800])" office:value-type="float" office:value="0" calcext:value-type="float">
            <text:p>0</text:p>
          </table:table-cell>
          <table:table-cell table:formula="of:=[.C800]*[.J8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712 <text:s text:c="2"/>77019</text:p>
          </table:table-cell>
          <table:table-cell/>
          <table:table-cell table:formula="of:=LEFT([.A801];5)" office:value-type="string" office:string-value="15712" calcext:value-type="string">
            <text:p>15712</text:p>
          </table:table-cell>
          <table:table-cell table:formula="of:=RIGHT([.A801];5)" office:value-type="string" office:string-value="77019" calcext:value-type="string">
            <text:p>77019</text:p>
          </table:table-cell>
          <table:table-cell office:value-type="string" office:string-value="81479" calcext:value-type="string">
            <text:p>81479</text:p>
          </table:table-cell>
          <table:table-cell office:value-type="string" office:string-value="81976" calcext:value-type="string">
            <text:p>81976</text:p>
          </table:table-cell>
          <table:table-cell table:formula="of:=ABS([.E801]-[.F801])" office:value-type="float" office:value="497" calcext:value-type="float">
            <text:p>497</text:p>
          </table:table-cell>
          <table:table-cell table:number-columns-repeated="2"/>
          <table:table-cell table:formula="of:=COUNTIF([.D$2:.D$1001];[.C801])" office:value-type="float" office:value="0" calcext:value-type="float">
            <text:p>0</text:p>
          </table:table-cell>
          <table:table-cell table:formula="of:=[.C801]*[.J8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774 <text:s text:c="2"/>94024</text:p>
          </table:table-cell>
          <table:table-cell/>
          <table:table-cell table:formula="of:=LEFT([.A802];5)" office:value-type="string" office:string-value="82774" calcext:value-type="string">
            <text:p>82774</text:p>
          </table:table-cell>
          <table:table-cell table:formula="of:=RIGHT([.A802];5)" office:value-type="string" office:string-value="94024" calcext:value-type="string">
            <text:p>94024</text:p>
          </table:table-cell>
          <table:table-cell office:value-type="string" office:string-value="81533" calcext:value-type="string">
            <text:p>81533</text:p>
          </table:table-cell>
          <table:table-cell office:value-type="string" office:string-value="81976" calcext:value-type="string">
            <text:p>81976</text:p>
          </table:table-cell>
          <table:table-cell table:formula="of:=ABS([.E802]-[.F802])" office:value-type="float" office:value="443" calcext:value-type="float">
            <text:p>443</text:p>
          </table:table-cell>
          <table:table-cell table:number-columns-repeated="2"/>
          <table:table-cell table:formula="of:=COUNTIF([.D$2:.D$1001];[.C802])" office:value-type="float" office:value="0" calcext:value-type="float">
            <text:p>0</text:p>
          </table:table-cell>
          <table:table-cell table:formula="of:=[.C802]*[.J8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558 <text:s text:c="2"/>87504</text:p>
          </table:table-cell>
          <table:table-cell/>
          <table:table-cell table:formula="of:=LEFT([.A803];5)" office:value-type="string" office:string-value="25558" calcext:value-type="string">
            <text:p>25558</text:p>
          </table:table-cell>
          <table:table-cell table:formula="of:=RIGHT([.A803];5)" office:value-type="string" office:string-value="87504" calcext:value-type="string">
            <text:p>87504</text:p>
          </table:table-cell>
          <table:table-cell office:value-type="string" office:string-value="81620" calcext:value-type="string">
            <text:p>81620</text:p>
          </table:table-cell>
          <table:table-cell office:value-type="string" office:string-value="81976" calcext:value-type="string">
            <text:p>81976</text:p>
          </table:table-cell>
          <table:table-cell table:formula="of:=ABS([.E803]-[.F803])" office:value-type="float" office:value="356" calcext:value-type="float">
            <text:p>356</text:p>
          </table:table-cell>
          <table:table-cell table:number-columns-repeated="2"/>
          <table:table-cell table:formula="of:=COUNTIF([.D$2:.D$1001];[.C803])" office:value-type="float" office:value="0" calcext:value-type="float">
            <text:p>0</text:p>
          </table:table-cell>
          <table:table-cell table:formula="of:=[.C803]*[.J8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351 <text:s text:c="2"/>82954</text:p>
          </table:table-cell>
          <table:table-cell/>
          <table:table-cell table:formula="of:=LEFT([.A804];5)" office:value-type="string" office:string-value="40351" calcext:value-type="string">
            <text:p>40351</text:p>
          </table:table-cell>
          <table:table-cell table:formula="of:=RIGHT([.A804];5)" office:value-type="string" office:string-value="82954" calcext:value-type="string">
            <text:p>82954</text:p>
          </table:table-cell>
          <table:table-cell office:value-type="string" office:string-value="81857" calcext:value-type="string">
            <text:p>81857</text:p>
          </table:table-cell>
          <table:table-cell office:value-type="string" office:string-value="81976" calcext:value-type="string">
            <text:p>81976</text:p>
          </table:table-cell>
          <table:table-cell table:formula="of:=ABS([.E804]-[.F804])" office:value-type="float" office:value="119" calcext:value-type="float">
            <text:p>119</text:p>
          </table:table-cell>
          <table:table-cell table:number-columns-repeated="2"/>
          <table:table-cell table:formula="of:=COUNTIF([.D$2:.D$1001];[.C804])" office:value-type="float" office:value="0" calcext:value-type="float">
            <text:p>0</text:p>
          </table:table-cell>
          <table:table-cell table:formula="of:=[.C804]*[.J8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201 <text:s text:c="2"/>41337</text:p>
          </table:table-cell>
          <table:table-cell/>
          <table:table-cell table:formula="of:=LEFT([.A805];5)" office:value-type="string" office:string-value="66201" calcext:value-type="string">
            <text:p>66201</text:p>
          </table:table-cell>
          <table:table-cell table:formula="of:=RIGHT([.A805];5)" office:value-type="string" office:string-value="41337" calcext:value-type="string">
            <text:p>41337</text:p>
          </table:table-cell>
          <table:table-cell office:value-type="string" office:string-value="81860" calcext:value-type="string">
            <text:p>81860</text:p>
          </table:table-cell>
          <table:table-cell office:value-type="string" office:string-value="81976" calcext:value-type="string">
            <text:p>81976</text:p>
          </table:table-cell>
          <table:table-cell table:formula="of:=ABS([.E805]-[.F805])" office:value-type="float" office:value="116" calcext:value-type="float">
            <text:p>116</text:p>
          </table:table-cell>
          <table:table-cell table:number-columns-repeated="2"/>
          <table:table-cell table:formula="of:=COUNTIF([.D$2:.D$1001];[.C805])" office:value-type="float" office:value="0" calcext:value-type="float">
            <text:p>0</text:p>
          </table:table-cell>
          <table:table-cell table:formula="of:=[.C805]*[.J8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467 <text:s text:c="2"/>13431</text:p>
          </table:table-cell>
          <table:table-cell/>
          <table:table-cell table:formula="of:=LEFT([.A806];5)" office:value-type="string" office:string-value="17467" calcext:value-type="string">
            <text:p>17467</text:p>
          </table:table-cell>
          <table:table-cell table:formula="of:=RIGHT([.A806];5)" office:value-type="string" office:string-value="13431" calcext:value-type="string">
            <text:p>13431</text:p>
          </table:table-cell>
          <table:table-cell office:value-type="string" office:string-value="81943" calcext:value-type="string">
            <text:p>81943</text:p>
          </table:table-cell>
          <table:table-cell office:value-type="string" office:string-value="81976" calcext:value-type="string">
            <text:p>81976</text:p>
          </table:table-cell>
          <table:table-cell table:formula="of:=ABS([.E806]-[.F806])" office:value-type="float" office:value="33" calcext:value-type="float">
            <text:p>33</text:p>
          </table:table-cell>
          <table:table-cell table:number-columns-repeated="2"/>
          <table:table-cell table:formula="of:=COUNTIF([.D$2:.D$1001];[.C806])" office:value-type="float" office:value="0" calcext:value-type="float">
            <text:p>0</text:p>
          </table:table-cell>
          <table:table-cell table:formula="of:=[.C806]*[.J8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618 <text:s text:c="2"/>78048</text:p>
          </table:table-cell>
          <table:table-cell/>
          <table:table-cell table:formula="of:=LEFT([.A807];5)" office:value-type="string" office:string-value="25618" calcext:value-type="string">
            <text:p>25618</text:p>
          </table:table-cell>
          <table:table-cell table:formula="of:=RIGHT([.A807];5)" office:value-type="string" office:string-value="78048" calcext:value-type="string">
            <text:p>78048</text:p>
          </table:table-cell>
          <table:table-cell office:value-type="string" office:string-value="81976" calcext:value-type="string">
            <text:p>81976</text:p>
          </table:table-cell>
          <table:table-cell office:value-type="string" office:string-value="81976" calcext:value-type="string">
            <text:p>81976</text:p>
          </table:table-cell>
          <table:table-cell table:formula="of:=ABS([.E807]-[.F807])" office:value-type="float" office:value="0" calcext:value-type="float">
            <text:p>0</text:p>
          </table:table-cell>
          <table:table-cell table:number-columns-repeated="2"/>
          <table:table-cell table:formula="of:=COUNTIF([.D$2:.D$1001];[.C807])" office:value-type="float" office:value="0" calcext:value-type="float">
            <text:p>0</text:p>
          </table:table-cell>
          <table:table-cell table:formula="of:=[.C807]*[.J8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325 <text:s text:c="2"/>93477</text:p>
          </table:table-cell>
          <table:table-cell/>
          <table:table-cell table:formula="of:=LEFT([.A808];5)" office:value-type="string" office:string-value="21325" calcext:value-type="string">
            <text:p>21325</text:p>
          </table:table-cell>
          <table:table-cell table:formula="of:=RIGHT([.A808];5)" office:value-type="string" office:string-value="93477" calcext:value-type="string">
            <text:p>93477</text:p>
          </table:table-cell>
          <table:table-cell office:value-type="string" office:string-value="81996" calcext:value-type="string">
            <text:p>81996</text:p>
          </table:table-cell>
          <table:table-cell office:value-type="string" office:string-value="81976" calcext:value-type="string">
            <text:p>81976</text:p>
          </table:table-cell>
          <table:table-cell table:formula="of:=ABS([.E808]-[.F808])" office:value-type="float" office:value="20" calcext:value-type="float">
            <text:p>20</text:p>
          </table:table-cell>
          <table:table-cell table:number-columns-repeated="2"/>
          <table:table-cell table:formula="of:=COUNTIF([.D$2:.D$1001];[.C808])" office:value-type="float" office:value="0" calcext:value-type="float">
            <text:p>0</text:p>
          </table:table-cell>
          <table:table-cell table:formula="of:=[.C808]*[.J8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070 <text:s text:c="2"/>23054</text:p>
          </table:table-cell>
          <table:table-cell/>
          <table:table-cell table:formula="of:=LEFT([.A809];5)" office:value-type="string" office:string-value="48070" calcext:value-type="string">
            <text:p>48070</text:p>
          </table:table-cell>
          <table:table-cell table:formula="of:=RIGHT([.A809];5)" office:value-type="string" office:string-value="23054" calcext:value-type="string">
            <text:p>23054</text:p>
          </table:table-cell>
          <table:table-cell office:value-type="string" office:string-value="82055" calcext:value-type="string">
            <text:p>82055</text:p>
          </table:table-cell>
          <table:table-cell office:value-type="string" office:string-value="81976" calcext:value-type="string">
            <text:p>81976</text:p>
          </table:table-cell>
          <table:table-cell table:formula="of:=ABS([.E809]-[.F809])" office:value-type="float" office:value="79" calcext:value-type="float">
            <text:p>79</text:p>
          </table:table-cell>
          <table:table-cell table:number-columns-repeated="2"/>
          <table:table-cell table:formula="of:=COUNTIF([.D$2:.D$1001];[.C809])" office:value-type="float" office:value="0" calcext:value-type="float">
            <text:p>0</text:p>
          </table:table-cell>
          <table:table-cell table:formula="of:=[.C809]*[.J8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739 <text:s text:c="2"/>44215</text:p>
          </table:table-cell>
          <table:table-cell/>
          <table:table-cell table:formula="of:=LEFT([.A810];5)" office:value-type="string" office:string-value="71739" calcext:value-type="string">
            <text:p>71739</text:p>
          </table:table-cell>
          <table:table-cell table:formula="of:=RIGHT([.A810];5)" office:value-type="string" office:string-value="44215" calcext:value-type="string">
            <text:p>44215</text:p>
          </table:table-cell>
          <table:table-cell office:value-type="string" office:string-value="82147" calcext:value-type="string">
            <text:p>82147</text:p>
          </table:table-cell>
          <table:table-cell office:value-type="string" office:string-value="81976" calcext:value-type="string">
            <text:p>81976</text:p>
          </table:table-cell>
          <table:table-cell table:formula="of:=ABS([.E810]-[.F810])" office:value-type="float" office:value="171" calcext:value-type="float">
            <text:p>171</text:p>
          </table:table-cell>
          <table:table-cell table:number-columns-repeated="2"/>
          <table:table-cell table:formula="of:=COUNTIF([.D$2:.D$1001];[.C810])" office:value-type="float" office:value="0" calcext:value-type="float">
            <text:p>0</text:p>
          </table:table-cell>
          <table:table-cell table:formula="of:=[.C810]*[.J8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764 <text:s text:c="2"/>14916</text:p>
          </table:table-cell>
          <table:table-cell/>
          <table:table-cell table:formula="of:=LEFT([.A811];5)" office:value-type="string" office:string-value="22764" calcext:value-type="string">
            <text:p>22764</text:p>
          </table:table-cell>
          <table:table-cell table:formula="of:=RIGHT([.A811];5)" office:value-type="string" office:string-value="14916" calcext:value-type="string">
            <text:p>14916</text:p>
          </table:table-cell>
          <table:table-cell office:value-type="string" office:string-value="82315" calcext:value-type="string">
            <text:p>82315</text:p>
          </table:table-cell>
          <table:table-cell office:value-type="string" office:string-value="81976" calcext:value-type="string">
            <text:p>81976</text:p>
          </table:table-cell>
          <table:table-cell table:formula="of:=ABS([.E811]-[.F811])" office:value-type="float" office:value="339" calcext:value-type="float">
            <text:p>339</text:p>
          </table:table-cell>
          <table:table-cell table:number-columns-repeated="2"/>
          <table:table-cell table:formula="of:=COUNTIF([.D$2:.D$1001];[.C811])" office:value-type="float" office:value="0" calcext:value-type="float">
            <text:p>0</text:p>
          </table:table-cell>
          <table:table-cell table:formula="of:=[.C811]*[.J8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342 <text:s text:c="2"/>81976</text:p>
          </table:table-cell>
          <table:table-cell/>
          <table:table-cell table:formula="of:=LEFT([.A812];5)" office:value-type="string" office:string-value="70342" calcext:value-type="string">
            <text:p>70342</text:p>
          </table:table-cell>
          <table:table-cell table:formula="of:=RIGHT([.A812];5)" office:value-type="string" office:string-value="81976" calcext:value-type="string">
            <text:p>81976</text:p>
          </table:table-cell>
          <table:table-cell office:value-type="string" office:string-value="82508" calcext:value-type="string">
            <text:p>82508</text:p>
          </table:table-cell>
          <table:table-cell office:value-type="string" office:string-value="81976" calcext:value-type="string">
            <text:p>81976</text:p>
          </table:table-cell>
          <table:table-cell table:formula="of:=ABS([.E812]-[.F812])" office:value-type="float" office:value="532" calcext:value-type="float">
            <text:p>532</text:p>
          </table:table-cell>
          <table:table-cell table:number-columns-repeated="2"/>
          <table:table-cell table:formula="of:=COUNTIF([.D$2:.D$1001];[.C812])" office:value-type="float" office:value="0" calcext:value-type="float">
            <text:p>0</text:p>
          </table:table-cell>
          <table:table-cell table:formula="of:=[.C812]*[.J8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768 <text:s text:c="2"/>43603</text:p>
          </table:table-cell>
          <table:table-cell/>
          <table:table-cell table:formula="of:=LEFT([.A813];5)" office:value-type="string" office:string-value="61768" calcext:value-type="string">
            <text:p>61768</text:p>
          </table:table-cell>
          <table:table-cell table:formula="of:=RIGHT([.A813];5)" office:value-type="string" office:string-value="43603" calcext:value-type="string">
            <text:p>43603</text:p>
          </table:table-cell>
          <table:table-cell office:value-type="string" office:string-value="82613" calcext:value-type="string">
            <text:p>82613</text:p>
          </table:table-cell>
          <table:table-cell office:value-type="string" office:string-value="81976" calcext:value-type="string">
            <text:p>81976</text:p>
          </table:table-cell>
          <table:table-cell table:formula="of:=ABS([.E813]-[.F813])" office:value-type="float" office:value="637" calcext:value-type="float">
            <text:p>637</text:p>
          </table:table-cell>
          <table:table-cell table:number-columns-repeated="2"/>
          <table:table-cell table:formula="of:=COUNTIF([.D$2:.D$1001];[.C813])" office:value-type="float" office:value="0" calcext:value-type="float">
            <text:p>0</text:p>
          </table:table-cell>
          <table:table-cell table:formula="of:=[.C813]*[.J8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0132 <text:s text:c="2"/>31672</text:p>
          </table:table-cell>
          <table:table-cell/>
          <table:table-cell table:formula="of:=LEFT([.A814];5)" office:value-type="string" office:string-value="90132" calcext:value-type="string">
            <text:p>90132</text:p>
          </table:table-cell>
          <table:table-cell table:formula="of:=RIGHT([.A814];5)" office:value-type="string" office:string-value="31672" calcext:value-type="string">
            <text:p>31672</text:p>
          </table:table-cell>
          <table:table-cell office:value-type="string" office:string-value="82717" calcext:value-type="string">
            <text:p>82717</text:p>
          </table:table-cell>
          <table:table-cell office:value-type="string" office:string-value="81976" calcext:value-type="string">
            <text:p>81976</text:p>
          </table:table-cell>
          <table:table-cell table:formula="of:=ABS([.E814]-[.F814])" office:value-type="float" office:value="741" calcext:value-type="float">
            <text:p>741</text:p>
          </table:table-cell>
          <table:table-cell table:number-columns-repeated="2"/>
          <table:table-cell table:formula="of:=COUNTIF([.D$2:.D$1001];[.C814])" office:value-type="float" office:value="13" calcext:value-type="float">
            <text:p>13</text:p>
          </table:table-cell>
          <table:table-cell table:formula="of:=[.C814]*[.J814]" office:value-type="float" office:value="1171716" calcext:value-type="float">
            <text:p>1171716</text:p>
          </table:table-cell>
          <table:table-cell/>
        </table:table-row>
        <table:table-row table:style-name="ro1">
          <table:table-cell office:value-type="string" calcext:value-type="string">
            <text:p>35753 <text:s text:c="2"/>85115</text:p>
          </table:table-cell>
          <table:table-cell/>
          <table:table-cell table:formula="of:=LEFT([.A815];5)" office:value-type="string" office:string-value="35753" calcext:value-type="string">
            <text:p>35753</text:p>
          </table:table-cell>
          <table:table-cell table:formula="of:=RIGHT([.A815];5)" office:value-type="string" office:string-value="85115" calcext:value-type="string">
            <text:p>85115</text:p>
          </table:table-cell>
          <table:table-cell office:value-type="string" office:string-value="82728" calcext:value-type="string">
            <text:p>82728</text:p>
          </table:table-cell>
          <table:table-cell office:value-type="string" office:string-value="82014" calcext:value-type="string">
            <text:p>82014</text:p>
          </table:table-cell>
          <table:table-cell table:formula="of:=ABS([.E815]-[.F815])" office:value-type="float" office:value="714" calcext:value-type="float">
            <text:p>714</text:p>
          </table:table-cell>
          <table:table-cell table:number-columns-repeated="2"/>
          <table:table-cell table:formula="of:=COUNTIF([.D$2:.D$1001];[.C815])" office:value-type="float" office:value="6" calcext:value-type="float">
            <text:p>6</text:p>
          </table:table-cell>
          <table:table-cell table:formula="of:=[.C815]*[.J815]" office:value-type="float" office:value="214518" calcext:value-type="float">
            <text:p>214518</text:p>
          </table:table-cell>
          <table:table-cell/>
        </table:table-row>
        <table:table-row table:style-name="ro1">
          <table:table-cell office:value-type="string" calcext:value-type="string">
            <text:p>87424 <text:s text:c="2"/>95399</text:p>
          </table:table-cell>
          <table:table-cell/>
          <table:table-cell table:formula="of:=LEFT([.A816];5)" office:value-type="string" office:string-value="87424" calcext:value-type="string">
            <text:p>87424</text:p>
          </table:table-cell>
          <table:table-cell table:formula="of:=RIGHT([.A816];5)" office:value-type="string" office:string-value="95399" calcext:value-type="string">
            <text:p>95399</text:p>
          </table:table-cell>
          <table:table-cell office:value-type="string" office:string-value="82756" calcext:value-type="string">
            <text:p>82756</text:p>
          </table:table-cell>
          <table:table-cell office:value-type="string" office:string-value="82015" calcext:value-type="string">
            <text:p>82015</text:p>
          </table:table-cell>
          <table:table-cell table:formula="of:=ABS([.E816]-[.F816])" office:value-type="float" office:value="741" calcext:value-type="float">
            <text:p>741</text:p>
          </table:table-cell>
          <table:table-cell table:number-columns-repeated="2"/>
          <table:table-cell table:formula="of:=COUNTIF([.D$2:.D$1001];[.C816])" office:value-type="float" office:value="0" calcext:value-type="float">
            <text:p>0</text:p>
          </table:table-cell>
          <table:table-cell table:formula="of:=[.C816]*[.J8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506 <text:s text:c="2"/>59921</text:p>
          </table:table-cell>
          <table:table-cell/>
          <table:table-cell table:formula="of:=LEFT([.A817];5)" office:value-type="string" office:string-value="44506" calcext:value-type="string">
            <text:p>44506</text:p>
          </table:table-cell>
          <table:table-cell table:formula="of:=RIGHT([.A817];5)" office:value-type="string" office:string-value="59921" calcext:value-type="string">
            <text:p>59921</text:p>
          </table:table-cell>
          <table:table-cell office:value-type="string" office:string-value="82774" calcext:value-type="string">
            <text:p>82774</text:p>
          </table:table-cell>
          <table:table-cell office:value-type="string" office:string-value="82114" calcext:value-type="string">
            <text:p>82114</text:p>
          </table:table-cell>
          <table:table-cell table:formula="of:=ABS([.E817]-[.F817])" office:value-type="float" office:value="660" calcext:value-type="float">
            <text:p>660</text:p>
          </table:table-cell>
          <table:table-cell table:number-columns-repeated="2"/>
          <table:table-cell table:formula="of:=COUNTIF([.D$2:.D$1001];[.C817])" office:value-type="float" office:value="0" calcext:value-type="float">
            <text:p>0</text:p>
          </table:table-cell>
          <table:table-cell table:formula="of:=[.C817]*[.J8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439 <text:s text:c="2"/>69764</text:p>
          </table:table-cell>
          <table:table-cell/>
          <table:table-cell table:formula="of:=LEFT([.A818];5)" office:value-type="string" office:string-value="58439" calcext:value-type="string">
            <text:p>58439</text:p>
          </table:table-cell>
          <table:table-cell table:formula="of:=RIGHT([.A818];5)" office:value-type="string" office:string-value="69764" calcext:value-type="string">
            <text:p>69764</text:p>
          </table:table-cell>
          <table:table-cell office:value-type="string" office:string-value="82806" calcext:value-type="string">
            <text:p>82806</text:p>
          </table:table-cell>
          <table:table-cell office:value-type="string" office:string-value="82123" calcext:value-type="string">
            <text:p>82123</text:p>
          </table:table-cell>
          <table:table-cell table:formula="of:=ABS([.E818]-[.F818])" office:value-type="float" office:value="683" calcext:value-type="float">
            <text:p>683</text:p>
          </table:table-cell>
          <table:table-cell table:number-columns-repeated="2"/>
          <table:table-cell table:formula="of:=COUNTIF([.D$2:.D$1001];[.C818])" office:value-type="float" office:value="0" calcext:value-type="float">
            <text:p>0</text:p>
          </table:table-cell>
          <table:table-cell table:formula="of:=[.C818]*[.J8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737 <text:s text:c="2"/>43091</text:p>
          </table:table-cell>
          <table:table-cell/>
          <table:table-cell table:formula="of:=LEFT([.A819];5)" office:value-type="string" office:string-value="91737" calcext:value-type="string">
            <text:p>91737</text:p>
          </table:table-cell>
          <table:table-cell table:formula="of:=RIGHT([.A819];5)" office:value-type="string" office:string-value="43091" calcext:value-type="string">
            <text:p>43091</text:p>
          </table:table-cell>
          <table:table-cell office:value-type="string" office:string-value="82865" calcext:value-type="string">
            <text:p>82865</text:p>
          </table:table-cell>
          <table:table-cell office:value-type="string" office:string-value="82318" calcext:value-type="string">
            <text:p>82318</text:p>
          </table:table-cell>
          <table:table-cell table:formula="of:=ABS([.E819]-[.F819])" office:value-type="float" office:value="547" calcext:value-type="float">
            <text:p>547</text:p>
          </table:table-cell>
          <table:table-cell table:number-columns-repeated="2"/>
          <table:table-cell table:formula="of:=COUNTIF([.D$2:.D$1001];[.C819])" office:value-type="float" office:value="0" calcext:value-type="float">
            <text:p>0</text:p>
          </table:table-cell>
          <table:table-cell table:formula="of:=[.C819]*[.J8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038 <text:s text:c="2"/>85175</text:p>
          </table:table-cell>
          <table:table-cell/>
          <table:table-cell table:formula="of:=LEFT([.A820];5)" office:value-type="string" office:string-value="84038" calcext:value-type="string">
            <text:p>84038</text:p>
          </table:table-cell>
          <table:table-cell table:formula="of:=RIGHT([.A820];5)" office:value-type="string" office:string-value="85175" calcext:value-type="string">
            <text:p>85175</text:p>
          </table:table-cell>
          <table:table-cell office:value-type="string" office:string-value="82921" calcext:value-type="string">
            <text:p>82921</text:p>
          </table:table-cell>
          <table:table-cell office:value-type="string" office:string-value="82748" calcext:value-type="string">
            <text:p>82748</text:p>
          </table:table-cell>
          <table:table-cell table:formula="of:=ABS([.E820]-[.F820])" office:value-type="float" office:value="173" calcext:value-type="float">
            <text:p>173</text:p>
          </table:table-cell>
          <table:table-cell table:number-columns-repeated="2"/>
          <table:table-cell table:formula="of:=COUNTIF([.D$2:.D$1001];[.C820])" office:value-type="float" office:value="0" calcext:value-type="float">
            <text:p>0</text:p>
          </table:table-cell>
          <table:table-cell table:formula="of:=[.C820]*[.J8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169 <text:s text:c="2"/>32959</text:p>
          </table:table-cell>
          <table:table-cell/>
          <table:table-cell table:formula="of:=LEFT([.A821];5)" office:value-type="string" office:string-value="34169" calcext:value-type="string">
            <text:p>34169</text:p>
          </table:table-cell>
          <table:table-cell table:formula="of:=RIGHT([.A821];5)" office:value-type="string" office:string-value="32959" calcext:value-type="string">
            <text:p>32959</text:p>
          </table:table-cell>
          <table:table-cell office:value-type="string" office:string-value="82925" calcext:value-type="string">
            <text:p>82925</text:p>
          </table:table-cell>
          <table:table-cell office:value-type="string" office:string-value="82954" calcext:value-type="string">
            <text:p>82954</text:p>
          </table:table-cell>
          <table:table-cell table:formula="of:=ABS([.E821]-[.F821])" office:value-type="float" office:value="29" calcext:value-type="float">
            <text:p>29</text:p>
          </table:table-cell>
          <table:table-cell table:number-columns-repeated="2"/>
          <table:table-cell table:formula="of:=COUNTIF([.D$2:.D$1001];[.C821])" office:value-type="float" office:value="0" calcext:value-type="float">
            <text:p>0</text:p>
          </table:table-cell>
          <table:table-cell table:formula="of:=[.C821]*[.J8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7299 <text:s text:c="2"/>67053</text:p>
          </table:table-cell>
          <table:table-cell/>
          <table:table-cell table:formula="of:=LEFT([.A822];5)" office:value-type="string" office:string-value="57299" calcext:value-type="string">
            <text:p>57299</text:p>
          </table:table-cell>
          <table:table-cell table:formula="of:=RIGHT([.A822];5)" office:value-type="string" office:string-value="67053" calcext:value-type="string">
            <text:p>67053</text:p>
          </table:table-cell>
          <table:table-cell office:value-type="string" office:string-value="82943" calcext:value-type="string">
            <text:p>82943</text:p>
          </table:table-cell>
          <table:table-cell office:value-type="string" office:string-value="83141" calcext:value-type="string">
            <text:p>83141</text:p>
          </table:table-cell>
          <table:table-cell table:formula="of:=ABS([.E822]-[.F822])" office:value-type="float" office:value="198" calcext:value-type="float">
            <text:p>198</text:p>
          </table:table-cell>
          <table:table-cell table:number-columns-repeated="2"/>
          <table:table-cell table:formula="of:=COUNTIF([.D$2:.D$1001];[.C822])" office:value-type="float" office:value="0" calcext:value-type="float">
            <text:p>0</text:p>
          </table:table-cell>
          <table:table-cell table:formula="of:=[.C822]*[.J8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078 <text:s text:c="2"/>55031</text:p>
          </table:table-cell>
          <table:table-cell/>
          <table:table-cell table:formula="of:=LEFT([.A823];5)" office:value-type="string" office:string-value="16078" calcext:value-type="string">
            <text:p>16078</text:p>
          </table:table-cell>
          <table:table-cell table:formula="of:=RIGHT([.A823];5)" office:value-type="string" office:string-value="55031" calcext:value-type="string">
            <text:p>55031</text:p>
          </table:table-cell>
          <table:table-cell office:value-type="string" office:string-value="82980" calcext:value-type="string">
            <text:p>82980</text:p>
          </table:table-cell>
          <table:table-cell office:value-type="string" office:string-value="83158" calcext:value-type="string">
            <text:p>83158</text:p>
          </table:table-cell>
          <table:table-cell table:formula="of:=ABS([.E823]-[.F823])" office:value-type="float" office:value="178" calcext:value-type="float">
            <text:p>178</text:p>
          </table:table-cell>
          <table:table-cell table:number-columns-repeated="2"/>
          <table:table-cell table:formula="of:=COUNTIF([.D$2:.D$1001];[.C823])" office:value-type="float" office:value="0" calcext:value-type="float">
            <text:p>0</text:p>
          </table:table-cell>
          <table:table-cell table:formula="of:=[.C823]*[.J8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423 <text:s text:c="2"/>45156</text:p>
          </table:table-cell>
          <table:table-cell/>
          <table:table-cell table:formula="of:=LEFT([.A824];5)" office:value-type="string" office:string-value="94423" calcext:value-type="string">
            <text:p>94423</text:p>
          </table:table-cell>
          <table:table-cell table:formula="of:=RIGHT([.A824];5)" office:value-type="string" office:string-value="45156" calcext:value-type="string">
            <text:p>45156</text:p>
          </table:table-cell>
          <table:table-cell office:value-type="string" office:string-value="83016" calcext:value-type="string">
            <text:p>83016</text:p>
          </table:table-cell>
          <table:table-cell office:value-type="string" office:string-value="83298" calcext:value-type="string">
            <text:p>83298</text:p>
          </table:table-cell>
          <table:table-cell table:formula="of:=ABS([.E824]-[.F824])" office:value-type="float" office:value="282" calcext:value-type="float">
            <text:p>282</text:p>
          </table:table-cell>
          <table:table-cell table:number-columns-repeated="2"/>
          <table:table-cell table:formula="of:=COUNTIF([.D$2:.D$1001];[.C824])" office:value-type="float" office:value="0" calcext:value-type="float">
            <text:p>0</text:p>
          </table:table-cell>
          <table:table-cell table:formula="of:=[.C824]*[.J8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025 <text:s text:c="2"/>76644</text:p>
          </table:table-cell>
          <table:table-cell/>
          <table:table-cell table:formula="of:=LEFT([.A825];5)" office:value-type="string" office:string-value="12025" calcext:value-type="string">
            <text:p>12025</text:p>
          </table:table-cell>
          <table:table-cell table:formula="of:=RIGHT([.A825];5)" office:value-type="string" office:string-value="76644" calcext:value-type="string">
            <text:p>76644</text:p>
          </table:table-cell>
          <table:table-cell office:value-type="string" office:string-value="83043" calcext:value-type="string">
            <text:p>83043</text:p>
          </table:table-cell>
          <table:table-cell office:value-type="string" office:string-value="83357" calcext:value-type="string">
            <text:p>83357</text:p>
          </table:table-cell>
          <table:table-cell table:formula="of:=ABS([.E825]-[.F825])" office:value-type="float" office:value="314" calcext:value-type="float">
            <text:p>314</text:p>
          </table:table-cell>
          <table:table-cell table:number-columns-repeated="2"/>
          <table:table-cell table:formula="of:=COUNTIF([.D$2:.D$1001];[.C825])" office:value-type="float" office:value="0" calcext:value-type="float">
            <text:p>0</text:p>
          </table:table-cell>
          <table:table-cell table:formula="of:=[.C825]*[.J8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243 <text:s text:c="2"/>35658</text:p>
          </table:table-cell>
          <table:table-cell/>
          <table:table-cell table:formula="of:=LEFT([.A826];5)" office:value-type="string" office:string-value="49243" calcext:value-type="string">
            <text:p>49243</text:p>
          </table:table-cell>
          <table:table-cell table:formula="of:=RIGHT([.A826];5)" office:value-type="string" office:string-value="35658" calcext:value-type="string">
            <text:p>35658</text:p>
          </table:table-cell>
          <table:table-cell office:value-type="string" office:string-value="83198" calcext:value-type="string">
            <text:p>83198</text:p>
          </table:table-cell>
          <table:table-cell office:value-type="string" office:string-value="83359" calcext:value-type="string">
            <text:p>83359</text:p>
          </table:table-cell>
          <table:table-cell table:formula="of:=ABS([.E826]-[.F826])" office:value-type="float" office:value="161" calcext:value-type="float">
            <text:p>161</text:p>
          </table:table-cell>
          <table:table-cell table:number-columns-repeated="2"/>
          <table:table-cell table:formula="of:=COUNTIF([.D$2:.D$1001];[.C826])" office:value-type="float" office:value="0" calcext:value-type="float">
            <text:p>0</text:p>
          </table:table-cell>
          <table:table-cell table:formula="of:=[.C826]*[.J8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206 <text:s text:c="2"/>76815</text:p>
          </table:table-cell>
          <table:table-cell/>
          <table:table-cell table:formula="of:=LEFT([.A827];5)" office:value-type="string" office:string-value="24206" calcext:value-type="string">
            <text:p>24206</text:p>
          </table:table-cell>
          <table:table-cell table:formula="of:=RIGHT([.A827];5)" office:value-type="string" office:string-value="76815" calcext:value-type="string">
            <text:p>76815</text:p>
          </table:table-cell>
          <table:table-cell office:value-type="string" office:string-value="83243" calcext:value-type="string">
            <text:p>83243</text:p>
          </table:table-cell>
          <table:table-cell office:value-type="string" office:string-value="83417" calcext:value-type="string">
            <text:p>83417</text:p>
          </table:table-cell>
          <table:table-cell table:formula="of:=ABS([.E827]-[.F827])" office:value-type="float" office:value="174" calcext:value-type="float">
            <text:p>174</text:p>
          </table:table-cell>
          <table:table-cell table:number-columns-repeated="2"/>
          <table:table-cell table:formula="of:=COUNTIF([.D$2:.D$1001];[.C827])" office:value-type="float" office:value="0" calcext:value-type="float">
            <text:p>0</text:p>
          </table:table-cell>
          <table:table-cell table:formula="of:=[.C827]*[.J8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466 <text:s text:c="2"/>68123</text:p>
          </table:table-cell>
          <table:table-cell/>
          <table:table-cell table:formula="of:=LEFT([.A828];5)" office:value-type="string" office:string-value="19466" calcext:value-type="string">
            <text:p>19466</text:p>
          </table:table-cell>
          <table:table-cell table:formula="of:=RIGHT([.A828];5)" office:value-type="string" office:string-value="68123" calcext:value-type="string">
            <text:p>68123</text:p>
          </table:table-cell>
          <table:table-cell office:value-type="string" office:string-value="83334" calcext:value-type="string">
            <text:p>83334</text:p>
          </table:table-cell>
          <table:table-cell office:value-type="string" office:string-value="83584" calcext:value-type="string">
            <text:p>83584</text:p>
          </table:table-cell>
          <table:table-cell table:formula="of:=ABS([.E828]-[.F828])" office:value-type="float" office:value="250" calcext:value-type="float">
            <text:p>250</text:p>
          </table:table-cell>
          <table:table-cell table:number-columns-repeated="2"/>
          <table:table-cell table:formula="of:=COUNTIF([.D$2:.D$1001];[.C828])" office:value-type="float" office:value="0" calcext:value-type="float">
            <text:p>0</text:p>
          </table:table-cell>
          <table:table-cell table:formula="of:=[.C828]*[.J8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271 <text:s text:c="2"/>16768</text:p>
          </table:table-cell>
          <table:table-cell/>
          <table:table-cell table:formula="of:=LEFT([.A829];5)" office:value-type="string" office:string-value="36271" calcext:value-type="string">
            <text:p>36271</text:p>
          </table:table-cell>
          <table:table-cell table:formula="of:=RIGHT([.A829];5)" office:value-type="string" office:string-value="16768" calcext:value-type="string">
            <text:p>16768</text:p>
          </table:table-cell>
          <table:table-cell office:value-type="string" office:string-value="83479" calcext:value-type="string">
            <text:p>83479</text:p>
          </table:table-cell>
          <table:table-cell office:value-type="string" office:string-value="83692" calcext:value-type="string">
            <text:p>83692</text:p>
          </table:table-cell>
          <table:table-cell table:formula="of:=ABS([.E829]-[.F829])" office:value-type="float" office:value="213" calcext:value-type="float">
            <text:p>213</text:p>
          </table:table-cell>
          <table:table-cell table:number-columns-repeated="2"/>
          <table:table-cell table:formula="of:=COUNTIF([.D$2:.D$1001];[.C829])" office:value-type="float" office:value="0" calcext:value-type="float">
            <text:p>0</text:p>
          </table:table-cell>
          <table:table-cell table:formula="of:=[.C829]*[.J8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805 <text:s text:c="2"/>59921</text:p>
          </table:table-cell>
          <table:table-cell/>
          <table:table-cell table:formula="of:=LEFT([.A830];5)" office:value-type="string" office:string-value="20805" calcext:value-type="string">
            <text:p>20805</text:p>
          </table:table-cell>
          <table:table-cell table:formula="of:=RIGHT([.A830];5)" office:value-type="string" office:string-value="59921" calcext:value-type="string">
            <text:p>59921</text:p>
          </table:table-cell>
          <table:table-cell office:value-type="string" office:string-value="83498" calcext:value-type="string">
            <text:p>83498</text:p>
          </table:table-cell>
          <table:table-cell office:value-type="string" office:string-value="83737" calcext:value-type="string">
            <text:p>83737</text:p>
          </table:table-cell>
          <table:table-cell table:formula="of:=ABS([.E830]-[.F830])" office:value-type="float" office:value="239" calcext:value-type="float">
            <text:p>239</text:p>
          </table:table-cell>
          <table:table-cell table:number-columns-repeated="2"/>
          <table:table-cell table:formula="of:=COUNTIF([.D$2:.D$1001];[.C830])" office:value-type="float" office:value="0" calcext:value-type="float">
            <text:p>0</text:p>
          </table:table-cell>
          <table:table-cell table:formula="of:=[.C830]*[.J8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320 <text:s text:c="2"/>90492</text:p>
          </table:table-cell>
          <table:table-cell/>
          <table:table-cell table:formula="of:=LEFT([.A831];5)" office:value-type="string" office:string-value="44320" calcext:value-type="string">
            <text:p>44320</text:p>
          </table:table-cell>
          <table:table-cell table:formula="of:=RIGHT([.A831];5)" office:value-type="string" office:string-value="90492" calcext:value-type="string">
            <text:p>90492</text:p>
          </table:table-cell>
          <table:table-cell office:value-type="string" office:string-value="83589" calcext:value-type="string">
            <text:p>83589</text:p>
          </table:table-cell>
          <table:table-cell office:value-type="string" office:string-value="83830" calcext:value-type="string">
            <text:p>83830</text:p>
          </table:table-cell>
          <table:table-cell table:formula="of:=ABS([.E831]-[.F831])" office:value-type="float" office:value="241" calcext:value-type="float">
            <text:p>241</text:p>
          </table:table-cell>
          <table:table-cell table:number-columns-repeated="2"/>
          <table:table-cell table:formula="of:=COUNTIF([.D$2:.D$1001];[.C831])" office:value-type="float" office:value="0" calcext:value-type="float">
            <text:p>0</text:p>
          </table:table-cell>
          <table:table-cell table:formula="of:=[.C831]*[.J8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138 <text:s text:c="2"/>64836</text:p>
          </table:table-cell>
          <table:table-cell/>
          <table:table-cell table:formula="of:=LEFT([.A832];5)" office:value-type="string" office:string-value="55138" calcext:value-type="string">
            <text:p>55138</text:p>
          </table:table-cell>
          <table:table-cell table:formula="of:=RIGHT([.A832];5)" office:value-type="string" office:string-value="64836" calcext:value-type="string">
            <text:p>64836</text:p>
          </table:table-cell>
          <table:table-cell office:value-type="string" office:string-value="83847" calcext:value-type="string">
            <text:p>83847</text:p>
          </table:table-cell>
          <table:table-cell office:value-type="string" office:string-value="83959" calcext:value-type="string">
            <text:p>83959</text:p>
          </table:table-cell>
          <table:table-cell table:formula="of:=ABS([.E832]-[.F832])" office:value-type="float" office:value="112" calcext:value-type="float">
            <text:p>112</text:p>
          </table:table-cell>
          <table:table-cell table:number-columns-repeated="2"/>
          <table:table-cell table:formula="of:=COUNTIF([.D$2:.D$1001];[.C832])" office:value-type="float" office:value="0" calcext:value-type="float">
            <text:p>0</text:p>
          </table:table-cell>
          <table:table-cell table:formula="of:=[.C832]*[.J8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603 <text:s text:c="2"/>45758</text:p>
          </table:table-cell>
          <table:table-cell/>
          <table:table-cell table:formula="of:=LEFT([.A833];5)" office:value-type="string" office:string-value="80603" calcext:value-type="string">
            <text:p>80603</text:p>
          </table:table-cell>
          <table:table-cell table:formula="of:=RIGHT([.A833];5)" office:value-type="string" office:string-value="45758" calcext:value-type="string">
            <text:p>45758</text:p>
          </table:table-cell>
          <table:table-cell office:value-type="string" office:string-value="83965" calcext:value-type="string">
            <text:p>83965</text:p>
          </table:table-cell>
          <table:table-cell office:value-type="string" office:string-value="84016" calcext:value-type="string">
            <text:p>84016</text:p>
          </table:table-cell>
          <table:table-cell table:formula="of:=ABS([.E833]-[.F833])" office:value-type="float" office:value="51" calcext:value-type="float">
            <text:p>51</text:p>
          </table:table-cell>
          <table:table-cell table:number-columns-repeated="2"/>
          <table:table-cell table:formula="of:=COUNTIF([.D$2:.D$1001];[.C833])" office:value-type="float" office:value="0" calcext:value-type="float">
            <text:p>0</text:p>
          </table:table-cell>
          <table:table-cell table:formula="of:=[.C833]*[.J8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337 <text:s text:c="2"/>30227</text:p>
          </table:table-cell>
          <table:table-cell/>
          <table:table-cell table:formula="of:=LEFT([.A834];5)" office:value-type="string" office:string-value="80337" calcext:value-type="string">
            <text:p>80337</text:p>
          </table:table-cell>
          <table:table-cell table:formula="of:=RIGHT([.A834];5)" office:value-type="string" office:string-value="30227" calcext:value-type="string">
            <text:p>30227</text:p>
          </table:table-cell>
          <table:table-cell office:value-type="string" office:string-value="84038" calcext:value-type="string">
            <text:p>84038</text:p>
          </table:table-cell>
          <table:table-cell office:value-type="string" office:string-value="84040" calcext:value-type="string">
            <text:p>84040</text:p>
          </table:table-cell>
          <table:table-cell table:formula="of:=ABS([.E834]-[.F834])" office:value-type="float" office:value="2" calcext:value-type="float">
            <text:p>2</text:p>
          </table:table-cell>
          <table:table-cell table:number-columns-repeated="2"/>
          <table:table-cell table:formula="of:=COUNTIF([.D$2:.D$1001];[.C834])" office:value-type="float" office:value="0" calcext:value-type="float">
            <text:p>0</text:p>
          </table:table-cell>
          <table:table-cell table:formula="of:=[.C834]*[.J8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921 <text:s text:c="2"/>67830</text:p>
          </table:table-cell>
          <table:table-cell/>
          <table:table-cell table:formula="of:=LEFT([.A835];5)" office:value-type="string" office:string-value="59921" calcext:value-type="string">
            <text:p>59921</text:p>
          </table:table-cell>
          <table:table-cell table:formula="of:=RIGHT([.A835];5)" office:value-type="string" office:string-value="67830" calcext:value-type="string">
            <text:p>67830</text:p>
          </table:table-cell>
          <table:table-cell office:value-type="string" office:string-value="84246" calcext:value-type="string">
            <text:p>84246</text:p>
          </table:table-cell>
          <table:table-cell office:value-type="string" office:string-value="84124" calcext:value-type="string">
            <text:p>84124</text:p>
          </table:table-cell>
          <table:table-cell table:formula="of:=ABS([.E835]-[.F835])" office:value-type="float" office:value="122" calcext:value-type="float">
            <text:p>122</text:p>
          </table:table-cell>
          <table:table-cell table:number-columns-repeated="2"/>
          <table:table-cell table:formula="of:=COUNTIF([.D$2:.D$1001];[.C835])" office:value-type="float" office:value="8" calcext:value-type="float">
            <text:p>8</text:p>
          </table:table-cell>
          <table:table-cell table:formula="of:=[.C835]*[.J835]" office:value-type="float" office:value="479368" calcext:value-type="float">
            <text:p>479368</text:p>
          </table:table-cell>
          <table:table-cell/>
        </table:table-row>
        <table:table-row table:style-name="ro1">
          <table:table-cell office:value-type="string" calcext:value-type="string">
            <text:p>95013 <text:s text:c="2"/>23975</text:p>
          </table:table-cell>
          <table:table-cell/>
          <table:table-cell table:formula="of:=LEFT([.A836];5)" office:value-type="string" office:string-value="95013" calcext:value-type="string">
            <text:p>95013</text:p>
          </table:table-cell>
          <table:table-cell table:formula="of:=RIGHT([.A836];5)" office:value-type="string" office:string-value="23975" calcext:value-type="string">
            <text:p>23975</text:p>
          </table:table-cell>
          <table:table-cell office:value-type="string" office:string-value="84383" calcext:value-type="string">
            <text:p>84383</text:p>
          </table:table-cell>
          <table:table-cell office:value-type="string" office:string-value="84125" calcext:value-type="string">
            <text:p>84125</text:p>
          </table:table-cell>
          <table:table-cell table:formula="of:=ABS([.E836]-[.F836])" office:value-type="float" office:value="258" calcext:value-type="float">
            <text:p>258</text:p>
          </table:table-cell>
          <table:table-cell table:number-columns-repeated="2"/>
          <table:table-cell table:formula="of:=COUNTIF([.D$2:.D$1001];[.C836])" office:value-type="float" office:value="0" calcext:value-type="float">
            <text:p>0</text:p>
          </table:table-cell>
          <table:table-cell table:formula="of:=[.C836]*[.J8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358 <text:s text:c="2"/>45118</text:p>
          </table:table-cell>
          <table:table-cell/>
          <table:table-cell table:formula="of:=LEFT([.A837];5)" office:value-type="string" office:string-value="42358" calcext:value-type="string">
            <text:p>42358</text:p>
          </table:table-cell>
          <table:table-cell table:formula="of:=RIGHT([.A837];5)" office:value-type="string" office:string-value="45118" calcext:value-type="string">
            <text:p>45118</text:p>
          </table:table-cell>
          <table:table-cell office:value-type="string" office:string-value="84399" calcext:value-type="string">
            <text:p>84399</text:p>
          </table:table-cell>
          <table:table-cell office:value-type="string" office:string-value="84719" calcext:value-type="string">
            <text:p>84719</text:p>
          </table:table-cell>
          <table:table-cell table:formula="of:=ABS([.E837]-[.F837])" office:value-type="float" office:value="320" calcext:value-type="float">
            <text:p>320</text:p>
          </table:table-cell>
          <table:table-cell table:number-columns-repeated="2"/>
          <table:table-cell table:formula="of:=COUNTIF([.D$2:.D$1001];[.C837])" office:value-type="float" office:value="0" calcext:value-type="float">
            <text:p>0</text:p>
          </table:table-cell>
          <table:table-cell table:formula="of:=[.C837]*[.J8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271 <text:s text:c="2"/>62795</text:p>
          </table:table-cell>
          <table:table-cell/>
          <table:table-cell table:formula="of:=LEFT([.A838];5)" office:value-type="string" office:string-value="60271" calcext:value-type="string">
            <text:p>60271</text:p>
          </table:table-cell>
          <table:table-cell table:formula="of:=RIGHT([.A838];5)" office:value-type="string" office:string-value="62795" calcext:value-type="string">
            <text:p>62795</text:p>
          </table:table-cell>
          <table:table-cell office:value-type="string" office:string-value="84499" calcext:value-type="string">
            <text:p>84499</text:p>
          </table:table-cell>
          <table:table-cell office:value-type="string" office:string-value="85115" calcext:value-type="string">
            <text:p>85115</text:p>
          </table:table-cell>
          <table:table-cell table:formula="of:=ABS([.E838]-[.F838])" office:value-type="float" office:value="616" calcext:value-type="float">
            <text:p>616</text:p>
          </table:table-cell>
          <table:table-cell table:number-columns-repeated="2"/>
          <table:table-cell table:formula="of:=COUNTIF([.D$2:.D$1001];[.C838])" office:value-type="float" office:value="0" calcext:value-type="float">
            <text:p>0</text:p>
          </table:table-cell>
          <table:table-cell table:formula="of:=[.C838]*[.J8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829 <text:s text:c="2"/>14916</text:p>
          </table:table-cell>
          <table:table-cell/>
          <table:table-cell table:formula="of:=LEFT([.A839];5)" office:value-type="string" office:string-value="91829" calcext:value-type="string">
            <text:p>91829</text:p>
          </table:table-cell>
          <table:table-cell table:formula="of:=RIGHT([.A839];5)" office:value-type="string" office:string-value="14916" calcext:value-type="string">
            <text:p>14916</text:p>
          </table:table-cell>
          <table:table-cell office:value-type="string" office:string-value="84635" calcext:value-type="string">
            <text:p>84635</text:p>
          </table:table-cell>
          <table:table-cell office:value-type="string" office:string-value="85175" calcext:value-type="string">
            <text:p>85175</text:p>
          </table:table-cell>
          <table:table-cell table:formula="of:=ABS([.E839]-[.F839])" office:value-type="float" office:value="540" calcext:value-type="float">
            <text:p>540</text:p>
          </table:table-cell>
          <table:table-cell table:number-columns-repeated="2"/>
          <table:table-cell table:formula="of:=COUNTIF([.D$2:.D$1001];[.C839])" office:value-type="float" office:value="0" calcext:value-type="float">
            <text:p>0</text:p>
          </table:table-cell>
          <table:table-cell table:formula="of:=[.C839]*[.J8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118 <text:s text:c="2"/>81976</text:p>
          </table:table-cell>
          <table:table-cell/>
          <table:table-cell table:formula="of:=LEFT([.A840];5)" office:value-type="string" office:string-value="72118" calcext:value-type="string">
            <text:p>72118</text:p>
          </table:table-cell>
          <table:table-cell table:formula="of:=RIGHT([.A840];5)" office:value-type="string" office:string-value="81976" calcext:value-type="string">
            <text:p>81976</text:p>
          </table:table-cell>
          <table:table-cell office:value-type="string" office:string-value="84695" calcext:value-type="string">
            <text:p>84695</text:p>
          </table:table-cell>
          <table:table-cell office:value-type="string" office:string-value="85311" calcext:value-type="string">
            <text:p>85311</text:p>
          </table:table-cell>
          <table:table-cell table:formula="of:=ABS([.E840]-[.F840])" office:value-type="float" office:value="616" calcext:value-type="float">
            <text:p>616</text:p>
          </table:table-cell>
          <table:table-cell table:number-columns-repeated="2"/>
          <table:table-cell table:formula="of:=COUNTIF([.D$2:.D$1001];[.C840])" office:value-type="float" office:value="0" calcext:value-type="float">
            <text:p>0</text:p>
          </table:table-cell>
          <table:table-cell table:formula="of:=[.C840]*[.J8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079 <text:s text:c="2"/>64836</text:p>
          </table:table-cell>
          <table:table-cell/>
          <table:table-cell table:formula="of:=LEFT([.A841];5)" office:value-type="string" office:string-value="42079" calcext:value-type="string">
            <text:p>42079</text:p>
          </table:table-cell>
          <table:table-cell table:formula="of:=RIGHT([.A841];5)" office:value-type="string" office:string-value="64836" calcext:value-type="string">
            <text:p>64836</text:p>
          </table:table-cell>
          <table:table-cell office:value-type="string" office:string-value="84801" calcext:value-type="string">
            <text:p>84801</text:p>
          </table:table-cell>
          <table:table-cell office:value-type="string" office:string-value="85369" calcext:value-type="string">
            <text:p>85369</text:p>
          </table:table-cell>
          <table:table-cell table:formula="of:=ABS([.E841]-[.F841])" office:value-type="float" office:value="568" calcext:value-type="float">
            <text:p>568</text:p>
          </table:table-cell>
          <table:table-cell table:number-columns-repeated="2"/>
          <table:table-cell table:formula="of:=COUNTIF([.D$2:.D$1001];[.C841])" office:value-type="float" office:value="0" calcext:value-type="float">
            <text:p>0</text:p>
          </table:table-cell>
          <table:table-cell table:formula="of:=[.C841]*[.J8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714 <text:s text:c="2"/>47405</text:p>
          </table:table-cell>
          <table:table-cell/>
          <table:table-cell table:formula="of:=LEFT([.A842];5)" office:value-type="string" office:string-value="29714" calcext:value-type="string">
            <text:p>29714</text:p>
          </table:table-cell>
          <table:table-cell table:formula="of:=RIGHT([.A842];5)" office:value-type="string" office:string-value="47405" calcext:value-type="string">
            <text:p>47405</text:p>
          </table:table-cell>
          <table:table-cell office:value-type="string" office:string-value="84890" calcext:value-type="string">
            <text:p>84890</text:p>
          </table:table-cell>
          <table:table-cell office:value-type="string" office:string-value="85421" calcext:value-type="string">
            <text:p>85421</text:p>
          </table:table-cell>
          <table:table-cell table:formula="of:=ABS([.E842]-[.F842])" office:value-type="float" office:value="531" calcext:value-type="float">
            <text:p>531</text:p>
          </table:table-cell>
          <table:table-cell table:number-columns-repeated="2"/>
          <table:table-cell table:formula="of:=COUNTIF([.D$2:.D$1001];[.C842])" office:value-type="float" office:value="0" calcext:value-type="float">
            <text:p>0</text:p>
          </table:table-cell>
          <table:table-cell table:formula="of:=[.C842]*[.J8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024 <text:s text:c="2"/>69180</text:p>
          </table:table-cell>
          <table:table-cell/>
          <table:table-cell table:formula="of:=LEFT([.A843];5)" office:value-type="string" office:string-value="75024" calcext:value-type="string">
            <text:p>75024</text:p>
          </table:table-cell>
          <table:table-cell table:formula="of:=RIGHT([.A843];5)" office:value-type="string" office:string-value="69180" calcext:value-type="string">
            <text:p>69180</text:p>
          </table:table-cell>
          <table:table-cell office:value-type="string" office:string-value="84968" calcext:value-type="string">
            <text:p>84968</text:p>
          </table:table-cell>
          <table:table-cell office:value-type="string" office:string-value="85585" calcext:value-type="string">
            <text:p>85585</text:p>
          </table:table-cell>
          <table:table-cell table:formula="of:=ABS([.E843]-[.F843])" office:value-type="float" office:value="617" calcext:value-type="float">
            <text:p>617</text:p>
          </table:table-cell>
          <table:table-cell table:number-columns-repeated="2"/>
          <table:table-cell table:formula="of:=COUNTIF([.D$2:.D$1001];[.C843])" office:value-type="float" office:value="0" calcext:value-type="float">
            <text:p>0</text:p>
          </table:table-cell>
          <table:table-cell table:formula="of:=[.C843]*[.J8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7698 <text:s text:c="2"/>17299</text:p>
          </table:table-cell>
          <table:table-cell/>
          <table:table-cell table:formula="of:=LEFT([.A844];5)" office:value-type="string" office:string-value="97698" calcext:value-type="string">
            <text:p>97698</text:p>
          </table:table-cell>
          <table:table-cell table:formula="of:=RIGHT([.A844];5)" office:value-type="string" office:string-value="17299" calcext:value-type="string">
            <text:p>17299</text:p>
          </table:table-cell>
          <table:table-cell office:value-type="string" office:string-value="85195" calcext:value-type="string">
            <text:p>85195</text:p>
          </table:table-cell>
          <table:table-cell office:value-type="string" office:string-value="85933" calcext:value-type="string">
            <text:p>85933</text:p>
          </table:table-cell>
          <table:table-cell table:formula="of:=ABS([.E844]-[.F844])" office:value-type="float" office:value="738" calcext:value-type="float">
            <text:p>738</text:p>
          </table:table-cell>
          <table:table-cell table:number-columns-repeated="2"/>
          <table:table-cell table:formula="of:=COUNTIF([.D$2:.D$1001];[.C844])" office:value-type="float" office:value="0" calcext:value-type="float">
            <text:p>0</text:p>
          </table:table-cell>
          <table:table-cell table:formula="of:=[.C844]*[.J8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871 <text:s text:c="2"/>60848</text:p>
          </table:table-cell>
          <table:table-cell/>
          <table:table-cell table:formula="of:=LEFT([.A845];5)" office:value-type="string" office:string-value="53871" calcext:value-type="string">
            <text:p>53871</text:p>
          </table:table-cell>
          <table:table-cell table:formula="of:=RIGHT([.A845];5)" office:value-type="string" office:string-value="60848" calcext:value-type="string">
            <text:p>60848</text:p>
          </table:table-cell>
          <table:table-cell office:value-type="string" office:string-value="85220" calcext:value-type="string">
            <text:p>85220</text:p>
          </table:table-cell>
          <table:table-cell office:value-type="string" office:string-value="86313" calcext:value-type="string">
            <text:p>86313</text:p>
          </table:table-cell>
          <table:table-cell table:formula="of:=ABS([.E845]-[.F845])" office:value-type="float" office:value="1093" calcext:value-type="float">
            <text:p>1093</text:p>
          </table:table-cell>
          <table:table-cell table:number-columns-repeated="2"/>
          <table:table-cell table:formula="of:=COUNTIF([.D$2:.D$1001];[.C845])" office:value-type="float" office:value="0" calcext:value-type="float">
            <text:p>0</text:p>
          </table:table-cell>
          <table:table-cell table:formula="of:=[.C845]*[.J8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772 <text:s text:c="2"/>94024</text:p>
          </table:table-cell>
          <table:table-cell/>
          <table:table-cell table:formula="of:=LEFT([.A846];5)" office:value-type="string" office:string-value="32772" calcext:value-type="string">
            <text:p>32772</text:p>
          </table:table-cell>
          <table:table-cell table:formula="of:=RIGHT([.A846];5)" office:value-type="string" office:string-value="94024" calcext:value-type="string">
            <text:p>94024</text:p>
          </table:table-cell>
          <table:table-cell office:value-type="string" office:string-value="85462" calcext:value-type="string">
            <text:p>85462</text:p>
          </table:table-cell>
          <table:table-cell office:value-type="string" office:string-value="86368" calcext:value-type="string">
            <text:p>86368</text:p>
          </table:table-cell>
          <table:table-cell table:formula="of:=ABS([.E846]-[.F846])" office:value-type="float" office:value="906" calcext:value-type="float">
            <text:p>906</text:p>
          </table:table-cell>
          <table:table-cell table:number-columns-repeated="2"/>
          <table:table-cell table:formula="of:=COUNTIF([.D$2:.D$1001];[.C846])" office:value-type="float" office:value="0" calcext:value-type="float">
            <text:p>0</text:p>
          </table:table-cell>
          <table:table-cell table:formula="of:=[.C846]*[.J8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136 <text:s text:c="2"/>69263</text:p>
          </table:table-cell>
          <table:table-cell/>
          <table:table-cell table:formula="of:=LEFT([.A847];5)" office:value-type="string" office:string-value="23136" calcext:value-type="string">
            <text:p>23136</text:p>
          </table:table-cell>
          <table:table-cell table:formula="of:=RIGHT([.A847];5)" office:value-type="string" office:string-value="69263" calcext:value-type="string">
            <text:p>69263</text:p>
          </table:table-cell>
          <table:table-cell office:value-type="string" office:string-value="85756" calcext:value-type="string">
            <text:p>85756</text:p>
          </table:table-cell>
          <table:table-cell office:value-type="string" office:string-value="86513" calcext:value-type="string">
            <text:p>86513</text:p>
          </table:table-cell>
          <table:table-cell table:formula="of:=ABS([.E847]-[.F847])" office:value-type="float" office:value="757" calcext:value-type="float">
            <text:p>757</text:p>
          </table:table-cell>
          <table:table-cell table:number-columns-repeated="2"/>
          <table:table-cell table:formula="of:=COUNTIF([.D$2:.D$1001];[.C847])" office:value-type="float" office:value="0" calcext:value-type="float">
            <text:p>0</text:p>
          </table:table-cell>
          <table:table-cell table:formula="of:=[.C847]*[.J8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14 <text:s text:c="2"/>13284</text:p>
          </table:table-cell>
          <table:table-cell/>
          <table:table-cell table:formula="of:=LEFT([.A848];5)" office:value-type="string" office:string-value="65014" calcext:value-type="string">
            <text:p>65014</text:p>
          </table:table-cell>
          <table:table-cell table:formula="of:=RIGHT([.A848];5)" office:value-type="string" office:string-value="13284" calcext:value-type="string">
            <text:p>13284</text:p>
          </table:table-cell>
          <table:table-cell office:value-type="string" office:string-value="85762" calcext:value-type="string">
            <text:p>85762</text:p>
          </table:table-cell>
          <table:table-cell office:value-type="string" office:string-value="87174" calcext:value-type="string">
            <text:p>87174</text:p>
          </table:table-cell>
          <table:table-cell table:formula="of:=ABS([.E848]-[.F848])" office:value-type="float" office:value="1412" calcext:value-type="float">
            <text:p>1412</text:p>
          </table:table-cell>
          <table:table-cell table:number-columns-repeated="2"/>
          <table:table-cell table:formula="of:=COUNTIF([.D$2:.D$1001];[.C848])" office:value-type="float" office:value="0" calcext:value-type="float">
            <text:p>0</text:p>
          </table:table-cell>
          <table:table-cell table:formula="of:=[.C848]*[.J8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723 <text:s text:c="2"/>70247</text:p>
          </table:table-cell>
          <table:table-cell/>
          <table:table-cell table:formula="of:=LEFT([.A849];5)" office:value-type="string" office:string-value="99723" calcext:value-type="string">
            <text:p>99723</text:p>
          </table:table-cell>
          <table:table-cell table:formula="of:=RIGHT([.A849];5)" office:value-type="string" office:string-value="70247" calcext:value-type="string">
            <text:p>70247</text:p>
          </table:table-cell>
          <table:table-cell office:value-type="string" office:string-value="85989" calcext:value-type="string">
            <text:p>85989</text:p>
          </table:table-cell>
          <table:table-cell office:value-type="string" office:string-value="87183" calcext:value-type="string">
            <text:p>87183</text:p>
          </table:table-cell>
          <table:table-cell table:formula="of:=ABS([.E849]-[.F849])" office:value-type="float" office:value="1194" calcext:value-type="float">
            <text:p>1194</text:p>
          </table:table-cell>
          <table:table-cell table:number-columns-repeated="2"/>
          <table:table-cell table:formula="of:=COUNTIF([.D$2:.D$1001];[.C849])" office:value-type="float" office:value="0" calcext:value-type="float">
            <text:p>0</text:p>
          </table:table-cell>
          <table:table-cell table:formula="of:=[.C849]*[.J8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739 <text:s text:c="2"/>69071</text:p>
          </table:table-cell>
          <table:table-cell/>
          <table:table-cell table:formula="of:=LEFT([.A850];5)" office:value-type="string" office:string-value="10739" calcext:value-type="string">
            <text:p>10739</text:p>
          </table:table-cell>
          <table:table-cell table:formula="of:=RIGHT([.A850];5)" office:value-type="string" office:string-value="69071" calcext:value-type="string">
            <text:p>69071</text:p>
          </table:table-cell>
          <table:table-cell office:value-type="string" office:string-value="86115" calcext:value-type="string">
            <text:p>86115</text:p>
          </table:table-cell>
          <table:table-cell office:value-type="string" office:string-value="87320" calcext:value-type="string">
            <text:p>87320</text:p>
          </table:table-cell>
          <table:table-cell table:formula="of:=ABS([.E850]-[.F850])" office:value-type="float" office:value="1205" calcext:value-type="float">
            <text:p>1205</text:p>
          </table:table-cell>
          <table:table-cell table:number-columns-repeated="2"/>
          <table:table-cell table:formula="of:=COUNTIF([.D$2:.D$1001];[.C850])" office:value-type="float" office:value="0" calcext:value-type="float">
            <text:p>0</text:p>
          </table:table-cell>
          <table:table-cell table:formula="of:=[.C850]*[.J8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656 <text:s text:c="2"/>20261</text:p>
          </table:table-cell>
          <table:table-cell/>
          <table:table-cell table:formula="of:=LEFT([.A851];5)" office:value-type="string" office:string-value="96656" calcext:value-type="string">
            <text:p>96656</text:p>
          </table:table-cell>
          <table:table-cell table:formula="of:=RIGHT([.A851];5)" office:value-type="string" office:string-value="20261" calcext:value-type="string">
            <text:p>20261</text:p>
          </table:table-cell>
          <table:table-cell office:value-type="string" office:string-value="86156" calcext:value-type="string">
            <text:p>86156</text:p>
          </table:table-cell>
          <table:table-cell office:value-type="string" office:string-value="87399" calcext:value-type="string">
            <text:p>87399</text:p>
          </table:table-cell>
          <table:table-cell table:formula="of:=ABS([.E851]-[.F851])" office:value-type="float" office:value="1243" calcext:value-type="float">
            <text:p>1243</text:p>
          </table:table-cell>
          <table:table-cell table:number-columns-repeated="2"/>
          <table:table-cell table:formula="of:=COUNTIF([.D$2:.D$1001];[.C851])" office:value-type="float" office:value="0" calcext:value-type="float">
            <text:p>0</text:p>
          </table:table-cell>
          <table:table-cell table:formula="of:=[.C851]*[.J8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088 <text:s text:c="2"/>64836</text:p>
          </table:table-cell>
          <table:table-cell/>
          <table:table-cell table:formula="of:=LEFT([.A852];5)" office:value-type="string" office:string-value="77088" calcext:value-type="string">
            <text:p>77088</text:p>
          </table:table-cell>
          <table:table-cell table:formula="of:=RIGHT([.A852];5)" office:value-type="string" office:string-value="64836" calcext:value-type="string">
            <text:p>64836</text:p>
          </table:table-cell>
          <table:table-cell office:value-type="string" office:string-value="86234" calcext:value-type="string">
            <text:p>86234</text:p>
          </table:table-cell>
          <table:table-cell office:value-type="string" office:string-value="87504" calcext:value-type="string">
            <text:p>87504</text:p>
          </table:table-cell>
          <table:table-cell table:formula="of:=ABS([.E852]-[.F852])" office:value-type="float" office:value="1270" calcext:value-type="float">
            <text:p>1270</text:p>
          </table:table-cell>
          <table:table-cell table:number-columns-repeated="2"/>
          <table:table-cell table:formula="of:=COUNTIF([.D$2:.D$1001];[.C852])" office:value-type="float" office:value="0" calcext:value-type="float">
            <text:p>0</text:p>
          </table:table-cell>
          <table:table-cell table:formula="of:=[.C852]*[.J8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997 <text:s text:c="2"/>27431</text:p>
          </table:table-cell>
          <table:table-cell/>
          <table:table-cell table:formula="of:=LEFT([.A853];5)" office:value-type="string" office:string-value="60997" calcext:value-type="string">
            <text:p>60997</text:p>
          </table:table-cell>
          <table:table-cell table:formula="of:=RIGHT([.A853];5)" office:value-type="string" office:string-value="27431" calcext:value-type="string">
            <text:p>27431</text:p>
          </table:table-cell>
          <table:table-cell office:value-type="string" office:string-value="86342" calcext:value-type="string">
            <text:p>86342</text:p>
          </table:table-cell>
          <table:table-cell office:value-type="string" office:string-value="87817" calcext:value-type="string">
            <text:p>87817</text:p>
          </table:table-cell>
          <table:table-cell table:formula="of:=ABS([.E853]-[.F853])" office:value-type="float" office:value="1475" calcext:value-type="float">
            <text:p>1475</text:p>
          </table:table-cell>
          <table:table-cell table:number-columns-repeated="2"/>
          <table:table-cell table:formula="of:=COUNTIF([.D$2:.D$1001];[.C853])" office:value-type="float" office:value="0" calcext:value-type="float">
            <text:p>0</text:p>
          </table:table-cell>
          <table:table-cell table:formula="of:=[.C853]*[.J8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566 <text:s text:c="2"/>59892</text:p>
          </table:table-cell>
          <table:table-cell/>
          <table:table-cell table:formula="of:=LEFT([.A854];5)" office:value-type="string" office:string-value="16566" calcext:value-type="string">
            <text:p>16566</text:p>
          </table:table-cell>
          <table:table-cell table:formula="of:=RIGHT([.A854];5)" office:value-type="string" office:string-value="59892" calcext:value-type="string">
            <text:p>59892</text:p>
          </table:table-cell>
          <table:table-cell office:value-type="string" office:string-value="86509" calcext:value-type="string">
            <text:p>86509</text:p>
          </table:table-cell>
          <table:table-cell office:value-type="string" office:string-value="88022" calcext:value-type="string">
            <text:p>88022</text:p>
          </table:table-cell>
          <table:table-cell table:formula="of:=ABS([.E854]-[.F854])" office:value-type="float" office:value="1513" calcext:value-type="float">
            <text:p>1513</text:p>
          </table:table-cell>
          <table:table-cell table:number-columns-repeated="2"/>
          <table:table-cell table:formula="of:=COUNTIF([.D$2:.D$1001];[.C854])" office:value-type="float" office:value="0" calcext:value-type="float">
            <text:p>0</text:p>
          </table:table-cell>
          <table:table-cell table:formula="of:=[.C854]*[.J8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855 <text:s text:c="2"/>71849</text:p>
          </table:table-cell>
          <table:table-cell/>
          <table:table-cell table:formula="of:=LEFT([.A855];5)" office:value-type="string" office:string-value="34855" calcext:value-type="string">
            <text:p>34855</text:p>
          </table:table-cell>
          <table:table-cell table:formula="of:=RIGHT([.A855];5)" office:value-type="string" office:string-value="71849" calcext:value-type="string">
            <text:p>71849</text:p>
          </table:table-cell>
          <table:table-cell office:value-type="string" office:string-value="86711" calcext:value-type="string">
            <text:p>86711</text:p>
          </table:table-cell>
          <table:table-cell office:value-type="string" office:string-value="88410" calcext:value-type="string">
            <text:p>88410</text:p>
          </table:table-cell>
          <table:table-cell table:formula="of:=ABS([.E855]-[.F855])" office:value-type="float" office:value="1699" calcext:value-type="float">
            <text:p>1699</text:p>
          </table:table-cell>
          <table:table-cell table:number-columns-repeated="2"/>
          <table:table-cell table:formula="of:=COUNTIF([.D$2:.D$1001];[.C855])" office:value-type="float" office:value="0" calcext:value-type="float">
            <text:p>0</text:p>
          </table:table-cell>
          <table:table-cell table:formula="of:=[.C855]*[.J8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575 <text:s text:c="2"/>43778</text:p>
          </table:table-cell>
          <table:table-cell/>
          <table:table-cell table:formula="of:=LEFT([.A856];5)" office:value-type="string" office:string-value="13575" calcext:value-type="string">
            <text:p>13575</text:p>
          </table:table-cell>
          <table:table-cell table:formula="of:=RIGHT([.A856];5)" office:value-type="string" office:string-value="43778" calcext:value-type="string">
            <text:p>43778</text:p>
          </table:table-cell>
          <table:table-cell office:value-type="string" office:string-value="87002" calcext:value-type="string">
            <text:p>87002</text:p>
          </table:table-cell>
          <table:table-cell office:value-type="string" office:string-value="88660" calcext:value-type="string">
            <text:p>88660</text:p>
          </table:table-cell>
          <table:table-cell table:formula="of:=ABS([.E856]-[.F856])" office:value-type="float" office:value="1658" calcext:value-type="float">
            <text:p>1658</text:p>
          </table:table-cell>
          <table:table-cell table:number-columns-repeated="2"/>
          <table:table-cell table:formula="of:=COUNTIF([.D$2:.D$1001];[.C856])" office:value-type="float" office:value="19" calcext:value-type="float">
            <text:p>19</text:p>
          </table:table-cell>
          <table:table-cell table:formula="of:=[.C856]*[.J856]" office:value-type="float" office:value="257925" calcext:value-type="float">
            <text:p>257925</text:p>
          </table:table-cell>
          <table:table-cell/>
        </table:table-row>
        <table:table-row table:style-name="ro1">
          <table:table-cell office:value-type="string" calcext:value-type="string">
            <text:p>10925 <text:s text:c="2"/>81943</text:p>
          </table:table-cell>
          <table:table-cell/>
          <table:table-cell table:formula="of:=LEFT([.A857];5)" office:value-type="string" office:string-value="10925" calcext:value-type="string">
            <text:p>10925</text:p>
          </table:table-cell>
          <table:table-cell table:formula="of:=RIGHT([.A857];5)" office:value-type="string" office:string-value="81943" calcext:value-type="string">
            <text:p>81943</text:p>
          </table:table-cell>
          <table:table-cell office:value-type="string" office:string-value="87046" calcext:value-type="string">
            <text:p>87046</text:p>
          </table:table-cell>
          <table:table-cell office:value-type="string" office:string-value="88825" calcext:value-type="string">
            <text:p>88825</text:p>
          </table:table-cell>
          <table:table-cell table:formula="of:=ABS([.E857]-[.F857])" office:value-type="float" office:value="1779" calcext:value-type="float">
            <text:p>1779</text:p>
          </table:table-cell>
          <table:table-cell table:number-columns-repeated="2"/>
          <table:table-cell table:formula="of:=COUNTIF([.D$2:.D$1001];[.C857])" office:value-type="float" office:value="0" calcext:value-type="float">
            <text:p>0</text:p>
          </table:table-cell>
          <table:table-cell table:formula="of:=[.C857]*[.J8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426 <text:s text:c="2"/>38747</text:p>
          </table:table-cell>
          <table:table-cell/>
          <table:table-cell table:formula="of:=LEFT([.A858];5)" office:value-type="string" office:string-value="41426" calcext:value-type="string">
            <text:p>41426</text:p>
          </table:table-cell>
          <table:table-cell table:formula="of:=RIGHT([.A858];5)" office:value-type="string" office:string-value="38747" calcext:value-type="string">
            <text:p>38747</text:p>
          </table:table-cell>
          <table:table-cell office:value-type="string" office:string-value="87150" calcext:value-type="string">
            <text:p>87150</text:p>
          </table:table-cell>
          <table:table-cell office:value-type="string" office:string-value="88931" calcext:value-type="string">
            <text:p>88931</text:p>
          </table:table-cell>
          <table:table-cell table:formula="of:=ABS([.E858]-[.F858])" office:value-type="float" office:value="1781" calcext:value-type="float">
            <text:p>1781</text:p>
          </table:table-cell>
          <table:table-cell table:number-columns-repeated="2"/>
          <table:table-cell table:formula="of:=COUNTIF([.D$2:.D$1001];[.C858])" office:value-type="float" office:value="0" calcext:value-type="float">
            <text:p>0</text:p>
          </table:table-cell>
          <table:table-cell table:formula="of:=[.C858]*[.J8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792 <text:s text:c="2"/>91359</text:p>
          </table:table-cell>
          <table:table-cell/>
          <table:table-cell table:formula="of:=LEFT([.A859];5)" office:value-type="string" office:string-value="45792" calcext:value-type="string">
            <text:p>45792</text:p>
          </table:table-cell>
          <table:table-cell table:formula="of:=RIGHT([.A859];5)" office:value-type="string" office:string-value="91359" calcext:value-type="string">
            <text:p>91359</text:p>
          </table:table-cell>
          <table:table-cell office:value-type="string" office:string-value="87160" calcext:value-type="string">
            <text:p>87160</text:p>
          </table:table-cell>
          <table:table-cell office:value-type="string" office:string-value="89156" calcext:value-type="string">
            <text:p>89156</text:p>
          </table:table-cell>
          <table:table-cell table:formula="of:=ABS([.E859]-[.F859])" office:value-type="float" office:value="1996" calcext:value-type="float">
            <text:p>1996</text:p>
          </table:table-cell>
          <table:table-cell table:number-columns-repeated="2"/>
          <table:table-cell table:formula="of:=COUNTIF([.D$2:.D$1001];[.C859])" office:value-type="float" office:value="0" calcext:value-type="float">
            <text:p>0</text:p>
          </table:table-cell>
          <table:table-cell table:formula="of:=[.C859]*[.J8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266 <text:s text:c="2"/>13575</text:p>
          </table:table-cell>
          <table:table-cell/>
          <table:table-cell table:formula="of:=LEFT([.A860];5)" office:value-type="string" office:string-value="77266" calcext:value-type="string">
            <text:p>77266</text:p>
          </table:table-cell>
          <table:table-cell table:formula="of:=RIGHT([.A860];5)" office:value-type="string" office:string-value="13575" calcext:value-type="string">
            <text:p>13575</text:p>
          </table:table-cell>
          <table:table-cell office:value-type="string" office:string-value="87181" calcext:value-type="string">
            <text:p>87181</text:p>
          </table:table-cell>
          <table:table-cell office:value-type="string" office:string-value="89326" calcext:value-type="string">
            <text:p>89326</text:p>
          </table:table-cell>
          <table:table-cell table:formula="of:=ABS([.E860]-[.F860])" office:value-type="float" office:value="2145" calcext:value-type="float">
            <text:p>2145</text:p>
          </table:table-cell>
          <table:table-cell table:number-columns-repeated="2"/>
          <table:table-cell table:formula="of:=COUNTIF([.D$2:.D$1001];[.C860])" office:value-type="float" office:value="0" calcext:value-type="float">
            <text:p>0</text:p>
          </table:table-cell>
          <table:table-cell table:formula="of:=[.C860]*[.J8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453 <text:s text:c="2"/>89542</text:p>
          </table:table-cell>
          <table:table-cell/>
          <table:table-cell table:formula="of:=LEFT([.A861];5)" office:value-type="string" office:string-value="54453" calcext:value-type="string">
            <text:p>54453</text:p>
          </table:table-cell>
          <table:table-cell table:formula="of:=RIGHT([.A861];5)" office:value-type="string" office:string-value="89542" calcext:value-type="string">
            <text:p>89542</text:p>
          </table:table-cell>
          <table:table-cell office:value-type="string" office:string-value="87424" calcext:value-type="string">
            <text:p>87424</text:p>
          </table:table-cell>
          <table:table-cell office:value-type="string" office:string-value="89514" calcext:value-type="string">
            <text:p>89514</text:p>
          </table:table-cell>
          <table:table-cell table:formula="of:=ABS([.E861]-[.F861])" office:value-type="float" office:value="2090" calcext:value-type="float">
            <text:p>2090</text:p>
          </table:table-cell>
          <table:table-cell table:number-columns-repeated="2"/>
          <table:table-cell table:formula="of:=COUNTIF([.D$2:.D$1001];[.C861])" office:value-type="float" office:value="0" calcext:value-type="float">
            <text:p>0</text:p>
          </table:table-cell>
          <table:table-cell table:formula="of:=[.C861]*[.J8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345 <text:s text:c="2"/>88825</text:p>
          </table:table-cell>
          <table:table-cell/>
          <table:table-cell table:formula="of:=LEFT([.A862];5)" office:value-type="string" office:string-value="26345" calcext:value-type="string">
            <text:p>26345</text:p>
          </table:table-cell>
          <table:table-cell table:formula="of:=RIGHT([.A862];5)" office:value-type="string" office:string-value="88825" calcext:value-type="string">
            <text:p>88825</text:p>
          </table:table-cell>
          <table:table-cell office:value-type="string" office:string-value="87499" calcext:value-type="string">
            <text:p>87499</text:p>
          </table:table-cell>
          <table:table-cell office:value-type="string" office:string-value="89542" calcext:value-type="string">
            <text:p>89542</text:p>
          </table:table-cell>
          <table:table-cell table:formula="of:=ABS([.E862]-[.F862])" office:value-type="float" office:value="2043" calcext:value-type="float">
            <text:p>2043</text:p>
          </table:table-cell>
          <table:table-cell table:number-columns-repeated="2"/>
          <table:table-cell table:formula="of:=COUNTIF([.D$2:.D$1001];[.C862])" office:value-type="float" office:value="0" calcext:value-type="float">
            <text:p>0</text:p>
          </table:table-cell>
          <table:table-cell table:formula="of:=[.C862]*[.J8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204 <text:s text:c="2"/>69926</text:p>
          </table:table-cell>
          <table:table-cell/>
          <table:table-cell table:formula="of:=LEFT([.A863];5)" office:value-type="string" office:string-value="45204" calcext:value-type="string">
            <text:p>45204</text:p>
          </table:table-cell>
          <table:table-cell table:formula="of:=RIGHT([.A863];5)" office:value-type="string" office:string-value="69926" calcext:value-type="string">
            <text:p>69926</text:p>
          </table:table-cell>
          <table:table-cell office:value-type="string" office:string-value="87505" calcext:value-type="string">
            <text:p>87505</text:p>
          </table:table-cell>
          <table:table-cell office:value-type="string" office:string-value="89542" calcext:value-type="string">
            <text:p>89542</text:p>
          </table:table-cell>
          <table:table-cell table:formula="of:=ABS([.E863]-[.F863])" office:value-type="float" office:value="2037" calcext:value-type="float">
            <text:p>2037</text:p>
          </table:table-cell>
          <table:table-cell table:number-columns-repeated="2"/>
          <table:table-cell table:formula="of:=COUNTIF([.D$2:.D$1001];[.C863])" office:value-type="float" office:value="0" calcext:value-type="float">
            <text:p>0</text:p>
          </table:table-cell>
          <table:table-cell table:formula="of:=[.C863]*[.J8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2055 <text:s text:c="2"/>70247</text:p>
          </table:table-cell>
          <table:table-cell/>
          <table:table-cell table:formula="of:=LEFT([.A864];5)" office:value-type="string" office:string-value="22055" calcext:value-type="string">
            <text:p>22055</text:p>
          </table:table-cell>
          <table:table-cell table:formula="of:=RIGHT([.A864];5)" office:value-type="string" office:string-value="70247" calcext:value-type="string">
            <text:p>70247</text:p>
          </table:table-cell>
          <table:table-cell office:value-type="string" office:string-value="87607" calcext:value-type="string">
            <text:p>87607</text:p>
          </table:table-cell>
          <table:table-cell office:value-type="string" office:string-value="89542" calcext:value-type="string">
            <text:p>89542</text:p>
          </table:table-cell>
          <table:table-cell table:formula="of:=ABS([.E864]-[.F864])" office:value-type="float" office:value="1935" calcext:value-type="float">
            <text:p>1935</text:p>
          </table:table-cell>
          <table:table-cell table:number-columns-repeated="2"/>
          <table:table-cell table:formula="of:=COUNTIF([.D$2:.D$1001];[.C864])" office:value-type="float" office:value="0" calcext:value-type="float">
            <text:p>0</text:p>
          </table:table-cell>
          <table:table-cell table:formula="of:=[.C864]*[.J8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184 <text:s text:c="2"/>45758</text:p>
          </table:table-cell>
          <table:table-cell/>
          <table:table-cell table:formula="of:=LEFT([.A865];5)" office:value-type="string" office:string-value="66184" calcext:value-type="string">
            <text:p>66184</text:p>
          </table:table-cell>
          <table:table-cell table:formula="of:=RIGHT([.A865];5)" office:value-type="string" office:string-value="45758" calcext:value-type="string">
            <text:p>45758</text:p>
          </table:table-cell>
          <table:table-cell office:value-type="string" office:string-value="87613" calcext:value-type="string">
            <text:p>87613</text:p>
          </table:table-cell>
          <table:table-cell office:value-type="string" office:string-value="89542" calcext:value-type="string">
            <text:p>89542</text:p>
          </table:table-cell>
          <table:table-cell table:formula="of:=ABS([.E865]-[.F865])" office:value-type="float" office:value="1929" calcext:value-type="float">
            <text:p>1929</text:p>
          </table:table-cell>
          <table:table-cell table:number-columns-repeated="2"/>
          <table:table-cell table:formula="of:=COUNTIF([.D$2:.D$1001];[.C865])" office:value-type="float" office:value="0" calcext:value-type="float">
            <text:p>0</text:p>
          </table:table-cell>
          <table:table-cell table:formula="of:=[.C865]*[.J8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954 <text:s text:c="2"/>13284</text:p>
          </table:table-cell>
          <table:table-cell/>
          <table:table-cell table:formula="of:=LEFT([.A866];5)" office:value-type="string" office:string-value="89954" calcext:value-type="string">
            <text:p>89954</text:p>
          </table:table-cell>
          <table:table-cell table:formula="of:=RIGHT([.A866];5)" office:value-type="string" office:string-value="13284" calcext:value-type="string">
            <text:p>13284</text:p>
          </table:table-cell>
          <table:table-cell office:value-type="string" office:string-value="87918" calcext:value-type="string">
            <text:p>87918</text:p>
          </table:table-cell>
          <table:table-cell office:value-type="string" office:string-value="89542" calcext:value-type="string">
            <text:p>89542</text:p>
          </table:table-cell>
          <table:table-cell table:formula="of:=ABS([.E866]-[.F866])" office:value-type="float" office:value="1624" calcext:value-type="float">
            <text:p>1624</text:p>
          </table:table-cell>
          <table:table-cell table:number-columns-repeated="2"/>
          <table:table-cell table:formula="of:=COUNTIF([.D$2:.D$1001];[.C866])" office:value-type="float" office:value="0" calcext:value-type="float">
            <text:p>0</text:p>
          </table:table-cell>
          <table:table-cell table:formula="of:=[.C866]*[.J8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966 <text:s text:c="2"/>78245</text:p>
          </table:table-cell>
          <table:table-cell/>
          <table:table-cell table:formula="of:=LEFT([.A867];5)" office:value-type="string" office:string-value="76966" calcext:value-type="string">
            <text:p>76966</text:p>
          </table:table-cell>
          <table:table-cell table:formula="of:=RIGHT([.A867];5)" office:value-type="string" office:string-value="78245" calcext:value-type="string">
            <text:p>78245</text:p>
          </table:table-cell>
          <table:table-cell office:value-type="string" office:string-value="88089" calcext:value-type="string">
            <text:p>88089</text:p>
          </table:table-cell>
          <table:table-cell office:value-type="string" office:string-value="89542" calcext:value-type="string">
            <text:p>89542</text:p>
          </table:table-cell>
          <table:table-cell table:formula="of:=ABS([.E867]-[.F867])" office:value-type="float" office:value="1453" calcext:value-type="float">
            <text:p>1453</text:p>
          </table:table-cell>
          <table:table-cell table:number-columns-repeated="2"/>
          <table:table-cell table:formula="of:=COUNTIF([.D$2:.D$1001];[.C867])" office:value-type="float" office:value="0" calcext:value-type="float">
            <text:p>0</text:p>
          </table:table-cell>
          <table:table-cell table:formula="of:=[.C867]*[.J8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756 <text:s text:c="2"/>75144</text:p>
          </table:table-cell>
          <table:table-cell/>
          <table:table-cell table:formula="of:=LEFT([.A868];5)" office:value-type="string" office:string-value="16756" calcext:value-type="string">
            <text:p>16756</text:p>
          </table:table-cell>
          <table:table-cell table:formula="of:=RIGHT([.A868];5)" office:value-type="string" office:string-value="75144" calcext:value-type="string">
            <text:p>75144</text:p>
          </table:table-cell>
          <table:table-cell office:value-type="string" office:string-value="88096" calcext:value-type="string">
            <text:p>88096</text:p>
          </table:table-cell>
          <table:table-cell office:value-type="string" office:string-value="89542" calcext:value-type="string">
            <text:p>89542</text:p>
          </table:table-cell>
          <table:table-cell table:formula="of:=ABS([.E868]-[.F868])" office:value-type="float" office:value="1446" calcext:value-type="float">
            <text:p>1446</text:p>
          </table:table-cell>
          <table:table-cell table:number-columns-repeated="2"/>
          <table:table-cell table:formula="of:=COUNTIF([.D$2:.D$1001];[.C868])" office:value-type="float" office:value="0" calcext:value-type="float">
            <text:p>0</text:p>
          </table:table-cell>
          <table:table-cell table:formula="of:=[.C868]*[.J8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954 <text:s text:c="2"/>13431</text:p>
          </table:table-cell>
          <table:table-cell/>
          <table:table-cell table:formula="of:=LEFT([.A869];5)" office:value-type="string" office:string-value="35954" calcext:value-type="string">
            <text:p>35954</text:p>
          </table:table-cell>
          <table:table-cell table:formula="of:=RIGHT([.A869];5)" office:value-type="string" office:string-value="13431" calcext:value-type="string">
            <text:p>13431</text:p>
          </table:table-cell>
          <table:table-cell office:value-type="string" office:string-value="88128" calcext:value-type="string">
            <text:p>88128</text:p>
          </table:table-cell>
          <table:table-cell office:value-type="string" office:string-value="89542" calcext:value-type="string">
            <text:p>89542</text:p>
          </table:table-cell>
          <table:table-cell table:formula="of:=ABS([.E869]-[.F869])" office:value-type="float" office:value="1414" calcext:value-type="float">
            <text:p>1414</text:p>
          </table:table-cell>
          <table:table-cell table:number-columns-repeated="2"/>
          <table:table-cell table:formula="of:=COUNTIF([.D$2:.D$1001];[.C869])" office:value-type="float" office:value="0" calcext:value-type="float">
            <text:p>0</text:p>
          </table:table-cell>
          <table:table-cell table:formula="of:=[.C869]*[.J8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534 <text:s text:c="2"/>55700</text:p>
          </table:table-cell>
          <table:table-cell/>
          <table:table-cell table:formula="of:=LEFT([.A870];5)" office:value-type="string" office:string-value="41534" calcext:value-type="string">
            <text:p>41534</text:p>
          </table:table-cell>
          <table:table-cell table:formula="of:=RIGHT([.A870];5)" office:value-type="string" office:string-value="55700" calcext:value-type="string">
            <text:p>55700</text:p>
          </table:table-cell>
          <table:table-cell office:value-type="string" office:string-value="88201" calcext:value-type="string">
            <text:p>88201</text:p>
          </table:table-cell>
          <table:table-cell office:value-type="string" office:string-value="89542" calcext:value-type="string">
            <text:p>89542</text:p>
          </table:table-cell>
          <table:table-cell table:formula="of:=ABS([.E870]-[.F870])" office:value-type="float" office:value="1341" calcext:value-type="float">
            <text:p>1341</text:p>
          </table:table-cell>
          <table:table-cell table:number-columns-repeated="2"/>
          <table:table-cell table:formula="of:=COUNTIF([.D$2:.D$1001];[.C870])" office:value-type="float" office:value="0" calcext:value-type="float">
            <text:p>0</text:p>
          </table:table-cell>
          <table:table-cell table:formula="of:=[.C870]*[.J8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625 <text:s text:c="2"/>25112</text:p>
          </table:table-cell>
          <table:table-cell/>
          <table:table-cell table:formula="of:=LEFT([.A871];5)" office:value-type="string" office:string-value="34625" calcext:value-type="string">
            <text:p>34625</text:p>
          </table:table-cell>
          <table:table-cell table:formula="of:=RIGHT([.A871];5)" office:value-type="string" office:string-value="25112" calcext:value-type="string">
            <text:p>25112</text:p>
          </table:table-cell>
          <table:table-cell office:value-type="string" office:string-value="88224" calcext:value-type="string">
            <text:p>88224</text:p>
          </table:table-cell>
          <table:table-cell office:value-type="string" office:string-value="89542" calcext:value-type="string">
            <text:p>89542</text:p>
          </table:table-cell>
          <table:table-cell table:formula="of:=ABS([.E871]-[.F871])" office:value-type="float" office:value="1318" calcext:value-type="float">
            <text:p>1318</text:p>
          </table:table-cell>
          <table:table-cell table:number-columns-repeated="2"/>
          <table:table-cell table:formula="of:=COUNTIF([.D$2:.D$1001];[.C871])" office:value-type="float" office:value="0" calcext:value-type="float">
            <text:p>0</text:p>
          </table:table-cell>
          <table:table-cell table:formula="of:=[.C871]*[.J8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484 <text:s text:c="2"/>27791</text:p>
          </table:table-cell>
          <table:table-cell/>
          <table:table-cell table:formula="of:=LEFT([.A872];5)" office:value-type="string" office:string-value="16484" calcext:value-type="string">
            <text:p>16484</text:p>
          </table:table-cell>
          <table:table-cell table:formula="of:=RIGHT([.A872];5)" office:value-type="string" office:string-value="27791" calcext:value-type="string">
            <text:p>27791</text:p>
          </table:table-cell>
          <table:table-cell office:value-type="string" office:string-value="88333" calcext:value-type="string">
            <text:p>88333</text:p>
          </table:table-cell>
          <table:table-cell office:value-type="string" office:string-value="89542" calcext:value-type="string">
            <text:p>89542</text:p>
          </table:table-cell>
          <table:table-cell table:formula="of:=ABS([.E872]-[.F872])" office:value-type="float" office:value="1209" calcext:value-type="float">
            <text:p>1209</text:p>
          </table:table-cell>
          <table:table-cell table:number-columns-repeated="2"/>
          <table:table-cell table:formula="of:=COUNTIF([.D$2:.D$1001];[.C872])" office:value-type="float" office:value="0" calcext:value-type="float">
            <text:p>0</text:p>
          </table:table-cell>
          <table:table-cell table:formula="of:=[.C872]*[.J8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180 <text:s text:c="2"/>43603</text:p>
          </table:table-cell>
          <table:table-cell/>
          <table:table-cell table:formula="of:=LEFT([.A873];5)" office:value-type="string" office:string-value="13180" calcext:value-type="string">
            <text:p>13180</text:p>
          </table:table-cell>
          <table:table-cell table:formula="of:=RIGHT([.A873];5)" office:value-type="string" office:string-value="43603" calcext:value-type="string">
            <text:p>43603</text:p>
          </table:table-cell>
          <table:table-cell office:value-type="string" office:string-value="88430" calcext:value-type="string">
            <text:p>88430</text:p>
          </table:table-cell>
          <table:table-cell office:value-type="string" office:string-value="89542" calcext:value-type="string">
            <text:p>89542</text:p>
          </table:table-cell>
          <table:table-cell table:formula="of:=ABS([.E873]-[.F873])" office:value-type="float" office:value="1112" calcext:value-type="float">
            <text:p>1112</text:p>
          </table:table-cell>
          <table:table-cell table:number-columns-repeated="2"/>
          <table:table-cell table:formula="of:=COUNTIF([.D$2:.D$1001];[.C873])" office:value-type="float" office:value="0" calcext:value-type="float">
            <text:p>0</text:p>
          </table:table-cell>
          <table:table-cell table:formula="of:=[.C873]*[.J8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476 <text:s text:c="2"/>26272</text:p>
          </table:table-cell>
          <table:table-cell/>
          <table:table-cell table:formula="of:=LEFT([.A874];5)" office:value-type="string" office:string-value="72476" calcext:value-type="string">
            <text:p>72476</text:p>
          </table:table-cell>
          <table:table-cell table:formula="of:=RIGHT([.A874];5)" office:value-type="string" office:string-value="26272" calcext:value-type="string">
            <text:p>26272</text:p>
          </table:table-cell>
          <table:table-cell office:value-type="string" office:string-value="88509" calcext:value-type="string">
            <text:p>88509</text:p>
          </table:table-cell>
          <table:table-cell office:value-type="string" office:string-value="89542" calcext:value-type="string">
            <text:p>89542</text:p>
          </table:table-cell>
          <table:table-cell table:formula="of:=ABS([.E874]-[.F874])" office:value-type="float" office:value="1033" calcext:value-type="float">
            <text:p>1033</text:p>
          </table:table-cell>
          <table:table-cell table:number-columns-repeated="2"/>
          <table:table-cell table:formula="of:=COUNTIF([.D$2:.D$1001];[.C874])" office:value-type="float" office:value="0" calcext:value-type="float">
            <text:p>0</text:p>
          </table:table-cell>
          <table:table-cell table:formula="of:=[.C874]*[.J8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865 <text:s text:c="2"/>44266</text:p>
          </table:table-cell>
          <table:table-cell/>
          <table:table-cell table:formula="of:=LEFT([.A875];5)" office:value-type="string" office:string-value="56865" calcext:value-type="string">
            <text:p>56865</text:p>
          </table:table-cell>
          <table:table-cell table:formula="of:=RIGHT([.A875];5)" office:value-type="string" office:string-value="44266" calcext:value-type="string">
            <text:p>44266</text:p>
          </table:table-cell>
          <table:table-cell office:value-type="string" office:string-value="88625" calcext:value-type="string">
            <text:p>88625</text:p>
          </table:table-cell>
          <table:table-cell office:value-type="string" office:string-value="89542" calcext:value-type="string">
            <text:p>89542</text:p>
          </table:table-cell>
          <table:table-cell table:formula="of:=ABS([.E875]-[.F875])" office:value-type="float" office:value="917" calcext:value-type="float">
            <text:p>917</text:p>
          </table:table-cell>
          <table:table-cell table:number-columns-repeated="2"/>
          <table:table-cell table:formula="of:=COUNTIF([.D$2:.D$1001];[.C875])" office:value-type="float" office:value="0" calcext:value-type="float">
            <text:p>0</text:p>
          </table:table-cell>
          <table:table-cell table:formula="of:=[.C875]*[.J8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214 <text:s text:c="2"/>52239</text:p>
          </table:table-cell>
          <table:table-cell/>
          <table:table-cell table:formula="of:=LEFT([.A876];5)" office:value-type="string" office:string-value="29214" calcext:value-type="string">
            <text:p>29214</text:p>
          </table:table-cell>
          <table:table-cell table:formula="of:=RIGHT([.A876];5)" office:value-type="string" office:string-value="52239" calcext:value-type="string">
            <text:p>52239</text:p>
          </table:table-cell>
          <table:table-cell office:value-type="string" office:string-value="88626" calcext:value-type="string">
            <text:p>88626</text:p>
          </table:table-cell>
          <table:table-cell office:value-type="string" office:string-value="89542" calcext:value-type="string">
            <text:p>89542</text:p>
          </table:table-cell>
          <table:table-cell table:formula="of:=ABS([.E876]-[.F876])" office:value-type="float" office:value="916" calcext:value-type="float">
            <text:p>916</text:p>
          </table:table-cell>
          <table:table-cell table:number-columns-repeated="2"/>
          <table:table-cell table:formula="of:=COUNTIF([.D$2:.D$1001];[.C876])" office:value-type="float" office:value="0" calcext:value-type="float">
            <text:p>0</text:p>
          </table:table-cell>
          <table:table-cell table:formula="of:=[.C876]*[.J8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021 <text:s text:c="2"/>13137</text:p>
          </table:table-cell>
          <table:table-cell/>
          <table:table-cell table:formula="of:=LEFT([.A877];5)" office:value-type="string" office:string-value="48021" calcext:value-type="string">
            <text:p>48021</text:p>
          </table:table-cell>
          <table:table-cell table:formula="of:=RIGHT([.A877];5)" office:value-type="string" office:string-value="13137" calcext:value-type="string">
            <text:p>13137</text:p>
          </table:table-cell>
          <table:table-cell office:value-type="string" office:string-value="88684" calcext:value-type="string">
            <text:p>88684</text:p>
          </table:table-cell>
          <table:table-cell office:value-type="string" office:string-value="89542" calcext:value-type="string">
            <text:p>89542</text:p>
          </table:table-cell>
          <table:table-cell table:formula="of:=ABS([.E877]-[.F877])" office:value-type="float" office:value="858" calcext:value-type="float">
            <text:p>858</text:p>
          </table:table-cell>
          <table:table-cell table:number-columns-repeated="2"/>
          <table:table-cell table:formula="of:=COUNTIF([.D$2:.D$1001];[.C877])" office:value-type="float" office:value="0" calcext:value-type="float">
            <text:p>0</text:p>
          </table:table-cell>
          <table:table-cell table:formula="of:=[.C877]*[.J8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5762 <text:s text:c="2"/>56515</text:p>
          </table:table-cell>
          <table:table-cell/>
          <table:table-cell table:formula="of:=LEFT([.A878];5)" office:value-type="string" office:string-value="85762" calcext:value-type="string">
            <text:p>85762</text:p>
          </table:table-cell>
          <table:table-cell table:formula="of:=RIGHT([.A878];5)" office:value-type="string" office:string-value="56515" calcext:value-type="string">
            <text:p>56515</text:p>
          </table:table-cell>
          <table:table-cell office:value-type="string" office:string-value="88843" calcext:value-type="string">
            <text:p>88843</text:p>
          </table:table-cell>
          <table:table-cell office:value-type="string" office:string-value="89542" calcext:value-type="string">
            <text:p>89542</text:p>
          </table:table-cell>
          <table:table-cell table:formula="of:=ABS([.E878]-[.F878])" office:value-type="float" office:value="699" calcext:value-type="float">
            <text:p>699</text:p>
          </table:table-cell>
          <table:table-cell table:number-columns-repeated="2"/>
          <table:table-cell table:formula="of:=COUNTIF([.D$2:.D$1001];[.C878])" office:value-type="float" office:value="0" calcext:value-type="float">
            <text:p>0</text:p>
          </table:table-cell>
          <table:table-cell table:formula="of:=[.C878]*[.J8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530 <text:s text:c="2"/>14094</text:p>
          </table:table-cell>
          <table:table-cell/>
          <table:table-cell table:formula="of:=LEFT([.A879];5)" office:value-type="string" office:string-value="11530" calcext:value-type="string">
            <text:p>11530</text:p>
          </table:table-cell>
          <table:table-cell table:formula="of:=RIGHT([.A879];5)" office:value-type="string" office:string-value="14094" calcext:value-type="string">
            <text:p>14094</text:p>
          </table:table-cell>
          <table:table-cell office:value-type="string" office:string-value="88992" calcext:value-type="string">
            <text:p>88992</text:p>
          </table:table-cell>
          <table:table-cell office:value-type="string" office:string-value="89542" calcext:value-type="string">
            <text:p>89542</text:p>
          </table:table-cell>
          <table:table-cell table:formula="of:=ABS([.E879]-[.F879])" office:value-type="float" office:value="550" calcext:value-type="float">
            <text:p>550</text:p>
          </table:table-cell>
          <table:table-cell table:number-columns-repeated="2"/>
          <table:table-cell table:formula="of:=COUNTIF([.D$2:.D$1001];[.C879])" office:value-type="float" office:value="0" calcext:value-type="float">
            <text:p>0</text:p>
          </table:table-cell>
          <table:table-cell table:formula="of:=[.C879]*[.J8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191 <text:s text:c="2"/>46867</text:p>
          </table:table-cell>
          <table:table-cell/>
          <table:table-cell table:formula="of:=LEFT([.A880];5)" office:value-type="string" office:string-value="25191" calcext:value-type="string">
            <text:p>25191</text:p>
          </table:table-cell>
          <table:table-cell table:formula="of:=RIGHT([.A880];5)" office:value-type="string" office:string-value="46867" calcext:value-type="string">
            <text:p>46867</text:p>
          </table:table-cell>
          <table:table-cell office:value-type="string" office:string-value="89315" calcext:value-type="string">
            <text:p>89315</text:p>
          </table:table-cell>
          <table:table-cell office:value-type="string" office:string-value="90132" calcext:value-type="string">
            <text:p>90132</text:p>
          </table:table-cell>
          <table:table-cell table:formula="of:=ABS([.E880]-[.F880])" office:value-type="float" office:value="817" calcext:value-type="float">
            <text:p>817</text:p>
          </table:table-cell>
          <table:table-cell table:number-columns-repeated="2"/>
          <table:table-cell table:formula="of:=COUNTIF([.D$2:.D$1001];[.C880])" office:value-type="float" office:value="0" calcext:value-type="float">
            <text:p>0</text:p>
          </table:table-cell>
          <table:table-cell table:formula="of:=[.C880]*[.J8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256 <text:s text:c="2"/>27805</text:p>
          </table:table-cell>
          <table:table-cell/>
          <table:table-cell table:formula="of:=LEFT([.A881];5)" office:value-type="string" office:string-value="40256" calcext:value-type="string">
            <text:p>40256</text:p>
          </table:table-cell>
          <table:table-cell table:formula="of:=RIGHT([.A881];5)" office:value-type="string" office:string-value="27805" calcext:value-type="string">
            <text:p>27805</text:p>
          </table:table-cell>
          <table:table-cell office:value-type="string" office:string-value="89542" calcext:value-type="string">
            <text:p>89542</text:p>
          </table:table-cell>
          <table:table-cell office:value-type="string" office:string-value="90132" calcext:value-type="string">
            <text:p>90132</text:p>
          </table:table-cell>
          <table:table-cell table:formula="of:=ABS([.E881]-[.F881])" office:value-type="float" office:value="590" calcext:value-type="float">
            <text:p>590</text:p>
          </table:table-cell>
          <table:table-cell table:number-columns-repeated="2"/>
          <table:table-cell table:formula="of:=COUNTIF([.D$2:.D$1001];[.C881])" office:value-type="float" office:value="0" calcext:value-type="float">
            <text:p>0</text:p>
          </table:table-cell>
          <table:table-cell table:formula="of:=[.C881]*[.J8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2575 <text:s text:c="2"/>35753</text:p>
          </table:table-cell>
          <table:table-cell/>
          <table:table-cell table:formula="of:=LEFT([.A882];5)" office:value-type="string" office:string-value="42575" calcext:value-type="string">
            <text:p>42575</text:p>
          </table:table-cell>
          <table:table-cell table:formula="of:=RIGHT([.A882];5)" office:value-type="string" office:string-value="35753" calcext:value-type="string">
            <text:p>35753</text:p>
          </table:table-cell>
          <table:table-cell office:value-type="string" office:string-value="89689" calcext:value-type="string">
            <text:p>89689</text:p>
          </table:table-cell>
          <table:table-cell office:value-type="string" office:string-value="90132" calcext:value-type="string">
            <text:p>90132</text:p>
          </table:table-cell>
          <table:table-cell table:formula="of:=ABS([.E882]-[.F882])" office:value-type="float" office:value="443" calcext:value-type="float">
            <text:p>443</text:p>
          </table:table-cell>
          <table:table-cell table:number-columns-repeated="2"/>
          <table:table-cell table:formula="of:=COUNTIF([.D$2:.D$1001];[.C882])" office:value-type="float" office:value="0" calcext:value-type="float">
            <text:p>0</text:p>
          </table:table-cell>
          <table:table-cell table:formula="of:=[.C882]*[.J8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015 <text:s text:c="2"/>89542</text:p>
          </table:table-cell>
          <table:table-cell/>
          <table:table-cell table:formula="of:=LEFT([.A883];5)" office:value-type="string" office:string-value="78015" calcext:value-type="string">
            <text:p>78015</text:p>
          </table:table-cell>
          <table:table-cell table:formula="of:=RIGHT([.A883];5)" office:value-type="string" office:string-value="89542" calcext:value-type="string">
            <text:p>89542</text:p>
          </table:table-cell>
          <table:table-cell office:value-type="string" office:string-value="89908" calcext:value-type="string">
            <text:p>89908</text:p>
          </table:table-cell>
          <table:table-cell office:value-type="string" office:string-value="90132" calcext:value-type="string">
            <text:p>90132</text:p>
          </table:table-cell>
          <table:table-cell table:formula="of:=ABS([.E883]-[.F883])" office:value-type="float" office:value="224" calcext:value-type="float">
            <text:p>224</text:p>
          </table:table-cell>
          <table:table-cell table:number-columns-repeated="2"/>
          <table:table-cell table:formula="of:=COUNTIF([.D$2:.D$1001];[.C883])" office:value-type="float" office:value="0" calcext:value-type="float">
            <text:p>0</text:p>
          </table:table-cell>
          <table:table-cell table:formula="of:=[.C883]*[.J8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395 <text:s text:c="2"/>36014</text:p>
          </table:table-cell>
          <table:table-cell/>
          <table:table-cell table:formula="of:=LEFT([.A884];5)" office:value-type="string" office:string-value="79395" calcext:value-type="string">
            <text:p>79395</text:p>
          </table:table-cell>
          <table:table-cell table:formula="of:=RIGHT([.A884];5)" office:value-type="string" office:string-value="36014" calcext:value-type="string">
            <text:p>36014</text:p>
          </table:table-cell>
          <table:table-cell office:value-type="string" office:string-value="89954" calcext:value-type="string">
            <text:p>89954</text:p>
          </table:table-cell>
          <table:table-cell office:value-type="string" office:string-value="90132" calcext:value-type="string">
            <text:p>90132</text:p>
          </table:table-cell>
          <table:table-cell table:formula="of:=ABS([.E884]-[.F884])" office:value-type="float" office:value="178" calcext:value-type="float">
            <text:p>178</text:p>
          </table:table-cell>
          <table:table-cell table:number-columns-repeated="2"/>
          <table:table-cell table:formula="of:=COUNTIF([.D$2:.D$1001];[.C884])" office:value-type="float" office:value="0" calcext:value-type="float">
            <text:p>0</text:p>
          </table:table-cell>
          <table:table-cell table:formula="of:=[.C884]*[.J8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976 <text:s text:c="2"/>60848</text:p>
          </table:table-cell>
          <table:table-cell/>
          <table:table-cell table:formula="of:=LEFT([.A885];5)" office:value-type="string" office:string-value="51976" calcext:value-type="string">
            <text:p>51976</text:p>
          </table:table-cell>
          <table:table-cell table:formula="of:=RIGHT([.A885];5)" office:value-type="string" office:string-value="60848" calcext:value-type="string">
            <text:p>60848</text:p>
          </table:table-cell>
          <table:table-cell office:value-type="string" office:string-value="90132" calcext:value-type="string">
            <text:p>90132</text:p>
          </table:table-cell>
          <table:table-cell office:value-type="string" office:string-value="90132" calcext:value-type="string">
            <text:p>90132</text:p>
          </table:table-cell>
          <table:table-cell table:formula="of:=ABS([.E885]-[.F885])" office:value-type="float" office:value="0" calcext:value-type="float">
            <text:p>0</text:p>
          </table:table-cell>
          <table:table-cell table:number-columns-repeated="2"/>
          <table:table-cell table:formula="of:=COUNTIF([.D$2:.D$1001];[.C885])" office:value-type="float" office:value="0" calcext:value-type="float">
            <text:p>0</text:p>
          </table:table-cell>
          <table:table-cell table:formula="of:=[.C885]*[.J8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540 <text:s text:c="2"/>78975</text:p>
          </table:table-cell>
          <table:table-cell/>
          <table:table-cell table:formula="of:=LEFT([.A886];5)" office:value-type="string" office:string-value="91540" calcext:value-type="string">
            <text:p>91540</text:p>
          </table:table-cell>
          <table:table-cell table:formula="of:=RIGHT([.A886];5)" office:value-type="string" office:string-value="78975" calcext:value-type="string">
            <text:p>78975</text:p>
          </table:table-cell>
          <table:table-cell office:value-type="string" office:string-value="90143" calcext:value-type="string">
            <text:p>90143</text:p>
          </table:table-cell>
          <table:table-cell office:value-type="string" office:string-value="90132" calcext:value-type="string">
            <text:p>90132</text:p>
          </table:table-cell>
          <table:table-cell table:formula="of:=ABS([.E886]-[.F886])" office:value-type="float" office:value="11" calcext:value-type="float">
            <text:p>11</text:p>
          </table:table-cell>
          <table:table-cell table:number-columns-repeated="2"/>
          <table:table-cell table:formula="of:=COUNTIF([.D$2:.D$1001];[.C886])" office:value-type="float" office:value="0" calcext:value-type="float">
            <text:p>0</text:p>
          </table:table-cell>
          <table:table-cell table:formula="of:=[.C886]*[.J8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438 <text:s text:c="2"/>29681</text:p>
          </table:table-cell>
          <table:table-cell/>
          <table:table-cell table:formula="of:=LEFT([.A887];5)" office:value-type="string" office:string-value="15438" calcext:value-type="string">
            <text:p>15438</text:p>
          </table:table-cell>
          <table:table-cell table:formula="of:=RIGHT([.A887];5)" office:value-type="string" office:string-value="29681" calcext:value-type="string">
            <text:p>29681</text:p>
          </table:table-cell>
          <table:table-cell office:value-type="string" office:string-value="90150" calcext:value-type="string">
            <text:p>90150</text:p>
          </table:table-cell>
          <table:table-cell office:value-type="string" office:string-value="90132" calcext:value-type="string">
            <text:p>90132</text:p>
          </table:table-cell>
          <table:table-cell table:formula="of:=ABS([.E887]-[.F887])" office:value-type="float" office:value="18" calcext:value-type="float">
            <text:p>18</text:p>
          </table:table-cell>
          <table:table-cell table:number-columns-repeated="2"/>
          <table:table-cell table:formula="of:=COUNTIF([.D$2:.D$1001];[.C887])" office:value-type="float" office:value="0" calcext:value-type="float">
            <text:p>0</text:p>
          </table:table-cell>
          <table:table-cell table:formula="of:=[.C887]*[.J8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498 <text:s text:c="2"/>13575</text:p>
          </table:table-cell>
          <table:table-cell/>
          <table:table-cell table:formula="of:=LEFT([.A888];5)" office:value-type="string" office:string-value="83498" calcext:value-type="string">
            <text:p>83498</text:p>
          </table:table-cell>
          <table:table-cell table:formula="of:=RIGHT([.A888];5)" office:value-type="string" office:string-value="13575" calcext:value-type="string">
            <text:p>13575</text:p>
          </table:table-cell>
          <table:table-cell office:value-type="string" office:string-value="90197" calcext:value-type="string">
            <text:p>90197</text:p>
          </table:table-cell>
          <table:table-cell office:value-type="string" office:string-value="90132" calcext:value-type="string">
            <text:p>90132</text:p>
          </table:table-cell>
          <table:table-cell table:formula="of:=ABS([.E888]-[.F888])" office:value-type="float" office:value="65" calcext:value-type="float">
            <text:p>65</text:p>
          </table:table-cell>
          <table:table-cell table:number-columns-repeated="2"/>
          <table:table-cell table:formula="of:=COUNTIF([.D$2:.D$1001];[.C888])" office:value-type="float" office:value="0" calcext:value-type="float">
            <text:p>0</text:p>
          </table:table-cell>
          <table:table-cell table:formula="of:=[.C888]*[.J8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566 <text:s text:c="2"/>28673</text:p>
          </table:table-cell>
          <table:table-cell/>
          <table:table-cell table:formula="of:=LEFT([.A889];5)" office:value-type="string" office:string-value="70566" calcext:value-type="string">
            <text:p>70566</text:p>
          </table:table-cell>
          <table:table-cell table:formula="of:=RIGHT([.A889];5)" office:value-type="string" office:string-value="28673" calcext:value-type="string">
            <text:p>28673</text:p>
          </table:table-cell>
          <table:table-cell office:value-type="string" office:string-value="90318" calcext:value-type="string">
            <text:p>90318</text:p>
          </table:table-cell>
          <table:table-cell office:value-type="string" office:string-value="90132" calcext:value-type="string">
            <text:p>90132</text:p>
          </table:table-cell>
          <table:table-cell table:formula="of:=ABS([.E889]-[.F889])" office:value-type="float" office:value="186" calcext:value-type="float">
            <text:p>186</text:p>
          </table:table-cell>
          <table:table-cell table:number-columns-repeated="2"/>
          <table:table-cell table:formula="of:=COUNTIF([.D$2:.D$1001];[.C889])" office:value-type="float" office:value="0" calcext:value-type="float">
            <text:p>0</text:p>
          </table:table-cell>
          <table:table-cell table:formula="of:=[.C889]*[.J8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791 <text:s text:c="2"/>46293</text:p>
          </table:table-cell>
          <table:table-cell/>
          <table:table-cell table:formula="of:=LEFT([.A890];5)" office:value-type="string" office:string-value="78791" calcext:value-type="string">
            <text:p>78791</text:p>
          </table:table-cell>
          <table:table-cell table:formula="of:=RIGHT([.A890];5)" office:value-type="string" office:string-value="46293" calcext:value-type="string">
            <text:p>46293</text:p>
          </table:table-cell>
          <table:table-cell office:value-type="string" office:string-value="90326" calcext:value-type="string">
            <text:p>90326</text:p>
          </table:table-cell>
          <table:table-cell office:value-type="string" office:string-value="90132" calcext:value-type="string">
            <text:p>90132</text:p>
          </table:table-cell>
          <table:table-cell table:formula="of:=ABS([.E890]-[.F890])" office:value-type="float" office:value="194" calcext:value-type="float">
            <text:p>194</text:p>
          </table:table-cell>
          <table:table-cell table:number-columns-repeated="2"/>
          <table:table-cell table:formula="of:=COUNTIF([.D$2:.D$1001];[.C890])" office:value-type="float" office:value="0" calcext:value-type="float">
            <text:p>0</text:p>
          </table:table-cell>
          <table:table-cell table:formula="of:=[.C890]*[.J8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988 <text:s text:c="2"/>46249</text:p>
          </table:table-cell>
          <table:table-cell/>
          <table:table-cell table:formula="of:=LEFT([.A891];5)" office:value-type="string" office:string-value="40988" calcext:value-type="string">
            <text:p>40988</text:p>
          </table:table-cell>
          <table:table-cell table:formula="of:=RIGHT([.A891];5)" office:value-type="string" office:string-value="46249" calcext:value-type="string">
            <text:p>46249</text:p>
          </table:table-cell>
          <table:table-cell office:value-type="string" office:string-value="90430" calcext:value-type="string">
            <text:p>90430</text:p>
          </table:table-cell>
          <table:table-cell office:value-type="string" office:string-value="90132" calcext:value-type="string">
            <text:p>90132</text:p>
          </table:table-cell>
          <table:table-cell table:formula="of:=ABS([.E891]-[.F891])" office:value-type="float" office:value="298" calcext:value-type="float">
            <text:p>298</text:p>
          </table:table-cell>
          <table:table-cell table:number-columns-repeated="2"/>
          <table:table-cell table:formula="of:=COUNTIF([.D$2:.D$1001];[.C891])" office:value-type="float" office:value="0" calcext:value-type="float">
            <text:p>0</text:p>
          </table:table-cell>
          <table:table-cell table:formula="of:=[.C891]*[.J8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968 <text:s text:c="2"/>15198</text:p>
          </table:table-cell>
          <table:table-cell/>
          <table:table-cell table:formula="of:=LEFT([.A892];5)" office:value-type="string" office:string-value="84968" calcext:value-type="string">
            <text:p>84968</text:p>
          </table:table-cell>
          <table:table-cell table:formula="of:=RIGHT([.A892];5)" office:value-type="string" office:string-value="15198" calcext:value-type="string">
            <text:p>15198</text:p>
          </table:table-cell>
          <table:table-cell office:value-type="string" office:string-value="90443" calcext:value-type="string">
            <text:p>90443</text:p>
          </table:table-cell>
          <table:table-cell office:value-type="string" office:string-value="90132" calcext:value-type="string">
            <text:p>90132</text:p>
          </table:table-cell>
          <table:table-cell table:formula="of:=ABS([.E892]-[.F892])" office:value-type="float" office:value="311" calcext:value-type="float">
            <text:p>311</text:p>
          </table:table-cell>
          <table:table-cell table:number-columns-repeated="2"/>
          <table:table-cell table:formula="of:=COUNTIF([.D$2:.D$1001];[.C892])" office:value-type="float" office:value="0" calcext:value-type="float">
            <text:p>0</text:p>
          </table:table-cell>
          <table:table-cell table:formula="of:=[.C892]*[.J8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950 <text:s text:c="2"/>51470</text:p>
          </table:table-cell>
          <table:table-cell/>
          <table:table-cell table:formula="of:=LEFT([.A893];5)" office:value-type="string" office:string-value="12950" calcext:value-type="string">
            <text:p>12950</text:p>
          </table:table-cell>
          <table:table-cell table:formula="of:=RIGHT([.A893];5)" office:value-type="string" office:string-value="51470" calcext:value-type="string">
            <text:p>51470</text:p>
          </table:table-cell>
          <table:table-cell office:value-type="string" office:string-value="90544" calcext:value-type="string">
            <text:p>90544</text:p>
          </table:table-cell>
          <table:table-cell office:value-type="string" office:string-value="90159" calcext:value-type="string">
            <text:p>90159</text:p>
          </table:table-cell>
          <table:table-cell table:formula="of:=ABS([.E893]-[.F893])" office:value-type="float" office:value="385" calcext:value-type="float">
            <text:p>385</text:p>
          </table:table-cell>
          <table:table-cell table:number-columns-repeated="2"/>
          <table:table-cell table:formula="of:=COUNTIF([.D$2:.D$1001];[.C893])" office:value-type="float" office:value="0" calcext:value-type="float">
            <text:p>0</text:p>
          </table:table-cell>
          <table:table-cell table:formula="of:=[.C893]*[.J8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049 <text:s text:c="2"/>40408</text:p>
          </table:table-cell>
          <table:table-cell/>
          <table:table-cell table:formula="of:=LEFT([.A894];5)" office:value-type="string" office:string-value="43049" calcext:value-type="string">
            <text:p>43049</text:p>
          </table:table-cell>
          <table:table-cell table:formula="of:=RIGHT([.A894];5)" office:value-type="string" office:string-value="40408" calcext:value-type="string">
            <text:p>40408</text:p>
          </table:table-cell>
          <table:table-cell office:value-type="string" office:string-value="90703" calcext:value-type="string">
            <text:p>90703</text:p>
          </table:table-cell>
          <table:table-cell office:value-type="string" office:string-value="90199" calcext:value-type="string">
            <text:p>90199</text:p>
          </table:table-cell>
          <table:table-cell table:formula="of:=ABS([.E894]-[.F894])" office:value-type="float" office:value="504" calcext:value-type="float">
            <text:p>504</text:p>
          </table:table-cell>
          <table:table-cell table:number-columns-repeated="2"/>
          <table:table-cell table:formula="of:=COUNTIF([.D$2:.D$1001];[.C894])" office:value-type="float" office:value="0" calcext:value-type="float">
            <text:p>0</text:p>
          </table:table-cell>
          <table:table-cell table:formula="of:=[.C894]*[.J8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441 <text:s text:c="2"/>17880</text:p>
          </table:table-cell>
          <table:table-cell/>
          <table:table-cell table:formula="of:=LEFT([.A895];5)" office:value-type="string" office:string-value="29441" calcext:value-type="string">
            <text:p>29441</text:p>
          </table:table-cell>
          <table:table-cell table:formula="of:=RIGHT([.A895];5)" office:value-type="string" office:string-value="17880" calcext:value-type="string">
            <text:p>17880</text:p>
          </table:table-cell>
          <table:table-cell office:value-type="string" office:string-value="90738" calcext:value-type="string">
            <text:p>90738</text:p>
          </table:table-cell>
          <table:table-cell office:value-type="string" office:string-value="90492" calcext:value-type="string">
            <text:p>90492</text:p>
          </table:table-cell>
          <table:table-cell table:formula="of:=ABS([.E895]-[.F895])" office:value-type="float" office:value="246" calcext:value-type="float">
            <text:p>246</text:p>
          </table:table-cell>
          <table:table-cell table:number-columns-repeated="2"/>
          <table:table-cell table:formula="of:=COUNTIF([.D$2:.D$1001];[.C895])" office:value-type="float" office:value="0" calcext:value-type="float">
            <text:p>0</text:p>
          </table:table-cell>
          <table:table-cell table:formula="of:=[.C895]*[.J8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283 <text:s text:c="2"/>29681</text:p>
          </table:table-cell>
          <table:table-cell/>
          <table:table-cell table:formula="of:=LEFT([.A896];5)" office:value-type="string" office:string-value="33283" calcext:value-type="string">
            <text:p>33283</text:p>
          </table:table-cell>
          <table:table-cell table:formula="of:=RIGHT([.A896];5)" office:value-type="string" office:string-value="29681" calcext:value-type="string">
            <text:p>29681</text:p>
          </table:table-cell>
          <table:table-cell office:value-type="string" office:string-value="90991" calcext:value-type="string">
            <text:p>90991</text:p>
          </table:table-cell>
          <table:table-cell office:value-type="string" office:string-value="90810" calcext:value-type="string">
            <text:p>90810</text:p>
          </table:table-cell>
          <table:table-cell table:formula="of:=ABS([.E896]-[.F896])" office:value-type="float" office:value="181" calcext:value-type="float">
            <text:p>181</text:p>
          </table:table-cell>
          <table:table-cell table:number-columns-repeated="2"/>
          <table:table-cell table:formula="of:=COUNTIF([.D$2:.D$1001];[.C896])" office:value-type="float" office:value="0" calcext:value-type="float">
            <text:p>0</text:p>
          </table:table-cell>
          <table:table-cell table:formula="of:=[.C896]*[.J8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021 <text:s text:c="2"/>77019</text:p>
          </table:table-cell>
          <table:table-cell/>
          <table:table-cell table:formula="of:=LEFT([.A897];5)" office:value-type="string" office:string-value="45021" calcext:value-type="string">
            <text:p>45021</text:p>
          </table:table-cell>
          <table:table-cell table:formula="of:=RIGHT([.A897];5)" office:value-type="string" office:string-value="77019" calcext:value-type="string">
            <text:p>77019</text:p>
          </table:table-cell>
          <table:table-cell office:value-type="string" office:string-value="91078" calcext:value-type="string">
            <text:p>91078</text:p>
          </table:table-cell>
          <table:table-cell office:value-type="string" office:string-value="90825" calcext:value-type="string">
            <text:p>90825</text:p>
          </table:table-cell>
          <table:table-cell table:formula="of:=ABS([.E897]-[.F897])" office:value-type="float" office:value="253" calcext:value-type="float">
            <text:p>253</text:p>
          </table:table-cell>
          <table:table-cell table:number-columns-repeated="2"/>
          <table:table-cell table:formula="of:=COUNTIF([.D$2:.D$1001];[.C897])" office:value-type="float" office:value="0" calcext:value-type="float">
            <text:p>0</text:p>
          </table:table-cell>
          <table:table-cell table:formula="of:=[.C897]*[.J8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403 <text:s text:c="2"/>60496</text:p>
          </table:table-cell>
          <table:table-cell/>
          <table:table-cell table:formula="of:=LEFT([.A898];5)" office:value-type="string" office:string-value="19403" calcext:value-type="string">
            <text:p>19403</text:p>
          </table:table-cell>
          <table:table-cell table:formula="of:=RIGHT([.A898];5)" office:value-type="string" office:string-value="60496" calcext:value-type="string">
            <text:p>60496</text:p>
          </table:table-cell>
          <table:table-cell office:value-type="string" office:string-value="91215" calcext:value-type="string">
            <text:p>91215</text:p>
          </table:table-cell>
          <table:table-cell office:value-type="string" office:string-value="91182" calcext:value-type="string">
            <text:p>91182</text:p>
          </table:table-cell>
          <table:table-cell table:formula="of:=ABS([.E898]-[.F898])" office:value-type="float" office:value="33" calcext:value-type="float">
            <text:p>33</text:p>
          </table:table-cell>
          <table:table-cell table:number-columns-repeated="2"/>
          <table:table-cell table:formula="of:=COUNTIF([.D$2:.D$1001];[.C898])" office:value-type="float" office:value="0" calcext:value-type="float">
            <text:p>0</text:p>
          </table:table-cell>
          <table:table-cell table:formula="of:=[.C898]*[.J8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671 <text:s text:c="2"/>13897</text:p>
          </table:table-cell>
          <table:table-cell/>
          <table:table-cell table:formula="of:=LEFT([.A899];5)" office:value-type="string" office:string-value="37671" calcext:value-type="string">
            <text:p>37671</text:p>
          </table:table-cell>
          <table:table-cell table:formula="of:=RIGHT([.A899];5)" office:value-type="string" office:string-value="13897" calcext:value-type="string">
            <text:p>13897</text:p>
          </table:table-cell>
          <table:table-cell office:value-type="string" office:string-value="91264" calcext:value-type="string">
            <text:p>91264</text:p>
          </table:table-cell>
          <table:table-cell office:value-type="string" office:string-value="91184" calcext:value-type="string">
            <text:p>91184</text:p>
          </table:table-cell>
          <table:table-cell table:formula="of:=ABS([.E899]-[.F899])" office:value-type="float" office:value="80" calcext:value-type="float">
            <text:p>80</text:p>
          </table:table-cell>
          <table:table-cell table:number-columns-repeated="2"/>
          <table:table-cell table:formula="of:=COUNTIF([.D$2:.D$1001];[.C899])" office:value-type="float" office:value="0" calcext:value-type="float">
            <text:p>0</text:p>
          </table:table-cell>
          <table:table-cell table:formula="of:=[.C899]*[.J8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800 <text:s text:c="2"/>46293</text:p>
          </table:table-cell>
          <table:table-cell/>
          <table:table-cell table:formula="of:=LEFT([.A900];5)" office:value-type="string" office:string-value="52800" calcext:value-type="string">
            <text:p>52800</text:p>
          </table:table-cell>
          <table:table-cell table:formula="of:=RIGHT([.A900];5)" office:value-type="string" office:string-value="46293" calcext:value-type="string">
            <text:p>46293</text:p>
          </table:table-cell>
          <table:table-cell office:value-type="string" office:string-value="91304" calcext:value-type="string">
            <text:p>91304</text:p>
          </table:table-cell>
          <table:table-cell office:value-type="string" office:string-value="91257" calcext:value-type="string">
            <text:p>91257</text:p>
          </table:table-cell>
          <table:table-cell table:formula="of:=ABS([.E900]-[.F900])" office:value-type="float" office:value="47" calcext:value-type="float">
            <text:p>47</text:p>
          </table:table-cell>
          <table:table-cell table:number-columns-repeated="2"/>
          <table:table-cell table:formula="of:=COUNTIF([.D$2:.D$1001];[.C900])" office:value-type="float" office:value="0" calcext:value-type="float">
            <text:p>0</text:p>
          </table:table-cell>
          <table:table-cell table:formula="of:=[.C900]*[.J9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255 <text:s text:c="2"/>73346</text:p>
          </table:table-cell>
          <table:table-cell/>
          <table:table-cell table:formula="of:=LEFT([.A901];5)" office:value-type="string" office:string-value="65255" calcext:value-type="string">
            <text:p>65255</text:p>
          </table:table-cell>
          <table:table-cell table:formula="of:=RIGHT([.A901];5)" office:value-type="string" office:string-value="73346" calcext:value-type="string">
            <text:p>73346</text:p>
          </table:table-cell>
          <table:table-cell office:value-type="string" office:string-value="91310" calcext:value-type="string">
            <text:p>91310</text:p>
          </table:table-cell>
          <table:table-cell office:value-type="string" office:string-value="91359" calcext:value-type="string">
            <text:p>91359</text:p>
          </table:table-cell>
          <table:table-cell table:formula="of:=ABS([.E901]-[.F901])" office:value-type="float" office:value="49" calcext:value-type="float">
            <text:p>49</text:p>
          </table:table-cell>
          <table:table-cell table:number-columns-repeated="2"/>
          <table:table-cell table:formula="of:=COUNTIF([.D$2:.D$1001];[.C901])" office:value-type="float" office:value="14" calcext:value-type="float">
            <text:p>14</text:p>
          </table:table-cell>
          <table:table-cell table:formula="of:=[.C901]*[.J901]" office:value-type="float" office:value="913570" calcext:value-type="float">
            <text:p>913570</text:p>
          </table:table-cell>
          <table:table-cell/>
        </table:table-row>
        <table:table-row table:style-name="ro1">
          <table:table-cell office:value-type="string" calcext:value-type="string">
            <text:p>19007 <text:s text:c="2"/>78906</text:p>
          </table:table-cell>
          <table:table-cell/>
          <table:table-cell table:formula="of:=LEFT([.A902];5)" office:value-type="string" office:string-value="19007" calcext:value-type="string">
            <text:p>19007</text:p>
          </table:table-cell>
          <table:table-cell table:formula="of:=RIGHT([.A902];5)" office:value-type="string" office:string-value="78906" calcext:value-type="string">
            <text:p>78906</text:p>
          </table:table-cell>
          <table:table-cell office:value-type="string" office:string-value="91359" calcext:value-type="string">
            <text:p>91359</text:p>
          </table:table-cell>
          <table:table-cell office:value-type="string" office:string-value="91359" calcext:value-type="string">
            <text:p>91359</text:p>
          </table:table-cell>
          <table:table-cell table:formula="of:=ABS([.E902]-[.F902])" office:value-type="float" office:value="0" calcext:value-type="float">
            <text:p>0</text:p>
          </table:table-cell>
          <table:table-cell table:number-columns-repeated="2"/>
          <table:table-cell table:formula="of:=COUNTIF([.D$2:.D$1001];[.C902])" office:value-type="float" office:value="0" calcext:value-type="float">
            <text:p>0</text:p>
          </table:table-cell>
          <table:table-cell table:formula="of:=[.C902]*[.J9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1032 <text:s text:c="2"/>95399</text:p>
          </table:table-cell>
          <table:table-cell/>
          <table:table-cell table:formula="of:=LEFT([.A903];5)" office:value-type="string" office:string-value="61032" calcext:value-type="string">
            <text:p>61032</text:p>
          </table:table-cell>
          <table:table-cell table:formula="of:=RIGHT([.A903];5)" office:value-type="string" office:string-value="95399" calcext:value-type="string">
            <text:p>95399</text:p>
          </table:table-cell>
          <table:table-cell office:value-type="string" office:string-value="91491" calcext:value-type="string">
            <text:p>91491</text:p>
          </table:table-cell>
          <table:table-cell office:value-type="string" office:string-value="91359" calcext:value-type="string">
            <text:p>91359</text:p>
          </table:table-cell>
          <table:table-cell table:formula="of:=ABS([.E903]-[.F903])" office:value-type="float" office:value="132" calcext:value-type="float">
            <text:p>132</text:p>
          </table:table-cell>
          <table:table-cell table:number-columns-repeated="2"/>
          <table:table-cell table:formula="of:=COUNTIF([.D$2:.D$1001];[.C903])" office:value-type="float" office:value="0" calcext:value-type="float">
            <text:p>0</text:p>
          </table:table-cell>
          <table:table-cell table:formula="of:=[.C903]*[.J9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062 <text:s text:c="2"/>99758</text:p>
          </table:table-cell>
          <table:table-cell/>
          <table:table-cell table:formula="of:=LEFT([.A904];5)" office:value-type="string" office:string-value="41062" calcext:value-type="string">
            <text:p>41062</text:p>
          </table:table-cell>
          <table:table-cell table:formula="of:=RIGHT([.A904];5)" office:value-type="string" office:string-value="99758" calcext:value-type="string">
            <text:p>99758</text:p>
          </table:table-cell>
          <table:table-cell office:value-type="string" office:string-value="91540" calcext:value-type="string">
            <text:p>91540</text:p>
          </table:table-cell>
          <table:table-cell office:value-type="string" office:string-value="91359" calcext:value-type="string">
            <text:p>91359</text:p>
          </table:table-cell>
          <table:table-cell table:formula="of:=ABS([.E904]-[.F904])" office:value-type="float" office:value="181" calcext:value-type="float">
            <text:p>181</text:p>
          </table:table-cell>
          <table:table-cell table:number-columns-repeated="2"/>
          <table:table-cell table:formula="of:=COUNTIF([.D$2:.D$1001];[.C904])" office:value-type="float" office:value="0" calcext:value-type="float">
            <text:p>0</text:p>
          </table:table-cell>
          <table:table-cell table:formula="of:=[.C904]*[.J9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160 <text:s text:c="2"/>16768</text:p>
          </table:table-cell>
          <table:table-cell/>
          <table:table-cell table:formula="of:=LEFT([.A905];5)" office:value-type="string" office:string-value="58160" calcext:value-type="string">
            <text:p>58160</text:p>
          </table:table-cell>
          <table:table-cell table:formula="of:=RIGHT([.A905];5)" office:value-type="string" office:string-value="16768" calcext:value-type="string">
            <text:p>16768</text:p>
          </table:table-cell>
          <table:table-cell office:value-type="string" office:string-value="91613" calcext:value-type="string">
            <text:p>91613</text:p>
          </table:table-cell>
          <table:table-cell office:value-type="string" office:string-value="91359" calcext:value-type="string">
            <text:p>91359</text:p>
          </table:table-cell>
          <table:table-cell table:formula="of:=ABS([.E905]-[.F905])" office:value-type="float" office:value="254" calcext:value-type="float">
            <text:p>254</text:p>
          </table:table-cell>
          <table:table-cell table:number-columns-repeated="2"/>
          <table:table-cell table:formula="of:=COUNTIF([.D$2:.D$1001];[.C905])" office:value-type="float" office:value="0" calcext:value-type="float">
            <text:p>0</text:p>
          </table:table-cell>
          <table:table-cell table:formula="of:=[.C905]*[.J9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220 <text:s text:c="2"/>49027</text:p>
          </table:table-cell>
          <table:table-cell/>
          <table:table-cell table:formula="of:=LEFT([.A906];5)" office:value-type="string" office:string-value="16220" calcext:value-type="string">
            <text:p>16220</text:p>
          </table:table-cell>
          <table:table-cell table:formula="of:=RIGHT([.A906];5)" office:value-type="string" office:string-value="49027" calcext:value-type="string">
            <text:p>49027</text:p>
          </table:table-cell>
          <table:table-cell office:value-type="string" office:string-value="91705" calcext:value-type="string">
            <text:p>91705</text:p>
          </table:table-cell>
          <table:table-cell office:value-type="string" office:string-value="91359" calcext:value-type="string">
            <text:p>91359</text:p>
          </table:table-cell>
          <table:table-cell table:formula="of:=ABS([.E906]-[.F906])" office:value-type="float" office:value="346" calcext:value-type="float">
            <text:p>346</text:p>
          </table:table-cell>
          <table:table-cell table:number-columns-repeated="2"/>
          <table:table-cell table:formula="of:=COUNTIF([.D$2:.D$1001];[.C906])" office:value-type="float" office:value="0" calcext:value-type="float">
            <text:p>0</text:p>
          </table:table-cell>
          <table:table-cell table:formula="of:=[.C906]*[.J9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787 <text:s text:c="2"/>64836</text:p>
          </table:table-cell>
          <table:table-cell/>
          <table:table-cell table:formula="of:=LEFT([.A907];5)" office:value-type="string" office:string-value="10787" calcext:value-type="string">
            <text:p>10787</text:p>
          </table:table-cell>
          <table:table-cell table:formula="of:=RIGHT([.A907];5)" office:value-type="string" office:string-value="64836" calcext:value-type="string">
            <text:p>64836</text:p>
          </table:table-cell>
          <table:table-cell office:value-type="string" office:string-value="91737" calcext:value-type="string">
            <text:p>91737</text:p>
          </table:table-cell>
          <table:table-cell office:value-type="string" office:string-value="91359" calcext:value-type="string">
            <text:p>91359</text:p>
          </table:table-cell>
          <table:table-cell table:formula="of:=ABS([.E907]-[.F907])" office:value-type="float" office:value="378" calcext:value-type="float">
            <text:p>378</text:p>
          </table:table-cell>
          <table:table-cell table:number-columns-repeated="2"/>
          <table:table-cell table:formula="of:=COUNTIF([.D$2:.D$1001];[.C907])" office:value-type="float" office:value="0" calcext:value-type="float">
            <text:p>0</text:p>
          </table:table-cell>
          <table:table-cell table:formula="of:=[.C907]*[.J9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34 <text:s text:c="2"/>70247</text:p>
          </table:table-cell>
          <table:table-cell/>
          <table:table-cell table:formula="of:=LEFT([.A908];5)" office:value-type="string" office:string-value="55534" calcext:value-type="string">
            <text:p>55534</text:p>
          </table:table-cell>
          <table:table-cell table:formula="of:=RIGHT([.A908];5)" office:value-type="string" office:string-value="70247" calcext:value-type="string">
            <text:p>70247</text:p>
          </table:table-cell>
          <table:table-cell office:value-type="string" office:string-value="91800" calcext:value-type="string">
            <text:p>91800</text:p>
          </table:table-cell>
          <table:table-cell office:value-type="string" office:string-value="91359" calcext:value-type="string">
            <text:p>91359</text:p>
          </table:table-cell>
          <table:table-cell table:formula="of:=ABS([.E908]-[.F908])" office:value-type="float" office:value="441" calcext:value-type="float">
            <text:p>441</text:p>
          </table:table-cell>
          <table:table-cell table:number-columns-repeated="2"/>
          <table:table-cell table:formula="of:=COUNTIF([.D$2:.D$1001];[.C908])" office:value-type="float" office:value="0" calcext:value-type="float">
            <text:p>0</text:p>
          </table:table-cell>
          <table:table-cell table:formula="of:=[.C908]*[.J9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708 <text:s text:c="2"/>17299</text:p>
          </table:table-cell>
          <table:table-cell/>
          <table:table-cell table:formula="of:=LEFT([.A909];5)" office:value-type="string" office:string-value="32708" calcext:value-type="string">
            <text:p>32708</text:p>
          </table:table-cell>
          <table:table-cell table:formula="of:=RIGHT([.A909];5)" office:value-type="string" office:string-value="17299" calcext:value-type="string">
            <text:p>17299</text:p>
          </table:table-cell>
          <table:table-cell office:value-type="string" office:string-value="91829" calcext:value-type="string">
            <text:p>91829</text:p>
          </table:table-cell>
          <table:table-cell office:value-type="string" office:string-value="91359" calcext:value-type="string">
            <text:p>91359</text:p>
          </table:table-cell>
          <table:table-cell table:formula="of:=ABS([.E909]-[.F909])" office:value-type="float" office:value="470" calcext:value-type="float">
            <text:p>470</text:p>
          </table:table-cell>
          <table:table-cell table:number-columns-repeated="2"/>
          <table:table-cell table:formula="of:=COUNTIF([.D$2:.D$1001];[.C909])" office:value-type="float" office:value="0" calcext:value-type="float">
            <text:p>0</text:p>
          </table:table-cell>
          <table:table-cell table:formula="of:=[.C909]*[.J9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862 <text:s text:c="2"/>17299</text:p>
          </table:table-cell>
          <table:table-cell/>
          <table:table-cell table:formula="of:=LEFT([.A910];5)" office:value-type="string" office:string-value="26862" calcext:value-type="string">
            <text:p>26862</text:p>
          </table:table-cell>
          <table:table-cell table:formula="of:=RIGHT([.A910];5)" office:value-type="string" office:string-value="17299" calcext:value-type="string">
            <text:p>17299</text:p>
          </table:table-cell>
          <table:table-cell office:value-type="string" office:string-value="92017" calcext:value-type="string">
            <text:p>92017</text:p>
          </table:table-cell>
          <table:table-cell office:value-type="string" office:string-value="91359" calcext:value-type="string">
            <text:p>91359</text:p>
          </table:table-cell>
          <table:table-cell table:formula="of:=ABS([.E910]-[.F910])" office:value-type="float" office:value="658" calcext:value-type="float">
            <text:p>658</text:p>
          </table:table-cell>
          <table:table-cell table:number-columns-repeated="2"/>
          <table:table-cell table:formula="of:=COUNTIF([.D$2:.D$1001];[.C910])" office:value-type="float" office:value="0" calcext:value-type="float">
            <text:p>0</text:p>
          </table:table-cell>
          <table:table-cell table:formula="of:=[.C910]*[.J9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335 <text:s text:c="2"/>46867</text:p>
          </table:table-cell>
          <table:table-cell/>
          <table:table-cell table:formula="of:=LEFT([.A911];5)" office:value-type="string" office:string-value="32335" calcext:value-type="string">
            <text:p>32335</text:p>
          </table:table-cell>
          <table:table-cell table:formula="of:=RIGHT([.A911];5)" office:value-type="string" office:string-value="46867" calcext:value-type="string">
            <text:p>46867</text:p>
          </table:table-cell>
          <table:table-cell office:value-type="string" office:string-value="92084" calcext:value-type="string">
            <text:p>92084</text:p>
          </table:table-cell>
          <table:table-cell office:value-type="string" office:string-value="91508" calcext:value-type="string">
            <text:p>91508</text:p>
          </table:table-cell>
          <table:table-cell table:formula="of:=ABS([.E911]-[.F911])" office:value-type="float" office:value="576" calcext:value-type="float">
            <text:p>576</text:p>
          </table:table-cell>
          <table:table-cell table:number-columns-repeated="2"/>
          <table:table-cell table:formula="of:=COUNTIF([.D$2:.D$1001];[.C911])" office:value-type="float" office:value="0" calcext:value-type="float">
            <text:p>0</text:p>
          </table:table-cell>
          <table:table-cell table:formula="of:=[.C911]*[.J9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693 <text:s text:c="2"/>23383</text:p>
          </table:table-cell>
          <table:table-cell/>
          <table:table-cell table:formula="of:=LEFT([.A912];5)" office:value-type="string" office:string-value="46693" calcext:value-type="string">
            <text:p>46693</text:p>
          </table:table-cell>
          <table:table-cell table:formula="of:=RIGHT([.A912];5)" office:value-type="string" office:string-value="23383" calcext:value-type="string">
            <text:p>23383</text:p>
          </table:table-cell>
          <table:table-cell office:value-type="string" office:string-value="92197" calcext:value-type="string">
            <text:p>92197</text:p>
          </table:table-cell>
          <table:table-cell office:value-type="string" office:string-value="91620" calcext:value-type="string">
            <text:p>91620</text:p>
          </table:table-cell>
          <table:table-cell table:formula="of:=ABS([.E912]-[.F912])" office:value-type="float" office:value="577" calcext:value-type="float">
            <text:p>577</text:p>
          </table:table-cell>
          <table:table-cell table:number-columns-repeated="2"/>
          <table:table-cell table:formula="of:=COUNTIF([.D$2:.D$1001];[.C912])" office:value-type="float" office:value="0" calcext:value-type="float">
            <text:p>0</text:p>
          </table:table-cell>
          <table:table-cell table:formula="of:=[.C912]*[.J9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824 <text:s text:c="2"/>75634</text:p>
          </table:table-cell>
          <table:table-cell/>
          <table:table-cell table:formula="of:=LEFT([.A913];5)" office:value-type="string" office:string-value="24824" calcext:value-type="string">
            <text:p>24824</text:p>
          </table:table-cell>
          <table:table-cell table:formula="of:=RIGHT([.A913];5)" office:value-type="string" office:string-value="75634" calcext:value-type="string">
            <text:p>75634</text:p>
          </table:table-cell>
          <table:table-cell office:value-type="string" office:string-value="92481" calcext:value-type="string">
            <text:p>92481</text:p>
          </table:table-cell>
          <table:table-cell office:value-type="string" office:string-value="91820" calcext:value-type="string">
            <text:p>91820</text:p>
          </table:table-cell>
          <table:table-cell table:formula="of:=ABS([.E913]-[.F913])" office:value-type="float" office:value="661" calcext:value-type="float">
            <text:p>661</text:p>
          </table:table-cell>
          <table:table-cell table:number-columns-repeated="2"/>
          <table:table-cell table:formula="of:=COUNTIF([.D$2:.D$1001];[.C913])" office:value-type="float" office:value="0" calcext:value-type="float">
            <text:p>0</text:p>
          </table:table-cell>
          <table:table-cell table:formula="of:=[.C913]*[.J9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313 <text:s text:c="2"/>80071</text:p>
          </table:table-cell>
          <table:table-cell/>
          <table:table-cell table:formula="of:=LEFT([.A914];5)" office:value-type="string" office:string-value="21313" calcext:value-type="string">
            <text:p>21313</text:p>
          </table:table-cell>
          <table:table-cell table:formula="of:=RIGHT([.A914];5)" office:value-type="string" office:string-value="80071" calcext:value-type="string">
            <text:p>80071</text:p>
          </table:table-cell>
          <table:table-cell office:value-type="string" office:string-value="92526" calcext:value-type="string">
            <text:p>92526</text:p>
          </table:table-cell>
          <table:table-cell office:value-type="string" office:string-value="91908" calcext:value-type="string">
            <text:p>91908</text:p>
          </table:table-cell>
          <table:table-cell table:formula="of:=ABS([.E914]-[.F914])" office:value-type="float" office:value="618" calcext:value-type="float">
            <text:p>618</text:p>
          </table:table-cell>
          <table:table-cell table:number-columns-repeated="2"/>
          <table:table-cell table:formula="of:=COUNTIF([.D$2:.D$1001];[.C914])" office:value-type="float" office:value="0" calcext:value-type="float">
            <text:p>0</text:p>
          </table:table-cell>
          <table:table-cell table:formula="of:=[.C914]*[.J9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841 <text:s text:c="2"/>35488</text:p>
          </table:table-cell>
          <table:table-cell/>
          <table:table-cell table:formula="of:=LEFT([.A915];5)" office:value-type="string" office:string-value="53841" calcext:value-type="string">
            <text:p>53841</text:p>
          </table:table-cell>
          <table:table-cell table:formula="of:=RIGHT([.A915];5)" office:value-type="string" office:string-value="35488" calcext:value-type="string">
            <text:p>35488</text:p>
          </table:table-cell>
          <table:table-cell office:value-type="string" office:string-value="92556" calcext:value-type="string">
            <text:p>92556</text:p>
          </table:table-cell>
          <table:table-cell office:value-type="string" office:string-value="92631" calcext:value-type="string">
            <text:p>92631</text:p>
          </table:table-cell>
          <table:table-cell table:formula="of:=ABS([.E915]-[.F915])" office:value-type="float" office:value="75" calcext:value-type="float">
            <text:p>75</text:p>
          </table:table-cell>
          <table:table-cell table:number-columns-repeated="2"/>
          <table:table-cell table:formula="of:=COUNTIF([.D$2:.D$1001];[.C915])" office:value-type="float" office:value="0" calcext:value-type="float">
            <text:p>0</text:p>
          </table:table-cell>
          <table:table-cell table:formula="of:=[.C915]*[.J9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356 <text:s text:c="2"/>81943</text:p>
          </table:table-cell>
          <table:table-cell/>
          <table:table-cell table:formula="of:=LEFT([.A916];5)" office:value-type="string" office:string-value="76356" calcext:value-type="string">
            <text:p>76356</text:p>
          </table:table-cell>
          <table:table-cell table:formula="of:=RIGHT([.A916];5)" office:value-type="string" office:string-value="81943" calcext:value-type="string">
            <text:p>81943</text:p>
          </table:table-cell>
          <table:table-cell office:value-type="string" office:string-value="92561" calcext:value-type="string">
            <text:p>92561</text:p>
          </table:table-cell>
          <table:table-cell office:value-type="string" office:string-value="92788" calcext:value-type="string">
            <text:p>92788</text:p>
          </table:table-cell>
          <table:table-cell table:formula="of:=ABS([.E916]-[.F916])" office:value-type="float" office:value="227" calcext:value-type="float">
            <text:p>227</text:p>
          </table:table-cell>
          <table:table-cell table:number-columns-repeated="2"/>
          <table:table-cell table:formula="of:=COUNTIF([.D$2:.D$1001];[.C916])" office:value-type="float" office:value="0" calcext:value-type="float">
            <text:p>0</text:p>
          </table:table-cell>
          <table:table-cell table:formula="of:=[.C916]*[.J9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703 <text:s text:c="2"/>43632</text:p>
          </table:table-cell>
          <table:table-cell/>
          <table:table-cell table:formula="of:=LEFT([.A917];5)" office:value-type="string" office:string-value="10703" calcext:value-type="string">
            <text:p>10703</text:p>
          </table:table-cell>
          <table:table-cell table:formula="of:=RIGHT([.A917];5)" office:value-type="string" office:string-value="43632" calcext:value-type="string">
            <text:p>43632</text:p>
          </table:table-cell>
          <table:table-cell office:value-type="string" office:string-value="92576" calcext:value-type="string">
            <text:p>92576</text:p>
          </table:table-cell>
          <table:table-cell office:value-type="string" office:string-value="92826" calcext:value-type="string">
            <text:p>92826</text:p>
          </table:table-cell>
          <table:table-cell table:formula="of:=ABS([.E917]-[.F917])" office:value-type="float" office:value="250" calcext:value-type="float">
            <text:p>250</text:p>
          </table:table-cell>
          <table:table-cell table:number-columns-repeated="2"/>
          <table:table-cell table:formula="of:=COUNTIF([.D$2:.D$1001];[.C917])" office:value-type="float" office:value="0" calcext:value-type="float">
            <text:p>0</text:p>
          </table:table-cell>
          <table:table-cell table:formula="of:=[.C917]*[.J9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980 <text:s text:c="2"/>98849</text:p>
          </table:table-cell>
          <table:table-cell/>
          <table:table-cell table:formula="of:=LEFT([.A918];5)" office:value-type="string" office:string-value="82980" calcext:value-type="string">
            <text:p>82980</text:p>
          </table:table-cell>
          <table:table-cell table:formula="of:=RIGHT([.A918];5)" office:value-type="string" office:string-value="98849" calcext:value-type="string">
            <text:p>98849</text:p>
          </table:table-cell>
          <table:table-cell office:value-type="string" office:string-value="92711" calcext:value-type="string">
            <text:p>92711</text:p>
          </table:table-cell>
          <table:table-cell office:value-type="string" office:string-value="92972" calcext:value-type="string">
            <text:p>92972</text:p>
          </table:table-cell>
          <table:table-cell table:formula="of:=ABS([.E918]-[.F918])" office:value-type="float" office:value="261" calcext:value-type="float">
            <text:p>261</text:p>
          </table:table-cell>
          <table:table-cell table:number-columns-repeated="2"/>
          <table:table-cell table:formula="of:=COUNTIF([.D$2:.D$1001];[.C918])" office:value-type="float" office:value="0" calcext:value-type="float">
            <text:p>0</text:p>
          </table:table-cell>
          <table:table-cell table:formula="of:=[.C918]*[.J9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274 <text:s text:c="2"/>88022</text:p>
          </table:table-cell>
          <table:table-cell/>
          <table:table-cell table:formula="of:=LEFT([.A919];5)" office:value-type="string" office:string-value="11274" calcext:value-type="string">
            <text:p>11274</text:p>
          </table:table-cell>
          <table:table-cell table:formula="of:=RIGHT([.A919];5)" office:value-type="string" office:string-value="88022" calcext:value-type="string">
            <text:p>88022</text:p>
          </table:table-cell>
          <table:table-cell office:value-type="string" office:string-value="92745" calcext:value-type="string">
            <text:p>92745</text:p>
          </table:table-cell>
          <table:table-cell office:value-type="string" office:string-value="93032" calcext:value-type="string">
            <text:p>93032</text:p>
          </table:table-cell>
          <table:table-cell table:formula="of:=ABS([.E919]-[.F919])" office:value-type="float" office:value="287" calcext:value-type="float">
            <text:p>287</text:p>
          </table:table-cell>
          <table:table-cell table:number-columns-repeated="2"/>
          <table:table-cell table:formula="of:=COUNTIF([.D$2:.D$1001];[.C919])" office:value-type="float" office:value="0" calcext:value-type="float">
            <text:p>0</text:p>
          </table:table-cell>
          <table:table-cell table:formula="of:=[.C919]*[.J9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390 <text:s text:c="2"/>65255</text:p>
          </table:table-cell>
          <table:table-cell/>
          <table:table-cell table:formula="of:=LEFT([.A920];5)" office:value-type="string" office:string-value="68390" calcext:value-type="string">
            <text:p>68390</text:p>
          </table:table-cell>
          <table:table-cell table:formula="of:=RIGHT([.A920];5)" office:value-type="string" office:string-value="65255" calcext:value-type="string">
            <text:p>65255</text:p>
          </table:table-cell>
          <table:table-cell office:value-type="string" office:string-value="92804" calcext:value-type="string">
            <text:p>92804</text:p>
          </table:table-cell>
          <table:table-cell office:value-type="string" office:string-value="93232" calcext:value-type="string">
            <text:p>93232</text:p>
          </table:table-cell>
          <table:table-cell table:formula="of:=ABS([.E920]-[.F920])" office:value-type="float" office:value="428" calcext:value-type="float">
            <text:p>428</text:p>
          </table:table-cell>
          <table:table-cell table:number-columns-repeated="2"/>
          <table:table-cell table:formula="of:=COUNTIF([.D$2:.D$1001];[.C920])" office:value-type="float" office:value="0" calcext:value-type="float">
            <text:p>0</text:p>
          </table:table-cell>
          <table:table-cell table:formula="of:=[.C920]*[.J9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798 <text:s text:c="2"/>90132</text:p>
          </table:table-cell>
          <table:table-cell/>
          <table:table-cell table:formula="of:=LEFT([.A921];5)" office:value-type="string" office:string-value="45798" calcext:value-type="string">
            <text:p>45798</text:p>
          </table:table-cell>
          <table:table-cell table:formula="of:=RIGHT([.A921];5)" office:value-type="string" office:string-value="90132" calcext:value-type="string">
            <text:p>90132</text:p>
          </table:table-cell>
          <table:table-cell office:value-type="string" office:string-value="92853" calcext:value-type="string">
            <text:p>92853</text:p>
          </table:table-cell>
          <table:table-cell office:value-type="string" office:string-value="93265" calcext:value-type="string">
            <text:p>93265</text:p>
          </table:table-cell>
          <table:table-cell table:formula="of:=ABS([.E921]-[.F921])" office:value-type="float" office:value="412" calcext:value-type="float">
            <text:p>412</text:p>
          </table:table-cell>
          <table:table-cell table:number-columns-repeated="2"/>
          <table:table-cell table:formula="of:=COUNTIF([.D$2:.D$1001];[.C921])" office:value-type="float" office:value="0" calcext:value-type="float">
            <text:p>0</text:p>
          </table:table-cell>
          <table:table-cell table:formula="of:=[.C921]*[.J9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426 <text:s text:c="2"/>37716</text:p>
          </table:table-cell>
          <table:table-cell/>
          <table:table-cell table:formula="of:=LEFT([.A922];5)" office:value-type="string" office:string-value="66426" calcext:value-type="string">
            <text:p>66426</text:p>
          </table:table-cell>
          <table:table-cell table:formula="of:=RIGHT([.A922];5)" office:value-type="string" office:string-value="37716" calcext:value-type="string">
            <text:p>37716</text:p>
          </table:table-cell>
          <table:table-cell office:value-type="string" office:string-value="92860" calcext:value-type="string">
            <text:p>92860</text:p>
          </table:table-cell>
          <table:table-cell office:value-type="string" office:string-value="93477" calcext:value-type="string">
            <text:p>93477</text:p>
          </table:table-cell>
          <table:table-cell table:formula="of:=ABS([.E922]-[.F922])" office:value-type="float" office:value="617" calcext:value-type="float">
            <text:p>617</text:p>
          </table:table-cell>
          <table:table-cell table:number-columns-repeated="2"/>
          <table:table-cell table:formula="of:=COUNTIF([.D$2:.D$1001];[.C922])" office:value-type="float" office:value="0" calcext:value-type="float">
            <text:p>0</text:p>
          </table:table-cell>
          <table:table-cell table:formula="of:=[.C922]*[.J9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073 <text:s text:c="2"/>81077</text:p>
          </table:table-cell>
          <table:table-cell/>
          <table:table-cell table:formula="of:=LEFT([.A923];5)" office:value-type="string" office:string-value="27073" calcext:value-type="string">
            <text:p>27073</text:p>
          </table:table-cell>
          <table:table-cell table:formula="of:=RIGHT([.A923];5)" office:value-type="string" office:string-value="81077" calcext:value-type="string">
            <text:p>81077</text:p>
          </table:table-cell>
          <table:table-cell office:value-type="string" office:string-value="92908" calcext:value-type="string">
            <text:p>92908</text:p>
          </table:table-cell>
          <table:table-cell office:value-type="string" office:string-value="93709" calcext:value-type="string">
            <text:p>93709</text:p>
          </table:table-cell>
          <table:table-cell table:formula="of:=ABS([.E923]-[.F923])" office:value-type="float" office:value="801" calcext:value-type="float">
            <text:p>801</text:p>
          </table:table-cell>
          <table:table-cell table:number-columns-repeated="2"/>
          <table:table-cell table:formula="of:=COUNTIF([.D$2:.D$1001];[.C923])" office:value-type="float" office:value="0" calcext:value-type="float">
            <text:p>0</text:p>
          </table:table-cell>
          <table:table-cell table:formula="of:=[.C923]*[.J9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291 <text:s text:c="2"/>57328</text:p>
          </table:table-cell>
          <table:table-cell/>
          <table:table-cell table:formula="of:=LEFT([.A924];5)" office:value-type="string" office:string-value="40291" calcext:value-type="string">
            <text:p>40291</text:p>
          </table:table-cell>
          <table:table-cell table:formula="of:=RIGHT([.A924];5)" office:value-type="string" office:string-value="57328" calcext:value-type="string">
            <text:p>57328</text:p>
          </table:table-cell>
          <table:table-cell office:value-type="string" office:string-value="92917" calcext:value-type="string">
            <text:p>92917</text:p>
          </table:table-cell>
          <table:table-cell office:value-type="string" office:string-value="93730" calcext:value-type="string">
            <text:p>93730</text:p>
          </table:table-cell>
          <table:table-cell table:formula="of:=ABS([.E924]-[.F924])" office:value-type="float" office:value="813" calcext:value-type="float">
            <text:p>813</text:p>
          </table:table-cell>
          <table:table-cell table:number-columns-repeated="2"/>
          <table:table-cell table:formula="of:=COUNTIF([.D$2:.D$1001];[.C924])" office:value-type="float" office:value="0" calcext:value-type="float">
            <text:p>0</text:p>
          </table:table-cell>
          <table:table-cell table:formula="of:=[.C924]*[.J9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494 <text:s text:c="2"/>71247</text:p>
          </table:table-cell>
          <table:table-cell/>
          <table:table-cell table:formula="of:=LEFT([.A925];5)" office:value-type="string" office:string-value="76494" calcext:value-type="string">
            <text:p>76494</text:p>
          </table:table-cell>
          <table:table-cell table:formula="of:=RIGHT([.A925];5)" office:value-type="string" office:string-value="71247" calcext:value-type="string">
            <text:p>71247</text:p>
          </table:table-cell>
          <table:table-cell office:value-type="string" office:string-value="93138" calcext:value-type="string">
            <text:p>93138</text:p>
          </table:table-cell>
          <table:table-cell office:value-type="string" office:string-value="93834" calcext:value-type="string">
            <text:p>93834</text:p>
          </table:table-cell>
          <table:table-cell table:formula="of:=ABS([.E925]-[.F925])" office:value-type="float" office:value="696" calcext:value-type="float">
            <text:p>696</text:p>
          </table:table-cell>
          <table:table-cell table:number-columns-repeated="2"/>
          <table:table-cell table:formula="of:=COUNTIF([.D$2:.D$1001];[.C925])" office:value-type="float" office:value="0" calcext:value-type="float">
            <text:p>0</text:p>
          </table:table-cell>
          <table:table-cell table:formula="of:=[.C925]*[.J9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324 <text:s text:c="2"/>90132</text:p>
          </table:table-cell>
          <table:table-cell/>
          <table:table-cell table:formula="of:=LEFT([.A926];5)" office:value-type="string" office:string-value="44324" calcext:value-type="string">
            <text:p>44324</text:p>
          </table:table-cell>
          <table:table-cell table:formula="of:=RIGHT([.A926];5)" office:value-type="string" office:string-value="90132" calcext:value-type="string">
            <text:p>90132</text:p>
          </table:table-cell>
          <table:table-cell office:value-type="string" office:string-value="93549" calcext:value-type="string">
            <text:p>93549</text:p>
          </table:table-cell>
          <table:table-cell office:value-type="string" office:string-value="93916" calcext:value-type="string">
            <text:p>93916</text:p>
          </table:table-cell>
          <table:table-cell table:formula="of:=ABS([.E926]-[.F926])" office:value-type="float" office:value="367" calcext:value-type="float">
            <text:p>367</text:p>
          </table:table-cell>
          <table:table-cell table:number-columns-repeated="2"/>
          <table:table-cell table:formula="of:=COUNTIF([.D$2:.D$1001];[.C926])" office:value-type="float" office:value="0" calcext:value-type="float">
            <text:p>0</text:p>
          </table:table-cell>
          <table:table-cell table:formula="of:=[.C926]*[.J9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572 <text:s text:c="2"/>62595</text:p>
          </table:table-cell>
          <table:table-cell/>
          <table:table-cell table:formula="of:=LEFT([.A927];5)" office:value-type="string" office:string-value="15572" calcext:value-type="string">
            <text:p>15572</text:p>
          </table:table-cell>
          <table:table-cell table:formula="of:=RIGHT([.A927];5)" office:value-type="string" office:string-value="62595" calcext:value-type="string">
            <text:p>62595</text:p>
          </table:table-cell>
          <table:table-cell office:value-type="string" office:string-value="93702" calcext:value-type="string">
            <text:p>93702</text:p>
          </table:table-cell>
          <table:table-cell office:value-type="string" office:string-value="94024" calcext:value-type="string">
            <text:p>94024</text:p>
          </table:table-cell>
          <table:table-cell table:formula="of:=ABS([.E927]-[.F927])" office:value-type="float" office:value="322" calcext:value-type="float">
            <text:p>322</text:p>
          </table:table-cell>
          <table:table-cell table:number-columns-repeated="2"/>
          <table:table-cell table:formula="of:=COUNTIF([.D$2:.D$1001];[.C927])" office:value-type="float" office:value="0" calcext:value-type="float">
            <text:p>0</text:p>
          </table:table-cell>
          <table:table-cell table:formula="of:=[.C927]*[.J9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7578 <text:s text:c="2"/>19687</text:p>
          </table:table-cell>
          <table:table-cell/>
          <table:table-cell table:formula="of:=LEFT([.A928];5)" office:value-type="string" office:string-value="67578" calcext:value-type="string">
            <text:p>67578</text:p>
          </table:table-cell>
          <table:table-cell table:formula="of:=RIGHT([.A928];5)" office:value-type="string" office:string-value="19687" calcext:value-type="string">
            <text:p>19687</text:p>
          </table:table-cell>
          <table:table-cell office:value-type="string" office:string-value="93737" calcext:value-type="string">
            <text:p>93737</text:p>
          </table:table-cell>
          <table:table-cell office:value-type="string" office:string-value="94024" calcext:value-type="string">
            <text:p>94024</text:p>
          </table:table-cell>
          <table:table-cell table:formula="of:=ABS([.E928]-[.F928])" office:value-type="float" office:value="287" calcext:value-type="float">
            <text:p>287</text:p>
          </table:table-cell>
          <table:table-cell table:number-columns-repeated="2"/>
          <table:table-cell table:formula="of:=COUNTIF([.D$2:.D$1001];[.C928])" office:value-type="float" office:value="0" calcext:value-type="float">
            <text:p>0</text:p>
          </table:table-cell>
          <table:table-cell table:formula="of:=[.C928]*[.J9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765 <text:s text:c="2"/>81976</text:p>
          </table:table-cell>
          <table:table-cell/>
          <table:table-cell table:formula="of:=LEFT([.A929];5)" office:value-type="string" office:string-value="59765" calcext:value-type="string">
            <text:p>59765</text:p>
          </table:table-cell>
          <table:table-cell table:formula="of:=RIGHT([.A929];5)" office:value-type="string" office:string-value="81976" calcext:value-type="string">
            <text:p>81976</text:p>
          </table:table-cell>
          <table:table-cell office:value-type="string" office:string-value="93858" calcext:value-type="string">
            <text:p>93858</text:p>
          </table:table-cell>
          <table:table-cell office:value-type="string" office:string-value="94024" calcext:value-type="string">
            <text:p>94024</text:p>
          </table:table-cell>
          <table:table-cell table:formula="of:=ABS([.E929]-[.F929])" office:value-type="float" office:value="166" calcext:value-type="float">
            <text:p>166</text:p>
          </table:table-cell>
          <table:table-cell table:number-columns-repeated="2"/>
          <table:table-cell table:formula="of:=COUNTIF([.D$2:.D$1001];[.C929])" office:value-type="float" office:value="0" calcext:value-type="float">
            <text:p>0</text:p>
          </table:table-cell>
          <table:table-cell table:formula="of:=[.C929]*[.J9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681 <text:s text:c="2"/>81450</text:p>
          </table:table-cell>
          <table:table-cell/>
          <table:table-cell table:formula="of:=LEFT([.A930];5)" office:value-type="string" office:string-value="29681" calcext:value-type="string">
            <text:p>29681</text:p>
          </table:table-cell>
          <table:table-cell table:formula="of:=RIGHT([.A930];5)" office:value-type="string" office:string-value="81450" calcext:value-type="string">
            <text:p>81450</text:p>
          </table:table-cell>
          <table:table-cell office:value-type="string" office:string-value="93877" calcext:value-type="string">
            <text:p>93877</text:p>
          </table:table-cell>
          <table:table-cell office:value-type="string" office:string-value="94024" calcext:value-type="string">
            <text:p>94024</text:p>
          </table:table-cell>
          <table:table-cell table:formula="of:=ABS([.E930]-[.F930])" office:value-type="float" office:value="147" calcext:value-type="float">
            <text:p>147</text:p>
          </table:table-cell>
          <table:table-cell table:number-columns-repeated="2"/>
          <table:table-cell table:formula="of:=COUNTIF([.D$2:.D$1001];[.C930])" office:value-type="float" office:value="13" calcext:value-type="float">
            <text:p>13</text:p>
          </table:table-cell>
          <table:table-cell table:formula="of:=[.C930]*[.J930]" office:value-type="float" office:value="385853" calcext:value-type="float">
            <text:p>385853</text:p>
          </table:table-cell>
          <table:table-cell/>
        </table:table-row>
        <table:table-row table:style-name="ro1">
          <table:table-cell office:value-type="string" calcext:value-type="string">
            <text:p>24923 <text:s text:c="2"/>60526</text:p>
          </table:table-cell>
          <table:table-cell/>
          <table:table-cell table:formula="of:=LEFT([.A931];5)" office:value-type="string" office:string-value="24923" calcext:value-type="string">
            <text:p>24923</text:p>
          </table:table-cell>
          <table:table-cell table:formula="of:=RIGHT([.A931];5)" office:value-type="string" office:string-value="60526" calcext:value-type="string">
            <text:p>60526</text:p>
          </table:table-cell>
          <table:table-cell office:value-type="string" office:string-value="93925" calcext:value-type="string">
            <text:p>93925</text:p>
          </table:table-cell>
          <table:table-cell office:value-type="string" office:string-value="94024" calcext:value-type="string">
            <text:p>94024</text:p>
          </table:table-cell>
          <table:table-cell table:formula="of:=ABS([.E931]-[.F931])" office:value-type="float" office:value="99" calcext:value-type="float">
            <text:p>99</text:p>
          </table:table-cell>
          <table:table-cell table:number-columns-repeated="2"/>
          <table:table-cell table:formula="of:=COUNTIF([.D$2:.D$1001];[.C931])" office:value-type="float" office:value="0" calcext:value-type="float">
            <text:p>0</text:p>
          </table:table-cell>
          <table:table-cell table:formula="of:=[.C931]*[.J9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193 <text:s text:c="2"/>28900</text:p>
          </table:table-cell>
          <table:table-cell/>
          <table:table-cell table:formula="of:=LEFT([.A932];5)" office:value-type="string" office:string-value="63193" calcext:value-type="string">
            <text:p>63193</text:p>
          </table:table-cell>
          <table:table-cell table:formula="of:=RIGHT([.A932];5)" office:value-type="string" office:string-value="28900" calcext:value-type="string">
            <text:p>28900</text:p>
          </table:table-cell>
          <table:table-cell office:value-type="string" office:string-value="93950" calcext:value-type="string">
            <text:p>93950</text:p>
          </table:table-cell>
          <table:table-cell office:value-type="string" office:string-value="94024" calcext:value-type="string">
            <text:p>94024</text:p>
          </table:table-cell>
          <table:table-cell table:formula="of:=ABS([.E932]-[.F932])" office:value-type="float" office:value="74" calcext:value-type="float">
            <text:p>74</text:p>
          </table:table-cell>
          <table:table-cell table:number-columns-repeated="2"/>
          <table:table-cell table:formula="of:=COUNTIF([.D$2:.D$1001];[.C932])" office:value-type="float" office:value="0" calcext:value-type="float">
            <text:p>0</text:p>
          </table:table-cell>
          <table:table-cell table:formula="of:=[.C932]*[.J9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670 <text:s text:c="2"/>81943</text:p>
          </table:table-cell>
          <table:table-cell/>
          <table:table-cell table:formula="of:=LEFT([.A933];5)" office:value-type="string" office:string-value="68670" calcext:value-type="string">
            <text:p>68670</text:p>
          </table:table-cell>
          <table:table-cell table:formula="of:=RIGHT([.A933];5)" office:value-type="string" office:string-value="81943" calcext:value-type="string">
            <text:p>81943</text:p>
          </table:table-cell>
          <table:table-cell office:value-type="string" office:string-value="94024" calcext:value-type="string">
            <text:p>94024</text:p>
          </table:table-cell>
          <table:table-cell office:value-type="string" office:string-value="94024" calcext:value-type="string">
            <text:p>94024</text:p>
          </table:table-cell>
          <table:table-cell table:formula="of:=ABS([.E933]-[.F933])" office:value-type="float" office:value="0" calcext:value-type="float">
            <text:p>0</text:p>
          </table:table-cell>
          <table:table-cell table:number-columns-repeated="2"/>
          <table:table-cell table:formula="of:=COUNTIF([.D$2:.D$1001];[.C933])" office:value-type="float" office:value="0" calcext:value-type="float">
            <text:p>0</text:p>
          </table:table-cell>
          <table:table-cell table:formula="of:=[.C933]*[.J9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643 <text:s text:c="2"/>55031</text:p>
          </table:table-cell>
          <table:table-cell/>
          <table:table-cell table:formula="of:=LEFT([.A934];5)" office:value-type="string" office:string-value="21643" calcext:value-type="string">
            <text:p>21643</text:p>
          </table:table-cell>
          <table:table-cell table:formula="of:=RIGHT([.A934];5)" office:value-type="string" office:string-value="55031" calcext:value-type="string">
            <text:p>55031</text:p>
          </table:table-cell>
          <table:table-cell office:value-type="string" office:string-value="94041" calcext:value-type="string">
            <text:p>94041</text:p>
          </table:table-cell>
          <table:table-cell office:value-type="string" office:string-value="94024" calcext:value-type="string">
            <text:p>94024</text:p>
          </table:table-cell>
          <table:table-cell table:formula="of:=ABS([.E934]-[.F934])" office:value-type="float" office:value="17" calcext:value-type="float">
            <text:p>17</text:p>
          </table:table-cell>
          <table:table-cell table:number-columns-repeated="2"/>
          <table:table-cell table:formula="of:=COUNTIF([.D$2:.D$1001];[.C934])" office:value-type="float" office:value="0" calcext:value-type="float">
            <text:p>0</text:p>
          </table:table-cell>
          <table:table-cell table:formula="of:=[.C934]*[.J9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767 <text:s text:c="2"/>98815</text:p>
          </table:table-cell>
          <table:table-cell/>
          <table:table-cell table:formula="of:=LEFT([.A935];5)" office:value-type="string" office:string-value="17767" calcext:value-type="string">
            <text:p>17767</text:p>
          </table:table-cell>
          <table:table-cell table:formula="of:=RIGHT([.A935];5)" office:value-type="string" office:string-value="98815" calcext:value-type="string">
            <text:p>98815</text:p>
          </table:table-cell>
          <table:table-cell office:value-type="string" office:string-value="94120" calcext:value-type="string">
            <text:p>94120</text:p>
          </table:table-cell>
          <table:table-cell office:value-type="string" office:string-value="94024" calcext:value-type="string">
            <text:p>94024</text:p>
          </table:table-cell>
          <table:table-cell table:formula="of:=ABS([.E935]-[.F935])" office:value-type="float" office:value="96" calcext:value-type="float">
            <text:p>96</text:p>
          </table:table-cell>
          <table:table-cell table:number-columns-repeated="2"/>
          <table:table-cell table:formula="of:=COUNTIF([.D$2:.D$1001];[.C935])" office:value-type="float" office:value="0" calcext:value-type="float">
            <text:p>0</text:p>
          </table:table-cell>
          <table:table-cell table:formula="of:=[.C935]*[.J9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739 <text:s text:c="2"/>17299</text:p>
          </table:table-cell>
          <table:table-cell/>
          <table:table-cell table:formula="of:=LEFT([.A936];5)" office:value-type="string" office:string-value="70739" calcext:value-type="string">
            <text:p>70739</text:p>
          </table:table-cell>
          <table:table-cell table:formula="of:=RIGHT([.A936];5)" office:value-type="string" office:string-value="17299" calcext:value-type="string">
            <text:p>17299</text:p>
          </table:table-cell>
          <table:table-cell office:value-type="string" office:string-value="94121" calcext:value-type="string">
            <text:p>94121</text:p>
          </table:table-cell>
          <table:table-cell office:value-type="string" office:string-value="94024" calcext:value-type="string">
            <text:p>94024</text:p>
          </table:table-cell>
          <table:table-cell table:formula="of:=ABS([.E936]-[.F936])" office:value-type="float" office:value="97" calcext:value-type="float">
            <text:p>97</text:p>
          </table:table-cell>
          <table:table-cell table:number-columns-repeated="2"/>
          <table:table-cell table:formula="of:=COUNTIF([.D$2:.D$1001];[.C936])" office:value-type="float" office:value="0" calcext:value-type="float">
            <text:p>0</text:p>
          </table:table-cell>
          <table:table-cell table:formula="of:=[.C936]*[.J9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675 <text:s text:c="2"/>64144</text:p>
          </table:table-cell>
          <table:table-cell/>
          <table:table-cell table:formula="of:=LEFT([.A937];5)" office:value-type="string" office:string-value="77675" calcext:value-type="string">
            <text:p>77675</text:p>
          </table:table-cell>
          <table:table-cell table:formula="of:=RIGHT([.A937];5)" office:value-type="string" office:string-value="64144" calcext:value-type="string">
            <text:p>64144</text:p>
          </table:table-cell>
          <table:table-cell office:value-type="string" office:string-value="94197" calcext:value-type="string">
            <text:p>94197</text:p>
          </table:table-cell>
          <table:table-cell office:value-type="string" office:string-value="94024" calcext:value-type="string">
            <text:p>94024</text:p>
          </table:table-cell>
          <table:table-cell table:formula="of:=ABS([.E937]-[.F937])" office:value-type="float" office:value="173" calcext:value-type="float">
            <text:p>173</text:p>
          </table:table-cell>
          <table:table-cell table:number-columns-repeated="2"/>
          <table:table-cell table:formula="of:=COUNTIF([.D$2:.D$1001];[.C937])" office:value-type="float" office:value="0" calcext:value-type="float">
            <text:p>0</text:p>
          </table:table-cell>
          <table:table-cell table:formula="of:=[.C937]*[.J9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919 <text:s text:c="2"/>70247</text:p>
          </table:table-cell>
          <table:table-cell/>
          <table:table-cell table:formula="of:=LEFT([.A938];5)" office:value-type="string" office:string-value="65919" calcext:value-type="string">
            <text:p>65919</text:p>
          </table:table-cell>
          <table:table-cell table:formula="of:=RIGHT([.A938];5)" office:value-type="string" office:string-value="70247" calcext:value-type="string">
            <text:p>70247</text:p>
          </table:table-cell>
          <table:table-cell office:value-type="string" office:string-value="94198" calcext:value-type="string">
            <text:p>94198</text:p>
          </table:table-cell>
          <table:table-cell office:value-type="string" office:string-value="94024" calcext:value-type="string">
            <text:p>94024</text:p>
          </table:table-cell>
          <table:table-cell table:formula="of:=ABS([.E938]-[.F938])" office:value-type="float" office:value="174" calcext:value-type="float">
            <text:p>174</text:p>
          </table:table-cell>
          <table:table-cell table:number-columns-repeated="2"/>
          <table:table-cell table:formula="of:=COUNTIF([.D$2:.D$1001];[.C938])" office:value-type="float" office:value="0" calcext:value-type="float">
            <text:p>0</text:p>
          </table:table-cell>
          <table:table-cell table:formula="of:=[.C938]*[.J9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115 <text:s text:c="2"/>35753</text:p>
          </table:table-cell>
          <table:table-cell/>
          <table:table-cell table:formula="of:=LEFT([.A939];5)" office:value-type="string" office:string-value="86115" calcext:value-type="string">
            <text:p>86115</text:p>
          </table:table-cell>
          <table:table-cell table:formula="of:=RIGHT([.A939];5)" office:value-type="string" office:string-value="35753" calcext:value-type="string">
            <text:p>35753</text:p>
          </table:table-cell>
          <table:table-cell office:value-type="string" office:string-value="94335" calcext:value-type="string">
            <text:p>94335</text:p>
          </table:table-cell>
          <table:table-cell office:value-type="string" office:string-value="94024" calcext:value-type="string">
            <text:p>94024</text:p>
          </table:table-cell>
          <table:table-cell table:formula="of:=ABS([.E939]-[.F939])" office:value-type="float" office:value="311" calcext:value-type="float">
            <text:p>311</text:p>
          </table:table-cell>
          <table:table-cell table:number-columns-repeated="2"/>
          <table:table-cell table:formula="of:=COUNTIF([.D$2:.D$1001];[.C939])" office:value-type="float" office:value="0" calcext:value-type="float">
            <text:p>0</text:p>
          </table:table-cell>
          <table:table-cell table:formula="of:=[.C939]*[.J9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921 <text:s text:c="2"/>70247</text:p>
          </table:table-cell>
          <table:table-cell/>
          <table:table-cell table:formula="of:=LEFT([.A940];5)" office:value-type="string" office:string-value="35921" calcext:value-type="string">
            <text:p>35921</text:p>
          </table:table-cell>
          <table:table-cell table:formula="of:=RIGHT([.A940];5)" office:value-type="string" office:string-value="70247" calcext:value-type="string">
            <text:p>70247</text:p>
          </table:table-cell>
          <table:table-cell office:value-type="string" office:string-value="94363" calcext:value-type="string">
            <text:p>94363</text:p>
          </table:table-cell>
          <table:table-cell office:value-type="string" office:string-value="94024" calcext:value-type="string">
            <text:p>94024</text:p>
          </table:table-cell>
          <table:table-cell table:formula="of:=ABS([.E940]-[.F940])" office:value-type="float" office:value="339" calcext:value-type="float">
            <text:p>339</text:p>
          </table:table-cell>
          <table:table-cell table:number-columns-repeated="2"/>
          <table:table-cell table:formula="of:=COUNTIF([.D$2:.D$1001];[.C940])" office:value-type="float" office:value="0" calcext:value-type="float">
            <text:p>0</text:p>
          </table:table-cell>
          <table:table-cell table:formula="of:=[.C940]*[.J9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695 <text:s text:c="2"/>95399</text:p>
          </table:table-cell>
          <table:table-cell/>
          <table:table-cell table:formula="of:=LEFT([.A941];5)" office:value-type="string" office:string-value="35695" calcext:value-type="string">
            <text:p>35695</text:p>
          </table:table-cell>
          <table:table-cell table:formula="of:=RIGHT([.A941];5)" office:value-type="string" office:string-value="95399" calcext:value-type="string">
            <text:p>95399</text:p>
          </table:table-cell>
          <table:table-cell office:value-type="string" office:string-value="94423" calcext:value-type="string">
            <text:p>94423</text:p>
          </table:table-cell>
          <table:table-cell office:value-type="string" office:string-value="94024" calcext:value-type="string">
            <text:p>94024</text:p>
          </table:table-cell>
          <table:table-cell table:formula="of:=ABS([.E941]-[.F941])" office:value-type="float" office:value="399" calcext:value-type="float">
            <text:p>399</text:p>
          </table:table-cell>
          <table:table-cell table:number-columns-repeated="2"/>
          <table:table-cell table:formula="of:=COUNTIF([.D$2:.D$1001];[.C941])" office:value-type="float" office:value="0" calcext:value-type="float">
            <text:p>0</text:p>
          </table:table-cell>
          <table:table-cell table:formula="of:=[.C941]*[.J9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571 <text:s text:c="2"/>90132</text:p>
          </table:table-cell>
          <table:table-cell/>
          <table:table-cell table:formula="of:=LEFT([.A942];5)" office:value-type="string" office:string-value="17571" calcext:value-type="string">
            <text:p>17571</text:p>
          </table:table-cell>
          <table:table-cell table:formula="of:=RIGHT([.A942];5)" office:value-type="string" office:string-value="90132" calcext:value-type="string">
            <text:p>90132</text:p>
          </table:table-cell>
          <table:table-cell office:value-type="string" office:string-value="94460" calcext:value-type="string">
            <text:p>94460</text:p>
          </table:table-cell>
          <table:table-cell office:value-type="string" office:string-value="94197" calcext:value-type="string">
            <text:p>94197</text:p>
          </table:table-cell>
          <table:table-cell table:formula="of:=ABS([.E942]-[.F942])" office:value-type="float" office:value="263" calcext:value-type="float">
            <text:p>263</text:p>
          </table:table-cell>
          <table:table-cell table:number-columns-repeated="2"/>
          <table:table-cell table:formula="of:=COUNTIF([.D$2:.D$1001];[.C942])" office:value-type="float" office:value="0" calcext:value-type="float">
            <text:p>0</text:p>
          </table:table-cell>
          <table:table-cell table:formula="of:=[.C942]*[.J9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776 <text:s text:c="2"/>23054</text:p>
          </table:table-cell>
          <table:table-cell/>
          <table:table-cell table:formula="of:=LEFT([.A943];5)" office:value-type="string" office:string-value="10776" calcext:value-type="string">
            <text:p>10776</text:p>
          </table:table-cell>
          <table:table-cell table:formula="of:=RIGHT([.A943];5)" office:value-type="string" office:string-value="23054" calcext:value-type="string">
            <text:p>23054</text:p>
          </table:table-cell>
          <table:table-cell office:value-type="string" office:string-value="94492" calcext:value-type="string">
            <text:p>94492</text:p>
          </table:table-cell>
          <table:table-cell office:value-type="string" office:string-value="94197" calcext:value-type="string">
            <text:p>94197</text:p>
          </table:table-cell>
          <table:table-cell table:formula="of:=ABS([.E943]-[.F943])" office:value-type="float" office:value="295" calcext:value-type="float">
            <text:p>295</text:p>
          </table:table-cell>
          <table:table-cell table:number-columns-repeated="2"/>
          <table:table-cell table:formula="of:=COUNTIF([.D$2:.D$1001];[.C943])" office:value-type="float" office:value="0" calcext:value-type="float">
            <text:p>0</text:p>
          </table:table-cell>
          <table:table-cell table:formula="of:=[.C943]*[.J9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618 <text:s text:c="2"/>19388</text:p>
          </table:table-cell>
          <table:table-cell/>
          <table:table-cell table:formula="of:=LEFT([.A944];5)" office:value-type="string" office:string-value="55618" calcext:value-type="string">
            <text:p>55618</text:p>
          </table:table-cell>
          <table:table-cell table:formula="of:=RIGHT([.A944];5)" office:value-type="string" office:string-value="19388" calcext:value-type="string">
            <text:p>19388</text:p>
          </table:table-cell>
          <table:table-cell office:value-type="string" office:string-value="94558" calcext:value-type="string">
            <text:p>94558</text:p>
          </table:table-cell>
          <table:table-cell office:value-type="string" office:string-value="94197" calcext:value-type="string">
            <text:p>94197</text:p>
          </table:table-cell>
          <table:table-cell table:formula="of:=ABS([.E944]-[.F944])" office:value-type="float" office:value="361" calcext:value-type="float">
            <text:p>361</text:p>
          </table:table-cell>
          <table:table-cell table:number-columns-repeated="2"/>
          <table:table-cell table:formula="of:=COUNTIF([.D$2:.D$1001];[.C944])" office:value-type="float" office:value="0" calcext:value-type="float">
            <text:p>0</text:p>
          </table:table-cell>
          <table:table-cell table:formula="of:=[.C944]*[.J9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004 <text:s text:c="2"/>60854</text:p>
          </table:table-cell>
          <table:table-cell/>
          <table:table-cell table:formula="of:=LEFT([.A945];5)" office:value-type="string" office:string-value="23004" calcext:value-type="string">
            <text:p>23004</text:p>
          </table:table-cell>
          <table:table-cell table:formula="of:=RIGHT([.A945];5)" office:value-type="string" office:string-value="60854" calcext:value-type="string">
            <text:p>60854</text:p>
          </table:table-cell>
          <table:table-cell office:value-type="string" office:string-value="94591" calcext:value-type="string">
            <text:p>94591</text:p>
          </table:table-cell>
          <table:table-cell office:value-type="string" office:string-value="94382" calcext:value-type="string">
            <text:p>94382</text:p>
          </table:table-cell>
          <table:table-cell table:formula="of:=ABS([.E945]-[.F945])" office:value-type="float" office:value="209" calcext:value-type="float">
            <text:p>209</text:p>
          </table:table-cell>
          <table:table-cell table:number-columns-repeated="2"/>
          <table:table-cell table:formula="of:=COUNTIF([.D$2:.D$1001];[.C945])" office:value-type="float" office:value="0" calcext:value-type="float">
            <text:p>0</text:p>
          </table:table-cell>
          <table:table-cell table:formula="of:=[.C945]*[.J9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209 <text:s text:c="2"/>81976</text:p>
          </table:table-cell>
          <table:table-cell/>
          <table:table-cell table:formula="of:=LEFT([.A946];5)" office:value-type="string" office:string-value="35209" calcext:value-type="string">
            <text:p>35209</text:p>
          </table:table-cell>
          <table:table-cell table:formula="of:=RIGHT([.A946];5)" office:value-type="string" office:string-value="81976" calcext:value-type="string">
            <text:p>81976</text:p>
          </table:table-cell>
          <table:table-cell office:value-type="string" office:string-value="94883" calcext:value-type="string">
            <text:p>94883</text:p>
          </table:table-cell>
          <table:table-cell office:value-type="string" office:string-value="94498" calcext:value-type="string">
            <text:p>94498</text:p>
          </table:table-cell>
          <table:table-cell table:formula="of:=ABS([.E946]-[.F946])" office:value-type="float" office:value="385" calcext:value-type="float">
            <text:p>385</text:p>
          </table:table-cell>
          <table:table-cell table:number-columns-repeated="2"/>
          <table:table-cell table:formula="of:=COUNTIF([.D$2:.D$1001];[.C946])" office:value-type="float" office:value="0" calcext:value-type="float">
            <text:p>0</text:p>
          </table:table-cell>
          <table:table-cell table:formula="of:=[.C946]*[.J9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656 <text:s text:c="2"/>48543</text:p>
          </table:table-cell>
          <table:table-cell/>
          <table:table-cell table:formula="of:=LEFT([.A947];5)" office:value-type="string" office:string-value="70656" calcext:value-type="string">
            <text:p>70656</text:p>
          </table:table-cell>
          <table:table-cell table:formula="of:=RIGHT([.A947];5)" office:value-type="string" office:string-value="48543" calcext:value-type="string">
            <text:p>48543</text:p>
          </table:table-cell>
          <table:table-cell office:value-type="string" office:string-value="95013" calcext:value-type="string">
            <text:p>95013</text:p>
          </table:table-cell>
          <table:table-cell office:value-type="string" office:string-value="95060" calcext:value-type="string">
            <text:p>95060</text:p>
          </table:table-cell>
          <table:table-cell table:formula="of:=ABS([.E947]-[.F947])" office:value-type="float" office:value="47" calcext:value-type="float">
            <text:p>47</text:p>
          </table:table-cell>
          <table:table-cell table:number-columns-repeated="2"/>
          <table:table-cell table:formula="of:=COUNTIF([.D$2:.D$1001];[.C947])" office:value-type="float" office:value="0" calcext:value-type="float">
            <text:p>0</text:p>
          </table:table-cell>
          <table:table-cell table:formula="of:=[.C947]*[.J9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799 <text:s text:c="2"/>13575</text:p>
          </table:table-cell>
          <table:table-cell/>
          <table:table-cell table:formula="of:=LEFT([.A948];5)" office:value-type="string" office:string-value="28799" calcext:value-type="string">
            <text:p>28799</text:p>
          </table:table-cell>
          <table:table-cell table:formula="of:=RIGHT([.A948];5)" office:value-type="string" office:string-value="13575" calcext:value-type="string">
            <text:p>13575</text:p>
          </table:table-cell>
          <table:table-cell office:value-type="string" office:string-value="95133" calcext:value-type="string">
            <text:p>95133</text:p>
          </table:table-cell>
          <table:table-cell office:value-type="string" office:string-value="95399" calcext:value-type="string">
            <text:p>95399</text:p>
          </table:table-cell>
          <table:table-cell table:formula="of:=ABS([.E948]-[.F948])" office:value-type="float" office:value="266" calcext:value-type="float">
            <text:p>266</text:p>
          </table:table-cell>
          <table:table-cell table:number-columns-repeated="2"/>
          <table:table-cell table:formula="of:=COUNTIF([.D$2:.D$1001];[.C948])" office:value-type="float" office:value="0" calcext:value-type="float">
            <text:p>0</text:p>
          </table:table-cell>
          <table:table-cell table:formula="of:=[.C948]*[.J9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772 <text:s text:c="2"/>16890</text:p>
          </table:table-cell>
          <table:table-cell/>
          <table:table-cell table:formula="of:=LEFT([.A949];5)" office:value-type="string" office:string-value="62772" calcext:value-type="string">
            <text:p>62772</text:p>
          </table:table-cell>
          <table:table-cell table:formula="of:=RIGHT([.A949];5)" office:value-type="string" office:string-value="16890" calcext:value-type="string">
            <text:p>16890</text:p>
          </table:table-cell>
          <table:table-cell office:value-type="string" office:string-value="95240" calcext:value-type="string">
            <text:p>95240</text:p>
          </table:table-cell>
          <table:table-cell office:value-type="string" office:string-value="95399" calcext:value-type="string">
            <text:p>95399</text:p>
          </table:table-cell>
          <table:table-cell table:formula="of:=ABS([.E949]-[.F949])" office:value-type="float" office:value="159" calcext:value-type="float">
            <text:p>159</text:p>
          </table:table-cell>
          <table:table-cell table:number-columns-repeated="2"/>
          <table:table-cell table:formula="of:=COUNTIF([.D$2:.D$1001];[.C949])" office:value-type="float" office:value="0" calcext:value-type="float">
            <text:p>0</text:p>
          </table:table-cell>
          <table:table-cell table:formula="of:=[.C949]*[.J9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333 <text:s text:c="2"/>35753</text:p>
          </table:table-cell>
          <table:table-cell/>
          <table:table-cell table:formula="of:=LEFT([.A950];5)" office:value-type="string" office:string-value="88333" calcext:value-type="string">
            <text:p>88333</text:p>
          </table:table-cell>
          <table:table-cell table:formula="of:=RIGHT([.A950];5)" office:value-type="string" office:string-value="35753" calcext:value-type="string">
            <text:p>35753</text:p>
          </table:table-cell>
          <table:table-cell office:value-type="string" office:string-value="95374" calcext:value-type="string">
            <text:p>95374</text:p>
          </table:table-cell>
          <table:table-cell office:value-type="string" office:string-value="95399" calcext:value-type="string">
            <text:p>95399</text:p>
          </table:table-cell>
          <table:table-cell table:formula="of:=ABS([.E950]-[.F950])" office:value-type="float" office:value="25" calcext:value-type="float">
            <text:p>25</text:p>
          </table:table-cell>
          <table:table-cell table:number-columns-repeated="2"/>
          <table:table-cell table:formula="of:=COUNTIF([.D$2:.D$1001];[.C950])" office:value-type="float" office:value="0" calcext:value-type="float">
            <text:p>0</text:p>
          </table:table-cell>
          <table:table-cell table:formula="of:=[.C950]*[.J9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9689 <text:s text:c="2"/>12805</text:p>
          </table:table-cell>
          <table:table-cell/>
          <table:table-cell table:formula="of:=LEFT([.A951];5)" office:value-type="string" office:string-value="89689" calcext:value-type="string">
            <text:p>89689</text:p>
          </table:table-cell>
          <table:table-cell table:formula="of:=RIGHT([.A951];5)" office:value-type="string" office:string-value="12805" calcext:value-type="string">
            <text:p>12805</text:p>
          </table:table-cell>
          <table:table-cell office:value-type="string" office:string-value="95384" calcext:value-type="string">
            <text:p>95384</text:p>
          </table:table-cell>
          <table:table-cell office:value-type="string" office:string-value="95399" calcext:value-type="string">
            <text:p>95399</text:p>
          </table:table-cell>
          <table:table-cell table:formula="of:=ABS([.E951]-[.F951])" office:value-type="float" office:value="15" calcext:value-type="float">
            <text:p>15</text:p>
          </table:table-cell>
          <table:table-cell table:number-columns-repeated="2"/>
          <table:table-cell table:formula="of:=COUNTIF([.D$2:.D$1001];[.C951])" office:value-type="float" office:value="0" calcext:value-type="float">
            <text:p>0</text:p>
          </table:table-cell>
          <table:table-cell table:formula="of:=[.C951]*[.J9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145 <text:s text:c="2"/>16768</text:p>
          </table:table-cell>
          <table:table-cell/>
          <table:table-cell table:formula="of:=LEFT([.A952];5)" office:value-type="string" office:string-value="96145" calcext:value-type="string">
            <text:p>96145</text:p>
          </table:table-cell>
          <table:table-cell table:formula="of:=RIGHT([.A952];5)" office:value-type="string" office:string-value="16768" calcext:value-type="string">
            <text:p>16768</text:p>
          </table:table-cell>
          <table:table-cell office:value-type="string" office:string-value="95399" calcext:value-type="string">
            <text:p>95399</text:p>
          </table:table-cell>
          <table:table-cell office:value-type="string" office:string-value="95399" calcext:value-type="string">
            <text:p>95399</text:p>
          </table:table-cell>
          <table:table-cell table:formula="of:=ABS([.E952]-[.F952])" office:value-type="float" office:value="0" calcext:value-type="float">
            <text:p>0</text:p>
          </table:table-cell>
          <table:table-cell table:number-columns-repeated="2"/>
          <table:table-cell table:formula="of:=COUNTIF([.D$2:.D$1001];[.C952])" office:value-type="float" office:value="0" calcext:value-type="float">
            <text:p>0</text:p>
          </table:table-cell>
          <table:table-cell table:formula="of:=[.C952]*[.J9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732 <text:s text:c="2"/>79829</text:p>
          </table:table-cell>
          <table:table-cell/>
          <table:table-cell table:formula="of:=LEFT([.A953];5)" office:value-type="string" office:string-value="44732" calcext:value-type="string">
            <text:p>44732</text:p>
          </table:table-cell>
          <table:table-cell table:formula="of:=RIGHT([.A953];5)" office:value-type="string" office:string-value="79829" calcext:value-type="string">
            <text:p>79829</text:p>
          </table:table-cell>
          <table:table-cell office:value-type="string" office:string-value="95511" calcext:value-type="string">
            <text:p>95511</text:p>
          </table:table-cell>
          <table:table-cell office:value-type="string" office:string-value="95399" calcext:value-type="string">
            <text:p>95399</text:p>
          </table:table-cell>
          <table:table-cell table:formula="of:=ABS([.E953]-[.F953])" office:value-type="float" office:value="112" calcext:value-type="float">
            <text:p>112</text:p>
          </table:table-cell>
          <table:table-cell table:number-columns-repeated="2"/>
          <table:table-cell table:formula="of:=COUNTIF([.D$2:.D$1001];[.C953])" office:value-type="float" office:value="0" calcext:value-type="float">
            <text:p>0</text:p>
          </table:table-cell>
          <table:table-cell table:formula="of:=[.C953]*[.J9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319 <text:s text:c="2"/>70247</text:p>
          </table:table-cell>
          <table:table-cell/>
          <table:table-cell table:formula="of:=LEFT([.A954];5)" office:value-type="string" office:string-value="41319" calcext:value-type="string">
            <text:p>41319</text:p>
          </table:table-cell>
          <table:table-cell table:formula="of:=RIGHT([.A954];5)" office:value-type="string" office:string-value="70247" calcext:value-type="string">
            <text:p>70247</text:p>
          </table:table-cell>
          <table:table-cell office:value-type="string" office:string-value="95535" calcext:value-type="string">
            <text:p>95535</text:p>
          </table:table-cell>
          <table:table-cell office:value-type="string" office:string-value="95399" calcext:value-type="string">
            <text:p>95399</text:p>
          </table:table-cell>
          <table:table-cell table:formula="of:=ABS([.E954]-[.F954])" office:value-type="float" office:value="136" calcext:value-type="float">
            <text:p>136</text:p>
          </table:table-cell>
          <table:table-cell table:number-columns-repeated="2"/>
          <table:table-cell table:formula="of:=COUNTIF([.D$2:.D$1001];[.C954])" office:value-type="float" office:value="0" calcext:value-type="float">
            <text:p>0</text:p>
          </table:table-cell>
          <table:table-cell table:formula="of:=[.C954]*[.J9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299 <text:s text:c="2"/>81450</text:p>
          </table:table-cell>
          <table:table-cell/>
          <table:table-cell table:formula="of:=LEFT([.A955];5)" office:value-type="string" office:string-value="17299" calcext:value-type="string">
            <text:p>17299</text:p>
          </table:table-cell>
          <table:table-cell table:formula="of:=RIGHT([.A955];5)" office:value-type="string" office:string-value="81450" calcext:value-type="string">
            <text:p>81450</text:p>
          </table:table-cell>
          <table:table-cell office:value-type="string" office:string-value="95603" calcext:value-type="string">
            <text:p>95603</text:p>
          </table:table-cell>
          <table:table-cell office:value-type="string" office:string-value="95399" calcext:value-type="string">
            <text:p>95399</text:p>
          </table:table-cell>
          <table:table-cell table:formula="of:=ABS([.E955]-[.F955])" office:value-type="float" office:value="204" calcext:value-type="float">
            <text:p>204</text:p>
          </table:table-cell>
          <table:table-cell table:number-columns-repeated="2"/>
          <table:table-cell table:formula="of:=COUNTIF([.D$2:.D$1001];[.C955])" office:value-type="float" office:value="16" calcext:value-type="float">
            <text:p>16</text:p>
          </table:table-cell>
          <table:table-cell table:formula="of:=[.C955]*[.J955]" office:value-type="float" office:value="276784" calcext:value-type="float">
            <text:p>276784</text:p>
          </table:table-cell>
          <table:table-cell/>
        </table:table-row>
        <table:table-row table:style-name="ro1">
          <table:table-cell office:value-type="string" calcext:value-type="string">
            <text:p>48321 <text:s text:c="2"/>81450</text:p>
          </table:table-cell>
          <table:table-cell/>
          <table:table-cell table:formula="of:=LEFT([.A956];5)" office:value-type="string" office:string-value="48321" calcext:value-type="string">
            <text:p>48321</text:p>
          </table:table-cell>
          <table:table-cell table:formula="of:=RIGHT([.A956];5)" office:value-type="string" office:string-value="81450" calcext:value-type="string">
            <text:p>81450</text:p>
          </table:table-cell>
          <table:table-cell office:value-type="string" office:string-value="95829" calcext:value-type="string">
            <text:p>95829</text:p>
          </table:table-cell>
          <table:table-cell office:value-type="string" office:string-value="95399" calcext:value-type="string">
            <text:p>95399</text:p>
          </table:table-cell>
          <table:table-cell table:formula="of:=ABS([.E956]-[.F956])" office:value-type="float" office:value="430" calcext:value-type="float">
            <text:p>430</text:p>
          </table:table-cell>
          <table:table-cell table:number-columns-repeated="2"/>
          <table:table-cell table:formula="of:=COUNTIF([.D$2:.D$1001];[.C956])" office:value-type="float" office:value="0" calcext:value-type="float">
            <text:p>0</text:p>
          </table:table-cell>
          <table:table-cell table:formula="of:=[.C956]*[.J9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541 <text:s text:c="2"/>32436</text:p>
          </table:table-cell>
          <table:table-cell/>
          <table:table-cell table:formula="of:=LEFT([.A957];5)" office:value-type="string" office:string-value="60541" calcext:value-type="string">
            <text:p>60541</text:p>
          </table:table-cell>
          <table:table-cell table:formula="of:=RIGHT([.A957];5)" office:value-type="string" office:string-value="32436" calcext:value-type="string">
            <text:p>32436</text:p>
          </table:table-cell>
          <table:table-cell office:value-type="string" office:string-value="95935" calcext:value-type="string">
            <text:p>95935</text:p>
          </table:table-cell>
          <table:table-cell office:value-type="string" office:string-value="95399" calcext:value-type="string">
            <text:p>95399</text:p>
          </table:table-cell>
          <table:table-cell table:formula="of:=ABS([.E957]-[.F957])" office:value-type="float" office:value="536" calcext:value-type="float">
            <text:p>536</text:p>
          </table:table-cell>
          <table:table-cell table:number-columns-repeated="2"/>
          <table:table-cell table:formula="of:=COUNTIF([.D$2:.D$1001];[.C957])" office:value-type="float" office:value="0" calcext:value-type="float">
            <text:p>0</text:p>
          </table:table-cell>
          <table:table-cell table:formula="of:=[.C957]*[.J9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8932 <text:s text:c="2"/>47405</text:p>
          </table:table-cell>
          <table:table-cell/>
          <table:table-cell table:formula="of:=LEFT([.A958];5)" office:value-type="string" office:string-value="98932" calcext:value-type="string">
            <text:p>98932</text:p>
          </table:table-cell>
          <table:table-cell table:formula="of:=RIGHT([.A958];5)" office:value-type="string" office:string-value="47405" calcext:value-type="string">
            <text:p>47405</text:p>
          </table:table-cell>
          <table:table-cell office:value-type="string" office:string-value="96145" calcext:value-type="string">
            <text:p>96145</text:p>
          </table:table-cell>
          <table:table-cell office:value-type="string" office:string-value="95399" calcext:value-type="string">
            <text:p>95399</text:p>
          </table:table-cell>
          <table:table-cell table:formula="of:=ABS([.E958]-[.F958])" office:value-type="float" office:value="746" calcext:value-type="float">
            <text:p>746</text:p>
          </table:table-cell>
          <table:table-cell table:number-columns-repeated="2"/>
          <table:table-cell table:formula="of:=COUNTIF([.D$2:.D$1001];[.C958])" office:value-type="float" office:value="0" calcext:value-type="float">
            <text:p>0</text:p>
          </table:table-cell>
          <table:table-cell table:formula="of:=[.C958]*[.J9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849 <text:s text:c="2"/>27716</text:p>
          </table:table-cell>
          <table:table-cell/>
          <table:table-cell table:formula="of:=LEFT([.A959];5)" office:value-type="string" office:string-value="50849" calcext:value-type="string">
            <text:p>50849</text:p>
          </table:table-cell>
          <table:table-cell table:formula="of:=RIGHT([.A959];5)" office:value-type="string" office:string-value="27716" calcext:value-type="string">
            <text:p>27716</text:p>
          </table:table-cell>
          <table:table-cell office:value-type="string" office:string-value="96242" calcext:value-type="string">
            <text:p>96242</text:p>
          </table:table-cell>
          <table:table-cell office:value-type="string" office:string-value="95399" calcext:value-type="string">
            <text:p>95399</text:p>
          </table:table-cell>
          <table:table-cell table:formula="of:=ABS([.E959]-[.F959])" office:value-type="float" office:value="843" calcext:value-type="float">
            <text:p>843</text:p>
          </table:table-cell>
          <table:table-cell table:number-columns-repeated="2"/>
          <table:table-cell table:formula="of:=COUNTIF([.D$2:.D$1001];[.C959])" office:value-type="float" office:value="0" calcext:value-type="float">
            <text:p>0</text:p>
          </table:table-cell>
          <table:table-cell table:formula="of:=[.C959]*[.J9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857 <text:s text:c="2"/>62305</text:p>
          </table:table-cell>
          <table:table-cell/>
          <table:table-cell table:formula="of:=LEFT([.A960];5)" office:value-type="string" office:string-value="81857" calcext:value-type="string">
            <text:p>81857</text:p>
          </table:table-cell>
          <table:table-cell table:formula="of:=RIGHT([.A960];5)" office:value-type="string" office:string-value="62305" calcext:value-type="string">
            <text:p>62305</text:p>
          </table:table-cell>
          <table:table-cell office:value-type="string" office:string-value="96291" calcext:value-type="string">
            <text:p>96291</text:p>
          </table:table-cell>
          <table:table-cell office:value-type="string" office:string-value="95399" calcext:value-type="string">
            <text:p>95399</text:p>
          </table:table-cell>
          <table:table-cell table:formula="of:=ABS([.E960]-[.F960])" office:value-type="float" office:value="892" calcext:value-type="float">
            <text:p>892</text:p>
          </table:table-cell>
          <table:table-cell table:number-columns-repeated="2"/>
          <table:table-cell table:formula="of:=COUNTIF([.D$2:.D$1001];[.C960])" office:value-type="float" office:value="0" calcext:value-type="float">
            <text:p>0</text:p>
          </table:table-cell>
          <table:table-cell table:formula="of:=[.C960]*[.J9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010 <text:s text:c="2"/>89156</text:p>
          </table:table-cell>
          <table:table-cell/>
          <table:table-cell table:formula="of:=LEFT([.A961];5)" office:value-type="string" office:string-value="64010" calcext:value-type="string">
            <text:p>64010</text:p>
          </table:table-cell>
          <table:table-cell table:formula="of:=RIGHT([.A961];5)" office:value-type="string" office:string-value="89156" calcext:value-type="string">
            <text:p>89156</text:p>
          </table:table-cell>
          <table:table-cell office:value-type="string" office:string-value="96430" calcext:value-type="string">
            <text:p>96430</text:p>
          </table:table-cell>
          <table:table-cell office:value-type="string" office:string-value="95695" calcext:value-type="string">
            <text:p>95695</text:p>
          </table:table-cell>
          <table:table-cell table:formula="of:=ABS([.E961]-[.F961])" office:value-type="float" office:value="735" calcext:value-type="float">
            <text:p>735</text:p>
          </table:table-cell>
          <table:table-cell table:number-columns-repeated="2"/>
          <table:table-cell table:formula="of:=COUNTIF([.D$2:.D$1001];[.C961])" office:value-type="float" office:value="0" calcext:value-type="float">
            <text:p>0</text:p>
          </table:table-cell>
          <table:table-cell table:formula="of:=[.C961]*[.J9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841 <text:s text:c="2"/>99387</text:p>
          </table:table-cell>
          <table:table-cell/>
          <table:table-cell table:formula="of:=LEFT([.A962];5)" office:value-type="string" office:string-value="34841" calcext:value-type="string">
            <text:p>34841</text:p>
          </table:table-cell>
          <table:table-cell table:formula="of:=RIGHT([.A962];5)" office:value-type="string" office:string-value="99387" calcext:value-type="string">
            <text:p>99387</text:p>
          </table:table-cell>
          <table:table-cell office:value-type="string" office:string-value="96431" calcext:value-type="string">
            <text:p>96431</text:p>
          </table:table-cell>
          <table:table-cell office:value-type="string" office:string-value="95779" calcext:value-type="string">
            <text:p>95779</text:p>
          </table:table-cell>
          <table:table-cell table:formula="of:=ABS([.E962]-[.F962])" office:value-type="float" office:value="652" calcext:value-type="float">
            <text:p>652</text:p>
          </table:table-cell>
          <table:table-cell table:number-columns-repeated="2"/>
          <table:table-cell table:formula="of:=COUNTIF([.D$2:.D$1001];[.C962])" office:value-type="float" office:value="0" calcext:value-type="float">
            <text:p>0</text:p>
          </table:table-cell>
          <table:table-cell table:formula="of:=[.C962]*[.J9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063 <text:s text:c="2"/>83357</text:p>
          </table:table-cell>
          <table:table-cell/>
          <table:table-cell table:formula="of:=LEFT([.A963];5)" office:value-type="string" office:string-value="27063" calcext:value-type="string">
            <text:p>27063</text:p>
          </table:table-cell>
          <table:table-cell table:formula="of:=RIGHT([.A963];5)" office:value-type="string" office:string-value="83357" calcext:value-type="string">
            <text:p>83357</text:p>
          </table:table-cell>
          <table:table-cell office:value-type="string" office:string-value="96441" calcext:value-type="string">
            <text:p>96441</text:p>
          </table:table-cell>
          <table:table-cell office:value-type="string" office:string-value="95825" calcext:value-type="string">
            <text:p>95825</text:p>
          </table:table-cell>
          <table:table-cell table:formula="of:=ABS([.E963]-[.F963])" office:value-type="float" office:value="616" calcext:value-type="float">
            <text:p>616</text:p>
          </table:table-cell>
          <table:table-cell table:number-columns-repeated="2"/>
          <table:table-cell table:formula="of:=COUNTIF([.D$2:.D$1001];[.C963])" office:value-type="float" office:value="0" calcext:value-type="float">
            <text:p>0</text:p>
          </table:table-cell>
          <table:table-cell table:formula="of:=[.C963]*[.J9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447 <text:s text:c="2"/>64896</text:p>
          </table:table-cell>
          <table:table-cell/>
          <table:table-cell table:formula="of:=LEFT([.A964];5)" office:value-type="string" office:string-value="73447" calcext:value-type="string">
            <text:p>73447</text:p>
          </table:table-cell>
          <table:table-cell table:formula="of:=RIGHT([.A964];5)" office:value-type="string" office:string-value="64896" calcext:value-type="string">
            <text:p>64896</text:p>
          </table:table-cell>
          <table:table-cell office:value-type="string" office:string-value="96488" calcext:value-type="string">
            <text:p>96488</text:p>
          </table:table-cell>
          <table:table-cell office:value-type="string" office:string-value="95847" calcext:value-type="string">
            <text:p>95847</text:p>
          </table:table-cell>
          <table:table-cell table:formula="of:=ABS([.E964]-[.F964])" office:value-type="float" office:value="641" calcext:value-type="float">
            <text:p>641</text:p>
          </table:table-cell>
          <table:table-cell table:number-columns-repeated="2"/>
          <table:table-cell table:formula="of:=COUNTIF([.D$2:.D$1001];[.C964])" office:value-type="float" office:value="0" calcext:value-type="float">
            <text:p>0</text:p>
          </table:table-cell>
          <table:table-cell table:formula="of:=[.C964]*[.J9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334 <text:s text:c="2"/>29681</text:p>
          </table:table-cell>
          <table:table-cell/>
          <table:table-cell table:formula="of:=LEFT([.A965];5)" office:value-type="string" office:string-value="83334" calcext:value-type="string">
            <text:p>83334</text:p>
          </table:table-cell>
          <table:table-cell table:formula="of:=RIGHT([.A965];5)" office:value-type="string" office:string-value="29681" calcext:value-type="string">
            <text:p>29681</text:p>
          </table:table-cell>
          <table:table-cell office:value-type="string" office:string-value="96538" calcext:value-type="string">
            <text:p>96538</text:p>
          </table:table-cell>
          <table:table-cell office:value-type="string" office:string-value="95924" calcext:value-type="string">
            <text:p>95924</text:p>
          </table:table-cell>
          <table:table-cell table:formula="of:=ABS([.E965]-[.F965])" office:value-type="float" office:value="614" calcext:value-type="float">
            <text:p>614</text:p>
          </table:table-cell>
          <table:table-cell table:number-columns-repeated="2"/>
          <table:table-cell table:formula="of:=COUNTIF([.D$2:.D$1001];[.C965])" office:value-type="float" office:value="0" calcext:value-type="float">
            <text:p>0</text:p>
          </table:table-cell>
          <table:table-cell table:formula="of:=[.C965]*[.J9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937 <text:s text:c="2"/>87174</text:p>
          </table:table-cell>
          <table:table-cell/>
          <table:table-cell table:formula="of:=LEFT([.A966];5)" office:value-type="string" office:string-value="44937" calcext:value-type="string">
            <text:p>44937</text:p>
          </table:table-cell>
          <table:table-cell table:formula="of:=RIGHT([.A966];5)" office:value-type="string" office:string-value="87174" calcext:value-type="string">
            <text:p>87174</text:p>
          </table:table-cell>
          <table:table-cell office:value-type="string" office:string-value="96617" calcext:value-type="string">
            <text:p>96617</text:p>
          </table:table-cell>
          <table:table-cell office:value-type="string" office:string-value="96423" calcext:value-type="string">
            <text:p>96423</text:p>
          </table:table-cell>
          <table:table-cell table:formula="of:=ABS([.E966]-[.F966])" office:value-type="float" office:value="194" calcext:value-type="float">
            <text:p>194</text:p>
          </table:table-cell>
          <table:table-cell table:number-columns-repeated="2"/>
          <table:table-cell table:formula="of:=COUNTIF([.D$2:.D$1001];[.C966])" office:value-type="float" office:value="0" calcext:value-type="float">
            <text:p>0</text:p>
          </table:table-cell>
          <table:table-cell table:formula="of:=[.C966]*[.J9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004 <text:s text:c="2"/>13575</text:p>
          </table:table-cell>
          <table:table-cell/>
          <table:table-cell table:formula="of:=LEFT([.A967];5)" office:value-type="string" office:string-value="59004" calcext:value-type="string">
            <text:p>59004</text:p>
          </table:table-cell>
          <table:table-cell table:formula="of:=RIGHT([.A967];5)" office:value-type="string" office:string-value="13575" calcext:value-type="string">
            <text:p>13575</text:p>
          </table:table-cell>
          <table:table-cell office:value-type="string" office:string-value="96656" calcext:value-type="string">
            <text:p>96656</text:p>
          </table:table-cell>
          <table:table-cell office:value-type="string" office:string-value="96436" calcext:value-type="string">
            <text:p>96436</text:p>
          </table:table-cell>
          <table:table-cell table:formula="of:=ABS([.E967]-[.F967])" office:value-type="float" office:value="220" calcext:value-type="float">
            <text:p>220</text:p>
          </table:table-cell>
          <table:table-cell table:number-columns-repeated="2"/>
          <table:table-cell table:formula="of:=COUNTIF([.D$2:.D$1001];[.C967])" office:value-type="float" office:value="0" calcext:value-type="float">
            <text:p>0</text:p>
          </table:table-cell>
          <table:table-cell table:formula="of:=[.C967]*[.J9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881 <text:s text:c="2"/>49843</text:p>
          </table:table-cell>
          <table:table-cell/>
          <table:table-cell table:formula="of:=LEFT([.A968];5)" office:value-type="string" office:string-value="17881" calcext:value-type="string">
            <text:p>17881</text:p>
          </table:table-cell>
          <table:table-cell table:formula="of:=RIGHT([.A968];5)" office:value-type="string" office:string-value="49843" calcext:value-type="string">
            <text:p>49843</text:p>
          </table:table-cell>
          <table:table-cell office:value-type="string" office:string-value="96858" calcext:value-type="string">
            <text:p>96858</text:p>
          </table:table-cell>
          <table:table-cell office:value-type="string" office:string-value="96548" calcext:value-type="string">
            <text:p>96548</text:p>
          </table:table-cell>
          <table:table-cell table:formula="of:=ABS([.E968]-[.F968])" office:value-type="float" office:value="310" calcext:value-type="float">
            <text:p>310</text:p>
          </table:table-cell>
          <table:table-cell table:number-columns-repeated="2"/>
          <table:table-cell table:formula="of:=COUNTIF([.D$2:.D$1001];[.C968])" office:value-type="float" office:value="0" calcext:value-type="float">
            <text:p>0</text:p>
          </table:table-cell>
          <table:table-cell table:formula="of:=[.C968]*[.J9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379 <text:s text:c="2"/>50689</text:p>
          </table:table-cell>
          <table:table-cell/>
          <table:table-cell table:formula="of:=LEFT([.A969];5)" office:value-type="string" office:string-value="71379" calcext:value-type="string">
            <text:p>71379</text:p>
          </table:table-cell>
          <table:table-cell table:formula="of:=RIGHT([.A969];5)" office:value-type="string" office:string-value="50689" calcext:value-type="string">
            <text:p>50689</text:p>
          </table:table-cell>
          <table:table-cell office:value-type="string" office:string-value="96866" calcext:value-type="string">
            <text:p>96866</text:p>
          </table:table-cell>
          <table:table-cell office:value-type="string" office:string-value="97100" calcext:value-type="string">
            <text:p>97100</text:p>
          </table:table-cell>
          <table:table-cell table:formula="of:=ABS([.E969]-[.F969])" office:value-type="float" office:value="234" calcext:value-type="float">
            <text:p>234</text:p>
          </table:table-cell>
          <table:table-cell table:number-columns-repeated="2"/>
          <table:table-cell table:formula="of:=COUNTIF([.D$2:.D$1001];[.C969])" office:value-type="float" office:value="0" calcext:value-type="float">
            <text:p>0</text:p>
          </table:table-cell>
          <table:table-cell table:formula="of:=[.C969]*[.J9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853 <text:s text:c="2"/>47405</text:p>
          </table:table-cell>
          <table:table-cell/>
          <table:table-cell table:formula="of:=LEFT([.A970];5)" office:value-type="string" office:string-value="92853" calcext:value-type="string">
            <text:p>92853</text:p>
          </table:table-cell>
          <table:table-cell table:formula="of:=RIGHT([.A970];5)" office:value-type="string" office:string-value="47405" calcext:value-type="string">
            <text:p>47405</text:p>
          </table:table-cell>
          <table:table-cell office:value-type="string" office:string-value="96914" calcext:value-type="string">
            <text:p>96914</text:p>
          </table:table-cell>
          <table:table-cell office:value-type="string" office:string-value="97215" calcext:value-type="string">
            <text:p>97215</text:p>
          </table:table-cell>
          <table:table-cell table:formula="of:=ABS([.E970]-[.F970])" office:value-type="float" office:value="301" calcext:value-type="float">
            <text:p>301</text:p>
          </table:table-cell>
          <table:table-cell table:number-columns-repeated="2"/>
          <table:table-cell table:formula="of:=COUNTIF([.D$2:.D$1001];[.C970])" office:value-type="float" office:value="0" calcext:value-type="float">
            <text:p>0</text:p>
          </table:table-cell>
          <table:table-cell table:formula="of:=[.C970]*[.J9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440 <text:s text:c="2"/>91359</text:p>
          </table:table-cell>
          <table:table-cell/>
          <table:table-cell table:formula="of:=LEFT([.A971];5)" office:value-type="string" office:string-value="32440" calcext:value-type="string">
            <text:p>32440</text:p>
          </table:table-cell>
          <table:table-cell table:formula="of:=RIGHT([.A971];5)" office:value-type="string" office:string-value="91359" calcext:value-type="string">
            <text:p>91359</text:p>
          </table:table-cell>
          <table:table-cell office:value-type="string" office:string-value="96980" calcext:value-type="string">
            <text:p>96980</text:p>
          </table:table-cell>
          <table:table-cell office:value-type="string" office:string-value="97390" calcext:value-type="string">
            <text:p>97390</text:p>
          </table:table-cell>
          <table:table-cell table:formula="of:=ABS([.E971]-[.F971])" office:value-type="float" office:value="410" calcext:value-type="float">
            <text:p>410</text:p>
          </table:table-cell>
          <table:table-cell table:number-columns-repeated="2"/>
          <table:table-cell table:formula="of:=COUNTIF([.D$2:.D$1001];[.C971])" office:value-type="float" office:value="0" calcext:value-type="float">
            <text:p>0</text:p>
          </table:table-cell>
          <table:table-cell table:formula="of:=[.C971]*[.J9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509 <text:s text:c="2"/>13575</text:p>
          </table:table-cell>
          <table:table-cell/>
          <table:table-cell table:formula="of:=LEFT([.A972];5)" office:value-type="string" office:string-value="88509" calcext:value-type="string">
            <text:p>88509</text:p>
          </table:table-cell>
          <table:table-cell table:formula="of:=RIGHT([.A972];5)" office:value-type="string" office:string-value="13575" calcext:value-type="string">
            <text:p>13575</text:p>
          </table:table-cell>
          <table:table-cell office:value-type="string" office:string-value="97018" calcext:value-type="string">
            <text:p>97018</text:p>
          </table:table-cell>
          <table:table-cell office:value-type="string" office:string-value="97422" calcext:value-type="string">
            <text:p>97422</text:p>
          </table:table-cell>
          <table:table-cell table:formula="of:=ABS([.E972]-[.F972])" office:value-type="float" office:value="404" calcext:value-type="float">
            <text:p>404</text:p>
          </table:table-cell>
          <table:table-cell table:number-columns-repeated="2"/>
          <table:table-cell table:formula="of:=COUNTIF([.D$2:.D$1001];[.C972])" office:value-type="float" office:value="0" calcext:value-type="float">
            <text:p>0</text:p>
          </table:table-cell>
          <table:table-cell table:formula="of:=[.C972]*[.J9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889 <text:s text:c="2"/>42477</text:p>
          </table:table-cell>
          <table:table-cell/>
          <table:table-cell table:formula="of:=LEFT([.A973];5)" office:value-type="string" office:string-value="29889" calcext:value-type="string">
            <text:p>29889</text:p>
          </table:table-cell>
          <table:table-cell table:formula="of:=RIGHT([.A973];5)" office:value-type="string" office:string-value="42477" calcext:value-type="string">
            <text:p>42477</text:p>
          </table:table-cell>
          <table:table-cell office:value-type="string" office:string-value="97028" calcext:value-type="string">
            <text:p>97028</text:p>
          </table:table-cell>
          <table:table-cell office:value-type="string" office:string-value="97422" calcext:value-type="string">
            <text:p>97422</text:p>
          </table:table-cell>
          <table:table-cell table:formula="of:=ABS([.E973]-[.F973])" office:value-type="float" office:value="394" calcext:value-type="float">
            <text:p>394</text:p>
          </table:table-cell>
          <table:table-cell table:number-columns-repeated="2"/>
          <table:table-cell table:formula="of:=COUNTIF([.D$2:.D$1001];[.C973])" office:value-type="float" office:value="0" calcext:value-type="float">
            <text:p>0</text:p>
          </table:table-cell>
          <table:table-cell table:formula="of:=[.C973]*[.J9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016 <text:s text:c="2"/>14916</text:p>
          </table:table-cell>
          <table:table-cell/>
          <table:table-cell table:formula="of:=LEFT([.A974];5)" office:value-type="string" office:string-value="83016" calcext:value-type="string">
            <text:p>83016</text:p>
          </table:table-cell>
          <table:table-cell table:formula="of:=RIGHT([.A974];5)" office:value-type="string" office:string-value="14916" calcext:value-type="string">
            <text:p>14916</text:p>
          </table:table-cell>
          <table:table-cell office:value-type="string" office:string-value="97254" calcext:value-type="string">
            <text:p>97254</text:p>
          </table:table-cell>
          <table:table-cell office:value-type="string" office:string-value="97422" calcext:value-type="string">
            <text:p>97422</text:p>
          </table:table-cell>
          <table:table-cell table:formula="of:=ABS([.E974]-[.F974])" office:value-type="float" office:value="168" calcext:value-type="float">
            <text:p>168</text:p>
          </table:table-cell>
          <table:table-cell table:number-columns-repeated="2"/>
          <table:table-cell table:formula="of:=COUNTIF([.D$2:.D$1001];[.C974])" office:value-type="float" office:value="0" calcext:value-type="float">
            <text:p>0</text:p>
          </table:table-cell>
          <table:table-cell table:formula="of:=[.C974]*[.J9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898 <text:s text:c="2"/>19758</text:p>
          </table:table-cell>
          <table:table-cell/>
          <table:table-cell table:formula="of:=LEFT([.A975];5)" office:value-type="string" office:string-value="34898" calcext:value-type="string">
            <text:p>34898</text:p>
          </table:table-cell>
          <table:table-cell table:formula="of:=RIGHT([.A975];5)" office:value-type="string" office:string-value="19758" calcext:value-type="string">
            <text:p>19758</text:p>
          </table:table-cell>
          <table:table-cell office:value-type="string" office:string-value="97321" calcext:value-type="string">
            <text:p>97321</text:p>
          </table:table-cell>
          <table:table-cell office:value-type="string" office:string-value="97422" calcext:value-type="string">
            <text:p>97422</text:p>
          </table:table-cell>
          <table:table-cell table:formula="of:=ABS([.E975]-[.F975])" office:value-type="float" office:value="101" calcext:value-type="float">
            <text:p>101</text:p>
          </table:table-cell>
          <table:table-cell table:number-columns-repeated="2"/>
          <table:table-cell table:formula="of:=COUNTIF([.D$2:.D$1001];[.C975])" office:value-type="float" office:value="0" calcext:value-type="float">
            <text:p>0</text:p>
          </table:table-cell>
          <table:table-cell table:formula="of:=[.C975]*[.J9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3489 <text:s text:c="2"/>89542</text:p>
          </table:table-cell>
          <table:table-cell/>
          <table:table-cell table:formula="of:=LEFT([.A976];5)" office:value-type="string" office:string-value="43489" calcext:value-type="string">
            <text:p>43489</text:p>
          </table:table-cell>
          <table:table-cell table:formula="of:=RIGHT([.A976];5)" office:value-type="string" office:string-value="89542" calcext:value-type="string">
            <text:p>89542</text:p>
          </table:table-cell>
          <table:table-cell office:value-type="string" office:string-value="97337" calcext:value-type="string">
            <text:p>97337</text:p>
          </table:table-cell>
          <table:table-cell office:value-type="string" office:string-value="97422" calcext:value-type="string">
            <text:p>97422</text:p>
          </table:table-cell>
          <table:table-cell table:formula="of:=ABS([.E976]-[.F976])" office:value-type="float" office:value="85" calcext:value-type="float">
            <text:p>85</text:p>
          </table:table-cell>
          <table:table-cell table:number-columns-repeated="2"/>
          <table:table-cell table:formula="of:=COUNTIF([.D$2:.D$1001];[.C976])" office:value-type="float" office:value="0" calcext:value-type="float">
            <text:p>0</text:p>
          </table:table-cell>
          <table:table-cell table:formula="of:=[.C976]*[.J9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612 <text:s text:c="2"/>13575</text:p>
          </table:table-cell>
          <table:table-cell/>
          <table:table-cell table:formula="of:=LEFT([.A977];5)" office:value-type="string" office:string-value="26612" calcext:value-type="string">
            <text:p>26612</text:p>
          </table:table-cell>
          <table:table-cell table:formula="of:=RIGHT([.A977];5)" office:value-type="string" office:string-value="13575" calcext:value-type="string">
            <text:p>13575</text:p>
          </table:table-cell>
          <table:table-cell office:value-type="string" office:string-value="97422" calcext:value-type="string">
            <text:p>97422</text:p>
          </table:table-cell>
          <table:table-cell office:value-type="string" office:string-value="97422" calcext:value-type="string">
            <text:p>97422</text:p>
          </table:table-cell>
          <table:table-cell table:formula="of:=ABS([.E977]-[.F977])" office:value-type="float" office:value="0" calcext:value-type="float">
            <text:p>0</text:p>
          </table:table-cell>
          <table:table-cell table:number-columns-repeated="2"/>
          <table:table-cell table:formula="of:=COUNTIF([.D$2:.D$1001];[.C977])" office:value-type="float" office:value="0" calcext:value-type="float">
            <text:p>0</text:p>
          </table:table-cell>
          <table:table-cell table:formula="of:=[.C977]*[.J9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8720 <text:s text:c="2"/>93232</text:p>
          </table:table-cell>
          <table:table-cell/>
          <table:table-cell table:formula="of:=LEFT([.A978];5)" office:value-type="string" office:string-value="58720" calcext:value-type="string">
            <text:p>58720</text:p>
          </table:table-cell>
          <table:table-cell table:formula="of:=RIGHT([.A978];5)" office:value-type="string" office:string-value="93232" calcext:value-type="string">
            <text:p>93232</text:p>
          </table:table-cell>
          <table:table-cell office:value-type="string" office:string-value="97483" calcext:value-type="string">
            <text:p>97483</text:p>
          </table:table-cell>
          <table:table-cell office:value-type="string" office:string-value="97422" calcext:value-type="string">
            <text:p>97422</text:p>
          </table:table-cell>
          <table:table-cell table:formula="of:=ABS([.E978]-[.F978])" office:value-type="float" office:value="61" calcext:value-type="float">
            <text:p>61</text:p>
          </table:table-cell>
          <table:table-cell table:number-columns-repeated="2"/>
          <table:table-cell table:formula="of:=COUNTIF([.D$2:.D$1001];[.C978])" office:value-type="float" office:value="0" calcext:value-type="float">
            <text:p>0</text:p>
          </table:table-cell>
          <table:table-cell table:formula="of:=[.C978]*[.J9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399 <text:s text:c="2"/>16768</text:p>
          </table:table-cell>
          <table:table-cell/>
          <table:table-cell table:formula="of:=LEFT([.A979];5)" office:value-type="string" office:string-value="63399" calcext:value-type="string">
            <text:p>63399</text:p>
          </table:table-cell>
          <table:table-cell table:formula="of:=RIGHT([.A979];5)" office:value-type="string" office:string-value="16768" calcext:value-type="string">
            <text:p>16768</text:p>
          </table:table-cell>
          <table:table-cell office:value-type="string" office:string-value="97487" calcext:value-type="string">
            <text:p>97487</text:p>
          </table:table-cell>
          <table:table-cell office:value-type="string" office:string-value="97422" calcext:value-type="string">
            <text:p>97422</text:p>
          </table:table-cell>
          <table:table-cell table:formula="of:=ABS([.E979]-[.F979])" office:value-type="float" office:value="65" calcext:value-type="float">
            <text:p>65</text:p>
          </table:table-cell>
          <table:table-cell table:number-columns-repeated="2"/>
          <table:table-cell table:formula="of:=COUNTIF([.D$2:.D$1001];[.C979])" office:value-type="float" office:value="0" calcext:value-type="float">
            <text:p>0</text:p>
          </table:table-cell>
          <table:table-cell table:formula="of:=[.C979]*[.J9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6867 <text:s text:c="2"/>29681</text:p>
          </table:table-cell>
          <table:table-cell/>
          <table:table-cell table:formula="of:=LEFT([.A980];5)" office:value-type="string" office:string-value="46867" calcext:value-type="string">
            <text:p>46867</text:p>
          </table:table-cell>
          <table:table-cell table:formula="of:=RIGHT([.A980];5)" office:value-type="string" office:string-value="29681" calcext:value-type="string">
            <text:p>29681</text:p>
          </table:table-cell>
          <table:table-cell office:value-type="string" office:string-value="97548" calcext:value-type="string">
            <text:p>97548</text:p>
          </table:table-cell>
          <table:table-cell office:value-type="string" office:string-value="97422" calcext:value-type="string">
            <text:p>97422</text:p>
          </table:table-cell>
          <table:table-cell table:formula="of:=ABS([.E980]-[.F980])" office:value-type="float" office:value="126" calcext:value-type="float">
            <text:p>126</text:p>
          </table:table-cell>
          <table:table-cell table:number-columns-repeated="2"/>
          <table:table-cell table:formula="of:=COUNTIF([.D$2:.D$1001];[.C980])" office:value-type="float" office:value="8" calcext:value-type="float">
            <text:p>8</text:p>
          </table:table-cell>
          <table:table-cell table:formula="of:=[.C980]*[.J980]" office:value-type="float" office:value="374936" calcext:value-type="float">
            <text:p>374936</text:p>
          </table:table-cell>
          <table:table-cell/>
        </table:table-row>
        <table:table-row table:style-name="ro1">
          <table:table-cell office:value-type="string" calcext:value-type="string">
            <text:p>23466 <text:s text:c="2"/>17299</text:p>
          </table:table-cell>
          <table:table-cell/>
          <table:table-cell table:formula="of:=LEFT([.A981];5)" office:value-type="string" office:string-value="23466" calcext:value-type="string">
            <text:p>23466</text:p>
          </table:table-cell>
          <table:table-cell table:formula="of:=RIGHT([.A981];5)" office:value-type="string" office:string-value="17299" calcext:value-type="string">
            <text:p>17299</text:p>
          </table:table-cell>
          <table:table-cell office:value-type="string" office:string-value="97596" calcext:value-type="string">
            <text:p>97596</text:p>
          </table:table-cell>
          <table:table-cell office:value-type="string" office:string-value="97422" calcext:value-type="string">
            <text:p>97422</text:p>
          </table:table-cell>
          <table:table-cell table:formula="of:=ABS([.E981]-[.F981])" office:value-type="float" office:value="174" calcext:value-type="float">
            <text:p>174</text:p>
          </table:table-cell>
          <table:table-cell table:number-columns-repeated="2"/>
          <table:table-cell table:formula="of:=COUNTIF([.D$2:.D$1001];[.C981])" office:value-type="float" office:value="0" calcext:value-type="float">
            <text:p>0</text:p>
          </table:table-cell>
          <table:table-cell table:formula="of:=[.C981]*[.J9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419 <text:s text:c="2"/>70636</text:p>
          </table:table-cell>
          <table:table-cell/>
          <table:table-cell table:formula="of:=LEFT([.A982];5)" office:value-type="string" office:string-value="63419" calcext:value-type="string">
            <text:p>63419</text:p>
          </table:table-cell>
          <table:table-cell table:formula="of:=RIGHT([.A982];5)" office:value-type="string" office:string-value="70636" calcext:value-type="string">
            <text:p>70636</text:p>
          </table:table-cell>
          <table:table-cell office:value-type="string" office:string-value="97663" calcext:value-type="string">
            <text:p>97663</text:p>
          </table:table-cell>
          <table:table-cell office:value-type="string" office:string-value="97422" calcext:value-type="string">
            <text:p>97422</text:p>
          </table:table-cell>
          <table:table-cell table:formula="of:=ABS([.E982]-[.F982])" office:value-type="float" office:value="241" calcext:value-type="float">
            <text:p>241</text:p>
          </table:table-cell>
          <table:table-cell table:number-columns-repeated="2"/>
          <table:table-cell table:formula="of:=COUNTIF([.D$2:.D$1001];[.C982])" office:value-type="float" office:value="0" calcext:value-type="float">
            <text:p>0</text:p>
          </table:table-cell>
          <table:table-cell table:formula="of:=[.C982]*[.J9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408 <text:s text:c="2"/>34371</text:p>
          </table:table-cell>
          <table:table-cell/>
          <table:table-cell table:formula="of:=LEFT([.A983];5)" office:value-type="string" office:string-value="53408" calcext:value-type="string">
            <text:p>53408</text:p>
          </table:table-cell>
          <table:table-cell table:formula="of:=RIGHT([.A983];5)" office:value-type="string" office:string-value="34371" calcext:value-type="string">
            <text:p>34371</text:p>
          </table:table-cell>
          <table:table-cell office:value-type="string" office:string-value="97698" calcext:value-type="string">
            <text:p>97698</text:p>
          </table:table-cell>
          <table:table-cell office:value-type="string" office:string-value="97422" calcext:value-type="string">
            <text:p>97422</text:p>
          </table:table-cell>
          <table:table-cell table:formula="of:=ABS([.E983]-[.F983])" office:value-type="float" office:value="276" calcext:value-type="float">
            <text:p>276</text:p>
          </table:table-cell>
          <table:table-cell table:number-columns-repeated="2"/>
          <table:table-cell table:formula="of:=COUNTIF([.D$2:.D$1001];[.C983])" office:value-type="float" office:value="0" calcext:value-type="float">
            <text:p>0</text:p>
          </table:table-cell>
          <table:table-cell table:formula="of:=[.C983]*[.J9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651 <text:s text:c="2"/>75494</text:p>
          </table:table-cell>
          <table:table-cell/>
          <table:table-cell table:formula="of:=LEFT([.A984];5)" office:value-type="string" office:string-value="66651" calcext:value-type="string">
            <text:p>66651</text:p>
          </table:table-cell>
          <table:table-cell table:formula="of:=RIGHT([.A984];5)" office:value-type="string" office:string-value="75494" calcext:value-type="string">
            <text:p>75494</text:p>
          </table:table-cell>
          <table:table-cell office:value-type="string" office:string-value="97715" calcext:value-type="string">
            <text:p>97715</text:p>
          </table:table-cell>
          <table:table-cell office:value-type="string" office:string-value="97422" calcext:value-type="string">
            <text:p>97422</text:p>
          </table:table-cell>
          <table:table-cell table:formula="of:=ABS([.E984]-[.F984])" office:value-type="float" office:value="293" calcext:value-type="float">
            <text:p>293</text:p>
          </table:table-cell>
          <table:table-cell table:number-columns-repeated="2"/>
          <table:table-cell table:formula="of:=COUNTIF([.D$2:.D$1001];[.C984])" office:value-type="float" office:value="0" calcext:value-type="float">
            <text:p>0</text:p>
          </table:table-cell>
          <table:table-cell table:formula="of:=[.C984]*[.J9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058 <text:s text:c="2"/>18000</text:p>
          </table:table-cell>
          <table:table-cell/>
          <table:table-cell table:formula="of:=LEFT([.A985];5)" office:value-type="string" office:string-value="44058" calcext:value-type="string">
            <text:p>44058</text:p>
          </table:table-cell>
          <table:table-cell table:formula="of:=RIGHT([.A985];5)" office:value-type="string" office:string-value="18000" calcext:value-type="string">
            <text:p>18000</text:p>
          </table:table-cell>
          <table:table-cell office:value-type="string" office:string-value="97864" calcext:value-type="string">
            <text:p>97864</text:p>
          </table:table-cell>
          <table:table-cell office:value-type="string" office:string-value="97422" calcext:value-type="string">
            <text:p>97422</text:p>
          </table:table-cell>
          <table:table-cell table:formula="of:=ABS([.E985]-[.F985])" office:value-type="float" office:value="442" calcext:value-type="float">
            <text:p>442</text:p>
          </table:table-cell>
          <table:table-cell table:number-columns-repeated="2"/>
          <table:table-cell table:formula="of:=COUNTIF([.D$2:.D$1001];[.C985])" office:value-type="float" office:value="0" calcext:value-type="float">
            <text:p>0</text:p>
          </table:table-cell>
          <table:table-cell table:formula="of:=[.C985]*[.J9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953 <text:s text:c="2"/>81450</text:p>
          </table:table-cell>
          <table:table-cell/>
          <table:table-cell table:formula="of:=LEFT([.A986];5)" office:value-type="string" office:string-value="13953" calcext:value-type="string">
            <text:p>13953</text:p>
          </table:table-cell>
          <table:table-cell table:formula="of:=RIGHT([.A986];5)" office:value-type="string" office:string-value="81450" calcext:value-type="string">
            <text:p>81450</text:p>
          </table:table-cell>
          <table:table-cell office:value-type="string" office:string-value="97989" calcext:value-type="string">
            <text:p>97989</text:p>
          </table:table-cell>
          <table:table-cell office:value-type="string" office:string-value="97422" calcext:value-type="string">
            <text:p>97422</text:p>
          </table:table-cell>
          <table:table-cell table:formula="of:=ABS([.E986]-[.F986])" office:value-type="float" office:value="567" calcext:value-type="float">
            <text:p>567</text:p>
          </table:table-cell>
          <table:table-cell table:number-columns-repeated="2"/>
          <table:table-cell table:formula="of:=COUNTIF([.D$2:.D$1001];[.C986])" office:value-type="float" office:value="0" calcext:value-type="float">
            <text:p>0</text:p>
          </table:table-cell>
          <table:table-cell table:formula="of:=[.C986]*[.J9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061 <text:s text:c="2"/>13284</text:p>
          </table:table-cell>
          <table:table-cell/>
          <table:table-cell table:formula="of:=LEFT([.A987];5)" office:value-type="string" office:string-value="69061" calcext:value-type="string">
            <text:p>69061</text:p>
          </table:table-cell>
          <table:table-cell table:formula="of:=RIGHT([.A987];5)" office:value-type="string" office:string-value="13284" calcext:value-type="string">
            <text:p>13284</text:p>
          </table:table-cell>
          <table:table-cell office:value-type="string" office:string-value="98341" calcext:value-type="string">
            <text:p>98341</text:p>
          </table:table-cell>
          <table:table-cell office:value-type="string" office:string-value="97674" calcext:value-type="string">
            <text:p>97674</text:p>
          </table:table-cell>
          <table:table-cell table:formula="of:=ABS([.E987]-[.F987])" office:value-type="float" office:value="667" calcext:value-type="float">
            <text:p>667</text:p>
          </table:table-cell>
          <table:table-cell table:number-columns-repeated="2"/>
          <table:table-cell table:formula="of:=COUNTIF([.D$2:.D$1001];[.C987])" office:value-type="float" office:value="0" calcext:value-type="float">
            <text:p>0</text:p>
          </table:table-cell>
          <table:table-cell table:formula="of:=[.C987]*[.J9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2526 <text:s text:c="2"/>15134</text:p>
          </table:table-cell>
          <table:table-cell/>
          <table:table-cell table:formula="of:=LEFT([.A988];5)" office:value-type="string" office:string-value="92526" calcext:value-type="string">
            <text:p>92526</text:p>
          </table:table-cell>
          <table:table-cell table:formula="of:=RIGHT([.A988];5)" office:value-type="string" office:string-value="15134" calcext:value-type="string">
            <text:p>15134</text:p>
          </table:table-cell>
          <table:table-cell office:value-type="string" office:string-value="98471" calcext:value-type="string">
            <text:p>98471</text:p>
          </table:table-cell>
          <table:table-cell office:value-type="string" office:string-value="98108" calcext:value-type="string">
            <text:p>98108</text:p>
          </table:table-cell>
          <table:table-cell table:formula="of:=ABS([.E988]-[.F988])" office:value-type="float" office:value="363" calcext:value-type="float">
            <text:p>363</text:p>
          </table:table-cell>
          <table:table-cell table:number-columns-repeated="2"/>
          <table:table-cell table:formula="of:=COUNTIF([.D$2:.D$1001];[.C988])" office:value-type="float" office:value="0" calcext:value-type="float">
            <text:p>0</text:p>
          </table:table-cell>
          <table:table-cell table:formula="of:=[.C988]*[.J9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474 <text:s text:c="2"/>97422</text:p>
          </table:table-cell>
          <table:table-cell/>
          <table:table-cell table:formula="of:=LEFT([.A989];5)" office:value-type="string" office:string-value="69474" calcext:value-type="string">
            <text:p>69474</text:p>
          </table:table-cell>
          <table:table-cell table:formula="of:=RIGHT([.A989];5)" office:value-type="string" office:string-value="97422" calcext:value-type="string">
            <text:p>97422</text:p>
          </table:table-cell>
          <table:table-cell office:value-type="string" office:string-value="98477" calcext:value-type="string">
            <text:p>98477</text:p>
          </table:table-cell>
          <table:table-cell office:value-type="string" office:string-value="98207" calcext:value-type="string">
            <text:p>98207</text:p>
          </table:table-cell>
          <table:table-cell table:formula="of:=ABS([.E989]-[.F989])" office:value-type="float" office:value="270" calcext:value-type="float">
            <text:p>270</text:p>
          </table:table-cell>
          <table:table-cell table:number-columns-repeated="2"/>
          <table:table-cell table:formula="of:=COUNTIF([.D$2:.D$1001];[.C989])" office:value-type="float" office:value="0" calcext:value-type="float">
            <text:p>0</text:p>
          </table:table-cell>
          <table:table-cell table:formula="of:=[.C989]*[.J9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975 <text:s text:c="2"/>26225</text:p>
          </table:table-cell>
          <table:table-cell/>
          <table:table-cell table:formula="of:=LEFT([.A990];5)" office:value-type="string" office:string-value="56975" calcext:value-type="string">
            <text:p>56975</text:p>
          </table:table-cell>
          <table:table-cell table:formula="of:=RIGHT([.A990];5)" office:value-type="string" office:string-value="26225" calcext:value-type="string">
            <text:p>26225</text:p>
          </table:table-cell>
          <table:table-cell office:value-type="string" office:string-value="98617" calcext:value-type="string">
            <text:p>98617</text:p>
          </table:table-cell>
          <table:table-cell office:value-type="string" office:string-value="98661" calcext:value-type="string">
            <text:p>98661</text:p>
          </table:table-cell>
          <table:table-cell table:formula="of:=ABS([.E990]-[.F990])" office:value-type="float" office:value="44" calcext:value-type="float">
            <text:p>44</text:p>
          </table:table-cell>
          <table:table-cell table:number-columns-repeated="2"/>
          <table:table-cell table:formula="of:=COUNTIF([.D$2:.D$1001];[.C990])" office:value-type="float" office:value="0" calcext:value-type="float">
            <text:p>0</text:p>
          </table:table-cell>
          <table:table-cell table:formula="of:=[.C990]*[.J9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591 <text:s text:c="2"/>26288</text:p>
          </table:table-cell>
          <table:table-cell/>
          <table:table-cell table:formula="of:=LEFT([.A991];5)" office:value-type="string" office:string-value="94591" calcext:value-type="string">
            <text:p>94591</text:p>
          </table:table-cell>
          <table:table-cell table:formula="of:=RIGHT([.A991];5)" office:value-type="string" office:string-value="26288" calcext:value-type="string">
            <text:p>26288</text:p>
          </table:table-cell>
          <table:table-cell office:value-type="string" office:string-value="98633" calcext:value-type="string">
            <text:p>98633</text:p>
          </table:table-cell>
          <table:table-cell office:value-type="string" office:string-value="98676" calcext:value-type="string">
            <text:p>98676</text:p>
          </table:table-cell>
          <table:table-cell table:formula="of:=ABS([.E991]-[.F991])" office:value-type="float" office:value="43" calcext:value-type="float">
            <text:p>43</text:p>
          </table:table-cell>
          <table:table-cell table:number-columns-repeated="2"/>
          <table:table-cell table:formula="of:=COUNTIF([.D$2:.D$1001];[.C991])" office:value-type="float" office:value="0" calcext:value-type="float">
            <text:p>0</text:p>
          </table:table-cell>
          <table:table-cell table:formula="of:=[.C991]*[.J9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41 <text:s text:c="2"/>33683</text:p>
          </table:table-cell>
          <table:table-cell/>
          <table:table-cell table:formula="of:=LEFT([.A992];5)" office:value-type="string" office:string-value="20141" calcext:value-type="string">
            <text:p>20141</text:p>
          </table:table-cell>
          <table:table-cell table:formula="of:=RIGHT([.A992];5)" office:value-type="string" office:string-value="33683" calcext:value-type="string">
            <text:p>33683</text:p>
          </table:table-cell>
          <table:table-cell office:value-type="string" office:string-value="98778" calcext:value-type="string">
            <text:p>98778</text:p>
          </table:table-cell>
          <table:table-cell office:value-type="string" office:string-value="98815" calcext:value-type="string">
            <text:p>98815</text:p>
          </table:table-cell>
          <table:table-cell table:formula="of:=ABS([.E992]-[.F992])" office:value-type="float" office:value="37" calcext:value-type="float">
            <text:p>37</text:p>
          </table:table-cell>
          <table:table-cell table:number-columns-repeated="2"/>
          <table:table-cell table:formula="of:=COUNTIF([.D$2:.D$1001];[.C992])" office:value-type="float" office:value="0" calcext:value-type="float">
            <text:p>0</text:p>
          </table:table-cell>
          <table:table-cell table:formula="of:=[.C992]*[.J9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695 <text:s text:c="2"/>17299</text:p>
          </table:table-cell>
          <table:table-cell/>
          <table:table-cell table:formula="of:=LEFT([.A993];5)" office:value-type="string" office:string-value="84695" calcext:value-type="string">
            <text:p>84695</text:p>
          </table:table-cell>
          <table:table-cell table:formula="of:=RIGHT([.A993];5)" office:value-type="string" office:string-value="17299" calcext:value-type="string">
            <text:p>17299</text:p>
          </table:table-cell>
          <table:table-cell office:value-type="string" office:string-value="98932" calcext:value-type="string">
            <text:p>98932</text:p>
          </table:table-cell>
          <table:table-cell office:value-type="string" office:string-value="98849" calcext:value-type="string">
            <text:p>98849</text:p>
          </table:table-cell>
          <table:table-cell table:formula="of:=ABS([.E993]-[.F993])" office:value-type="float" office:value="83" calcext:value-type="float">
            <text:p>83</text:p>
          </table:table-cell>
          <table:table-cell table:number-columns-repeated="2"/>
          <table:table-cell table:formula="of:=COUNTIF([.D$2:.D$1001];[.C993])" office:value-type="float" office:value="0" calcext:value-type="float">
            <text:p>0</text:p>
          </table:table-cell>
          <table:table-cell table:formula="of:=[.C993]*[.J9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687 <text:s text:c="2"/>79829</text:p>
          </table:table-cell>
          <table:table-cell/>
          <table:table-cell table:formula="of:=LEFT([.A994];5)" office:value-type="string" office:string-value="14687" calcext:value-type="string">
            <text:p>14687</text:p>
          </table:table-cell>
          <table:table-cell table:formula="of:=RIGHT([.A994];5)" office:value-type="string" office:string-value="79829" calcext:value-type="string">
            <text:p>79829</text:p>
          </table:table-cell>
          <table:table-cell office:value-type="string" office:string-value="99467" calcext:value-type="string">
            <text:p>99467</text:p>
          </table:table-cell>
          <table:table-cell office:value-type="string" office:string-value="98966" calcext:value-type="string">
            <text:p>98966</text:p>
          </table:table-cell>
          <table:table-cell table:formula="of:=ABS([.E994]-[.F994])" office:value-type="float" office:value="501" calcext:value-type="float">
            <text:p>501</text:p>
          </table:table-cell>
          <table:table-cell table:number-columns-repeated="2"/>
          <table:table-cell table:formula="of:=COUNTIF([.D$2:.D$1001];[.C994])" office:value-type="float" office:value="0" calcext:value-type="float">
            <text:p>0</text:p>
          </table:table-cell>
          <table:table-cell table:formula="of:=[.C994]*[.J9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338 <text:s text:c="2"/>64836</text:p>
          </table:table-cell>
          <table:table-cell/>
          <table:table-cell table:formula="of:=LEFT([.A995];5)" office:value-type="string" office:string-value="34338" calcext:value-type="string">
            <text:p>34338</text:p>
          </table:table-cell>
          <table:table-cell table:formula="of:=RIGHT([.A995];5)" office:value-type="string" office:string-value="64836" calcext:value-type="string">
            <text:p>64836</text:p>
          </table:table-cell>
          <table:table-cell office:value-type="string" office:string-value="99546" calcext:value-type="string">
            <text:p>99546</text:p>
          </table:table-cell>
          <table:table-cell office:value-type="string" office:string-value="99041" calcext:value-type="string">
            <text:p>99041</text:p>
          </table:table-cell>
          <table:table-cell table:formula="of:=ABS([.E995]-[.F995])" office:value-type="float" office:value="505" calcext:value-type="float">
            <text:p>505</text:p>
          </table:table-cell>
          <table:table-cell table:number-columns-repeated="2"/>
          <table:table-cell table:formula="of:=COUNTIF([.D$2:.D$1001];[.C995])" office:value-type="float" office:value="0" calcext:value-type="float">
            <text:p>0</text:p>
          </table:table-cell>
          <table:table-cell table:formula="of:=[.C995]*[.J9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755 <text:s text:c="2"/>89542</text:p>
          </table:table-cell>
          <table:table-cell/>
          <table:table-cell table:formula="of:=LEFT([.A996];5)" office:value-type="string" office:string-value="26755" calcext:value-type="string">
            <text:p>26755</text:p>
          </table:table-cell>
          <table:table-cell table:formula="of:=RIGHT([.A996];5)" office:value-type="string" office:string-value="89542" calcext:value-type="string">
            <text:p>89542</text:p>
          </table:table-cell>
          <table:table-cell office:value-type="string" office:string-value="99549" calcext:value-type="string">
            <text:p>99549</text:p>
          </table:table-cell>
          <table:table-cell office:value-type="string" office:string-value="99341" calcext:value-type="string">
            <text:p>99341</text:p>
          </table:table-cell>
          <table:table-cell table:formula="of:=ABS([.E996]-[.F996])" office:value-type="float" office:value="208" calcext:value-type="float">
            <text:p>208</text:p>
          </table:table-cell>
          <table:table-cell table:number-columns-repeated="2"/>
          <table:table-cell table:formula="of:=COUNTIF([.D$2:.D$1001];[.C996])" office:value-type="float" office:value="0" calcext:value-type="float">
            <text:p>0</text:p>
          </table:table-cell>
          <table:table-cell table:formula="of:=[.C996]*[.J9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290 <text:s text:c="2"/>21632</text:p>
          </table:table-cell>
          <table:table-cell/>
          <table:table-cell table:formula="of:=LEFT([.A997];5)" office:value-type="string" office:string-value="11290" calcext:value-type="string">
            <text:p>11290</text:p>
          </table:table-cell>
          <table:table-cell table:formula="of:=RIGHT([.A997];5)" office:value-type="string" office:string-value="21632" calcext:value-type="string">
            <text:p>21632</text:p>
          </table:table-cell>
          <table:table-cell office:value-type="string" office:string-value="99655" calcext:value-type="string">
            <text:p>99655</text:p>
          </table:table-cell>
          <table:table-cell office:value-type="string" office:string-value="99387" calcext:value-type="string">
            <text:p>99387</text:p>
          </table:table-cell>
          <table:table-cell table:formula="of:=ABS([.E997]-[.F997])" office:value-type="float" office:value="268" calcext:value-type="float">
            <text:p>268</text:p>
          </table:table-cell>
          <table:table-cell table:number-columns-repeated="2"/>
          <table:table-cell table:formula="of:=COUNTIF([.D$2:.D$1001];[.C997])" office:value-type="float" office:value="0" calcext:value-type="float">
            <text:p>0</text:p>
          </table:table-cell>
          <table:table-cell table:formula="of:=[.C997]*[.J9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499 <text:s text:c="2"/>83141</text:p>
          </table:table-cell>
          <table:table-cell/>
          <table:table-cell table:formula="of:=LEFT([.A998];5)" office:value-type="string" office:string-value="30499" calcext:value-type="string">
            <text:p>30499</text:p>
          </table:table-cell>
          <table:table-cell table:formula="of:=RIGHT([.A998];5)" office:value-type="string" office:string-value="83141" calcext:value-type="string">
            <text:p>83141</text:p>
          </table:table-cell>
          <table:table-cell office:value-type="string" office:string-value="99669" calcext:value-type="string">
            <text:p>99669</text:p>
          </table:table-cell>
          <table:table-cell office:value-type="string" office:string-value="99520" calcext:value-type="string">
            <text:p>99520</text:p>
          </table:table-cell>
          <table:table-cell table:formula="of:=ABS([.E998]-[.F998])" office:value-type="float" office:value="149" calcext:value-type="float">
            <text:p>149</text:p>
          </table:table-cell>
          <table:table-cell table:number-columns-repeated="2"/>
          <table:table-cell table:formula="of:=COUNTIF([.D$2:.D$1001];[.C998])" office:value-type="float" office:value="0" calcext:value-type="float">
            <text:p>0</text:p>
          </table:table-cell>
          <table:table-cell table:formula="of:=[.C998]*[.J9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953 <text:s text:c="2"/>16639</text:p>
          </table:table-cell>
          <table:table-cell/>
          <table:table-cell table:formula="of:=LEFT([.A999];5)" office:value-type="string" office:string-value="52953" calcext:value-type="string">
            <text:p>52953</text:p>
          </table:table-cell>
          <table:table-cell table:formula="of:=RIGHT([.A999];5)" office:value-type="string" office:string-value="16639" calcext:value-type="string">
            <text:p>16639</text:p>
          </table:table-cell>
          <table:table-cell office:value-type="string" office:string-value="99714" calcext:value-type="string">
            <text:p>99714</text:p>
          </table:table-cell>
          <table:table-cell office:value-type="string" office:string-value="99758" calcext:value-type="string">
            <text:p>99758</text:p>
          </table:table-cell>
          <table:table-cell table:formula="of:=ABS([.E999]-[.F999])" office:value-type="float" office:value="44" calcext:value-type="float">
            <text:p>44</text:p>
          </table:table-cell>
          <table:table-cell table:number-columns-repeated="2"/>
          <table:table-cell table:formula="of:=COUNTIF([.D$2:.D$1001];[.C999])" office:value-type="float" office:value="0" calcext:value-type="float">
            <text:p>0</text:p>
          </table:table-cell>
          <table:table-cell table:formula="of:=[.C999]*[.J9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106 <text:s text:c="2"/>31125</text:p>
          </table:table-cell>
          <table:table-cell/>
          <table:table-cell table:formula="of:=LEFT([.A1000];5)" office:value-type="string" office:string-value="78106" calcext:value-type="string">
            <text:p>78106</text:p>
          </table:table-cell>
          <table:table-cell table:formula="of:=RIGHT([.A1000];5)" office:value-type="string" office:string-value="31125" calcext:value-type="string">
            <text:p>31125</text:p>
          </table:table-cell>
          <table:table-cell office:value-type="string" office:string-value="99723" calcext:value-type="string">
            <text:p>99723</text:p>
          </table:table-cell>
          <table:table-cell office:value-type="string" office:string-value="99772" calcext:value-type="string">
            <text:p>99772</text:p>
          </table:table-cell>
          <table:table-cell table:formula="of:=ABS([.E1000]-[.F1000])" office:value-type="float" office:value="49" calcext:value-type="float">
            <text:p>49</text:p>
          </table:table-cell>
          <table:table-cell table:number-columns-repeated="2"/>
          <table:table-cell table:formula="of:=COUNTIF([.D$2:.D$1001];[.C1000])" office:value-type="float" office:value="0" calcext:value-type="float">
            <text:p>0</text:p>
          </table:table-cell>
          <table:table-cell table:formula="of:=[.C1000]*[.J10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897 <text:s text:c="2"/>79242</text:p>
          </table:table-cell>
          <table:table-cell/>
          <table:table-cell table:formula="of:=LEFT([.A1001];5)" office:value-type="string" office:string-value="44897" calcext:value-type="string">
            <text:p>44897</text:p>
          </table:table-cell>
          <table:table-cell table:formula="of:=RIGHT([.A1001];5)" office:value-type="string" office:string-value="79242" calcext:value-type="string">
            <text:p>79242</text:p>
          </table:table-cell>
          <table:table-cell office:value-type="string" office:string-value="99988" calcext:value-type="string">
            <text:p>99988</text:p>
          </table:table-cell>
          <table:table-cell table:style-name="ce2" office:value-type="string" office:string-value="99896" calcext:value-type="string">
            <text:p>99896</text:p>
          </table:table-cell>
          <table:table-cell table:formula="of:=ABS([.E1001]-[.F1001])" office:value-type="float" office:value="92" calcext:value-type="float">
            <text:p>92</text:p>
          </table:table-cell>
          <table:table-cell table:number-columns-repeated="2"/>
          <table:table-cell table:formula="of:=COUNTIF([.D$2:.D$1001];[.C1001])" office:value-type="float" office:value="0" calcext:value-type="float">
            <text:p>0</text:p>
          </table:table-cell>
          <table:table-cell table:formula="of:=[.C1001]*[.J1001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4:01:42.510000000</meta:creation-date>
    <dc:date>2024-12-10T14:44:29.480000000</dc:date>
    <meta:editing-duration>PT19M13S</meta:editing-duration>
    <meta:editing-cycles>3</meta:editing-cycles>
    <meta:generator>LibreOffice/24.8.2.1$Windows_x86 LibreOffice_project/0f794b6e29741098670a3b95d60478a65d05ef13</meta:generator>
    <meta:document-statistic meta:table-count="1" meta:cell-count="8012" meta:object-count="0"/>
  </office:meta>
</office:document-meta>
</file>